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10.55mm"/>
    </style:style>
    <style:style style:name="co4" style:family="table-column">
      <style:table-column-properties fo:break-before="auto" style:column-width="11.5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7.23mm"/>
    </style:style>
    <style:style style:name="co7" style:family="table-column">
      <style:table-column-properties fo:break-before="auto" style:column-width="7.46mm"/>
    </style:style>
    <style:style style:name="co8" style:family="table-column">
      <style:table-column-properties fo:break-before="auto" style:column-width="6.63mm"/>
    </style:style>
    <style:style style:name="co9" style:family="table-column">
      <style:table-column-properties fo:break-before="auto" style:column-width="7.18mm"/>
    </style:style>
    <style:style style:name="co10" style:family="table-column">
      <style:table-column-properties fo:break-before="auto" style:column-width="6.14mm"/>
    </style:style>
    <style:style style:name="co11" style:family="table-column">
      <style:table-column-properties fo:break-before="auto" style:column-width="6.9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6.69mm"/>
    </style:style>
    <style:style style:name="co15" style:family="table-column">
      <style:table-column-properties fo:break-before="auto" style:column-width="5.8mm"/>
    </style:style>
    <style:style style:name="co16" style:family="table-column">
      <style:table-column-properties fo:break-before="auto" style:column-width="24.99mm"/>
    </style:style>
    <style:style style:name="co17" style:family="table-column">
      <style:table-column-properties fo:break-before="auto" style:column-width="8.06mm"/>
    </style:style>
    <style:style style:name="co18" style:family="table-column">
      <style:table-column-properties fo:break-before="auto" style:column-width="29.07mm"/>
    </style:style>
    <style:style style:name="co19" style:family="table-column">
      <style:table-column-properties fo:break-before="auto" style:column-width="26.53mm"/>
    </style:style>
    <style:style style:name="co20" style:family="table-column">
      <style:table-column-properties fo:break-before="auto" style:column-width="47.22mm"/>
    </style:style>
    <style:style style:name="co21" style:family="table-column">
      <style:table-column-properties fo:break-before="auto" style:column-width="19.09mm"/>
    </style:style>
    <style:style style:name="co22" style:family="table-column">
      <style:table-column-properties fo:break-before="auto" style:column-width="18.52mm"/>
    </style:style>
    <style:style style:name="co23" style:family="table-column">
      <style:table-column-properties fo:break-before="auto" style:column-width="43.73mm"/>
    </style:style>
    <style:style style:name="co24" style:family="table-column">
      <style:table-column-properties fo:break-before="auto" style:column-width="24.62mm"/>
    </style:style>
    <style:style style:name="co25" style:family="table-column">
      <style:table-column-properties fo:break-before="auto" style:column-width="15.82mm"/>
    </style:style>
    <style:style style:name="co26" style:family="table-column">
      <style:table-column-properties fo:break-before="auto" style:column-width="16.58mm"/>
    </style:style>
    <style:style style:name="co27" style:family="table-column">
      <style:table-column-properties fo:break-before="auto" style:column-width="17.07mm"/>
    </style:style>
    <style:style style:name="co28" style:family="table-column">
      <style:table-column-properties fo:break-before="auto" style:column-width="17.59mm"/>
    </style:style>
    <style:style style:name="co29" style:family="table-column">
      <style:table-column-properties fo:break-before="auto" style:column-width="15.58mm"/>
    </style:style>
    <style:style style:name="co30" style:family="table-column">
      <style:table-column-properties fo:break-before="auto" style:column-width="13.56mm"/>
    </style:style>
    <style:style style:name="co31" style:family="table-column">
      <style:table-column-properties fo:break-before="auto" style:column-width="14.32mm"/>
    </style:style>
    <style:style style:name="co32" style:family="table-column">
      <style:table-column-properties fo:break-before="auto" style:column-width="14.82mm"/>
    </style:style>
    <style:style style:name="co33" style:family="table-column">
      <style:table-column-properties fo:break-before="auto" style:column-width="13.05mm"/>
    </style:style>
    <style:style style:name="co34" style:family="table-column">
      <style:table-column-properties fo:break-before="auto" style:column-width="10.8mm"/>
    </style:style>
    <style:style style:name="co35" style:family="table-column">
      <style:table-column-properties fo:break-before="auto" style:column-width="12.31mm"/>
    </style:style>
    <style:style style:name="co36" style:family="table-column">
      <style:table-column-properties fo:break-before="auto" style:column-width="14.57mm"/>
    </style:style>
    <style:style style:name="co37" style:family="table-column">
      <style:table-column-properties fo:break-before="auto" style:column-width="12.81mm"/>
    </style:style>
    <style:style style:name="co38" style:family="table-column">
      <style:table-column-properties fo:break-before="auto" style:column-width="9.79mm"/>
    </style:style>
    <style:style style:name="co39" style:family="table-column">
      <style:table-column-properties fo:break-before="auto" style:column-width="11.04mm"/>
    </style:style>
    <style:style style:name="co40" style:family="table-column">
      <style:table-column-properties fo:break-before="auto" style:column-width="29.02mm"/>
    </style:style>
    <style:style style:name="co41" style:family="table-column">
      <style:table-column-properties fo:break-before="auto" style:column-width="6.07mm"/>
    </style:style>
    <style:style style:name="co42" style:family="table-column">
      <style:table-column-properties fo:break-before="auto" style:column-width="16.03mm"/>
    </style:style>
    <style:style style:name="co43" style:family="table-column">
      <style:table-column-properties fo:break-before="auto" style:column-width="19.35mm"/>
    </style:style>
    <style:style style:name="co44" style:family="table-column">
      <style:table-column-properties fo:break-before="auto" style:column-width="131.04mm"/>
    </style:style>
    <style:style style:name="co45" style:family="table-column">
      <style:table-column-properties fo:break-before="auto" style:column-width="15.47mm"/>
    </style:style>
    <style:style style:name="co46" style:family="table-column">
      <style:table-column-properties fo:break-before="auto" style:column-width="130.76mm"/>
    </style:style>
    <style:style style:name="co47" style:family="table-column">
      <style:table-column-properties fo:break-before="auto" style:column-width="15.2mm"/>
    </style:style>
    <style:style style:name="co48" style:family="table-column">
      <style:table-column-properties fo:break-before="auto" style:column-width="16.3mm"/>
    </style:style>
    <style:style style:name="co49" style:family="table-column">
      <style:table-column-properties fo:break-before="auto" style:column-width="15.75mm"/>
    </style:style>
    <style:style style:name="co50" style:family="table-column">
      <style:table-column-properties fo:break-before="auto" style:column-width="14.38mm"/>
    </style:style>
    <style:style style:name="co51" style:family="table-column">
      <style:table-column-properties fo:break-before="auto" style:column-width="17.41mm"/>
    </style:style>
    <style:style style:name="co52" style:family="table-column">
      <style:table-column-properties fo:break-before="auto" style:column-width="16.86mm"/>
    </style:style>
    <style:style style:name="co53" style:family="table-column">
      <style:table-column-properties fo:break-before="auto" style:column-width="18.24mm"/>
    </style:style>
    <style:style style:name="co54" style:family="table-column">
      <style:table-column-properties fo:break-before="auto" style:column-width="8.34mm"/>
    </style:style>
    <style:style style:name="co55" style:family="table-column">
      <style:table-column-properties fo:break-before="auto" style:column-width="6.97mm"/>
    </style:style>
    <style:style style:name="co56" style:family="table-column">
      <style:table-column-properties fo:break-before="auto" style:column-width="7.51mm"/>
    </style:style>
    <style:style style:name="co57" style:family="table-column">
      <style:table-column-properties fo:break-before="auto" style:column-width="7.8mm"/>
    </style:style>
    <style:style style:name="co58" style:family="table-column">
      <style:table-column-properties fo:break-before="auto" style:column-width="4.74mm"/>
    </style:style>
    <style:style style:name="co59" style:family="table-column">
      <style:table-column-properties fo:break-before="auto" style:column-width="15.8mm"/>
    </style:style>
    <style:style style:name="co60" style:family="table-column">
      <style:table-column-properties fo:break-before="auto" style:column-width="8.89mm"/>
    </style:style>
    <style:style style:name="co61" style:family="table-column">
      <style:table-column-properties fo:break-before="auto" style:column-width="13.26mm"/>
    </style:style>
    <style:style style:name="co62" style:family="table-column">
      <style:table-column-properties fo:break-before="auto" style:column-width="44.98mm"/>
    </style:style>
    <style:style style:name="co63" style:family="table-column">
      <style:table-column-properties fo:break-before="auto" style:column-width="11.54mm"/>
    </style:style>
    <style:style style:name="co64" style:family="table-column">
      <style:table-column-properties fo:break-before="auto" style:column-width="13.32mm"/>
    </style:style>
    <style:style style:name="co65" style:family="table-column">
      <style:table-column-properties fo:break-before="auto" style:column-width="5.27mm"/>
    </style:style>
    <style:style style:name="co66" style:family="table-column">
      <style:table-column-properties fo:break-before="auto" style:column-width="44.71mm"/>
    </style:style>
    <style:style style:name="co67" style:family="table-column">
      <style:table-column-properties fo:break-before="auto" style:column-width="14.04mm"/>
    </style:style>
    <style:style style:name="co68" style:family="table-column">
      <style:table-column-properties fo:break-before="auto" style:column-width="11.55mm"/>
    </style:style>
    <style:style style:name="co69" style:family="table-column">
      <style:table-column-properties fo:break-before="auto" style:column-width="14.92mm"/>
    </style:style>
    <style:style style:name="co70" style:family="table-column">
      <style:table-column-properties fo:break-before="auto" style:column-width="7.28mm"/>
    </style:style>
    <style:style style:name="co71" style:family="table-column">
      <style:table-column-properties fo:break-before="auto" style:column-width="44.49mm"/>
    </style:style>
    <style:style style:name="co72" style:family="table-column">
      <style:table-column-properties fo:break-before="auto" style:column-width="15.05mm"/>
    </style:style>
    <style:style style:name="co73" style:family="table-column">
      <style:table-column-properties fo:break-before="auto" style:column-width="16.07mm"/>
    </style:style>
    <style:style style:name="co74" style:family="table-column">
      <style:table-column-properties fo:break-before="auto" style:column-width="215.64mm"/>
    </style:style>
    <style:style style:name="co75" style:family="table-column">
      <style:table-column-properties fo:break-before="auto" style:column-width="12.54mm"/>
    </style:style>
    <style:style style:name="co76" style:family="table-column">
      <style:table-column-properties fo:break-before="auto" style:column-width="12.49mm"/>
    </style:style>
    <style:style style:name="co77" style:family="table-column">
      <style:table-column-properties fo:break-before="auto" style:column-width="163.6mm"/>
    </style:style>
    <style:style style:name="co78" style:family="table-column">
      <style:table-column-properties fo:break-before="auto" style:column-width="19.12mm"/>
    </style:style>
    <style:style style:name="co79" style:family="table-column">
      <style:table-column-properties fo:break-before="auto" style:column-width="18.33mm"/>
    </style:style>
    <style:style style:name="co80" style:family="table-column">
      <style:table-column-properties fo:break-before="auto" style:column-width="13.86mm"/>
    </style:style>
    <style:style style:name="co81" style:family="table-column">
      <style:table-column-properties fo:break-before="auto" style:column-width="14.43mm"/>
    </style:style>
    <style:style style:name="co82" style:family="table-column">
      <style:table-column-properties fo:break-before="auto" style:column-width="18.59mm"/>
    </style:style>
    <style:style style:name="co83" style:family="table-column">
      <style:table-column-properties fo:break-before="auto" style:column-width="5.57mm"/>
    </style:style>
    <style:style style:name="co84" style:family="table-column">
      <style:table-column-properties fo:break-before="auto" style:column-width="18.03mm"/>
    </style:style>
    <style:style style:name="co85" style:family="table-column">
      <style:table-column-properties fo:break-before="auto" style:column-width="19.4mm"/>
    </style:style>
    <style:style style:name="co86" style:family="table-column">
      <style:table-column-properties fo:break-before="auto" style:column-width="16.92mm"/>
    </style:style>
    <style:style style:name="co87" style:family="table-column">
      <style:table-column-properties fo:break-before="auto" style:column-width="20.23mm"/>
    </style:style>
    <style:style style:name="co88" style:family="table-column">
      <style:table-column-properties fo:break-before="auto" style:column-width="14.31mm"/>
    </style:style>
    <style:style style:name="co89" style:family="table-column">
      <style:table-column-properties fo:break-before="auto" style:column-width="26.11mm"/>
    </style:style>
    <style:style style:name="co90" style:family="table-column">
      <style:table-column-properties fo:break-before="auto" style:column-width="25.36mm"/>
    </style:style>
    <style:style style:name="co91" style:family="table-column">
      <style:table-column-properties fo:break-before="auto" style:column-width="13.04mm"/>
    </style:style>
    <style:style style:name="co92" style:family="table-column">
      <style:table-column-properties fo:break-before="auto" style:column-width="10.02mm"/>
    </style:style>
    <style:style style:name="co93" style:family="table-column">
      <style:table-column-properties fo:break-before="auto" style:column-width="11.02mm"/>
    </style:style>
    <style:style style:name="co94" style:family="table-column">
      <style:table-column-properties fo:break-before="auto" style:column-width="1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7.74mm" fo:break-before="auto" style:use-optimal-row-height="true"/>
    </style:style>
    <style:style style:name="ro4" style:family="table-row">
      <style:table-row-properties style:row-height="5.77mm" fo:break-before="auto" style:use-optimal-row-height="true"/>
    </style:style>
    <style:style style:name="ro5" style:family="table-row">
      <style:table-row-properties style:row-height="8.41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8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6.76mm" fo:break-before="auto" style:use-optimal-row-height="true"/>
    </style:style>
    <style:style style:name="ro10" style:family="table-row">
      <style:table-row-properties style:row-height="7.18mm" fo:break-before="auto" style:use-optimal-row-height="false"/>
    </style:style>
    <style:style style:name="ro11" style:family="table-row">
      <style:table-row-properties style:row-height="5.52mm" fo:break-before="auto" style:use-optimal-row-height="false"/>
    </style:style>
    <style:style style:name="ro12" style:family="table-row">
      <style:table-row-properties style:row-height="7.09mm" fo:break-before="auto" style:use-optimal-row-height="false"/>
    </style:style>
    <style:style style:name="ro13" style:family="table-row">
      <style:table-row-properties style:row-height="9.47mm" fo:break-before="auto" style:use-optimal-row-height="true"/>
    </style:style>
    <style:style style:name="ro14" style:family="table-row">
      <style:table-row-properties style:row-height="6.6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0.74pt solid #000000" style:diagonal-tl-br="0.74pt solid #000000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" style:family="table-cell" style:parent-style-name="Default">
      <style:table-cell-properties fo:border-bottom="none" style:diagonal-bl-tr="none" style:diagonal-tl-br="none" fo:border-left="1.5pt solid #000000" fo:border-right="1.5pt solid #000000" fo:border-top="none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  <style:style style:name="ce4" style:family="table-cell" style:parent-style-name="Default">
      <style:table-cell-properties fo:border-bottom="1.5pt solid #000000" style:diagonal-bl-tr="0.74pt solid #000000" style:diagonal-tl-br="0.74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1.5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1.5pt solid #000000" fo:padding="1.99mm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1.5pt solid #000000" style:rotation-angle="9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1.5pt solid #000000"/>
    </style:style>
    <style:style style:name="ce1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diagonal-bl-tr="none" style:diagonal-tl-br="none" style:text-align-source="fix" style:repeat-content="false" fo:border-left="none" fo:border-right="none" fo:border-top="1.25pt solid #000000"/>
      <style:paragraph-properties fo:text-align="center" fo:margin-left="0mm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1.5pt solid #000000" fo:padding="1.99mm" style:rotation-angle="90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padding="1.5mm" fo:border-right="1.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padding="1.5mm" fo:border-right="1.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1.5pt solid #000000" style:text-align-source="fix" style:repeat-content="false" fo:border-left="none" fo:padding="1.5mm" fo:border-right="1.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fo:border-top="1.5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1.5pt solid #000000" fo:padding="1.99mm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style:diagonal-bl-tr="none" style:diagonal-tl-br="none" style:text-align-source="fix" style:repeat-content="false" fo:border="1.5pt solid #000000" fo:padding="1.99mm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0">
      <style:table-cell-properties style:text-align-source="fix" style:repeat-content="false" fo:border="none" fo:padding="1.99mm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none" fo:padding="1.99mm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fo:border-bottom="1.5pt solid #000000" style:text-align-source="fix" style:repeat-content="false" fo:border-left="none" fo:padding="1.99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1.5pt solid #000000" style:diagonal-bl-tr="none" style:diagonal-tl-br="none" fo:border-left="none" fo:border-right="none" fo:border-top="1.25pt solid #000000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none" fo:padding="1.99mm" fo:border-right="1.5pt solid #000000" fo:border-top="none"/>
      <style:paragraph-properties fo:text-align="center" fo:margin-left="0mm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0">
      <style:table-cell-properties fo:border-bottom="1.5pt solid #000000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0">
      <style:table-cell-properties fo:border-bottom="none" style:text-align-source="fix" style:repeat-content="false" fo:border-left="1.5pt solid #000000" fo:padding="1.99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0">
      <style:table-cell-properties fo:border-bottom="none" style:text-align-source="fix" style:repeat-content="false" fo:border-left="1.5pt solid #000000" fo:padding="1.99mm" fo:border-right="none" fo:border-top="none"/>
      <style:paragraph-properties fo:text-align="center" fo:margin-left="0mm"/>
    </style:style>
    <style:style style:name="ce28" style:family="table-cell" style:parent-style-name="Default" style:data-style-name="N110">
      <style:table-cell-properties fo:border-bottom="1.5pt solid #000000" style:text-align-source="fix" style:repeat-content="false" fo:border-left="1.5pt solid #000000" fo:padding="1.99mm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="1.5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10">
      <style:table-cell-properties fo:border-bottom="1.5pt solid #000000" style:text-align-source="fix" style:repeat-content="false" fo:border-left="none" fo:padding="1.99mm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1.5pt solid #000000" fo:border-left="none" fo:border-right="none" fo:border-top="1.25pt solid #000000"/>
    </style:style>
    <style:style style:name="ce3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12">
      <style:table-cell-properties style:diagonal-bl-tr="none" style:diagonal-tl-br="none" style:text-align-source="value-type" style:repeat-content="false" fo:border="1.5pt solid #000000" fo:padding="1.99mm"/>
      <style:paragraph-properties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35" style:family="table-cell" style:parent-style-name="Default" style:data-style-name="N1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diagonal-bl-tr="0.74pt solid #000000" style:diagonal-tl-br="0.74pt solid #000000" style:text-align-source="fix" style:repeat-content="false" fo:border-left="none" fo:border-right="1.5pt solid #000000" fo:border-top="1.5pt solid #000000"/>
      <style:paragraph-properties fo:text-align="center" fo:margin-left="0mm"/>
    </style:style>
    <style:style style:name="ce37" style:family="table-cell" style:parent-style-name="Default">
      <style:table-cell-properties fo:border-bottom="1.5pt solid #000000" style:diagonal-bl-tr="0.74pt solid #000000" style:diagonal-tl-br="0.74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1.5pt solid #000000" fo:padding="1.99mm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1.5pt solid #000000" style:text-align-source="fix" style:repeat-content="false" fo:border-left="1.5pt solid #000000" fo:padding="1.5mm" fo:border-right="1.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1.5pt solid #000000" fo:padding="1.5mm" fo:border-right="1.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none" fo:padding="1.5mm" fo:border-right="1.5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1.5pt solid #000000" style:text-align-source="fix" style:repeat-content="false" fo:border-left="none" fo:padding="1.5mm" fo:border-right="1.5pt solid #000000" fo:border-top="none"/>
      <style:paragraph-properties fo:text-align="center" fo:margin-left="0mm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1.5pt solid #000000" fo:padding="1.99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12">
      <style:table-cell-properties style:diagonal-bl-tr="none" style:diagonal-tl-br="none" style:text-align-source="fix" style:repeat-content="false" fo:border="1.5pt solid #000000" fo:padding="1.99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fo:border-bottom="none" style:text-align-source="fix" style:repeat-content="false" fo:border-left="1.5pt solid #000000" fo:padding="1.01mm" fo:border-right="1.5pt solid #000000" fo:border-top="none" style:vertical-align="middle"/>
      <style:paragraph-properties fo:text-align="center" fo:margin-left="0mm"/>
    </style:style>
    <style:style style:name="ce46" style:family="table-cell" style:parent-style-name="Default" style:data-style-name="N1">
      <style:table-cell-properties fo:border-bottom="1.5pt solid #000000" style:text-align-source="fix" style:repeat-content="false" fo:background-color="transparent" fo:border-left="1.5pt solid #000000" fo:padding="1.01mm" fo:border-right="1.5pt solid #000000" fo:border-top="none" style:vertical-align="middle"/>
      <style:paragraph-properties fo:text-align="center" fo:margin-left="0mm"/>
    </style:style>
    <style:style style:name="ce47" style:family="table-cell" style:parent-style-name="Default" style:data-style-name="N1">
      <style:table-cell-properties fo:border-bottom="none" style:text-align-source="fix" style:repeat-content="false" fo:background-color="transparent" fo:border-left="1.5pt solid #000000" fo:padding="1.01mm" fo:border-right="1.5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10">
      <style:table-cell-properties style:text-align-source="fix" style:repeat-content="false" fo:border="none" fo:padding="1.99mm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0">
      <style:table-cell-properties fo:border-bottom="1.5pt solid #000000" style:text-align-source="fix" style:repeat-content="false" fo:border-left="none" fo:padding="1.99mm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110">
      <style:table-cell-properties fo:border-bottom="none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110">
      <style:table-cell-properties fo:border-bottom="1.5pt solid #000000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110">
      <style:table-cell-properties fo:border-bottom="none" style:text-align-source="fix" style:repeat-content="false" fo:border-left="1.5pt solid #000000" fo:padding="1.99mm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10">
      <style:table-cell-properties fo:border-bottom="1.5pt solid #000000" style:text-align-source="fix" style:repeat-content="false" fo:border-left="1.5pt solid #000000" fo:padding="1.99mm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110">
      <style:table-cell-properties fo:border-bottom="1.5pt solid #000000" style:text-align-source="fix" style:repeat-content="false" fo:border-left="1.5pt solid #000000" fo:padding="1.99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0.74pt solid #000000" style:diagonal-tl-br="0.74pt solid #000000" fo:border-left="1.5pt solid #000000" fo:border-right="none" fo:border-top="1.5pt solid #000000"/>
    </style:style>
    <style:style style:name="ce56" style:family="table-cell" style:parent-style-name="Default">
      <style:table-cell-properties fo:border-bottom="none" fo:border-left="1.5pt solid #000000" fo:border-right="none" fo:border-top="none"/>
    </style:style>
    <style:style style:name="ce57" style:family="table-cell" style:parent-style-name="Default">
      <style:table-cell-properties fo:border-bottom="1.5pt solid #000000" style:diagonal-bl-tr="0.74pt solid #000000" style:diagonal-tl-br="0.74pt solid #000000" fo:border-left="1.5pt solid #000000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padding-bottom="1.01mm" fo:padding-left="5.5mm" fo:padding-right="1.99mm" fo:padding-top="1.01mm" fo:border-right="0.74pt solid #000000" fo:border-top="none"/>
    </style:style>
    <style:style style:name="ce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style:font-name-asian="unifont" style:font-name-complex="unifont"/>
    </style:style>
    <style:style style:name="ce61" style:family="table-cell" style:parent-style-name="Default">
      <style:table-cell-properties fo:border-bottom="none" fo:border-left="none" fo:border-right="none" fo:border-top="1.5pt solid #000000"/>
    </style:style>
    <style:style style:name="ce62" style:family="table-cell" style:parent-style-name="Default">
      <style:table-cell-properties fo:border-bottom="none" fo:border-left="0.74pt solid #000000" fo:padding-bottom="1.01mm" fo:padding-left="6mm" fo:padding-right="1.99mm" fo:padding-top="1.01mm" fo:border-right="0.74pt solid #000000" fo:border-top="none"/>
    </style:style>
    <style:style style:name="ce63" style:family="table-cell" style:parent-style-name="Default">
      <style:table-cell-properties fo:border-bottom="1.5pt solid #000000" fo:border-left="none" fo:border-right="none" fo:border-top="none"/>
    </style:style>
    <style:style style:name="ce64" style:family="table-cell" style:parent-style-name="Default">
      <style:table-cell-properties fo:border-bottom="none" fo:border-left="0.74pt solid #000000" fo:padding-bottom="1.01mm" fo:padding-left="5.5mm" fo:padding-right="1.99mm" fo:padding-top="1.01mm" fo:border-right="0.74pt solid #000000" fo:border-top="none"/>
    </style:style>
    <style:style style:name="ce65" style:family="table-cell" style:parent-style-name="Default">
      <style:table-cell-properties fo:border-bottom="none" fo:border-left="0.74pt solid #000000" fo:padding-bottom="1.01mm" fo:padding-left="3.49mm" fo:padding-right="1.99mm" fo:padding-top="1.01mm" fo:border-right="0.74pt solid #000000" fo:border-top="none"/>
    </style:style>
    <style:style style:name="ce66" style:family="table-cell" style:parent-style-name="Default">
      <style:table-cell-properties fo:border-bottom="none" fo:border-left="0.74pt solid #000000" fo:padding-bottom="1.01mm" fo:padding-left="5.5mm" fo:padding-right="1.99mm" fo:padding-top="1.01mm" fo:border-right="none" fo:border-top="none"/>
    </style:style>
    <style:style style:name="ce67" style:family="table-cell" style:parent-style-name="Default">
      <style:table-cell-properties fo:border-bottom="none" style:diagonal-bl-tr="0.74pt solid #000000" style:diagonal-tl-br="0.74pt solid #000000" fo:border-left="none" fo:border-right="1.5pt solid #000000" fo:border-top="1.5pt solid #000000"/>
    </style:style>
    <style:style style:name="ce68" style:family="table-cell" style:parent-style-name="Default">
      <style:table-cell-properties fo:border-bottom="none" fo:border-left="none" fo:border-right="1.5pt solid #000000" fo:border-top="none"/>
    </style:style>
    <style:style style:name="ce69" style:family="table-cell" style:parent-style-name="Default">
      <style:table-cell-properties fo:border-bottom="1.5pt solid #000000" style:diagonal-bl-tr="0.74pt solid #000000" style:diagonal-tl-br="0.74pt solid #000000" fo:border-left="none" fo:border-right="1.5pt solid #000000" fo:border-top="none"/>
    </style:style>
    <style:style style:name="ce70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center" fo:margin-left="0mm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1.5pt solid #000000" fo:padding="1.99mm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order-left="none" fo:padding="1.5mm" fo:border-right="1.5pt solid #000000" fo:border-top="non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padding="1.5mm" fo:border-right="1.5pt solid #000000" fo:border-top="non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1.5pt solid #000000" style:text-align-source="fix" style:repeat-content="false" fo:border-left="none" fo:padding="1.5mm" fo:border-right="1.5pt solid #000000" fo:border-top="non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1">
      <style:table-cell-properties style:text-align-source="fix" style:repeat-content="false" fo:border="none" fo:padding="1.99mm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2">
      <style:table-cell-properties style:text-align-source="fix" style:repeat-content="false" fo:border="none" fo:padding="1.99mm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1">
      <style:table-cell-properties fo:border-bottom="1.5pt solid #000000" style:text-align-source="fix" style:repeat-content="false" fo:border-left="none" fo:padding="1.99mm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fo:border-bottom="none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fo:border-bottom="1.5pt solid #000000" style:text-align-source="fix" style:repeat-content="false" fo:border-left="none" fo:padding="1.99mm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end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end" fo:margin-left="0mm"/>
    </style:style>
    <style:style style:name="ce8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end" fo:margin-left="0mm"/>
    </style:style>
    <style:style style:name="ce86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7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110">
      <style:table-cell-properties style:text-align-source="fix" style:repeat-content="false" fo:border="1.5pt solid #000000"/>
      <style:paragraph-properties fo:text-align="center" fo:margin-left="0mm"/>
    </style:style>
    <style:style style:name="ce92" style:family="table-cell" style:parent-style-name="Default" style:data-style-name="N110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93" style:family="table-cell" style:parent-style-name="Default" style:data-style-name="N110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94" style:family="table-cell" style:parent-style-name="Default">
      <style:table-cell-properties fo:border-bottom="none" fo:border-left="1.5pt solid #000000" fo:border-right="1.5pt solid #000000" fo:border-top="0.74pt solid #000000"/>
    </style:style>
    <style:style style:name="ce95" style:family="table-cell" style:parent-style-name="Default">
      <style:table-cell-properties fo:border-bottom="0.74pt solid #000000" fo:border-left="1.5pt solid #000000" fo:border-right="1.5pt solid #000000" fo:border-top="none"/>
    </style:style>
    <style:style style:name="ce9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97" style:family="table-cell" style:parent-style-name="Default">
      <style:table-cell-properties style:text-align-source="fix" style:repeat-content="false" fo:border="1.5pt solid #000000"/>
      <style:paragraph-properties fo:text-align="end" fo:margin-left="0mm"/>
    </style:style>
    <style:style style:name="ce98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99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mm"/>
    </style:style>
    <style:style style:name="ce100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mm"/>
    </style:style>
    <style:style style:name="ce101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102" style:family="table-cell" style:parent-style-name="Default">
      <style:table-cell-properties fo:border-bottom="none" style:diagonal-bl-tr="0.74pt solid #000000" style:diagonal-tl-br="1.5pt solid #000000" fo:border-left="1.5pt solid #000000" fo:border-right="none" fo:border-top="1.5pt solid #000000"/>
    </style:style>
    <style:style style:name="ce103" style:family="table-cell" style:parent-style-name="Default">
      <style:table-cell-properties fo:border-bottom="1.5pt solid #000000" style:diagonal-bl-tr="0.74pt solid #000000" style:diagonal-tl-br="1.5pt solid #000000" fo:border-left="1.5pt solid #000000" fo:border-right="none" fo:border-top="none"/>
    </style:style>
    <style:style style:name="ce104" style:family="table-cell" style:parent-style-name="Default">
      <style:table-cell-properties fo:border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106" style:family="table-cell" style:parent-style-name="Default" style:data-style-name="N113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07" style:family="table-cell" style:parent-style-name="Default" style:data-style-name="N113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diagonal-bl-tr="0.74pt solid #000000" style:diagonal-tl-br="1.5pt solid #000000" fo:border-left="none" fo:border-right="1.5pt solid #000000" fo:border-top="1.5pt solid #000000"/>
    </style:style>
    <style:style style:name="ce113" style:family="table-cell" style:parent-style-name="Default">
      <style:table-cell-properties fo:border-bottom="1.5pt solid #000000" style:diagonal-bl-tr="0.74pt solid #000000" style:diagonal-tl-br="1.5pt solid #000000" fo:border-left="none" fo:border-right="1.5pt solid #000000" fo:border-top="none"/>
    </style:style>
    <style:style style:name="ce114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1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16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19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20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21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22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24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2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28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29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3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31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34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35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36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3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3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0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1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4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3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4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4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6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7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4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49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5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5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52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53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5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55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56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5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58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59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61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6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63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64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6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6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67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6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70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71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7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73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7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75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76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7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7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79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8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82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83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8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85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18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88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8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90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91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9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94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9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97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199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0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202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3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205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6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20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09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none"/>
      <style:paragraph-properties fo:text-align="end" fo:margin-left="0mm"/>
    </style:style>
    <style:style style:name="ce212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1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1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1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1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1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1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1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2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2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2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3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3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3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3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4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5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5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5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5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6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6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7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7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7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8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8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9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9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29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29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0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0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0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1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1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1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1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2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2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2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3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3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3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3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4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4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4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5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5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5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6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6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6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7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7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7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7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8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8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8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9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9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39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39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0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0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0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1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1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1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1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2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2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2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3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3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3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3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4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4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4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5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5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5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5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6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6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6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7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7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7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7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8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8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8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9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9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49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49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0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0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0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1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14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6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18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1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0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22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3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4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5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26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7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8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29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530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31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32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533" style:family="table-cell" style:parent-style-name="Default">
      <style:table-cell-properties style:text-align-source="fix" style:repeat-content="false" fo:padding="1.01mm" style:vertical-align="middle"/>
      <style:paragraph-properties fo:text-align="center" fo:margin-left="0mm"/>
    </style:style>
    <style:style style:name="ce53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none" fo:border-top="none"/>
      <style:paragraph-properties fo:text-align="center" fo:margin-left="0mm"/>
    </style:style>
    <style:style style:name="ce535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none" fo:border-top="none"/>
      <style:paragraph-properties fo:text-align="center" fo:margin-left="0mm"/>
    </style:style>
    <style:style style:name="ce536" style:family="table-cell" style:parent-style-name="Default" style:data-style-name="N110">
      <style:table-cell-properties fo:border-bottom="none" style:text-align-source="fix" style:repeat-content="false" fo:border-left="none" fo:padding="1.5mm" fo:border-right="1.5pt solid #000000" fo:border-top="none"/>
      <style:paragraph-properties fo:text-align="center" fo:margin-left="0mm"/>
    </style:style>
    <style:style style:name="ce537" style:family="table-cell" style:parent-style-name="Default" style:data-style-name="N110">
      <style:table-cell-properties fo:border-bottom="1.5pt solid #000000" style:text-align-source="fix" style:repeat-content="false" fo:border-left="none" fo:padding="1.5mm" fo:border-right="1.5pt solid #000000" fo:border-top="none"/>
      <style:paragraph-properties fo:text-align="center" fo:margin-left="0mm"/>
    </style:style>
    <style:style style:name="ce53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3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0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1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4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3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4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4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6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7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4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49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5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5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52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53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5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55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56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5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58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59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6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61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6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63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64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6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6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67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68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6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70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71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7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73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7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75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76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7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7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79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80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8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82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83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8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85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58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87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88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8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90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91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92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93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94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95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59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97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59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599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0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02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3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4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05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6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7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0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09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10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611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12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13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614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15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16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617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18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19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1.5pt solid #000000" style:vertical-align="middle"/>
      <style:paragraph-properties fo:text-align="center" fo:margin-left="0mm"/>
    </style:style>
    <style:style style:name="ce620" style:family="table-cell" style:parent-style-name="Default" style:data-style-name="N2">
      <style:table-cell-properties fo:border-bottom="none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21" style:family="table-cell" style:parent-style-name="Default" style:data-style-name="N2">
      <style:table-cell-properties fo:border-bottom="1.5pt solid #000000" style:text-align-source="fix" style:repeat-content="false" fo:border-left="1.5pt solid #000000" fo:padding="1.01mm" fo:border-right="0.74pt solid #000000" fo:border-top="none" style:vertical-align="middle"/>
      <style:paragraph-properties fo:text-align="center" fo:margin-left="0mm"/>
    </style:style>
    <style:style style:name="ce622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23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24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25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26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27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28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29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30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31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1.5pt solid #000000" style:vertical-align="middle"/>
      <style:paragraph-properties fo:text-align="center" fo:margin-left="0mm"/>
    </style:style>
    <style:style style:name="ce632" style:family="table-cell" style:parent-style-name="Default" style:data-style-name="N2">
      <style:table-cell-properties fo:border-bottom="none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33" style:family="table-cell" style:parent-style-name="Default" style:data-style-name="N2">
      <style:table-cell-properties fo:border-bottom="1.5pt solid #000000" style:text-align-source="fix" style:repeat-content="false" fo:border-left="0.74pt solid #000000" fo:padding="1.01mm" fo:border-right="1.5pt solid #000000" fo:border-top="none" style:vertical-align="middle"/>
      <style:paragraph-properties fo:text-align="center" fo:margin-left="0mm"/>
    </style:style>
    <style:style style:name="ce634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35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636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7" style:family="table-cell" style:parent-style-name="Default">
      <style:table-cell-properties style:text-align-source="fix" style:repeat-content="false" fo:border="1.5pt solid #000000"/>
      <style:paragraph-properties fo:text-align="end" fo:margin-left="0mm"/>
      <style:text-properties fo:font-weight="bold" style:font-weight-asian="bold" style:font-weight-complex="bold"/>
    </style:style>
    <style:style style:name="ce63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3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0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4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3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45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6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4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49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5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2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5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5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5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8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5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6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61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6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6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64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65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6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67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6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6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70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7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7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73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74" style:family="table-cell" style:parent-style-name="Default" style:data-style-name="N2">
      <style:table-cell-properties fo:border-bottom="none" fo:border-left="1.5pt solid #000000" fo:border-right="1.5pt solid #000000" fo:border-top="1.5pt solid #000000"/>
    </style:style>
    <style:style style:name="ce675" style:family="table-cell" style:parent-style-name="Default" style:data-style-name="N2">
      <style:table-cell-properties fo:border-bottom="none" fo:border-left="1.5pt solid #000000" fo:border-right="1.5pt solid #000000" fo:border-top="none"/>
    </style:style>
    <style:style style:name="ce676" style:family="table-cell" style:parent-style-name="Default" style:data-style-name="N2">
      <style:table-cell-properties fo:border-bottom="1.5pt solid #000000" fo:border-left="1.5pt solid #000000" fo:border-right="1.5pt solid #000000" fo:border-top="none"/>
    </style:style>
    <style:style style:name="ce677" style:family="table-cell" style:parent-style-name="Default" style:data-style-name="N2">
      <style:table-cell-properties fo:border-bottom="none" fo:border-left="1.5pt solid #000000" fo:border-right="1.5pt solid #000000" fo:border-top="1.5pt solid #000000"/>
      <style:text-properties style:font-weight-asian="normal" style:font-weight-complex="normal"/>
    </style:style>
    <style:style style:name="ce678" style:family="table-cell" style:parent-style-name="Default" style:data-style-name="N2">
      <style:table-cell-properties fo:border-bottom="none" fo:border-left="1.5pt solid #000000" fo:border-right="1.5pt solid #000000" fo:border-top="none"/>
      <style:text-properties style:font-weight-asian="normal" style:font-weight-complex="normal"/>
    </style:style>
    <style:style style:name="ce679" style:family="table-cell" style:parent-style-name="Default" style:data-style-name="N2">
      <style:table-cell-properties fo:border-bottom="1.5pt solid #000000" fo:border-left="1.5pt solid #000000" fo:border-right="1.5pt solid #000000" fo:border-top="none"/>
      <style:text-properties style:font-weight-asian="normal" style:font-weight-complex="normal"/>
    </style:style>
    <style:style style:name="ce680" style:family="table-cell" style:parent-style-name="Default" style:data-style-name="N2">
      <style:table-cell-properties fo:border="1.5pt solid #000000"/>
    </style:style>
    <style:style style:name="ce681" style:family="table-cell" style:parent-style-name="Default">
      <style:table-cell-properties fo:border-bottom="none" fo:wrap-option="wrap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order-bottom="1.5pt solid #000000" fo:wrap-option="wrap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8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85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8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8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88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8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9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91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9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9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94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95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9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97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69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69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0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0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3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05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6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0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09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1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2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1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5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1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8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19" style:family="table-cell" style:parent-style-name="Default" style:data-style-name="N2">
      <style:table-cell-properties fo:border-bottom="none" fo:background-color="#99ff66" fo:border-left="1.5pt solid #000000" fo:border-right="1.5pt solid #000000" fo:border-top="1.5pt solid #000000"/>
    </style:style>
    <style:style style:name="ce72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2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22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2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2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25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2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2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28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2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3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31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3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3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34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35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36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37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3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39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0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42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3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45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6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7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4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49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50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51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52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53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754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55" style:family="table-cell" style:parent-style-name="Default" style:data-style-name="N2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756" style:family="table-cell" style:parent-style-name="Default" style:data-style-name="N2">
      <style:table-cell-properties fo:border-bottom="none" fo:background-color="#ffff99" fo:border-left="1.5pt solid #000000" fo:border-right="1.5pt solid #000000" fo:border-top="none"/>
    </style:style>
    <style:style style:name="ce757" style:family="table-cell" style:parent-style-name="Default" style:data-style-name="N2">
      <style:table-cell-properties fo:border-bottom="none" fo:background-color="#ffff99" fo:border-left="1.5pt solid #000000" fo:border-right="1.5pt solid #000000" fo:border-top="none"/>
      <style:text-properties style:font-weight-asian="normal" style:font-weight-complex="normal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0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style:text-align-source="fix" style:repeat-content="false" fo:wrap-option="wrap" fo:border="0.74pt solid #000000" fo:padding="0.49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order-bottom="1.5pt solid #000000" style:text-align-source="fix" style:repeat-content="false" fo:wrap-option="wrap" fo:border-left="0.74pt solid #000000" fo:padding="0.49mm" fo:border-right="0.74pt solid #000000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style:text-align-source="fix" style:repeat-content="false" fo:border="1.5pt solid #000000" fo:padding="0.49mm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69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70" style:family="table-cell" style:parent-style-name="Default">
      <style:table-cell-properties fo:border-bottom="none" style:text-align-source="fix" style:repeat-content="false" fo:wrap-option="wrap" fo:border-left="1.5pt solid #000000" fo:padding-bottom="1.01mm" fo:padding-left="1.01mm" fo:padding-right="1.99mm" fo:padding-top="1.01mm" fo:border-right="1.5pt solid #000000" fo:border-top="1.5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order-bottom="none" style:text-align-source="fix" style:repeat-content="false" fo:wrap-option="wrap" fo:border-left="1.5pt solid #000000" fo:padding-bottom="1.01mm" fo:padding-left="1.01mm" fo:padding-right="1.99mm" fo:padding-top="1.01mm" fo:border-right="1.5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order-bottom="1.5pt solid #000000" style:text-align-source="fix" style:repeat-content="false" fo:wrap-option="wrap" fo:border-left="1.5pt solid #000000" fo:padding-bottom="1.01mm" fo:padding-left="1.01mm" fo:padding-right="1.99mm" fo:padding-top="1.01mm" fo:border-right="1.5pt solid #000000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1.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9" style:family="table-cell" style:parent-style-name="Default">
      <style:table-cell-properties style:text-align-source="fix" style:repeat-content="false" fo:wrap-option="wrap" fo:border="0.74pt solid #000000" fo:padding="0.49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7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order-bottom="1.5pt solid #000000" style:text-align-source="fix" style:repeat-content="false" fo:wrap-option="wrap" fo:border-left="0.74pt solid #000000" fo:padding="0.49mm" fo:border-right="0.74pt solid #000000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7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Default">
      <style:text-properties fo:font-size="7pt" fo:font-weight="normal" style:font-size-asian="7pt" style:font-weight-asian="normal" style:font-size-complex="7pt" style:font-weight-complex="normal"/>
    </style:style>
    <style:style style:name="ce78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7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style:text-align-source="fix" style:repeat-content="false" fo:border="1.5pt solid #000000" fo:padding="0.49mm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784" style:family="table-cell" style:parent-style-name="Default">
      <style:table-cell-properties style:text-align-source="fix" style:repeat-content="false" fo:border="1.5pt solid #000000" style:rotation-angle="90" style:vertical-align="middle"/>
      <style:paragraph-properties fo:text-align="center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end" fo:margin-left="0mm"/>
      <style:text-properties style:font-name="Liberation Sans" style:font-name-asian="unifont" style:font-name-complex="unifont"/>
    </style:style>
    <style:style style:name="ce78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8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end" fo:margin-left="0mm"/>
    </style:style>
    <style:style style:name="ce789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mm"/>
    </style:style>
    <style:style style:name="ce790" style:family="table-cell" style:parent-style-name="Default">
      <style:table-cell-properties fo:border-bottom="none" style:text-align-source="fix" style:repeat-content="false" fo:border-left="none" fo:padding="1.01mm" fo:border-right="1.5pt solid #000000" fo:border-top="1.5pt solid #000000"/>
      <style:paragraph-properties fo:text-align="end" fo:margin-left="0mm"/>
      <style:text-properties style:font-name="Liberation Sans" style:font-name-asian="unifont" style:font-name-complex="unifont"/>
    </style:style>
    <style:style style:name="ce791" style:family="table-cell" style:parent-style-name="Default">
      <style:table-cell-properties style:text-align-source="fix" style:repeat-content="false" fo:border="none" fo:padding="1.01mm"/>
      <style:paragraph-properties fo:text-align="end" fo:margin-left="0mm"/>
    </style:style>
    <style:style style:name="ce792" style:family="table-cell" style:parent-style-name="Default">
      <style:table-cell-properties style:text-align-source="fix" style:repeat-content="false" fo:padding="1.01mm"/>
      <style:paragraph-properties fo:text-align="end" fo:margin-left="0mm"/>
    </style:style>
    <style:style style:name="ce793" style:family="table-cell" style:parent-style-name="Default">
      <style:table-cell-properties fo:border-bottom="none" style:text-align-source="fix" style:repeat-content="false" fo:border-left="none" fo:padding="1.01mm" fo:border-right="1.5pt solid #000000" fo:border-top="none"/>
      <style:paragraph-properties fo:text-align="end" fo:margin-left="0mm"/>
    </style:style>
    <style:style style:name="ce794" style:family="table-cell" style:parent-style-name="Default">
      <style:table-cell-properties fo:border-bottom="1.5pt solid #000000" style:text-align-source="fix" style:repeat-content="false" fo:border-left="none" fo:padding="1.01mm" fo:border-right="none" fo:border-top="none"/>
      <style:paragraph-properties fo:text-align="end" fo:margin-left="0mm"/>
    </style:style>
    <style:style style:name="ce795" style:family="table-cell" style:parent-style-name="Default" style:data-style-name="N110">
      <style:table-cell-properties fo:border-bottom="none" fo:border-left="1.5pt solid #000000" fo:padding="1.01mm" fo:border-right="1.5pt solid #000000" fo:border-top="1.5pt solid #000000"/>
      <style:text-properties style:font-weight-asian="normal" style:font-weight-complex="normal"/>
    </style:style>
    <style:style style:name="ce796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797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798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799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00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801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02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803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04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805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06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807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08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809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10" style:family="table-cell" style:parent-style-name="Default" style:data-style-name="N110">
      <style:table-cell-properties fo:border-bottom="none" fo:border-left="1.5pt solid #000000" fo:padding="1.01mm" fo:border-right="1.5pt solid #000000" fo:border-top="none"/>
      <style:text-properties style:font-weight-asian="normal" style:font-weight-complex="normal"/>
    </style:style>
    <style:style style:name="ce811" style:family="table-cell" style:parent-style-name="Default" style:data-style-name="N110">
      <style:table-cell-properties fo:border-bottom="1.5pt solid #000000" fo:border-left="1.5pt solid #000000" fo:padding="1.01mm" fo:border-right="1.5pt solid #000000" fo:border-top="none"/>
      <style:text-properties style:font-weight-asian="normal" style:font-weight-complex="normal"/>
    </style:style>
    <style:style style:name="ce812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1.5pt solid #000000"/>
      <style:text-properties style:font-weight-asian="normal" style:font-weight-complex="normal"/>
    </style:style>
    <style:style style:name="ce813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14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15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16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17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18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19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20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21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1.5pt solid #000000"/>
      <style:paragraph-properties fo:text-align="center" fo:margin-left="0mm"/>
      <style:text-properties style:font-weight-asian="normal" style:font-weight-complex="normal"/>
    </style:style>
    <style:style style:name="ce822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3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4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5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6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7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8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29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30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1.5pt solid #000000"/>
      <style:paragraph-properties fo:margin-left="0mm"/>
      <style:text-properties style:font-weight-asian="normal" style:font-weight-complex="normal"/>
    </style:style>
    <style:style style:name="ce831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2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3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4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5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6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7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8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39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0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1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2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3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4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5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6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47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48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49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50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51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52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53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54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55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56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57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58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59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60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61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62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63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64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65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66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67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68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69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70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71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2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3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4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5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6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7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8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79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0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1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2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3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4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5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6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887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88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89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90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91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92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93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94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895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96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97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98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899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00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01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02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03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04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05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06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07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08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09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10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11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2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3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4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5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6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7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8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19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0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1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2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3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4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5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6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27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28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29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30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31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32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33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34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35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36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37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38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39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40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41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42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43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44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45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46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47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48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49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50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51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2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3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4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5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6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7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8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59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0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1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2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3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4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5" style:family="table-cell" style:parent-style-name="Default" style:data-style-name="N110">
      <style:table-cell-properties fo:border-bottom="none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6" style:family="table-cell" style:parent-style-name="Default" style:data-style-name="N110">
      <style:table-cell-properties fo:border-bottom="1.5pt solid #000000" fo:border-left="1.5pt solid #000000" fo:padding-bottom="1.01mm" fo:padding-left="1.01mm" fo:padding-right="1.5mm" fo:padding-top="1.01mm" fo:border-right="1.5pt solid #000000" fo:border-top="none"/>
      <style:text-properties style:font-weight-asian="normal" style:font-weight-complex="normal"/>
    </style:style>
    <style:style style:name="ce967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68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69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70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71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72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73" style:family="table-cell" style:parent-style-name="Default" style:data-style-name="N110">
      <style:table-cell-properties fo:border-bottom="none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74" style:family="table-cell" style:parent-style-name="Default" style:data-style-name="N110">
      <style:table-cell-properties fo:border-bottom="1.5pt solid #000000" style:text-align-source="fix" style:repeat-content="false" fo:border-left="1.5pt solid #000000" fo:padding-bottom="1.01mm" fo:padding-left="1.01mm" fo:padding-right="1.5mm" fo:padding-top="1.01mm" fo:border-right="1.5pt solid #000000" fo:border-top="none"/>
      <style:paragraph-properties fo:text-align="center" fo:margin-left="0mm"/>
      <style:text-properties style:font-weight-asian="normal" style:font-weight-complex="normal"/>
    </style:style>
    <style:style style:name="ce975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76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77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78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79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80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81" style:family="table-cell" style:parent-style-name="Default" style:data-style-name="N110">
      <style:table-cell-properties fo:border-bottom="none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82" style:family="table-cell" style:parent-style-name="Default" style:data-style-name="N110">
      <style:table-cell-properties fo:border-bottom="1.5pt solid #000000" style:text-align-source="value-type" style:repeat-content="false" fo:border-left="1.5pt solid #000000" fo:padding-bottom="1.01mm" fo:padding-left="1.01mm" fo:padding-right="1.5mm" fo:padding-top="1.01mm" fo:border-right="1.5pt solid #000000" fo:border-top="none"/>
      <style:paragraph-properties fo:margin-left="0mm"/>
      <style:text-properties style:font-weight-asian="normal" style:font-weight-complex="normal"/>
    </style:style>
    <style:style style:name="ce98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end" fo:margin-left="0mm"/>
      <style:text-properties style:font-name="Liberation Sans" style:font-name-asian="unifont" style:font-name-complex="unifont"/>
    </style:style>
    <style:style style:name="ce984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none"/>
      <style:paragraph-properties fo:text-align="end" fo:margin-left="0mm"/>
      <style:text-properties style:font-name="Liberation Sans" style:font-name-asian="unifont" style:font-name-complex="unifont"/>
    </style:style>
    <style:style style:name="ce985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986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87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88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89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990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1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2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3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994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5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6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7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998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999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00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01" style:family="table-cell" style:parent-style-name="Default">
      <style:table-cell-properties style:text-align-source="fix" style:repeat-content="false" fo:padding="1.5mm"/>
      <style:paragraph-properties fo:text-align="center" fo:margin-left="0mm"/>
    </style:style>
    <style:style style:name="ce100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0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0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0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0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0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0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0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1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1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1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1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2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2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2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3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3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3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3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4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4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4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50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051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5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53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5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055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56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57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58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059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60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61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6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063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6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65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06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6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6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6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7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7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7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7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8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8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8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9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9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09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09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0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0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0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1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1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1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1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1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15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16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17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18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19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0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1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23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5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6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27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8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29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3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3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3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3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3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3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3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3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3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3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4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4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4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5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5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5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5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6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6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6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7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7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78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79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0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1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83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5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6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87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8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89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90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191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9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93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19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9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9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9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19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19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0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0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0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1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1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1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1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2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2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2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3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3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3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3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4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4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4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243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4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45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46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247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48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49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0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251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2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3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4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1.5pt solid #000000"/>
      <style:paragraph-properties fo:text-align="center" fo:margin-left="0mm"/>
    </style:style>
    <style:style style:name="ce1255" style:family="table-cell" style:parent-style-name="Default" style:data-style-name="N110">
      <style:table-cell-properties fo:border-bottom="0.74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6" style:family="table-cell" style:parent-style-name="Default" style:data-style-name="N110">
      <style:table-cell-properties fo:border-bottom="none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7" style:family="table-cell" style:parent-style-name="Default" style:data-style-name="N110">
      <style:table-cell-properties fo:border-bottom="1.5pt solid #000000" style:text-align-source="fix" style:repeat-content="false" fo:border-left="1.5pt solid #000000" fo:padding="1.5mm" fo:border-right="1.5pt solid #000000" fo:border-top="none"/>
      <style:paragraph-properties fo:text-align="center" fo:margin-left="0mm"/>
    </style:style>
    <style:style style:name="ce125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5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6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6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6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7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7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7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7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8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87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89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91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3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95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6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7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298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299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300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301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302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1.5pt solid #000000"/>
      <style:paragraph-properties fo:text-align="center" fo:margin-left="0mm"/>
    </style:style>
    <style:style style:name="ce1303" style:family="table-cell" style:parent-style-name="Default" style:data-style-name="N110">
      <style:table-cell-properties fo:border-bottom="0.74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304" style:family="table-cell" style:parent-style-name="Default" style:data-style-name="N110">
      <style:table-cell-properties fo:border-bottom="none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305" style:family="table-cell" style:parent-style-name="Default" style:data-style-name="N110">
      <style:table-cell-properties fo:border-bottom="1.5pt solid #000000" style:text-align-source="fix" style:repeat-content="false" fo:border-left="1.5pt solid #000000" fo:padding="1.01mm" fo:border-right="1.5pt solid #000000" fo:border-top="none"/>
      <style:paragraph-properties fo:text-align="center" fo:margin-left="0mm"/>
    </style:style>
    <style:style style:name="ce1306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1.5pt solid #000000"/>
      <style:text-properties style:font-weight-asian="normal" style:font-weight-complex="normal"/>
    </style:style>
    <style:style style:name="ce1307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08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09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1.5pt solid #000000"/>
      <style:text-properties style:font-weight-asian="normal" style:font-weight-complex="normal"/>
    </style:style>
    <style:style style:name="ce1310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1" style:family="table-cell" style:parent-style-name="Default" style:data-style-name="N110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2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3" style:family="table-cell" style:parent-style-name="Default" style:data-style-name="N110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4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5" style:family="table-cell" style:parent-style-name="Default" style:data-style-name="N110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6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7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8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19" style:family="table-cell" style:parent-style-name="Default" style:data-style-name="N110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0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1" style:family="table-cell" style:parent-style-name="Default" style:data-style-name="N110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2" style:family="table-cell" style:parent-style-name="Default" style:data-style-name="N110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3" style:family="table-cell" style:parent-style-name="Default" style:data-style-name="N110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4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5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6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7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8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29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0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1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2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3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4" style:family="table-cell" style:parent-style-name="Default" style:data-style-name="N2">
      <style:table-cell-properties fo:border-bottom="none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5" style:family="table-cell" style:parent-style-name="Default" style:data-style-name="N2">
      <style:table-cell-properties fo:border-bottom="1.5pt solid #000000" fo:border-left="1.5pt solid #000000" fo:padding-bottom="1.01mm" fo:padding-left="1.01mm" fo:padding-right="4mm" fo:padding-top="1.01mm" fo:border-right="1.5pt solid #000000" fo:border-top="none"/>
      <style:text-properties style:font-weight-asian="normal" style:font-weight-complex="normal"/>
    </style:style>
    <style:style style:name="ce1336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G5"/>
      <style:map style:condition="cell-content-is-between(0.66,0.99)" style:apply-style-name="High" style:base-cell-address="Convergence.G5"/>
    </style:style>
    <style:style style:name="ce1337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G5"/>
      <style:map style:condition="cell-content-is-between(0.66,0.99)" style:apply-style-name="High" style:base-cell-address="Convergence.G5"/>
    </style:style>
    <style:style style:name="ce1338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G5"/>
      <style:map style:condition="cell-content-is-between(0.66,0.99)" style:apply-style-name="High" style:base-cell-address="Convergence.G5"/>
    </style:style>
    <style:style style:name="ce1339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G8"/>
      <style:map style:condition="cell-content-is-between(0.66,0.99)" style:apply-style-name="High" style:base-cell-address="Convergence.G8"/>
    </style:style>
    <style:style style:name="ce1340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G10"/>
      <style:map style:condition="cell-content-is-between(0.66,0.99)" style:apply-style-name="High" style:base-cell-address="Convergence.G10"/>
    </style:style>
    <style:style style:name="ce1341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G10"/>
      <style:map style:condition="cell-content-is-between(0.66,0.99)" style:apply-style-name="High" style:base-cell-address="Convergence.G10"/>
    </style:style>
    <style:style style:name="ce1342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G10"/>
      <style:map style:condition="cell-content-is-between(0.66,0.99)" style:apply-style-name="High" style:base-cell-address="Convergence.G10"/>
    </style:style>
    <style:style style:name="ce1343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H5"/>
      <style:map style:condition="cell-content-is-between(0.66,0.99)" style:apply-style-name="High" style:base-cell-address="Convergence.H5"/>
    </style:style>
    <style:style style:name="ce1344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H5"/>
      <style:map style:condition="cell-content-is-between(0.66,0.99)" style:apply-style-name="High" style:base-cell-address="Convergence.H5"/>
    </style:style>
    <style:style style:name="ce1345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H5"/>
      <style:map style:condition="cell-content-is-between(0.66,0.99)" style:apply-style-name="High" style:base-cell-address="Convergence.H5"/>
    </style:style>
    <style:style style:name="ce1346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H8"/>
      <style:map style:condition="cell-content-is-between(0.66,0.99)" style:apply-style-name="High" style:base-cell-address="Convergence.H8"/>
    </style:style>
    <style:style style:name="ce134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mm"/>
    </style:style>
    <style:style style:name="ce1348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49" style:family="table-cell" style:parent-style-name="Default" style:data-style-name="N2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50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I5"/>
      <style:map style:condition="cell-content-is-between(0.66,0.99)" style:apply-style-name="High" style:base-cell-address="Convergence.I5"/>
    </style:style>
    <style:style style:name="ce1351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I5"/>
      <style:map style:condition="cell-content-is-between(0.66,0.99)" style:apply-style-name="High" style:base-cell-address="Convergence.I5"/>
    </style:style>
    <style:style style:name="ce1352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I5"/>
      <style:map style:condition="cell-content-is-between(0.66,0.99)" style:apply-style-name="High" style:base-cell-address="Convergence.I5"/>
    </style:style>
    <style:style style:name="ce1353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I8"/>
      <style:map style:condition="cell-content-is-between(0.66,0.99)" style:apply-style-name="High" style:base-cell-address="Convergence.I8"/>
    </style:style>
    <style:style style:name="ce1354" style:family="table-cell" style:parent-style-name="Default" style:data-style-name="N2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mm"/>
    </style:style>
    <style:style style:name="ce1355" style:family="table-cell" style:parent-style-name="Default" style:data-style-name="N2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mm"/>
    </style:style>
    <style:style style:name="ce1356" style:family="table-cell" style:parent-style-name="Default" style:data-style-name="N2">
      <style:table-cell-properties fo:border-bottom="1.5pt solid #000000" style:text-align-source="fix" style:repeat-content="false" fo:border-left="0.74pt solid #000000" fo:border-right="1.5pt solid #000000" fo:border-top="none"/>
      <style:paragraph-properties fo:text-align="center" fo:margin-left="0mm"/>
    </style:style>
    <style:style style:name="ce1357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K5"/>
      <style:map style:condition="cell-content-is-between(0.66,0.99)" style:apply-style-name="High" style:base-cell-address="Convergence.K5"/>
    </style:style>
    <style:style style:name="ce1358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K5"/>
      <style:map style:condition="cell-content-is-between(0.66,0.99)" style:apply-style-name="High" style:base-cell-address="Convergence.K5"/>
    </style:style>
    <style:style style:name="ce1359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K5"/>
      <style:map style:condition="cell-content-is-between(0.66,0.99)" style:apply-style-name="High" style:base-cell-address="Convergence.K5"/>
    </style:style>
    <style:style style:name="ce1360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K8"/>
      <style:map style:condition="cell-content-is-between(0.66,0.99)" style:apply-style-name="High" style:base-cell-address="Convergence.K8"/>
    </style:style>
    <style:style style:name="ce1361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</style:style>
    <style:style style:name="ce1362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</style:style>
    <style:style style:name="ce1363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</style:style>
    <style:style style:name="ce1364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L5"/>
      <style:map style:condition="cell-content-is-between(0.66,0.99)" style:apply-style-name="High" style:base-cell-address="Convergence.L5"/>
    </style:style>
    <style:style style:name="ce1365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L5"/>
      <style:map style:condition="cell-content-is-between(0.66,0.99)" style:apply-style-name="High" style:base-cell-address="Convergence.L5"/>
    </style:style>
    <style:style style:name="ce1366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L5"/>
      <style:map style:condition="cell-content-is-between(0.66,0.99)" style:apply-style-name="High" style:base-cell-address="Convergence.L5"/>
    </style:style>
    <style:style style:name="ce1367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L8"/>
      <style:map style:condition="cell-content-is-between(0.66,0.99)" style:apply-style-name="High" style:base-cell-address="Convergence.L8"/>
    </style:style>
    <style:style style:name="ce1368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M5"/>
      <style:map style:condition="cell-content-is-between(0.66,0.99)" style:apply-style-name="High" style:base-cell-address="Convergence.M5"/>
    </style:style>
    <style:style style:name="ce1369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M5"/>
      <style:map style:condition="cell-content-is-between(0.66,0.99)" style:apply-style-name="High" style:base-cell-address="Convergence.M5"/>
    </style:style>
    <style:style style:name="ce1370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M5"/>
      <style:map style:condition="cell-content-is-between(0.66,0.99)" style:apply-style-name="High" style:base-cell-address="Convergence.M5"/>
    </style:style>
    <style:style style:name="ce1371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M8"/>
      <style:map style:condition="cell-content-is-between(0.66,0.99)" style:apply-style-name="High" style:base-cell-address="Convergence.M8"/>
    </style:style>
    <style:style style:name="ce1372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O5"/>
      <style:map style:condition="cell-content-is-between(0.66,0.99)" style:apply-style-name="High" style:base-cell-address="Convergence.O5"/>
    </style:style>
    <style:style style:name="ce1373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O5"/>
      <style:map style:condition="cell-content-is-between(0.66,0.99)" style:apply-style-name="High" style:base-cell-address="Convergence.O5"/>
    </style:style>
    <style:style style:name="ce1374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O5"/>
      <style:map style:condition="cell-content-is-between(0.66,0.99)" style:apply-style-name="High" style:base-cell-address="Convergence.O5"/>
    </style:style>
    <style:style style:name="ce1375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O8"/>
      <style:map style:condition="cell-content-is-between(0.66,0.99)" style:apply-style-name="High" style:base-cell-address="Convergence.O8"/>
    </style:style>
    <style:style style:name="ce1376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text-properties style:font-name="Liberation Sans" style:font-name-asian="unifont" style:font-name-complex="unifont"/>
    </style:style>
    <style:style style:name="ce1377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P5"/>
      <style:map style:condition="cell-content-is-between(0.66,0.99)" style:apply-style-name="High" style:base-cell-address="Convergence.P5"/>
    </style:style>
    <style:style style:name="ce1378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P5"/>
      <style:map style:condition="cell-content-is-between(0.66,0.99)" style:apply-style-name="High" style:base-cell-address="Convergence.P5"/>
    </style:style>
    <style:style style:name="ce1379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P5"/>
      <style:map style:condition="cell-content-is-between(0.66,0.99)" style:apply-style-name="High" style:base-cell-address="Convergence.P5"/>
    </style:style>
    <style:style style:name="ce1380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P8"/>
      <style:map style:condition="cell-content-is-between(0.66,0.99)" style:apply-style-name="High" style:base-cell-address="Convergence.P8"/>
    </style:style>
    <style:style style:name="ce1381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1.5pt solid #000000"/>
      <style:paragraph-properties fo:text-align="center" fo:margin-left="0mm"/>
      <style:map style:condition="cell-content-is-between(0.33,0.66)" style:apply-style-name="Low" style:base-cell-address="Convergence.Q5"/>
      <style:map style:condition="cell-content-is-between(0.66,0.99)" style:apply-style-name="High" style:base-cell-address="Convergence.Q5"/>
    </style:style>
    <style:style style:name="ce1382" style:family="table-cell" style:parent-style-name="Default" style:data-style-name="N2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Q5"/>
      <style:map style:condition="cell-content-is-between(0.66,0.99)" style:apply-style-name="High" style:base-cell-address="Convergence.Q5"/>
    </style:style>
    <style:style style:name="ce1383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Q5"/>
      <style:map style:condition="cell-content-is-between(0.66,0.99)" style:apply-style-name="High" style:base-cell-address="Convergence.Q5"/>
    </style:style>
    <style:style style:name="ce1384" style:family="table-cell" style:parent-style-name="Default" style:data-style-name="N2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mm"/>
      <style:map style:condition="cell-content-is-between(0.33,0.66)" style:apply-style-name="Low" style:base-cell-address="Convergence.Q8"/>
      <style:map style:condition="cell-content-is-between(0.66,0.99)" style:apply-style-name="High" style:base-cell-address="Convergence.Q8"/>
    </style:style>
  </office:automatic-styles>
  <office:body>
    <office:spreadsheet>
      <table:calculation-settings table:automatic-find-labels="false"/>
      <table:table table:name="Tokeniz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0"/>
        <table:table-column table:style-name="co4" table:default-cell-style-name="ce13"/>
        <table:table-column table:style-name="co5" table:default-cell-style-name="ce19"/>
        <table:table-column table:style-name="co5" table:default-cell-style-name="ce23"/>
        <table:table-column table:style-name="co5" table:default-cell-style-name="ce26"/>
        <table:table-column table:style-name="co5" table:default-cell-style-name="ce20"/>
        <table:table-column table:style-name="co6" table:default-cell-style-name="ce34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4" table:default-cell-style-name="ce39"/>
        <table:table-column table:style-name="co4" table:default-cell-style-name="ce41"/>
        <table:table-column table:style-name="co5" table:default-cell-style-name="ce19"/>
        <table:table-column table:style-name="co5" table:default-cell-style-name="ce23"/>
        <table:table-column table:style-name="co5" table:default-cell-style-name="ce26"/>
        <table:table-column table:style-name="co5" table:default-cell-style-name="ce20"/>
        <table:table-column table:style-name="co10" table:default-cell-style-name="ce45"/>
        <table:table-column table:style-name="co11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/>
          <table:table-cell table:style-name="ce5" office:value-type="string" calcext:value-type="string" table:number-columns-spanned="7" table:number-rows-spanned="1">
            <text:p>Method's performance using diffrent tokenizers ( per method )</text:p>
          </table:table-cell>
          <table:covered-table-cell table:style-name="ce5" office:value-type="string" calcext:value-type="string">
            <text:p>Method's performance using custom tokenizer</text:p>
          </table:covered-table-cell>
          <table:covered-table-cell table:number-columns-repeated="3" table:style-name="ce16"/>
          <table:covered-table-cell table:number-columns-repeated="2" table:style-name="Default"/>
          <table:table-cell table:style-name="ce36"/>
          <table:table-cell/>
          <table:table-cell table:style-name="ce1"/>
          <table:table-cell table:style-name="ce5" office:value-type="string" calcext:value-type="string" table:number-columns-spanned="7" table:number-rows-spanned="1">
            <text:p>Method's performance using different tokenizers ( per classifier )</text:p>
          </table:table-cell>
          <table:covered-table-cell table:style-name="ce5" office:value-type="string" calcext:value-type="string">
            <text:p>Method's performance using custom tokenizer</text:p>
          </table:covered-table-cell>
          <table:covered-table-cell table:number-columns-repeated="3" table:style-name="ce16"/>
          <table:covered-table-cell table:number-columns-repeated="2" table:style-name="Default"/>
          <table:table-cell table:style-name="ce36"/>
          <table:table-cell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1" table:number-rows-spanned="2">
            <text:p>Method</text:p>
          </table:table-cell>
          <table:table-cell table:style-name="ce6" office:value-type="string" calcext:value-type="string" table:number-columns-spanned="1" table:number-rows-spanned="2">
            <text:p>Classifier</text:p>
          </table:table-cell>
          <table:table-cell table:style-name="ce17" office:value-type="string" calcext:value-type="string" table:number-columns-spanned="2" table:number-rows-spanned="1">
            <text:p>Custom</text:p>
          </table:table-cell>
          <table:covered-table-cell table:style-name="ce17" office:value-type="string" calcext:value-type="string">
            <text:p>M2</text:p>
          </table:covered-table-cell>
          <table:table-cell table:style-name="ce17" office:value-type="string" calcext:value-type="string" table:number-columns-spanned="2" table:number-rows-spanned="1">
            <text:p>OpenNLP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W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 table:number-columns-spanned="1" table:number-rows-spanned="2">
            <text:p>Classifier</text:p>
          </table:table-cell>
          <table:table-cell table:style-name="ce6" office:value-type="string" calcext:value-type="string" table:number-columns-spanned="1" table:number-rows-spanned="2">
            <text:p>Method</text:p>
          </table:table-cell>
          <table:table-cell table:style-name="ce43" office:value-type="string" calcext:value-type="string" table:number-columns-spanned="2" table:number-rows-spanned="1">
            <text:p>Custom</text:p>
          </table:table-cell>
          <table:covered-table-cell table:style-name="ce43" office:value-type="string" calcext:value-type="string">
            <text:p>M2</text:p>
          </table:covered-table-cell>
          <table:table-cell table:style-name="ce43" office:value-type="string" calcext:value-type="string" table:number-columns-spanned="2" table:number-rows-spanned="1">
            <text:p>OpenNLP</text:p>
          </table:table-cell>
          <table:covered-table-cell table:style-name="ce32"/>
          <table:table-cell table:style-name="ce32" office:value-type="string" calcext:value-type="string" table:number-columns-spanned="1" table:number-rows-spanned="2">
            <text:p>W</text:p>
          </table:table-cell>
          <table:table-cell table:style-name="ce2"/>
          <table:table-cell/>
        </table:table-row>
        <table:table-row table:style-name="ro2">
          <table:table-cell/>
          <table:table-cell table:style-name="ce2"/>
          <table:covered-table-cell table:style-name="ce7"/>
          <table:covered-table-cell table:style-name="ce12" office:value-type="string" calcext:value-type="string">
            <text:p>LogisticRegression</text:p>
          </table:covered-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covered-table-cell table:style-name="ce33"/>
          <table:table-cell table:style-name="ce2"/>
          <table:table-cell/>
          <table:table-cell table:style-name="ce2"/>
          <table:covered-table-cell table:style-name="ce38" office:value-type="string" calcext:value-type="string">
            <text:p>Logistic Regression</text:p>
          </table:covered-table-cell>
          <table:covered-table-cell table:style-name="ce38" office:value-type="string" calcext:value-type="string">
            <text:p>LogisticRegression</text:p>
          </table:covered-table-cell>
          <table:table-cell table:style-name="ce44" office:value-type="string" calcext:value-type="string">
            <text:p>ACC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ACC</text:p>
          </table:table-cell>
          <table:table-cell table:style-name="ce44" office:value-type="string" calcext:value-type="string">
            <text:p>K</text:p>
          </table:table-cell>
          <table:covered-table-cell table:style-name="ce33"/>
          <table:table-cell table:style-name="ce2"/>
          <table:table-cell/>
        </table:table-row>
        <table:table-row table:style-name="ro3">
          <table:table-cell/>
          <table:table-cell table:style-name="ce2"/>
          <table:table-cell table:style-name="ce8" office:value-type="string" calcext:value-type="string" table:number-columns-spanned="1" table:number-rows-spanned="6">
            <text:p>M1</text:p>
          </table:table-cell>
          <table:table-cell office:value-type="string" calcext:value-type="string">
            <text:p>LR</text:p>
          </table:table-cell>
          <table:table-cell office:value-type="float" office:value="0.600666666666667" calcext:value-type="float">
            <text:p>0,6007</text:p>
          </table:table-cell>
          <table:table-cell office:value-type="float" office:value="0.201333333333333" calcext:value-type="float">
            <text:p>0,2013</text:p>
          </table:table-cell>
          <table:table-cell office:value-type="float" office:value="0.604666666666667" calcext:value-type="float">
            <text:p>0,6047</text:p>
          </table:table-cell>
          <table:table-cell office:value-type="float" office:value="0.209333333333333" calcext:value-type="float">
            <text:p>0,2093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table-cell office:value-type="string" calcext:value-type="string" table:number-columns-spanned="1" table:number-rows-spanned="3">
            <text:p>BN</text:p>
          </table:table-cell>
          <table:table-cell office:value-type="string" calcext:value-type="string">
            <text:p>M1</text:p>
          </table:table-cell>
          <table:table-cell office:value-type="float" office:value="0.572666666666667" calcext:value-type="float">
            <text:p>0,5727</text:p>
          </table:table-cell>
          <table:table-cell office:value-type="float" office:value="0.145333333333333" calcext:value-type="float">
            <text:p>0,1453</text:p>
          </table:table-cell>
          <table:table-cell office:value-type="float" office:value="0.572666666666667" calcext:value-type="float">
            <text:p>0,5727</text:p>
          </table:table-cell>
          <table:table-cell office:value-type="float" office:value="0.145333333333333" calcext:value-type="float">
            <text:p>0,1453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3">
          <table:table-cell/>
          <table:table-cell table:style-name="ce2"/>
          <table:covered-table-cell table:style-name="ce9"/>
          <table:table-cell office:value-type="string" calcext:value-type="string">
            <text:p>BN</text:p>
          </table:table-cell>
          <table:table-cell office:value-type="float" office:value="0.572666666666667" calcext:value-type="float">
            <text:p>0,5727</text:p>
          </table:table-cell>
          <table:table-cell office:value-type="float" office:value="0.145333333333333" calcext:value-type="float">
            <text:p>0,1453</text:p>
          </table:table-cell>
          <table:table-cell office:value-type="float" office:value="0.572666666666667" calcext:value-type="float">
            <text:p>0,5727</text:p>
          </table:table-cell>
          <table:table-cell office:value-type="float" office:value="0.145333333333333" calcext:value-type="float">
            <text:p>0,1453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covered-table-cell table:style-name="ce40"/>
          <table:table-cell office:value-type="string" calcext:value-type="string">
            <text:p>M3</text:p>
          </table:table-cell>
          <table:table-cell office:value-type="float" office:value="0.522666666666667" calcext:value-type="float">
            <text:p>0,5227</text:p>
          </table:table-cell>
          <table:table-cell office:value-type="float" office:value="0.0453333333333332" calcext:value-type="float">
            <text:p>0,0453</text:p>
          </table:table-cell>
          <table:table-cell office:value-type="float" office:value="0.559333333333333" calcext:value-type="float">
            <text:p>0,5593</text:p>
          </table:table-cell>
          <table:table-cell office:value-type="float" office:value="0.118666666666667" calcext:value-type="float">
            <text:p>0,118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3">
          <table:table-cell/>
          <table:table-cell table:style-name="ce2"/>
          <table:covered-table-cell table:style-name="ce9"/>
          <table:table-cell office:value-type="string" calcext:value-type="string">
            <text:p>RF</text:p>
          </table:table-cell>
          <table:table-cell office:value-type="float" office:value="0.542666666666667" calcext:value-type="float">
            <text:p>0,5427</text:p>
          </table:table-cell>
          <table:table-cell office:value-type="float" office:value="0.0853333333333333" calcext:value-type="float">
            <text:p>0,0853</text:p>
          </table:table-cell>
          <table:table-cell office:value-type="float" office:value="0.57" calcext:value-type="float">
            <text:p>0,5700</text:p>
          </table:table-cell>
          <table:table-cell office:value-type="float" office:value="0.14" calcext:value-type="float">
            <text:p>0,14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covered-table-cell/>
          <table:table-cell table:style-name="ce42" office:value-type="string" calcext:value-type="string">
            <text:p>M2</text:p>
          </table:table-cell>
          <table:table-cell table:style-name="ce21" office:value-type="float" office:value="0.522" calcext:value-type="float">
            <text:p>0,5220</text:p>
          </table:table-cell>
          <table:table-cell table:style-name="ce25" office:value-type="float" office:value="0.0440000000000001" calcext:value-type="float">
            <text:p>0,0440</text:p>
          </table:table-cell>
          <table:table-cell table:style-name="ce28" office:value-type="float" office:value="0.521333333333333" calcext:value-type="float">
            <text:p>0,5213</text:p>
          </table:table-cell>
          <table:table-cell table:style-name="ce30" office:value-type="float" office:value="0.0426666666666666" calcext:value-type="float">
            <text:p>0,0427</text:p>
          </table:table-cell>
          <table:table-cell table:style-name="ce46" office:value-type="float" office:value="1" calcext:value-type="float">
            <text:p>1</text:p>
          </table:table-cell>
          <table:table-cell table:style-name="ce2"/>
          <table:table-cell/>
        </table:table-row>
        <table:table-row table:style-name="ro3">
          <table:table-cell/>
          <table:table-cell table:style-name="ce2"/>
          <table:covered-table-cell table:style-name="ce9"/>
          <table:table-cell office:value-type="string" calcext:value-type="string">
            <text:p>MLP</text:p>
          </table:table-cell>
          <table:table-cell table:style-name="ce20" office:value-type="float" office:value="0.580666666666667" calcext:value-type="float">
            <text:p>0,5807</text:p>
          </table:table-cell>
          <table:table-cell table:style-name="ce24" office:value-type="float" office:value="0.161333333333333" calcext:value-type="float">
            <text:p>0,1613</text:p>
          </table:table-cell>
          <table:table-cell table:style-name="ce27" office:value-type="float" office:value="0.574" calcext:value-type="float">
            <text:p>0,5740</text:p>
          </table:table-cell>
          <table:table-cell table:style-name="ce19" office:value-type="float" office:value="0.148" calcext:value-type="float">
            <text:p>0,148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office:value-type="string" calcext:value-type="string" table:number-columns-spanned="1" table:number-rows-spanned="3">
            <text:p>DT</text:p>
          </table:table-cell>
          <table:table-cell office:value-type="string" calcext:value-type="string">
            <text:p>M3</text:p>
          </table:table-cell>
          <table:table-cell office:value-type="float" office:value="0.591333333333333" calcext:value-type="float">
            <text:p>0,5913</text:p>
          </table:table-cell>
          <table:table-cell office:value-type="float" office:value="0.182666666666667" calcext:value-type="float">
            <text:p>0,1827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3">
          <table:table-cell/>
          <table:table-cell table:style-name="ce2"/>
          <table:covered-table-cell table:style-name="ce9"/>
          <table:table-cell table:style-name="ce14" office:value-type="string" calcext:value-type="string">
            <text:p>DT</text:p>
          </table:table-cell>
          <table:table-cell table:style-name="ce20" office:value-type="float" office:value="0.572666666666667" calcext:value-type="float">
            <text:p>0,5727</text:p>
          </table:table-cell>
          <table:table-cell table:style-name="ce24" office:value-type="float" office:value="0.145333333333333" calcext:value-type="float">
            <text:p>0,1453</text:p>
          </table:table-cell>
          <table:table-cell table:style-name="ce27" office:value-type="float" office:value="0.566" calcext:value-type="float">
            <text:p>0,5660</text:p>
          </table:table-cell>
          <table:table-cell table:style-name="ce19" office:value-type="float" office:value="0.132" calcext:value-type="float">
            <text:p>0,132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covered-table-cell table:style-name="ce40" office:value-type="string" calcext:value-type="string">
            <text:p>Decision Tree</text:p>
          </table:covered-table-cell>
          <table:table-cell office:value-type="string" calcext:value-type="string">
            <text:p>M2</text:p>
          </table:table-cell>
          <table:table-cell office:value-type="float" office:value="0.552666666666667" calcext:value-type="float">
            <text:p>0,5527</text:p>
          </table:table-cell>
          <table:table-cell office:value-type="float" office:value="0.105333333333333" calcext:value-type="float">
            <text:p>0,1053</text:p>
          </table:table-cell>
          <table:table-cell office:value-type="float" office:value="0.557333333333333" calcext:value-type="float">
            <text:p>0,5573</text:p>
          </table:table-cell>
          <table:table-cell office:value-type="float" office:value="0.114666666666667" calcext:value-type="float">
            <text:p>0,114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3">
          <table:table-cell table:number-columns-repeated="2"/>
          <table:covered-table-cell table:style-name="ce9"/>
          <table:table-cell table:style-name="ce15" office:value-type="string" calcext:value-type="string">
            <text:p>LBR</text:p>
          </table:table-cell>
          <table:table-cell table:style-name="ce21" office:value-type="float" office:value="0.507333333333333" calcext:value-type="float">
            <text:p>0,5073</text:p>
          </table:table-cell>
          <table:table-cell table:style-name="ce25" office:value-type="float" office:value="0.0146666666666666" calcext:value-type="float">
            <text:p>0,0147</text:p>
          </table:table-cell>
          <table:table-cell table:style-name="ce28" office:value-type="float" office:value="0.506" calcext:value-type="float">
            <text:p>0,5060</text:p>
          </table:table-cell>
          <table:table-cell table:style-name="ce30" office:value-type="float" office:value="0.012" calcext:value-type="float">
            <text:p>0,01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  <table:covered-table-cell office:value-type="string" calcext:value-type="string">
            <text:p>Decision Tree</text:p>
          </table:covered-table-cell>
          <table:table-cell table:style-name="ce42" office:value-type="string" calcext:value-type="string">
            <text:p>M1</text:p>
          </table:table-cell>
          <table:table-cell table:style-name="ce21" office:value-type="float" office:value="0.572666666666667" calcext:value-type="float">
            <text:p>0,5727</text:p>
          </table:table-cell>
          <table:table-cell table:style-name="ce25" office:value-type="float" office:value="0.145333333333333" calcext:value-type="float">
            <text:p>0,1453</text:p>
          </table:table-cell>
          <table:table-cell table:style-name="ce28" office:value-type="float" office:value="0.566" calcext:value-type="float">
            <text:p>0,5660</text:p>
          </table:table-cell>
          <table:table-cell table:style-name="ce30" office:value-type="float" office:value="0.132" calcext:value-type="float">
            <text:p>0,132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3">
          <table:table-cell table:number-columns-repeated="2"/>
          <table:table-cell office:value-type="string" calcext:value-type="string" table:number-columns-spanned="1" table:number-rows-spanned="6">
            <text:p>M2</text:p>
          </table:table-cell>
          <table:table-cell office:value-type="string" calcext:value-type="string">
            <text:p>MLP</text:p>
          </table:table-cell>
          <table:table-cell office:value-type="float" office:value="0.585333333333333" calcext:value-type="float">
            <text:p>0,5853</text:p>
          </table:table-cell>
          <table:table-cell office:value-type="float" office:value="0.170666666666667" calcext:value-type="float">
            <text:p>0,1707</text:p>
          </table:table-cell>
          <table:table-cell office:value-type="float" office:value="0.586" calcext:value-type="float">
            <text:p>0,5860</text:p>
          </table:table-cell>
          <table:table-cell office:value-type="float" office:value="0.172" calcext:value-type="float">
            <text:p>0,17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 table:number-columns-spanned="1" table:number-rows-spanned="3">
            <text:p>LBR</text:p>
          </table:table-cell>
          <table:table-cell office:value-type="string" calcext:value-type="string">
            <text:p>M3</text:p>
          </table:table-cell>
          <table:table-cell table:style-name="ce20" office:value-type="float" office:value="0.655333333333333" calcext:value-type="float">
            <text:p>0,6553</text:p>
          </table:table-cell>
          <table:table-cell table:style-name="ce24" office:value-type="float" office:value="0.310666666666667" calcext:value-type="float">
            <text:p>0,3107</text:p>
          </table:table-cell>
          <table:table-cell table:style-name="ce27" office:value-type="float" office:value="0.646" calcext:value-type="float">
            <text:p>0,6460</text:p>
          </table:table-cell>
          <table:table-cell table:style-name="ce19" office:value-type="float" office:value="0.292" calcext:value-type="float">
            <text:p>0,292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DT</text:p>
          </table:table-cell>
          <table:table-cell office:value-type="float" office:value="0.552666666666667" calcext:value-type="float">
            <text:p>0,5527</text:p>
          </table:table-cell>
          <table:table-cell office:value-type="float" office:value="0.105333333333333" calcext:value-type="float">
            <text:p>0,1053</text:p>
          </table:table-cell>
          <table:table-cell office:value-type="float" office:value="0.557333333333333" calcext:value-type="float">
            <text:p>0,5573</text:p>
          </table:table-cell>
          <table:table-cell office:value-type="float" office:value="0.114666666666667" calcext:value-type="float">
            <text:p>0,11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0" office:value-type="string" calcext:value-type="string">
            <text:p>LogisticBayesRegression</text:p>
          </table:covered-table-cell>
          <table:table-cell office:value-type="string" calcext:value-type="string">
            <text:p>M1</text:p>
          </table:table-cell>
          <table:table-cell table:style-name="ce20" office:value-type="float" office:value="0.507333333333333" calcext:value-type="float">
            <text:p>0,5073</text:p>
          </table:table-cell>
          <table:table-cell table:style-name="ce24" office:value-type="float" office:value="0.0146666666666666" calcext:value-type="float">
            <text:p>0,0147</text:p>
          </table:table-cell>
          <table:table-cell table:style-name="ce27" office:value-type="float" office:value="0.506" calcext:value-type="float">
            <text:p>0,5060</text:p>
          </table:table-cell>
          <table:table-cell table:style-name="ce19" office:value-type="float" office:value="0.012" calcext:value-type="float">
            <text:p>0,012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RF</text:p>
          </table:table-cell>
          <table:table-cell office:value-type="float" office:value="0.541333333333333" calcext:value-type="float">
            <text:p>0,5413</text:p>
          </table:table-cell>
          <table:table-cell office:value-type="float" office:value="0.0826666666666667" calcext:value-type="float">
            <text:p>0,0827</text:p>
          </table:table-cell>
          <table:table-cell office:value-type="float" office:value="0.542" calcext:value-type="float">
            <text:p>0,5420</text:p>
          </table:table-cell>
          <table:table-cell office:value-type="float" office:value="0.0840000000000001" calcext:value-type="float">
            <text:p>0,08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office:value-type="string" calcext:value-type="string">
            <text:p>LogisticBayesRegression</text:p>
          </table:covered-table-cell>
          <table:table-cell table:style-name="ce42" office:value-type="string" calcext:value-type="string">
            <text:p>M2</text:p>
          </table:table-cell>
          <table:table-cell table:style-name="ce21" office:value-type="float" office:value="0.502666666666667" calcext:value-type="float">
            <text:p>0,5027</text:p>
          </table:table-cell>
          <table:table-cell table:style-name="ce25" office:value-type="float" office:value="0.00533333333333341" calcext:value-type="float">
            <text:p>0,0053</text:p>
          </table:table-cell>
          <table:table-cell table:style-name="ce28" office:value-type="float" office:value="0.502" calcext:value-type="float">
            <text:p>0,5020</text:p>
          </table:table-cell>
          <table:table-cell table:style-name="ce30" office:value-type="float" office:value="0.004" calcext:value-type="float">
            <text:p>0,004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LR</text:p>
          </table:table-cell>
          <table:table-cell table:style-name="ce20" office:value-type="float" office:value="0.592666666666667" calcext:value-type="float">
            <text:p>0,5927</text:p>
          </table:table-cell>
          <table:table-cell table:style-name="ce24" office:value-type="float" office:value="0.185333333333333" calcext:value-type="float">
            <text:p>0,1853</text:p>
          </table:table-cell>
          <table:table-cell table:style-name="ce27" office:value-type="float" office:value="0.59" calcext:value-type="float">
            <text:p>0,5900</text:p>
          </table:table-cell>
          <table:table-cell table:style-name="ce19" office:value-type="float" office:value="0.18" calcext:value-type="float">
            <text:p>0,18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 table:number-columns-spanned="1" table:number-rows-spanned="3">
            <text:p>LR</text:p>
          </table:table-cell>
          <table:table-cell office:value-type="string" calcext:value-type="string">
            <text:p>M1</text:p>
          </table:table-cell>
          <table:table-cell office:value-type="float" office:value="0.600666666666667" calcext:value-type="float">
            <text:p>0,6007</text:p>
          </table:table-cell>
          <table:table-cell office:value-type="float" office:value="0.201333333333333" calcext:value-type="float">
            <text:p>0,2013</text:p>
          </table:table-cell>
          <table:table-cell office:value-type="float" office:value="0.604666666666667" calcext:value-type="float">
            <text:p>0,6047</text:p>
          </table:table-cell>
          <table:table-cell office:value-type="float" office:value="0.209333333333333" calcext:value-type="float">
            <text:p>0,2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BN</text:p>
          </table:table-cell>
          <table:table-cell table:style-name="ce20" office:value-type="float" office:value="0.522" calcext:value-type="float">
            <text:p>0,5220</text:p>
          </table:table-cell>
          <table:table-cell table:style-name="ce24" office:value-type="float" office:value="0.0440000000000001" calcext:value-type="float">
            <text:p>0,0440</text:p>
          </table:table-cell>
          <table:table-cell table:style-name="ce27" office:value-type="float" office:value="0.521333333333333" calcext:value-type="float">
            <text:p>0,5213</text:p>
          </table:table-cell>
          <table:table-cell table:style-name="ce19" office:value-type="float" office:value="0.0426666666666666" calcext:value-type="float">
            <text:p>0,04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0" office:value-type="string" calcext:value-type="string">
            <text:p>Logistic Regression</text:p>
          </table:covered-table-cell>
          <table:table-cell office:value-type="string" calcext:value-type="string">
            <text:p>M3</text:p>
          </table:table-cell>
          <table:table-cell table:style-name="ce20" office:value-type="float" office:value="0.639333333333333" calcext:value-type="float">
            <text:p>0,6393</text:p>
          </table:table-cell>
          <table:table-cell table:style-name="ce24" office:value-type="float" office:value="0.278666666666667" calcext:value-type="float">
            <text:p>0,2787</text:p>
          </table:table-cell>
          <table:table-cell table:style-name="ce27" office:value-type="float" office:value="0.636" calcext:value-type="float">
            <text:p>0,6360</text:p>
          </table:table-cell>
          <table:table-cell table:style-name="ce19" office:value-type="float" office:value="0.272" calcext:value-type="float">
            <text:p>0,272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15" office:value-type="string" calcext:value-type="string">
            <text:p>LBR</text:p>
          </table:table-cell>
          <table:table-cell table:style-name="ce21" office:value-type="float" office:value="0.502666666666667" calcext:value-type="float">
            <text:p>0,5027</text:p>
          </table:table-cell>
          <table:table-cell table:style-name="ce25" office:value-type="float" office:value="0.00533333333333341" calcext:value-type="float">
            <text:p>0,0053</text:p>
          </table:table-cell>
          <table:table-cell table:style-name="ce28" office:value-type="float" office:value="0.502" calcext:value-type="float">
            <text:p>0,5020</text:p>
          </table:table-cell>
          <table:table-cell table:style-name="ce30" office:value-type="float" office:value="0.004" calcext:value-type="float">
            <text:p>0,004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  <table:covered-table-cell office:value-type="string" calcext:value-type="string">
            <text:p>Logistic Regression</text:p>
          </table:covered-table-cell>
          <table:table-cell table:style-name="ce42" office:value-type="string" calcext:value-type="string">
            <text:p>M2</text:p>
          </table:table-cell>
          <table:table-cell table:style-name="ce21" office:value-type="float" office:value="0.592666666666667" calcext:value-type="float">
            <text:p>0,5927</text:p>
          </table:table-cell>
          <table:table-cell table:style-name="ce25" office:value-type="float" office:value="0.185333333333333" calcext:value-type="float">
            <text:p>0,1853</text:p>
          </table:table-cell>
          <table:table-cell table:style-name="ce28" office:value-type="float" office:value="0.59" calcext:value-type="float">
            <text:p>0,5900</text:p>
          </table:table-cell>
          <table:table-cell table:style-name="ce30" office:value-type="float" office:value="0.18" calcext:value-type="float">
            <text:p>0,180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 table:number-columns-spanned="1" table:number-rows-spanned="6">
            <text:p>M3</text:p>
          </table:table-cell>
          <table:table-cell office:value-type="string" calcext:value-type="string">
            <text:p>MLP</text:p>
          </table:table-cell>
          <table:table-cell office:value-type="float" office:value="0.609333333333333" calcext:value-type="float">
            <text:p>0,6093</text:p>
          </table:table-cell>
          <table:table-cell office:value-type="float" office:value="0.218666666666667" calcext:value-type="float">
            <text:p>0,2187</text:p>
          </table:table-cell>
          <table:table-cell office:value-type="float" office:value="0.636" calcext:value-type="float">
            <text:p>0,6360</text:p>
          </table:table-cell>
          <table:table-cell office:value-type="float" office:value="0.272" calcext:value-type="float">
            <text:p>0,27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 table:number-columns-spanned="1" table:number-rows-spanned="3">
            <text:p>MLP</text:p>
          </table:table-cell>
          <table:table-cell office:value-type="string" calcext:value-type="string">
            <text:p>M3</text:p>
          </table:table-cell>
          <table:table-cell office:value-type="float" office:value="0.609333333333333" calcext:value-type="float">
            <text:p>0,6093</text:p>
          </table:table-cell>
          <table:table-cell office:value-type="float" office:value="0.218666666666667" calcext:value-type="float">
            <text:p>0,2187</text:p>
          </table:table-cell>
          <table:table-cell office:value-type="float" office:value="0.636" calcext:value-type="float">
            <text:p>0,6360</text:p>
          </table:table-cell>
          <table:table-cell office:value-type="float" office:value="0.272" calcext:value-type="float">
            <text:p>0,2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DT</text:p>
          </table:table-cell>
          <table:table-cell office:value-type="float" office:value="0.591333333333333" calcext:value-type="float">
            <text:p>0,5913</text:p>
          </table:table-cell>
          <table:table-cell office:value-type="float" office:value="0.182666666666667" calcext:value-type="float">
            <text:p>0,1827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0" office:value-type="string" calcext:value-type="string">
            <text:p>MLP</text:p>
          </table:covered-table-cell>
          <table:table-cell office:value-type="string" calcext:value-type="string">
            <text:p>M2</text:p>
          </table:table-cell>
          <table:table-cell office:value-type="float" office:value="0.585333333333333" calcext:value-type="float">
            <text:p>0,5853</text:p>
          </table:table-cell>
          <table:table-cell office:value-type="float" office:value="0.170666666666667" calcext:value-type="float">
            <text:p>0,1707</text:p>
          </table:table-cell>
          <table:table-cell office:value-type="float" office:value="0.586" calcext:value-type="float">
            <text:p>0,5860</text:p>
          </table:table-cell>
          <table:table-cell office:value-type="float" office:value="0.172" calcext:value-type="float">
            <text:p>0,1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BN</text:p>
          </table:table-cell>
          <table:table-cell office:value-type="float" office:value="0.522666666666667" calcext:value-type="float">
            <text:p>0,5227</text:p>
          </table:table-cell>
          <table:table-cell office:value-type="float" office:value="0.0453333333333332" calcext:value-type="float">
            <text:p>0,0453</text:p>
          </table:table-cell>
          <table:table-cell office:value-type="float" office:value="0.559333333333333" calcext:value-type="float">
            <text:p>0,5593</text:p>
          </table:table-cell>
          <table:table-cell office:value-type="float" office:value="0.118666666666667" calcext:value-type="float">
            <text:p>0,118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office:value-type="string" calcext:value-type="string">
            <text:p>MLP</text:p>
          </table:covered-table-cell>
          <table:table-cell table:style-name="ce42" office:value-type="string" calcext:value-type="string">
            <text:p>M1</text:p>
          </table:table-cell>
          <table:table-cell table:style-name="ce21" office:value-type="float" office:value="0.580666666666667" calcext:value-type="float">
            <text:p>0,5807</text:p>
          </table:table-cell>
          <table:table-cell table:style-name="ce25" office:value-type="float" office:value="0.161333333333333" calcext:value-type="float">
            <text:p>0,1613</text:p>
          </table:table-cell>
          <table:table-cell table:style-name="ce28" office:value-type="float" office:value="0.574" calcext:value-type="float">
            <text:p>0,5740</text:p>
          </table:table-cell>
          <table:table-cell table:style-name="ce30" office:value-type="float" office:value="0.148" calcext:value-type="float">
            <text:p>0,148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LBR</text:p>
          </table:table-cell>
          <table:table-cell table:style-name="ce20" office:value-type="float" office:value="0.655333333333333" calcext:value-type="float">
            <text:p>0,6553</text:p>
          </table:table-cell>
          <table:table-cell table:style-name="ce24" office:value-type="float" office:value="0.310666666666667" calcext:value-type="float">
            <text:p>0,3107</text:p>
          </table:table-cell>
          <table:table-cell table:style-name="ce27" office:value-type="float" office:value="0.646" calcext:value-type="float">
            <text:p>0,6460</text:p>
          </table:table-cell>
          <table:table-cell table:style-name="ce19" office:value-type="float" office:value="0.292" calcext:value-type="float">
            <text:p>0,29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 table:number-columns-spanned="1" table:number-rows-spanned="3">
            <text:p>RF</text:p>
          </table:table-cell>
          <table:table-cell office:value-type="string" calcext:value-type="string">
            <text:p>M1</text:p>
          </table:table-cell>
          <table:table-cell office:value-type="float" office:value="0.542666666666667" calcext:value-type="float">
            <text:p>0,5427</text:p>
          </table:table-cell>
          <table:table-cell office:value-type="float" office:value="0.0853333333333333" calcext:value-type="float">
            <text:p>0,0853</text:p>
          </table:table-cell>
          <table:table-cell office:value-type="float" office:value="0.57" calcext:value-type="float">
            <text:p>0,5700</text:p>
          </table:table-cell>
          <table:table-cell office:value-type="float" office:value="0.14" calcext:value-type="float">
            <text:p>0,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office:value-type="string" calcext:value-type="string">
            <text:p>RF</text:p>
          </table:table-cell>
          <table:table-cell table:style-name="ce20" office:value-type="float" office:value="0.650666666666667" calcext:value-type="float">
            <text:p>0,6507</text:p>
          </table:table-cell>
          <table:table-cell table:style-name="ce24" office:value-type="float" office:value="0.301333333333333" calcext:value-type="float">
            <text:p>0,3013</text:p>
          </table:table-cell>
          <table:table-cell table:style-name="ce27" office:value-type="float" office:value="0.648" calcext:value-type="float">
            <text:p>0,6480</text:p>
          </table:table-cell>
          <table:table-cell table:style-name="ce19" office:value-type="float" office:value="0.296" calcext:value-type="float">
            <text:p>0,29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0" office:value-type="string" calcext:value-type="string">
            <text:p>RandomForset</text:p>
          </table:covered-table-cell>
          <table:table-cell office:value-type="string" calcext:value-type="string">
            <text:p>M2</text:p>
          </table:table-cell>
          <table:table-cell office:value-type="float" office:value="0.541333333333333" calcext:value-type="float">
            <text:p>0,5413</text:p>
          </table:table-cell>
          <table:table-cell office:value-type="float" office:value="0.0826666666666667" calcext:value-type="float">
            <text:p>0,0827</text:p>
          </table:table-cell>
          <table:table-cell office:value-type="float" office:value="0.542" calcext:value-type="float">
            <text:p>0,5420</text:p>
          </table:table-cell>
          <table:table-cell office:value-type="float" office:value="0.0840000000000001" calcext:value-type="float">
            <text:p>0,08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covered-table-cell/>
          <table:table-cell table:style-name="ce15" office:value-type="string" calcext:value-type="string">
            <text:p>LR</text:p>
          </table:table-cell>
          <table:table-cell table:style-name="ce21" office:value-type="float" office:value="0.639333333333333" calcext:value-type="float">
            <text:p>0,6393</text:p>
          </table:table-cell>
          <table:table-cell table:style-name="ce25" office:value-type="float" office:value="0.278666666666667" calcext:value-type="float">
            <text:p>0,2787</text:p>
          </table:table-cell>
          <table:table-cell table:style-name="ce28" office:value-type="float" office:value="0.636" calcext:value-type="float">
            <text:p>0,6360</text:p>
          </table:table-cell>
          <table:table-cell table:style-name="ce30" office:value-type="float" office:value="0.272" calcext:value-type="float">
            <text:p>0,272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  <table:covered-table-cell office:value-type="string" calcext:value-type="string">
            <text:p>RandomForset</text:p>
          </table:covered-table-cell>
          <table:table-cell table:style-name="ce42" office:value-type="string" calcext:value-type="string">
            <text:p>M3</text:p>
          </table:table-cell>
          <table:table-cell table:style-name="ce21" office:value-type="float" office:value="0.650666666666667" calcext:value-type="float">
            <text:p>0,6507</text:p>
          </table:table-cell>
          <table:table-cell table:style-name="ce25" office:value-type="float" office:value="0.301333333333333" calcext:value-type="float">
            <text:p>0,3013</text:p>
          </table:table-cell>
          <table:table-cell table:style-name="ce28" office:value-type="float" office:value="0.648" calcext:value-type="float">
            <text:p>0,6480</text:p>
          </table:table-cell>
          <table:table-cell table:style-name="ce30" office:value-type="float" office:value="0.296" calcext:value-type="float">
            <text:p>0,296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1" office:value-type="string" calcext:value-type="string" table:number-columns-spanned="7" table:number-rows-spanned="1">
            <text:p>tbl/dev-tok-mth-summary.tex</text:p>
          </table:table-cell>
          <table:covered-table-cell table:style-name="ce11" office:value-type="string" calcext:value-type="string">
            <text:p>tbl/dev-tok-summary.tex</text:p>
          </table:covered-table-cell>
          <table:covered-table-cell table:number-columns-repeated="3" table:style-name="ce22"/>
          <table:covered-table-cell table:number-columns-repeated="2" table:style-name="ce31"/>
          <table:table-cell table:style-name="ce37"/>
          <table:table-cell/>
          <table:table-cell table:style-name="ce4"/>
          <table:table-cell table:style-name="ce11" office:value-type="string" calcext:value-type="string" table:number-columns-spanned="7" table:number-rows-spanned="1">
            <text:p>tbl/dev-tok-cls-summary.tex</text:p>
          </table:table-cell>
          <table:covered-table-cell table:style-name="ce11" office:value-type="string" calcext:value-type="string">
            <text:p>tbl/dev-tok-summary.tex</text:p>
          </table:covered-table-cell>
          <table:covered-table-cell table:number-columns-repeated="3" table:style-name="ce22"/>
          <table:covered-table-cell table:number-columns-repeated="2" table:style-name="ce31"/>
          <table:table-cell table:style-name="ce37"/>
          <table:table-cell/>
        </table:table-row>
      </table:table>
      <table:table table:name="StopWords" table:style-name="ta1">
        <table:table-column table:style-name="co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column table:style-name="co15" table:default-cell-style-name="ce56"/>
        <table:table-column table:style-name="co16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19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 table:style-name="ce5" office:value-type="string" calcext:value-type="string" table:number-columns-spanned="7" table:number-rows-spanned="1">
            <text:p>Method's performance regarding stop words ( per method )</text:p>
          </table:table-cell>
          <table:covered-table-cell table:style-name="ce5" office:value-type="string" calcext:value-type="string">
            <text:p>Method's performance using custom tokenizer</text:p>
          </table:covered-table-cell>
          <table:covered-table-cell table:number-columns-repeated="3" table:style-name="ce16"/>
          <table:covered-table-cell table:number-columns-repeated="2"/>
          <table:table-cell table:style-name="ce36"/>
          <table:table-cell/>
          <table:table-cell table:style-name="ce1"/>
          <table:table-cell table:style-name="ce5" office:value-type="string" calcext:value-type="string" table:number-columns-spanned="7" table:number-rows-spanned="1">
            <text:p>Method's performance regarding stop words ( per classifier )</text:p>
          </table:table-cell>
          <table:covered-table-cell table:style-name="ce5" office:value-type="string" calcext:value-type="string">
            <text:p>Method's performance using custom tokenizer</text:p>
          </table:covered-table-cell>
          <table:covered-table-cell table:number-columns-repeated="3" table:style-name="ce16"/>
          <table:covered-table-cell table:number-columns-repeated="2"/>
          <table:table-cell table:style-name="ce36"/>
          <table:table-cell table:number-columns-repeated="15"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1" table:number-rows-spanned="2">
            <text:p>Method</text:p>
          </table:table-cell>
          <table:table-cell table:style-name="ce6" office:value-type="string" calcext:value-type="string" table:number-columns-spanned="1" table:number-rows-spanned="2">
            <text:p>Classifier</text:p>
          </table:table-cell>
          <table:table-cell table:style-name="ce17" office:value-type="string" calcext:value-type="string" table:number-columns-spanned="2" table:number-rows-spanned="1">
            <text:p>With</text:p>
          </table:table-cell>
          <table:covered-table-cell table:style-name="ce17" office:value-type="string" calcext:value-type="string">
            <text:p>M2</text:p>
          </table:covered-table-cell>
          <table:table-cell table:style-name="ce17" office:value-type="string" calcext:value-type="string" table:number-columns-spanned="2" table:number-rows-spanned="1">
            <text:p>Without</text:p>
          </table:table-cell>
          <table:covered-table-cell table:style-name="ce29"/>
          <table:table-cell table:style-name="ce32" office:value-type="string" calcext:value-type="string" table:number-columns-spanned="1" table:number-rows-spanned="2">
            <text:p>W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 table:number-columns-spanned="1" table:number-rows-spanned="2">
            <text:p>Classifier</text:p>
          </table:table-cell>
          <table:table-cell table:style-name="ce6" office:value-type="string" calcext:value-type="string" table:number-columns-spanned="1" table:number-rows-spanned="2">
            <text:p>Method</text:p>
          </table:table-cell>
          <table:table-cell table:style-name="ce43" office:value-type="string" calcext:value-type="string" table:number-columns-spanned="2" table:number-rows-spanned="1">
            <text:p>With</text:p>
          </table:table-cell>
          <table:covered-table-cell table:style-name="ce43" office:value-type="string" calcext:value-type="string">
            <text:p>M2</text:p>
          </table:covered-table-cell>
          <table:table-cell table:style-name="ce43" office:value-type="string" calcext:value-type="string" table:number-columns-spanned="2" table:number-rows-spanned="1">
            <text:p>Without</text:p>
          </table:table-cell>
          <table:covered-table-cell table:style-name="ce32"/>
          <table:table-cell table:style-name="ce32" office:value-type="string" calcext:value-type="string" table:number-columns-spanned="1" table:number-rows-spanned="2">
            <text:p>W</text:p>
          </table:table-cell>
          <table:table-cell table:style-name="ce2"/>
          <table:table-cell table:number-columns-repeated="15"/>
        </table:table-row>
        <table:table-row table:style-name="ro2">
          <table:table-cell/>
          <table:table-cell table:style-name="ce2"/>
          <table:covered-table-cell table:style-name="ce7"/>
          <table:covered-table-cell table:style-name="ce12" office:value-type="string" calcext:value-type="string">
            <text:p>LogisticRegression</text:p>
          </table:covered-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covered-table-cell table:style-name="ce33"/>
          <table:table-cell table:style-name="ce2"/>
          <table:table-cell/>
          <table:table-cell table:style-name="ce2"/>
          <table:covered-table-cell table:style-name="ce38" office:value-type="string" calcext:value-type="string">
            <text:p>Logistic Regression</text:p>
          </table:covered-table-cell>
          <table:covered-table-cell table:style-name="ce38" office:value-type="string" calcext:value-type="string">
            <text:p>LogisticRegression</text:p>
          </table:covered-table-cell>
          <table:table-cell table:style-name="ce44" office:value-type="string" calcext:value-type="string">
            <text:p>ACC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ACC</text:p>
          </table:table-cell>
          <table:table-cell table:style-name="ce44" office:value-type="string" calcext:value-type="string">
            <text:p>K</text:p>
          </table:table-cell>
          <table:covered-table-cell table:style-name="ce33"/>
          <table:table-cell table:style-name="ce2"/>
          <table:table-cell table:number-columns-repeated="15"/>
        </table:table-row>
        <table:table-row table:style-name="ro3">
          <table:table-cell/>
          <table:table-cell table:style-name="ce2"/>
          <table:table-cell table:style-name="ce8" office:value-type="string" calcext:value-type="string" table:number-columns-spanned="1" table:number-rows-spanned="6">
            <text:p>M1</text:p>
          </table:table-cell>
          <table:table-cell table:style-name="ce13" office:value-type="string" calcext:value-type="string">
            <text:p>MLP</text:p>
          </table:table-cell>
          <table:table-cell table:style-name="ce48" office:value-type="float" office:value="0.548" calcext:value-type="float">
            <text:p>0,5480</text:p>
          </table:table-cell>
          <table:table-cell table:style-name="ce50" office:value-type="float" office:value="0.0960000000000001" calcext:value-type="float">
            <text:p>0,0960</text:p>
          </table:table-cell>
          <table:table-cell table:style-name="ce26" office:value-type="float" office:value="0.574" calcext:value-type="float">
            <text:p>0,5740</text:p>
          </table:table-cell>
          <table:table-cell table:style-name="ce20" office:value-type="float" office:value="0.148" calcext:value-type="float">
            <text:p>0,1480</text:p>
          </table:table-cell>
          <table:table-cell table:style-name="ce34"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table-cell table:style-name="ce39" office:value-type="string" calcext:value-type="string" table:number-columns-spanned="1" table:number-rows-spanned="3">
            <text:p>BN</text:p>
          </table:table-cell>
          <table:table-cell table:style-name="ce41" office:value-type="string" calcext:value-type="string">
            <text:p>M1</text:p>
          </table:table-cell>
          <table:table-cell table:style-name="ce48" office:value-type="float" office:value="0.565333333333333" calcext:value-type="float">
            <text:p>0,5653</text:p>
          </table:table-cell>
          <table:table-cell table:style-name="ce50" office:value-type="float" office:value="0.130666666666667" calcext:value-type="float">
            <text:p>0,1307</text:p>
          </table:table-cell>
          <table:table-cell table:style-name="ce26" office:value-type="float" office:value="0.572666666666667" calcext:value-type="float">
            <text:p>0,5727</text:p>
          </table:table-cell>
          <table:table-cell table:style-name="ce20" office:value-type="float" office:value="0.145333333333333" calcext:value-type="float">
            <text:p>0,1453</text:p>
          </table:table-cell>
          <table:table-cell table:style-name="ce45" office:value-type="float" office:value="0" calcext:value-type="float">
            <text:p>0</text:p>
          </table:table-cell>
          <table:table-cell table:style-name="ce2"/>
          <table:table-cell table:number-columns-repeated="15"/>
        </table:table-row>
        <table:table-row table:style-name="ro3">
          <table:table-cell/>
          <table:table-cell table:style-name="ce2"/>
          <table:covered-table-cell table:style-name="ce9"/>
          <table:table-cell table:style-name="ce13" office:value-type="string" calcext:value-type="string">
            <text:p>BN</text:p>
          </table:table-cell>
          <table:table-cell table:style-name="ce48" office:value-type="float" office:value="0.565333333333333" calcext:value-type="float">
            <text:p>0,5653</text:p>
          </table:table-cell>
          <table:table-cell table:style-name="ce50" office:value-type="float" office:value="0.130666666666667" calcext:value-type="float">
            <text:p>0,1307</text:p>
          </table:table-cell>
          <table:table-cell table:style-name="ce26" office:value-type="float" office:value="0.572666666666667" calcext:value-type="float">
            <text:p>0,5727</text:p>
          </table:table-cell>
          <table:table-cell table:style-name="ce20" office:value-type="float" office:value="0.145333333333333" calcext:value-type="float">
            <text:p>0,1453</text:p>
          </table:table-cell>
          <table:table-cell table:style-name="ce34"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covered-table-cell table:style-name="ce40"/>
          <table:table-cell table:style-name="ce41" office:value-type="string" calcext:value-type="string">
            <text:p>M3</text:p>
          </table:table-cell>
          <table:table-cell table:style-name="ce48" office:value-type="float" office:value="0.507333333333333" calcext:value-type="float">
            <text:p>0,5073</text:p>
          </table:table-cell>
          <table:table-cell table:style-name="ce50" office:value-type="float" office:value="0.0146666666666666" calcext:value-type="float">
            <text:p>0,0147</text:p>
          </table:table-cell>
          <table:table-cell table:style-name="ce26" office:value-type="float" office:value="0.559333333333333" calcext:value-type="float">
            <text:p>0,5593</text:p>
          </table:table-cell>
          <table:table-cell table:style-name="ce20" office:value-type="float" office:value="0.118666666666667" calcext:value-type="float">
            <text:p>0,1187</text:p>
          </table:table-cell>
          <table:table-cell table:style-name="ce45" office:value-type="float" office:value="0" calcext:value-type="float">
            <text:p>0</text:p>
          </table:table-cell>
          <table:table-cell table:style-name="ce2"/>
          <table:table-cell table:number-columns-repeated="15"/>
        </table:table-row>
        <table:table-row table:style-name="ro3">
          <table:table-cell/>
          <table:table-cell table:style-name="ce2"/>
          <table:covered-table-cell table:style-name="ce9"/>
          <table:table-cell table:style-name="ce13" office:value-type="string" calcext:value-type="string">
            <text:p>RF</text:p>
          </table:table-cell>
          <table:table-cell table:style-name="ce48" office:value-type="float" office:value="0.566666666666667" calcext:value-type="float">
            <text:p>0,5667</text:p>
          </table:table-cell>
          <table:table-cell table:style-name="ce50" office:value-type="float" office:value="0.133333333333333" calcext:value-type="float">
            <text:p>0,1333</text:p>
          </table:table-cell>
          <table:table-cell table:style-name="ce26" office:value-type="float" office:value="0.57" calcext:value-type="float">
            <text:p>0,5700</text:p>
          </table:table-cell>
          <table:table-cell table:style-name="ce20" office:value-type="float" office:value="0.14" calcext:value-type="float">
            <text:p>0,1400</text:p>
          </table:table-cell>
          <table:table-cell table:style-name="ce34"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covered-table-cell table:style-name="ce39"/>
          <table:table-cell table:style-name="ce42" office:value-type="string" calcext:value-type="string">
            <text:p>M2</text:p>
          </table:table-cell>
          <table:table-cell table:style-name="ce21" office:value-type="float" office:value="0.572289156626506" calcext:value-type="float">
            <text:p>0,5723</text:p>
          </table:table-cell>
          <table:table-cell table:style-name="ce25" office:value-type="float" office:value="0.144612037682494" calcext:value-type="float">
            <text:p>0,1446</text:p>
          </table:table-cell>
          <table:table-cell table:style-name="ce53" office:value-type="float" office:value="0.521333333333333" calcext:value-type="float">
            <text:p>0,5213</text:p>
          </table:table-cell>
          <table:table-cell table:style-name="ce49" office:value-type="float" office:value="0.0426666666666666" calcext:value-type="float">
            <text:p>0,0427</text:p>
          </table:table-cell>
          <table:table-cell table:style-name="ce46" office:value-type="float" office:value="1" calcext:value-type="float">
            <text:p>1</text:p>
          </table:table-cell>
          <table:table-cell table:style-name="ce2"/>
          <table:table-cell table:number-columns-repeated="15"/>
        </table:table-row>
        <table:table-row table:style-name="ro3">
          <table:table-cell/>
          <table:table-cell table:style-name="ce2"/>
          <table:covered-table-cell table:style-name="ce9"/>
          <table:table-cell table:style-name="ce13" office:value-type="string" calcext:value-type="string">
            <text:p>DT</text:p>
          </table:table-cell>
          <table:table-cell table:style-name="ce48" office:value-type="float" office:value="0.56" calcext:value-type="float">
            <text:p>0,5600</text:p>
          </table:table-cell>
          <table:table-cell table:style-name="ce50" office:value-type="float" office:value="0.12" calcext:value-type="float">
            <text:p>0,1200</text:p>
          </table:table-cell>
          <table:table-cell table:style-name="ce26" office:value-type="float" office:value="0.566" calcext:value-type="float">
            <text:p>0,5660</text:p>
          </table:table-cell>
          <table:table-cell table:style-name="ce20" office:value-type="float" office:value="0.132" calcext:value-type="float">
            <text:p>0,1320</text:p>
          </table:table-cell>
          <table:table-cell table:style-name="ce34" office:value-type="float" office:value="0" calcext:value-type="float">
            <text:p>0</text:p>
          </table:table-cell>
          <table:table-cell table:style-name="ce2"/>
          <table:table-cell/>
          <table:table-cell table:style-name="ce2"/>
          <table:table-cell table:style-name="ce39" office:value-type="string" calcext:value-type="string" table:number-columns-spanned="1" table:number-rows-spanned="3">
            <text:p>DT</text:p>
          </table:table-cell>
          <table:table-cell table:style-name="ce41" office:value-type="string" calcext:value-type="string">
            <text:p>M3</text:p>
          </table:table-cell>
          <table:table-cell table:style-name="ce48" office:value-type="float" office:value="0.500666666666667" calcext:value-type="float">
            <text:p>0,5007</text:p>
          </table:table-cell>
          <table:table-cell table:style-name="ce50" office:value-type="float" office:value="0.00133333333333341" calcext:value-type="float">
            <text:p>0,0013</text:p>
          </table:table-cell>
          <table:table-cell table:style-name="ce26" office:value-type="float" office:value="0.601333333333333" calcext:value-type="float">
            <text:p>0,6013</text:p>
          </table:table-cell>
          <table:table-cell table:style-name="ce20" office:value-type="float" office:value="0.202666666666667" calcext:value-type="float">
            <text:p>0,2027</text:p>
          </table:table-cell>
          <table:table-cell table:style-name="ce45" office:value-type="float" office:value="0" calcext:value-type="float">
            <text:p>0</text:p>
          </table:table-cell>
          <table:table-cell table:style-name="ce2"/>
          <table:table-cell table:number-columns-repeated="15"/>
        </table:table-row>
        <table:table-row table:style-name="ro3">
          <table:table-cell/>
          <table:table-cell table:style-name="ce2"/>
          <table:covered-table-cell table:style-name="ce9"/>
          <table:table-cell table:style-name="ce14" office:value-type="string" calcext:value-type="string">
            <text:p>LR</text:p>
          </table:table-cell>
          <table:table-cell table:style-name="ce20" office:value-type="float" office:value="0.618" calcext:value-type="float">
            <text:p>0,6180</text:p>
          </table:table-cell>
          <table:table-cell table:style-name="ce24" office:value-type="float" office:value="0.236" calcext:value-type="float">
            <text:p>0,2360</text:p>
          </table:table-cell>
          <table:table-cell table:style-name="ce52" office:value-type="float" office:value="0.604666666666667" calcext:value-type="float">
            <text:p>0,6047</text:p>
          </table:table-cell>
          <table:table-cell table:style-name="ce48" office:value-type="float" office:value="0.209333333333333" calcext:value-type="float">
            <text:p>0,2093</text:p>
          </table:table-cell>
          <table:table-cell table:style-name="ce34"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covered-table-cell table:style-name="ce40"/>
          <table:table-cell table:style-name="ce41" office:value-type="string" calcext:value-type="string">
            <text:p>M1</text:p>
          </table:table-cell>
          <table:table-cell table:style-name="ce48" office:value-type="float" office:value="0.56" calcext:value-type="float">
            <text:p>0,5600</text:p>
          </table:table-cell>
          <table:table-cell table:style-name="ce50" office:value-type="float" office:value="0.12" calcext:value-type="float">
            <text:p>0,1200</text:p>
          </table:table-cell>
          <table:table-cell table:style-name="ce26" office:value-type="float" office:value="0.566" calcext:value-type="float">
            <text:p>0,5660</text:p>
          </table:table-cell>
          <table:table-cell table:style-name="ce20" office:value-type="float" office:value="0.132" calcext:value-type="float">
            <text:p>0,1320</text:p>
          </table:table-cell>
          <table:table-cell table:style-name="ce45" office:value-type="float" office:value="0" calcext:value-type="float">
            <text:p>0</text:p>
          </table:table-cell>
          <table:table-cell table:style-name="ce2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9"/>
          <table:table-cell table:style-name="ce15" office:value-type="string" calcext:value-type="string">
            <text:p>LBR</text:p>
          </table:table-cell>
          <table:table-cell table:style-name="ce21" office:value-type="float" office:value="0.575333333333333" calcext:value-type="float">
            <text:p>0,5753</text:p>
          </table:table-cell>
          <table:table-cell table:style-name="ce25" office:value-type="float" office:value="0.150666666666667" calcext:value-type="float">
            <text:p>0,1507</text:p>
          </table:table-cell>
          <table:table-cell table:style-name="ce53" office:value-type="float" office:value="0.506" calcext:value-type="float">
            <text:p>0,5060</text:p>
          </table:table-cell>
          <table:table-cell table:style-name="ce49" office:value-type="float" office:value="0.012" calcext:value-type="float">
            <text:p>0,0120</text:p>
          </table:table-cell>
          <table:table-cell table:style-name="ce35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covered-table-cell table:style-name="ce39"/>
          <table:table-cell table:style-name="ce42" office:value-type="string" calcext:value-type="string">
            <text:p>M2</text:p>
          </table:table-cell>
          <table:table-cell table:style-name="ce21" office:value-type="float" office:value="0.562248995983936" calcext:value-type="float">
            <text:p>0,5622</text:p>
          </table:table-cell>
          <table:table-cell table:style-name="ce25" office:value-type="float" office:value="0.124377164242237" calcext:value-type="float">
            <text:p>0,1244</text:p>
          </table:table-cell>
          <table:table-cell table:style-name="ce53" office:value-type="float" office:value="0.557333333333333" calcext:value-type="float">
            <text:p>0,5573</text:p>
          </table:table-cell>
          <table:table-cell table:style-name="ce49" office:value-type="float" office:value="0.114666666666667" calcext:value-type="float">
            <text:p>0,1147</text:p>
          </table:table-cell>
          <table:table-cell table:style-name="ce46"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table-cell table:style-name="ce10" office:value-type="string" calcext:value-type="string" table:number-columns-spanned="1" table:number-rows-spanned="6">
            <text:p>M2</text:p>
          </table:table-cell>
          <table:table-cell table:style-name="ce13" office:value-type="string" calcext:value-type="string">
            <text:p>MLP</text:p>
          </table:table-cell>
          <table:table-cell table:style-name="ce48" office:value-type="float" office:value="0.583668005354752" calcext:value-type="float">
            <text:p>0,5837</text:p>
          </table:table-cell>
          <table:table-cell table:style-name="ce50" office:value-type="float" office:value="0.167233035810302" calcext:value-type="float">
            <text:p>0,1672</text:p>
          </table:table-cell>
          <table:table-cell table:style-name="ce26" office:value-type="float" office:value="0.586" calcext:value-type="float">
            <text:p>0,5860</text:p>
          </table:table-cell>
          <table:table-cell table:style-name="ce20" office:value-type="float" office:value="0.172" calcext:value-type="float">
            <text:p>0,1720</text:p>
          </table:table-cell>
          <table:table-cell table:style-name="ce34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table-cell table:style-name="ce39" office:value-type="string" calcext:value-type="string" table:number-columns-spanned="1" table:number-rows-spanned="3">
            <text:p>LBR</text:p>
          </table:table-cell>
          <table:table-cell table:style-name="ce41" office:value-type="string" calcext:value-type="string">
            <text:p>M3</text:p>
          </table:table-cell>
          <table:table-cell table:style-name="ce48" office:value-type="float" office:value="0.624" calcext:value-type="float">
            <text:p>0,6240</text:p>
          </table:table-cell>
          <table:table-cell table:style-name="ce50" office:value-type="float" office:value="0.248" calcext:value-type="float">
            <text:p>0,2480</text:p>
          </table:table-cell>
          <table:table-cell table:style-name="ce26" office:value-type="float" office:value="0.646" calcext:value-type="float">
            <text:p>0,6460</text:p>
          </table:table-cell>
          <table:table-cell table:style-name="ce20" office:value-type="float" office:value="0.292" calcext:value-type="float">
            <text:p>0,2920</text:p>
          </table:table-cell>
          <table:table-cell table:style-name="ce47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LR</text:p>
          </table:table-cell>
          <table:table-cell table:style-name="ce20" office:value-type="float" office:value="0.595716198125837" calcext:value-type="float">
            <text:p>0,5957</text:p>
          </table:table-cell>
          <table:table-cell table:style-name="ce24" office:value-type="float" office:value="0.191381677282454" calcext:value-type="float">
            <text:p>0,1914</text:p>
          </table:table-cell>
          <table:table-cell table:style-name="ce52" office:value-type="float" office:value="0.59" calcext:value-type="float">
            <text:p>0,5900</text:p>
          </table:table-cell>
          <table:table-cell table:style-name="ce48" office:value-type="float" office:value="0.18" calcext:value-type="float">
            <text:p>0,1800</text:p>
          </table:table-cell>
          <table:table-cell table:style-name="ce34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covered-table-cell table:style-name="ce40"/>
          <table:table-cell table:style-name="ce41" office:value-type="string" calcext:value-type="string">
            <text:p>M1</text:p>
          </table:table-cell>
          <table:table-cell table:style-name="ce20" office:value-type="float" office:value="0.575333333333333" calcext:value-type="float">
            <text:p>0,5753</text:p>
          </table:table-cell>
          <table:table-cell table:style-name="ce24" office:value-type="float" office:value="0.150666666666667" calcext:value-type="float">
            <text:p>0,1507</text:p>
          </table:table-cell>
          <table:table-cell table:style-name="ce52" office:value-type="float" office:value="0.506" calcext:value-type="float">
            <text:p>0,5060</text:p>
          </table:table-cell>
          <table:table-cell table:style-name="ce48" office:value-type="float" office:value="0.012" calcext:value-type="float">
            <text:p>0,0120</text:p>
          </table:table-cell>
          <table:table-cell table:style-name="ce47"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BN</text:p>
          </table:table-cell>
          <table:table-cell table:style-name="ce20" office:value-type="float" office:value="0.572289156626506" calcext:value-type="float">
            <text:p>0,5723</text:p>
          </table:table-cell>
          <table:table-cell table:style-name="ce24" office:value-type="float" office:value="0.144612037682494" calcext:value-type="float">
            <text:p>0,1446</text:p>
          </table:table-cell>
          <table:table-cell table:style-name="ce52" office:value-type="float" office:value="0.521333333333333" calcext:value-type="float">
            <text:p>0,5213</text:p>
          </table:table-cell>
          <table:table-cell table:style-name="ce48" office:value-type="float" office:value="0.0426666666666666" calcext:value-type="float">
            <text:p>0,0427</text:p>
          </table:table-cell>
          <table:table-cell table:style-name="ce34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covered-table-cell table:style-name="ce39"/>
          <table:table-cell table:style-name="ce42" office:value-type="string" calcext:value-type="string">
            <text:p>M2</text:p>
          </table:table-cell>
          <table:table-cell table:style-name="ce21" office:value-type="float" office:value="0.50334672021419" calcext:value-type="float">
            <text:p>0,5033</text:p>
          </table:table-cell>
          <table:table-cell table:style-name="ce25" office:value-type="float" office:value="0.00777633373790319" calcext:value-type="float">
            <text:p>0,0078</text:p>
          </table:table-cell>
          <table:table-cell table:style-name="ce53" office:value-type="float" office:value="0.502" calcext:value-type="float">
            <text:p>0,5020</text:p>
          </table:table-cell>
          <table:table-cell table:style-name="ce49" office:value-type="float" office:value="0.004" calcext:value-type="float">
            <text:p>0,0040</text:p>
          </table:table-cell>
          <table:table-cell table:style-name="ce46"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DT</text:p>
          </table:table-cell>
          <table:table-cell table:style-name="ce20" office:value-type="float" office:value="0.562248995983936" calcext:value-type="float">
            <text:p>0,5622</text:p>
          </table:table-cell>
          <table:table-cell table:style-name="ce24" office:value-type="float" office:value="0.124377164242237" calcext:value-type="float">
            <text:p>0,1244</text:p>
          </table:table-cell>
          <table:table-cell table:style-name="ce52" office:value-type="float" office:value="0.557333333333333" calcext:value-type="float">
            <text:p>0,5573</text:p>
          </table:table-cell>
          <table:table-cell table:style-name="ce48" office:value-type="float" office:value="0.114666666666667" calcext:value-type="float">
            <text:p>0,1147</text:p>
          </table:table-cell>
          <table:table-cell table:style-name="ce34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9" office:value-type="string" calcext:value-type="string" table:number-columns-spanned="1" table:number-rows-spanned="3">
            <text:p>LR</text:p>
          </table:table-cell>
          <table:table-cell table:style-name="ce41" office:value-type="string" calcext:value-type="string">
            <text:p>M3</text:p>
          </table:table-cell>
          <table:table-cell table:style-name="ce48" office:value-type="float" office:value="0.601333333333333" calcext:value-type="float">
            <text:p>0,6013</text:p>
          </table:table-cell>
          <table:table-cell table:style-name="ce50" office:value-type="float" office:value="0.202666666666667" calcext:value-type="float">
            <text:p>0,2027</text:p>
          </table:table-cell>
          <table:table-cell table:style-name="ce26" office:value-type="float" office:value="0.636" calcext:value-type="float">
            <text:p>0,6360</text:p>
          </table:table-cell>
          <table:table-cell table:style-name="ce20" office:value-type="float" office:value="0.272" calcext:value-type="float">
            <text:p>0,2720</text:p>
          </table:table-cell>
          <table:table-cell table:style-name="ce45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RF</text:p>
          </table:table-cell>
          <table:table-cell table:style-name="ce20" office:value-type="float" office:value="0.55421686746988" calcext:value-type="float">
            <text:p>0,5542</text:p>
          </table:table-cell>
          <table:table-cell table:style-name="ce24" office:value-type="float" office:value="0.108684513209332" calcext:value-type="float">
            <text:p>0,1087</text:p>
          </table:table-cell>
          <table:table-cell table:style-name="ce52" office:value-type="float" office:value="0.542" calcext:value-type="float">
            <text:p>0,5420</text:p>
          </table:table-cell>
          <table:table-cell table:style-name="ce48" office:value-type="float" office:value="0.0840000000000001" calcext:value-type="float">
            <text:p>0,0840</text:p>
          </table:table-cell>
          <table:table-cell table:style-name="ce34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covered-table-cell table:style-name="ce40"/>
          <table:table-cell table:style-name="ce41" office:value-type="string" calcext:value-type="string">
            <text:p>M1</text:p>
          </table:table-cell>
          <table:table-cell table:style-name="ce20" office:value-type="float" office:value="0.618" calcext:value-type="float">
            <text:p>0,6180</text:p>
          </table:table-cell>
          <table:table-cell table:style-name="ce24" office:value-type="float" office:value="0.236" calcext:value-type="float">
            <text:p>0,2360</text:p>
          </table:table-cell>
          <table:table-cell table:style-name="ce52" office:value-type="float" office:value="0.604666666666667" calcext:value-type="float">
            <text:p>0,6047</text:p>
          </table:table-cell>
          <table:table-cell table:style-name="ce48" office:value-type="float" office:value="0.209333333333333" calcext:value-type="float">
            <text:p>0,2093</text:p>
          </table:table-cell>
          <table:table-cell table:style-name="ce47"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5" office:value-type="string" calcext:value-type="string">
            <text:p>LBR</text:p>
          </table:table-cell>
          <table:table-cell table:style-name="ce21" office:value-type="float" office:value="0.50334672021419" calcext:value-type="float">
            <text:p>0,5033</text:p>
          </table:table-cell>
          <table:table-cell table:style-name="ce25" office:value-type="float" office:value="0.00777633373790319" calcext:value-type="float">
            <text:p>0,0078</text:p>
          </table:table-cell>
          <table:table-cell table:style-name="ce53" office:value-type="float" office:value="0.502" calcext:value-type="float">
            <text:p>0,5020</text:p>
          </table:table-cell>
          <table:table-cell table:style-name="ce49" office:value-type="float" office:value="0.004" calcext:value-type="float">
            <text:p>0,0040</text:p>
          </table:table-cell>
          <table:table-cell table:style-name="ce35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covered-table-cell table:style-name="ce39"/>
          <table:table-cell table:style-name="ce42" office:value-type="string" calcext:value-type="string">
            <text:p>M2</text:p>
          </table:table-cell>
          <table:table-cell table:style-name="ce21" office:value-type="float" office:value="0.595716198125837" calcext:value-type="float">
            <text:p>0,5957</text:p>
          </table:table-cell>
          <table:table-cell table:style-name="ce25" office:value-type="float" office:value="0.191381677282454" calcext:value-type="float">
            <text:p>0,1914</text:p>
          </table:table-cell>
          <table:table-cell table:style-name="ce53" office:value-type="float" office:value="0.59" calcext:value-type="float">
            <text:p>0,5900</text:p>
          </table:table-cell>
          <table:table-cell table:style-name="ce49" office:value-type="float" office:value="0.18" calcext:value-type="float">
            <text:p>0,1800</text:p>
          </table:table-cell>
          <table:table-cell table:style-name="ce46"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table-cell table:style-name="ce10" office:value-type="string" calcext:value-type="string" table:number-columns-spanned="1" table:number-rows-spanned="6">
            <text:p>M3</text:p>
          </table:table-cell>
          <table:table-cell table:style-name="ce13" office:value-type="string" calcext:value-type="string">
            <text:p>RF</text:p>
          </table:table-cell>
          <table:table-cell table:style-name="ce48" office:value-type="float" office:value="0.596" calcext:value-type="float">
            <text:p>0,5960</text:p>
          </table:table-cell>
          <table:table-cell table:style-name="ce50" office:value-type="float" office:value="0.192" calcext:value-type="float">
            <text:p>0,1920</text:p>
          </table:table-cell>
          <table:table-cell table:style-name="ce26" office:value-type="float" office:value="0.648" calcext:value-type="float">
            <text:p>0,6480</text:p>
          </table:table-cell>
          <table:table-cell table:style-name="ce20" office:value-type="float" office:value="0.296" calcext:value-type="float">
            <text:p>0,2960</text:p>
          </table:table-cell>
          <table:table-cell table:style-name="ce34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table-cell table:style-name="ce39" office:value-type="string" calcext:value-type="string" table:number-columns-spanned="1" table:number-rows-spanned="3">
            <text:p>MLP</text:p>
          </table:table-cell>
          <table:table-cell table:style-name="ce41" office:value-type="string" calcext:value-type="string">
            <text:p>M3</text:p>
          </table:table-cell>
          <table:table-cell table:style-name="ce48" office:value-type="float" office:value="0.595333333333333" calcext:value-type="float">
            <text:p>0,5953</text:p>
          </table:table-cell>
          <table:table-cell table:style-name="ce50" office:value-type="float" office:value="0.190666666666667" calcext:value-type="float">
            <text:p>0,1907</text:p>
          </table:table-cell>
          <table:table-cell table:style-name="ce26" office:value-type="float" office:value="0.636" calcext:value-type="float">
            <text:p>0,6360</text:p>
          </table:table-cell>
          <table:table-cell table:style-name="ce20" office:value-type="float" office:value="0.272" calcext:value-type="float">
            <text:p>0,2720</text:p>
          </table:table-cell>
          <table:table-cell table:style-name="ce45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LBR</text:p>
          </table:table-cell>
          <table:table-cell table:style-name="ce48" office:value-type="float" office:value="0.624" calcext:value-type="float">
            <text:p>0,6240</text:p>
          </table:table-cell>
          <table:table-cell table:style-name="ce50" office:value-type="float" office:value="0.248" calcext:value-type="float">
            <text:p>0,2480</text:p>
          </table:table-cell>
          <table:table-cell table:style-name="ce26" office:value-type="float" office:value="0.646" calcext:value-type="float">
            <text:p>0,6460</text:p>
          </table:table-cell>
          <table:table-cell table:style-name="ce20" office:value-type="float" office:value="0.292" calcext:value-type="float">
            <text:p>0,2920</text:p>
          </table:table-cell>
          <table:table-cell table:style-name="ce34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covered-table-cell table:style-name="ce40"/>
          <table:table-cell table:style-name="ce41" office:value-type="string" calcext:value-type="string">
            <text:p>M2</text:p>
          </table:table-cell>
          <table:table-cell table:style-name="ce48" office:value-type="float" office:value="0.583668005354752" calcext:value-type="float">
            <text:p>0,5837</text:p>
          </table:table-cell>
          <table:table-cell table:style-name="ce50" office:value-type="float" office:value="0.167233035810302" calcext:value-type="float">
            <text:p>0,1672</text:p>
          </table:table-cell>
          <table:table-cell table:style-name="ce26" office:value-type="float" office:value="0.586" calcext:value-type="float">
            <text:p>0,5860</text:p>
          </table:table-cell>
          <table:table-cell table:style-name="ce20" office:value-type="float" office:value="0.172" calcext:value-type="float">
            <text:p>0,1720</text:p>
          </table:table-cell>
          <table:table-cell table:style-name="ce45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MLP</text:p>
          </table:table-cell>
          <table:table-cell table:style-name="ce48" office:value-type="float" office:value="0.595333333333333" calcext:value-type="float">
            <text:p>0,5953</text:p>
          </table:table-cell>
          <table:table-cell table:style-name="ce50" office:value-type="float" office:value="0.190666666666667" calcext:value-type="float">
            <text:p>0,1907</text:p>
          </table:table-cell>
          <table:table-cell table:style-name="ce26" office:value-type="float" office:value="0.636" calcext:value-type="float">
            <text:p>0,6360</text:p>
          </table:table-cell>
          <table:table-cell table:style-name="ce20" office:value-type="float" office:value="0.272" calcext:value-type="float">
            <text:p>0,2720</text:p>
          </table:table-cell>
          <table:table-cell table:style-name="ce34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covered-table-cell table:style-name="ce39"/>
          <table:table-cell table:style-name="ce42" office:value-type="string" calcext:value-type="string">
            <text:p>M1</text:p>
          </table:table-cell>
          <table:table-cell table:style-name="ce49" office:value-type="float" office:value="0.548" calcext:value-type="float">
            <text:p>0,5480</text:p>
          </table:table-cell>
          <table:table-cell table:style-name="ce51" office:value-type="float" office:value="0.0960000000000001" calcext:value-type="float">
            <text:p>0,0960</text:p>
          </table:table-cell>
          <table:table-cell table:style-name="ce54" office:value-type="float" office:value="0.574" calcext:value-type="float">
            <text:p>0,5740</text:p>
          </table:table-cell>
          <table:table-cell table:style-name="ce21" office:value-type="float" office:value="0.148" calcext:value-type="float">
            <text:p>0,1480</text:p>
          </table:table-cell>
          <table:table-cell table:style-name="ce46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LR</text:p>
          </table:table-cell>
          <table:table-cell table:style-name="ce48" office:value-type="float" office:value="0.601333333333333" calcext:value-type="float">
            <text:p>0,6013</text:p>
          </table:table-cell>
          <table:table-cell table:style-name="ce50" office:value-type="float" office:value="0.202666666666667" calcext:value-type="float">
            <text:p>0,2027</text:p>
          </table:table-cell>
          <table:table-cell table:style-name="ce26" office:value-type="float" office:value="0.636" calcext:value-type="float">
            <text:p>0,6360</text:p>
          </table:table-cell>
          <table:table-cell table:style-name="ce20" office:value-type="float" office:value="0.272" calcext:value-type="float">
            <text:p>0,2720</text:p>
          </table:table-cell>
          <table:table-cell table:style-name="ce34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table-cell table:style-name="ce39" office:value-type="string" calcext:value-type="string" table:number-columns-spanned="1" table:number-rows-spanned="3">
            <text:p>RF</text:p>
          </table:table-cell>
          <table:table-cell table:style-name="ce41" office:value-type="string" calcext:value-type="string">
            <text:p>M3</text:p>
          </table:table-cell>
          <table:table-cell table:style-name="ce48" office:value-type="float" office:value="0.596" calcext:value-type="float">
            <text:p>0,5960</text:p>
          </table:table-cell>
          <table:table-cell table:style-name="ce50" office:value-type="float" office:value="0.192" calcext:value-type="float">
            <text:p>0,1920</text:p>
          </table:table-cell>
          <table:table-cell table:style-name="ce26" office:value-type="float" office:value="0.648" calcext:value-type="float">
            <text:p>0,6480</text:p>
          </table:table-cell>
          <table:table-cell table:style-name="ce20" office:value-type="float" office:value="0.296" calcext:value-type="float">
            <text:p>0,2960</text:p>
          </table:table-cell>
          <table:table-cell table:style-name="ce45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3" office:value-type="string" calcext:value-type="string">
            <text:p>DT</text:p>
          </table:table-cell>
          <table:table-cell table:style-name="ce48" office:value-type="float" office:value="0.500666666666667" calcext:value-type="float">
            <text:p>0,5007</text:p>
          </table:table-cell>
          <table:table-cell table:style-name="ce50" office:value-type="float" office:value="0.00133333333333341" calcext:value-type="float">
            <text:p>0,0013</text:p>
          </table:table-cell>
          <table:table-cell table:style-name="ce26" office:value-type="float" office:value="0.601333333333333" calcext:value-type="float">
            <text:p>0,6013</text:p>
          </table:table-cell>
          <table:table-cell table:style-name="ce20" office:value-type="float" office:value="0.202666666666667" calcext:value-type="float">
            <text:p>0,2027</text:p>
          </table:table-cell>
          <table:table-cell table:style-name="ce34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covered-table-cell table:style-name="ce40"/>
          <table:table-cell table:style-name="ce41" office:value-type="string" calcext:value-type="string">
            <text:p>M1</text:p>
          </table:table-cell>
          <table:table-cell table:style-name="ce48" office:value-type="float" office:value="0.566666666666667" calcext:value-type="float">
            <text:p>0,5667</text:p>
          </table:table-cell>
          <table:table-cell table:style-name="ce50" office:value-type="float" office:value="0.133333333333333" calcext:value-type="float">
            <text:p>0,1333</text:p>
          </table:table-cell>
          <table:table-cell table:style-name="ce26" office:value-type="float" office:value="0.57" calcext:value-type="float">
            <text:p>0,5700</text:p>
          </table:table-cell>
          <table:table-cell table:style-name="ce20" office:value-type="float" office:value="0.14" calcext:value-type="float">
            <text:p>0,1400</text:p>
          </table:table-cell>
          <table:table-cell table:style-name="ce45" office:value-type="float" office:value="0" calcext:value-type="float">
            <text:p>0</text:p>
          </table:table-cell>
          <table:table-cell table:style-name="ce3"/>
          <table:table-cell table:number-columns-repeated="15"/>
        </table:table-row>
        <table:table-row table:style-name="ro3">
          <table:table-cell/>
          <table:table-cell table:style-name="ce3"/>
          <table:covered-table-cell table:style-name="ce10"/>
          <table:table-cell table:style-name="ce15" office:value-type="string" calcext:value-type="string">
            <text:p>BN</text:p>
          </table:table-cell>
          <table:table-cell table:style-name="ce49" office:value-type="float" office:value="0.507333333333333" calcext:value-type="float">
            <text:p>0,5073</text:p>
          </table:table-cell>
          <table:table-cell table:style-name="ce51" office:value-type="float" office:value="0.0146666666666666" calcext:value-type="float">
            <text:p>0,0147</text:p>
          </table:table-cell>
          <table:table-cell table:style-name="ce54" office:value-type="float" office:value="0.559333333333333" calcext:value-type="float">
            <text:p>0,5593</text:p>
          </table:table-cell>
          <table:table-cell table:style-name="ce21" office:value-type="float" office:value="0.118666666666667" calcext:value-type="float">
            <text:p>0,1187</text:p>
          </table:table-cell>
          <table:table-cell table:style-name="ce35"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covered-table-cell table:style-name="ce39"/>
          <table:table-cell table:style-name="ce42" office:value-type="string" calcext:value-type="string">
            <text:p>M2</text:p>
          </table:table-cell>
          <table:table-cell table:style-name="ce21" office:value-type="float" office:value="0.55421686746988" calcext:value-type="float">
            <text:p>0,5542</text:p>
          </table:table-cell>
          <table:table-cell table:style-name="ce25" office:value-type="float" office:value="0.108684513209332" calcext:value-type="float">
            <text:p>0,1087</text:p>
          </table:table-cell>
          <table:table-cell table:style-name="ce53" office:value-type="float" office:value="0.542" calcext:value-type="float">
            <text:p>0,5420</text:p>
          </table:table-cell>
          <table:table-cell table:style-name="ce49" office:value-type="float" office:value="0.0840000000000001" calcext:value-type="float">
            <text:p>0,0840</text:p>
          </table:table-cell>
          <table:table-cell table:style-name="ce46" office:value-type="float" office:value="1" calcext:value-type="float">
            <text:p>1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table:style-name="ce4"/>
          <table:table-cell table:style-name="ce11" office:value-type="string" calcext:value-type="string" table:number-columns-spanned="7" table:number-rows-spanned="1">
            <text:p>tbl/dev-st-mth-summary.tex</text:p>
          </table:table-cell>
          <table:covered-table-cell table:style-name="ce11" office:value-type="string" calcext:value-type="string">
            <text:p>tbl/dev-tok-summary.tex</text:p>
          </table:covered-table-cell>
          <table:covered-table-cell table:number-columns-repeated="3" table:style-name="ce22"/>
          <table:covered-table-cell table:number-columns-repeated="2" table:style-name="ce31"/>
          <table:table-cell table:style-name="ce37"/>
          <table:table-cell/>
          <table:table-cell table:style-name="ce4"/>
          <table:table-cell table:style-name="ce11" office:value-type="string" calcext:value-type="string" table:number-columns-spanned="7" table:number-rows-spanned="1">
            <text:p>tbl/dev-st-cls-summary.tex</text:p>
          </table:table-cell>
          <table:covered-table-cell table:style-name="ce11" office:value-type="string" calcext:value-type="string">
            <text:p>tbl/dev-tok-summary.tex</text:p>
          </table:covered-table-cell>
          <table:covered-table-cell table:number-columns-repeated="3" table:style-name="ce22"/>
          <table:covered-table-cell table:number-columns-repeated="2" table:style-name="ce31"/>
          <table:table-cell table:style-name="ce37"/>
          <table:table-cell table:number-columns-repeated="1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5"/>
        </table:table-row>
        <table:table-row table:style-name="ro1">
          <table:table-cell table:number-columns-repeated="19"/>
          <table:table-cell table:style-name="ce55"/>
          <table:table-cell table:style-name="ce58" office:value-type="string" calcext:value-type="string" table:number-columns-spanned="6" table:number-rows-spanned="1">
            <text:p>Stop words list used in tests</text:p>
          </table:table-cell>
          <table:covered-table-cell table:number-columns-repeated="5" table:style-name="ce61"/>
          <table:table-cell table:style-name="ce67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a</text:p>
          </table:table-cell>
          <table:table-cell table:style-name="ce62" office:value-type="string" calcext:value-type="string">
            <text:p>didn't</text:p>
          </table:table-cell>
          <table:table-cell table:style-name="ce62" office:value-type="string" calcext:value-type="string">
            <text:p>himself</text:p>
          </table:table-cell>
          <table:table-cell table:style-name="ce64" office:value-type="string" calcext:value-type="string">
            <text:p>on</text:p>
          </table:table-cell>
          <table:table-cell table:style-name="ce65" office:value-type="string" calcext:value-type="string">
            <text:p>them</text:p>
          </table:table-cell>
          <table:table-cell table:style-name="ce66" office:value-type="string" calcext:value-type="string">
            <text:p>what's</text:p>
          </table:table-cell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about</text:p>
          </table:table-cell>
          <table:table-cell table:style-name="ce62" office:value-type="string" calcext:value-type="string">
            <text:p>do</text:p>
          </table:table-cell>
          <table:table-cell table:style-name="ce62" office:value-type="string" calcext:value-type="string">
            <text:p>his</text:p>
          </table:table-cell>
          <table:table-cell table:style-name="ce64" office:value-type="string" calcext:value-type="string">
            <text:p>once</text:p>
          </table:table-cell>
          <table:table-cell table:style-name="ce65" office:value-type="string" calcext:value-type="string">
            <text:p>themselves</text:p>
          </table:table-cell>
          <table:table-cell table:style-name="ce66" office:value-type="string" calcext:value-type="string">
            <text:p>when</text:p>
          </table:table-cell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above</text:p>
          </table:table-cell>
          <table:table-cell table:style-name="ce62" office:value-type="string" calcext:value-type="string">
            <text:p>does</text:p>
          </table:table-cell>
          <table:table-cell table:style-name="ce62" office:value-type="string" calcext:value-type="string">
            <text:p>how</text:p>
          </table:table-cell>
          <table:table-cell table:style-name="ce64" office:value-type="string" calcext:value-type="string">
            <text:p>only</text:p>
          </table:table-cell>
          <table:table-cell table:style-name="ce65" office:value-type="string" calcext:value-type="string">
            <text:p>then</text:p>
          </table:table-cell>
          <table:table-cell table:style-name="ce66" office:value-type="string" calcext:value-type="string">
            <text:p>when's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fter</text:p>
          </table:table-cell>
          <table:table-cell table:style-name="ce62" office:value-type="string" calcext:value-type="string">
            <text:p>doesn't</text:p>
          </table:table-cell>
          <table:table-cell table:style-name="ce62" office:value-type="string" calcext:value-type="string">
            <text:p>how's</text:p>
          </table:table-cell>
          <table:table-cell table:style-name="ce64" office:value-type="string" calcext:value-type="string">
            <text:p>or</text:p>
          </table:table-cell>
          <table:table-cell table:style-name="ce65" office:value-type="string" calcext:value-type="string">
            <text:p>there</text:p>
          </table:table-cell>
          <table:table-cell table:style-name="ce66" office:value-type="string" calcext:value-type="string">
            <text:p>where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gain</text:p>
          </table:table-cell>
          <table:table-cell table:style-name="ce62" office:value-type="string" calcext:value-type="string">
            <text:p>doing</text:p>
          </table:table-cell>
          <table:table-cell table:style-name="ce62" office:value-type="string" calcext:value-type="string">
            <text:p>i</text:p>
          </table:table-cell>
          <table:table-cell table:style-name="ce64" office:value-type="string" calcext:value-type="string">
            <text:p>other</text:p>
          </table:table-cell>
          <table:table-cell table:style-name="ce65" office:value-type="string" calcext:value-type="string">
            <text:p>there's</text:p>
          </table:table-cell>
          <table:table-cell table:style-name="ce66" office:value-type="string" calcext:value-type="string">
            <text:p>where's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gainst</text:p>
          </table:table-cell>
          <table:table-cell table:style-name="ce62" office:value-type="string" calcext:value-type="string">
            <text:p>don't</text:p>
          </table:table-cell>
          <table:table-cell table:style-name="ce62" office:value-type="string" calcext:value-type="string">
            <text:p>i'd</text:p>
          </table:table-cell>
          <table:table-cell table:style-name="ce64" office:value-type="string" calcext:value-type="string">
            <text:p>ought</text:p>
          </table:table-cell>
          <table:table-cell table:style-name="ce65" office:value-type="string" calcext:value-type="string">
            <text:p>these</text:p>
          </table:table-cell>
          <table:table-cell table:style-name="ce66" office:value-type="string" calcext:value-type="string">
            <text:p>which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ll</text:p>
          </table:table-cell>
          <table:table-cell table:style-name="ce62" office:value-type="string" calcext:value-type="string">
            <text:p>down</text:p>
          </table:table-cell>
          <table:table-cell table:style-name="ce62" office:value-type="string" calcext:value-type="string">
            <text:p>i'll</text:p>
          </table:table-cell>
          <table:table-cell table:style-name="ce64" office:value-type="string" calcext:value-type="string">
            <text:p>our</text:p>
          </table:table-cell>
          <table:table-cell table:style-name="ce65" office:value-type="string" calcext:value-type="string">
            <text:p>they</text:p>
          </table:table-cell>
          <table:table-cell table:style-name="ce66" office:value-type="string" calcext:value-type="string">
            <text:p>while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m</text:p>
          </table:table-cell>
          <table:table-cell table:style-name="ce62" office:value-type="string" calcext:value-type="string">
            <text:p>during</text:p>
          </table:table-cell>
          <table:table-cell table:style-name="ce62" office:value-type="string" calcext:value-type="string">
            <text:p>i'm</text:p>
          </table:table-cell>
          <table:table-cell table:style-name="ce64" office:value-type="string" calcext:value-type="string">
            <text:p>ours</text:p>
          </table:table-cell>
          <table:table-cell table:style-name="ce65" office:value-type="string" calcext:value-type="string">
            <text:p>they'd</text:p>
          </table:table-cell>
          <table:table-cell table:style-name="ce66" office:value-type="string" calcext:value-type="string">
            <text:p>who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n</text:p>
          </table:table-cell>
          <table:table-cell table:style-name="ce62" office:value-type="string" calcext:value-type="string">
            <text:p>each</text:p>
          </table:table-cell>
          <table:table-cell table:style-name="ce62" office:value-type="string" calcext:value-type="string">
            <text:p>i've</text:p>
          </table:table-cell>
          <table:table-cell table:style-name="ce64" office:value-type="string" calcext:value-type="string">
            <text:p>ourselves</text:p>
          </table:table-cell>
          <table:table-cell table:style-name="ce65" office:value-type="string" calcext:value-type="string">
            <text:p>they'll</text:p>
          </table:table-cell>
          <table:table-cell table:style-name="ce66" office:value-type="string" calcext:value-type="string">
            <text:p>who's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nd</text:p>
          </table:table-cell>
          <table:table-cell table:style-name="ce62" office:value-type="string" calcext:value-type="string">
            <text:p>few</text:p>
          </table:table-cell>
          <table:table-cell table:style-name="ce62" office:value-type="string" calcext:value-type="string">
            <text:p>if</text:p>
          </table:table-cell>
          <table:table-cell table:style-name="ce64" office:value-type="string" calcext:value-type="string">
            <text:p>out</text:p>
          </table:table-cell>
          <table:table-cell table:style-name="ce65" office:value-type="string" calcext:value-type="string">
            <text:p>they're</text:p>
          </table:table-cell>
          <table:table-cell table:style-name="ce66" office:value-type="string" calcext:value-type="string">
            <text:p>whom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ny</text:p>
          </table:table-cell>
          <table:table-cell table:style-name="ce62" office:value-type="string" calcext:value-type="string">
            <text:p>for</text:p>
          </table:table-cell>
          <table:table-cell table:style-name="ce62" office:value-type="string" calcext:value-type="string">
            <text:p>in</text:p>
          </table:table-cell>
          <table:table-cell table:style-name="ce64" office:value-type="string" calcext:value-type="string">
            <text:p>over</text:p>
          </table:table-cell>
          <table:table-cell table:style-name="ce65" office:value-type="string" calcext:value-type="string">
            <text:p>they've</text:p>
          </table:table-cell>
          <table:table-cell table:style-name="ce66" office:value-type="string" calcext:value-type="string">
            <text:p>why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re</text:p>
          </table:table-cell>
          <table:table-cell table:style-name="ce62" office:value-type="string" calcext:value-type="string">
            <text:p>from</text:p>
          </table:table-cell>
          <table:table-cell table:style-name="ce62" office:value-type="string" calcext:value-type="string">
            <text:p>into</text:p>
          </table:table-cell>
          <table:table-cell table:style-name="ce64" office:value-type="string" calcext:value-type="string">
            <text:p>own</text:p>
          </table:table-cell>
          <table:table-cell table:style-name="ce65" office:value-type="string" calcext:value-type="string">
            <text:p>this</text:p>
          </table:table-cell>
          <table:table-cell table:style-name="ce66" office:value-type="string" calcext:value-type="string">
            <text:p>why's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ren't</text:p>
          </table:table-cell>
          <table:table-cell table:style-name="ce62" office:value-type="string" calcext:value-type="string">
            <text:p>further</text:p>
          </table:table-cell>
          <table:table-cell table:style-name="ce62" office:value-type="string" calcext:value-type="string">
            <text:p>is</text:p>
          </table:table-cell>
          <table:table-cell table:style-name="ce64" office:value-type="string" calcext:value-type="string">
            <text:p>s</text:p>
          </table:table-cell>
          <table:table-cell table:style-name="ce65" office:value-type="string" calcext:value-type="string">
            <text:p>those</text:p>
          </table:table-cell>
          <table:table-cell table:style-name="ce66" office:value-type="string" calcext:value-type="string">
            <text:p>with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s</text:p>
          </table:table-cell>
          <table:table-cell table:style-name="ce62" office:value-type="string" calcext:value-type="string">
            <text:p>had</text:p>
          </table:table-cell>
          <table:table-cell table:style-name="ce62" office:value-type="string" calcext:value-type="string">
            <text:p>isn't</text:p>
          </table:table-cell>
          <table:table-cell table:style-name="ce64" office:value-type="string" calcext:value-type="string">
            <text:p>same</text:p>
          </table:table-cell>
          <table:table-cell table:style-name="ce65" office:value-type="string" calcext:value-type="string">
            <text:p>through</text:p>
          </table:table-cell>
          <table:table-cell table:style-name="ce66" office:value-type="string" calcext:value-type="string">
            <text:p>won't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at</text:p>
          </table:table-cell>
          <table:table-cell table:style-name="ce62" office:value-type="string" calcext:value-type="string">
            <text:p>hadn't</text:p>
          </table:table-cell>
          <table:table-cell table:style-name="ce62" office:value-type="string" calcext:value-type="string">
            <text:p>it</text:p>
          </table:table-cell>
          <table:table-cell table:style-name="ce64" office:value-type="string" calcext:value-type="string">
            <text:p>shan't</text:p>
          </table:table-cell>
          <table:table-cell table:style-name="ce65" office:value-type="string" calcext:value-type="string">
            <text:p>to</text:p>
          </table:table-cell>
          <table:table-cell table:style-name="ce66" office:value-type="string" calcext:value-type="string">
            <text:p>would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</text:p>
          </table:table-cell>
          <table:table-cell table:style-name="ce62" office:value-type="string" calcext:value-type="string">
            <text:p>has</text:p>
          </table:table-cell>
          <table:table-cell table:style-name="ce62" office:value-type="string" calcext:value-type="string">
            <text:p>it's</text:p>
          </table:table-cell>
          <table:table-cell table:style-name="ce64" office:value-type="string" calcext:value-type="string">
            <text:p>she</text:p>
          </table:table-cell>
          <table:table-cell table:style-name="ce65" office:value-type="string" calcext:value-type="string">
            <text:p>too</text:p>
          </table:table-cell>
          <table:table-cell table:style-name="ce66" office:value-type="string" calcext:value-type="string">
            <text:p>wouldn't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cause</text:p>
          </table:table-cell>
          <table:table-cell table:style-name="ce62" office:value-type="string" calcext:value-type="string">
            <text:p>hasn't</text:p>
          </table:table-cell>
          <table:table-cell table:style-name="ce62" office:value-type="string" calcext:value-type="string">
            <text:p>its</text:p>
          </table:table-cell>
          <table:table-cell table:style-name="ce64" office:value-type="string" calcext:value-type="string">
            <text:p>she'd</text:p>
          </table:table-cell>
          <table:table-cell table:style-name="ce65" office:value-type="string" calcext:value-type="string">
            <text:p>under</text:p>
          </table:table-cell>
          <table:table-cell table:style-name="ce66" office:value-type="string" calcext:value-type="string">
            <text:p>you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en</text:p>
          </table:table-cell>
          <table:table-cell table:style-name="ce62" office:value-type="string" calcext:value-type="string">
            <text:p>have</text:p>
          </table:table-cell>
          <table:table-cell table:style-name="ce62" office:value-type="string" calcext:value-type="string">
            <text:p>itself</text:p>
          </table:table-cell>
          <table:table-cell table:style-name="ce64" office:value-type="string" calcext:value-type="string">
            <text:p>she'll</text:p>
          </table:table-cell>
          <table:table-cell table:style-name="ce65" office:value-type="string" calcext:value-type="string">
            <text:p>until</text:p>
          </table:table-cell>
          <table:table-cell table:style-name="ce66" office:value-type="string" calcext:value-type="string">
            <text:p>you'd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fore</text:p>
          </table:table-cell>
          <table:table-cell table:style-name="ce62" office:value-type="string" calcext:value-type="string">
            <text:p>haven't</text:p>
          </table:table-cell>
          <table:table-cell table:style-name="ce62" office:value-type="string" calcext:value-type="string">
            <text:p>let's</text:p>
          </table:table-cell>
          <table:table-cell table:style-name="ce64" office:value-type="string" calcext:value-type="string">
            <text:p>she's</text:p>
          </table:table-cell>
          <table:table-cell table:style-name="ce65" office:value-type="string" calcext:value-type="string">
            <text:p>up</text:p>
          </table:table-cell>
          <table:table-cell table:style-name="ce66" office:value-type="string" calcext:value-type="string">
            <text:p>you'll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ing</text:p>
          </table:table-cell>
          <table:table-cell table:style-name="ce62" office:value-type="string" calcext:value-type="string">
            <text:p>having</text:p>
          </table:table-cell>
          <table:table-cell table:style-name="ce62" office:value-type="string" calcext:value-type="string">
            <text:p>me</text:p>
          </table:table-cell>
          <table:table-cell table:style-name="ce64" office:value-type="string" calcext:value-type="string">
            <text:p>should</text:p>
          </table:table-cell>
          <table:table-cell table:style-name="ce65" office:value-type="string" calcext:value-type="string">
            <text:p>very</text:p>
          </table:table-cell>
          <table:table-cell table:style-name="ce66" office:value-type="string" calcext:value-type="string">
            <text:p>you're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low</text:p>
          </table:table-cell>
          <table:table-cell table:style-name="ce62" office:value-type="string" calcext:value-type="string">
            <text:p>he</text:p>
          </table:table-cell>
          <table:table-cell table:style-name="ce62" office:value-type="string" calcext:value-type="string">
            <text:p>more</text:p>
          </table:table-cell>
          <table:table-cell table:style-name="ce64" office:value-type="string" calcext:value-type="string">
            <text:p>shouldn't</text:p>
          </table:table-cell>
          <table:table-cell table:style-name="ce65" office:value-type="string" calcext:value-type="string">
            <text:p>was</text:p>
          </table:table-cell>
          <table:table-cell table:style-name="ce66" office:value-type="string" calcext:value-type="string">
            <text:p>you've</text:p>
          </table:table-cell>
          <table:table-cell table:style-name="ce68"/>
          <table:table-cell table:number-columns-repeated="8"/>
        </table:table-row>
        <table:table-row table:style-name="ro3">
          <table:table-cell table:number-columns-repeated="20"/>
          <table:table-cell table:style-name="ce59" office:value-type="string" calcext:value-type="string">
            <text:p>between</text:p>
          </table:table-cell>
          <table:table-cell table:style-name="ce62" office:value-type="string" calcext:value-type="string">
            <text:p>he'd</text:p>
          </table:table-cell>
          <table:table-cell table:style-name="ce62" office:value-type="string" calcext:value-type="string">
            <text:p>most</text:p>
          </table:table-cell>
          <table:table-cell table:style-name="ce64" office:value-type="string" calcext:value-type="string">
            <text:p>so</text:p>
          </table:table-cell>
          <table:table-cell table:style-name="ce65" office:value-type="string" calcext:value-type="string">
            <text:p>wasn't</text:p>
          </table:table-cell>
          <table:table-cell table:style-name="ce66" office:value-type="string" calcext:value-type="string">
            <text:p>your</text:p>
          </table:table-cell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both</text:p>
          </table:table-cell>
          <table:table-cell table:style-name="ce62" office:value-type="string" calcext:value-type="string">
            <text:p>he'll</text:p>
          </table:table-cell>
          <table:table-cell table:style-name="ce62" office:value-type="string" calcext:value-type="string">
            <text:p>mustn't</text:p>
          </table:table-cell>
          <table:table-cell table:style-name="ce64" office:value-type="string" calcext:value-type="string">
            <text:p>some</text:p>
          </table:table-cell>
          <table:table-cell table:style-name="ce65" office:value-type="string" calcext:value-type="string">
            <text:p>we</text:p>
          </table:table-cell>
          <table:table-cell table:style-name="ce66" office:value-type="string" calcext:value-type="string">
            <text:p>yours</text:p>
          </table:table-cell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but</text:p>
          </table:table-cell>
          <table:table-cell table:style-name="ce62" office:value-type="string" calcext:value-type="string">
            <text:p>he's</text:p>
          </table:table-cell>
          <table:table-cell table:style-name="ce62" office:value-type="string" calcext:value-type="string">
            <text:p>my</text:p>
          </table:table-cell>
          <table:table-cell table:style-name="ce64" office:value-type="string" calcext:value-type="string">
            <text:p>such</text:p>
          </table:table-cell>
          <table:table-cell table:style-name="ce65" office:value-type="string" calcext:value-type="string">
            <text:p>we'd</text:p>
          </table:table-cell>
          <table:table-cell table:style-name="ce66" office:value-type="string" calcext:value-type="string">
            <text:p>yourself</text:p>
          </table:table-cell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by</text:p>
          </table:table-cell>
          <table:table-cell table:style-name="ce62" office:value-type="string" calcext:value-type="string">
            <text:p>her</text:p>
          </table:table-cell>
          <table:table-cell table:style-name="ce62" office:value-type="string" calcext:value-type="string">
            <text:p>myself</text:p>
          </table:table-cell>
          <table:table-cell table:style-name="ce64" office:value-type="string" calcext:value-type="string">
            <text:p>than</text:p>
          </table:table-cell>
          <table:table-cell table:style-name="ce65" office:value-type="string" calcext:value-type="string">
            <text:p>we'll</text:p>
          </table:table-cell>
          <table:table-cell table:style-name="ce66" office:value-type="string" calcext:value-type="string">
            <text:p>yourselves</text:p>
          </table:table-cell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can't</text:p>
          </table:table-cell>
          <table:table-cell table:style-name="ce62" office:value-type="string" calcext:value-type="string">
            <text:p>here</text:p>
          </table:table-cell>
          <table:table-cell table:style-name="ce62" office:value-type="string" calcext:value-type="string">
            <text:p>no</text:p>
          </table:table-cell>
          <table:table-cell table:style-name="ce64" office:value-type="string" calcext:value-type="string">
            <text:p>that</text:p>
          </table:table-cell>
          <table:table-cell table:style-name="ce65" office:value-type="string" calcext:value-type="string">
            <text:p>we're</text:p>
          </table:table-cell>
          <table:table-cell table:style-name="ce66"/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cannot</text:p>
          </table:table-cell>
          <table:table-cell table:style-name="ce62" office:value-type="string" calcext:value-type="string">
            <text:p>here's</text:p>
          </table:table-cell>
          <table:table-cell table:style-name="ce62" office:value-type="string" calcext:value-type="string">
            <text:p>nor</text:p>
          </table:table-cell>
          <table:table-cell table:style-name="ce64" office:value-type="string" calcext:value-type="string">
            <text:p>that's</text:p>
          </table:table-cell>
          <table:table-cell table:style-name="ce65" office:value-type="string" calcext:value-type="string">
            <text:p>we've</text:p>
          </table:table-cell>
          <table:table-cell table:style-name="ce66"/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could</text:p>
          </table:table-cell>
          <table:table-cell table:style-name="ce62" office:value-type="string" calcext:value-type="string">
            <text:p>hers</text:p>
          </table:table-cell>
          <table:table-cell table:style-name="ce62" office:value-type="string" calcext:value-type="string">
            <text:p>not</text:p>
          </table:table-cell>
          <table:table-cell table:style-name="ce64" office:value-type="string" calcext:value-type="string">
            <text:p>the</text:p>
          </table:table-cell>
          <table:table-cell table:style-name="ce65" office:value-type="string" calcext:value-type="string">
            <text:p>were</text:p>
          </table:table-cell>
          <table:table-cell table:style-name="ce66"/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couldn't</text:p>
          </table:table-cell>
          <table:table-cell table:style-name="ce62" office:value-type="string" calcext:value-type="string">
            <text:p>herself</text:p>
          </table:table-cell>
          <table:table-cell table:style-name="ce62" office:value-type="string" calcext:value-type="string">
            <text:p>of</text:p>
          </table:table-cell>
          <table:table-cell table:style-name="ce64" office:value-type="string" calcext:value-type="string">
            <text:p>their</text:p>
          </table:table-cell>
          <table:table-cell table:style-name="ce65" office:value-type="string" calcext:value-type="string">
            <text:p>weren't</text:p>
          </table:table-cell>
          <table:table-cell table:style-name="ce66"/>
          <table:table-cell table:style-name="ce68"/>
          <table:table-cell table:number-columns-repeated="8"/>
        </table:table-row>
        <table:table-row table:style-name="ro4">
          <table:table-cell table:number-columns-repeated="20"/>
          <table:table-cell table:style-name="ce59" office:value-type="string" calcext:value-type="string">
            <text:p>did</text:p>
          </table:table-cell>
          <table:table-cell table:style-name="ce62" office:value-type="string" calcext:value-type="string">
            <text:p>him</text:p>
          </table:table-cell>
          <table:table-cell table:style-name="ce62" office:value-type="string" calcext:value-type="string">
            <text:p>off</text:p>
          </table:table-cell>
          <table:table-cell table:style-name="ce64" office:value-type="string" calcext:value-type="string">
            <text:p>theirs</text:p>
          </table:table-cell>
          <table:table-cell table:style-name="ce65" office:value-type="string" calcext:value-type="string">
            <text:p>what</text:p>
          </table:table-cell>
          <table:table-cell table:style-name="ce66"/>
          <table:table-cell table:style-name="ce68"/>
          <table:table-cell table:number-columns-repeated="8"/>
        </table:table-row>
        <table:table-row table:style-name="ro1">
          <table:table-cell table:number-columns-repeated="19"/>
          <table:table-cell table:style-name="ce57"/>
          <table:table-cell table:style-name="ce60" office:value-type="string" calcext:value-type="string" table:number-columns-spanned="6" table:number-rows-spanned="1">
            <text:p>tbl/dev-st-words.tex</text:p>
          </table:table-cell>
          <table:covered-table-cell table:number-columns-repeated="5" table:style-name="ce63"/>
          <table:table-cell table:style-name="ce69"/>
          <table:table-cell table:number-columns-repeated="8"/>
        </table:table-row>
        <table:table-row table:style-name="ro1">
          <table:table-cell table:number-columns-repeated="19"/>
          <table:table-cell table:style-name="Default"/>
          <table:table-cell table:number-columns-repeated="15"/>
        </table:table-row>
        <table:table-row table:style-name="ro1">
          <table:table-cell table:number-columns-repeated="19"/>
          <table:table-cell table:style-name="Default"/>
          <table:table-cell table:number-columns-repeated="8"/>
          <table:table-cell table:style-name="ce1"/>
          <table:table-cell table:style-name="ce5" office:value-type="string" calcext:value-type="string" table:number-columns-spanned="5" table:number-rows-spanned="1">
            <text:p>Test configurations for each method</text:p>
          </table:table-cell>
          <table:covered-table-cell table:style-name="ce5" office:value-type="string" calcext:value-type="string">
            <text:p>Method's performance using custom tokenizer</text:p>
          </table:covered-table-cell>
          <table:covered-table-cell table:number-columns-repeated="3" table:style-name="ce16"/>
          <table:table-cell table:style-name="ce36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2"/>
          <table:table-cell table:style-name="ce6" table:number-columns-spanned="1" table:number-rows-spanned="2"/>
          <table:table-cell table:style-name="ce72" office:value-type="string" calcext:value-type="string" table:number-columns-spanned="1" table:number-rows-spanned="2">
            <text:p>Parameter</text:p>
          </table:table-cell>
          <table:table-cell table:style-name="ce17" office:value-type="string" calcext:value-type="string" table:number-columns-spanned="3" table:number-rows-spanned="1">
            <text:p>Method</text:p>
          </table:table-cell>
          <table:covered-table-cell table:number-columns-repeated="2" table:style-name="ce17"/>
          <table:table-cell table:style-name="ce2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2"/>
          <table:covered-table-cell table:style-name="ce7"/>
          <table:covered-table-cell table:style-name="ce12" office:value-type="string" calcext:value-type="string">
            <text:p>LogisticRegression</text:p>
          </table:covered-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2"/>
        </table:table-row>
        <table:table-row table:style-name="ro5">
          <table:table-cell table:number-columns-repeated="19"/>
          <table:table-cell table:style-name="Default"/>
          <table:table-cell table:number-columns-repeated="8"/>
          <table:table-cell table:style-name="ce2"/>
          <table:table-cell table:style-name="ce70" office:value-type="string" calcext:value-type="string" table:number-columns-spanned="1" table:number-rows-spanned="6">
            <text:p>Preprocess</text:p>
          </table:table-cell>
          <table:table-cell table:style-name="ce73" office:value-type="string" calcext:value-type="string">
            <text:p>filter</text:p>
          </table:table-cell>
          <table:table-cell table:number-columns-repeated="2" table:style-name="ce48" office:value-type="string" calcext:value-type="string">
            <text:p>.*</text:p>
          </table:table-cell>
          <table:table-cell table:style-name="ce50" office:value-type="string" calcext:value-type="string">
            <text:p>.*</text:p>
          </table:table-cell>
          <table:table-cell table:style-name="ce2"/>
        </table:table-row>
        <table:table-row table:style-name="ro6">
          <table:table-cell table:number-columns-repeated="19"/>
          <table:table-cell table:style-name="Default"/>
          <table:table-cell table:number-columns-repeated="8"/>
          <table:table-cell table:style-name="ce2"/>
          <table:covered-table-cell table:style-name="ce71"/>
          <table:table-cell table:style-name="ce73" office:value-type="string" calcext:value-type="string">
            <text:p>maxcc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2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2"/>
          <table:covered-table-cell table:style-name="ce71"/>
          <table:table-cell table:style-name="ce73" office:value-type="string" calcext:value-type="string">
            <text:p>highCorrelation</text:p>
          </table:table-cell>
          <table:table-cell table:number-columns-repeated="2" table:style-name="ce77" office:value-type="float" office:value="1" calcext:value-type="float">
            <text:p>1,00</text:p>
          </table:table-cell>
          <table:table-cell table:style-name="ce80" office:value-type="float" office:value="1" calcext:value-type="float">
            <text:p>1,00</text:p>
          </table:table-cell>
          <table:table-cell table:style-name="ce2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2"/>
          <table:covered-table-cell table:style-name="ce71"/>
          <table:table-cell table:style-name="ce74" office:value-type="string" calcext:value-type="string">
            <text:p>lowVariance</text:p>
          </table:table-cell>
          <table:table-cell table:number-columns-repeated="2" table:style-name="ce77" office:value-type="float" office:value="0" calcext:value-type="float">
            <text:p>0,00</text:p>
          </table:table-cell>
          <table:table-cell table:style-name="ce80" office:value-type="float" office:value="0" calcext:value-type="float">
            <text:p>0,00</text:p>
          </table:table-cell>
          <table:table-cell table:style-name="ce2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2"/>
          <table:covered-table-cell table:style-name="ce71"/>
          <table:table-cell table:style-name="ce73" office:value-type="string" calcext:value-type="string">
            <text:p>normalize</text:p>
          </table:table-cell>
          <table:table-cell table:number-columns-repeated="2" table:style-name="ce48" office:value-type="string" calcext:value-type="string">
            <text:p>false</text:p>
          </table:table-cell>
          <table:table-cell table:style-name="ce50" office:value-type="string" calcext:value-type="string">
            <text:p>false</text:p>
          </table:table-cell>
          <table:table-cell table:style-name="ce2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5" office:value-type="string" calcext:value-type="string">
            <text:p>cross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table-cell table:style-name="ce71" office:value-type="string" calcext:value-type="string" table:number-columns-spanned="1" table:number-rows-spanned="3">
            <text:p>MLP</text:p>
          </table:table-cell>
          <table:table-cell table:style-name="ce73" office:value-type="string" calcext:value-type="string">
            <text:p>mlpIter</text:p>
          </table:table-cell>
          <table:table-cell table:number-columns-repeated="2" table:style-name="ce76" office:value-type="float" office:value="200" calcext:value-type="float">
            <text:p>200</text:p>
          </table:table-cell>
          <table:table-cell table:style-name="ce79" office:value-type="float" office:value="200" calcext:value-type="float">
            <text:p>20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3" office:value-type="string" calcext:value-type="string">
            <text:p>mlpHlc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5" office:value-type="string" calcext:value-type="string">
            <text:p>mlpHlNc</text:p>
          </table:table-cell>
          <table:table-cell table:number-columns-repeated="2" table:style-name="ce78" office:value-type="float" office:value="10" calcext:value-type="float">
            <text:p>10</text:p>
          </table:table-cell>
          <table:table-cell table:style-name="ce81" office:value-type="float" office:value="10" calcext:value-type="float">
            <text:p>1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table-cell table:style-name="ce71" office:value-type="string" calcext:value-type="string">
            <text:p>DT</text:p>
          </table:table-cell>
          <table:table-cell table:style-name="ce75" office:value-type="string" calcext:value-type="string">
            <text:p>treeRpN</text:p>
          </table:table-cell>
          <table:table-cell table:number-columns-repeated="2" table:style-name="ce78" office:value-type="float" office:value="40" calcext:value-type="float">
            <text:p>40</text:p>
          </table:table-cell>
          <table:table-cell table:style-name="ce81" office:value-type="float" office:value="40" calcext:value-type="float">
            <text:p>4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table-cell table:style-name="ce71" office:value-type="string" calcext:value-type="string" table:number-columns-spanned="1" table:number-rows-spanned="3">
            <text:p>RF</text:p>
          </table:table-cell>
          <table:table-cell table:style-name="ce73" office:value-type="string" calcext:value-type="string">
            <text:p>rndForD</text:p>
          </table:table-cell>
          <table:table-cell table:number-columns-repeated="2" table:style-name="ce76" office:value-type="float" office:value="40" calcext:value-type="float">
            <text:p>40</text:p>
          </table:table-cell>
          <table:table-cell table:style-name="ce79" office:value-type="float" office:value="40" calcext:value-type="float">
            <text:p>4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3" office:value-type="string" calcext:value-type="string">
            <text:p>rndForF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 office:value-type="string" calcext:value-type="string">
            <text:p>M3</text:p>
          </table:covered-table-cell>
          <table:table-cell table:style-name="ce75" office:value-type="string" calcext:value-type="string">
            <text:p>rndForT</text:p>
          </table:table-cell>
          <table:table-cell table:number-columns-repeated="2" table:style-name="ce78" office:value-type="float" office:value="10" calcext:value-type="float">
            <text:p>10</text:p>
          </table:table-cell>
          <table:table-cell table:style-name="ce81" office:value-type="float" office:value="10" calcext:value-type="float">
            <text:p>1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table-cell table:style-name="ce71" office:value-type="string" calcext:value-type="string" table:number-columns-spanned="1" table:number-rows-spanned="4">
            <text:p>LBR</text:p>
          </table:table-cell>
          <table:table-cell table:style-name="ce73" office:value-type="string" calcext:value-type="string">
            <text:p>logBIter</text:p>
          </table:table-cell>
          <table:table-cell table:number-columns-repeated="2" table:style-name="ce76" office:value-type="float" office:value="100" calcext:value-type="float">
            <text:p>100</text:p>
          </table:table-cell>
          <table:table-cell table:style-name="ce79" office:value-type="float" office:value="100" calcext:value-type="float">
            <text:p>10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3" office:value-type="string" calcext:value-type="string">
            <text:p>logBHv</text:p>
          </table:table-cell>
          <table:table-cell table:number-columns-repeated="2" table:style-name="ce48" office:value-type="float" office:value="0.27" calcext:value-type="float">
            <text:p>0,2700</text:p>
          </table:table-cell>
          <table:table-cell table:style-name="ce50" office:value-type="float" office:value="0.27" calcext:value-type="float">
            <text:p>0,2700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3" office:value-type="string" calcext:value-type="string">
            <text:p>logBFolds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9" office:value-type="float" office:value="5" calcext:value-type="float">
            <text:p>5</text:p>
          </table:table-cell>
          <table:table-cell table:style-name="ce3"/>
        </table:table-row>
        <table:table-row table:style-name="ro3">
          <table:table-cell table:number-columns-repeated="19"/>
          <table:table-cell table:style-name="Default"/>
          <table:table-cell table:number-columns-repeated="8"/>
          <table:table-cell table:style-name="ce3"/>
          <table:covered-table-cell table:style-name="ce71"/>
          <table:table-cell table:style-name="ce75" office:value-type="string" calcext:value-type="string">
            <text:p>logBTh</text:p>
          </table:table-cell>
          <table:table-cell table:number-columns-repeated="2" table:style-name="ce49" office:value-type="float" office:value="0.5" calcext:value-type="float">
            <text:p>0,5000</text:p>
          </table:table-cell>
          <table:table-cell table:style-name="ce51" office:value-type="float" office:value="0.5" calcext:value-type="float">
            <text:p>0,5000</text:p>
          </table:table-cell>
          <table:table-cell table:style-name="ce3"/>
        </table:table-row>
        <table:table-row table:style-name="ro1">
          <table:table-cell table:number-columns-repeated="19"/>
          <table:table-cell table:style-name="Default"/>
          <table:table-cell table:number-columns-repeated="8"/>
          <table:table-cell table:style-name="ce4"/>
          <table:table-cell table:style-name="ce11" office:value-type="string" calcext:value-type="string" table:number-columns-spanned="5" table:number-rows-spanned="1">
            <text:p>tbl/dev-st-testcases.tex</text:p>
          </table:table-cell>
          <table:covered-table-cell table:style-name="ce11" office:value-type="string" calcext:value-type="string">
            <text:p>logBTol</text:p>
          </table:covered-table-cell>
          <table:covered-table-cell table:number-columns-repeated="3" table:style-name="ce22" office:value-type="float" office:value="0.0005" calcext:value-type="float">
            <text:p>0,0005</text:p>
          </table:covered-table-cell>
          <table:table-cell table:style-name="ce37"/>
        </table:table-row>
      </table:table>
      <table:table table:name="FetureSelection" table:style-name="ta1">
        <table:table-column table:style-name="co1" table:default-cell-style-name="Default"/>
        <table:table-column table:style-name="co19" table:default-cell-style-name="ce3"/>
        <table:table-column table:style-name="co20" table:default-cell-style-name="ce3"/>
        <table:table-column table:style-name="co21" table:default-cell-style-name="ce92"/>
        <table:table-column table:style-name="co1" table:number-columns-repeated="3" table:default-cell-style-name="Default"/>
        <table:table-column table:style-name="co22" table:default-cell-style-name="ce3"/>
        <table:table-column table:style-name="co23" table:default-cell-style-name="ce3"/>
        <table:table-column table:style-name="co1" table:number-columns-repeated="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/>
          <table:table-cell table:style-name="ce9" table:number-columns-repeated="2"/>
          <table:table-cell table:style-name="Default"/>
          <table:table-cell table:number-columns-repeated="3"/>
          <table:table-cell table:style-name="ce82" office:value-type="string" calcext:value-type="string" table:number-columns-spanned="2" table:number-rows-spanned="1">
            <text:p>M2</text:p>
          </table:table-cell>
          <table:covered-table-cell table:style-name="ce9"/>
          <table:table-cell table:number-columns-repeated="32"/>
        </table:table-row>
        <table:table-row table:style-name="ro1">
          <table:table-cell/>
          <table:table-cell table:style-name="ce82" office:value-type="string" calcext:value-type="string" table:number-columns-spanned="2" table:number-rows-spanned="1">
            <text:p>M1</text:p>
          </table:table-cell>
          <table:covered-table-cell table:style-name="ce9"/>
          <table:table-cell table:style-name="Default"/>
          <table:table-cell table:style-name="ce9" office:value-type="string" calcext:value-type="string">
            <text:p>Best</text:p>
          </table:table-cell>
          <table:table-cell table:style-name="ce9" office:value-type="string" calcext:value-type="string">
            <text:p>Ensemble</text:p>
          </table:table-cell>
          <table:table-cell/>
          <table:table-cell table:style-name="ce9" office:value-type="string" calcext:value-type="string">
            <text:p>Feature</text:p>
          </table:table-cell>
          <table:table-cell table:style-name="ce87" office:value-type="string" calcext:value-type="string">
            <text:p>Usage Count</text:p>
          </table:table-cell>
          <table:table-cell/>
          <table:table-cell table:style-name="ce9" office:value-type="string" calcext:value-type="string">
            <text:p>Best</text:p>
          </table:table-cell>
          <table:table-cell table:style-name="ce9" office:value-type="string" calcext:value-type="string">
            <text:p>Ensemble</text:p>
          </table:table-cell>
          <table:table-cell table:number-columns-repeated="3"/>
          <table:table-cell office:value-type="string" calcext:value-type="string">
            <text:p>estcas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axcc</text:p>
          </table:table-cell>
          <table:table-cell office:value-type="string" calcext:value-type="string">
            <text:p>highCorrelation</text:p>
          </table:table-cell>
          <table:table-cell office:value-type="string" calcext:value-type="string">
            <text:p>lowVariance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lpIter</text:p>
          </table:table-cell>
          <table:table-cell office:value-type="string" calcext:value-type="string">
            <text:p>mlpHlc</text:p>
          </table:table-cell>
          <table:table-cell office:value-type="string" calcext:value-type="string">
            <text:p>mlpHlNc</text:p>
          </table:table-cell>
          <table:table-cell office:value-type="string" calcext:value-type="string">
            <text:p>treeRpN</text:p>
          </table:table-cell>
          <table:table-cell office:value-type="string" calcext:value-type="string">
            <text:p>rndForD</text:p>
          </table:table-cell>
          <table:table-cell office:value-type="string" calcext:value-type="string">
            <text:p>rndForF</text:p>
          </table:table-cell>
          <table:table-cell office:value-type="string" calcext:value-type="string">
            <text:p>rndForT</text:p>
          </table:table-cell>
          <table:table-cell office:value-type="string" calcext:value-type="string">
            <text:p>logBIter</text:p>
          </table:table-cell>
          <table:table-cell office:value-type="string" calcext:value-type="string">
            <text:p>logBHv</text:p>
          </table:table-cell>
          <table:table-cell office:value-type="string" calcext:value-type="string">
            <text:p>logBFolds</text:p>
          </table:table-cell>
          <table:table-cell office:value-type="string" calcext:value-type="string">
            <text:p>logBTh</text:p>
          </table:table-cell>
          <table:table-cell office:value-type="string" calcext:value-type="string">
            <text:p>logBTol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Feature</text:p>
          </table:table-cell>
          <table:table-cell table:style-name="ce87" office:value-type="string" calcext:value-type="string">
            <text:p>Usage Count</text:p>
          </table:table-cell>
          <table:table-cell table:style-name="Default"/>
          <table:table-cell table:number-columns-repeated="2" table:style-name="ce3" office:value-type="string" calcext:value-type="string">
            <text:p>"N"</text:p>
          </table:table-cell>
          <table:table-cell/>
          <table:table-cell table:style-name="ce94" office:value-type="string" calcext:value-type="string">
            <text:p>"ari"</text:p>
          </table:table-cell>
          <table:table-cell table:style-name="ce94" office:value-type="float" office:value="4" calcext:value-type="float">
            <text:p>4</text:p>
          </table:table-cell>
          <table:table-cell/>
          <table:table-cell table:number-columns-repeated="2" table:style-name="ce96" office:value-type="string" calcext:value-type="string">
            <text:p>"ari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class|N|O|S|SOPC|SPC|W|cd|fw|jj|js|md|nns|rb|vb|vbn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true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50</text:p>
          </table:table-cell>
          <table:table-cell office:value-type="string" calcext:value-type="string">
            <text:p>.00050</text:p>
          </table:table-cell>
          <table:table-cell table:number-columns-repeated="6"/>
        </table:table-row>
        <table:table-row table:style-name="ro1">
          <table:table-cell/>
          <table:table-cell table:style-name="ce83" office:value-type="string" calcext:value-type="string">
            <text:p>"N"</text:p>
          </table:table-cell>
          <table:table-cell table:style-name="ce88" office:value-type="float" office:value="4" calcext:value-type="float">
            <text:p>4</text:p>
          </table:table-cell>
          <table:table-cell table:style-name="Default"/>
          <table:table-cell table:number-columns-repeated="2" table:style-name="ce3" office:value-type="string" calcext:value-type="string">
            <text:p>"O"</text:p>
          </table:table-cell>
          <table:table-cell/>
          <table:table-cell office:value-type="string" calcext:value-type="string">
            <text:p>"awl"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"dri"</text:p>
          </table:table-cell>
          <table:table-cell table:style-name="ce3" office:value-type="string" calcext:value-type="string">
            <text:p>"awl"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class|ari|dri|fi|fks|forecast|gfi|nc|nrei|nvr|p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true'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50</text:p>
          </table:table-cell>
          <table:table-cell office:value-type="string" calcext:value-type="string">
            <text:p>.0005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"O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S"</text:p>
          </table:table-cell>
          <table:table-cell table:style-name="ce3" office:value-type="string" calcext:value-type="string">
            <text:p>"SPC"</text:p>
          </table:table-cell>
          <table:table-cell/>
          <table:table-cell office:value-type="string" calcext:value-type="string">
            <text:p>"dri"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"fi"</text:p>
          </table:table-cell>
          <table:table-cell table:style-name="ce3" office:value-type="string" calcext:value-type="string">
            <text:p>"dri"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.*'</text:p>
          </table:table-cell>
          <table:table-cell office:value-type="string" calcext:value-type="string">
            <text:p><text:s text:c="4"/>500</text:p>
          </table:table-cell>
          <table:table-cell office:value-type="string" calcext:value-type="string">
            <text:p>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true'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50</text:p>
          </table:table-cell>
          <table:table-cell office:value-type="string" calcext:value-type="string">
            <text:p>.0005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"S"</text:p>
          </table:table-cell>
          <table:table-cell table:style-name="ce89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"SOPC"</text:p>
          </table:table-cell>
          <table:table-cell table:style-name="ce3" office:value-type="string" calcext:value-type="string">
            <text:p>"W"</text:p>
          </table:table-cell>
          <table:table-cell/>
          <table:table-cell office:value-type="string" calcext:value-type="string">
            <text:p>"elf"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"fks"</text:p>
          </table:table-cell>
          <table:table-cell table:style-name="ce3" office:value-type="string" calcext:value-type="string">
            <text:p>"elf"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.*'</text:p>
          </table:table-cell>
          <table:table-cell office:value-type="string" calcext:value-type="string">
            <text:p><text:s text:c="4"/>50 </text:p>
          </table:table-cell>
          <table:table-cell office:value-type="string" calcext:value-type="string">
            <text:p>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true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50</text:p>
          </table:table-cell>
          <table:table-cell office:value-type="string" calcext:value-type="string">
            <text:p>.0005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"SOPC"</text:p>
          </table:table-cell>
          <table:table-cell table:style-name="ce89" office:value-type="float" office:value="4" calcext:value-type="float">
            <text:p>4</text:p>
          </table:table-cell>
          <table:table-cell table:style-name="Default"/>
          <table:table-cell table:style-name="ce3" office:value-type="string" calcext:value-type="string">
            <text:p>"SPC"</text:p>
          </table:table-cell>
          <table:table-cell table:style-name="ce3" office:value-type="string" calcext:value-type="string">
            <text:p>"cd"</text:p>
          </table:table-cell>
          <table:table-cell/>
          <table:table-cell office:value-type="string" calcext:value-type="string">
            <text:p>"fi"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"forecast"</text:p>
          </table:table-cell>
          <table:table-cell table:style-name="ce3" office:value-type="string" calcext:value-type="string">
            <text:p>"fi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SPC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W"</text:p>
          </table:table-cell>
          <table:table-cell table:style-name="ce3" office:value-type="string" calcext:value-type="string">
            <text:p>"fw"</text:p>
          </table:table-cell>
          <table:table-cell/>
          <table:table-cell office:value-type="string" calcext:value-type="string">
            <text:p>"fks"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"gfi"</text:p>
          </table:table-cell>
          <table:table-cell table:style-name="ce3" office:value-type="string" calcext:value-type="string">
            <text:p>"fks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W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cd"</text:p>
          </table:table-cell>
          <table:table-cell table:style-name="ce3" office:value-type="string" calcext:value-type="string">
            <text:p>"in"</text:p>
          </table:table-cell>
          <table:table-cell/>
          <table:table-cell office:value-type="string" calcext:value-type="string">
            <text:p>"forecast"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"nc"</text:p>
          </table:table-cell>
          <table:table-cell table:style-name="ce3" office:value-type="string" calcext:value-type="string">
            <text:p>"forecast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cd"</text:p>
          </table:table-cell>
          <table:table-cell table:style-name="ce89" office:value-type="float" office:value="6" calcext:value-type="float">
            <text:p>6</text:p>
          </table:table-cell>
          <table:table-cell table:style-name="Default"/>
          <table:table-cell table:style-name="ce3" office:value-type="string" calcext:value-type="string">
            <text:p>"fw"</text:p>
          </table:table-cell>
          <table:table-cell table:style-name="ce3" office:value-type="string" calcext:value-type="string">
            <text:p>"jj"</text:p>
          </table:table-cell>
          <table:table-cell/>
          <table:table-cell office:value-type="string" calcext:value-type="string">
            <text:p>"gfi"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"nrei"</text:p>
          </table:table-cell>
          <table:table-cell table:style-name="ce3" office:value-type="string" calcext:value-type="string">
            <text:p>"gfi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fw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jj"</text:p>
          </table:table-cell>
          <table:table-cell table:style-name="ce3" office:value-type="string" calcext:value-type="string">
            <text:p>"js"</text:p>
          </table:table-cell>
          <table:table-cell/>
          <table:table-cell office:value-type="string" calcext:value-type="string">
            <text:p>"lwc"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"nvr"</text:p>
          </table:table-cell>
          <table:table-cell table:style-name="ce3" office:value-type="string" calcext:value-type="string">
            <text:p>"lwc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in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js"</text:p>
          </table:table-cell>
          <table:table-cell table:style-name="ce3" office:value-type="string" calcext:value-type="string">
            <text:p>"md"</text:p>
          </table:table-cell>
          <table:table-cell/>
          <table:table-cell office:value-type="string" calcext:value-type="string">
            <text:p>"nc"</text:p>
          </table:table-cell>
          <table:table-cell office:value-type="float" office:value="7" calcext:value-type="float">
            <text:p>7</text:p>
          </table:table-cell>
          <table:table-cell/>
          <table:table-cell table:style-name="ce86" office:value-type="string" calcext:value-type="string">
            <text:p>"pi"</text:p>
          </table:table-cell>
          <table:table-cell table:style-name="ce3" office:value-type="string" calcext:value-type="string">
            <text:p>"nc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jj"</text:p>
          </table:table-cell>
          <table:table-cell table:style-name="ce89" office:value-type="float" office:value="7" calcext:value-type="float">
            <text:p>7</text:p>
          </table:table-cell>
          <table:table-cell table:style-name="Default"/>
          <table:table-cell table:style-name="ce3" office:value-type="string" calcext:value-type="string">
            <text:p>"md"</text:p>
          </table:table-cell>
          <table:table-cell table:style-name="ce3" office:value-type="string" calcext:value-type="string">
            <text:p>"nns"</text:p>
          </table:table-cell>
          <table:table-cell/>
          <table:table-cell office:value-type="string" calcext:value-type="string">
            <text:p>"nrei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"nvr"</text:p>
          </table:table-cell>
          <table:table-cell table:number-columns-repeated="29"/>
        </table:table-row>
        <table:table-row table:style-name="ro1">
          <table:table-cell/>
          <table:table-cell table:style-name="ce84" office:value-type="string" calcext:value-type="string">
            <text:p>"js"</text:p>
          </table:table-cell>
          <table:table-cell table:style-name="ce89" office:value-type="float" office:value="6" calcext:value-type="float">
            <text:p>6</text:p>
          </table:table-cell>
          <table:table-cell table:style-name="Default"/>
          <table:table-cell table:style-name="ce3" office:value-type="string" calcext:value-type="string">
            <text:p>"nns"</text:p>
          </table:table-cell>
          <table:table-cell table:style-name="ce3" office:value-type="string" calcext:value-type="string">
            <text:p>"rb"</text:p>
          </table:table-cell>
          <table:table-cell/>
          <table:table-cell office:value-type="string" calcext:value-type="string">
            <text:p>"nvr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"psr"</text:p>
          </table:table-cell>
          <table:table-cell table:number-columns-repeated="11"/>
          <table:table-cell table:style-name="ce9"/>
          <table:table-cell table:style-name="ce87" office:value-type="string" calcext:value-type="string">
            <text:p>M1</text:p>
          </table:table-cell>
          <table:table-cell table:style-name="ce87" office:value-type="string" calcext:value-type="string">
            <text:p>M2</text:p>
          </table:table-cell>
          <table:table-cell table:style-name="ce87" office:value-type="string" calcext:value-type="string">
            <text:p>M3</text:p>
          </table:table-cell>
          <table:table-cell table:style-name="ce87" office:value-type="string" calcext:value-type="string">
            <text:p>M4</text:p>
          </table:table-cell>
          <table:table-cell table:style-name="ce9"/>
          <table:table-cell table:style-name="ce9" office:value-type="string" calcext:value-type="string">
            <text:p>mlpIter</text:p>
          </table:table-cell>
          <table:table-cell table:style-name="ce9" office:value-type="string" calcext:value-type="string">
            <text:p>mlpHlc</text:p>
          </table:table-cell>
          <table:table-cell table:style-name="ce9" office:value-type="string" calcext:value-type="string">
            <text:p>mlpHlNc</text:p>
          </table:table-cell>
          <table:table-cell table:style-name="ce9" office:value-type="string" calcext:value-type="string">
            <text:p>treeRpN</text:p>
          </table:table-cell>
          <table:table-cell table:style-name="ce9" office:value-type="string" calcext:value-type="string">
            <text:p>rndForD</text:p>
          </table:table-cell>
          <table:table-cell table:style-name="ce9" office:value-type="string" calcext:value-type="string">
            <text:p>rndForF</text:p>
          </table:table-cell>
          <table:table-cell table:style-name="ce9" office:value-type="string" calcext:value-type="string">
            <text:p>rndForT</text:p>
          </table:table-cell>
          <table:table-cell table:style-name="ce9" office:value-type="string" calcext:value-type="string">
            <text:p>logBIter</text:p>
          </table:table-cell>
          <table:table-cell table:style-name="ce9" office:value-type="string" calcext:value-type="string">
            <text:p>logBHv</text:p>
          </table:table-cell>
          <table:table-cell table:style-name="ce9" office:value-type="string" calcext:value-type="string">
            <text:p>logBFolds</text:p>
          </table:table-cell>
          <table:table-cell table:style-name="ce9" office:value-type="string" calcext:value-type="string">
            <text:p>logBTh</text:p>
          </table:table-cell>
          <table:table-cell table:style-name="ce9" office:value-type="string" calcext:value-type="string">
            <text:p>logBTol</text:p>
          </table:table-cell>
        </table:table-row>
        <table:table-row table:style-name="ro1">
          <table:table-cell/>
          <table:table-cell table:style-name="ce84" office:value-type="string" calcext:value-type="string">
            <text:p>"md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rb"</text:p>
          </table:table-cell>
          <table:table-cell table:style-name="ce3" office:value-type="string" calcext:value-type="string">
            <text:p>"vb"</text:p>
          </table:table-cell>
          <table:table-cell/>
          <table:table-cell office:value-type="string" calcext:value-type="string">
            <text:p>"pi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"sl"</text:p>
          </table:table-cell>
          <table:table-cell table:number-columns-repeated="11"/>
          <table:table-cell table:style-name="ce83" office:value-type="string" calcext:value-type="string">
            <text:p>mlpIter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200" calcext:value-type="float">
            <text:p>200</text:p>
          </table:table-cell>
          <table:table-cell table:style-name="ce88" office:value-type="float" office:value="100" calcext:value-type="float">
            <text:p>100</text:p>
          </table:table-cell>
          <table:table-cell table:style-name="ce97" office:value-type="string" calcext:value-type="string">
            <text:p>M1</text:p>
          </table:table-cell>
          <table:table-cell table:style-name="ce98" office:value-type="float" office:value="100" calcext:value-type="float">
            <text:p>100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0" calcext:value-type="float">
            <text:p>10</text:p>
          </table:table-cell>
          <table:table-cell table:style-name="ce87" office:value-type="float" office:value="65" calcext:value-type="float">
            <text:p>65</text:p>
          </table:table-cell>
          <table:table-cell table:style-name="ce101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style-name="ce100" office:value-type="float" office:value="25" calcext:value-type="float">
            <text:p>25</text:p>
          </table:table-cell>
          <table:table-cell table:style-name="ce101" office:value-type="float" office:value="100" calcext:value-type="float">
            <text:p>100</text:p>
          </table:table-cell>
          <table:table-cell table:style-name="ce99" office:value-type="float" office:value="0.27" calcext:value-type="float">
            <text:p>0,2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5" calcext:value-type="float">
            <text:p>0,5</text:p>
          </table:table-cell>
          <table:table-cell table:style-name="ce100" office:value-type="float" office:value="0.0005" calcext:value-type="float">
            <text:p>0,0005</text:p>
          </table:table-cell>
        </table:table-row>
        <table:table-row table:style-name="ro1">
          <table:table-cell/>
          <table:table-cell table:style-name="ce84" office:value-type="string" calcext:value-type="string">
            <text:p>"nns"</text:p>
          </table:table-cell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"vb"</text:p>
          </table:table-cell>
          <table:table-cell table:style-name="ce86" office:value-type="string" calcext:value-type="string">
            <text:p>"vbz"</text:p>
          </table:table-cell>
          <table:table-cell/>
          <table:table-cell office:value-type="string" calcext:value-type="string">
            <text:p>"psr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"smog"</text:p>
          </table:table-cell>
          <table:table-cell table:number-columns-repeated="11"/>
          <table:table-cell table:style-name="ce84" office:value-type="string" calcext:value-type="string">
            <text:p>mlpHlc</text:p>
          </table:table-cell>
          <table:table-cell table:number-columns-repeated="4" table:style-name="ce89" office:value-type="float" office:value="1" calcext:value-type="float">
            <text:p>1</text:p>
          </table:table-cell>
          <table:table-cell table:style-name="ce97" office:value-type="string" calcext:value-type="string">
            <text:p>M2</text:p>
          </table:table-cell>
          <table:table-cell table:style-name="ce98" office:value-type="float" office:value="50" calcext:value-type="float">
            <text:p>50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0" calcext:value-type="float">
            <text:p>10</text:p>
          </table:table-cell>
          <table:table-cell table:style-name="ce87" office:value-type="float" office:value="80" calcext:value-type="float">
            <text:p>80</text:p>
          </table:table-cell>
          <table:table-cell table:style-name="ce101" office:value-type="float" office:value="20" calcext:value-type="float">
            <text:p>20</text:p>
          </table:table-cell>
          <table:table-cell table:style-name="ce99" office:value-type="float" office:value="0" calcext:value-type="float">
            <text:p>0</text:p>
          </table:table-cell>
          <table:table-cell table:style-name="ce100" office:value-type="float" office:value="10" calcext:value-type="float">
            <text:p>10</text:p>
          </table:table-cell>
          <table:table-cell table:style-name="ce101" office:value-type="float" office:value="100" calcext:value-type="float">
            <text:p>100</text:p>
          </table:table-cell>
          <table:table-cell table:style-name="ce99" office:value-type="float" office:value="0.27" calcext:value-type="float">
            <text:p>0,2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5" calcext:value-type="float">
            <text:p>0,5</text:p>
          </table:table-cell>
          <table:table-cell table:style-name="ce100" office:value-type="float" office:value="0.0005" calcext:value-type="float">
            <text:p>0,0005</text:p>
          </table:table-cell>
        </table:table-row>
        <table:table-row table:style-name="ro1">
          <table:table-cell/>
          <table:table-cell table:style-name="ce84" office:value-type="string" calcext:value-type="string">
            <text:p>"rb"</text:p>
          </table:table-cell>
          <table:table-cell table:style-name="ce89" office:value-type="float" office:value="7" calcext:value-type="float">
            <text:p>7</text:p>
          </table:table-cell>
          <table:table-cell table:style-name="Default"/>
          <table:table-cell table:style-name="ce86" office:value-type="string" calcext:value-type="string">
            <text:p>"vbn"</text:p>
          </table:table-cell>
          <table:table-cell table:number-columns-repeated="2"/>
          <table:table-cell office:value-type="string" calcext:value-type="string">
            <text:p>"sl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6" office:value-type="string" calcext:value-type="string">
            <text:p>"usw"</text:p>
          </table:table-cell>
          <table:table-cell table:number-columns-repeated="11"/>
          <table:table-cell table:style-name="ce85" office:value-type="string" calcext:value-type="string">
            <text:p>mlpHlNc</text:p>
          </table:table-cell>
          <table:table-cell table:number-columns-repeated="4" table:style-name="ce90" office:value-type="float" office:value="10" calcext:value-type="float">
            <text:p>10</text:p>
          </table:table-cell>
          <table:table-cell table:style-name="ce97" office:value-type="string" calcext:value-type="string">
            <text:p>M3</text:p>
          </table:table-cell>
          <table:table-cell table:style-name="ce98" office:value-type="float" office:value="200" calcext:value-type="float">
            <text:p>200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0" calcext:value-type="float">
            <text:p>10</text:p>
          </table:table-cell>
          <table:table-cell table:style-name="ce87" office:value-type="float" office:value="15" calcext:value-type="float">
            <text:p>15</text:p>
          </table:table-cell>
          <table:table-cell table:style-name="ce101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style-name="ce100" office:value-type="float" office:value="20" calcext:value-type="float">
            <text:p>20</text:p>
          </table:table-cell>
          <table:table-cell table:style-name="ce101" office:value-type="float" office:value="100" calcext:value-type="float">
            <text:p>100</text:p>
          </table:table-cell>
          <table:table-cell table:style-name="ce99" office:value-type="float" office:value="0.27" calcext:value-type="float">
            <text:p>0,2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5" calcext:value-type="float">
            <text:p>0,5</text:p>
          </table:table-cell>
          <table:table-cell table:style-name="ce100" office:value-type="float" office:value="0.0005" calcext:value-type="float">
            <text:p>0,0005</text:p>
          </table:table-cell>
        </table:table-row>
        <table:table-row table:style-name="ro1">
          <table:table-cell/>
          <table:table-cell table:style-name="ce84" office:value-type="string" calcext:value-type="string">
            <text:p>"vb"</text:p>
          </table:table-cell>
          <table:table-cell table:style-name="ce89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office:value-type="string" calcext:value-type="string">
            <text:p>"smog"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style-name="ce97" office:value-type="string" calcext:value-type="string">
            <text:p>treeRpN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20" calcext:value-type="float">
            <text:p>20</text:p>
          </table:table-cell>
          <table:table-cell table:style-name="ce97" office:value-type="string" calcext:value-type="string">
            <text:p>M4</text:p>
          </table:table-cell>
          <table:table-cell table:style-name="ce98" office:value-type="float" office:value="100" calcext:value-type="float">
            <text:p>100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10" calcext:value-type="float">
            <text:p>10</text:p>
          </table:table-cell>
          <table:table-cell table:style-name="ce87" office:value-type="float" office:value="20" calcext:value-type="float">
            <text:p>20</text:p>
          </table:table-cell>
          <table:table-cell table:style-name="ce101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style-name="ce100" office:value-type="float" office:value="15" calcext:value-type="float">
            <text:p>15</text:p>
          </table:table-cell>
          <table:table-cell table:style-name="ce101" office:value-type="float" office:value="100" calcext:value-type="float">
            <text:p>100</text:p>
          </table:table-cell>
          <table:table-cell table:style-name="ce99" office:value-type="float" office:value="0.27" calcext:value-type="float">
            <text:p>0,2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.5" calcext:value-type="float">
            <text:p>0,5</text:p>
          </table:table-cell>
          <table:table-cell table:style-name="ce100" office:value-type="float" office:value="0.0005" calcext:value-type="float">
            <text:p>0,0005</text:p>
          </table:table-cell>
        </table:table-row>
        <table:table-row table:style-name="ro1">
          <table:table-cell/>
          <table:table-cell table:style-name="ce84" office:value-type="string" calcext:value-type="string">
            <text:p>"vbn"</text:p>
          </table:table-cell>
          <table:table-cell table:style-name="ce89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office:value-type="string" calcext:value-type="string">
            <text:p>"uncwc"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style-name="ce83" office:value-type="string" calcext:value-type="string">
            <text:p>rndForD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85" office:value-type="string" calcext:value-type="string">
            <text:p>"vbz"</text:p>
          </table:table-cell>
          <table:table-cell table:style-name="ce90" office:value-type="float" office:value="6" calcext:value-type="float">
            <text:p>6</text:p>
          </table:table-cell>
          <table:table-cell table:style-name="Default"/>
          <table:table-cell table:number-columns-repeated="3"/>
          <table:table-cell table:style-name="ce95" office:value-type="string" calcext:value-type="string">
            <text:p>"usw"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14"/>
          <table:table-cell table:style-name="ce84" office:value-type="string" calcext:value-type="string">
            <text:p>rndForF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4"/>
          <table:table-cell table:style-name="ce85" office:value-type="string" calcext:value-type="string">
            <text:p>rndForT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4"/>
          <table:table-cell table:style-name="ce83" office:value-type="string" calcext:value-type="string">
            <text:p>logBIter</text:p>
          </table:table-cell>
          <table:table-cell table:number-columns-repeated="4" table:style-name="ce88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4"/>
          <table:table-cell table:style-name="ce84" office:value-type="string" calcext:value-type="string">
            <text:p>logBHv</text:p>
          </table:table-cell>
          <table:table-cell table:number-columns-repeated="4" table:style-name="ce89" office:value-type="float" office:value="0.27" calcext:value-type="float">
            <text:p>0,27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4"/>
          <table:table-cell table:style-name="ce84" office:value-type="string" calcext:value-type="string">
            <text:p>logBFolds</text:p>
          </table:table-cell>
          <table:table-cell table:number-columns-repeated="4" table:style-name="ce89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4"/>
          <table:table-cell table:style-name="ce84" office:value-type="string" calcext:value-type="string">
            <text:p>logBTh</text:p>
          </table:table-cell>
          <table:table-cell table:number-columns-repeated="4" table:style-name="ce89"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TC</text:p>
          </table:table-cell>
          <table:table-cell table:style-name="ce9" office:value-type="string" calcext:value-type="string">
            <text:p>"Classifier"</text:p>
          </table:table-cell>
          <table:table-cell table:style-name="ce9" office:value-type="string" calcext:value-type="string">
            <text:p>"Accuracy"</text:p>
          </table:table-cell>
          <table:table-cell office:value-type="string" calcext:value-type="string">
            <text:p>"Cohen's kappa"</text:p>
          </table:table-cell>
          <table:table-cell office:value-type="string" calcext:value-type="string">
            <text:p>"Iteration"</text:p>
          </table:table-cell>
          <table:table-cell/>
          <table:table-cell table:style-name="Default" table:number-columns-repeated="2"/>
          <table:table-cell table:number-columns-repeated="14"/>
          <table:table-cell table:style-name="ce85" office:value-type="string" calcext:value-type="string">
            <text:p>logBTol</text:p>
          </table:table-cell>
          <table:table-cell table:number-columns-repeated="4" table:style-name="ce90" office:value-type="float" office:value="0.0005" calcext:value-type="float">
            <text:p>0,00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"LogisticBayesRegression"</text:p>
          </table:table-cell>
          <table:table-cell table:style-name="ce91" office:value-type="float" office:value="0.677333333333333" calcext:value-type="float">
            <text:p>0,6773</text:p>
          </table:table-cell>
          <table:table-cell office:value-type="float" office:value="0.354666666666667" calcext:value-type="float">
            <text:p>0,3546666667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TC</text:p>
          </table:table-cell>
          <table:table-cell table:style-name="ce9" office:value-type="string" calcext:value-type="string">
            <text:p>"Classifier"</text:p>
          </table:table-cell>
          <table:table-cell table:style-name="ce9" office:value-type="string" calcext:value-type="string">
            <text:p>"Accuracy"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LogisticBayesRegression"</text:p>
          </table:table-cell>
          <table:table-cell office:value-type="float" office:value="0.675333333333333" calcext:value-type="float">
            <text:p>0,6753</text:p>
          </table:table-cell>
          <table:table-cell office:value-type="float" office:value="0.350666666666667" calcext:value-type="float">
            <text:p>0,35066666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LogisticBayesRegression"</text:p>
          </table:table-cell>
          <table:table-cell table:style-name="ce92" office:value-type="float" office:value="0.628" calcext:value-type="float">
            <text:p>0,628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LogisticBayesRegression"</text:p>
          </table:table-cell>
          <table:table-cell office:value-type="float" office:value="0.674666666666667" calcext:value-type="float">
            <text:p>0,6747</text:p>
          </table:table-cell>
          <table:table-cell office:value-type="float" office:value="0.349333333333333" calcext:value-type="float">
            <text:p>0,349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LogisticBayesRegression"</text:p>
          </table:table-cell>
          <table:table-cell table:style-name="ce92" office:value-type="float" office:value="0.627333333333333" calcext:value-type="float">
            <text:p>0,627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LogisticBayesRegression"</text:p>
          </table:table-cell>
          <table:table-cell office:value-type="float" office:value="0.674666666666667" calcext:value-type="float">
            <text:p>0,6747</text:p>
          </table:table-cell>
          <table:table-cell office:value-type="float" office:value="0.349333333333333" calcext:value-type="float">
            <text:p>0,34933333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"LogisticRegression"</text:p>
          </table:table-cell>
          <table:table-cell table:style-name="ce92" office:value-type="float" office:value="0.621333333333333" calcext:value-type="float">
            <text:p>0,621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"MLP"</text:p>
          </table:table-cell>
          <table:table-cell office:value-type="float" office:value="0.648666666666667" calcext:value-type="float">
            <text:p>0,6487</text:p>
          </table:table-cell>
          <table:table-cell office:value-type="float" office:value="0.297333333333333" calcext:value-type="float">
            <text:p>0,297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"MLP"</text:p>
          </table:table-cell>
          <table:table-cell table:style-name="ce92" office:value-type="float" office:value="0.617333333333333" calcext:value-type="float">
            <text:p>0,617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RandomForset"</text:p>
          </table:table-cell>
          <table:table-cell office:value-type="float" office:value="0.648666666666667" calcext:value-type="float">
            <text:p>0,6487</text:p>
          </table:table-cell>
          <table:table-cell office:value-type="float" office:value="0.297333333333333" calcext:value-type="float">
            <text:p>0,29733333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LogisticRegression"</text:p>
          </table:table-cell>
          <table:table-cell table:style-name="ce92" office:value-type="float" office:value="0.614666666666667" calcext:value-type="float">
            <text:p>0,614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RandomForset"</text:p>
          </table:table-cell>
          <table:table-cell office:value-type="float" office:value="0.648" calcext:value-type="float">
            <text:p>0,6480</text:p>
          </table:table-cell>
          <table:table-cell office:value-type="float" office:value="0.296" calcext:value-type="float">
            <text:p>0,29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RandomForset"</text:p>
          </table:table-cell>
          <table:table-cell table:style-name="ce92" office:value-type="float" office:value="0.613333333333333" calcext:value-type="float">
            <text:p>0,613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LogisticBayesRegression"</text:p>
          </table:table-cell>
          <table:table-cell office:value-type="float" office:value="0.646" calcext:value-type="float">
            <text:p>0,6460</text:p>
          </table:table-cell>
          <table:table-cell office:value-type="float" office:value="0.292" calcext:value-type="float">
            <text:p>0,29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LogisticRegression"</text:p>
          </table:table-cell>
          <table:table-cell table:style-name="ce92" office:value-type="float" office:value="0.61" calcext:value-type="float">
            <text:p>0,61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MLP"</text:p>
          </table:table-cell>
          <table:table-cell office:value-type="float" office:value="0.645333333333333" calcext:value-type="float">
            <text:p>0,6453</text:p>
          </table:table-cell>
          <table:table-cell office:value-type="float" office:value="0.290666666666667" calcext:value-type="float">
            <text:p>0,29066666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LogisticRegression"</text:p>
          </table:table-cell>
          <table:table-cell table:style-name="ce92" office:value-type="float" office:value="0.609333333333333" calcext:value-type="float">
            <text:p>0,60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MLP"</text:p>
          </table:table-cell>
          <table:table-cell office:value-type="float" office:value="0.64" calcext:value-type="float">
            <text:p>0,6400</text:p>
          </table:table-cell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LogisticRegression"</text:p>
          </table:table-cell>
          <table:table-cell table:style-name="ce92" office:value-type="float" office:value="0.604666666666667" calcext:value-type="float">
            <text:p>0,604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RandomForset"</text:p>
          </table:table-cell>
          <table:table-cell office:value-type="float" office:value="0.637333333333333" calcext:value-type="float">
            <text:p>0,6373</text:p>
          </table:table-cell>
          <table:table-cell office:value-type="float" office:value="0.274666666666667" calcext:value-type="float">
            <text:p>0,27466666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BayesNet"</text:p>
          </table:table-cell>
          <table:table-cell table:style-name="ce92" office:value-type="float" office:value="0.604666666666667" calcext:value-type="float">
            <text:p>0,604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"RandomForset"</text:p>
          </table:table-cell>
          <table:table-cell office:value-type="float" office:value="0.636" calcext:value-type="float">
            <text:p>0,6360</text:p>
          </table:table-cell>
          <table:table-cell office:value-type="float" office:value="0.272" calcext:value-type="float">
            <text:p>0,2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MLP"</text:p>
          </table:table-cell>
          <table:table-cell table:style-name="ce92" office:value-type="float" office:value="0.604666666666667" calcext:value-type="float">
            <text:p>0,604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LogisticRegression"</text:p>
          </table:table-cell>
          <table:table-cell office:value-type="float" office:value="0.636" calcext:value-type="float">
            <text:p>0,6360</text:p>
          </table:table-cell>
          <table:table-cell office:value-type="float" office:value="0.272" calcext:value-type="float">
            <text:p>0,27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"LogisticRegression"</text:p>
          </table:table-cell>
          <table:table-cell table:style-name="ce92" office:value-type="float" office:value="0.604" calcext:value-type="float">
            <text:p>0,604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MLP"</text:p>
          </table:table-cell>
          <table:table-cell office:value-type="float" office:value="0.634" calcext:value-type="float">
            <text:p>0,6340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LogisticBayesRegression"</text:p>
          </table:table-cell>
          <table:table-cell table:style-name="ce92" office:value-type="float" office:value="0.602" calcext:value-type="float">
            <text:p>0,602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RandomForset"</text:p>
          </table:table-cell>
          <table:table-cell office:value-type="float" office:value="0.634" calcext:value-type="float">
            <text:p>0,6340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"BayesNet"</text:p>
          </table:table-cell>
          <table:table-cell table:style-name="ce92" office:value-type="float" office:value="0.601333333333333" calcext:value-type="float">
            <text:p>0,601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MLP"</text:p>
          </table:table-cell>
          <table:table-cell office:value-type="float" office:value="0.624666666666667" calcext:value-type="float">
            <text:p>0,6247</text:p>
          </table:table-cell>
          <table:table-cell office:value-type="float" office:value="0.249333333333333" calcext:value-type="float">
            <text:p>0,24933333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DecisionTree"</text:p>
          </table:table-cell>
          <table:table-cell table:style-name="ce92" office:value-type="float" office:value="0.601333333333333" calcext:value-type="float">
            <text:p>0,601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DecisionTree"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6666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table:style-name="ce86" office:value-type="string" calcext:value-type="string">
            <text:p>"LogisticBayesRegression"</text:p>
          </table:table-cell>
          <table:table-cell table:style-name="ce93" office:value-type="float" office:value="0.6" calcext:value-type="float">
            <text:p>0,60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"DecisionTree"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666666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DecisionTree"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6666667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DecisionTree"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6666667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DecisionTree"</text:p>
          </table:table-cell>
          <table:table-cell office:value-type="float" office:value="0.601333333333333" calcext:value-type="float">
            <text:p>0,6013</text:p>
          </table:table-cell>
          <table:table-cell office:value-type="float" office:value="0.202666666666667" calcext:value-type="float">
            <text:p>0,2026666667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BayesNet"</text:p>
          </table:table-cell>
          <table:table-cell office:value-type="float" office:value="0.559333333333333" calcext:value-type="float">
            <text:p>0,5593</text:p>
          </table:table-cell>
          <table:table-cell office:value-type="float" office:value="0.118666666666667" calcext:value-type="float">
            <text:p>0,1186666667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BayesNet"</text:p>
          </table:table-cell>
          <table:table-cell office:value-type="float" office:value="0.558" calcext:value-type="float">
            <text:p>0,5580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"BayesNet"</text:p>
          </table:table-cell>
          <table:table-cell office:value-type="float" office:value="0.558" calcext:value-type="float">
            <text:p>0,5580</text:p>
          </table:table-cell>
          <table:table-cell office:value-type="float" office:value="0.116" calcext:value-type="float">
            <text:p>0,11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BayesNet"</text:p>
          </table:table-cell>
          <table:table-cell office:value-type="float" office:value="0.558" calcext:value-type="float">
            <text:p>0,5580</text:p>
          </table:table-cell>
          <table:table-cell office:value-type="float" office:value="0.116" calcext:value-type="float">
            <text:p>0,116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BayesNet"</text:p>
          </table:table-cell>
          <table:table-cell office:value-type="float" office:value="0.558" calcext:value-type="float">
            <text:p>0,5580</text:p>
          </table:table-cell>
          <table:table-cell office:value-type="float" office:value="0.116" calcext:value-type="float">
            <text:p>0,116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LogisticRegression"</text:p>
          </table:table-cell>
          <table:table-cell office:value-type="float" office:value="0.5" calcext:value-type="float">
            <text:p>0,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"LogisticRegression"</text:p>
          </table:table-cell>
          <table:table-cell office:value-type="float" office:value="0.5" calcext:value-type="float">
            <text:p>0,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LogisticRegression"</text:p>
          </table:table-cell>
          <table:table-cell office:value-type="float" office:value="0.5" calcext:value-type="float">
            <text:p>0,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86" office:value-type="float" office:value="8" calcext:value-type="float">
            <text:p>8</text:p>
          </table:table-cell>
          <table:table-cell table:style-name="ce86" office:value-type="string" calcext:value-type="string">
            <text:p>"LogisticRegression"</text:p>
          </table:table-cell>
          <table:table-cell table:style-name="ce93" office:value-type="float" office:value="0.5" calcext:value-type="float">
            <text:p>0,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32"/>
        </table:table-row>
      </table:table>
      <table:table table:name="FeatureElemination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ce56"/>
        <table:table-column table:style-name="co42" table:default-cell-style-name="ce106"/>
        <table:table-column table:style-name="co43" table:default-cell-style-name="ce109"/>
        <table:table-column table:style-name="co44" table:default-cell-style-name="ce89"/>
        <table:table-column table:style-name="co7" table:default-cell-style-name="ce68"/>
        <table:table-column table:style-name="co1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6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number-columns-repeated="2" table:default-cell-style-name="Default"/>
        <table:table-column table:style-name="co1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BN</text:p>
          </table:table-cell>
          <table:covered-table-cell table:number-columns-repeated="2" table:style-name="ce61"/>
          <table:table-cell table:style-name="ce112"/>
          <table:table-cell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BN</text:p>
          </table:table-cell>
          <table:covered-table-cell table:number-columns-repeated="2" table:style-name="ce61"/>
          <table:table-cell table:style-name="ce112"/>
          <table:table-cell table:number-columns-repeated="13"/>
          <table:table-cell table:style-name="ce9"/>
          <table:table-cell table:style-name="ce87"/>
          <table:table-cell table:style-name="ce9"/>
          <table:table-cell table:style-name="ce87"/>
          <table:table-cell table:style-name="ce9"/>
          <table:table-cell table:style-name="ce87"/>
          <table:table-cell table:number-columns-repeated="6"/>
        </table:table-row>
        <table:table-row table:style-name="ro1">
          <table:table-cell table:number-columns-repeated="3"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number-columns-repeated="2"/>
          <table:table-cell table:style-name="ce56"/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style-name="ce68"/>
          <table:table-cell/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9" office:value-type="string" calcext:value-type="string">
            <text:p>Error</text:p>
          </table:table-cell>
          <table:table-cell table:style-name="ce87" office:value-type="string" calcext:value-type="string">
            <text:p>Eleminated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usw, sl, awl, uncwc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89" office:value-type="string" calcext:value-type="string">
            <text:p>usw, sl, awl, uncwc, lwc, nc, 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psr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usw</text:p>
          </table:table-cell>
          <table:table-cell office:value-type="string" calcext:value-type="string">
            <text:p>sl, awl, uncwc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89" office:value-type="string" calcext:value-type="string">
            <text:p>sl, awl, uncwc, lwc, nc, 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sw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wl, uncwc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89" office:value-type="string" calcext:value-type="string">
            <text:p>awl, uncwc, lwc, nc, 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l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uncwc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89" office:value-type="string" calcext:value-type="string">
            <text:p>uncwc, lwc, nc, 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wl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uncwc</text:p>
          </table:table-cell>
          <table:table-cell office:value-type="string" calcext:value-type="string">
            <text:p>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89" office:value-type="string" calcext:value-type="string">
            <text:p>lwc, nc, 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uncwc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lwc</text:p>
          </table:table-cell>
          <table:table-cell office:value-type="string" calcext:value-type="string">
            <text:p>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89" office:value-type="string" calcext:value-type="string">
            <text:p>nc, 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lwc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89" office:value-type="string" calcext:value-type="string">
            <text:p>nvr, 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c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89" office:value-type="string" calcext:value-type="string">
            <text:p>dri, 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vr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89" office:value-type="string" calcext:value-type="string">
            <text:p>ari, 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dri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89" office:value-type="string" calcext:value-type="string">
            <text:p>gfi, elf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ari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gfi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89" office:value-type="string" calcext:value-type="string">
            <text:p>gfi, fks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elf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fks</text:p>
          </table:table-cell>
          <table:table-cell office:value-type="string" calcext:value-type="string">
            <text:p>gfi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89" office:value-type="string" calcext:value-type="string">
            <text:p>gfi, 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ks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89" office:value-type="string" calcext:value-type="string">
            <text:p>gfi, forecast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i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gfi, nre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89" office:value-type="string" calcext:value-type="string">
            <text:p>gfi, nre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forecast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nrei</text:p>
          </table:table-cell>
          <table:table-cell office:value-type="string" calcext:value-type="string">
            <text:p>gfi, smog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89" office:value-type="string" calcext:value-type="string">
            <text:p>gfi, smog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106"/>
          <table:table-cell table:style-name="ce109"/>
          <table:table-cell table:style-name="ce106"/>
          <table:table-cell table:style-name="ce109"/>
          <table:table-cell table:style-name="ce106"/>
          <table:table-cell table:style-name="ce109"/>
          <table:table-cell table:number-columns-repeated="6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gfi, pi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89" office:value-type="string" calcext:value-type="string">
            <text:p>gfi, pi, </text:p>
          </table:table-cell>
          <table:table-cell table:style-name="ce68"/>
          <table:table-cell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smog</text:p>
          </table:table-cell>
          <table:table-cell table:style-name="ce107"/>
          <table:table-cell table:style-name="ce110"/>
          <table:table-cell table:style-name="ce107"/>
          <table:table-cell table:style-name="ce110"/>
          <table:table-cell table:style-name="ce107"/>
          <table:table-cell table:style-name="ce110"/>
          <table:table-cell table:number-columns-repeated="6"/>
        </table:table-row>
        <table:table-row table:style-name="ro1">
          <table:table-cell table:number-columns-repeated="3"/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90" office:value-type="string" calcext:value-type="string">
            <text:p>gfi, </text:p>
          </table:table-cell>
          <table:table-cell table:number-columns-repeated="2"/>
          <table:table-cell table:style-name="ce56"/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90" office:value-type="string" calcext:value-type="string">
            <text:p>gfi, </text:p>
          </table:table-cell>
          <table:table-cell table:style-name="ce68"/>
          <table:table-cell/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style-name="ce107" office:value-type="float" office:value="0.478667" calcext:value-type="float">
            <text:p>0,4787</text:p>
          </table:table-cell>
          <table:table-cell table:style-name="ce110" office:value-type="string" calcext:value-type="string">
            <text:p>pi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bn.tex</text:p>
          </table:table-cell>
          <table:covered-table-cell table:number-columns-repeated="2" table:style-name="ce63"/>
          <table:table-cell table:style-name="ce113"/>
          <table:table-cell/>
          <table:table-cell table:style-name="ce56"/>
          <table:table-cell table:style-name="ce106" office:value-type="float" office:value="0.434667" calcext:value-type="float">
            <text:p>0,4347</text:p>
          </table:table-cell>
          <table:table-cell table:style-name="ce109" office:value-type="string" calcext:value-type="string">
            <text:p>uncwc</text:p>
          </table:table-cell>
          <table:table-cell table:style-name="ce89" office:value-type="string" calcext:value-type="string">
            <text:p>psr, usw, sl, awl, lwc, nc, nvr, dri, ari, gfi, elf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ce104" table:number-columns-repeated="2"/>
          <table:table-cell table:style-name="ce111" table:number-columns-repeated="2"/>
          <table:table-cell table:style-name="ce104"/>
          <table:table-cell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sl</text:p>
          </table:table-cell>
          <table:table-cell table:style-name="ce89" office:value-type="string" calcext:value-type="string">
            <text:p>psr, usw, awl, lwc, nc, nvr, dri, ari, gfi, elf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psr</text:p>
          </table:table-cell>
          <table:table-cell table:style-name="ce89" office:value-type="string" calcext:value-type="string">
            <text:p>usw, awl, lwc, nc, nvr, dri, ari, gfi, elf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usw</text:p>
          </table:table-cell>
          <table:table-cell table:style-name="ce89" office:value-type="string" calcext:value-type="string">
            <text:p>awl, lwc, nc, nvr, dri, ari, gfi, elf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DT</text:p>
          </table:table-cell>
          <table:covered-table-cell table:number-columns-repeated="2" table:style-name="ce61"/>
          <table:table-cell table:style-name="ce112"/>
          <table:table-cell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lwc</text:p>
          </table:table-cell>
          <table:table-cell table:style-name="ce89" office:value-type="string" calcext:value-type="string">
            <text:p>awl, nc, nvr, dri, ari, gfi, elf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number-columns-repeated="2"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elf</text:p>
          </table:table-cell>
          <table:table-cell table:style-name="ce89" office:value-type="string" calcext:value-type="string">
            <text:p>awl, nc, nvr, dri, ari, gfi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4667" calcext:value-type="float">
            <text:p>0,4347</text:p>
          </table:table-cell>
          <table:table-cell office:value-type="string" calcext:value-type="string">
            <text:p>uncwc</text:p>
          </table:table-cell>
          <table:table-cell office:value-type="string" calcext:value-type="string">
            <text:p>psr, usw, sl, awl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fi</text:p>
          </table:table-cell>
          <table:table-cell table:style-name="ce89" office:value-type="string" calcext:value-type="string">
            <text:p>awl, nc, nvr, dri, ari, gfi, fks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psr, usw, awl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dri</text:p>
          </table:table-cell>
          <table:table-cell table:style-name="ce89" office:value-type="string" calcext:value-type="string">
            <text:p>awl, nc, nvr, ari, gfi, fks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usw, awl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nrei</text:p>
          </table:table-cell>
          <table:table-cell table:style-name="ce89" office:value-type="string" calcext:value-type="string">
            <text:p>awl, nc, nvr, ari, gfi, fks, forecast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usw</text:p>
          </table:table-cell>
          <table:table-cell office:value-type="string" calcext:value-type="string">
            <text:p>awl, lwc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smog</text:p>
          </table:table-cell>
          <table:table-cell table:style-name="ce89" office:value-type="string" calcext:value-type="string">
            <text:p>awl, nc, nvr, ari, gfi, fks, forecast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lwc</text:p>
          </table:table-cell>
          <table:table-cell office:value-type="string" calcext:value-type="string">
            <text:p>awl, nc, nvr, dri, ari, gfi, elf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30667" calcext:value-type="float">
            <text:p>0,4307</text:p>
          </table:table-cell>
          <table:table-cell table:style-name="ce109" office:value-type="string" calcext:value-type="string">
            <text:p>awl</text:p>
          </table:table-cell>
          <table:table-cell table:style-name="ce89" office:value-type="string" calcext:value-type="string">
            <text:p>nc, nvr, ari, gfi, fks, forecast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awl, nc, nvr, dri, ari, gfi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30667" calcext:value-type="float">
            <text:p>0,4307</text:p>
          </table:table-cell>
          <table:table-cell table:style-name="ce109" office:value-type="string" calcext:value-type="string">
            <text:p>nvr</text:p>
          </table:table-cell>
          <table:table-cell table:style-name="ce89" office:value-type="string" calcext:value-type="string">
            <text:p>nc, ari, gfi, fks, forecast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wl, nc, nvr, dri, ari, gfi, fks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34667" calcext:value-type="float">
            <text:p>0,4347</text:p>
          </table:table-cell>
          <table:table-cell table:style-name="ce109" office:value-type="string" calcext:value-type="string">
            <text:p>pi</text:p>
          </table:table-cell>
          <table:table-cell table:style-name="ce89" office:value-type="string" calcext:value-type="string">
            <text:p>nc, ari, gfi, fks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awl, nc, nvr, ari, gfi, fks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34667" calcext:value-type="float">
            <text:p>0,4347</text:p>
          </table:table-cell>
          <table:table-cell table:style-name="ce109" office:value-type="string" calcext:value-type="string">
            <text:p>gfi</text:p>
          </table:table-cell>
          <table:table-cell table:style-name="ce89" office:value-type="string" calcext:value-type="string">
            <text:p>nc, ari, fks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nrei</text:p>
          </table:table-cell>
          <table:table-cell office:value-type="string" calcext:value-type="string">
            <text:p>awl, nc, nvr, ari, gfi, fks, forecast, smog, pi, </text:p>
          </table:table-cell>
          <table:table-cell table:number-columns-repeated="2"/>
          <table:table-cell table:style-name="ce56"/>
          <table:table-cell table:style-name="ce106" office:value-type="float" office:value="0.434" calcext:value-type="float">
            <text:p>0,4340</text:p>
          </table:table-cell>
          <table:table-cell table:style-name="ce109" office:value-type="string" calcext:value-type="string">
            <text:p>ari</text:p>
          </table:table-cell>
          <table:table-cell table:style-name="ce89" office:value-type="string" calcext:value-type="string">
            <text:p>nc, fks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awl, nc, nvr, ari, gfi, fks, forecast, pi, </text:p>
          </table:table-cell>
          <table:table-cell table:number-columns-repeated="2"/>
          <table:table-cell table:style-name="ce56"/>
          <table:table-cell table:style-name="ce106" office:value-type="float" office:value="0.443333" calcext:value-type="float">
            <text:p>0,4433</text:p>
          </table:table-cell>
          <table:table-cell table:style-name="ce109" office:value-type="string" calcext:value-type="string">
            <text:p>forecast</text:p>
          </table:table-cell>
          <table:table-cell table:style-name="ce89" office:value-type="string" calcext:value-type="string">
            <text:p>nc, fks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0667" calcext:value-type="float">
            <text:p>0,4307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nc, nvr, ari, gfi, fks, forecast, pi, </text:p>
          </table:table-cell>
          <table:table-cell table:number-columns-repeated="2"/>
          <table:table-cell table:style-name="ce56"/>
          <table:table-cell table:style-name="ce107" office:value-type="float" office:value="0.488" calcext:value-type="float">
            <text:p>0,4880</text:p>
          </table:table-cell>
          <table:table-cell table:style-name="ce110" office:value-type="string" calcext:value-type="string">
            <text:p>fks</text:p>
          </table:table-cell>
          <table:table-cell table:style-name="ce90" office:value-type="string" calcext:value-type="string">
            <text:p>nc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0667" calcext:value-type="float">
            <text:p>0,4307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c, ari, gfi, fks, forecast, pi, </text:p>
          </table:table-cell>
          <table:table-cell table:number-columns-repeated="2"/>
          <table:table-cell table:style-name="ce56"/>
          <table:table-cell table:style-name="ce106" office:value-type="float" office:value="0.481333" calcext:value-type="float">
            <text:p>0,4813</text:p>
          </table:table-cell>
          <table:table-cell table:style-name="ce109" office:value-type="string" calcext:value-type="string">
            <text:p>elf</text:p>
          </table:table-cell>
          <table:table-cell table:style-name="ce89" office:value-type="string" calcext:value-type="string">
            <text:p>psr, usw, sl, awl, uncwc, lwc, nc, nvr, dri, ari, gfi, fks, fi, forecast, nrei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4667" calcext:value-type="float">
            <text:p>0,434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nc, ari, gfi, fks, forecast, </text:p>
          </table:table-cell>
          <table:table-cell table:number-columns-repeated="2"/>
          <table:table-cell table:style-name="ce56"/>
          <table:table-cell table:style-name="ce106" office:value-type="float" office:value="0.478667" calcext:value-type="float">
            <text:p>0,4787</text:p>
          </table:table-cell>
          <table:table-cell table:style-name="ce109" office:value-type="string" calcext:value-type="string">
            <text:p>nrei</text:p>
          </table:table-cell>
          <table:table-cell table:style-name="ce89" office:value-type="string" calcext:value-type="string">
            <text:p>psr, usw, sl, awl, uncwc, lwc, nc, nvr, dri, ari, gfi, fks, fi, forecast, smog, pi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4667" calcext:value-type="float">
            <text:p>0,4347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nc, ari, fks, forecast, </text:p>
          </table:table-cell>
          <table:table-cell table:number-columns-repeated="2"/>
          <table:table-cell table:style-name="ce56"/>
          <table:table-cell table:style-name="ce106" office:value-type="float" office:value="0.438667" calcext:value-type="float">
            <text:p>0,4387</text:p>
          </table:table-cell>
          <table:table-cell table:style-name="ce109" office:value-type="string" calcext:value-type="string">
            <text:p>pi</text:p>
          </table:table-cell>
          <table:table-cell table:style-name="ce89" office:value-type="string" calcext:value-type="string">
            <text:p>psr, usw, sl, awl, uncwc, lwc, nc, nvr, dri, ari, gfi, fks, fi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4" calcext:value-type="float">
            <text:p>0,4340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nc, fks, forecast, </text:p>
          </table:table-cell>
          <table:table-cell table:number-columns-repeated="2"/>
          <table:table-cell table:style-name="ce56"/>
          <table:table-cell table:style-name="ce106" office:value-type="float" office:value="0.411333" calcext:value-type="float">
            <text:p>0,4113</text:p>
          </table:table-cell>
          <table:table-cell table:style-name="ce109" office:value-type="string" calcext:value-type="string">
            <text:p>sl</text:p>
          </table:table-cell>
          <table:table-cell table:style-name="ce89" office:value-type="string" calcext:value-type="string">
            <text:p>psr, usw, awl, uncwc, lwc, nc, nvr, dri, ari, gfi, fks, fi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43333" calcext:value-type="float">
            <text:p>0,4433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nc, fks, </text:p>
          </table:table-cell>
          <table:table-cell table:number-columns-repeated="2"/>
          <table:table-cell table:style-name="ce56"/>
          <table:table-cell table:style-name="ce106" office:value-type="float" office:value="0.409333" calcext:value-type="float">
            <text:p>0,4093</text:p>
          </table:table-cell>
          <table:table-cell table:style-name="ce109" office:value-type="string" calcext:value-type="string">
            <text:p>lwc</text:p>
          </table:table-cell>
          <table:table-cell table:style-name="ce89" office:value-type="string" calcext:value-type="string">
            <text:p>psr, usw, awl, uncwc, nc, nvr, dri, ari, gfi, fks, fi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table:style-name="ce107" office:value-type="float" office:value="0.488" calcext:value-type="float">
            <text:p>0,4880</text:p>
          </table:table-cell>
          <table:table-cell table:style-name="ce110" office:value-type="string" calcext:value-type="string">
            <text:p>fks</text:p>
          </table:table-cell>
          <table:table-cell table:style-name="ce90" office:value-type="string" calcext:value-type="string">
            <text:p>nc, </text:p>
          </table:table-cell>
          <table:table-cell table:number-columns-repeated="2"/>
          <table:table-cell table:style-name="ce56"/>
          <table:table-cell table:style-name="ce106" office:value-type="float" office:value="0.407333" calcext:value-type="float">
            <text:p>0,4073</text:p>
          </table:table-cell>
          <table:table-cell table:style-name="ce109" office:value-type="string" calcext:value-type="string">
            <text:p>ari</text:p>
          </table:table-cell>
          <table:table-cell table:style-name="ce89" office:value-type="string" calcext:value-type="string">
            <text:p>psr, usw, awl, uncwc, nc, nvr, dri, gfi, fks, fi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dt.tex</text:p>
          </table:table-cell>
          <table:covered-table-cell table:number-columns-repeated="2" table:style-name="ce63"/>
          <table:table-cell table:style-name="ce113"/>
          <table:table-cell/>
          <table:table-cell table:style-name="ce56"/>
          <table:table-cell table:style-name="ce106" office:value-type="float" office:value="0.406667" calcext:value-type="float">
            <text:p>0,4067</text:p>
          </table:table-cell>
          <table:table-cell table:style-name="ce109" office:value-type="string" calcext:value-type="string">
            <text:p>usw</text:p>
          </table:table-cell>
          <table:table-cell table:style-name="ce89" office:value-type="string" calcext:value-type="string">
            <text:p>psr, awl, uncwc, nc, nvr, dri, gfi, fks, fi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56"/>
          <table:table-cell table:style-name="ce106" office:value-type="float" office:value="0.406" calcext:value-type="float">
            <text:p>0,4060</text:p>
          </table:table-cell>
          <table:table-cell table:style-name="ce109" office:value-type="string" calcext:value-type="string">
            <text:p>fi</text:p>
          </table:table-cell>
          <table:table-cell table:style-name="ce89" office:value-type="string" calcext:value-type="string">
            <text:p>psr, awl, uncwc, nc, nvr, dri, gfi, fks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56"/>
          <table:table-cell table:style-name="ce106" office:value-type="float" office:value="0.408667" calcext:value-type="float">
            <text:p>0,4087</text:p>
          </table:table-cell>
          <table:table-cell table:style-name="ce109" office:value-type="string" calcext:value-type="string">
            <text:p>awl</text:p>
          </table:table-cell>
          <table:table-cell table:style-name="ce89" office:value-type="string" calcext:value-type="string">
            <text:p>psr, uncwc, nc, nvr, dri, gfi, fks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56"/>
          <table:table-cell table:style-name="ce106" office:value-type="float" office:value="0.42" calcext:value-type="float">
            <text:p>0,4200</text:p>
          </table:table-cell>
          <table:table-cell table:style-name="ce109" office:value-type="string" calcext:value-type="string">
            <text:p>psr</text:p>
          </table:table-cell>
          <table:table-cell table:style-name="ce89" office:value-type="string" calcext:value-type="string">
            <text:p>uncwc, nc, nvr, dri, gfi, fks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2"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LBN</text:p>
          </table:table-cell>
          <table:covered-table-cell table:number-columns-repeated="2" table:style-name="ce61"/>
          <table:table-cell table:style-name="ce112"/>
          <table:table-cell/>
          <table:table-cell table:style-name="ce56"/>
          <table:table-cell table:style-name="ce106" office:value-type="float" office:value="0.429333" calcext:value-type="float">
            <text:p>0,4293</text:p>
          </table:table-cell>
          <table:table-cell table:style-name="ce109" office:value-type="string" calcext:value-type="string">
            <text:p>uncwc</text:p>
          </table:table-cell>
          <table:table-cell table:style-name="ce89" office:value-type="string" calcext:value-type="string">
            <text:p>nc, nvr, dri, gfi, fks, forecast, smog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number-columns-repeated="2"/>
          <table:table-cell table:style-name="ce56"/>
          <table:table-cell table:style-name="ce106" office:value-type="float" office:value="0.434" calcext:value-type="float">
            <text:p>0,4340</text:p>
          </table:table-cell>
          <table:table-cell table:style-name="ce109" office:value-type="string" calcext:value-type="string">
            <text:p>smog</text:p>
          </table:table-cell>
          <table:table-cell table:style-name="ce89" office:value-type="string" calcext:value-type="string">
            <text:p>nc, nvr, dri, gfi, fks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81333" calcext:value-type="float">
            <text:p>0,4813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psr, usw, sl, awl, uncwc, lwc, nc, nvr, dri, ari, gfi, fks, fi, forecast, nrei, smog, pi, </text:p>
          </table:table-cell>
          <table:table-cell table:number-columns-repeated="2"/>
          <table:table-cell table:style-name="ce56"/>
          <table:table-cell table:style-name="ce106" office:value-type="float" office:value="0.436667" calcext:value-type="float">
            <text:p>0,4367</text:p>
          </table:table-cell>
          <table:table-cell table:style-name="ce109" office:value-type="string" calcext:value-type="string">
            <text:p>nvr</text:p>
          </table:table-cell>
          <table:table-cell table:style-name="ce89" office:value-type="string" calcext:value-type="string">
            <text:p>nc, dri, gfi, fks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78667" calcext:value-type="float">
            <text:p>0,4787</text:p>
          </table:table-cell>
          <table:table-cell office:value-type="string" calcext:value-type="string">
            <text:p>nrei</text:p>
          </table:table-cell>
          <table:table-cell office:value-type="string" calcext:value-type="string">
            <text:p>psr, usw, sl, awl, uncwc, lwc, nc, nvr, dri, ari, gfi, fks, fi, forecast, smog, pi, </text:p>
          </table:table-cell>
          <table:table-cell table:number-columns-repeated="2"/>
          <table:table-cell table:style-name="ce56"/>
          <table:table-cell table:style-name="ce106" office:value-type="float" office:value="0.445333" calcext:value-type="float">
            <text:p>0,4453</text:p>
          </table:table-cell>
          <table:table-cell table:style-name="ce109" office:value-type="string" calcext:value-type="string">
            <text:p>dri</text:p>
          </table:table-cell>
          <table:table-cell table:style-name="ce89" office:value-type="string" calcext:value-type="string">
            <text:p>nc, gfi, fks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38667" calcext:value-type="float">
            <text:p>0,438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sr, usw, sl, awl, uncwc, lwc, nc, nvr, dri, ari, gfi, fks, fi, forecast, smog, </text:p>
          </table:table-cell>
          <table:table-cell table:number-columns-repeated="2"/>
          <table:table-cell table:style-name="ce56"/>
          <table:table-cell table:style-name="ce106" office:value-type="float" office:value="0.446" calcext:value-type="float">
            <text:p>0,4460</text:p>
          </table:table-cell>
          <table:table-cell table:style-name="ce109" office:value-type="string" calcext:value-type="string">
            <text:p>fks</text:p>
          </table:table-cell>
          <table:table-cell table:style-name="ce89" office:value-type="string" calcext:value-type="string">
            <text:p>nc, gfi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11333" calcext:value-type="float">
            <text:p>0,4113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psr, usw, awl, uncwc, lwc, nc, nvr, dri, ari, gfi, fks, fi, forecast, smog, </text:p>
          </table:table-cell>
          <table:table-cell table:number-columns-repeated="2"/>
          <table:table-cell table:style-name="ce56"/>
          <table:table-cell table:style-name="ce106" office:value-type="float" office:value="0.444" calcext:value-type="float">
            <text:p>0,4440</text:p>
          </table:table-cell>
          <table:table-cell table:style-name="ce109" office:value-type="string" calcext:value-type="string">
            <text:p>nc</text:p>
          </table:table-cell>
          <table:table-cell table:style-name="ce89" office:value-type="string" calcext:value-type="string">
            <text:p>gfi, 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09333" calcext:value-type="float">
            <text:p>0,4093</text:p>
          </table:table-cell>
          <table:table-cell office:value-type="string" calcext:value-type="string">
            <text:p>lwc</text:p>
          </table:table-cell>
          <table:table-cell office:value-type="string" calcext:value-type="string">
            <text:p>psr, usw, awl, uncwc, nc, nvr, dri, ari, gfi, fks, fi, forecast, smog, </text:p>
          </table:table-cell>
          <table:table-cell table:number-columns-repeated="2"/>
          <table:table-cell table:style-name="ce56"/>
          <table:table-cell table:style-name="ce107" office:value-type="float" office:value="0.5" calcext:value-type="float">
            <text:p>0,5000</text:p>
          </table:table-cell>
          <table:table-cell table:style-name="ce110" office:value-type="string" calcext:value-type="string">
            <text:p>gfi</text:p>
          </table:table-cell>
          <table:table-cell table:style-name="ce90" office:value-type="string" calcext:value-type="string">
            <text:p>forecast, </text:p>
          </table:table-cell>
          <table:table-cell table:style-name="ce68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07333" calcext:value-type="float">
            <text:p>0,407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psr, usw, awl, uncwc, nc, nvr, dri, gfi, fks, fi, forecast, smog, </text:p>
          </table:table-cell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all.tex</text:p>
          </table:table-cell>
          <table:covered-table-cell table:number-columns-repeated="2" table:style-name="ce63"/>
          <table:table-cell table:style-name="ce113"/>
          <table:table-cell table:number-columns-repeated="25"/>
        </table:table-row>
        <table:table-row table:style-name="ro1">
          <table:table-cell table:number-columns-repeated="3"/>
          <table:table-cell office:value-type="float" office:value="0.406667" calcext:value-type="float">
            <text:p>0,4067</text:p>
          </table:table-cell>
          <table:table-cell office:value-type="string" calcext:value-type="string">
            <text:p>usw</text:p>
          </table:table-cell>
          <table:table-cell office:value-type="string" calcext:value-type="string">
            <text:p>psr, awl, uncwc, nc, nvr, dri, gfi, fks, fi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6" calcext:value-type="float">
            <text:p>0,406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psr, awl, uncwc, nc, nvr, dri, gfi, fks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8667" calcext:value-type="float">
            <text:p>0,4087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psr, uncwc, nc, nvr, dri, gfi, fks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2" calcext:value-type="float">
            <text:p>0,4200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uncwc, nc, nvr, dri, gfi, fks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29333" calcext:value-type="float">
            <text:p>0,4293</text:p>
          </table:table-cell>
          <table:table-cell office:value-type="string" calcext:value-type="string">
            <text:p>uncwc</text:p>
          </table:table-cell>
          <table:table-cell office:value-type="string" calcext:value-type="string">
            <text:p>nc, nvr, dri, gfi, fks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34" calcext:value-type="float">
            <text:p>0,4340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nc, nvr, dri, gfi, fks, forecast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36667" calcext:value-type="float">
            <text:p>0,4367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c, dri, gfi, fks, forecast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5333" calcext:value-type="float">
            <text:p>0,4453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nc, gfi, fks, forecast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6" calcext:value-type="float">
            <text:p>0,4460</text:p>
          </table:table-cell>
          <table:table-cell office:value-type="string" calcext:value-type="string">
            <text:p>fks</text:p>
          </table:table-cell>
          <table:table-cell office:value-type="string" calcext:value-type="string">
            <text:p>nc, gfi, forecast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4" calcext:value-type="float">
            <text:p>0,444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fi, forecast, 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107" office:value-type="float" office:value="0.5" calcext:value-type="float">
            <text:p>0,5000</text:p>
          </table:table-cell>
          <table:table-cell table:style-name="ce110" office:value-type="string" calcext:value-type="string">
            <text:p>gfi</text:p>
          </table:table-cell>
          <table:table-cell table:style-name="ce90" office:value-type="string" calcext:value-type="string">
            <text:p>forecast, 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lbn.tex</text:p>
          </table:table-cell>
          <table:covered-table-cell table:number-columns-repeated="2" table:style-name="ce63"/>
          <table:table-cell table:style-name="ce113"/>
          <table:table-cell table:number-columns-repeated="31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LR</text:p>
          </table:table-cell>
          <table:covered-table-cell table:number-columns-repeated="2" table:style-name="ce61"/>
          <table:table-cell table:style-name="ce112"/>
          <table:table-cell table:number-columns-repeated="31"/>
        </table:table-row>
        <table:table-row table:style-name="ro1">
          <table:table-cell table:number-columns-repeated="3"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399333" calcext:value-type="float">
            <text:p>0,3993</text:p>
          </table:table-cell>
          <table:table-cell office:value-type="string" calcext:value-type="string">
            <text:p>lwc</text:p>
          </table:table-cell>
          <table:table-cell office:value-type="string" calcext:value-type="string">
            <text:p>psr, usw, sl, awl, uncwc, nc, nvr, dri, ari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0667" calcext:value-type="float">
            <text:p>0,4007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psr, usw, sl, uncwc, nc, nvr, dri, ari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1333" calcext:value-type="float">
            <text:p>0,4013</text:p>
          </table:table-cell>
          <table:table-cell office:value-type="string" calcext:value-type="string">
            <text:p>usw</text:p>
          </table:table-cell>
          <table:table-cell office:value-type="string" calcext:value-type="string">
            <text:p>psr, sl, uncwc, nc, nvr, dri, ari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0667" calcext:value-type="float">
            <text:p>0,400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psr, uncwc, nc, nvr, dri, ari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1333" calcext:value-type="float">
            <text:p>0,4013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psr, uncwc, nc, nvr, dri, ari, gfi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" calcext:value-type="float">
            <text:p>0,4000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uncwc, nc, nvr, dri, ari, gfi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" calcext:value-type="float">
            <text:p>0,4000</text:p>
          </table:table-cell>
          <table:table-cell office:value-type="string" calcext:value-type="string">
            <text:p>uncwc</text:p>
          </table:table-cell>
          <table:table-cell office:value-type="string" calcext:value-type="string">
            <text:p>nc, nvr, dri, ari, gfi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395333" calcext:value-type="float">
            <text:p>0,3953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nc, nvr, dri, ari, gfi, fks, fi, forecast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396" calcext:value-type="float">
            <text:p>0,3960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nc, nvr, dri, ari, gfi, fks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398" calcext:value-type="float">
            <text:p>0,3980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nc, nvr, ari, gfi, fks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397333" calcext:value-type="float">
            <text:p>0,3973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c, ari, gfi, fks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2" calcext:value-type="float">
            <text:p>0,4020</text:p>
          </table:table-cell>
          <table:table-cell office:value-type="string" calcext:value-type="string">
            <text:p>fks</text:p>
          </table:table-cell>
          <table:table-cell office:value-type="string" calcext:value-type="string">
            <text:p>nc, ari, gfi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2" calcext:value-type="float">
            <text:p>0,402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nc, ari, g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3333" calcext:value-type="float">
            <text:p>0,4033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nc, ari, gfi, nre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6" calcext:value-type="float">
            <text:p>0,4060</text:p>
          </table:table-cell>
          <table:table-cell office:value-type="string" calcext:value-type="string">
            <text:p>nrei</text:p>
          </table:table-cell>
          <table:table-cell office:value-type="string" calcext:value-type="string">
            <text:p>nc, ari, gfi, 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92" office:value-type="float" office:value="0.408667" calcext:value-type="float">
            <text:p>0,4087</text:p>
          </table:table-cell>
          <table:table-cell table:style-name="ce89" office:value-type="string" calcext:value-type="string">
            <text:p>gfi</text:p>
          </table:table-cell>
          <table:table-cell office:value-type="string" calcext:value-type="string">
            <text:p>nc, ari, 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86" office:value-type="float" office:value="0.452" calcext:value-type="float">
            <text:p>0,452</text:p>
          </table:table-cell>
          <table:table-cell table:style-name="ce90" office:value-type="string" calcext:value-type="string">
            <text:p>nc</text:p>
          </table:table-cell>
          <table:table-cell table:style-name="ce90" office:value-type="string" calcext:value-type="string">
            <text:p>ari,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lr.tex</text:p>
          </table:table-cell>
          <table:covered-table-cell table:number-columns-repeated="2" table:style-name="ce63"/>
          <table:table-cell table:style-name="ce113"/>
          <table:table-cell table:number-columns-repeated="31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MLP</text:p>
          </table:table-cell>
          <table:covered-table-cell table:number-columns-repeated="2" table:style-name="ce61"/>
          <table:table-cell table:style-name="ce112"/>
          <table:table-cell table:number-columns-repeated="31"/>
        </table:table-row>
        <table:table-row table:style-name="ro1">
          <table:table-cell table:number-columns-repeated="3"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0667" calcext:value-type="float">
            <text:p>0,440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sr, usw, sl, awl, uncwc, lwc, nc, nvr, dri, ari, gfi, elf, fks, fi, forecast, nrei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4667" calcext:value-type="float">
            <text:p>0,4147</text:p>
          </table:table-cell>
          <table:table-cell office:value-type="string" calcext:value-type="string">
            <text:p>nrei</text:p>
          </table:table-cell>
          <table:table-cell office:value-type="string" calcext:value-type="string">
            <text:p>psr, usw, sl, awl, uncwc, lwc, nc, nvr, dri, ari, gfi, elf, fks, fi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6667" calcext:value-type="float">
            <text:p>0,416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psr, usw, sl, awl, uncwc, lwc, nc, nvr, dri, ari, gfi, elf, fks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0667" calcext:value-type="float">
            <text:p>0,4107</text:p>
          </table:table-cell>
          <table:table-cell office:value-type="string" calcext:value-type="string">
            <text:p>lwc</text:p>
          </table:table-cell>
          <table:table-cell office:value-type="string" calcext:value-type="string">
            <text:p>psr, usw, sl, awl, uncwc, nc, nvr, dri, ari, gfi, elf, fks, forecast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8667" calcext:value-type="float">
            <text:p>0,4087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sr, usw, sl, awl, uncwc, nc, nvr, dri, ari, gfi, elf, fks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7333" calcext:value-type="float">
            <text:p>0,417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psr, usw, sl, awl, uncwc, nc, nvr, dri, gfi, elf, fks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6667" calcext:value-type="float">
            <text:p>0,4067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usw, sl, awl, uncwc, nc, nvr, dri, gfi, elf, fks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8" calcext:value-type="float">
            <text:p>0,4180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usw, sl, awl, uncwc, nc, nvr, dri, elf, fks, smog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1333" calcext:value-type="float">
            <text:p>0,4113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usw, sl, awl, uncwc, nc, nvr, dri, elf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9333" calcext:value-type="float">
            <text:p>0,4093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usw, sl, awl, uncwc, nc, dri, elf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04667" calcext:value-type="float">
            <text:p>0,4047</text:p>
          </table:table-cell>
          <table:table-cell office:value-type="string" calcext:value-type="string">
            <text:p>uncwc</text:p>
          </table:table-cell>
          <table:table-cell office:value-type="string" calcext:value-type="string">
            <text:p>usw, sl, awl, nc, dri, elf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2667" calcext:value-type="float">
            <text:p>0,4127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usw, sl, awl, nc, dri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399333" calcext:value-type="float">
            <text:p>0,3993</text:p>
          </table:table-cell>
          <table:table-cell office:value-type="string" calcext:value-type="string">
            <text:p>usw</text:p>
          </table:table-cell>
          <table:table-cell office:value-type="string" calcext:value-type="string">
            <text:p>sl, awl, nc, dri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4" calcext:value-type="float">
            <text:p>0,4140</text:p>
          </table:table-cell>
          <table:table-cell office:value-type="string" calcext:value-type="string">
            <text:p>fks</text:p>
          </table:table-cell>
          <table:table-cell office:value-type="string" calcext:value-type="string">
            <text:p>sl, awl, nc, dr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18" calcext:value-type="float">
            <text:p>0,4180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wl, nc, dr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26" calcext:value-type="float">
            <text:p>0,4260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nc, dri, 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86" office:value-type="float" office:value="0.468667" calcext:value-type="float">
            <text:p>0,468667</text:p>
          </table:table-cell>
          <table:table-cell table:style-name="ce90" office:value-type="string" calcext:value-type="string">
            <text:p>nc</text:p>
          </table:table-cell>
          <table:table-cell table:style-name="ce90" office:value-type="string" calcext:value-type="string">
            <text:p>dri, 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mlp.tex</text:p>
          </table:table-cell>
          <table:covered-table-cell table:number-columns-repeated="2" table:style-name="ce63"/>
          <table:table-cell table:style-name="ce113"/>
          <table:table-cell table:number-columns-repeated="31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02"/>
          <table:table-cell table:style-name="ce105" office:value-type="string" calcext:value-type="string" table:number-columns-spanned="3" table:number-rows-spanned="1">
            <text:p>Feature elemination results for RF</text:p>
          </table:table-cell>
          <table:covered-table-cell table:number-columns-repeated="2" table:style-name="ce61"/>
          <table:table-cell table:style-name="ce112"/>
          <table:table-cell table:number-columns-repeated="31"/>
        </table:table-row>
        <table:table-row table:style-name="ro1">
          <table:table-cell table:number-columns-repeated="3"/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Eleminated</text:p>
          </table:table-cell>
          <table:table-cell table:style-name="ce87" office:value-type="string" calcext:value-type="string">
            <text:p>Features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3333" calcext:value-type="float">
            <text:p>0,4533</text:p>
          </table:table-cell>
          <table:table-cell office:value-type="string" calcext:value-type="string">
            <text:p>usw</text:p>
          </table:table-cell>
          <table:table-cell office:value-type="string" calcext:value-type="string">
            <text:p>psr, sl, awl, uncwc, lwc, nc, nvr, dri, ari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6667" calcext:value-type="float">
            <text:p>0,4467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psr, sl, awl, uncwc, lwc, nc, nvr, dri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8" calcext:value-type="float">
            <text:p>0,4580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psr, sl, awl, uncwc, lwc, nc, nvr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4667" calcext:value-type="float">
            <text:p>0,4447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sl, awl, uncwc, lwc, nc, nvr, gfi, elf, fks, fi, forecast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5333" calcext:value-type="float">
            <text:p>0,4453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sl, awl, uncwc, lwc, nc, nvr, gfi, elf, fks, fi, nrei, smog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5333" calcext:value-type="float">
            <text:p>0,4453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sl, awl, uncwc, lwc, nc, nvr, gfi, elf, fks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5333" calcext:value-type="float">
            <text:p>0,4553</text:p>
          </table:table-cell>
          <table:table-cell office:value-type="string" calcext:value-type="string">
            <text:p>lwc</text:p>
          </table:table-cell>
          <table:table-cell office:value-type="string" calcext:value-type="string">
            <text:p>sl, awl, uncwc, nc, nvr, gfi, elf, fks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6" calcext:value-type="float">
            <text:p>0,4560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sl, awl, uncwc, nc, nvr, elf, fks, fi, nre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5333" calcext:value-type="float">
            <text:p>0,4553</text:p>
          </table:table-cell>
          <table:table-cell office:value-type="string" calcext:value-type="string">
            <text:p>nrei</text:p>
          </table:table-cell>
          <table:table-cell office:value-type="string" calcext:value-type="string">
            <text:p>sl, awl, uncwc, nc, nvr, elf, fks, f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4667" calcext:value-type="float">
            <text:p>0,4547</text:p>
          </table:table-cell>
          <table:table-cell office:value-type="string" calcext:value-type="string">
            <text:p>uncwc</text:p>
          </table:table-cell>
          <table:table-cell office:value-type="string" calcext:value-type="string">
            <text:p>sl, awl, nc, nvr, elf, fks, fi, p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8667" calcext:value-type="float">
            <text:p>0,458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l, awl, nc, nvr, elf, fks, f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6" calcext:value-type="float">
            <text:p>0,4560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wl, nc, nvr, elf, fks, f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7333" calcext:value-type="float">
            <text:p>0,4573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nc, nvr, elf, fks, fi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46" calcext:value-type="float">
            <text:p>0,446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nc, nvr, elf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float" office:value="0.455333" calcext:value-type="float">
            <text:p>0,4553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c, elf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92" office:value-type="float" office:value="0.462667" calcext:value-type="float">
            <text:p>0,4627</text:p>
          </table:table-cell>
          <table:table-cell table:style-name="ce89" office:value-type="string" calcext:value-type="string">
            <text:p>elf</text:p>
          </table:table-cell>
          <table:table-cell office:value-type="string" calcext:value-type="string">
            <text:p>nc, fks, 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86" office:value-type="float" office:value="0.484667" calcext:value-type="float">
            <text:p>0,484667</text:p>
          </table:table-cell>
          <table:table-cell table:style-name="ce90" office:value-type="string" calcext:value-type="string">
            <text:p>fks</text:p>
          </table:table-cell>
          <table:table-cell table:style-name="ce90" office:value-type="string" calcext:value-type="string">
            <text:p>nc, 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03"/>
          <table:table-cell table:style-name="ce108" office:value-type="string" calcext:value-type="string" table:number-columns-spanned="3" table:number-rows-spanned="1">
            <text:p>tbl/dev-fe-iter-rf.tex</text:p>
          </table:table-cell>
          <table:covered-table-cell table:number-columns-repeated="2" table:style-name="ce63"/>
          <table:table-cell table:style-name="ce113"/>
          <table:table-cell table:number-columns-repeated="31"/>
        </table:table-row>
      </table:table>
      <table:table table:name="Summary" table:style-name="ta1">
        <table:table-column table:style-name="co11" table:default-cell-style-name="Default"/>
        <table:table-column table:style-name="co62" table:default-cell-style-name="Default"/>
        <table:table-column table:style-name="co63" table:number-columns-repeated="3" table:default-cell-style-name="Default"/>
        <table:table-column table:style-name="co64" table:default-cell-style-name="Default"/>
        <table:table-column table:style-name="co63" table:number-columns-repeated="4" table:default-cell-style-name="Default"/>
        <table:table-column table:style-name="co1" table:default-cell-style-name="Default"/>
        <table:table-column table:style-name="co65" table:default-cell-style-name="ce71"/>
        <table:table-column table:style-name="co66" table:default-cell-style-name="ce211"/>
        <table:table-column table:style-name="co12" table:default-cell-style-name="ce212"/>
        <table:table-column table:style-name="co67" table:number-columns-repeated="5" table:default-cell-style-name="Default"/>
        <table:table-column table:style-name="co63" table:default-cell-style-name="Default"/>
        <table:table-column table:style-name="co68" table:default-cell-style-name="Default"/>
        <table:table-row table:style-name="ro1">
          <table:table-cell table:number-columns-repeated="11"/>
          <table:table-cell table:style-name="Default" table:number-columns-repeated="3"/>
          <table:table-cell table:number-columns-repeated="7"/>
        </table:table-row>
        <table:table-row table:style-name="ro4">
          <table:table-cell table:style-name="ce82" office:value-type="string" calcext:value-type="string" table:number-columns-spanned="2" table:number-rows-spanned="1">
            <text:p>Test</text:p>
          </table:table-cell>
          <table:covered-table-cell table:style-name="ce87"/>
          <table:table-cell table:style-name="ce82" office:value-type="string" calcext:value-type="string" table:number-columns-spanned="2" table:number-rows-spanned="1">
            <text:p>movi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pqa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dsrc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all</text:p>
          </table:table-cell>
          <table:covered-table-cell table:style-name="ce82"/>
          <table:table-cell/>
          <table:table-cell table:style-name="ce210" office:value-type="string" calcext:value-type="string" table:number-columns-spanned="8" table:number-rows-spanned="1">
            <text:p>MOVIE</text:p>
          </table:table-cell>
          <table:covered-table-cell table:style-name="ce82" office:value-type="string" calcext:value-type="string">
            <text:p>Classifier</text:p>
          </table:covered-table-cell>
          <table:covered-table-cell table:style-name="ce82" office:value-type="string" calcext:value-type="string">
            <text:p>C</text:p>
          </table:covered-table-cell>
          <table:covered-table-cell table:style-name="ce82" office:value-type="string" calcext:value-type="string">
            <text:p>R</text:p>
          </table:covered-table-cell>
          <table:covered-table-cell table:style-name="ce82" office:value-type="string" calcext:value-type="string">
            <text:p>P</text:p>
          </table:covered-table-cell>
          <table:covered-table-cell table:style-name="ce82" office:value-type="string" calcext:value-type="string">
            <text:p>SE</text:p>
          </table:covered-table-cell>
          <table:covered-table-cell table:style-name="ce82" office:value-type="string" calcext:value-type="string">
            <text:p>SP</text:p>
          </table:covered-table-cell>
          <table:covered-table-cell table:style-name="ce82" office:value-type="string" calcext:value-type="string">
            <text:p>F1</text:p>
          </table:covered-table-cell>
          <table:table-cell/>
          <table:table-cell table:style-name="ce533"/>
        </table:table-row>
        <table:table-row table:style-name="ro1"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ACC</text:p>
          </table:table-cell>
          <table:table-cell table:style-name="ce82" office:value-type="string" calcext:value-type="string">
            <text:p>KPP</text:p>
          </table:table-cell>
          <table:table-cell table:style-name="ce82" office:value-type="string" calcext:value-type="string">
            <text:p>ACC</text:p>
          </table:table-cell>
          <table:table-cell table:style-name="ce82" office:value-type="string" calcext:value-type="string">
            <text:p>KPP</text:p>
          </table:table-cell>
          <table:table-cell table:style-name="ce82" office:value-type="string" calcext:value-type="string">
            <text:p>ACC</text:p>
          </table:table-cell>
          <table:table-cell table:style-name="ce82" office:value-type="string" calcext:value-type="string">
            <text:p>KPP</text:p>
          </table:table-cell>
          <table:table-cell table:style-name="ce82" office:value-type="string" calcext:value-type="string">
            <text:p>ACC</text:p>
          </table:table-cell>
          <table:table-cell table:style-name="ce82" office:value-type="string" calcext:value-type="string">
            <text:p>KPP</text:p>
          </table:table-cell>
          <table:table-cell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SE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F1</text:p>
          </table:table-cell>
          <table:table-cell table:number-columns-repeated="2"/>
        </table:table-row>
        <table:table-row table:style-name="ro7">
          <table:table-cell table:style-name="ce71" office:value-type="string" calcext:value-type="string" table:number-columns-spanned="1" table:number-rows-spanned="6">
            <text:p>M1</text:p>
          </table:table-cell>
          <table:table-cell table:style-name="ce83" office:value-type="string" calcext:value-type="string">
            <text:p>BayesNet</text:p>
          </table:table-cell>
          <table:table-cell table:style-name="ce114" office:value-type="float" office:value="0.673" calcext:value-type="float">
            <text:p>0,67</text:p>
          </table:table-cell>
          <table:table-cell table:style-name="ce126" office:value-type="float" office:value="0.346" calcext:value-type="float">
            <text:p>0,35</text:p>
          </table:table-cell>
          <table:table-cell table:style-name="ce138" office:value-type="float" office:value="0.627724795640327" calcext:value-type="float">
            <text:p>0,63</text:p>
          </table:table-cell>
          <table:table-cell table:style-name="ce150" office:value-type="float" office:value="0.255560050430192" calcext:value-type="float">
            <text:p>0,26</text:p>
          </table:table-cell>
          <table:table-cell table:style-name="ce162" office:value-type="float" office:value="0.591050066459902" calcext:value-type="float">
            <text:p>0,59</text:p>
          </table:table-cell>
          <table:table-cell table:style-name="ce174" office:value-type="float" office:value="0.182100132919805" calcext:value-type="float">
            <text:p>0,18</text:p>
          </table:table-cell>
          <table:table-cell table:style-name="ce186" office:value-type="float" office:value="0.610789168686124" calcext:value-type="float">
            <text:p>0,61</text:p>
          </table:table-cell>
          <table:table-cell table:style-name="ce198" office:value-type="float" office:value="0.221997666597964" calcext:value-type="float">
            <text:p>0,22</text:p>
          </table:table-cell>
          <table:table-cell/>
          <table:table-cell office:value-type="string" calcext:value-type="string" table:number-columns-spanned="1" table:number-rows-spanned="12">
            <text:p>M1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13" office:value-type="float" office:value="0.6742" calcext:value-type="float">
            <text:p>0,6742</text:p>
          </table:table-cell>
          <table:table-cell table:style-name="ce277" office:value-type="float" office:value="0.672585794094174" calcext:value-type="float">
            <text:p>0,6726</text:p>
          </table:table-cell>
          <table:table-cell table:style-name="ce341" office:value-type="float" office:value="0.6742" calcext:value-type="float">
            <text:p>0,6742</text:p>
          </table:table-cell>
          <table:table-cell table:style-name="ce405" office:value-type="float" office:value="0.6718" calcext:value-type="float">
            <text:p>0,6718</text:p>
          </table:table-cell>
          <table:table-cell table:style-name="ce469" office:value-type="float" office:value="0.673391929684379" calcext:value-type="float">
            <text:p>0,6734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115" office:value-type="float" office:value="0.6667" calcext:value-type="float">
            <text:p>0,67</text:p>
          </table:table-cell>
          <table:table-cell table:style-name="ce127" office:value-type="float" office:value="0.3334" calcext:value-type="float">
            <text:p>0,33</text:p>
          </table:table-cell>
          <table:table-cell table:style-name="ce139" office:value-type="float" office:value="0.623637602179836" calcext:value-type="float">
            <text:p>0,62</text:p>
          </table:table-cell>
          <table:table-cell table:style-name="ce151" office:value-type="float" office:value="0.247278138370449" calcext:value-type="float">
            <text:p>0,25</text:p>
          </table:table-cell>
          <table:table-cell table:style-name="ce163" office:value-type="float" office:value="0.595923792645104" calcext:value-type="float">
            <text:p>0,60</text:p>
          </table:table-cell>
          <table:table-cell table:style-name="ce175" office:value-type="float" office:value="0.191847585290208" calcext:value-type="float">
            <text:p>0,19</text:p>
          </table:table-cell>
          <table:table-cell table:style-name="ce187" office:value-type="float" office:value="0.611948161416078" calcext:value-type="float">
            <text:p>0,61</text:p>
          </table:table-cell>
          <table:table-cell table:style-name="ce199" office:value-type="float" office:value="0.224023858844317" calcext:value-type="float">
            <text:p>0,22</text:p>
          </table:table-cell>
          <table:table-cell/>
          <table:covered-table-cell office:value-type="string" calcext:value-type="string">
            <text:p>M1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14" office:value-type="float" office:value="0.6718" calcext:value-type="float">
            <text:p>0,6718</text:p>
          </table:table-cell>
          <table:table-cell table:style-name="ce278" office:value-type="float" office:value="0.673416198877306" calcext:value-type="float">
            <text:p>0,6734</text:p>
          </table:table-cell>
          <table:table-cell table:style-name="ce342" office:value-type="float" office:value="0.6718" calcext:value-type="float">
            <text:p>0,6718</text:p>
          </table:table-cell>
          <table:table-cell table:style-name="ce406" office:value-type="float" office:value="0.6742" calcext:value-type="float">
            <text:p>0,6742</text:p>
          </table:table-cell>
          <table:table-cell table:style-name="ce470" office:value-type="float" office:value="0.672607128554265" calcext:value-type="float">
            <text:p>0,6726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115" office:value-type="float" office:value="0.6668" calcext:value-type="float">
            <text:p>0,67</text:p>
          </table:table-cell>
          <table:table-cell table:style-name="ce127" office:value-type="float" office:value="0.3336" calcext:value-type="float">
            <text:p>0,33</text:p>
          </table:table-cell>
          <table:table-cell table:style-name="ce139" office:value-type="float" office:value="0.604223433242507" calcext:value-type="float">
            <text:p>0,60</text:p>
          </table:table-cell>
          <table:table-cell table:style-name="ce151" office:value-type="float" office:value="0.208224657485414" calcext:value-type="float">
            <text:p>0,21</text:p>
          </table:table-cell>
          <table:table-cell table:style-name="ce163" office:value-type="float" office:value="0.576650420912716" calcext:value-type="float">
            <text:p>0,58</text:p>
          </table:table-cell>
          <table:table-cell table:style-name="ce175" office:value-type="float" office:value="0.153300841825432" calcext:value-type="float">
            <text:p>0,15</text:p>
          </table:table-cell>
          <table:table-cell table:style-name="ce187" office:value-type="float" office:value="0.604045938257296" calcext:value-type="float">
            <text:p>0,60</text:p>
          </table:table-cell>
          <table:table-cell table:style-name="ce199" office:value-type="float" office:value="0.206917092864793" calcext:value-type="float">
            <text:p>0,21</text:p>
          </table:table-cell>
          <table:table-cell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15" office:value-type="float" office:value="0.673" calcext:value-type="float">
            <text:p>0,6730</text:p>
          </table:table-cell>
          <table:table-cell table:style-name="ce279" office:value-type="float" office:value="0.664625715978669" calcext:value-type="float">
            <text:p>0,6646</text:p>
          </table:table-cell>
          <table:table-cell table:style-name="ce343" office:value-type="float" office:value="0.673" calcext:value-type="float">
            <text:p>0,6730</text:p>
          </table:table-cell>
          <table:table-cell table:style-name="ce407" office:value-type="float" office:value="0.6604" calcext:value-type="float">
            <text:p>0,6604</text:p>
          </table:table-cell>
          <table:table-cell table:style-name="ce471" office:value-type="float" office:value="0.668786644141906" calcext:value-type="float">
            <text:p>0,6688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115" office:value-type="float" office:value="0.6879" calcext:value-type="float">
            <text:p>0,69</text:p>
          </table:table-cell>
          <table:table-cell table:style-name="ce127" office:value-type="float" office:value="0.3758" calcext:value-type="float">
            <text:p>0,38</text:p>
          </table:table-cell>
          <table:table-cell table:style-name="ce139" office:value-type="float" office:value="0.633923705722071" calcext:value-type="float">
            <text:p>0,63</text:p>
          </table:table-cell>
          <table:table-cell table:style-name="ce151" office:value-type="float" office:value="0.267969535185088" calcext:value-type="float">
            <text:p>0,27</text:p>
          </table:table-cell>
          <table:table-cell table:style-name="ce163" office:value-type="float" office:value="0.614311032343819" calcext:value-type="float">
            <text:p>0,61</text:p>
          </table:table-cell>
          <table:table-cell table:style-name="ce175" office:value-type="float" office:value="0.228622064687638" calcext:value-type="float">
            <text:p>0,23</text:p>
          </table:table-cell>
          <table:table-cell table:style-name="ce187" office:value-type="float" office:value="0.616373406384996" calcext:value-type="float">
            <text:p>0,62</text:p>
          </table:table-cell>
          <table:table-cell table:style-name="ce199" office:value-type="float" office:value="0.233015336771966" calcext:value-type="float">
            <text:p>0,23</text:p>
          </table:table-cell>
          <table:table-cell/>
          <table:covered-table-cell office:value-type="string" calcext:value-type="string">
            <text:p>M1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14" office:value-type="float" office:value="0.6604" calcext:value-type="float">
            <text:p>0,6604</text:p>
          </table:table-cell>
          <table:table-cell table:style-name="ce278" office:value-type="float" office:value="0.668827223009925" calcext:value-type="float">
            <text:p>0,6688</text:p>
          </table:table-cell>
          <table:table-cell table:style-name="ce342" office:value-type="float" office:value="0.6604" calcext:value-type="float">
            <text:p>0,6604</text:p>
          </table:table-cell>
          <table:table-cell table:style-name="ce406" office:value-type="float" office:value="0.673" calcext:value-type="float">
            <text:p>0,6730</text:p>
          </table:table-cell>
          <table:table-cell table:style-name="ce470" office:value-type="float" office:value="0.66458689745396" calcext:value-type="float">
            <text:p>0,6646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115" office:value-type="float" office:value="0.6921" calcext:value-type="float">
            <text:p>0,69</text:p>
          </table:table-cell>
          <table:table-cell table:style-name="ce127" office:value-type="float" office:value="0.3842" calcext:value-type="float">
            <text:p>0,38</text:p>
          </table:table-cell>
          <table:table-cell table:style-name="ce139" office:value-type="float" office:value="0.635694822888283" calcext:value-type="float">
            <text:p>0,64</text:p>
          </table:table-cell>
          <table:table-cell table:style-name="ce151" office:value-type="float" office:value="0.271460450242457" calcext:value-type="float">
            <text:p>0,27</text:p>
          </table:table-cell>
          <table:table-cell table:style-name="ce163" office:value-type="float" office:value="0.622507753655295" calcext:value-type="float">
            <text:p>0,62</text:p>
          </table:table-cell>
          <table:table-cell table:style-name="ce175" office:value-type="float" office:value="0.245015507310589" calcext:value-type="float">
            <text:p>0,25</text:p>
          </table:table-cell>
          <table:table-cell table:style-name="ce187" office:value-type="float" office:value="0.623011273838373" calcext:value-type="float">
            <text:p>0,62</text:p>
          </table:table-cell>
          <table:table-cell table:style-name="ce199" office:value-type="float" office:value="0.246342244727016" calcext:value-type="float">
            <text:p>0,25</text:p>
          </table:table-cell>
          <table:table-cell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15" office:value-type="float" office:value="0.7764" calcext:value-type="float">
            <text:p>0,7764</text:p>
          </table:table-cell>
          <table:table-cell table:style-name="ce279" office:value-type="float" office:value="0.636811023622047" calcext:value-type="float">
            <text:p>0,6368</text:p>
          </table:table-cell>
          <table:table-cell table:style-name="ce343" office:value-type="float" office:value="0.7764" calcext:value-type="float">
            <text:p>0,7764</text:p>
          </table:table-cell>
          <table:table-cell table:style-name="ce407" office:value-type="float" office:value="0.5572" calcext:value-type="float">
            <text:p>0,5572</text:p>
          </table:table-cell>
          <table:table-cell table:style-name="ce471" office:value-type="float" office:value="0.69971160778659" calcext:value-type="float">
            <text:p>0,6997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116" office:value-type="float" office:value="0.6592" calcext:value-type="float">
            <text:p>0,66</text:p>
          </table:table-cell>
          <table:table-cell table:style-name="ce128" office:value-type="float" office:value="0.3184" calcext:value-type="float">
            <text:p>0,32</text:p>
          </table:table-cell>
          <table:table-cell table:style-name="ce140" office:value-type="float" office:value="0.607697547683924" calcext:value-type="float">
            <text:p>0,61</text:p>
          </table:table-cell>
          <table:table-cell table:style-name="ce152" office:value-type="float" office:value="0.215355743438936" calcext:value-type="float">
            <text:p>0,22</text:p>
          </table:table-cell>
          <table:table-cell table:style-name="ce164" office:value-type="float" office:value="0.57111209570226" calcext:value-type="float">
            <text:p>0,57</text:p>
          </table:table-cell>
          <table:table-cell table:style-name="ce176" office:value-type="float" office:value="0.142224191404519" calcext:value-type="float">
            <text:p>0,14</text:p>
          </table:table-cell>
          <table:table-cell table:style-name="ce188" office:value-type="float" office:value="0.591297018227795" calcext:value-type="float">
            <text:p>0,59</text:p>
          </table:table-cell>
          <table:table-cell table:style-name="ce200" office:value-type="float" office:value="0.182083205523151" calcext:value-type="float">
            <text:p>0,18</text:p>
          </table:table-cell>
          <table:table-cell/>
          <table:covered-table-cell office:value-type="string" calcext:value-type="string">
            <text:p>M1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14" office:value-type="float" office:value="0.5572" calcext:value-type="float">
            <text:p>0,5572</text:p>
          </table:table-cell>
          <table:table-cell table:style-name="ce278" office:value-type="float" office:value="0.713627049180328" calcext:value-type="float">
            <text:p>0,7136</text:p>
          </table:table-cell>
          <table:table-cell table:style-name="ce342" office:value-type="float" office:value="0.5572" calcext:value-type="float">
            <text:p>0,5572</text:p>
          </table:table-cell>
          <table:table-cell table:style-name="ce406" office:value-type="float" office:value="0.7764" calcext:value-type="float">
            <text:p>0,7764</text:p>
          </table:table-cell>
          <table:table-cell table:style-name="ce470" office:value-type="float" office:value="0.625786163522012" calcext:value-type="float">
            <text:p>0,6258</text:p>
          </table:table-cell>
          <table:table-cell table:number-columns-repeated="2"/>
        </table:table-row>
        <table:table-row table:style-name="ro7">
          <table:table-cell table:style-name="ce71" office:value-type="string" calcext:value-type="string" table:number-columns-spanned="1" table:number-rows-spanned="6">
            <text:p>M2</text:p>
          </table:table-cell>
          <table:table-cell table:style-name="ce83" office:value-type="string" calcext:value-type="string">
            <text:p>BayesNet</text:p>
          </table:table-cell>
          <table:table-cell table:style-name="ce117" office:value-type="float" office:value="0.6149" calcext:value-type="float">
            <text:p>0,61</text:p>
          </table:table-cell>
          <table:table-cell table:style-name="ce129" office:value-type="float" office:value="0.2298" calcext:value-type="float">
            <text:p>0,23</text:p>
          </table:table-cell>
          <table:table-cell table:style-name="ce141" office:value-type="float" office:value="0.603491782036418" calcext:value-type="float">
            <text:p>0,60</text:p>
          </table:table-cell>
          <table:table-cell table:style-name="ce153" office:value-type="float" office:value="0.207070626272839" calcext:value-type="float">
            <text:p>0,21</text:p>
          </table:table-cell>
          <table:table-cell table:style-name="ce165" office:value-type="float" office:value="0.542091271599468" calcext:value-type="float">
            <text:p>0,54</text:p>
          </table:table-cell>
          <table:table-cell table:style-name="ce177" office:value-type="float" office:value="0.0841825431989367" calcext:value-type="float">
            <text:p>0,08</text:p>
          </table:table-cell>
          <table:table-cell table:style-name="ce189" office:value-type="float" office:value="0.574965757032979" calcext:value-type="float">
            <text:p>0,57</text:p>
          </table:table-cell>
          <table:table-cell table:style-name="ce201" office:value-type="float" office:value="0.15002775024953" calcext:value-type="float">
            <text:p>0,15</text:p>
          </table:table-cell>
          <table:table-cell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15" office:value-type="float" office:value="0.6934" calcext:value-type="float">
            <text:p>0,6934</text:p>
          </table:table-cell>
          <table:table-cell table:style-name="ce279" office:value-type="float" office:value="0.685855588526212" calcext:value-type="float">
            <text:p>0,6859</text:p>
          </table:table-cell>
          <table:table-cell table:style-name="ce343" office:value-type="float" office:value="0.6934" calcext:value-type="float">
            <text:p>0,6934</text:p>
          </table:table-cell>
          <table:table-cell table:style-name="ce407" office:value-type="float" office:value="0.6824" calcext:value-type="float">
            <text:p>0,6824</text:p>
          </table:table-cell>
          <table:table-cell table:style-name="ce471" office:value-type="float" office:value="0.689607160616609" calcext:value-type="float">
            <text:p>0,6896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118" office:value-type="float" office:value="0.6224" calcext:value-type="float">
            <text:p>0,62</text:p>
          </table:table-cell>
          <table:table-cell table:style-name="ce130" office:value-type="float" office:value="0.2448" calcext:value-type="float">
            <text:p>0,24</text:p>
          </table:table-cell>
          <table:table-cell table:style-name="ce142" office:value-type="float" office:value="0.604105571847507" calcext:value-type="float">
            <text:p>0,60</text:p>
          </table:table-cell>
          <table:table-cell table:style-name="ce154" office:value-type="float" office:value="0.208236321362046" calcext:value-type="float">
            <text:p>0,21</text:p>
          </table:table-cell>
          <table:table-cell table:style-name="ce166" office:value-type="float" office:value="0.537882144439522" calcext:value-type="float">
            <text:p>0,54</text:p>
          </table:table-cell>
          <table:table-cell table:style-name="ce178" office:value-type="float" office:value="0.0757642888790431" calcext:value-type="float">
            <text:p>0,08</text:p>
          </table:table-cell>
          <table:table-cell table:style-name="ce190" office:value-type="float" office:value="0.580444631756401" calcext:value-type="float">
            <text:p>0,58</text:p>
          </table:table-cell>
          <table:table-cell table:style-name="ce202" office:value-type="float" office:value="0.160817893178547" calcext:value-type="float">
            <text:p>0,16</text:p>
          </table:table-cell>
          <table:table-cell/>
          <table:covered-table-cell office:value-type="string" calcext:value-type="string">
            <text:p>M1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14" office:value-type="float" office:value="0.6824" calcext:value-type="float">
            <text:p>0,6824</text:p>
          </table:table-cell>
          <table:table-cell table:style-name="ce278" office:value-type="float" office:value="0.689989888776542" calcext:value-type="float">
            <text:p>0,6900</text:p>
          </table:table-cell>
          <table:table-cell table:style-name="ce342" office:value-type="float" office:value="0.6824" calcext:value-type="float">
            <text:p>0,6824</text:p>
          </table:table-cell>
          <table:table-cell table:style-name="ce406" office:value-type="float" office:value="0.6934" calcext:value-type="float">
            <text:p>0,6934</text:p>
          </table:table-cell>
          <table:table-cell table:style-name="ce470" office:value-type="float" office:value="0.686173956762192" calcext:value-type="float">
            <text:p>0,6862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118" office:value-type="float" office:value="0.5989" calcext:value-type="float">
            <text:p>0,60</text:p>
          </table:table-cell>
          <table:table-cell table:style-name="ce130" office:value-type="float" office:value="0.1978" calcext:value-type="float">
            <text:p>0,20</text:p>
          </table:table-cell>
          <table:table-cell table:style-name="ce142" office:value-type="float" office:value="0.592784559776308" calcext:value-type="float">
            <text:p>0,59</text:p>
          </table:table-cell>
          <table:table-cell table:style-name="ce154" office:value-type="float" office:value="0.185977263777363" calcext:value-type="float">
            <text:p>0,19</text:p>
          </table:table-cell>
          <table:table-cell table:style-name="ce166" office:value-type="float" office:value="0.531236154186974" calcext:value-type="float">
            <text:p>0,53</text:p>
          </table:table-cell>
          <table:table-cell table:style-name="ce178" office:value-type="float" office:value="0.0624723083739478" calcext:value-type="float">
            <text:p>0,06</text:p>
          </table:table-cell>
          <table:table-cell table:style-name="ce190" office:value-type="float" office:value="0.579145155059179" calcext:value-type="float">
            <text:p>0,58</text:p>
          </table:table-cell>
          <table:table-cell table:style-name="ce202" office:value-type="float" office:value="0.159454703046393" calcext:value-type="float">
            <text:p>0,16</text:p>
          </table:table-cell>
          <table:table-cell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15" office:value-type="float" office:value="0.6946" calcext:value-type="float">
            <text:p>0,6946</text:p>
          </table:table-cell>
          <table:table-cell table:style-name="ce279" office:value-type="float" office:value="0.691144278606965" calcext:value-type="float">
            <text:p>0,6911</text:p>
          </table:table-cell>
          <table:table-cell table:style-name="ce343" office:value-type="float" office:value="0.6946" calcext:value-type="float">
            <text:p>0,6946</text:p>
          </table:table-cell>
          <table:table-cell table:style-name="ce407" office:value-type="float" office:value="0.6896" calcext:value-type="float">
            <text:p>0,6896</text:p>
          </table:table-cell>
          <table:table-cell table:style-name="ce471" office:value-type="float" office:value="0.69286783042394" calcext:value-type="float">
            <text:p>0,6929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118" office:value-type="float" office:value="0.6441" calcext:value-type="float">
            <text:p>0,64</text:p>
          </table:table-cell>
          <table:table-cell table:style-name="ce130" office:value-type="float" office:value="0.2882" calcext:value-type="float">
            <text:p>0,29</text:p>
          </table:table-cell>
          <table:table-cell table:style-name="ce142" office:value-type="float" office:value="0.610652663165791" calcext:value-type="float">
            <text:p>0,61</text:p>
          </table:table-cell>
          <table:table-cell table:style-name="ce154" office:value-type="float" office:value="0.22165573110472" calcext:value-type="float">
            <text:p>0,22</text:p>
          </table:table-cell>
          <table:table-cell table:style-name="ce166" office:value-type="float" office:value="0.549180327868853" calcext:value-type="float">
            <text:p>0,55</text:p>
          </table:table-cell>
          <table:table-cell table:style-name="ce178" office:value-type="float" office:value="0.098360655737705" calcext:value-type="float">
            <text:p>0,10</text:p>
          </table:table-cell>
          <table:table-cell table:style-name="ce190" office:value-type="float" office:value="0.590770203350542" calcext:value-type="float">
            <text:p>0,59</text:p>
          </table:table-cell>
          <table:table-cell table:style-name="ce202" office:value-type="float" office:value="0.181667218688591" calcext:value-type="float">
            <text:p>0,18</text:p>
          </table:table-cell>
          <table:table-cell/>
          <table:covered-table-cell office:value-type="string" calcext:value-type="string">
            <text:p>M1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14" office:value-type="float" office:value="0.6896" calcext:value-type="float">
            <text:p>0,6896</text:p>
          </table:table-cell>
          <table:table-cell table:style-name="ce278" office:value-type="float" office:value="0.693065326633166" calcext:value-type="float">
            <text:p>0,6931</text:p>
          </table:table-cell>
          <table:table-cell table:style-name="ce342" office:value-type="float" office:value="0.6896" calcext:value-type="float">
            <text:p>0,6896</text:p>
          </table:table-cell>
          <table:table-cell table:style-name="ce406" office:value-type="float" office:value="0.6946" calcext:value-type="float">
            <text:p>0,6946</text:p>
          </table:table-cell>
          <table:table-cell table:style-name="ce470" office:value-type="float" office:value="0.691328320802005" calcext:value-type="float">
            <text:p>0,6913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118" office:value-type="float" office:value="0.6388" calcext:value-type="float">
            <text:p>0,64</text:p>
          </table:table-cell>
          <table:table-cell table:style-name="ce130" office:value-type="float" office:value="0.2776" calcext:value-type="float">
            <text:p>0,28</text:p>
          </table:table-cell>
          <table:table-cell table:style-name="ce142" office:value-type="float" office:value="0.615631180522403" calcext:value-type="float">
            <text:p>0,62</text:p>
          </table:table-cell>
          <table:table-cell table:style-name="ce154" office:value-type="float" office:value="0.231440202829698" calcext:value-type="float">
            <text:p>0,23</text:p>
          </table:table-cell>
          <table:table-cell table:style-name="ce166" office:value-type="float" office:value="0.541648205582632" calcext:value-type="float">
            <text:p>0,54</text:p>
          </table:table-cell>
          <table:table-cell table:style-name="ce178" office:value-type="float" office:value="0.0832964111652636" calcext:value-type="float">
            <text:p>0,08</text:p>
          </table:table-cell>
          <table:table-cell table:style-name="ce190" office:value-type="float" office:value="0.585080602676219" calcext:value-type="float">
            <text:p>0,59</text:p>
          </table:table-cell>
          <table:table-cell table:style-name="ce202" office:value-type="float" office:value="0.169742302520907" calcext:value-type="float">
            <text:p>0,17</text:p>
          </table:table-cell>
          <table:table-cell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15" office:value-type="float" office:value="0.662" calcext:value-type="float">
            <text:p>0,6620</text:p>
          </table:table-cell>
          <table:table-cell table:style-name="ce279" office:value-type="float" office:value="0.658313444709626" calcext:value-type="float">
            <text:p>0,6583</text:p>
          </table:table-cell>
          <table:table-cell table:style-name="ce343" office:value-type="float" office:value="0.662" calcext:value-type="float">
            <text:p>0,6620</text:p>
          </table:table-cell>
          <table:table-cell table:style-name="ce407" office:value-type="float" office:value="0.6564" calcext:value-type="float">
            <text:p>0,6564</text:p>
          </table:table-cell>
          <table:table-cell table:style-name="ce471" office:value-type="float" office:value="0.660151575588353" calcext:value-type="float">
            <text:p>0,6602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119" office:value-type="float" office:value="0.6005" calcext:value-type="float">
            <text:p>0,60</text:p>
          </table:table-cell>
          <table:table-cell table:style-name="ce131" office:value-type="float" office:value="0.201" calcext:value-type="float">
            <text:p>0,20</text:p>
          </table:table-cell>
          <table:table-cell table:style-name="ce143" office:value-type="float" office:value="0.586510263929619" calcext:value-type="float">
            <text:p>0,59</text:p>
          </table:table-cell>
          <table:table-cell table:style-name="ce155" office:value-type="float" office:value="0.172923099817702" calcext:value-type="float">
            <text:p>0,17</text:p>
          </table:table-cell>
          <table:table-cell table:style-name="ce167" office:value-type="float" office:value="0.530793088170137" calcext:value-type="float">
            <text:p>0,53</text:p>
          </table:table-cell>
          <table:table-cell table:style-name="ce179" office:value-type="float" office:value="0.0615861763402747" calcext:value-type="float">
            <text:p>0,06</text:p>
          </table:table-cell>
          <table:table-cell table:style-name="ce191" office:value-type="float" office:value="0.561830506093492" calcext:value-type="float">
            <text:p>0,56</text:p>
          </table:table-cell>
          <table:table-cell table:style-name="ce203" office:value-type="float" office:value="0.122947591708008" calcext:value-type="float">
            <text:p>0,12</text:p>
          </table:table-cell>
          <table:table-cell/>
          <table:covered-table-cell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16" office:value-type="float" office:value="0.6564" calcext:value-type="float">
            <text:p>0,6564</text:p>
          </table:table-cell>
          <table:table-cell table:style-name="ce280" office:value-type="float" office:value="0.660096540627514" calcext:value-type="float">
            <text:p>0,6601</text:p>
          </table:table-cell>
          <table:table-cell table:style-name="ce344" office:value-type="float" office:value="0.6564" calcext:value-type="float">
            <text:p>0,6564</text:p>
          </table:table-cell>
          <table:table-cell table:style-name="ce408" office:value-type="float" office:value="0.662" calcext:value-type="float">
            <text:p>0,6620</text:p>
          </table:table-cell>
          <table:table-cell table:style-name="ce472" office:value-type="float" office:value="0.658243080625752" calcext:value-type="float">
            <text:p>0,6582</text:p>
          </table:table-cell>
          <table:table-cell table:number-columns-repeated="2"/>
        </table:table-row>
        <table:table-row table:style-name="ro7">
          <table:table-cell table:style-name="ce71" office:value-type="string" calcext:value-type="string" table:number-columns-spanned="1" table:number-rows-spanned="6">
            <text:p>M3</text:p>
          </table:table-cell>
          <table:table-cell table:style-name="ce83" office:value-type="string" calcext:value-type="string">
            <text:p>BayesNet</text:p>
          </table:table-cell>
          <table:table-cell table:style-name="ce120" office:value-type="float" office:value="0.8541" calcext:value-type="float">
            <text:p>0,85</text:p>
          </table:table-cell>
          <table:table-cell table:style-name="ce132" office:value-type="float" office:value="0.7082" calcext:value-type="float">
            <text:p>0,71</text:p>
          </table:table-cell>
          <table:table-cell table:style-name="ce144" office:value-type="float" office:value="0.658923705722071" calcext:value-type="float">
            <text:p>0,66</text:p>
          </table:table-cell>
          <table:table-cell table:style-name="ce156" office:value-type="float" office:value="0.318022679245951" calcext:value-type="float">
            <text:p>0,32</text:p>
          </table:table-cell>
          <table:table-cell table:style-name="ce168" office:value-type="float" office:value="0.613424900310146" calcext:value-type="float">
            <text:p>0,61</text:p>
          </table:table-cell>
          <table:table-cell table:style-name="ce180" office:value-type="float" office:value="0.226849800620292" calcext:value-type="float">
            <text:p>0,23</text:p>
          </table:table-cell>
          <table:table-cell table:style-name="ce192" office:value-type="float" office:value="0.694798581111931" calcext:value-type="float">
            <text:p>0,69</text:p>
          </table:table-cell>
          <table:table-cell table:style-name="ce204" office:value-type="float" office:value="0.390383763330552" calcext:value-type="float">
            <text:p>0,39</text:p>
          </table:table-cell>
          <table:table-cell/>
          <table:table-cell office:value-type="string" calcext:value-type="string" table:number-columns-spanned="1" table:number-rows-spanned="12">
            <text:p>M2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17" office:value-type="float" office:value="0.6648" calcext:value-type="float">
            <text:p>0,6648</text:p>
          </table:table-cell>
          <table:table-cell table:style-name="ce281" office:value-type="float" office:value="0.604473540643753" calcext:value-type="float">
            <text:p>0,6045</text:p>
          </table:table-cell>
          <table:table-cell table:style-name="ce345" office:value-type="float" office:value="0.6648" calcext:value-type="float">
            <text:p>0,6648</text:p>
          </table:table-cell>
          <table:table-cell table:style-name="ce409" office:value-type="float" office:value="0.565" calcext:value-type="float">
            <text:p>0,5650</text:p>
          </table:table-cell>
          <table:table-cell table:style-name="ce473" office:value-type="float" office:value="0.633203162205924" calcext:value-type="float">
            <text:p>0,6332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121" office:value-type="float" office:value="0.7779" calcext:value-type="float">
            <text:p>0,78</text:p>
          </table:table-cell>
          <table:table-cell table:style-name="ce133" office:value-type="float" office:value="0.5558" calcext:value-type="float">
            <text:p>0,56</text:p>
          </table:table-cell>
          <table:table-cell table:style-name="ce145" office:value-type="float" office:value="0.630790190735695" calcext:value-type="float">
            <text:p>0,63</text:p>
          </table:table-cell>
          <table:table-cell table:style-name="ce157" office:value-type="float" office:value="0.261639477065219" calcext:value-type="float">
            <text:p>0,26</text:p>
          </table:table-cell>
          <table:table-cell table:style-name="ce169" office:value-type="float" office:value="0.623615418697386" calcext:value-type="float">
            <text:p>0,62</text:p>
          </table:table-cell>
          <table:table-cell table:style-name="ce181" office:value-type="float" office:value="0.247230837394772" calcext:value-type="float">
            <text:p>0,25</text:p>
          </table:table-cell>
          <table:table-cell table:style-name="ce193" office:value-type="float" office:value="0.655498191268921" calcext:value-type="float">
            <text:p>0,66</text:p>
          </table:table-cell>
          <table:table-cell table:style-name="ce205" office:value-type="float" office:value="0.311180036599112" calcext:value-type="float">
            <text:p>0,31</text:p>
          </table:table-cell>
          <table:table-cell/>
          <table:covered-table-cell office:value-type="string" calcext:value-type="string">
            <text:p>M2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18" office:value-type="float" office:value="0.565" calcext:value-type="float">
            <text:p>0,5650</text:p>
          </table:table-cell>
          <table:table-cell table:style-name="ce282" office:value-type="float" office:value="0.627638302599422" calcext:value-type="float">
            <text:p>0,6276</text:p>
          </table:table-cell>
          <table:table-cell table:style-name="ce346" office:value-type="float" office:value="0.565" calcext:value-type="float">
            <text:p>0,5650</text:p>
          </table:table-cell>
          <table:table-cell table:style-name="ce410" office:value-type="float" office:value="0.6648" calcext:value-type="float">
            <text:p>0,6648</text:p>
          </table:table-cell>
          <table:table-cell table:style-name="ce474" office:value-type="float" office:value="0.594674244816335" calcext:value-type="float">
            <text:p>0,5947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121" office:value-type="float" office:value="0.8271" calcext:value-type="float">
            <text:p>0,83</text:p>
          </table:table-cell>
          <table:table-cell table:style-name="ce133" office:value-type="float" office:value="0.6542" calcext:value-type="float">
            <text:p>0,65</text:p>
          </table:table-cell>
          <table:table-cell table:style-name="ce145" office:value-type="float" office:value="0.658991825613079" calcext:value-type="float">
            <text:p>0,66</text:p>
          </table:table-cell>
          <table:table-cell table:style-name="ce157" office:value-type="float" office:value="0.318133552595295" calcext:value-type="float">
            <text:p>0,32</text:p>
          </table:table-cell>
          <table:table-cell table:style-name="ce169" office:value-type="float" office:value="0.646211785556048" calcext:value-type="float">
            <text:p>0,65</text:p>
          </table:table-cell>
          <table:table-cell table:style-name="ce181" office:value-type="float" office:value="0.292423571112096" calcext:value-type="float">
            <text:p>0,29</text:p>
          </table:table-cell>
          <table:table-cell table:style-name="ce193" office:value-type="float" office:value="0.679872159589787" calcext:value-type="float">
            <text:p>0,68</text:p>
          </table:table-cell>
          <table:table-cell table:style-name="ce205" office:value-type="float" office:value="0.359483310231988" calcext:value-type="float">
            <text:p>0,36</text:p>
          </table:table-cell>
          <table:table-cell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19" office:value-type="float" office:value="0.6378" calcext:value-type="float">
            <text:p>0,6378</text:p>
          </table:table-cell>
          <table:table-cell table:style-name="ce283" office:value-type="float" office:value="0.618742724097788" calcext:value-type="float">
            <text:p>0,6187</text:p>
          </table:table-cell>
          <table:table-cell table:style-name="ce347" office:value-type="float" office:value="0.6378" calcext:value-type="float">
            <text:p>0,6378</text:p>
          </table:table-cell>
          <table:table-cell table:style-name="ce411" office:value-type="float" office:value="0.607" calcext:value-type="float">
            <text:p>0,6070</text:p>
          </table:table-cell>
          <table:table-cell table:style-name="ce475" office:value-type="float" office:value="0.628126846562931" calcext:value-type="float">
            <text:p>0,6281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121" office:value-type="float" office:value="0.8612" calcext:value-type="float">
            <text:p>0,86</text:p>
          </table:table-cell>
          <table:table-cell table:style-name="ce133" office:value-type="float" office:value="0.7224" calcext:value-type="float">
            <text:p>0,72</text:p>
          </table:table-cell>
          <table:table-cell table:style-name="ce145" office:value-type="float" office:value="0.676226158038147" calcext:value-type="float">
            <text:p>0,68</text:p>
          </table:table-cell>
          <table:table-cell table:style-name="ce157" office:value-type="float" office:value="0.352615329025504" calcext:value-type="float">
            <text:p>0,35</text:p>
          </table:table-cell>
          <table:table-cell table:style-name="ce169" office:value-type="float" office:value="0.5" calcext:value-type="float">
            <text:p>0,50</text:p>
          </table:table-cell>
          <table:table-cell table:style-name="ce181" office:value-type="float" office:value="0" calcext:value-type="float">
            <text:p>0,00</text:p>
          </table:table-cell>
          <table:table-cell table:style-name="ce193" office:value-type="float" office:value="0.707863590067783" calcext:value-type="float">
            <text:p>0,71</text:p>
          </table:table-cell>
          <table:table-cell table:style-name="ce205" office:value-type="float" office:value="0.41619536278929" calcext:value-type="float">
            <text:p>0,42</text:p>
          </table:table-cell>
          <table:table-cell/>
          <table:covered-table-cell office:value-type="string" calcext:value-type="string">
            <text:p>M2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18" office:value-type="float" office:value="0.607" calcext:value-type="float">
            <text:p>0,6070</text:p>
          </table:table-cell>
          <table:table-cell table:style-name="ce282" office:value-type="float" office:value="0.626289723483285" calcext:value-type="float">
            <text:p>0,6263</text:p>
          </table:table-cell>
          <table:table-cell table:style-name="ce346" office:value-type="float" office:value="0.607" calcext:value-type="float">
            <text:p>0,6070</text:p>
          </table:table-cell>
          <table:table-cell table:style-name="ce410" office:value-type="float" office:value="0.6378" calcext:value-type="float">
            <text:p>0,6378</text:p>
          </table:table-cell>
          <table:table-cell table:style-name="ce474" office:value-type="float" office:value="0.616494007718871" calcext:value-type="float">
            <text:p>0,6165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121" office:value-type="float" office:value="0.8175" calcext:value-type="float">
            <text:p>0,82</text:p>
          </table:table-cell>
          <table:table-cell table:style-name="ce133" office:value-type="float" office:value="0.635" calcext:value-type="float">
            <text:p>0,64</text:p>
          </table:table-cell>
          <table:table-cell table:style-name="ce145" office:value-type="float" office:value="0.638692098092643" calcext:value-type="float">
            <text:p>0,64</text:p>
          </table:table-cell>
          <table:table-cell table:style-name="ce157" office:value-type="float" office:value="0.277442027002568" calcext:value-type="float">
            <text:p>0,28</text:p>
          </table:table-cell>
          <table:table-cell table:style-name="ce169" office:value-type="float" office:value="0.611874169251218" calcext:value-type="float">
            <text:p>0,61</text:p>
          </table:table-cell>
          <table:table-cell table:style-name="ce181" office:value-type="float" office:value="0.223748338502437" calcext:value-type="float">
            <text:p>0,22</text:p>
          </table:table-cell>
          <table:table-cell table:style-name="ce193" office:value-type="float" office:value="0.661925332771397" calcext:value-type="float">
            <text:p>0,66</text:p>
          </table:table-cell>
          <table:table-cell table:style-name="ce205" office:value-type="float" office:value="0.323880651381546" calcext:value-type="float">
            <text:p>0,32</text:p>
          </table:table-cell>
          <table:table-cell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19" office:value-type="float" office:value="0.6418" calcext:value-type="float">
            <text:p>0,6418</text:p>
          </table:table-cell>
          <table:table-cell table:style-name="ce283" office:value-type="float" office:value="0.591084914348867" calcext:value-type="float">
            <text:p>0,5911</text:p>
          </table:table-cell>
          <table:table-cell table:style-name="ce347" office:value-type="float" office:value="0.6418" calcext:value-type="float">
            <text:p>0,6418</text:p>
          </table:table-cell>
          <table:table-cell table:style-name="ce411" office:value-type="float" office:value="0.556" calcext:value-type="float">
            <text:p>0,5560</text:p>
          </table:table-cell>
          <table:table-cell table:style-name="ce475" office:value-type="float" office:value="0.615399367149295" calcext:value-type="float">
            <text:p>0,6154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122" office:value-type="float" office:value="0.8425" calcext:value-type="float">
            <text:p>0,84</text:p>
          </table:table-cell>
          <table:table-cell table:style-name="ce134" office:value-type="float" office:value="0.685" calcext:value-type="float">
            <text:p>0,69</text:p>
          </table:table-cell>
          <table:table-cell table:style-name="ce146" office:value-type="float" office:value="0.658174386920981" calcext:value-type="float">
            <text:p>0,66</text:p>
          </table:table-cell>
          <table:table-cell table:style-name="ce158" office:value-type="float" office:value="0.316536323066468" calcext:value-type="float">
            <text:p>0,32</text:p>
          </table:table-cell>
          <table:table-cell table:style-name="ce170" office:value-type="float" office:value="0.645325653522375" calcext:value-type="float">
            <text:p>0,65</text:p>
          </table:table-cell>
          <table:table-cell table:style-name="ce182" office:value-type="float" office:value="0.29065130704475" calcext:value-type="float">
            <text:p>0,29</text:p>
          </table:table-cell>
          <table:table-cell table:style-name="ce194" office:value-type="float" office:value="0.689003617462157" calcext:value-type="float">
            <text:p>0,69</text:p>
          </table:table-cell>
          <table:table-cell table:style-name="ce206" office:value-type="float" office:value="0.378594409871347" calcext:value-type="float">
            <text:p>0,38</text:p>
          </table:table-cell>
          <table:table-cell/>
          <table:covered-table-cell office:value-type="string" calcext:value-type="string">
            <text:p>M2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18" office:value-type="float" office:value="0.556" calcext:value-type="float">
            <text:p>0,5560</text:p>
          </table:table-cell>
          <table:table-cell table:style-name="ce282" office:value-type="float" office:value="0.6081820170641" calcext:value-type="float">
            <text:p>0,6082</text:p>
          </table:table-cell>
          <table:table-cell table:style-name="ce346" office:value-type="float" office:value="0.556" calcext:value-type="float">
            <text:p>0,5560</text:p>
          </table:table-cell>
          <table:table-cell table:style-name="ce410" office:value-type="float" office:value="0.6418" calcext:value-type="float">
            <text:p>0,6418</text:p>
          </table:table-cell>
          <table:table-cell table:style-name="ce474" office:value-type="float" office:value="0.580921533800021" calcext:value-type="float">
            <text:p>0,5809</text:p>
          </table:table-cell>
          <table:table-cell table:number-columns-repeated="2"/>
        </table:table-row>
        <table:table-row table:style-name="ro7">
          <table:table-cell table:style-name="ce71" office:value-type="string" calcext:value-type="string" table:number-columns-spanned="1" table:number-rows-spanned="6">
            <text:p>M4</text:p>
          </table:table-cell>
          <table:table-cell table:style-name="ce83" office:value-type="string" calcext:value-type="string">
            <text:p>BayesNet</text:p>
          </table:table-cell>
          <table:table-cell table:style-name="ce123" office:value-type="float" office:value="0.7031" calcext:value-type="float">
            <text:p>0,70</text:p>
          </table:table-cell>
          <table:table-cell table:style-name="ce135" office:value-type="float" office:value="0.4062" calcext:value-type="float">
            <text:p>0,41</text:p>
          </table:table-cell>
          <table:table-cell table:style-name="ce147" office:value-type="float" office:value="0.600204359673024" calcext:value-type="float">
            <text:p>0,60</text:p>
          </table:table-cell>
          <table:table-cell table:style-name="ce159" office:value-type="float" office:value="0.200492445961064" calcext:value-type="float">
            <text:p>0,20</text:p>
          </table:table-cell>
          <table:table-cell table:style-name="ce171" office:value-type="float" office:value="0.548737261852016" calcext:value-type="float">
            <text:p>0,55</text:p>
          </table:table-cell>
          <table:table-cell table:style-name="ce183" office:value-type="float" office:value="0.097474523704032" calcext:value-type="float">
            <text:p>0,10</text:p>
          </table:table-cell>
          <table:table-cell table:style-name="ce195" office:value-type="float" office:value="0.592280405998665" calcext:value-type="float">
            <text:p>0,59</text:p>
          </table:table-cell>
          <table:table-cell table:style-name="ce207" office:value-type="float" office:value="0.184608036056776" calcext:value-type="float">
            <text:p>0,18</text:p>
          </table:table-cell>
          <table:table-cell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19" office:value-type="float" office:value="0.658" calcext:value-type="float">
            <text:p>0,6580</text:p>
          </table:table-cell>
          <table:table-cell table:style-name="ce283" office:value-type="float" office:value="0.640202374002724" calcext:value-type="float">
            <text:p>0,6402</text:p>
          </table:table-cell>
          <table:table-cell table:style-name="ce347" office:value-type="float" office:value="0.658" calcext:value-type="float">
            <text:p>0,6580</text:p>
          </table:table-cell>
          <table:table-cell table:style-name="ce411" office:value-type="float" office:value="0.6302" calcext:value-type="float">
            <text:p>0,6302</text:p>
          </table:table-cell>
          <table:table-cell table:style-name="ce475" office:value-type="float" office:value="0.648979189269159" calcext:value-type="float">
            <text:p>0,6490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124" office:value-type="float" office:value="0.671" calcext:value-type="float">
            <text:p>0,67</text:p>
          </table:table-cell>
          <table:table-cell table:style-name="ce136" office:value-type="float" office:value="0.342" calcext:value-type="float">
            <text:p>0,34</text:p>
          </table:table-cell>
          <table:table-cell table:style-name="ce148" office:value-type="float" office:value="0.595980926430518" calcext:value-type="float">
            <text:p>0,60</text:p>
          </table:table-cell>
          <table:table-cell table:style-name="ce160" office:value-type="float" office:value="0.19203092876074" calcext:value-type="float">
            <text:p>0,19</text:p>
          </table:table-cell>
          <table:table-cell table:style-name="ce172" office:value-type="float" office:value="0.543420469649978" calcext:value-type="float">
            <text:p>0,54</text:p>
          </table:table-cell>
          <table:table-cell table:style-name="ce184" office:value-type="float" office:value="0.0868409392999556" calcext:value-type="float">
            <text:p>0,09</text:p>
          </table:table-cell>
          <table:table-cell table:style-name="ce196" office:value-type="float" office:value="0.571839988761283" calcext:value-type="float">
            <text:p>0,57</text:p>
          </table:table-cell>
          <table:table-cell table:style-name="ce208" office:value-type="float" office:value="0.143313000185598" calcext:value-type="float">
            <text:p>0,14</text:p>
          </table:table-cell>
          <table:table-cell/>
          <table:covered-table-cell office:value-type="string" calcext:value-type="string">
            <text:p>M2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18" office:value-type="float" office:value="0.6302" calcext:value-type="float">
            <text:p>0,6302</text:p>
          </table:table-cell>
          <table:table-cell table:style-name="ce282" office:value-type="float" office:value="0.648220530754988" calcext:value-type="float">
            <text:p>0,6482</text:p>
          </table:table-cell>
          <table:table-cell table:style-name="ce346" office:value-type="float" office:value="0.6302" calcext:value-type="float">
            <text:p>0,6302</text:p>
          </table:table-cell>
          <table:table-cell table:style-name="ce410" office:value-type="float" office:value="0.658" calcext:value-type="float">
            <text:p>0,6580</text:p>
          </table:table-cell>
          <table:table-cell table:style-name="ce474" office:value-type="float" office:value="0.639083257276138" calcext:value-type="float">
            <text:p>0,6391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124" office:value-type="float" office:value="0.722" calcext:value-type="float">
            <text:p>0,72</text:p>
          </table:table-cell>
          <table:table-cell table:style-name="ce136" office:value-type="float" office:value="0.444" calcext:value-type="float">
            <text:p>0,44</text:p>
          </table:table-cell>
          <table:table-cell table:style-name="ce148" office:value-type="float" office:value="0.619891008174387" calcext:value-type="float">
            <text:p>0,62</text:p>
          </table:table-cell>
          <table:table-cell table:style-name="ce160" office:value-type="float" office:value="0.240084540437168" calcext:value-type="float">
            <text:p>0,24</text:p>
          </table:table-cell>
          <table:table-cell table:style-name="ce172" office:value-type="float" office:value="0.58750553832521" calcext:value-type="float">
            <text:p>0,59</text:p>
          </table:table-cell>
          <table:table-cell table:style-name="ce184" office:value-type="float" office:value="0.175011076650421" calcext:value-type="float">
            <text:p>0,18</text:p>
          </table:table-cell>
          <table:table-cell table:style-name="ce196" office:value-type="float" office:value="0.604467390159098" calcext:value-type="float">
            <text:p>0,60</text:p>
          </table:table-cell>
          <table:table-cell table:style-name="ce208" office:value-type="float" office:value="0.2087733624645" calcext:value-type="float">
            <text:p>0,21</text:p>
          </table:table-cell>
          <table:table-cell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19" office:value-type="float" office:value="0.6518" calcext:value-type="float">
            <text:p>0,6518</text:p>
          </table:table-cell>
          <table:table-cell table:style-name="ce283" office:value-type="float" office:value="0.635282651072125" calcext:value-type="float">
            <text:p>0,6353</text:p>
          </table:table-cell>
          <table:table-cell table:style-name="ce347" office:value-type="float" office:value="0.6518" calcext:value-type="float">
            <text:p>0,6518</text:p>
          </table:table-cell>
          <table:table-cell table:style-name="ce411" office:value-type="float" office:value="0.6258" calcext:value-type="float">
            <text:p>0,6258</text:p>
          </table:table-cell>
          <table:table-cell table:style-name="ce475" office:value-type="float" office:value="0.643435340572557" calcext:value-type="float">
            <text:p>0,6434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124" office:value-type="float" office:value="0.7351" calcext:value-type="float">
            <text:p>0,74</text:p>
          </table:table-cell>
          <table:table-cell table:style-name="ce136" office:value-type="float" office:value="0.4702" calcext:value-type="float">
            <text:p>0,47</text:p>
          </table:table-cell>
          <table:table-cell table:style-name="ce148" office:value-type="float" office:value="0.636512261580381" calcext:value-type="float">
            <text:p>0,64</text:p>
          </table:table-cell>
          <table:table-cell table:style-name="ce160" office:value-type="float" office:value="0.273250389702849" calcext:value-type="float">
            <text:p>0,27</text:p>
          </table:table-cell>
          <table:table-cell table:style-name="ce172" office:value-type="float" office:value="0.625830748781568" calcext:value-type="float">
            <text:p>0,63</text:p>
          </table:table-cell>
          <table:table-cell table:style-name="ce184" office:value-type="float" office:value="0.251661497563137" calcext:value-type="float">
            <text:p>0,25</text:p>
          </table:table-cell>
          <table:table-cell table:style-name="ce196" office:value-type="float" office:value="0.631229585923507" calcext:value-type="float">
            <text:p>0,63</text:p>
          </table:table-cell>
          <table:table-cell table:style-name="ce208" office:value-type="float" office:value="0.262765747553113" calcext:value-type="float">
            <text:p>0,26</text:p>
          </table:table-cell>
          <table:table-cell/>
          <table:covered-table-cell office:value-type="string" calcext:value-type="string">
            <text:p>M2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18" office:value-type="float" office:value="0.6258" calcext:value-type="float">
            <text:p>0,6258</text:p>
          </table:table-cell>
          <table:table-cell table:style-name="ce282" office:value-type="float" office:value="0.642505133470226" calcext:value-type="float">
            <text:p>0,6425</text:p>
          </table:table-cell>
          <table:table-cell table:style-name="ce346" office:value-type="float" office:value="0.6258" calcext:value-type="float">
            <text:p>0,6258</text:p>
          </table:table-cell>
          <table:table-cell table:style-name="ce410" office:value-type="float" office:value="0.6518" calcext:value-type="float">
            <text:p>0,6518</text:p>
          </table:table-cell>
          <table:table-cell table:style-name="ce474" office:value-type="float" office:value="0.63404255319149" calcext:value-type="float">
            <text:p>0,6340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124" office:value-type="float" office:value="0.7395" calcext:value-type="float">
            <text:p>0,74</text:p>
          </table:table-cell>
          <table:table-cell table:style-name="ce136" office:value-type="float" office:value="0.479" calcext:value-type="float">
            <text:p>0,48</text:p>
          </table:table-cell>
          <table:table-cell table:style-name="ce148" office:value-type="float" office:value="0.634400544959128" calcext:value-type="float">
            <text:p>0,63</text:p>
          </table:table-cell>
          <table:table-cell table:style-name="ce160" office:value-type="float" office:value="0.268924384193312" calcext:value-type="float">
            <text:p>0,27</text:p>
          </table:table-cell>
          <table:table-cell table:style-name="ce172" office:value-type="float" office:value="0.617412494461675" calcext:value-type="float">
            <text:p>0,62</text:p>
          </table:table-cell>
          <table:table-cell table:style-name="ce184" office:value-type="float" office:value="0.23482498892335" calcext:value-type="float">
            <text:p>0,23</text:p>
          </table:table-cell>
          <table:table-cell table:style-name="ce196" office:value-type="float" office:value="0.631651037825308" calcext:value-type="float">
            <text:p>0,63</text:p>
          </table:table-cell>
          <table:table-cell table:style-name="ce208" office:value-type="float" office:value="0.263264019839238" calcext:value-type="float">
            <text:p>0,26</text:p>
          </table:table-cell>
          <table:table-cell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19" office:value-type="float" office:value="0.6094" calcext:value-type="float">
            <text:p>0,6094</text:p>
          </table:table-cell>
          <table:table-cell table:style-name="ce283" office:value-type="float" office:value="0.598742385537434" calcext:value-type="float">
            <text:p>0,5987</text:p>
          </table:table-cell>
          <table:table-cell table:style-name="ce347" office:value-type="float" office:value="0.6094" calcext:value-type="float">
            <text:p>0,6094</text:p>
          </table:table-cell>
          <table:table-cell table:style-name="ce411" office:value-type="float" office:value="0.5916" calcext:value-type="float">
            <text:p>0,5916</text:p>
          </table:table-cell>
          <table:table-cell table:style-name="ce475" office:value-type="float" office:value="0.604024184755675" calcext:value-type="float">
            <text:p>0,6040</text:p>
          </table:table-cell>
          <table:table-cell table:number-columns-repeated="2"/>
        </table:table-row>
        <table:table-row table:style-name="ro7">
          <table:covered-table-cell table:style-name="ce71"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125" office:value-type="float" office:value="0.6979" calcext:value-type="float">
            <text:p>0,70</text:p>
          </table:table-cell>
          <table:table-cell table:style-name="ce137" office:value-type="float" office:value="0.3958" calcext:value-type="float">
            <text:p>0,40</text:p>
          </table:table-cell>
          <table:table-cell table:style-name="ce149" office:value-type="float" office:value="0.606471389645777" calcext:value-type="float">
            <text:p>0,61</text:p>
          </table:table-cell>
          <table:table-cell table:style-name="ce161" office:value-type="float" office:value="0.21289798619831" calcext:value-type="float">
            <text:p>0,21</text:p>
          </table:table-cell>
          <table:table-cell table:style-name="ce173" office:value-type="float" office:value="0.566681435533894" calcext:value-type="float">
            <text:p>0,57</text:p>
          </table:table-cell>
          <table:table-cell table:style-name="ce185" office:value-type="float" office:value="0.133362871067789" calcext:value-type="float">
            <text:p>0,13</text:p>
          </table:table-cell>
          <table:table-cell table:style-name="ce197" office:value-type="float" office:value="0.587047378217961" calcext:value-type="float">
            <text:p>0,59</text:p>
          </table:table-cell>
          <table:table-cell table:style-name="ce209" office:value-type="float" office:value="0.173701994861389" calcext:value-type="float">
            <text:p>0,17</text:p>
          </table:table-cell>
          <table:table-cell/>
          <table:covered-table-cell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20" office:value-type="float" office:value="0.5916" calcext:value-type="float">
            <text:p>0,5916</text:p>
          </table:table-cell>
          <table:table-cell table:style-name="ce284" office:value-type="float" office:value="0.602321319486866" calcext:value-type="float">
            <text:p>0,6023</text:p>
          </table:table-cell>
          <table:table-cell table:style-name="ce348" office:value-type="float" office:value="0.5916" calcext:value-type="float">
            <text:p>0,5916</text:p>
          </table:table-cell>
          <table:table-cell table:style-name="ce412" office:value-type="float" office:value="0.6094" calcext:value-type="float">
            <text:p>0,6094</text:p>
          </table:table-cell>
          <table:table-cell table:style-name="ce476" office:value-type="float" office:value="0.596912521440823" calcext:value-type="float">
            <text:p>0,5969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 table:number-columns-spanned="1" table:number-rows-spanned="12">
            <text:p>M3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0" calcext:value-type="float">
            <text:p>0</text:p>
          </table:table-cell>
          <table:table-cell table:style-name="ce221" office:value-type="float" office:value="0.8692" calcext:value-type="float">
            <text:p>0,8692</text:p>
          </table:table-cell>
          <table:table-cell table:style-name="ce285" office:value-type="float" office:value="0.843719666084255" calcext:value-type="float">
            <text:p>0,8437</text:p>
          </table:table-cell>
          <table:table-cell table:style-name="ce349" office:value-type="float" office:value="0.8692" calcext:value-type="float">
            <text:p>0,8692</text:p>
          </table:table-cell>
          <table:table-cell table:style-name="ce413" office:value-type="float" office:value="0.839" calcext:value-type="float">
            <text:p>0,8390</text:p>
          </table:table-cell>
          <table:table-cell table:style-name="ce477" office:value-type="float" office:value="0.856270318195252" calcext:value-type="float">
            <text:p>0,856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BayesNet</text:p>
          </table:table-cell>
          <table:table-cell office:value-type="float" office:value="1" calcext:value-type="float">
            <text:p>1</text:p>
          </table:table-cell>
          <table:table-cell table:style-name="ce222" office:value-type="float" office:value="0.839" calcext:value-type="float">
            <text:p>0,8390</text:p>
          </table:table-cell>
          <table:table-cell table:style-name="ce286" office:value-type="float" office:value="0.865126830274283" calcext:value-type="float">
            <text:p>0,8651</text:p>
          </table:table-cell>
          <table:table-cell table:style-name="ce350" office:value-type="float" office:value="0.839" calcext:value-type="float">
            <text:p>0,8390</text:p>
          </table:table-cell>
          <table:table-cell table:style-name="ce414" office:value-type="float" office:value="0.8692" calcext:value-type="float">
            <text:p>0,8692</text:p>
          </table:table-cell>
          <table:table-cell table:style-name="ce478" office:value-type="float" office:value="0.851863133313027" calcext:value-type="float">
            <text:p>0,8519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23" office:value-type="float" office:value="0.7852" calcext:value-type="float">
            <text:p>0,7852</text:p>
          </table:table-cell>
          <table:table-cell table:style-name="ce287" office:value-type="float" office:value="0.773901044746698" calcext:value-type="float">
            <text:p>0,7739</text:p>
          </table:table-cell>
          <table:table-cell table:style-name="ce351" office:value-type="float" office:value="0.7852" calcext:value-type="float">
            <text:p>0,7852</text:p>
          </table:table-cell>
          <table:table-cell table:style-name="ce415" office:value-type="float" office:value="0.7706" calcext:value-type="float">
            <text:p>0,7706</text:p>
          </table:table-cell>
          <table:table-cell table:style-name="ce479" office:value-type="float" office:value="0.779509580065522" calcext:value-type="float">
            <text:p>0,779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0.7706" calcext:value-type="float">
            <text:p>0,7706</text:p>
          </table:table-cell>
          <table:table-cell table:style-name="ce286" office:value-type="float" office:value="0.782017454840674" calcext:value-type="float">
            <text:p>0,7820</text:p>
          </table:table-cell>
          <table:table-cell table:style-name="ce350" office:value-type="float" office:value="0.7706" calcext:value-type="float">
            <text:p>0,7706</text:p>
          </table:table-cell>
          <table:table-cell table:style-name="ce414" office:value-type="float" office:value="0.7852" calcext:value-type="float">
            <text:p>0,7852</text:p>
          </table:table-cell>
          <table:table-cell table:style-name="ce478" office:value-type="float" office:value="0.776266747254961" calcext:value-type="float">
            <text:p>0,776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23" office:value-type="float" office:value="0.8324" calcext:value-type="float">
            <text:p>0,8324</text:p>
          </table:table-cell>
          <table:table-cell table:style-name="ce287" office:value-type="float" office:value="0.823669107460914" calcext:value-type="float">
            <text:p>0,8237</text:p>
          </table:table-cell>
          <table:table-cell table:style-name="ce351" office:value-type="float" office:value="0.8324" calcext:value-type="float">
            <text:p>0,8324</text:p>
          </table:table-cell>
          <table:table-cell table:style-name="ce415" office:value-type="float" office:value="0.8218" calcext:value-type="float">
            <text:p>0,8218</text:p>
          </table:table-cell>
          <table:table-cell table:style-name="ce479" office:value-type="float" office:value="0.828011538844126" calcext:value-type="float">
            <text:p>0,828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0.8218" calcext:value-type="float">
            <text:p>0,8218</text:p>
          </table:table-cell>
          <table:table-cell table:style-name="ce286" office:value-type="float" office:value="0.830604406711138" calcext:value-type="float">
            <text:p>0,8306</text:p>
          </table:table-cell>
          <table:table-cell table:style-name="ce350" office:value-type="float" office:value="0.8218" calcext:value-type="float">
            <text:p>0,8218</text:p>
          </table:table-cell>
          <table:table-cell table:style-name="ce414" office:value-type="float" office:value="0.8324" calcext:value-type="float">
            <text:p>0,8324</text:p>
          </table:table-cell>
          <table:table-cell table:style-name="ce478" office:value-type="float" office:value="0.826178747361013" calcext:value-type="float">
            <text:p>0,8262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23" office:value-type="float" office:value="0.8634" calcext:value-type="float">
            <text:p>0,8634</text:p>
          </table:table-cell>
          <table:table-cell table:style-name="ce287" office:value-type="float" office:value="0.859617682198327" calcext:value-type="float">
            <text:p>0,8596</text:p>
          </table:table-cell>
          <table:table-cell table:style-name="ce351" office:value-type="float" office:value="0.8634" calcext:value-type="float">
            <text:p>0,8634</text:p>
          </table:table-cell>
          <table:table-cell table:style-name="ce415" office:value-type="float" office:value="0.859" calcext:value-type="float">
            <text:p>0,8590</text:p>
          </table:table-cell>
          <table:table-cell table:style-name="ce479" office:value-type="float" office:value="0.861504689682698" calcext:value-type="float">
            <text:p>0,861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Regression</text:p>
          </table:table-cell>
          <table:table-cell office:value-type="float" office:value="1" calcext:value-type="float">
            <text:p>1</text:p>
          </table:table-cell>
          <table:table-cell table:style-name="ce222" office:value-type="float" office:value="0.859" calcext:value-type="float">
            <text:p>0,8590</text:p>
          </table:table-cell>
          <table:table-cell table:style-name="ce286" office:value-type="float" office:value="0.86279630373644" calcext:value-type="float">
            <text:p>0,8628</text:p>
          </table:table-cell>
          <table:table-cell table:style-name="ce350" office:value-type="float" office:value="0.859" calcext:value-type="float">
            <text:p>0,8590</text:p>
          </table:table-cell>
          <table:table-cell table:style-name="ce414" office:value-type="float" office:value="0.8634" calcext:value-type="float">
            <text:p>0,8634</text:p>
          </table:table-cell>
          <table:table-cell table:style-name="ce478" office:value-type="float" office:value="0.860893966726799" calcext:value-type="float">
            <text:p>0,8609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23" office:value-type="float" office:value="0.8232" calcext:value-type="float">
            <text:p>0,8232</text:p>
          </table:table-cell>
          <table:table-cell table:style-name="ce287" office:value-type="float" office:value="0.813921297211786" calcext:value-type="float">
            <text:p>0,8139</text:p>
          </table:table-cell>
          <table:table-cell table:style-name="ce351" office:value-type="float" office:value="0.8232" calcext:value-type="float">
            <text:p>0,8232</text:p>
          </table:table-cell>
          <table:table-cell table:style-name="ce415" office:value-type="float" office:value="0.8118" calcext:value-type="float">
            <text:p>0,8118</text:p>
          </table:table-cell>
          <table:table-cell table:style-name="ce479" office:value-type="float" office:value="0.818534354181167" calcext:value-type="float">
            <text:p>0,818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0.8118" calcext:value-type="float">
            <text:p>0,8118</text:p>
          </table:table-cell>
          <table:table-cell table:style-name="ce286" office:value-type="float" office:value="0.821161238114505" calcext:value-type="float">
            <text:p>0,8212</text:p>
          </table:table-cell>
          <table:table-cell table:style-name="ce350" office:value-type="float" office:value="0.8118" calcext:value-type="float">
            <text:p>0,8118</text:p>
          </table:table-cell>
          <table:table-cell table:style-name="ce414" office:value-type="float" office:value="0.8232" calcext:value-type="float">
            <text:p>0,8232</text:p>
          </table:table-cell>
          <table:table-cell table:style-name="ce478" office:value-type="float" office:value="0.816453786583526" calcext:value-type="float">
            <text:p>0,816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23" office:value-type="float" office:value="0.8662" calcext:value-type="float">
            <text:p>0,8662</text:p>
          </table:table-cell>
          <table:table-cell table:style-name="ce287" office:value-type="float" office:value="0.827000190949017" calcext:value-type="float">
            <text:p>0,8270</text:p>
          </table:table-cell>
          <table:table-cell table:style-name="ce351" office:value-type="float" office:value="0.8662" calcext:value-type="float">
            <text:p>0,8662</text:p>
          </table:table-cell>
          <table:table-cell table:style-name="ce415" office:value-type="float" office:value="0.8188" calcext:value-type="float">
            <text:p>0,8188</text:p>
          </table:table-cell>
          <table:table-cell table:style-name="ce479" office:value-type="float" office:value="0.846146331933184" calcext:value-type="float">
            <text:p>0,8461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24" office:value-type="float" office:value="0.8188" calcext:value-type="float">
            <text:p>0,8188</text:p>
          </table:table-cell>
          <table:table-cell table:style-name="ce288" office:value-type="float" office:value="0.859542305269788" calcext:value-type="float">
            <text:p>0,8595</text:p>
          </table:table-cell>
          <table:table-cell table:style-name="ce352" office:value-type="float" office:value="0.8188" calcext:value-type="float">
            <text:p>0,8188</text:p>
          </table:table-cell>
          <table:table-cell table:style-name="ce416" office:value-type="float" office:value="0.8662" calcext:value-type="float">
            <text:p>0,8662</text:p>
          </table:table-cell>
          <table:table-cell table:style-name="ce480" office:value-type="float" office:value="0.838676636279832" calcext:value-type="float">
            <text:p>0,8387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 table:number-columns-spanned="1" table:number-rows-spanned="12">
            <text:p>M4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0" calcext:value-type="float">
            <text:p>0</text:p>
          </table:table-cell>
          <table:table-cell table:style-name="ce225" office:value-type="float" office:value="0.7406" calcext:value-type="float">
            <text:p>0,7406</text:p>
          </table:table-cell>
          <table:table-cell table:style-name="ce289" office:value-type="float" office:value="0.68893023255814" calcext:value-type="float">
            <text:p>0,6889</text:p>
          </table:table-cell>
          <table:table-cell table:style-name="ce353" office:value-type="float" office:value="0.7406" calcext:value-type="float">
            <text:p>0,7406</text:p>
          </table:table-cell>
          <table:table-cell table:style-name="ce417" office:value-type="float" office:value="0.6656" calcext:value-type="float">
            <text:p>0,6656</text:p>
          </table:table-cell>
          <table:table-cell table:style-name="ce481" office:value-type="float" office:value="0.713831325301205" calcext:value-type="float">
            <text:p>0,7138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BayesNet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0.6656" calcext:value-type="float">
            <text:p>0,6656</text:p>
          </table:table-cell>
          <table:table-cell table:style-name="ce290" office:value-type="float" office:value="0.719567567567568" calcext:value-type="float">
            <text:p>0,7196</text:p>
          </table:table-cell>
          <table:table-cell table:style-name="ce354" office:value-type="float" office:value="0.6656" calcext:value-type="float">
            <text:p>0,6656</text:p>
          </table:table-cell>
          <table:table-cell table:style-name="ce418" office:value-type="float" office:value="0.7406" calcext:value-type="float">
            <text:p>0,7406</text:p>
          </table:table-cell>
          <table:table-cell table:style-name="ce482" office:value-type="float" office:value="0.691532467532467" calcext:value-type="float">
            <text:p>0,691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27" office:value-type="float" office:value="0.671" calcext:value-type="float">
            <text:p>0,6710</text:p>
          </table:table-cell>
          <table:table-cell table:style-name="ce291" office:value-type="float" office:value="0.671" calcext:value-type="float">
            <text:p>0,6710</text:p>
          </table:table-cell>
          <table:table-cell table:style-name="ce355" office:value-type="float" office:value="0.671" calcext:value-type="float">
            <text:p>0,6710</text:p>
          </table:table-cell>
          <table:table-cell table:style-name="ce419" office:value-type="float" office:value="0.671" calcext:value-type="float">
            <text:p>0,6710</text:p>
          </table:table-cell>
          <table:table-cell table:style-name="ce483" office:value-type="float" office:value="0.671" calcext:value-type="float">
            <text:p>0,671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0.671" calcext:value-type="float">
            <text:p>0,6710</text:p>
          </table:table-cell>
          <table:table-cell table:style-name="ce290" office:value-type="float" office:value="0.671" calcext:value-type="float">
            <text:p>0,6710</text:p>
          </table:table-cell>
          <table:table-cell table:style-name="ce354" office:value-type="float" office:value="0.671" calcext:value-type="float">
            <text:p>0,6710</text:p>
          </table:table-cell>
          <table:table-cell table:style-name="ce418" office:value-type="float" office:value="0.671" calcext:value-type="float">
            <text:p>0,6710</text:p>
          </table:table-cell>
          <table:table-cell table:style-name="ce482" office:value-type="float" office:value="0.671" calcext:value-type="float">
            <text:p>0,671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27" office:value-type="float" office:value="0.7326" calcext:value-type="float">
            <text:p>0,7326</text:p>
          </table:table-cell>
          <table:table-cell table:style-name="ce291" office:value-type="float" office:value="0.717391304347826" calcext:value-type="float">
            <text:p>0,7174</text:p>
          </table:table-cell>
          <table:table-cell table:style-name="ce355" office:value-type="float" office:value="0.7326" calcext:value-type="float">
            <text:p>0,7326</text:p>
          </table:table-cell>
          <table:table-cell table:style-name="ce419" office:value-type="float" office:value="0.7114" calcext:value-type="float">
            <text:p>0,7114</text:p>
          </table:table-cell>
          <table:table-cell table:style-name="ce483" office:value-type="float" office:value="0.724915891549575" calcext:value-type="float">
            <text:p>0,7249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0.7114" calcext:value-type="float">
            <text:p>0,7114</text:p>
          </table:table-cell>
          <table:table-cell table:style-name="ce290" office:value-type="float" office:value="0.726808336738864" calcext:value-type="float">
            <text:p>0,7268</text:p>
          </table:table-cell>
          <table:table-cell table:style-name="ce354" office:value-type="float" office:value="0.7114" calcext:value-type="float">
            <text:p>0,7114</text:p>
          </table:table-cell>
          <table:table-cell table:style-name="ce418" office:value-type="float" office:value="0.7326" calcext:value-type="float">
            <text:p>0,7326</text:p>
          </table:table-cell>
          <table:table-cell table:style-name="ce482" office:value-type="float" office:value="0.719021629270265" calcext:value-type="float">
            <text:p>0,719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27" office:value-type="float" office:value="0.7484" calcext:value-type="float">
            <text:p>0,7484</text:p>
          </table:table-cell>
          <table:table-cell table:style-name="ce291" office:value-type="float" office:value="0.729008377167349" calcext:value-type="float">
            <text:p>0,7290</text:p>
          </table:table-cell>
          <table:table-cell table:style-name="ce355" office:value-type="float" office:value="0.7484" calcext:value-type="float">
            <text:p>0,7484</text:p>
          </table:table-cell>
          <table:table-cell table:style-name="ce419" office:value-type="float" office:value="0.7218" calcext:value-type="float">
            <text:p>0,7218</text:p>
          </table:table-cell>
          <table:table-cell table:style-name="ce483" office:value-type="float" office:value="0.738576926872595" calcext:value-type="float">
            <text:p>0,738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Regression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0.7218" calcext:value-type="float">
            <text:p>0,7218</text:p>
          </table:table-cell>
          <table:table-cell table:style-name="ce290" office:value-type="float" office:value="0.741524553112801" calcext:value-type="float">
            <text:p>0,7415</text:p>
          </table:table-cell>
          <table:table-cell table:style-name="ce354" office:value-type="float" office:value="0.7218" calcext:value-type="float">
            <text:p>0,7218</text:p>
          </table:table-cell>
          <table:table-cell table:style-name="ce418" office:value-type="float" office:value="0.7484" calcext:value-type="float">
            <text:p>0,7484</text:p>
          </table:table-cell>
          <table:table-cell table:style-name="ce482" office:value-type="float" office:value="0.731529340224992" calcext:value-type="float">
            <text:p>0,731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27" office:value-type="float" office:value="0.7428" calcext:value-type="float">
            <text:p>0,7428</text:p>
          </table:table-cell>
          <table:table-cell table:style-name="ce291" office:value-type="float" office:value="0.737929664216173" calcext:value-type="float">
            <text:p>0,7379</text:p>
          </table:table-cell>
          <table:table-cell table:style-name="ce355" office:value-type="float" office:value="0.7428" calcext:value-type="float">
            <text:p>0,7428</text:p>
          </table:table-cell>
          <table:table-cell table:style-name="ce419" office:value-type="float" office:value="0.7362" calcext:value-type="float">
            <text:p>0,7362</text:p>
          </table:table-cell>
          <table:table-cell table:style-name="ce483" office:value-type="float" office:value="0.740356822485797" calcext:value-type="float">
            <text:p>0,7404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0.7362" calcext:value-type="float">
            <text:p>0,7362</text:p>
          </table:table-cell>
          <table:table-cell table:style-name="ce290" office:value-type="float" office:value="0.741091201932756" calcext:value-type="float">
            <text:p>0,7411</text:p>
          </table:table-cell>
          <table:table-cell table:style-name="ce354" office:value-type="float" office:value="0.7362" calcext:value-type="float">
            <text:p>0,7362</text:p>
          </table:table-cell>
          <table:table-cell table:style-name="ce418" office:value-type="float" office:value="0.7428" calcext:value-type="float">
            <text:p>0,7428</text:p>
          </table:table-cell>
          <table:table-cell table:style-name="ce482" office:value-type="float" office:value="0.738637503762416" calcext:value-type="float">
            <text:p>0,738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27" office:value-type="float" office:value="0.7108" calcext:value-type="float">
            <text:p>0,7108</text:p>
          </table:table-cell>
          <table:table-cell table:style-name="ce291" office:value-type="float" office:value="0.692922596997465" calcext:value-type="float">
            <text:p>0,6929</text:p>
          </table:table-cell>
          <table:table-cell table:style-name="ce355" office:value-type="float" office:value="0.7108" calcext:value-type="float">
            <text:p>0,7108</text:p>
          </table:table-cell>
          <table:table-cell table:style-name="ce419" office:value-type="float" office:value="0.685" calcext:value-type="float">
            <text:p>0,6850</text:p>
          </table:table-cell>
          <table:table-cell table:style-name="ce483" office:value-type="float" office:value="0.701747457794452" calcext:value-type="float">
            <text:p>0,701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28" office:value-type="float" office:value="0.685" calcext:value-type="float">
            <text:p>0,6850</text:p>
          </table:table-cell>
          <table:table-cell table:style-name="ce292" office:value-type="float" office:value="0.703141038801068" calcext:value-type="float">
            <text:p>0,7031</text:p>
          </table:table-cell>
          <table:table-cell table:style-name="ce356" office:value-type="float" office:value="0.685" calcext:value-type="float">
            <text:p>0,6850</text:p>
          </table:table-cell>
          <table:table-cell table:style-name="ce420" office:value-type="float" office:value="0.7108" calcext:value-type="float">
            <text:p>0,7108</text:p>
          </table:table-cell>
          <table:table-cell table:style-name="ce484" office:value-type="float" office:value="0.693951980549083" calcext:value-type="float">
            <text:p>0,694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  <table:table-cell table:style-name="ce210" office:value-type="string" calcext:value-type="string" table:number-columns-spanned="8" table:number-rows-spanned="1">
            <text:p>MPQA</text:p>
          </table:table-cell>
          <table:covered-table-cell table:style-name="ce82" office:value-type="string" calcext:value-type="string">
            <text:p>Classifier</text:p>
          </table:covered-table-cell>
          <table:covered-table-cell table:style-name="ce82" office:value-type="string" calcext:value-type="string">
            <text:p>C</text:p>
          </table:covered-table-cell>
          <table:covered-table-cell table:style-name="ce82" office:value-type="string" calcext:value-type="string">
            <text:p>R</text:p>
          </table:covered-table-cell>
          <table:covered-table-cell table:style-name="ce82" office:value-type="string" calcext:value-type="string">
            <text:p>P</text:p>
          </table:covered-table-cell>
          <table:covered-table-cell table:style-name="ce82" office:value-type="string" calcext:value-type="string">
            <text:p>SE</text:p>
          </table:covered-table-cell>
          <table:covered-table-cell table:style-name="ce82" office:value-type="string" calcext:value-type="string">
            <text:p>SP</text:p>
          </table:covered-table-cell>
          <table:covered-table-cell table:style-name="ce82" office:value-type="string" calcext:value-type="string">
            <text:p>F1</text:p>
          </table:covered-table-cell>
          <table:table-cell table:number-columns-repeated="2"/>
        </table:table-row>
        <table:table-row table:style-name="ro1">
          <table:table-cell table:number-columns-repeated="11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SE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F1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 table:number-columns-spanned="1" table:number-rows-spanned="12">
            <text:p>M1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29" office:value-type="float" office:value="0.666939666939667" calcext:value-type="float">
            <text:p>0,6669</text:p>
          </table:table-cell>
          <table:table-cell table:style-name="ce293" office:value-type="float" office:value="0.617621034003287" calcext:value-type="float">
            <text:p>0,6176</text:p>
          </table:table-cell>
          <table:table-cell table:style-name="ce357" office:value-type="float" office:value="0.666939666939667" calcext:value-type="float">
            <text:p>0,6669</text:p>
          </table:table-cell>
          <table:table-cell table:style-name="ce421" office:value-type="float" office:value="0.588659233070438" calcext:value-type="float">
            <text:p>0,5887</text:p>
          </table:table-cell>
          <table:table-cell table:style-name="ce485" office:value-type="float" office:value="0.641333595852202" calcext:value-type="float">
            <text:p>0,641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0.588659233070438" calcext:value-type="float">
            <text:p>0,5887</text:p>
          </table:table-cell>
          <table:table-cell table:style-name="ce294" office:value-type="float" office:value="0.639533165903383" calcext:value-type="float">
            <text:p>0,6395</text:p>
          </table:table-cell>
          <table:table-cell table:style-name="ce358" office:value-type="float" office:value="0.588659233070438" calcext:value-type="float">
            <text:p>0,5887</text:p>
          </table:table-cell>
          <table:table-cell table:style-name="ce422" office:value-type="float" office:value="0.666939666939667" calcext:value-type="float">
            <text:p>0,6669</text:p>
          </table:table-cell>
          <table:table-cell table:style-name="ce486" office:value-type="float" office:value="0.61304255469801" calcext:value-type="float">
            <text:p>0,613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31" office:value-type="float" office:value="0.624897624897625" calcext:value-type="float">
            <text:p>0,6249</text:p>
          </table:table-cell>
          <table:table-cell table:style-name="ce295" office:value-type="float" office:value="0.622433718558804" calcext:value-type="float">
            <text:p>0,6224</text:p>
          </table:table-cell>
          <table:table-cell table:style-name="ce359" office:value-type="float" office:value="0.624897624897625" calcext:value-type="float">
            <text:p>0,6249</text:p>
          </table:table-cell>
          <table:table-cell table:style-name="ce423" office:value-type="float" office:value="0.622382376937721" calcext:value-type="float">
            <text:p>0,6224</text:p>
          </table:table-cell>
          <table:table-cell table:style-name="ce487" office:value-type="float" office:value="0.623663238199033" calcext:value-type="float">
            <text:p>0,623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0.622382376937721" calcext:value-type="float">
            <text:p>0,6224</text:p>
          </table:table-cell>
          <table:table-cell table:style-name="ce294" office:value-type="float" office:value="0.624846416382253" calcext:value-type="float">
            <text:p>0,6248</text:p>
          </table:table-cell>
          <table:table-cell table:style-name="ce358" office:value-type="float" office:value="0.622382376937721" calcext:value-type="float">
            <text:p>0,6224</text:p>
          </table:table-cell>
          <table:table-cell table:style-name="ce422" office:value-type="float" office:value="0.624897624897625" calcext:value-type="float">
            <text:p>0,6249</text:p>
          </table:table-cell>
          <table:table-cell table:style-name="ce486" office:value-type="float" office:value="0.623611962667757" calcext:value-type="float">
            <text:p>0,623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31" office:value-type="float" office:value="0.677454446559695" calcext:value-type="float">
            <text:p>0,6775</text:p>
          </table:table-cell>
          <table:table-cell table:style-name="ce295" office:value-type="float" office:value="0.591686460807601" calcext:value-type="float">
            <text:p>0,5917</text:p>
          </table:table-cell>
          <table:table-cell table:style-name="ce359" office:value-type="float" office:value="0.677454446559695" calcext:value-type="float">
            <text:p>0,6775</text:p>
          </table:table-cell>
          <table:table-cell table:style-name="ce423" office:value-type="float" office:value="0.530712530712531" calcext:value-type="float">
            <text:p>0,5307</text:p>
          </table:table-cell>
          <table:table-cell table:style-name="ce487" office:value-type="float" office:value="0.631672372258146" calcext:value-type="float">
            <text:p>0,631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30" office:value-type="float" office:value="0.530712530712531" calcext:value-type="float">
            <text:p>0,5307</text:p>
          </table:table-cell>
          <table:table-cell table:style-name="ce294" office:value-type="float" office:value="0.621086261980831" calcext:value-type="float">
            <text:p>0,6211</text:p>
          </table:table-cell>
          <table:table-cell table:style-name="ce358" office:value-type="float" office:value="0.530712530712531" calcext:value-type="float">
            <text:p>0,5307</text:p>
          </table:table-cell>
          <table:table-cell table:style-name="ce422" office:value-type="float" office:value="0.677454446559695" calcext:value-type="float">
            <text:p>0,6775</text:p>
          </table:table-cell>
          <table:table-cell table:style-name="ce486" office:value-type="float" office:value="0.572353893714118" calcext:value-type="float">
            <text:p>0,5724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31" office:value-type="float" office:value="0.677996177996178" calcext:value-type="float">
            <text:p>0,6780</text:p>
          </table:table-cell>
          <table:table-cell table:style-name="ce295" office:value-type="float" office:value="0.62227511901779" calcext:value-type="float">
            <text:p>0,6223</text:p>
          </table:table-cell>
          <table:table-cell table:style-name="ce359" office:value-type="float" office:value="0.677996177996178" calcext:value-type="float">
            <text:p>0,6780</text:p>
          </table:table-cell>
          <table:table-cell table:style-name="ce423" office:value-type="float" office:value="0.590019037258635" calcext:value-type="float">
            <text:p>0,5900</text:p>
          </table:table-cell>
          <table:table-cell table:style-name="ce487" office:value-type="float" office:value="0.648941729814476" calcext:value-type="float">
            <text:p>0,6489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0.590019037258635" calcext:value-type="float">
            <text:p>0,5900</text:p>
          </table:table-cell>
          <table:table-cell table:style-name="ce294" office:value-type="float" office:value="0.647805315019409" calcext:value-type="float">
            <text:p>0,6478</text:p>
          </table:table-cell>
          <table:table-cell table:style-name="ce358" office:value-type="float" office:value="0.590019037258635" calcext:value-type="float">
            <text:p>0,5900</text:p>
          </table:table-cell>
          <table:table-cell table:style-name="ce422" office:value-type="float" office:value="0.677996177996178" calcext:value-type="float">
            <text:p>0,6780</text:p>
          </table:table-cell>
          <table:table-cell table:style-name="ce486" office:value-type="float" office:value="0.617563336179903" calcext:value-type="float">
            <text:p>0,617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31" office:value-type="float" office:value="0.661479661479661" calcext:value-type="float">
            <text:p>0,6615</text:p>
          </table:table-cell>
          <table:table-cell table:style-name="ce295" office:value-type="float" office:value="0.628208452164895" calcext:value-type="float">
            <text:p>0,6282</text:p>
          </table:table-cell>
          <table:table-cell table:style-name="ce359" office:value-type="float" office:value="0.661479661479661" calcext:value-type="float">
            <text:p>0,6615</text:p>
          </table:table-cell>
          <table:table-cell table:style-name="ce423" office:value-type="float" office:value="0.610008158825129" calcext:value-type="float">
            <text:p>0,6100</text:p>
          </table:table-cell>
          <table:table-cell table:style-name="ce487" office:value-type="float" office:value="0.644414893617021" calcext:value-type="float">
            <text:p>0,6444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0.610008158825129" calcext:value-type="float">
            <text:p>0,6100</text:p>
          </table:table-cell>
          <table:table-cell table:style-name="ce294" office:value-type="float" office:value="0.64398507034166" calcext:value-type="float">
            <text:p>0,6440</text:p>
          </table:table-cell>
          <table:table-cell table:style-name="ce358" office:value-type="float" office:value="0.610008158825129" calcext:value-type="float">
            <text:p>0,6100</text:p>
          </table:table-cell>
          <table:table-cell table:style-name="ce422" office:value-type="float" office:value="0.661479661479661" calcext:value-type="float">
            <text:p>0,6615</text:p>
          </table:table-cell>
          <table:table-cell table:style-name="ce486" office:value-type="float" office:value="0.626536312849162" calcext:value-type="float">
            <text:p>0,626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31" office:value-type="float" office:value="0.620614631493065" calcext:value-type="float">
            <text:p>0,6206</text:p>
          </table:table-cell>
          <table:table-cell table:style-name="ce295" office:value-type="float" office:value="0.605867516261781" calcext:value-type="float">
            <text:p>0,6059</text:p>
          </table:table-cell>
          <table:table-cell table:style-name="ce359" office:value-type="float" office:value="0.620614631493065" calcext:value-type="float">
            <text:p>0,6206</text:p>
          </table:table-cell>
          <table:table-cell table:style-name="ce423" office:value-type="float" office:value="0.594731094731095" calcext:value-type="float">
            <text:p>0,5947</text:p>
          </table:table-cell>
          <table:table-cell table:style-name="ce487" office:value-type="float" office:value="0.613152414858601" calcext:value-type="float">
            <text:p>0,6132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32" office:value-type="float" office:value="0.594731094731095" calcext:value-type="float">
            <text:p>0,5947</text:p>
          </table:table-cell>
          <table:table-cell table:style-name="ce296" office:value-type="float" office:value="0.609626416678327" calcext:value-type="float">
            <text:p>0,6096</text:p>
          </table:table-cell>
          <table:table-cell table:style-name="ce360" office:value-type="float" office:value="0.594731094731095" calcext:value-type="float">
            <text:p>0,5947</text:p>
          </table:table-cell>
          <table:table-cell table:style-name="ce424" office:value-type="float" office:value="0.620614631493065" calcext:value-type="float">
            <text:p>0,6206</text:p>
          </table:table-cell>
          <table:table-cell table:style-name="ce488" office:value-type="float" office:value="0.602086644095903" calcext:value-type="float">
            <text:p>0,6021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 table:number-columns-spanned="1" table:number-rows-spanned="12">
            <text:p>M2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33" office:value-type="float" office:value="0.622571819425445" calcext:value-type="float">
            <text:p>0,6226</text:p>
          </table:table-cell>
          <table:table-cell table:style-name="ce297" office:value-type="float" office:value="0.598343413094925" calcext:value-type="float">
            <text:p>0,5983</text:p>
          </table:table-cell>
          <table:table-cell table:style-name="ce361" office:value-type="float" office:value="0.622571819425445" calcext:value-type="float">
            <text:p>0,6226</text:p>
          </table:table-cell>
          <table:table-cell table:style-name="ce425" office:value-type="float" office:value="0.584523323813409" calcext:value-type="float">
            <text:p>0,5845</text:p>
          </table:table-cell>
          <table:table-cell table:style-name="ce489" office:value-type="float" office:value="0.610217216411907" calcext:value-type="float">
            <text:p>0,6102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34" office:value-type="float" office:value="0.584523323813409" calcext:value-type="float">
            <text:p>0,5845</text:p>
          </table:table-cell>
          <table:table-cell table:style-name="ce298" office:value-type="float" office:value="0.60904066883945" calcext:value-type="float">
            <text:p>0,6090</text:p>
          </table:table-cell>
          <table:table-cell table:style-name="ce362" office:value-type="float" office:value="0.584523323813409" calcext:value-type="float">
            <text:p>0,5845</text:p>
          </table:table-cell>
          <table:table-cell table:style-name="ce426" office:value-type="float" office:value="0.622571819425445" calcext:value-type="float">
            <text:p>0,6226</text:p>
          </table:table-cell>
          <table:table-cell table:style-name="ce490" office:value-type="float" office:value="0.596530187369882" calcext:value-type="float">
            <text:p>0,596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35" office:value-type="float" office:value="0.60984952120383" calcext:value-type="float">
            <text:p>0,6098</text:p>
          </table:table-cell>
          <table:table-cell table:style-name="ce299" office:value-type="float" office:value="0.601538253946836" calcext:value-type="float">
            <text:p>0,6015</text:p>
          </table:table-cell>
          <table:table-cell table:style-name="ce363" office:value-type="float" office:value="0.60984952120383" calcext:value-type="float">
            <text:p>0,6098</text:p>
          </table:table-cell>
          <table:table-cell table:style-name="ce427" office:value-type="float" office:value="0.598395212838297" calcext:value-type="float">
            <text:p>0,5984</text:p>
          </table:table-cell>
          <table:table-cell table:style-name="ce491" office:value-type="float" office:value="0.605665375993479" calcext:value-type="float">
            <text:p>0,605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34" office:value-type="float" office:value="0.598395212838297" calcext:value-type="float">
            <text:p>0,5984</text:p>
          </table:table-cell>
          <table:table-cell table:style-name="ce298" office:value-type="float" office:value="0.60672917815775" calcext:value-type="float">
            <text:p>0,6067</text:p>
          </table:table-cell>
          <table:table-cell table:style-name="ce362" office:value-type="float" office:value="0.598395212838297" calcext:value-type="float">
            <text:p>0,5984</text:p>
          </table:table-cell>
          <table:table-cell table:style-name="ce426" office:value-type="float" office:value="0.60984952120383" calcext:value-type="float">
            <text:p>0,6098</text:p>
          </table:table-cell>
          <table:table-cell table:style-name="ce490" office:value-type="float" office:value="0.602533378979802" calcext:value-type="float">
            <text:p>0,602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35" office:value-type="float" office:value="0.678796169630643" calcext:value-type="float">
            <text:p>0,6788</text:p>
          </table:table-cell>
          <table:table-cell table:style-name="ce299" office:value-type="float" office:value="0.57798485730926" calcext:value-type="float">
            <text:p>0,5780</text:p>
          </table:table-cell>
          <table:table-cell table:style-name="ce363" office:value-type="float" office:value="0.678796169630643" calcext:value-type="float">
            <text:p>0,6788</text:p>
          </table:table-cell>
          <table:table-cell table:style-name="ce427" office:value-type="float" office:value="0.507275941792466" calcext:value-type="float">
            <text:p>0,5073</text:p>
          </table:table-cell>
          <table:table-cell table:style-name="ce491" office:value-type="float" office:value="0.624347279018559" calcext:value-type="float">
            <text:p>0,624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34" office:value-type="float" office:value="0.507275941792466" calcext:value-type="float">
            <text:p>0,5073</text:p>
          </table:table-cell>
          <table:table-cell table:style-name="ce298" office:value-type="float" office:value="0.613688713392563" calcext:value-type="float">
            <text:p>0,6137</text:p>
          </table:table-cell>
          <table:table-cell table:style-name="ce362" office:value-type="float" office:value="0.507275941792466" calcext:value-type="float">
            <text:p>0,5073</text:p>
          </table:table-cell>
          <table:table-cell table:style-name="ce426" office:value-type="float" office:value="0.678796169630643" calcext:value-type="float">
            <text:p>0,6788</text:p>
          </table:table-cell>
          <table:table-cell table:style-name="ce490" office:value-type="float" office:value="0.555431464522374" calcext:value-type="float">
            <text:p>0,5554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35" office:value-type="float" office:value="0.68796169630643" calcext:value-type="float">
            <text:p>0,6880</text:p>
          </table:table-cell>
          <table:table-cell table:style-name="ce299" office:value-type="float" office:value="0.594655315123566" calcext:value-type="float">
            <text:p>0,5947</text:p>
          </table:table-cell>
          <table:table-cell table:style-name="ce363" office:value-type="float" office:value="0.68796169630643" calcext:value-type="float">
            <text:p>0,6880</text:p>
          </table:table-cell>
          <table:table-cell table:style-name="ce427" office:value-type="float" office:value="0.533795729634163" calcext:value-type="float">
            <text:p>0,5338</text:p>
          </table:table-cell>
          <table:table-cell table:style-name="ce491" office:value-type="float" office:value="0.637914631825966" calcext:value-type="float">
            <text:p>0,6379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34" office:value-type="float" office:value="0.533795729634163" calcext:value-type="float">
            <text:p>0,5338</text:p>
          </table:table-cell>
          <table:table-cell table:style-name="ce298" office:value-type="float" office:value="0.632452465356107" calcext:value-type="float">
            <text:p>0,6325</text:p>
          </table:table-cell>
          <table:table-cell table:style-name="ce362" office:value-type="float" office:value="0.533795729634163" calcext:value-type="float">
            <text:p>0,5338</text:p>
          </table:table-cell>
          <table:table-cell table:style-name="ce426" office:value-type="float" office:value="0.68796169630643" calcext:value-type="float">
            <text:p>0,6880</text:p>
          </table:table-cell>
          <table:table-cell table:style-name="ce490" office:value-type="float" office:value="0.57895125009219" calcext:value-type="float">
            <text:p>0,579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35" office:value-type="float" office:value="0.655540355677155" calcext:value-type="float">
            <text:p>0,6555</text:p>
          </table:table-cell>
          <table:table-cell table:style-name="ce299" office:value-type="float" office:value="0.605815423514539" calcext:value-type="float">
            <text:p>0,6058</text:p>
          </table:table-cell>
          <table:table-cell table:style-name="ce363" office:value-type="float" office:value="0.655540355677155" calcext:value-type="float">
            <text:p>0,6555</text:p>
          </table:table-cell>
          <table:table-cell table:style-name="ce427" office:value-type="float" office:value="0.575955392356861" calcext:value-type="float">
            <text:p>0,5760</text:p>
          </table:table-cell>
          <table:table-cell table:style-name="ce491" office:value-type="float" office:value="0.629697766097241" calcext:value-type="float">
            <text:p>0,629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34" office:value-type="float" office:value="0.575955392356861" calcext:value-type="float">
            <text:p>0,5760</text:p>
          </table:table-cell>
          <table:table-cell table:style-name="ce298" office:value-type="float" office:value="0.627128683548053" calcext:value-type="float">
            <text:p>0,6271</text:p>
          </table:table-cell>
          <table:table-cell table:style-name="ce362" office:value-type="float" office:value="0.575955392356861" calcext:value-type="float">
            <text:p>0,5760</text:p>
          </table:table-cell>
          <table:table-cell table:style-name="ce426" office:value-type="float" office:value="0.655540355677155" calcext:value-type="float">
            <text:p>0,6555</text:p>
          </table:table-cell>
          <table:table-cell table:style-name="ce490" office:value-type="float" office:value="0.600453707642138" calcext:value-type="float">
            <text:p>0,600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35" office:value-type="float" office:value="0.606283149734802" calcext:value-type="float">
            <text:p>0,6063</text:p>
          </table:table-cell>
          <table:table-cell table:style-name="ce299" office:value-type="float" office:value="0.584579071597168" calcext:value-type="float">
            <text:p>0,5846</text:p>
          </table:table-cell>
          <table:table-cell table:style-name="ce363" office:value-type="float" office:value="0.606283149734802" calcext:value-type="float">
            <text:p>0,6063</text:p>
          </table:table-cell>
          <table:table-cell table:style-name="ce427" office:value-type="float" office:value="0.566621067031464" calcext:value-type="float">
            <text:p>0,5666</text:p>
          </table:table-cell>
          <table:table-cell table:style-name="ce491" office:value-type="float" office:value="0.59523332665732" calcext:value-type="float">
            <text:p>0,5952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36" office:value-type="float" office:value="0.566621067031464" calcext:value-type="float">
            <text:p>0,5666</text:p>
          </table:table-cell>
          <table:table-cell table:style-name="ce300" office:value-type="float" office:value="0.588603097911042" calcext:value-type="float">
            <text:p>0,5886</text:p>
          </table:table-cell>
          <table:table-cell table:style-name="ce364" office:value-type="float" office:value="0.566621067031464" calcext:value-type="float">
            <text:p>0,5666</text:p>
          </table:table-cell>
          <table:table-cell table:style-name="ce428" office:value-type="float" office:value="0.606283149734802" calcext:value-type="float">
            <text:p>0,6063</text:p>
          </table:table-cell>
          <table:table-cell table:style-name="ce492" office:value-type="float" office:value="0.577402941381473" calcext:value-type="float">
            <text:p>0,5774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 table:number-columns-spanned="1" table:number-rows-spanned="12">
            <text:p>M3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37" office:value-type="float" office:value="0.726726726726727" calcext:value-type="float">
            <text:p>0,7267</text:p>
          </table:table-cell>
          <table:table-cell table:style-name="ce301" office:value-type="float" office:value="0.63921239044303" calcext:value-type="float">
            <text:p>0,6392</text:p>
          </table:table-cell>
          <table:table-cell table:style-name="ce365" office:value-type="float" office:value="0.726726726726727" calcext:value-type="float">
            <text:p>0,7267</text:p>
          </table:table-cell>
          <table:table-cell table:style-name="ce429" office:value-type="float" office:value="0.591378841446832" calcext:value-type="float">
            <text:p>0,5914</text:p>
          </table:table-cell>
          <table:table-cell table:style-name="ce493" office:value-type="float" office:value="0.680166081124241" calcext:value-type="float">
            <text:p>0,6802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.591378841446832" calcext:value-type="float">
            <text:p>0,5914</text:p>
          </table:table-cell>
          <table:table-cell table:style-name="ce302" office:value-type="float" office:value="0.684774051330499" calcext:value-type="float">
            <text:p>0,6848</text:p>
          </table:table-cell>
          <table:table-cell table:style-name="ce366" office:value-type="float" office:value="0.591378841446832" calcext:value-type="float">
            <text:p>0,5914</text:p>
          </table:table-cell>
          <table:table-cell table:style-name="ce430" office:value-type="float" office:value="0.726726726726727" calcext:value-type="float">
            <text:p>0,7267</text:p>
          </table:table-cell>
          <table:table-cell table:style-name="ce494" office:value-type="float" office:value="0.634658883619117" calcext:value-type="float">
            <text:p>0,634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39" office:value-type="float" office:value="0.652061152061152" calcext:value-type="float">
            <text:p>0,6521</text:p>
          </table:table-cell>
          <table:table-cell table:style-name="ce303" office:value-type="float" office:value="0.624607740585774" calcext:value-type="float">
            <text:p>0,6246</text:p>
          </table:table-cell>
          <table:table-cell table:style-name="ce367" office:value-type="float" office:value="0.652061152061152" calcext:value-type="float">
            <text:p>0,6521</text:p>
          </table:table-cell>
          <table:table-cell table:style-name="ce431" office:value-type="float" office:value="0.60960021756867" calcext:value-type="float">
            <text:p>0,6096</text:p>
          </table:table-cell>
          <table:table-cell table:style-name="ce495" office:value-type="float" office:value="0.638039268064645" calcext:value-type="float">
            <text:p>0,638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.60960021756867" calcext:value-type="float">
            <text:p>0,6096</text:p>
          </table:table-cell>
          <table:table-cell table:style-name="ce302" office:value-type="float" office:value="0.637514220705347" calcext:value-type="float">
            <text:p>0,6375</text:p>
          </table:table-cell>
          <table:table-cell table:style-name="ce366" office:value-type="float" office:value="0.60960021756867" calcext:value-type="float">
            <text:p>0,6096</text:p>
          </table:table-cell>
          <table:table-cell table:style-name="ce430" office:value-type="float" office:value="0.652061152061152" calcext:value-type="float">
            <text:p>0,6521</text:p>
          </table:table-cell>
          <table:table-cell table:style-name="ce494" office:value-type="float" office:value="0.623244821354094" calcext:value-type="float">
            <text:p>0,6232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39" office:value-type="float" office:value="0.717035217035217" calcext:value-type="float">
            <text:p>0,7170</text:p>
          </table:table-cell>
          <table:table-cell table:style-name="ce303" office:value-type="float" office:value="0.641705350598583" calcext:value-type="float">
            <text:p>0,6417</text:p>
          </table:table-cell>
          <table:table-cell table:style-name="ce367" office:value-type="float" office:value="0.717035217035217" calcext:value-type="float">
            <text:p>0,7170</text:p>
          </table:table-cell>
          <table:table-cell table:style-name="ce431" office:value-type="float" office:value="0.601169431601849" calcext:value-type="float">
            <text:p>0,6012</text:p>
          </table:table-cell>
          <table:table-cell table:style-name="ce495" office:value-type="float" office:value="0.677282104177411" calcext:value-type="float">
            <text:p>0,677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.601169431601849" calcext:value-type="float">
            <text:p>0,6012</text:p>
          </table:table-cell>
          <table:table-cell table:style-name="ce302" office:value-type="float" office:value="0.680782260548198" calcext:value-type="float">
            <text:p>0,6808</text:p>
          </table:table-cell>
          <table:table-cell table:style-name="ce366" office:value-type="float" office:value="0.601169431601849" calcext:value-type="float">
            <text:p>0,6012</text:p>
          </table:table-cell>
          <table:table-cell table:style-name="ce430" office:value-type="float" office:value="0.717035217035217" calcext:value-type="float">
            <text:p>0,7170</text:p>
          </table:table-cell>
          <table:table-cell table:style-name="ce494" office:value-type="float" office:value="0.638503755054881" calcext:value-type="float">
            <text:p>0,638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39" office:value-type="float" office:value="0.742697242697243" calcext:value-type="float">
            <text:p>0,7427</text:p>
          </table:table-cell>
          <table:table-cell table:style-name="ce303" office:value-type="float" office:value="0.654832109760501" calcext:value-type="float">
            <text:p>0,6548</text:p>
          </table:table-cell>
          <table:table-cell table:style-name="ce367" office:value-type="float" office:value="0.742697242697243" calcext:value-type="float">
            <text:p>0,7427</text:p>
          </table:table-cell>
          <table:table-cell table:style-name="ce431" office:value-type="float" office:value="0.610008158825129" calcext:value-type="float">
            <text:p>0,6100</text:p>
          </table:table-cell>
          <table:table-cell table:style-name="ce495" office:value-type="float" office:value="0.696002558362648" calcext:value-type="float">
            <text:p>0,6960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.610008158825129" calcext:value-type="float">
            <text:p>0,6100</text:p>
          </table:table-cell>
          <table:table-cell table:style-name="ce302" office:value-type="float" office:value="0.70412808036415" calcext:value-type="float">
            <text:p>0,7041</text:p>
          </table:table-cell>
          <table:table-cell table:style-name="ce366" office:value-type="float" office:value="0.610008158825129" calcext:value-type="float">
            <text:p>0,6100</text:p>
          </table:table-cell>
          <table:table-cell table:style-name="ce430" office:value-type="float" office:value="0.742697242697243" calcext:value-type="float">
            <text:p>0,7427</text:p>
          </table:table-cell>
          <table:table-cell table:style-name="ce494" office:value-type="float" office:value="0.653697632058288" calcext:value-type="float">
            <text:p>0,653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39" office:value-type="float" office:value="0.65997815997816" calcext:value-type="float">
            <text:p>0,6600</text:p>
          </table:table-cell>
          <table:table-cell table:style-name="ce303" office:value-type="float" office:value="0.632191422594142" calcext:value-type="float">
            <text:p>0,6322</text:p>
          </table:table-cell>
          <table:table-cell table:style-name="ce367" office:value-type="float" office:value="0.65997815997816" calcext:value-type="float">
            <text:p>0,6600</text:p>
          </table:table-cell>
          <table:table-cell table:style-name="ce431" office:value-type="float" office:value="0.617487081860212" calcext:value-type="float">
            <text:p>0,6175</text:p>
          </table:table-cell>
          <table:table-cell table:style-name="ce495" office:value-type="float" office:value="0.645786029117136" calcext:value-type="float">
            <text:p>0,6458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0.617487081860212" calcext:value-type="float">
            <text:p>0,6175</text:p>
          </table:table-cell>
          <table:table-cell table:style-name="ce302" office:value-type="float" office:value="0.645762229806598" calcext:value-type="float">
            <text:p>0,6458</text:p>
          </table:table-cell>
          <table:table-cell table:style-name="ce366" office:value-type="float" office:value="0.617487081860212" calcext:value-type="float">
            <text:p>0,6175</text:p>
          </table:table-cell>
          <table:table-cell table:style-name="ce430" office:value-type="float" office:value="0.65997815997816" calcext:value-type="float">
            <text:p>0,6600</text:p>
          </table:table-cell>
          <table:table-cell table:style-name="ce494" office:value-type="float" office:value="0.631308216321423" calcext:value-type="float">
            <text:p>0,631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1" calcext:value-type="float">
            <text:p>1</text:p>
          </table:table-cell>
          <table:table-cell table:style-name="ce239" office:value-type="float" office:value="0.730548730548731" calcext:value-type="float">
            <text:p>0,7305</text:p>
          </table:table-cell>
          <table:table-cell table:style-name="ce303" office:value-type="float" office:value="0.637446403049071" calcext:value-type="float">
            <text:p>0,6374</text:p>
          </table:table-cell>
          <table:table-cell table:style-name="ce367" office:value-type="float" office:value="0.730548730548731" calcext:value-type="float">
            <text:p>0,7305</text:p>
          </table:table-cell>
          <table:table-cell table:style-name="ce431" office:value-type="float" office:value="0.586075605112864" calcext:value-type="float">
            <text:p>0,5861</text:p>
          </table:table-cell>
          <table:table-cell table:style-name="ce495" office:value-type="float" office:value="0.68082941101641" calcext:value-type="float">
            <text:p>0,6808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0" calcext:value-type="float">
            <text:p>0</text:p>
          </table:table-cell>
          <table:table-cell table:style-name="ce240" office:value-type="float" office:value="0.586075605112864" calcext:value-type="float">
            <text:p>0,5861</text:p>
          </table:table-cell>
          <table:table-cell table:style-name="ce304" office:value-type="float" office:value="0.68586887332909" calcext:value-type="float">
            <text:p>0,6859</text:p>
          </table:table-cell>
          <table:table-cell table:style-name="ce368" office:value-type="float" office:value="0.586075605112864" calcext:value-type="float">
            <text:p>0,5861</text:p>
          </table:table-cell>
          <table:table-cell table:style-name="ce432" office:value-type="float" office:value="0.730548730548731" calcext:value-type="float">
            <text:p>0,7305</text:p>
          </table:table-cell>
          <table:table-cell table:style-name="ce496" office:value-type="float" office:value="0.632057486434961" calcext:value-type="float">
            <text:p>0,6321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 table:number-columns-spanned="1" table:number-rows-spanned="12">
            <text:p>M4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41" office:value-type="float" office:value="0.627900627900628" calcext:value-type="float">
            <text:p>0,6279</text:p>
          </table:table-cell>
          <table:table-cell table:style-name="ce305" office:value-type="float" office:value="0.594084979981919" calcext:value-type="float">
            <text:p>0,5941</text:p>
          </table:table-cell>
          <table:table-cell table:style-name="ce369" office:value-type="float" office:value="0.627900627900628" calcext:value-type="float">
            <text:p>0,6279</text:p>
          </table:table-cell>
          <table:table-cell table:style-name="ce433" office:value-type="float" office:value="0.572613543649714" calcext:value-type="float">
            <text:p>0,5726</text:p>
          </table:table-cell>
          <table:table-cell table:style-name="ce497" office:value-type="float" office:value="0.61052491870728" calcext:value-type="float">
            <text:p>0,610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.572613543649714" calcext:value-type="float">
            <text:p>0,5726</text:p>
          </table:table-cell>
          <table:table-cell table:style-name="ce306" office:value-type="float" office:value="0.607034741242612" calcext:value-type="float">
            <text:p>0,6070</text:p>
          </table:table-cell>
          <table:table-cell table:style-name="ce370" office:value-type="float" office:value="0.572613543649714" calcext:value-type="float">
            <text:p>0,5726</text:p>
          </table:table-cell>
          <table:table-cell table:style-name="ce434" office:value-type="float" office:value="0.627900627900628" calcext:value-type="float">
            <text:p>0,6279</text:p>
          </table:table-cell>
          <table:table-cell table:style-name="ce498" office:value-type="float" office:value="0.589321950878175" calcext:value-type="float">
            <text:p>0,5893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43" office:value-type="float" office:value="0.618618618618619" calcext:value-type="float">
            <text:p>0,6186</text:p>
          </table:table-cell>
          <table:table-cell table:style-name="ce307" office:value-type="float" office:value="0.590950580258182" calcext:value-type="float">
            <text:p>0,5910</text:p>
          </table:table-cell>
          <table:table-cell table:style-name="ce371" office:value-type="float" office:value="0.618618618618619" calcext:value-type="float">
            <text:p>0,6186</text:p>
          </table:table-cell>
          <table:table-cell table:style-name="ce435" office:value-type="float" office:value="0.573429426162633" calcext:value-type="float">
            <text:p>0,5734</text:p>
          </table:table-cell>
          <table:table-cell table:style-name="ce499" office:value-type="float" office:value="0.604468156052017" calcext:value-type="float">
            <text:p>0,604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.573429426162633" calcext:value-type="float">
            <text:p>0,5734</text:p>
          </table:table-cell>
          <table:table-cell table:style-name="ce306" office:value-type="float" office:value="0.601483383254885" calcext:value-type="float">
            <text:p>0,6015</text:p>
          </table:table-cell>
          <table:table-cell table:style-name="ce370" office:value-type="float" office:value="0.573429426162633" calcext:value-type="float">
            <text:p>0,5734</text:p>
          </table:table-cell>
          <table:table-cell table:style-name="ce434" office:value-type="float" office:value="0.618618618618619" calcext:value-type="float">
            <text:p>0,6186</text:p>
          </table:table-cell>
          <table:table-cell table:style-name="ce498" office:value-type="float" office:value="0.587121475809259" calcext:value-type="float">
            <text:p>0,5871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43" office:value-type="float" office:value="0.724679224679225" calcext:value-type="float">
            <text:p>0,7247</text:p>
          </table:table-cell>
          <table:table-cell table:style-name="ce307" office:value-type="float" office:value="0.598399458972047" calcext:value-type="float">
            <text:p>0,5984</text:p>
          </table:table-cell>
          <table:table-cell table:style-name="ce371" office:value-type="float" office:value="0.724679224679225" calcext:value-type="float">
            <text:p>0,7247</text:p>
          </table:table-cell>
          <table:table-cell table:style-name="ce435" office:value-type="float" office:value="0.515501767745445" calcext:value-type="float">
            <text:p>0,5155</text:p>
          </table:table-cell>
          <table:table-cell table:style-name="ce499" office:value-type="float" office:value="0.655513026299543" calcext:value-type="float">
            <text:p>0,6555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.515501767745445" calcext:value-type="float">
            <text:p>0,5155</text:p>
          </table:table-cell>
          <table:table-cell table:style-name="ce306" office:value-type="float" office:value="0.652720385674931" calcext:value-type="float">
            <text:p>0,6527</text:p>
          </table:table-cell>
          <table:table-cell table:style-name="ce370" office:value-type="float" office:value="0.515501767745445" calcext:value-type="float">
            <text:p>0,5155</text:p>
          </table:table-cell>
          <table:table-cell table:style-name="ce434" office:value-type="float" office:value="0.724679224679225" calcext:value-type="float">
            <text:p>0,7247</text:p>
          </table:table-cell>
          <table:table-cell table:style-name="ce498" office:value-type="float" office:value="0.576052271691232" calcext:value-type="float">
            <text:p>0,5761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43" office:value-type="float" office:value="0.718400218400218" calcext:value-type="float">
            <text:p>0,7184</text:p>
          </table:table-cell>
          <table:table-cell table:style-name="ce307" office:value-type="float" office:value="0.616565135895033" calcext:value-type="float">
            <text:p>0,6166</text:p>
          </table:table-cell>
          <table:table-cell table:style-name="ce371" office:value-type="float" office:value="0.718400218400218" calcext:value-type="float">
            <text:p>0,7184</text:p>
          </table:table-cell>
          <table:table-cell table:style-name="ce435" office:value-type="float" office:value="0.554936089203155" calcext:value-type="float">
            <text:p>0,5549</text:p>
          </table:table-cell>
          <table:table-cell table:style-name="ce499" office:value-type="float" office:value="0.663598537384945" calcext:value-type="float">
            <text:p>0,663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.554936089203155" calcext:value-type="float">
            <text:p>0,5549</text:p>
          </table:table-cell>
          <table:table-cell table:style-name="ce306" office:value-type="float" office:value="0.664225260416667" calcext:value-type="float">
            <text:p>0,6642</text:p>
          </table:table-cell>
          <table:table-cell table:style-name="ce370" office:value-type="float" office:value="0.554936089203155" calcext:value-type="float">
            <text:p>0,5549</text:p>
          </table:table-cell>
          <table:table-cell table:style-name="ce434" office:value-type="float" office:value="0.718400218400218" calcext:value-type="float">
            <text:p>0,7184</text:p>
          </table:table-cell>
          <table:table-cell table:style-name="ce498" office:value-type="float" office:value="0.604682175137057" calcext:value-type="float">
            <text:p>0,6047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43" office:value-type="float" office:value="0.678951678951679" calcext:value-type="float">
            <text:p>0,6790</text:p>
          </table:table-cell>
          <table:table-cell table:style-name="ce307" office:value-type="float" office:value="0.622606083364626" calcext:value-type="float">
            <text:p>0,6226</text:p>
          </table:table-cell>
          <table:table-cell table:style-name="ce371" office:value-type="float" office:value="0.678951678951679" calcext:value-type="float">
            <text:p>0,6790</text:p>
          </table:table-cell>
          <table:table-cell table:style-name="ce435" office:value-type="float" office:value="0.590019037258635" calcext:value-type="float">
            <text:p>0,5900</text:p>
          </table:table-cell>
          <table:table-cell table:style-name="ce499" office:value-type="float" office:value="0.649559255631734" calcext:value-type="float">
            <text:p>0,649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.590019037258635" calcext:value-type="float">
            <text:p>0,5900</text:p>
          </table:table-cell>
          <table:table-cell table:style-name="ce306" office:value-type="float" office:value="0.648483036915259" calcext:value-type="float">
            <text:p>0,6485</text:p>
          </table:table-cell>
          <table:table-cell table:style-name="ce370" office:value-type="float" office:value="0.590019037258635" calcext:value-type="float">
            <text:p>0,5900</text:p>
          </table:table-cell>
          <table:table-cell table:style-name="ce434" office:value-type="float" office:value="0.678951678951679" calcext:value-type="float">
            <text:p>0,6790</text:p>
          </table:table-cell>
          <table:table-cell table:style-name="ce498" office:value-type="float" office:value="0.617871128515486" calcext:value-type="float">
            <text:p>0,6179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43" office:value-type="float" office:value="0.621158553168344" calcext:value-type="float">
            <text:p>0,6212</text:p>
          </table:table-cell>
          <table:table-cell table:style-name="ce307" office:value-type="float" office:value="0.604312739780394" calcext:value-type="float">
            <text:p>0,6043</text:p>
          </table:table-cell>
          <table:table-cell table:style-name="ce371" office:value-type="float" office:value="0.621158553168344" calcext:value-type="float">
            <text:p>0,6212</text:p>
          </table:table-cell>
          <table:table-cell table:style-name="ce435" office:value-type="float" office:value="0.591728091728092" calcext:value-type="float">
            <text:p>0,5917</text:p>
          </table:table-cell>
          <table:table-cell table:style-name="ce499" office:value-type="float" office:value="0.612619861865487" calcext:value-type="float">
            <text:p>0,6126</text:p>
          </table:table-cell>
          <table:table-cell table:number-columns-repeated="2"/>
        </table:table-row>
        <table:table-row table:style-name="ro4">
          <table:table-cell table:number-columns-repeated="11"/>
          <table:covered-table-cell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44" office:value-type="float" office:value="0.591728091728092" calcext:value-type="float">
            <text:p>0,5917</text:p>
          </table:table-cell>
          <table:table-cell table:style-name="ce308" office:value-type="float" office:value="0.608762814211487" calcext:value-type="float">
            <text:p>0,6088</text:p>
          </table:table-cell>
          <table:table-cell table:style-name="ce372" office:value-type="float" office:value="0.591728091728092" calcext:value-type="float">
            <text:p>0,5917</text:p>
          </table:table-cell>
          <table:table-cell table:style-name="ce436" office:value-type="float" office:value="0.621158553168344" calcext:value-type="float">
            <text:p>0,6212</text:p>
          </table:table-cell>
          <table:table-cell table:style-name="ce500" office:value-type="float" office:value="0.600124593341178" calcext:value-type="float">
            <text:p>0,600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  <table:table-cell table:style-name="ce210" office:value-type="string" calcext:value-type="string" table:number-columns-spanned="8" table:number-rows-spanned="1">
            <text:p>DSRC</text:p>
          </table:table-cell>
          <table:covered-table-cell table:style-name="ce82" office:value-type="string" calcext:value-type="string">
            <text:p>Classifier</text:p>
          </table:covered-table-cell>
          <table:covered-table-cell table:style-name="ce82" office:value-type="string" calcext:value-type="string">
            <text:p>C</text:p>
          </table:covered-table-cell>
          <table:covered-table-cell table:style-name="ce82" office:value-type="string" calcext:value-type="string">
            <text:p>R</text:p>
          </table:covered-table-cell>
          <table:covered-table-cell table:style-name="ce82" office:value-type="string" calcext:value-type="string">
            <text:p>P</text:p>
          </table:covered-table-cell>
          <table:covered-table-cell table:style-name="ce82" office:value-type="string" calcext:value-type="string">
            <text:p>SE</text:p>
          </table:covered-table-cell>
          <table:covered-table-cell table:style-name="ce82" office:value-type="string" calcext:value-type="string">
            <text:p>SP</text:p>
          </table:covered-table-cell>
          <table:covered-table-cell table:style-name="ce82" office:value-type="string" calcext:value-type="string">
            <text:p>F1</text:p>
          </table:covered-table-cell>
          <table:table-cell table:number-columns-repeated="2"/>
        </table:table-row>
        <table:table-row table:style-name="ro1">
          <table:table-cell table:number-columns-repeated="11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SE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F1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1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0" calcext:value-type="float">
            <text:p>0</text:p>
          </table:table-cell>
          <table:table-cell table:style-name="ce245" office:value-type="float" office:value="0.629153743907842" calcext:value-type="float">
            <text:p>0,6292</text:p>
          </table:table-cell>
          <table:table-cell table:style-name="ce309" office:value-type="float" office:value="0.584602717167559" calcext:value-type="float">
            <text:p>0,5846</text:p>
          </table:table-cell>
          <table:table-cell table:style-name="ce373" office:value-type="float" office:value="0.629153743907842" calcext:value-type="float">
            <text:p>0,6292</text:p>
          </table:table-cell>
          <table:table-cell table:style-name="ce437" office:value-type="float" office:value="0.552946389011963" calcext:value-type="float">
            <text:p>0,5529</text:p>
          </table:table-cell>
          <table:table-cell table:style-name="ce501" office:value-type="float" office:value="0.606060606060606" calcext:value-type="float">
            <text:p>0,606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BayesNet</text:p>
          </table:table-cell>
          <table:table-cell office:value-type="float" office:value="1" calcext:value-type="float">
            <text:p>1</text:p>
          </table:table-cell>
          <table:table-cell table:style-name="ce246" office:value-type="float" office:value="0.552946389011963" calcext:value-type="float">
            <text:p>0,5529</text:p>
          </table:table-cell>
          <table:table-cell table:style-name="ce310" office:value-type="float" office:value="0.598561151079137" calcext:value-type="float">
            <text:p>0,5986</text:p>
          </table:table-cell>
          <table:table-cell table:style-name="ce374" office:value-type="float" office:value="0.552946389011963" calcext:value-type="float">
            <text:p>0,5529</text:p>
          </table:table-cell>
          <table:table-cell table:style-name="ce438" office:value-type="float" office:value="0.629153743907842" calcext:value-type="float">
            <text:p>0,6292</text:p>
          </table:table-cell>
          <table:table-cell table:style-name="ce502" office:value-type="float" office:value="0.574850299401198" calcext:value-type="float">
            <text:p>0,574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47" office:value-type="float" office:value="0.614089499335401" calcext:value-type="float">
            <text:p>0,6141</text:p>
          </table:table-cell>
          <table:table-cell table:style-name="ce311" office:value-type="float" office:value="0.592560923471569" calcext:value-type="float">
            <text:p>0,5926</text:p>
          </table:table-cell>
          <table:table-cell table:style-name="ce375" office:value-type="float" office:value="0.614089499335401" calcext:value-type="float">
            <text:p>0,6141</text:p>
          </table:table-cell>
          <table:table-cell table:style-name="ce439" office:value-type="float" office:value="0.577758085954807" calcext:value-type="float">
            <text:p>0,5778</text:p>
          </table:table-cell>
          <table:table-cell table:style-name="ce503" office:value-type="float" office:value="0.60313315926893" calcext:value-type="float">
            <text:p>0,603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46" office:value-type="float" office:value="0.577758085954807" calcext:value-type="float">
            <text:p>0,5778</text:p>
          </table:table-cell>
          <table:table-cell table:style-name="ce310" office:value-type="float" office:value="0.599540229885058" calcext:value-type="float">
            <text:p>0,5995</text:p>
          </table:table-cell>
          <table:table-cell table:style-name="ce374" office:value-type="float" office:value="0.577758085954807" calcext:value-type="float">
            <text:p>0,5778</text:p>
          </table:table-cell>
          <table:table-cell table:style-name="ce438" office:value-type="float" office:value="0.614089499335401" calcext:value-type="float">
            <text:p>0,6141</text:p>
          </table:table-cell>
          <table:table-cell table:style-name="ce502" office:value-type="float" office:value="0.588447653429603" calcext:value-type="float">
            <text:p>0,588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47" office:value-type="float" office:value="0.76650420912716" calcext:value-type="float">
            <text:p>0,7665</text:p>
          </table:table-cell>
          <table:table-cell table:style-name="ce311" office:value-type="float" office:value="0.555555555555556" calcext:value-type="float">
            <text:p>0,5556</text:p>
          </table:table-cell>
          <table:table-cell table:style-name="ce375" office:value-type="float" office:value="0.76650420912716" calcext:value-type="float">
            <text:p>0,7665</text:p>
          </table:table-cell>
          <table:table-cell table:style-name="ce439" office:value-type="float" office:value="0.386796632698272" calcext:value-type="float">
            <text:p>0,3868</text:p>
          </table:table-cell>
          <table:table-cell table:style-name="ce503" office:value-type="float" office:value="0.644200335133122" calcext:value-type="float">
            <text:p>0,6442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46" office:value-type="float" office:value="0.386796632698272" calcext:value-type="float">
            <text:p>0,3868</text:p>
          </table:table-cell>
          <table:table-cell table:style-name="ce310" office:value-type="float" office:value="0.623571428571429" calcext:value-type="float">
            <text:p>0,6236</text:p>
          </table:table-cell>
          <table:table-cell table:style-name="ce374" office:value-type="float" office:value="0.386796632698272" calcext:value-type="float">
            <text:p>0,3868</text:p>
          </table:table-cell>
          <table:table-cell table:style-name="ce438" office:value-type="float" office:value="0.76650420912716" calcext:value-type="float">
            <text:p>0,7665</text:p>
          </table:table-cell>
          <table:table-cell table:style-name="ce502" office:value-type="float" office:value="0.477440525020509" calcext:value-type="float">
            <text:p>0,477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47" office:value-type="float" office:value="0.615861763402747" calcext:value-type="float">
            <text:p>0,6159</text:p>
          </table:table-cell>
          <table:table-cell table:style-name="ce311" office:value-type="float" office:value="0.613957597173145" calcext:value-type="float">
            <text:p>0,6140</text:p>
          </table:table-cell>
          <table:table-cell table:style-name="ce375" office:value-type="float" office:value="0.615861763402747" calcext:value-type="float">
            <text:p>0,6159</text:p>
          </table:table-cell>
          <table:table-cell table:style-name="ce439" office:value-type="float" office:value="0.612760301284891" calcext:value-type="float">
            <text:p>0,6128</text:p>
          </table:table-cell>
          <table:table-cell table:style-name="ce503" office:value-type="float" office:value="0.614908206149082" calcext:value-type="float">
            <text:p>0,614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46" office:value-type="float" office:value="0.612760301284891" calcext:value-type="float">
            <text:p>0,6128</text:p>
          </table:table-cell>
          <table:table-cell table:style-name="ce310" office:value-type="float" office:value="0.614666666666667" calcext:value-type="float">
            <text:p>0,6147</text:p>
          </table:table-cell>
          <table:table-cell table:style-name="ce374" office:value-type="float" office:value="0.612760301284891" calcext:value-type="float">
            <text:p>0,6128</text:p>
          </table:table-cell>
          <table:table-cell table:style-name="ce438" office:value-type="float" office:value="0.615861763402747" calcext:value-type="float">
            <text:p>0,6159</text:p>
          </table:table-cell>
          <table:table-cell table:style-name="ce502" office:value-type="float" office:value="0.613712003550033" calcext:value-type="float">
            <text:p>0,613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47" office:value-type="float" office:value="0.64466105449712" calcext:value-type="float">
            <text:p>0,6447</text:p>
          </table:table-cell>
          <table:table-cell table:style-name="ce311" office:value-type="float" office:value="0.617310140008485" calcext:value-type="float">
            <text:p>0,6173</text:p>
          </table:table-cell>
          <table:table-cell table:style-name="ce375" office:value-type="float" office:value="0.64466105449712" calcext:value-type="float">
            <text:p>0,6447</text:p>
          </table:table-cell>
          <table:table-cell table:style-name="ce439" office:value-type="float" office:value="0.600354452813469" calcext:value-type="float">
            <text:p>0,6004</text:p>
          </table:table-cell>
          <table:table-cell table:style-name="ce503" office:value-type="float" office:value="0.630689206762029" calcext:value-type="float">
            <text:p>0,630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46" office:value-type="float" office:value="0.600354452813469" calcext:value-type="float">
            <text:p>0,6004</text:p>
          </table:table-cell>
          <table:table-cell table:style-name="ce310" office:value-type="float" office:value="0.628187297171998" calcext:value-type="float">
            <text:p>0,6282</text:p>
          </table:table-cell>
          <table:table-cell table:style-name="ce374" office:value-type="float" office:value="0.600354452813469" calcext:value-type="float">
            <text:p>0,6004</text:p>
          </table:table-cell>
          <table:table-cell table:style-name="ce438" office:value-type="float" office:value="0.64466105449712" calcext:value-type="float">
            <text:p>0,6447</text:p>
          </table:table-cell>
          <table:table-cell table:style-name="ce502" office:value-type="float" office:value="0.613955595831445" calcext:value-type="float">
            <text:p>0,614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1" calcext:value-type="float">
            <text:p>1</text:p>
          </table:table-cell>
          <table:table-cell table:style-name="ce247" office:value-type="float" office:value="0.571998227735933" calcext:value-type="float">
            <text:p>0,5720</text:p>
          </table:table-cell>
          <table:table-cell table:style-name="ce311" office:value-type="float" office:value="0.570986289252543" calcext:value-type="float">
            <text:p>0,5710</text:p>
          </table:table-cell>
          <table:table-cell table:style-name="ce375" office:value-type="float" office:value="0.571998227735933" calcext:value-type="float">
            <text:p>0,5720</text:p>
          </table:table-cell>
          <table:table-cell table:style-name="ce439" office:value-type="float" office:value="0.570225963668587" calcext:value-type="float">
            <text:p>0,5702</text:p>
          </table:table-cell>
          <table:table-cell table:style-name="ce503" office:value-type="float" office:value="0.571491810535635" calcext:value-type="float">
            <text:p>0,571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0" calcext:value-type="float">
            <text:p>0</text:p>
          </table:table-cell>
          <table:table-cell table:style-name="ce248" office:value-type="float" office:value="0.570225963668587" calcext:value-type="float">
            <text:p>0,5702</text:p>
          </table:table-cell>
          <table:table-cell table:style-name="ce312" office:value-type="float" office:value="0.571238348868176" calcext:value-type="float">
            <text:p>0,5712</text:p>
          </table:table-cell>
          <table:table-cell table:style-name="ce376" office:value-type="float" office:value="0.570225963668587" calcext:value-type="float">
            <text:p>0,5702</text:p>
          </table:table-cell>
          <table:table-cell table:style-name="ce440" office:value-type="float" office:value="0.571998227735933" calcext:value-type="float">
            <text:p>0,5720</text:p>
          </table:table-cell>
          <table:table-cell table:style-name="ce504" office:value-type="float" office:value="0.570731707317073" calcext:value-type="float">
            <text:p>0,5707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2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0" calcext:value-type="float">
            <text:p>0</text:p>
          </table:table-cell>
          <table:table-cell table:style-name="ce249" office:value-type="float" office:value="0.611874169251218" calcext:value-type="float">
            <text:p>0,6119</text:p>
          </table:table-cell>
          <table:table-cell table:style-name="ce313" office:value-type="float" office:value="0.536936236391913" calcext:value-type="float">
            <text:p>0,5369</text:p>
          </table:table-cell>
          <table:table-cell table:style-name="ce377" office:value-type="float" office:value="0.611874169251218" calcext:value-type="float">
            <text:p>0,6119</text:p>
          </table:table-cell>
          <table:table-cell table:style-name="ce441" office:value-type="float" office:value="0.472308373947718" calcext:value-type="float">
            <text:p>0,4723</text:p>
          </table:table-cell>
          <table:table-cell table:style-name="ce505" office:value-type="float" office:value="0.571961068544212" calcext:value-type="float">
            <text:p>0,572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BayesNet</text:p>
          </table:table-cell>
          <table:table-cell office:value-type="float" office:value="1" calcext:value-type="float">
            <text:p>1</text:p>
          </table:table-cell>
          <table:table-cell table:style-name="ce250" office:value-type="float" office:value="0.472308373947718" calcext:value-type="float">
            <text:p>0,4723</text:p>
          </table:table-cell>
          <table:table-cell table:style-name="ce314" office:value-type="float" office:value="0.548918640576725" calcext:value-type="float">
            <text:p>0,5489</text:p>
          </table:table-cell>
          <table:table-cell table:style-name="ce378" office:value-type="float" office:value="0.472308373947718" calcext:value-type="float">
            <text:p>0,4723</text:p>
          </table:table-cell>
          <table:table-cell table:style-name="ce442" office:value-type="float" office:value="0.611874169251218" calcext:value-type="float">
            <text:p>0,6119</text:p>
          </table:table-cell>
          <table:table-cell table:style-name="ce506" office:value-type="float" office:value="0.507739938080495" calcext:value-type="float">
            <text:p>0,507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51" office:value-type="float" office:value="0.562693841382366" calcext:value-type="float">
            <text:p>0,5627</text:p>
          </table:table-cell>
          <table:table-cell table:style-name="ce315" office:value-type="float" office:value="0.536091177712115" calcext:value-type="float">
            <text:p>0,5361</text:p>
          </table:table-cell>
          <table:table-cell table:style-name="ce379" office:value-type="float" office:value="0.562693841382366" calcext:value-type="float">
            <text:p>0,5627</text:p>
          </table:table-cell>
          <table:table-cell table:style-name="ce443" office:value-type="float" office:value="0.513070447496677" calcext:value-type="float">
            <text:p>0,5131</text:p>
          </table:table-cell>
          <table:table-cell table:style-name="ce507" office:value-type="float" office:value="0.54907047124946" calcext:value-type="float">
            <text:p>0,549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50" office:value-type="float" office:value="0.513070447496677" calcext:value-type="float">
            <text:p>0,5131</text:p>
          </table:table-cell>
          <table:table-cell table:style-name="ce314" office:value-type="float" office:value="0.53986013986014" calcext:value-type="float">
            <text:p>0,5399</text:p>
          </table:table-cell>
          <table:table-cell table:style-name="ce378" office:value-type="float" office:value="0.513070447496677" calcext:value-type="float">
            <text:p>0,5131</text:p>
          </table:table-cell>
          <table:table-cell table:style-name="ce442" office:value-type="float" office:value="0.562693841382366" calcext:value-type="float">
            <text:p>0,5627</text:p>
          </table:table-cell>
          <table:table-cell table:style-name="ce506" office:value-type="float" office:value="0.526124488868696" calcext:value-type="float">
            <text:p>0,526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51" office:value-type="float" office:value="0.604785112981834" calcext:value-type="float">
            <text:p>0,6048</text:p>
          </table:table-cell>
          <table:table-cell table:style-name="ce315" office:value-type="float" office:value="0.527230590961761" calcext:value-type="float">
            <text:p>0,5272</text:p>
          </table:table-cell>
          <table:table-cell table:style-name="ce379" office:value-type="float" office:value="0.604785112981834" calcext:value-type="float">
            <text:p>0,6048</text:p>
          </table:table-cell>
          <table:table-cell table:style-name="ce443" office:value-type="float" office:value="0.457687195392113" calcext:value-type="float">
            <text:p>0,4577</text:p>
          </table:table-cell>
          <table:table-cell table:style-name="ce507" office:value-type="float" office:value="0.563351217498968" calcext:value-type="float">
            <text:p>0,563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.457687195392113" calcext:value-type="float">
            <text:p>0,4577</text:p>
          </table:table-cell>
          <table:table-cell table:style-name="ce314" office:value-type="float" office:value="0.536623376623377" calcext:value-type="float">
            <text:p>0,5366</text:p>
          </table:table-cell>
          <table:table-cell table:style-name="ce378" office:value-type="float" office:value="0.457687195392113" calcext:value-type="float">
            <text:p>0,4577</text:p>
          </table:table-cell>
          <table:table-cell table:style-name="ce442" office:value-type="float" office:value="0.604785112981834" calcext:value-type="float">
            <text:p>0,6048</text:p>
          </table:table-cell>
          <table:table-cell table:style-name="ce506" office:value-type="float" office:value="0.49402199904352" calcext:value-type="float">
            <text:p>0,494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51" office:value-type="float" office:value="0.596366858661941" calcext:value-type="float">
            <text:p>0,5964</text:p>
          </table:table-cell>
          <table:table-cell table:style-name="ce315" office:value-type="float" office:value="0.544939271255061" calcext:value-type="float">
            <text:p>0,5449</text:p>
          </table:table-cell>
          <table:table-cell table:style-name="ce379" office:value-type="float" office:value="0.596366858661941" calcext:value-type="float">
            <text:p>0,5964</text:p>
          </table:table-cell>
          <table:table-cell table:style-name="ce443" office:value-type="float" office:value="0.501993797075764" calcext:value-type="float">
            <text:p>0,5020</text:p>
          </table:table-cell>
          <table:table-cell table:style-name="ce507" office:value-type="float" office:value="0.569494393907341" calcext:value-type="float">
            <text:p>0,569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0.501993797075764" calcext:value-type="float">
            <text:p>0,5020</text:p>
          </table:table-cell>
          <table:table-cell table:style-name="ce314" office:value-type="float" office:value="0.554305283757339" calcext:value-type="float">
            <text:p>0,5543</text:p>
          </table:table-cell>
          <table:table-cell table:style-name="ce378" office:value-type="float" office:value="0.501993797075764" calcext:value-type="float">
            <text:p>0,5020</text:p>
          </table:table-cell>
          <table:table-cell table:style-name="ce442" office:value-type="float" office:value="0.596366858661941" calcext:value-type="float">
            <text:p>0,5964</text:p>
          </table:table-cell>
          <table:table-cell table:style-name="ce506" office:value-type="float" office:value="0.526854219948849" calcext:value-type="float">
            <text:p>0,526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51" office:value-type="float" office:value="0.55206025697829" calcext:value-type="float">
            <text:p>0,5521</text:p>
          </table:table-cell>
          <table:table-cell table:style-name="ce315" office:value-type="float" office:value="0.540798611111111" calcext:value-type="float">
            <text:p>0,5408</text:p>
          </table:table-cell>
          <table:table-cell table:style-name="ce379" office:value-type="float" office:value="0.55206025697829" calcext:value-type="float">
            <text:p>0,5521</text:p>
          </table:table-cell>
          <table:table-cell table:style-name="ce443" office:value-type="float" office:value="0.531236154186974" calcext:value-type="float">
            <text:p>0,5312</text:p>
          </table:table-cell>
          <table:table-cell table:style-name="ce507" office:value-type="float" office:value="0.546371409778557" calcext:value-type="float">
            <text:p>0,546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50" office:value-type="float" office:value="0.531236154186974" calcext:value-type="float">
            <text:p>0,5312</text:p>
          </table:table-cell>
          <table:table-cell table:style-name="ce314" office:value-type="float" office:value="0.542533936651584" calcext:value-type="float">
            <text:p>0,5425</text:p>
          </table:table-cell>
          <table:table-cell table:style-name="ce378" office:value-type="float" office:value="0.531236154186974" calcext:value-type="float">
            <text:p>0,5312</text:p>
          </table:table-cell>
          <table:table-cell table:style-name="ce442" office:value-type="float" office:value="0.55206025697829" calcext:value-type="float">
            <text:p>0,5521</text:p>
          </table:table-cell>
          <table:table-cell table:style-name="ce506" office:value-type="float" office:value="0.536825610029102" calcext:value-type="float">
            <text:p>0,5368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51" office:value-type="float" office:value="0.546743464776252" calcext:value-type="float">
            <text:p>0,5467</text:p>
          </table:table-cell>
          <table:table-cell table:style-name="ce315" office:value-type="float" office:value="0.529841133533705" calcext:value-type="float">
            <text:p>0,5298</text:p>
          </table:table-cell>
          <table:table-cell table:style-name="ce379" office:value-type="float" office:value="0.546743464776252" calcext:value-type="float">
            <text:p>0,5467</text:p>
          </table:table-cell>
          <table:table-cell table:style-name="ce443" office:value-type="float" office:value="0.514842711564023" calcext:value-type="float">
            <text:p>0,5148</text:p>
          </table:table-cell>
          <table:table-cell table:style-name="ce507" office:value-type="float" office:value="0.538159616223288" calcext:value-type="float">
            <text:p>0,5382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52" office:value-type="float" office:value="0.514842711564023" calcext:value-type="float">
            <text:p>0,5148</text:p>
          </table:table-cell>
          <table:table-cell table:style-name="ce316" office:value-type="float" office:value="0.531807780320366" calcext:value-type="float">
            <text:p>0,5318</text:p>
          </table:table-cell>
          <table:table-cell table:style-name="ce380" office:value-type="float" office:value="0.514842711564023" calcext:value-type="float">
            <text:p>0,5148</text:p>
          </table:table-cell>
          <table:table-cell table:style-name="ce444" office:value-type="float" office:value="0.546743464776252" calcext:value-type="float">
            <text:p>0,5467</text:p>
          </table:table-cell>
          <table:table-cell table:style-name="ce508" office:value-type="float" office:value="0.523187753264295" calcext:value-type="float">
            <text:p>0,5232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3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53" office:value-type="float" office:value="0.761187416925122" calcext:value-type="float">
            <text:p>0,7612</text:p>
          </table:table-cell>
          <table:table-cell table:style-name="ce317" office:value-type="float" office:value="0.587551299589603" calcext:value-type="float">
            <text:p>0,5876</text:p>
          </table:table-cell>
          <table:table-cell table:style-name="ce381" office:value-type="float" office:value="0.761187416925122" calcext:value-type="float">
            <text:p>0,7612</text:p>
          </table:table-cell>
          <table:table-cell table:style-name="ce445" office:value-type="float" office:value="0.465662383695171" calcext:value-type="float">
            <text:p>0,4657</text:p>
          </table:table-cell>
          <table:table-cell table:style-name="ce509" office:value-type="float" office:value="0.663192433893071" calcext:value-type="float">
            <text:p>0,6632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.465662383695171" calcext:value-type="float">
            <text:p>0,4657</text:p>
          </table:table-cell>
          <table:table-cell table:style-name="ce318" office:value-type="float" office:value="0.661006289308176" calcext:value-type="float">
            <text:p>0,6610</text:p>
          </table:table-cell>
          <table:table-cell table:style-name="ce382" office:value-type="float" office:value="0.465662383695171" calcext:value-type="float">
            <text:p>0,4657</text:p>
          </table:table-cell>
          <table:table-cell table:style-name="ce446" office:value-type="float" office:value="0.761187416925122" calcext:value-type="float">
            <text:p>0,7612</text:p>
          </table:table-cell>
          <table:table-cell table:style-name="ce510" office:value-type="float" office:value="0.54639979204575" calcext:value-type="float">
            <text:p>0,546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55" office:value-type="float" office:value="0.636242800177226" calcext:value-type="float">
            <text:p>0,6362</text:p>
          </table:table-cell>
          <table:table-cell table:style-name="ce319" office:value-type="float" office:value="0.62057044079516" calcext:value-type="float">
            <text:p>0,6206</text:p>
          </table:table-cell>
          <table:table-cell table:style-name="ce383" office:value-type="float" office:value="0.636242800177226" calcext:value-type="float">
            <text:p>0,6362</text:p>
          </table:table-cell>
          <table:table-cell table:style-name="ce447" office:value-type="float" office:value="0.610988037217545" calcext:value-type="float">
            <text:p>0,6110</text:p>
          </table:table-cell>
          <table:table-cell table:style-name="ce511" office:value-type="float" office:value="0.628308903959746" calcext:value-type="float">
            <text:p>0,6283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.610988037217545" calcext:value-type="float">
            <text:p>0,6110</text:p>
          </table:table-cell>
          <table:table-cell table:style-name="ce318" office:value-type="float" office:value="0.626818181818182" calcext:value-type="float">
            <text:p>0,6268</text:p>
          </table:table-cell>
          <table:table-cell table:style-name="ce382" office:value-type="float" office:value="0.610988037217545" calcext:value-type="float">
            <text:p>0,6110</text:p>
          </table:table-cell>
          <table:table-cell table:style-name="ce446" office:value-type="float" office:value="0.636242800177226" calcext:value-type="float">
            <text:p>0,6362</text:p>
          </table:table-cell>
          <table:table-cell table:style-name="ce510" office:value-type="float" office:value="0.618801884675791" calcext:value-type="float">
            <text:p>0,6188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55" office:value-type="float" office:value="0.650420912715995" calcext:value-type="float">
            <text:p>0,6504</text:p>
          </table:table-cell>
          <table:table-cell table:style-name="ce319" office:value-type="float" office:value="0.644991212653779" calcext:value-type="float">
            <text:p>0,6450</text:p>
          </table:table-cell>
          <table:table-cell table:style-name="ce383" office:value-type="float" office:value="0.650420912715995" calcext:value-type="float">
            <text:p>0,6504</text:p>
          </table:table-cell>
          <table:table-cell table:style-name="ce447" office:value-type="float" office:value="0.642002658396101" calcext:value-type="float">
            <text:p>0,6420</text:p>
          </table:table-cell>
          <table:table-cell table:style-name="ce511" office:value-type="float" office:value="0.647694683432605" calcext:value-type="float">
            <text:p>0,647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54" office:value-type="float" office:value="0.642002658396101" calcext:value-type="float">
            <text:p>0,6420</text:p>
          </table:table-cell>
          <table:table-cell table:style-name="ce318" office:value-type="float" office:value="0.64745308310992" calcext:value-type="float">
            <text:p>0,6475</text:p>
          </table:table-cell>
          <table:table-cell table:style-name="ce382" office:value-type="float" office:value="0.642002658396101" calcext:value-type="float">
            <text:p>0,6420</text:p>
          </table:table-cell>
          <table:table-cell table:style-name="ce446" office:value-type="float" office:value="0.650420912715995" calcext:value-type="float">
            <text:p>0,6504</text:p>
          </table:table-cell>
          <table:table-cell table:style-name="ce510" office:value-type="float" office:value="0.644716351501669" calcext:value-type="float">
            <text:p>0,644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55" office:value-type="float" office:value="1" calcext:value-type="float">
            <text:p>1,0000</text:p>
          </table:table-cell>
          <table:table-cell table:style-name="ce319" office:value-type="float" office:value="0.5" calcext:value-type="float">
            <text:p>0,5000</text:p>
          </table:table-cell>
          <table:table-cell table:style-name="ce383" office:value-type="float" office:value="1" calcext:value-type="float">
            <text:p>1,0000</text:p>
          </table:table-cell>
          <table:table-cell table:style-name="ce447" office:value-type="float" office:value="0" calcext:value-type="float">
            <text:p>0,0000</text:p>
          </table:table-cell>
          <table:table-cell table:style-name="ce511" office:value-type="float" office:value="0.666666666666667" calcext:value-type="float">
            <text:p>0,666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Regression</text:p>
          </table:table-cell>
          <table:table-cell office:value-type="float" office:value="1" calcext:value-type="float">
            <text:p>1</text:p>
          </table:table-cell>
          <table:table-cell table:style-name="ce254" office:value-type="float" office:value="0" calcext:value-type="float">
            <text:p>0,0000</text:p>
          </table:table-cell>
          <table:table-cell table:style-name="ce318" office:value-type="float" office:value="0" calcext:value-type="float">
            <text:p>0,0000</text:p>
          </table:table-cell>
          <table:table-cell table:style-name="ce382" office:value-type="float" office:value="0" calcext:value-type="float">
            <text:p>0,0000</text:p>
          </table:table-cell>
          <table:table-cell table:style-name="ce446" office:value-type="float" office:value="1" calcext:value-type="float">
            <text:p>1,0000</text:p>
          </table:table-cell>
          <table:table-cell table:style-name="ce510" office:value-type="float" office:value="0" calcext:value-type="float">
            <text:p>0,000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55" office:value-type="float" office:value="0.618520159503766" calcext:value-type="float">
            <text:p>0,6185</text:p>
          </table:table-cell>
          <table:table-cell table:style-name="ce319" office:value-type="float" office:value="0.610406646261478" calcext:value-type="float">
            <text:p>0,6104</text:p>
          </table:table-cell>
          <table:table-cell table:style-name="ce383" office:value-type="float" office:value="0.618520159503766" calcext:value-type="float">
            <text:p>0,6185</text:p>
          </table:table-cell>
          <table:table-cell table:style-name="ce447" office:value-type="float" office:value="0.605228178998671" calcext:value-type="float">
            <text:p>0,6052</text:p>
          </table:table-cell>
          <table:table-cell table:style-name="ce511" office:value-type="float" office:value="0.61443661971831" calcext:value-type="float">
            <text:p>0,614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54" office:value-type="float" office:value="0.605228178998671" calcext:value-type="float">
            <text:p>0,6052</text:p>
          </table:table-cell>
          <table:table-cell table:style-name="ce318" office:value-type="float" office:value="0.613381230354737" calcext:value-type="float">
            <text:p>0,6134</text:p>
          </table:table-cell>
          <table:table-cell table:style-name="ce382" office:value-type="float" office:value="0.605228178998671" calcext:value-type="float">
            <text:p>0,6052</text:p>
          </table:table-cell>
          <table:table-cell table:style-name="ce446" office:value-type="float" office:value="0.618520159503766" calcext:value-type="float">
            <text:p>0,6185</text:p>
          </table:table-cell>
          <table:table-cell table:style-name="ce510" office:value-type="float" office:value="0.609277430865299" calcext:value-type="float">
            <text:p>0,6093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1" calcext:value-type="float">
            <text:p>1</text:p>
          </table:table-cell>
          <table:table-cell table:style-name="ce255" office:value-type="float" office:value="0.712893221089942" calcext:value-type="float">
            <text:p>0,7129</text:p>
          </table:table-cell>
          <table:table-cell table:style-name="ce319" office:value-type="float" office:value="0.628024980483997" calcext:value-type="float">
            <text:p>0,6280</text:p>
          </table:table-cell>
          <table:table-cell table:style-name="ce383" office:value-type="float" office:value="0.712893221089942" calcext:value-type="float">
            <text:p>0,7129</text:p>
          </table:table-cell>
          <table:table-cell table:style-name="ce447" office:value-type="float" office:value="0.577758085954807" calcext:value-type="float">
            <text:p>0,5778</text:p>
          </table:table-cell>
          <table:table-cell table:style-name="ce511" office:value-type="float" office:value="0.667773396970326" calcext:value-type="float">
            <text:p>0,6678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0" calcext:value-type="float">
            <text:p>0</text:p>
          </table:table-cell>
          <table:table-cell table:style-name="ce256" office:value-type="float" office:value="0.577758085954807" calcext:value-type="float">
            <text:p>0,5778</text:p>
          </table:table-cell>
          <table:table-cell table:style-name="ce320" office:value-type="float" office:value="0.668032786885246" calcext:value-type="float">
            <text:p>0,6680</text:p>
          </table:table-cell>
          <table:table-cell table:style-name="ce384" office:value-type="float" office:value="0.577758085954807" calcext:value-type="float">
            <text:p>0,5778</text:p>
          </table:table-cell>
          <table:table-cell table:style-name="ce448" office:value-type="float" office:value="0.712893221089942" calcext:value-type="float">
            <text:p>0,7129</text:p>
          </table:table-cell>
          <table:table-cell table:style-name="ce512" office:value-type="float" office:value="0.619624613922547" calcext:value-type="float">
            <text:p>0,6196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4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57" office:value-type="float" office:value="0.563136907399203" calcext:value-type="float">
            <text:p>0,5631</text:p>
          </table:table-cell>
          <table:table-cell table:style-name="ce321" office:value-type="float" office:value="0.547372954349699" calcext:value-type="float">
            <text:p>0,5474</text:p>
          </table:table-cell>
          <table:table-cell table:style-name="ce385" office:value-type="float" office:value="0.563136907399203" calcext:value-type="float">
            <text:p>0,5631</text:p>
          </table:table-cell>
          <table:table-cell table:style-name="ce449" office:value-type="float" office:value="0.534337616304829" calcext:value-type="float">
            <text:p>0,5343</text:p>
          </table:table-cell>
          <table:table-cell table:style-name="ce513" office:value-type="float" office:value="0.555143044332824" calcext:value-type="float">
            <text:p>0,555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0.534337616304829" calcext:value-type="float">
            <text:p>0,5343</text:p>
          </table:table-cell>
          <table:table-cell table:style-name="ce322" office:value-type="float" office:value="0.550182481751825" calcext:value-type="float">
            <text:p>0,5502</text:p>
          </table:table-cell>
          <table:table-cell table:style-name="ce386" office:value-type="float" office:value="0.534337616304829" calcext:value-type="float">
            <text:p>0,5343</text:p>
          </table:table-cell>
          <table:table-cell table:style-name="ce450" office:value-type="float" office:value="0.563136907399203" calcext:value-type="float">
            <text:p>0,5631</text:p>
          </table:table-cell>
          <table:table-cell table:style-name="ce514" office:value-type="float" office:value="0.542144302090357" calcext:value-type="float">
            <text:p>0,542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59" office:value-type="float" office:value="0.556933983163491" calcext:value-type="float">
            <text:p>0,5569</text:p>
          </table:table-cell>
          <table:table-cell table:style-name="ce323" office:value-type="float" office:value="0.54227782571182" calcext:value-type="float">
            <text:p>0,5423</text:p>
          </table:table-cell>
          <table:table-cell table:style-name="ce387" office:value-type="float" office:value="0.556933983163491" calcext:value-type="float">
            <text:p>0,5569</text:p>
          </table:table-cell>
          <table:table-cell table:style-name="ce451" office:value-type="float" office:value="0.529906956136464" calcext:value-type="float">
            <text:p>0,5299</text:p>
          </table:table-cell>
          <table:table-cell table:style-name="ce515" office:value-type="float" office:value="0.549508196721311" calcext:value-type="float">
            <text:p>0,549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58" office:value-type="float" office:value="0.529906956136464" calcext:value-type="float">
            <text:p>0,5299</text:p>
          </table:table-cell>
          <table:table-cell table:style-name="ce322" office:value-type="float" office:value="0.544626593806922" calcext:value-type="float">
            <text:p>0,5446</text:p>
          </table:table-cell>
          <table:table-cell table:style-name="ce386" office:value-type="float" office:value="0.529906956136464" calcext:value-type="float">
            <text:p>0,5299</text:p>
          </table:table-cell>
          <table:table-cell table:style-name="ce450" office:value-type="float" office:value="0.556933983163491" calcext:value-type="float">
            <text:p>0,5569</text:p>
          </table:table-cell>
          <table:table-cell table:style-name="ce514" office:value-type="float" office:value="0.537165955535594" calcext:value-type="float">
            <text:p>0,5372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59" office:value-type="float" office:value="0.623836951705804" calcext:value-type="float">
            <text:p>0,6238</text:p>
          </table:table-cell>
          <table:table-cell table:style-name="ce323" office:value-type="float" office:value="0.581577860388269" calcext:value-type="float">
            <text:p>0,5816</text:p>
          </table:table-cell>
          <table:table-cell table:style-name="ce387" office:value-type="float" office:value="0.623836951705804" calcext:value-type="float">
            <text:p>0,6238</text:p>
          </table:table-cell>
          <table:table-cell table:style-name="ce451" office:value-type="float" office:value="0.551174124944617" calcext:value-type="float">
            <text:p>0,5512</text:p>
          </table:table-cell>
          <table:table-cell table:style-name="ce515" office:value-type="float" office:value="0.601966652415562" calcext:value-type="float">
            <text:p>0,602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0.551174124944617" calcext:value-type="float">
            <text:p>0,5512</text:p>
          </table:table-cell>
          <table:table-cell table:style-name="ce322" office:value-type="float" office:value="0.594362159579551" calcext:value-type="float">
            <text:p>0,5944</text:p>
          </table:table-cell>
          <table:table-cell table:style-name="ce386" office:value-type="float" office:value="0.551174124944617" calcext:value-type="float">
            <text:p>0,5512</text:p>
          </table:table-cell>
          <table:table-cell table:style-name="ce450" office:value-type="float" office:value="0.623836951705804" calcext:value-type="float">
            <text:p>0,6238</text:p>
          </table:table-cell>
          <table:table-cell table:style-name="ce514" office:value-type="float" office:value="0.571954022988506" calcext:value-type="float">
            <text:p>0,572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59" office:value-type="float" office:value="0.649091714665485" calcext:value-type="float">
            <text:p>0,6491</text:p>
          </table:table-cell>
          <table:table-cell table:style-name="ce323" office:value-type="float" office:value="0.620237087214225" calcext:value-type="float">
            <text:p>0,6202</text:p>
          </table:table-cell>
          <table:table-cell table:style-name="ce387" office:value-type="float" office:value="0.649091714665485" calcext:value-type="float">
            <text:p>0,6491</text:p>
          </table:table-cell>
          <table:table-cell table:style-name="ce451" office:value-type="float" office:value="0.602569782897652" calcext:value-type="float">
            <text:p>0,6026</text:p>
          </table:table-cell>
          <table:table-cell table:style-name="ce515" office:value-type="float" office:value="0.634336436458108" calcext:value-type="float">
            <text:p>0,6343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58" office:value-type="float" office:value="0.602569782897652" calcext:value-type="float">
            <text:p>0,6026</text:p>
          </table:table-cell>
          <table:table-cell table:style-name="ce322" office:value-type="float" office:value="0.631970260223048" calcext:value-type="float">
            <text:p>0,6320</text:p>
          </table:table-cell>
          <table:table-cell table:style-name="ce386" office:value-type="float" office:value="0.602569782897652" calcext:value-type="float">
            <text:p>0,6026</text:p>
          </table:table-cell>
          <table:table-cell table:style-name="ce450" office:value-type="float" office:value="0.649091714665485" calcext:value-type="float">
            <text:p>0,6491</text:p>
          </table:table-cell>
          <table:table-cell table:style-name="ce514" office:value-type="float" office:value="0.616919936493536" calcext:value-type="float">
            <text:p>0,616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59" office:value-type="float" office:value="0.629596809924679" calcext:value-type="float">
            <text:p>0,6296</text:p>
          </table:table-cell>
          <table:table-cell table:style-name="ce323" office:value-type="float" office:value="0.61461937716263" calcext:value-type="float">
            <text:p>0,6146</text:p>
          </table:table-cell>
          <table:table-cell table:style-name="ce387" office:value-type="float" office:value="0.629596809924679" calcext:value-type="float">
            <text:p>0,6296</text:p>
          </table:table-cell>
          <table:table-cell table:style-name="ce451" office:value-type="float" office:value="0.605228178998671" calcext:value-type="float">
            <text:p>0,6052</text:p>
          </table:table-cell>
          <table:table-cell table:style-name="ce515" office:value-type="float" office:value="0.622017947034362" calcext:value-type="float">
            <text:p>0,622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58" office:value-type="float" office:value="0.605228178998671" calcext:value-type="float">
            <text:p>0,6052</text:p>
          </table:table-cell>
          <table:table-cell table:style-name="ce322" office:value-type="float" office:value="0.620345140781108" calcext:value-type="float">
            <text:p>0,6203</text:p>
          </table:table-cell>
          <table:table-cell table:style-name="ce386" office:value-type="float" office:value="0.605228178998671" calcext:value-type="float">
            <text:p>0,6052</text:p>
          </table:table-cell>
          <table:table-cell table:style-name="ce450" office:value-type="float" office:value="0.629596809924679" calcext:value-type="float">
            <text:p>0,6296</text:p>
          </table:table-cell>
          <table:table-cell table:style-name="ce514" office:value-type="float" office:value="0.61269342901996" calcext:value-type="float">
            <text:p>0,612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59" office:value-type="float" office:value="0.568896765618077" calcext:value-type="float">
            <text:p>0,5689</text:p>
          </table:table-cell>
          <table:table-cell table:style-name="ce323" office:value-type="float" office:value="0.566387295985884" calcext:value-type="float">
            <text:p>0,5664</text:p>
          </table:table-cell>
          <table:table-cell table:style-name="ce387" office:value-type="float" office:value="0.568896765618077" calcext:value-type="float">
            <text:p>0,5689</text:p>
          </table:table-cell>
          <table:table-cell table:style-name="ce451" office:value-type="float" office:value="0.564466105449712" calcext:value-type="float">
            <text:p>0,5645</text:p>
          </table:table-cell>
          <table:table-cell table:style-name="ce515" office:value-type="float" office:value="0.56763925729443" calcext:value-type="float">
            <text:p>0,5676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60" office:value-type="float" office:value="0.564466105449712" calcext:value-type="float">
            <text:p>0,5645</text:p>
          </table:table-cell>
          <table:table-cell table:style-name="ce324" office:value-type="float" office:value="0.566978193146417" calcext:value-type="float">
            <text:p>0,5670</text:p>
          </table:table-cell>
          <table:table-cell table:style-name="ce388" office:value-type="float" office:value="0.564466105449712" calcext:value-type="float">
            <text:p>0,5645</text:p>
          </table:table-cell>
          <table:table-cell table:style-name="ce452" office:value-type="float" office:value="0.568896765618077" calcext:value-type="float">
            <text:p>0,5689</text:p>
          </table:table-cell>
          <table:table-cell table:style-name="ce516" office:value-type="float" office:value="0.565719360568384" calcext:value-type="float">
            <text:p>0,565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  <table:table-cell table:style-name="ce210" office:value-type="string" calcext:value-type="string" table:number-columns-spanned="8" table:number-rows-spanned="1">
            <text:p>ALL</text:p>
          </table:table-cell>
          <table:covered-table-cell table:style-name="ce82" office:value-type="string" calcext:value-type="string">
            <text:p>Classifier</text:p>
          </table:covered-table-cell>
          <table:covered-table-cell table:style-name="ce82" office:value-type="string" calcext:value-type="string">
            <text:p>C</text:p>
          </table:covered-table-cell>
          <table:covered-table-cell table:style-name="ce82" office:value-type="string" calcext:value-type="string">
            <text:p>R</text:p>
          </table:covered-table-cell>
          <table:covered-table-cell table:style-name="ce82" office:value-type="string" calcext:value-type="string">
            <text:p>P</text:p>
          </table:covered-table-cell>
          <table:covered-table-cell table:style-name="ce82" office:value-type="string" calcext:value-type="string">
            <text:p>SE</text:p>
          </table:covered-table-cell>
          <table:covered-table-cell table:style-name="ce82" office:value-type="string" calcext:value-type="string">
            <text:p>SP</text:p>
          </table:covered-table-cell>
          <table:covered-table-cell table:style-name="ce82" office:value-type="string" calcext:value-type="string">
            <text:p>F1</text:p>
          </table:covered-table-cell>
          <table:table-cell table:number-columns-repeated="2"/>
        </table:table-row>
        <table:table-row table:style-name="ro1">
          <table:table-cell table:number-columns-repeated="11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SE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F1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1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61" office:value-type="float" office:value="0.630873440285205" calcext:value-type="float">
            <text:p>0,6309</text:p>
          </table:table-cell>
          <table:table-cell table:style-name="ce325" office:value-type="float" office:value="0.599742425269437" calcext:value-type="float">
            <text:p>0,5997</text:p>
          </table:table-cell>
          <table:table-cell table:style-name="ce389" office:value-type="float" office:value="0.630873440285205" calcext:value-type="float">
            <text:p>0,6309</text:p>
          </table:table-cell>
          <table:table-cell table:style-name="ce453" office:value-type="float" office:value="0.591292912513843" calcext:value-type="float">
            <text:p>0,5913</text:p>
          </table:table-cell>
          <table:table-cell table:style-name="ce517" office:value-type="float" office:value="0.614914170546946" calcext:value-type="float">
            <text:p>0,614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62" office:value-type="float" office:value="0.591292912513843" calcext:value-type="float">
            <text:p>0,5913</text:p>
          </table:table-cell>
          <table:table-cell table:style-name="ce326" office:value-type="float" office:value="0.622667638483965" calcext:value-type="float">
            <text:p>0,6227</text:p>
          </table:table-cell>
          <table:table-cell table:style-name="ce390" office:value-type="float" office:value="0.591292912513843" calcext:value-type="float">
            <text:p>0,5913</text:p>
          </table:table-cell>
          <table:table-cell table:style-name="ce454" office:value-type="float" office:value="0.630873440285205" calcext:value-type="float">
            <text:p>0,6309</text:p>
          </table:table-cell>
          <table:table-cell table:style-name="ce518" office:value-type="float" office:value="0.606574836694121" calcext:value-type="float">
            <text:p>0,6066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63" office:value-type="float" office:value="0.604858803986711" calcext:value-type="float">
            <text:p>0,6049</text:p>
          </table:table-cell>
          <table:table-cell table:style-name="ce327" office:value-type="float" office:value="0.620711698274025" calcext:value-type="float">
            <text:p>0,6207</text:p>
          </table:table-cell>
          <table:table-cell table:style-name="ce391" office:value-type="float" office:value="0.604858803986711" calcext:value-type="float">
            <text:p>0,6049</text:p>
          </table:table-cell>
          <table:table-cell table:style-name="ce455" office:value-type="float" office:value="0.619251336898396" calcext:value-type="float">
            <text:p>0,6193</text:p>
          </table:table-cell>
          <table:table-cell table:style-name="ce519" office:value-type="float" office:value="0.612682721632138" calcext:value-type="float">
            <text:p>0,612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62" office:value-type="float" office:value="0.619251336898396" calcext:value-type="float">
            <text:p>0,6193</text:p>
          </table:table-cell>
          <table:table-cell table:style-name="ce326" office:value-type="float" office:value="0.603376406836182" calcext:value-type="float">
            <text:p>0,6034</text:p>
          </table:table-cell>
          <table:table-cell table:style-name="ce390" office:value-type="float" office:value="0.619251336898396" calcext:value-type="float">
            <text:p>0,6193</text:p>
          </table:table-cell>
          <table:table-cell table:style-name="ce454" office:value-type="float" office:value="0.604858803986711" calcext:value-type="float">
            <text:p>0,6049</text:p>
          </table:table-cell>
          <table:table-cell table:style-name="ce518" office:value-type="float" office:value="0.611210809669587" calcext:value-type="float">
            <text:p>0,6112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63" office:value-type="float" office:value="0.651647286821705" calcext:value-type="float">
            <text:p>0,6516</text:p>
          </table:table-cell>
          <table:table-cell table:style-name="ce327" office:value-type="float" office:value="0.601366888094022" calcext:value-type="float">
            <text:p>0,6014</text:p>
          </table:table-cell>
          <table:table-cell table:style-name="ce391" office:value-type="float" office:value="0.651647286821705" calcext:value-type="float">
            <text:p>0,6516</text:p>
          </table:table-cell>
          <table:table-cell table:style-name="ce455" office:value-type="float" office:value="0.555008912655971" calcext:value-type="float">
            <text:p>0,5550</text:p>
          </table:table-cell>
          <table:table-cell table:style-name="ce519" office:value-type="float" office:value="0.625498272654797" calcext:value-type="float">
            <text:p>0,625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62" office:value-type="float" office:value="0.555008912655971" calcext:value-type="float">
            <text:p>0,5550</text:p>
          </table:table-cell>
          <table:table-cell table:style-name="ce326" office:value-type="float" office:value="0.607318405243037" calcext:value-type="float">
            <text:p>0,6073</text:p>
          </table:table-cell>
          <table:table-cell table:style-name="ce390" office:value-type="float" office:value="0.555008912655971" calcext:value-type="float">
            <text:p>0,5550</text:p>
          </table:table-cell>
          <table:table-cell table:style-name="ce454" office:value-type="float" office:value="0.651647286821705" calcext:value-type="float">
            <text:p>0,6516</text:p>
          </table:table-cell>
          <table:table-cell table:style-name="ce518" office:value-type="float" office:value="0.579986588182699" calcext:value-type="float">
            <text:p>0,580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63" office:value-type="float" office:value="0.630089126559715" calcext:value-type="float">
            <text:p>0,6301</text:p>
          </table:table-cell>
          <table:table-cell table:style-name="ce327" office:value-type="float" office:value="0.606437002470491" calcext:value-type="float">
            <text:p>0,6064</text:p>
          </table:table-cell>
          <table:table-cell table:style-name="ce391" office:value-type="float" office:value="0.630089126559715" calcext:value-type="float">
            <text:p>0,6301</text:p>
          </table:table-cell>
          <table:table-cell table:style-name="ce455" office:value-type="float" office:value="0.603059246954596" calcext:value-type="float">
            <text:p>0,6031</text:p>
          </table:table-cell>
          <table:table-cell table:style-name="ce519" office:value-type="float" office:value="0.618036857012973" calcext:value-type="float">
            <text:p>0,618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62" office:value-type="float" office:value="0.603059246954596" calcext:value-type="float">
            <text:p>0,6031</text:p>
          </table:table-cell>
          <table:table-cell table:style-name="ce326" office:value-type="float" office:value="0.626789439608661" calcext:value-type="float">
            <text:p>0,6268</text:p>
          </table:table-cell>
          <table:table-cell table:style-name="ce390" office:value-type="float" office:value="0.603059246954596" calcext:value-type="float">
            <text:p>0,6031</text:p>
          </table:table-cell>
          <table:table-cell table:style-name="ce454" office:value-type="float" office:value="0.630089126559715" calcext:value-type="float">
            <text:p>0,6301</text:p>
          </table:table-cell>
          <table:table-cell table:style-name="ce518" office:value-type="float" office:value="0.614695403717944" calcext:value-type="float">
            <text:p>0,614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1" calcext:value-type="float">
            <text:p>1</text:p>
          </table:table-cell>
          <table:table-cell table:style-name="ce263" office:value-type="float" office:value="0.639358288770054" calcext:value-type="float">
            <text:p>0,6394</text:p>
          </table:table-cell>
          <table:table-cell table:style-name="ce327" office:value-type="float" office:value="0.612374513419381" calcext:value-type="float">
            <text:p>0,6124</text:p>
          </table:table-cell>
          <table:table-cell table:style-name="ce391" office:value-type="float" office:value="0.639358288770054" calcext:value-type="float">
            <text:p>0,6394</text:p>
          </table:table-cell>
          <table:table-cell table:style-name="ce455" office:value-type="float" office:value="0.607142857142857" calcext:value-type="float">
            <text:p>0,6071</text:p>
          </table:table-cell>
          <table:table-cell table:style-name="ce519" office:value-type="float" office:value="0.625575554625366" calcext:value-type="float">
            <text:p>0,6256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office:value-type="string" calcext:value-type="string">
            <text:p>MLP</text:p>
          </table:table-cell>
          <table:table-cell office:value-type="float" office:value="0" calcext:value-type="float">
            <text:p>0</text:p>
          </table:table-cell>
          <table:table-cell table:style-name="ce262" office:value-type="float" office:value="0.607142857142857" calcext:value-type="float">
            <text:p>0,6071</text:p>
          </table:table-cell>
          <table:table-cell table:style-name="ce326" office:value-type="float" office:value="0.634273318872017" calcext:value-type="float">
            <text:p>0,6343</text:p>
          </table:table-cell>
          <table:table-cell table:style-name="ce390" office:value-type="float" office:value="0.607142857142857" calcext:value-type="float">
            <text:p>0,6071</text:p>
          </table:table-cell>
          <table:table-cell table:style-name="ce454" office:value-type="float" office:value="0.639358288770054" calcext:value-type="float">
            <text:p>0,6394</text:p>
          </table:table-cell>
          <table:table-cell table:style-name="ce518" office:value-type="float" office:value="0.620411627413537" calcext:value-type="float">
            <text:p>0,620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63" office:value-type="float" office:value="0.610672757475083" calcext:value-type="float">
            <text:p>0,6107</text:p>
          </table:table-cell>
          <table:table-cell table:style-name="ce327" office:value-type="float" office:value="0.59474216380182" calcext:value-type="float">
            <text:p>0,5947</text:p>
          </table:table-cell>
          <table:table-cell table:style-name="ce391" office:value-type="float" office:value="0.610672757475083" calcext:value-type="float">
            <text:p>0,6107</text:p>
          </table:table-cell>
          <table:table-cell table:style-name="ce455" office:value-type="float" office:value="0.571336898395722" calcext:value-type="float">
            <text:p>0,5713</text:p>
          </table:table-cell>
          <table:table-cell table:style-name="ce519" office:value-type="float" office:value="0.60260219239832" calcext:value-type="float">
            <text:p>0,6026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64" office:value-type="float" office:value="0.571336898395722" calcext:value-type="float">
            <text:p>0,5713</text:p>
          </table:table-cell>
          <table:table-cell table:style-name="ce328" office:value-type="float" office:value="0.587549494060713" calcext:value-type="float">
            <text:p>0,5875</text:p>
          </table:table-cell>
          <table:table-cell table:style-name="ce392" office:value-type="float" office:value="0.571336898395722" calcext:value-type="float">
            <text:p>0,5713</text:p>
          </table:table-cell>
          <table:table-cell table:style-name="ce456" office:value-type="float" office:value="0.610672757475083" calcext:value-type="float">
            <text:p>0,6107</text:p>
          </table:table-cell>
          <table:table-cell table:style-name="ce520" office:value-type="float" office:value="0.579329790695152" calcext:value-type="float">
            <text:p>0,5793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2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0" calcext:value-type="float">
            <text:p>0</text:p>
          </table:table-cell>
          <table:table-cell table:style-name="ce265" office:value-type="float" office:value="0.570113510520487" calcext:value-type="float">
            <text:p>0,5701</text:p>
          </table:table-cell>
          <table:table-cell table:style-name="ce329" office:value-type="float" office:value="0.583026613816535" calcext:value-type="float">
            <text:p>0,5830</text:p>
          </table:table-cell>
          <table:table-cell table:style-name="ce393" office:value-type="float" office:value="0.570113510520487" calcext:value-type="float">
            <text:p>0,5701</text:p>
          </table:table-cell>
          <table:table-cell table:style-name="ce457" office:value-type="float" office:value="0.579964349376114" calcext:value-type="float">
            <text:p>0,5800</text:p>
          </table:table-cell>
          <table:table-cell table:style-name="ce521" office:value-type="float" office:value="0.576497760358343" calcext:value-type="float">
            <text:p>0,576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BayesNet</text:p>
          </table:table-cell>
          <table:table-cell office:value-type="float" office:value="1" calcext:value-type="float">
            <text:p>1</text:p>
          </table:table-cell>
          <table:table-cell table:style-name="ce266" office:value-type="float" office:value="0.579964349376114" calcext:value-type="float">
            <text:p>0,5800</text:p>
          </table:table-cell>
          <table:table-cell table:style-name="ce330" office:value-type="float" office:value="0.567026838619728" calcext:value-type="float">
            <text:p>0,5670</text:p>
          </table:table-cell>
          <table:table-cell table:style-name="ce394" office:value-type="float" office:value="0.579964349376114" calcext:value-type="float">
            <text:p>0,5800</text:p>
          </table:table-cell>
          <table:table-cell table:style-name="ce458" office:value-type="float" office:value="0.570113510520487" calcext:value-type="float">
            <text:p>0,5701</text:p>
          </table:table-cell>
          <table:table-cell table:style-name="ce522" office:value-type="float" office:value="0.573422629538245" calcext:value-type="float">
            <text:p>0,573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67" office:value-type="float" office:value="0.582087486157254" calcext:value-type="float">
            <text:p>0,5821</text:p>
          </table:table-cell>
          <table:table-cell table:style-name="ce331" office:value-type="float" office:value="0.587372538063975" calcext:value-type="float">
            <text:p>0,5874</text:p>
          </table:table-cell>
          <table:table-cell table:style-name="ce395" office:value-type="float" office:value="0.582087486157254" calcext:value-type="float">
            <text:p>0,5821</text:p>
          </table:table-cell>
          <table:table-cell table:style-name="ce459" office:value-type="float" office:value="0.578752228163993" calcext:value-type="float">
            <text:p>0,5788</text:p>
          </table:table-cell>
          <table:table-cell table:style-name="ce523" office:value-type="float" office:value="0.584718069943683" calcext:value-type="float">
            <text:p>0,584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66" office:value-type="float" office:value="0.578752228163993" calcext:value-type="float">
            <text:p>0,5788</text:p>
          </table:table-cell>
          <table:table-cell table:style-name="ce330" office:value-type="float" office:value="0.573436948074885" calcext:value-type="float">
            <text:p>0,5734</text:p>
          </table:table-cell>
          <table:table-cell table:style-name="ce394" office:value-type="float" office:value="0.578752228163993" calcext:value-type="float">
            <text:p>0,5788</text:p>
          </table:table-cell>
          <table:table-cell table:style-name="ce458" office:value-type="float" office:value="0.582087486157254" calcext:value-type="float">
            <text:p>0,5821</text:p>
          </table:table-cell>
          <table:table-cell table:style-name="ce522" office:value-type="float" office:value="0.576082327892122" calcext:value-type="float">
            <text:p>0,5761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67" office:value-type="float" office:value="0.627664884135472" calcext:value-type="float">
            <text:p>0,6277</text:p>
          </table:table-cell>
          <table:table-cell table:style-name="ce331" office:value-type="float" office:value="0.565600102801336" calcext:value-type="float">
            <text:p>0,5656</text:p>
          </table:table-cell>
          <table:table-cell table:style-name="ce395" office:value-type="float" office:value="0.627664884135472" calcext:value-type="float">
            <text:p>0,6277</text:p>
          </table:table-cell>
          <table:table-cell table:style-name="ce459" office:value-type="float" office:value="0.532045957918051" calcext:value-type="float">
            <text:p>0,5320</text:p>
          </table:table-cell>
          <table:table-cell table:style-name="ce523" office:value-type="float" office:value="0.595018419007063" calcext:value-type="float">
            <text:p>0,595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0" calcext:value-type="float">
            <text:p>0</text:p>
          </table:table-cell>
          <table:table-cell table:style-name="ce266" office:value-type="float" office:value="0.532045957918051" calcext:value-type="float">
            <text:p>0,5320</text:p>
          </table:table-cell>
          <table:table-cell table:style-name="ce330" office:value-type="float" office:value="0.595476024479046" calcext:value-type="float">
            <text:p>0,5955</text:p>
          </table:table-cell>
          <table:table-cell table:style-name="ce394" office:value-type="float" office:value="0.532045957918051" calcext:value-type="float">
            <text:p>0,5320</text:p>
          </table:table-cell>
          <table:table-cell table:style-name="ce458" office:value-type="float" office:value="0.627664884135472" calcext:value-type="float">
            <text:p>0,6277</text:p>
          </table:table-cell>
          <table:table-cell table:style-name="ce522" office:value-type="float" office:value="0.561976824944256" calcext:value-type="float">
            <text:p>0,562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67" office:value-type="float" office:value="0.584302325581395" calcext:value-type="float">
            <text:p>0,5843</text:p>
          </table:table-cell>
          <table:table-cell table:style-name="ce331" office:value-type="float" office:value="0.59923339011925" calcext:value-type="float">
            <text:p>0,5992</text:p>
          </table:table-cell>
          <table:table-cell table:style-name="ce395" office:value-type="float" office:value="0.584302325581395" calcext:value-type="float">
            <text:p>0,5843</text:p>
          </table:table-cell>
          <table:table-cell table:style-name="ce459" office:value-type="float" office:value="0.597433155080214" calcext:value-type="float">
            <text:p>0,5974</text:p>
          </table:table-cell>
          <table:table-cell table:style-name="ce523" office:value-type="float" office:value="0.591673675357443" calcext:value-type="float">
            <text:p>0,591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LogisticRegression</text:p>
          </table:table-cell>
          <table:table-cell office:value-type="float" office:value="1" calcext:value-type="float">
            <text:p>1</text:p>
          </table:table-cell>
          <table:table-cell table:style-name="ce266" office:value-type="float" office:value="0.597433155080214" calcext:value-type="float">
            <text:p>0,5974</text:p>
          </table:table-cell>
          <table:table-cell table:style-name="ce330" office:value-type="float" office:value="0.582481751824818" calcext:value-type="float">
            <text:p>0,5825</text:p>
          </table:table-cell>
          <table:table-cell table:style-name="ce394" office:value-type="float" office:value="0.597433155080214" calcext:value-type="float">
            <text:p>0,5974</text:p>
          </table:table-cell>
          <table:table-cell table:style-name="ce458" office:value-type="float" office:value="0.584302325581395" calcext:value-type="float">
            <text:p>0,5843</text:p>
          </table:table-cell>
          <table:table-cell table:style-name="ce522" office:value-type="float" office:value="0.589862724392819" calcext:value-type="float">
            <text:p>0,589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67" office:value-type="float" office:value="0.600567552602436" calcext:value-type="float">
            <text:p>0,6006</text:p>
          </table:table-cell>
          <table:table-cell table:style-name="ce331" office:value-type="float" office:value="0.589470108695652" calcext:value-type="float">
            <text:p>0,5895</text:p>
          </table:table-cell>
          <table:table-cell table:style-name="ce395" office:value-type="float" office:value="0.600567552602436" calcext:value-type="float">
            <text:p>0,6006</text:p>
          </table:table-cell>
          <table:table-cell table:style-name="ce459" office:value-type="float" office:value="0.569126559714795" calcext:value-type="float">
            <text:p>0,5691</text:p>
          </table:table-cell>
          <table:table-cell table:style-name="ce523" office:value-type="float" office:value="0.59496708721887" calcext:value-type="float">
            <text:p>0,595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66" office:value-type="float" office:value="0.569126559714795" calcext:value-type="float">
            <text:p>0,5691</text:p>
          </table:table-cell>
          <table:table-cell table:style-name="ce330" office:value-type="float" office:value="0.580382462008289" calcext:value-type="float">
            <text:p>0,5804</text:p>
          </table:table-cell>
          <table:table-cell table:style-name="ce394" office:value-type="float" office:value="0.569126559714795" calcext:value-type="float">
            <text:p>0,5691</text:p>
          </table:table-cell>
          <table:table-cell table:style-name="ce458" office:value-type="float" office:value="0.600567552602436" calcext:value-type="float">
            <text:p>0,6006</text:p>
          </table:table-cell>
          <table:table-cell table:style-name="ce522" office:value-type="float" office:value="0.574699402404781" calcext:value-type="float">
            <text:p>0,574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67" office:value-type="float" office:value="0.587901439645626" calcext:value-type="float">
            <text:p>0,5879</text:p>
          </table:table-cell>
          <table:table-cell table:style-name="ce331" office:value-type="float" office:value="0.565663292488013" calcext:value-type="float">
            <text:p>0,5657</text:p>
          </table:table-cell>
          <table:table-cell table:style-name="ce395" office:value-type="float" office:value="0.587901439645626" calcext:value-type="float">
            <text:p>0,5879</text:p>
          </table:table-cell>
          <table:table-cell table:style-name="ce459" office:value-type="float" office:value="0.534973262032086" calcext:value-type="float">
            <text:p>0,5350</text:p>
          </table:table-cell>
          <table:table-cell table:style-name="ce523" office:value-type="float" office:value="0.576568015204996" calcext:value-type="float">
            <text:p>0,5766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68" office:value-type="float" office:value="0.534973262032086" calcext:value-type="float">
            <text:p>0,5350</text:p>
          </table:table-cell>
          <table:table-cell table:style-name="ce332" office:value-type="float" office:value="0.557553689529613" calcext:value-type="float">
            <text:p>0,5576</text:p>
          </table:table-cell>
          <table:table-cell table:style-name="ce396" office:value-type="float" office:value="0.534973262032086" calcext:value-type="float">
            <text:p>0,5350</text:p>
          </table:table-cell>
          <table:table-cell table:style-name="ce460" office:value-type="float" office:value="0.587901439645626" calcext:value-type="float">
            <text:p>0,5879</text:p>
          </table:table-cell>
          <table:table-cell table:style-name="ce524" office:value-type="float" office:value="0.546030128811586" calcext:value-type="float">
            <text:p>0,5460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3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1" calcext:value-type="float">
            <text:p>1</text:p>
          </table:table-cell>
          <table:table-cell table:style-name="ce269" office:value-type="float" office:value="0.741818181818182" calcext:value-type="float">
            <text:p>0,7418</text:p>
          </table:table-cell>
          <table:table-cell table:style-name="ce333" office:value-type="float" office:value="0.672397078782395" calcext:value-type="float">
            <text:p>0,6724</text:p>
          </table:table-cell>
          <table:table-cell table:style-name="ce397" office:value-type="float" office:value="0.741818181818182" calcext:value-type="float">
            <text:p>0,7418</text:p>
          </table:table-cell>
          <table:table-cell table:style-name="ce461" office:value-type="float" office:value="0.649155592469546" calcext:value-type="float">
            <text:p>0,6492</text:p>
          </table:table-cell>
          <table:table-cell table:style-name="ce525" office:value-type="float" office:value="0.70540375618686" calcext:value-type="float">
            <text:p>0,705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BayesNet</text:p>
          </table:table-cell>
          <table:table-cell office:value-type="float" office:value="0" calcext:value-type="float">
            <text:p>0</text:p>
          </table:table-cell>
          <table:table-cell table:style-name="ce270" office:value-type="float" office:value="0.649155592469546" calcext:value-type="float">
            <text:p>0,6492</text:p>
          </table:table-cell>
          <table:table-cell table:style-name="ce334" office:value-type="float" office:value="0.721461538461538" calcext:value-type="float">
            <text:p>0,7215</text:p>
          </table:table-cell>
          <table:table-cell table:style-name="ce398" office:value-type="float" office:value="0.649155592469546" calcext:value-type="float">
            <text:p>0,6492</text:p>
          </table:table-cell>
          <table:table-cell table:style-name="ce462" office:value-type="float" office:value="0.741818181818182" calcext:value-type="float">
            <text:p>0,7418</text:p>
          </table:table-cell>
          <table:table-cell table:style-name="ce526" office:value-type="float" office:value="0.683401340716992" calcext:value-type="float">
            <text:p>0,683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1" calcext:value-type="float">
            <text:p>1</text:p>
          </table:table-cell>
          <table:table-cell table:style-name="ce271" office:value-type="float" office:value="0.666951871657754" calcext:value-type="float">
            <text:p>0,6670</text:p>
          </table:table-cell>
          <table:table-cell table:style-name="ce335" office:value-type="float" office:value="0.645459563897323" calcext:value-type="float">
            <text:p>0,6455</text:p>
          </table:table-cell>
          <table:table-cell table:style-name="ce399" office:value-type="float" office:value="0.666951871657754" calcext:value-type="float">
            <text:p>0,6670</text:p>
          </table:table-cell>
          <table:table-cell table:style-name="ce463" office:value-type="float" office:value="0.64437984496124" calcext:value-type="float">
            <text:p>0,6444</text:p>
          </table:table-cell>
          <table:table-cell table:style-name="ce527" office:value-type="float" office:value="0.656029736648315" calcext:value-type="float">
            <text:p>0,656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DecisionTree</text:p>
          </table:table-cell>
          <table:table-cell office:value-type="float" office:value="0" calcext:value-type="float">
            <text:p>0</text:p>
          </table:table-cell>
          <table:table-cell table:style-name="ce270" office:value-type="float" office:value="0.64437984496124" calcext:value-type="float">
            <text:p>0,6444</text:p>
          </table:table-cell>
          <table:table-cell table:style-name="ce334" office:value-type="float" office:value="0.665903726485945" calcext:value-type="float">
            <text:p>0,6659</text:p>
          </table:table-cell>
          <table:table-cell table:style-name="ce398" office:value-type="float" office:value="0.64437984496124" calcext:value-type="float">
            <text:p>0,6444</text:p>
          </table:table-cell>
          <table:table-cell table:style-name="ce462" office:value-type="float" office:value="0.666951871657754" calcext:value-type="float">
            <text:p>0,6670</text:p>
          </table:table-cell>
          <table:table-cell table:style-name="ce526" office:value-type="float" office:value="0.65496500052763" calcext:value-type="float">
            <text:p>0,655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71" office:value-type="float" office:value="0.690753045404208" calcext:value-type="float">
            <text:p>0,6908</text:p>
          </table:table-cell>
          <table:table-cell table:style-name="ce335" office:value-type="float" office:value="0.68229985642989" calcext:value-type="float">
            <text:p>0,6823</text:p>
          </table:table-cell>
          <table:table-cell table:style-name="ce399" office:value-type="float" office:value="0.690753045404208" calcext:value-type="float">
            <text:p>0,6908</text:p>
          </table:table-cell>
          <table:table-cell table:style-name="ce463" office:value-type="float" office:value="0.668663101604278" calcext:value-type="float">
            <text:p>0,6687</text:p>
          </table:table-cell>
          <table:table-cell table:style-name="ce527" office:value-type="float" office:value="0.686500429922614" calcext:value-type="float">
            <text:p>0,686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70" office:value-type="float" office:value="0.668663101604278" calcext:value-type="float">
            <text:p>0,6687</text:p>
          </table:table-cell>
          <table:table-cell table:style-name="ce334" office:value-type="float" office:value="0.677307525639174" calcext:value-type="float">
            <text:p>0,6773</text:p>
          </table:table-cell>
          <table:table-cell table:style-name="ce398" office:value-type="float" office:value="0.668663101604278" calcext:value-type="float">
            <text:p>0,6687</text:p>
          </table:table-cell>
          <table:table-cell table:style-name="ce462" office:value-type="float" office:value="0.690753045404208" calcext:value-type="float">
            <text:p>0,6908</text:p>
          </table:table-cell>
          <table:table-cell table:style-name="ce526" office:value-type="float" office:value="0.672957554447275" calcext:value-type="float">
            <text:p>0,673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71" office:value-type="float" office:value="0.738395721925134" calcext:value-type="float">
            <text:p>0,7384</text:p>
          </table:table-cell>
          <table:table-cell table:style-name="ce335" office:value-type="float" office:value="0.690169943352216" calcext:value-type="float">
            <text:p>0,6902</text:p>
          </table:table-cell>
          <table:table-cell table:style-name="ce399" office:value-type="float" office:value="0.738395721925134" calcext:value-type="float">
            <text:p>0,7384</text:p>
          </table:table-cell>
          <table:table-cell table:style-name="ce463" office:value-type="float" office:value="0.678225359911406" calcext:value-type="float">
            <text:p>0,6782</text:p>
          </table:table-cell>
          <table:table-cell table:style-name="ce527" office:value-type="float" office:value="0.713468825353083" calcext:value-type="float">
            <text:p>0,713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70" office:value-type="float" office:value="0.678225359911406" calcext:value-type="float">
            <text:p>0,6782</text:p>
          </table:table-cell>
          <table:table-cell table:style-name="ce334" office:value-type="float" office:value="0.727576477576478" calcext:value-type="float">
            <text:p>0,7276</text:p>
          </table:table-cell>
          <table:table-cell table:style-name="ce398" office:value-type="float" office:value="0.678225359911406" calcext:value-type="float">
            <text:p>0,6782</text:p>
          </table:table-cell>
          <table:table-cell table:style-name="ce462" office:value-type="float" office:value="0.738395721925134" calcext:value-type="float">
            <text:p>0,7384</text:p>
          </table:table-cell>
          <table:table-cell table:style-name="ce526" office:value-type="float" office:value="0.702034675454936" calcext:value-type="float">
            <text:p>0,702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71" office:value-type="float" office:value="0.658084163898117" calcext:value-type="float">
            <text:p>0,6581</text:p>
          </table:table-cell>
          <table:table-cell table:style-name="ce335" office:value-type="float" office:value="0.669860504438495" calcext:value-type="float">
            <text:p>0,6699</text:p>
          </table:table-cell>
          <table:table-cell table:style-name="ce399" office:value-type="float" office:value="0.658084163898117" calcext:value-type="float">
            <text:p>0,6581</text:p>
          </table:table-cell>
          <table:table-cell table:style-name="ce463" office:value-type="float" office:value="0.665882352941176" calcext:value-type="float">
            <text:p>0,6659</text:p>
          </table:table-cell>
          <table:table-cell table:style-name="ce527" office:value-type="float" office:value="0.663920117310244" calcext:value-type="float">
            <text:p>0,663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70" office:value-type="float" office:value="0.665882352941176" calcext:value-type="float">
            <text:p>0,6659</text:p>
          </table:table-cell>
          <table:table-cell table:style-name="ce334" office:value-type="float" office:value="0.654037397576861" calcext:value-type="float">
            <text:p>0,6540</text:p>
          </table:table-cell>
          <table:table-cell table:style-name="ce398" office:value-type="float" office:value="0.665882352941176" calcext:value-type="float">
            <text:p>0,6659</text:p>
          </table:table-cell>
          <table:table-cell table:style-name="ce462" office:value-type="float" office:value="0.658084163898117" calcext:value-type="float">
            <text:p>0,6581</text:p>
          </table:table-cell>
          <table:table-cell table:style-name="ce526" office:value-type="float" office:value="0.659906726964387" calcext:value-type="float">
            <text:p>0,6599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1" calcext:value-type="float">
            <text:p>1</text:p>
          </table:table-cell>
          <table:table-cell table:style-name="ce271" office:value-type="float" office:value="0.724135472370767" calcext:value-type="float">
            <text:p>0,7241</text:p>
          </table:table-cell>
          <table:table-cell table:style-name="ce335" office:value-type="float" office:value="0.670717210408136" calcext:value-type="float">
            <text:p>0,6707</text:p>
          </table:table-cell>
          <table:table-cell table:style-name="ce399" office:value-type="float" office:value="0.724135472370767" calcext:value-type="float">
            <text:p>0,7241</text:p>
          </table:table-cell>
          <table:table-cell table:style-name="ce463" office:value-type="float" office:value="0.654900332225914" calcext:value-type="float">
            <text:p>0,6549</text:p>
          </table:table-cell>
          <table:table-cell table:style-name="ce527" office:value-type="float" office:value="0.696403469674632" calcext:value-type="float">
            <text:p>0,6964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0" calcext:value-type="float">
            <text:p>0</text:p>
          </table:table-cell>
          <table:table-cell table:style-name="ce272" office:value-type="float" office:value="0.654900332225914" calcext:value-type="float">
            <text:p>0,6549</text:p>
          </table:table-cell>
          <table:table-cell table:style-name="ce336" office:value-type="float" office:value="0.709774210486835" calcext:value-type="float">
            <text:p>0,7098</text:p>
          </table:table-cell>
          <table:table-cell table:style-name="ce400" office:value-type="float" office:value="0.654900332225914" calcext:value-type="float">
            <text:p>0,6549</text:p>
          </table:table-cell>
          <table:table-cell table:style-name="ce464" office:value-type="float" office:value="0.724135472370767" calcext:value-type="float">
            <text:p>0,7241</text:p>
          </table:table-cell>
          <table:table-cell table:style-name="ce528" office:value-type="float" office:value="0.681234025702869" calcext:value-type="float">
            <text:p>0,6812</text:p>
          </table:table-cell>
          <table:table-cell table:number-columns-repeated="2"/>
        </table:table-row>
        <table:table-row table:style-name="ro7">
          <table:table-cell table:number-columns-repeated="11"/>
          <table:table-cell office:value-type="string" calcext:value-type="string" table:number-columns-spanned="1" table:number-rows-spanned="12">
            <text:p>M4</text:p>
          </table:table-cell>
          <table:table-cell table:style-name="ce83" office:value-type="string" calcext:value-type="string">
            <text:p>BayesNet</text:p>
          </table:table-cell>
          <table:table-cell table:style-name="ce88" office:value-type="float" office:value="0" calcext:value-type="float">
            <text:p>0</text:p>
          </table:table-cell>
          <table:table-cell table:style-name="ce273" office:value-type="float" office:value="0.589008859357697" calcext:value-type="float">
            <text:p>0,5890</text:p>
          </table:table-cell>
          <table:table-cell table:style-name="ce337" office:value-type="float" office:value="0.600098723644313" calcext:value-type="float">
            <text:p>0,6001</text:p>
          </table:table-cell>
          <table:table-cell table:style-name="ce401" office:value-type="float" office:value="0.589008859357697" calcext:value-type="float">
            <text:p>0,5890</text:p>
          </table:table-cell>
          <table:table-cell table:style-name="ce465" office:value-type="float" office:value="0.595650623885918" calcext:value-type="float">
            <text:p>0,5957</text:p>
          </table:table-cell>
          <table:table-cell table:style-name="ce529" office:value-type="float" office:value="0.594502078312201" calcext:value-type="float">
            <text:p>0,594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BayesNet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0.595650623885918" calcext:value-type="float">
            <text:p>0,5957</text:p>
          </table:table-cell>
          <table:table-cell table:style-name="ce338" office:value-type="float" office:value="0.584522809963616" calcext:value-type="float">
            <text:p>0,5845</text:p>
          </table:table-cell>
          <table:table-cell table:style-name="ce402" office:value-type="float" office:value="0.595650623885918" calcext:value-type="float">
            <text:p>0,5957</text:p>
          </table:table-cell>
          <table:table-cell table:style-name="ce466" office:value-type="float" office:value="0.589008859357697" calcext:value-type="float">
            <text:p>0,5890</text:p>
          </table:table-cell>
          <table:table-cell table:style-name="ce530" office:value-type="float" office:value="0.590034255041141" calcext:value-type="float">
            <text:p>0,590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275" office:value-type="float" office:value="0.58499446290144" calcext:value-type="float">
            <text:p>0,5850</text:p>
          </table:table-cell>
          <table:table-cell table:style-name="ce339" office:value-type="float" office:value="0.577046494162627" calcext:value-type="float">
            <text:p>0,5770</text:p>
          </table:table-cell>
          <table:table-cell table:style-name="ce403" office:value-type="float" office:value="0.58499446290144" calcext:value-type="float">
            <text:p>0,5850</text:p>
          </table:table-cell>
          <table:table-cell table:style-name="ce467" office:value-type="float" office:value="0.558288770053476" calcext:value-type="float">
            <text:p>0,5583</text:p>
          </table:table-cell>
          <table:table-cell table:style-name="ce531" office:value-type="float" office:value="0.580993297817494" calcext:value-type="float">
            <text:p>0,581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DecisionTree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0.558288770053476" calcext:value-type="float">
            <text:p>0,5583</text:p>
          </table:table-cell>
          <table:table-cell table:style-name="ce338" office:value-type="float" office:value="0.566324316505135" calcext:value-type="float">
            <text:p>0,5663</text:p>
          </table:table-cell>
          <table:table-cell table:style-name="ce402" office:value-type="float" office:value="0.558288770053476" calcext:value-type="float">
            <text:p>0,5583</text:p>
          </table:table-cell>
          <table:table-cell table:style-name="ce466" office:value-type="float" office:value="0.58499446290144" calcext:value-type="float">
            <text:p>0,5850</text:p>
          </table:table-cell>
          <table:table-cell table:style-name="ce530" office:value-type="float" office:value="0.562277835625292" calcext:value-type="float">
            <text:p>0,5623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275" office:value-type="float" office:value="0.609703765227021" calcext:value-type="float">
            <text:p>0,6097</text:p>
          </table:table-cell>
          <table:table-cell table:style-name="ce339" office:value-type="float" office:value="0.610379711751663" calcext:value-type="float">
            <text:p>0,6104</text:p>
          </table:table-cell>
          <table:table-cell table:style-name="ce403" office:value-type="float" office:value="0.609703765227021" calcext:value-type="float">
            <text:p>0,6097</text:p>
          </table:table-cell>
          <table:table-cell table:style-name="ce467" office:value-type="float" office:value="0.599073083778966" calcext:value-type="float">
            <text:p>0,5991</text:p>
          </table:table-cell>
          <table:table-cell table:style-name="ce531" office:value-type="float" office:value="0.610041551246537" calcext:value-type="float">
            <text:p>0,610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BayesRegression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0.599073083778966" calcext:value-type="float">
            <text:p>0,5991</text:p>
          </table:table-cell>
          <table:table-cell table:style-name="ce338" office:value-type="float" office:value="0.598390428032191" calcext:value-type="float">
            <text:p>0,5984</text:p>
          </table:table-cell>
          <table:table-cell table:style-name="ce402" office:value-type="float" office:value="0.599073083778966" calcext:value-type="float">
            <text:p>0,5991</text:p>
          </table:table-cell>
          <table:table-cell table:style-name="ce466" office:value-type="float" office:value="0.609703765227021" calcext:value-type="float">
            <text:p>0,6097</text:p>
          </table:table-cell>
          <table:table-cell table:style-name="ce530" office:value-type="float" office:value="0.598731561319746" calcext:value-type="float">
            <text:p>0,5987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1" calcext:value-type="float">
            <text:p>1</text:p>
          </table:table-cell>
          <table:table-cell table:style-name="ce275" office:value-type="float" office:value="0.647415329768271" calcext:value-type="float">
            <text:p>0,6474</text:p>
          </table:table-cell>
          <table:table-cell table:style-name="ce339" office:value-type="float" office:value="0.620430474888965" calcext:value-type="float">
            <text:p>0,6204</text:p>
          </table:table-cell>
          <table:table-cell table:style-name="ce403" office:value-type="float" office:value="0.647415329768271" calcext:value-type="float">
            <text:p>0,6474</text:p>
          </table:table-cell>
          <table:table-cell table:style-name="ce467" office:value-type="float" office:value="0.615517718715393" calcext:value-type="float">
            <text:p>0,6155</text:p>
          </table:table-cell>
          <table:table-cell table:style-name="ce531" office:value-type="float" office:value="0.633635729239358" calcext:value-type="float">
            <text:p>0,6336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table:style-name="ce274" office:value-type="float" office:value="0.615517718715393" calcext:value-type="float">
            <text:p>0,6155</text:p>
          </table:table-cell>
          <table:table-cell table:style-name="ce338" office:value-type="float" office:value="0.642650672062437" calcext:value-type="float">
            <text:p>0,6427</text:p>
          </table:table-cell>
          <table:table-cell table:style-name="ce402" office:value-type="float" office:value="0.615517718715393" calcext:value-type="float">
            <text:p>0,6155</text:p>
          </table:table-cell>
          <table:table-cell table:style-name="ce466" office:value-type="float" office:value="0.647415329768271" calcext:value-type="float">
            <text:p>0,6474</text:p>
          </table:table-cell>
          <table:table-cell table:style-name="ce530" office:value-type="float" office:value="0.62879162836739" calcext:value-type="float">
            <text:p>0,6288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275" office:value-type="float" office:value="0.631436877076412" calcext:value-type="float">
            <text:p>0,6314</text:p>
          </table:table-cell>
          <table:table-cell table:style-name="ce339" office:value-type="float" office:value="0.638597228055439" calcext:value-type="float">
            <text:p>0,6386</text:p>
          </table:table-cell>
          <table:table-cell table:style-name="ce403" office:value-type="float" office:value="0.631436877076412" calcext:value-type="float">
            <text:p>0,6314</text:p>
          </table:table-cell>
          <table:table-cell table:style-name="ce467" office:value-type="float" office:value="0.631871657754011" calcext:value-type="float">
            <text:p>0,6319</text:p>
          </table:table-cell>
          <table:table-cell table:style-name="ce531" office:value-type="float" office:value="0.634996867822092" calcext:value-type="float">
            <text:p>0,6350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office:value-type="string" calcext:value-type="string">
            <text:p>MLP</text:p>
          </table:table-cell>
          <table:table-cell office:value-type="float" office:value="1" calcext:value-type="float">
            <text:p>1</text:p>
          </table:table-cell>
          <table:table-cell table:style-name="ce274" office:value-type="float" office:value="0.631871657754011" calcext:value-type="float">
            <text:p>0,6319</text:p>
          </table:table-cell>
          <table:table-cell table:style-name="ce338" office:value-type="float" office:value="0.624656375555086" calcext:value-type="float">
            <text:p>0,6247</text:p>
          </table:table-cell>
          <table:table-cell table:style-name="ce402" office:value-type="float" office:value="0.631871657754011" calcext:value-type="float">
            <text:p>0,6319</text:p>
          </table:table-cell>
          <table:table-cell table:style-name="ce466" office:value-type="float" office:value="0.631436877076412" calcext:value-type="float">
            <text:p>0,6314</text:p>
          </table:table-cell>
          <table:table-cell table:style-name="ce530" office:value-type="float" office:value="0.628243300723097" calcext:value-type="float">
            <text:p>0,6282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275" office:value-type="float" office:value="0.601536544850498" calcext:value-type="float">
            <text:p>0,6015</text:p>
          </table:table-cell>
          <table:table-cell table:style-name="ce339" office:value-type="float" office:value="0.59154641982031" calcext:value-type="float">
            <text:p>0,5915</text:p>
          </table:table-cell>
          <table:table-cell table:style-name="ce403" office:value-type="float" office:value="0.601536544850498" calcext:value-type="float">
            <text:p>0,6015</text:p>
          </table:table-cell>
          <table:table-cell table:style-name="ce467" office:value-type="float" office:value="0.572121212121212" calcext:value-type="float">
            <text:p>0,5721</text:p>
          </table:table-cell>
          <table:table-cell table:style-name="ce531" office:value-type="float" office:value="0.596499656829101" calcext:value-type="float">
            <text:p>0,5965</text:p>
          </table:table-cell>
          <table:table-cell table:number-columns-repeated="2"/>
        </table:table-row>
        <table:table-row table:style-name="ro7">
          <table:table-cell table:number-columns-repeated="11"/>
          <table:covered-table-cell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276" office:value-type="float" office:value="0.572121212121212" calcext:value-type="float">
            <text:p>0,5721</text:p>
          </table:table-cell>
          <table:table-cell table:style-name="ce340" office:value-type="float" office:value="0.582250925186851" calcext:value-type="float">
            <text:p>0,5823</text:p>
          </table:table-cell>
          <table:table-cell table:style-name="ce404" office:value-type="float" office:value="0.572121212121212" calcext:value-type="float">
            <text:p>0,5721</text:p>
          </table:table-cell>
          <table:table-cell table:style-name="ce468" office:value-type="float" office:value="0.601536544850498" calcext:value-type="float">
            <text:p>0,6015</text:p>
          </table:table-cell>
          <table:table-cell table:style-name="ce532" office:value-type="float" office:value="0.577141624109904" calcext:value-type="float">
            <text:p>0,5771</text:p>
          </table:table-cell>
          <table:table-cell table:number-columns-repeated="2"/>
        </table:table-row>
        <calcext:conditional-formats>
          <calcext:conditional-format calcext:target-range-address="Summary.C4:Summary.C9">
            <calcext:condition calcext:apply-style-name="MAX" calcext:value="top-elements(0.7)" calcext:base-cell-address="Summary.C4"/>
          </calcext:conditional-format>
          <calcext:conditional-format calcext:target-range-address="Summary.D4:Summary.D9">
            <calcext:condition calcext:apply-style-name="MAX" calcext:value="top-elements(0.7)" calcext:base-cell-address="Summary.D4"/>
          </calcext:conditional-format>
          <calcext:conditional-format calcext:target-range-address="Summary.E4:Summary.E9">
            <calcext:condition calcext:apply-style-name="MAX" calcext:value="top-elements(0.7)" calcext:base-cell-address="Summary.E4"/>
          </calcext:conditional-format>
          <calcext:conditional-format calcext:target-range-address="Summary.F4:Summary.F9">
            <calcext:condition calcext:apply-style-name="MAX" calcext:value="top-elements(0.7)" calcext:base-cell-address="Summary.F4"/>
          </calcext:conditional-format>
          <calcext:conditional-format calcext:target-range-address="Summary.G4:Summary.G9">
            <calcext:condition calcext:apply-style-name="MAX" calcext:value="top-elements(0.7)" calcext:base-cell-address="Summary.G4"/>
          </calcext:conditional-format>
          <calcext:conditional-format calcext:target-range-address="Summary.H4:Summary.H9">
            <calcext:condition calcext:apply-style-name="MAX" calcext:value="top-elements(0.7)" calcext:base-cell-address="Summary.H4"/>
          </calcext:conditional-format>
          <calcext:conditional-format calcext:target-range-address="Summary.I4:Summary.I9">
            <calcext:condition calcext:apply-style-name="MAX" calcext:value="top-elements(0.7)" calcext:base-cell-address="Summary.I4"/>
          </calcext:conditional-format>
          <calcext:conditional-format calcext:target-range-address="Summary.J4:Summary.J9">
            <calcext:condition calcext:apply-style-name="MAX" calcext:value="top-elements(0.7)" calcext:base-cell-address="Summary.J4"/>
          </calcext:conditional-format>
          <calcext:conditional-format calcext:target-range-address="Summary.J10:Summary.J15">
            <calcext:condition calcext:apply-style-name="MAX" calcext:value="top-elements(0.7)" calcext:base-cell-address="Summary.J10"/>
          </calcext:conditional-format>
          <calcext:conditional-format calcext:target-range-address="Summary.I10:Summary.I15">
            <calcext:condition calcext:apply-style-name="MAX" calcext:value="top-elements(0.7)" calcext:base-cell-address="Summary.I10"/>
          </calcext:conditional-format>
          <calcext:conditional-format calcext:target-range-address="Summary.H10:Summary.H15">
            <calcext:condition calcext:apply-style-name="MAX" calcext:value="top-elements(0.7)" calcext:base-cell-address="Summary.H10"/>
          </calcext:conditional-format>
          <calcext:conditional-format calcext:target-range-address="Summary.G10:Summary.G15">
            <calcext:condition calcext:apply-style-name="MAX" calcext:value="top-elements(0.7)" calcext:base-cell-address="Summary.G10"/>
          </calcext:conditional-format>
          <calcext:conditional-format calcext:target-range-address="Summary.F10:Summary.F15">
            <calcext:condition calcext:apply-style-name="MAX" calcext:value="top-elements(0.7)" calcext:base-cell-address="Summary.F10"/>
          </calcext:conditional-format>
          <calcext:conditional-format calcext:target-range-address="Summary.E10:Summary.E15">
            <calcext:condition calcext:apply-style-name="MAX" calcext:value="top-elements(0.7)" calcext:base-cell-address="Summary.E10"/>
          </calcext:conditional-format>
          <calcext:conditional-format calcext:target-range-address="Summary.D10:Summary.D15">
            <calcext:condition calcext:apply-style-name="MAX" calcext:value="top-elements(0.7)" calcext:base-cell-address="Summary.D10"/>
          </calcext:conditional-format>
          <calcext:conditional-format calcext:target-range-address="Summary.C10:Summary.C15">
            <calcext:condition calcext:apply-style-name="MAX" calcext:value="top-elements(0.7)" calcext:base-cell-address="Summary.C10"/>
          </calcext:conditional-format>
          <calcext:conditional-format calcext:target-range-address="Summary.C16:Summary.C21">
            <calcext:condition calcext:apply-style-name="MAX" calcext:value="top-elements(0.7)" calcext:base-cell-address="Summary.C16"/>
          </calcext:conditional-format>
          <calcext:conditional-format calcext:target-range-address="Summary.D16:Summary.D21">
            <calcext:condition calcext:apply-style-name="MAX" calcext:value="top-elements(0.7)" calcext:base-cell-address="Summary.D16"/>
          </calcext:conditional-format>
          <calcext:conditional-format calcext:target-range-address="Summary.E16:Summary.E21">
            <calcext:condition calcext:apply-style-name="MAX" calcext:value="top-elements(0.7)" calcext:base-cell-address="Summary.E16"/>
          </calcext:conditional-format>
          <calcext:conditional-format calcext:target-range-address="Summary.F16:Summary.F21">
            <calcext:condition calcext:apply-style-name="MAX" calcext:value="top-elements(0.7)" calcext:base-cell-address="Summary.F16"/>
          </calcext:conditional-format>
          <calcext:conditional-format calcext:target-range-address="Summary.G16:Summary.G21">
            <calcext:condition calcext:apply-style-name="MAX" calcext:value="top-elements(0.7)" calcext:base-cell-address="Summary.G16"/>
          </calcext:conditional-format>
          <calcext:conditional-format calcext:target-range-address="Summary.H16:Summary.H21">
            <calcext:condition calcext:apply-style-name="MAX" calcext:value="top-elements(0.7)" calcext:base-cell-address="Summary.H16"/>
          </calcext:conditional-format>
          <calcext:conditional-format calcext:target-range-address="Summary.I16:Summary.I21">
            <calcext:condition calcext:apply-style-name="MAX" calcext:value="top-elements(0.7)" calcext:base-cell-address="Summary.I16"/>
          </calcext:conditional-format>
          <calcext:conditional-format calcext:target-range-address="Summary.J16:Summary.J21">
            <calcext:condition calcext:apply-style-name="MAX" calcext:value="top-elements(0.7)" calcext:base-cell-address="Summary.J16"/>
          </calcext:conditional-format>
          <calcext:conditional-format calcext:target-range-address="Summary.J22:Summary.J27">
            <calcext:condition calcext:apply-style-name="MAX" calcext:value="top-elements(0.7)" calcext:base-cell-address="Summary.J22"/>
          </calcext:conditional-format>
          <calcext:conditional-format calcext:target-range-address="Summary.I22:Summary.I27">
            <calcext:condition calcext:apply-style-name="MAX" calcext:value="top-elements(0.7)" calcext:base-cell-address="Summary.I22"/>
          </calcext:conditional-format>
          <calcext:conditional-format calcext:target-range-address="Summary.H22:Summary.H27">
            <calcext:condition calcext:apply-style-name="MAX" calcext:value="top-elements(0.7)" calcext:base-cell-address="Summary.H22"/>
          </calcext:conditional-format>
          <calcext:conditional-format calcext:target-range-address="Summary.G22:Summary.G27">
            <calcext:condition calcext:apply-style-name="MAX" calcext:value="top-elements(0.7)" calcext:base-cell-address="Summary.G22"/>
          </calcext:conditional-format>
          <calcext:conditional-format calcext:target-range-address="Summary.F22:Summary.F27">
            <calcext:condition calcext:apply-style-name="MAX" calcext:value="top-elements(0.7)" calcext:base-cell-address="Summary.F22"/>
          </calcext:conditional-format>
          <calcext:conditional-format calcext:target-range-address="Summary.E22:Summary.E27">
            <calcext:condition calcext:apply-style-name="MAX" calcext:value="top-elements(0.7)" calcext:base-cell-address="Summary.E22"/>
          </calcext:conditional-format>
          <calcext:conditional-format calcext:target-range-address="Summary.D22:Summary.D27">
            <calcext:condition calcext:apply-style-name="MAX" calcext:value="top-elements(0.7)" calcext:base-cell-address="Summary.D22"/>
          </calcext:conditional-format>
          <calcext:conditional-format calcext:target-range-address="Summary.C22:Summary.C27">
            <calcext:condition calcext:apply-style-name="MAX" calcext:value="top-elements(0.7)" calcext:base-cell-address="Summary.C22"/>
          </calcext:conditional-format>
          <calcext:conditional-format calcext:target-range-address="Summary.O4:Summary.O15">
            <calcext:condition calcext:apply-style-name="MAX" calcext:value="top-elements(0.7)" calcext:base-cell-address="Summary.O4"/>
          </calcext:conditional-format>
          <calcext:conditional-format calcext:target-range-address="Summary.P4:Summary.P15">
            <calcext:condition calcext:apply-style-name="MAX" calcext:value="top-elements(0.7)" calcext:base-cell-address="Summary.P4"/>
          </calcext:conditional-format>
          <calcext:conditional-format calcext:target-range-address="Summary.Q4:Summary.Q15">
            <calcext:condition calcext:apply-style-name="MAX" calcext:value="top-elements(0.7)" calcext:base-cell-address="Summary.Q4"/>
          </calcext:conditional-format>
          <calcext:conditional-format calcext:target-range-address="Summary.R4:Summary.R15">
            <calcext:condition calcext:apply-style-name="MAX" calcext:value="top-elements(0.7)" calcext:base-cell-address="Summary.R4"/>
          </calcext:conditional-format>
          <calcext:conditional-format calcext:target-range-address="Summary.S4:Summary.S15">
            <calcext:condition calcext:apply-style-name="MAX" calcext:value="top-elements(0.7)" calcext:base-cell-address="Summary.S4"/>
          </calcext:conditional-format>
          <calcext:conditional-format calcext:target-range-address="Summary.O16:Summary.O27">
            <calcext:condition calcext:apply-style-name="MAX" calcext:value="top-elements(0.7)" calcext:base-cell-address="Summary.O16"/>
          </calcext:conditional-format>
          <calcext:conditional-format calcext:target-range-address="Summary.P16:Summary.P27">
            <calcext:condition calcext:apply-style-name="MAX" calcext:value="top-elements(0.7)" calcext:base-cell-address="Summary.P16"/>
          </calcext:conditional-format>
          <calcext:conditional-format calcext:target-range-address="Summary.Q16:Summary.Q27">
            <calcext:condition calcext:apply-style-name="MAX" calcext:value="top-elements(0.7)" calcext:base-cell-address="Summary.Q16"/>
          </calcext:conditional-format>
          <calcext:conditional-format calcext:target-range-address="Summary.R16:Summary.R27">
            <calcext:condition calcext:apply-style-name="MAX" calcext:value="top-elements(0.7)" calcext:base-cell-address="Summary.R16"/>
          </calcext:conditional-format>
          <calcext:conditional-format calcext:target-range-address="Summary.S16:Summary.S27">
            <calcext:condition calcext:apply-style-name="MAX" calcext:value="top-elements(0.7)" calcext:base-cell-address="Summary.S16"/>
          </calcext:conditional-format>
          <calcext:conditional-format calcext:target-range-address="Summary.O28:Summary.O39">
            <calcext:condition calcext:apply-style-name="MAX" calcext:value="top-elements(0.7)" calcext:base-cell-address="Summary.O28"/>
          </calcext:conditional-format>
          <calcext:conditional-format calcext:target-range-address="Summary.P28:Summary.P39">
            <calcext:condition calcext:apply-style-name="MAX" calcext:value="top-elements(0.7)" calcext:base-cell-address="Summary.P28"/>
          </calcext:conditional-format>
          <calcext:conditional-format calcext:target-range-address="Summary.Q28:Summary.Q39">
            <calcext:condition calcext:apply-style-name="MAX" calcext:value="top-elements(0.7)" calcext:base-cell-address="Summary.Q28"/>
          </calcext:conditional-format>
          <calcext:conditional-format calcext:target-range-address="Summary.R28:Summary.R39">
            <calcext:condition calcext:apply-style-name="MAX" calcext:value="top-elements(0.7)" calcext:base-cell-address="Summary.R28"/>
          </calcext:conditional-format>
          <calcext:conditional-format calcext:target-range-address="Summary.S28:Summary.S39">
            <calcext:condition calcext:apply-style-name="MAX" calcext:value="top-elements(0.7)" calcext:base-cell-address="Summary.S28"/>
          </calcext:conditional-format>
          <calcext:conditional-format calcext:target-range-address="Summary.O40:Summary.O51">
            <calcext:condition calcext:apply-style-name="MAX" calcext:value="top-elements(0.7)" calcext:base-cell-address="Summary.O40"/>
          </calcext:conditional-format>
          <calcext:conditional-format calcext:target-range-address="Summary.P40:Summary.P51">
            <calcext:condition calcext:apply-style-name="MAX" calcext:value="top-elements(0.7)" calcext:base-cell-address="Summary.P40"/>
          </calcext:conditional-format>
          <calcext:conditional-format calcext:target-range-address="Summary.Q40:Summary.Q51">
            <calcext:condition calcext:apply-style-name="MAX" calcext:value="top-elements(0.7)" calcext:base-cell-address="Summary.Q40"/>
          </calcext:conditional-format>
          <calcext:conditional-format calcext:target-range-address="Summary.R40:Summary.R51">
            <calcext:condition calcext:apply-style-name="MAX" calcext:value="top-elements(0.7)" calcext:base-cell-address="Summary.R40"/>
          </calcext:conditional-format>
          <calcext:conditional-format calcext:target-range-address="Summary.S40:Summary.S51">
            <calcext:condition calcext:apply-style-name="MAX" calcext:value="top-elements(0.7)" calcext:base-cell-address="Summary.S40"/>
          </calcext:conditional-format>
          <calcext:conditional-format calcext:target-range-address="Summary.O56:Summary.O67">
            <calcext:condition calcext:apply-style-name="MAX" calcext:value="top-elements(0.7)" calcext:base-cell-address="Summary.O56"/>
          </calcext:conditional-format>
          <calcext:conditional-format calcext:target-range-address="Summary.P56:Summary.P67">
            <calcext:condition calcext:apply-style-name="MAX" calcext:value="top-elements(0.7)" calcext:base-cell-address="Summary.P56"/>
          </calcext:conditional-format>
          <calcext:conditional-format calcext:target-range-address="Summary.Q56:Summary.Q67">
            <calcext:condition calcext:apply-style-name="MAX" calcext:value="top-elements(0.7)" calcext:base-cell-address="Summary.Q56"/>
          </calcext:conditional-format>
          <calcext:conditional-format calcext:target-range-address="Summary.R56:Summary.R67">
            <calcext:condition calcext:apply-style-name="MAX" calcext:value="top-elements(0.7)" calcext:base-cell-address="Summary.R56"/>
          </calcext:conditional-format>
          <calcext:conditional-format calcext:target-range-address="Summary.S56:Summary.S67">
            <calcext:condition calcext:apply-style-name="MAX" calcext:value="top-elements(0.7)" calcext:base-cell-address="Summary.S56"/>
          </calcext:conditional-format>
          <calcext:conditional-format calcext:target-range-address="Summary.O68:Summary.O79">
            <calcext:condition calcext:apply-style-name="MAX" calcext:value="top-elements(0.7)" calcext:base-cell-address="Summary.O68"/>
          </calcext:conditional-format>
          <calcext:conditional-format calcext:target-range-address="Summary.P68:Summary.P79">
            <calcext:condition calcext:apply-style-name="MAX" calcext:value="top-elements(0.7)" calcext:base-cell-address="Summary.P68"/>
          </calcext:conditional-format>
          <calcext:conditional-format calcext:target-range-address="Summary.Q68:Summary.Q79">
            <calcext:condition calcext:apply-style-name="MAX" calcext:value="top-elements(0.7)" calcext:base-cell-address="Summary.Q68"/>
          </calcext:conditional-format>
          <calcext:conditional-format calcext:target-range-address="Summary.R68:Summary.R79">
            <calcext:condition calcext:apply-style-name="MAX" calcext:value="top-elements(0.7)" calcext:base-cell-address="Summary.R68"/>
          </calcext:conditional-format>
          <calcext:conditional-format calcext:target-range-address="Summary.S68:Summary.S79">
            <calcext:condition calcext:apply-style-name="MAX" calcext:value="top-elements(0.7)" calcext:base-cell-address="Summary.S68"/>
          </calcext:conditional-format>
          <calcext:conditional-format calcext:target-range-address="Summary.O80:Summary.O91">
            <calcext:condition calcext:apply-style-name="MAX" calcext:value="top-elements(0.7)" calcext:base-cell-address="Summary.O80"/>
          </calcext:conditional-format>
          <calcext:conditional-format calcext:target-range-address="Summary.P80:Summary.P91">
            <calcext:condition calcext:apply-style-name="MAX" calcext:value="top-elements(0.7)" calcext:base-cell-address="Summary.P80"/>
          </calcext:conditional-format>
          <calcext:conditional-format calcext:target-range-address="Summary.Q80:Summary.Q91">
            <calcext:condition calcext:apply-style-name="MAX" calcext:value="top-elements(0.7)" calcext:base-cell-address="Summary.Q80"/>
          </calcext:conditional-format>
          <calcext:conditional-format calcext:target-range-address="Summary.R80:Summary.R91">
            <calcext:condition calcext:apply-style-name="MAX" calcext:value="top-elements(0.7)" calcext:base-cell-address="Summary.R80"/>
          </calcext:conditional-format>
          <calcext:conditional-format calcext:target-range-address="Summary.S80:Summary.S91">
            <calcext:condition calcext:apply-style-name="MAX" calcext:value="top-elements(0.7)" calcext:base-cell-address="Summary.S80"/>
          </calcext:conditional-format>
          <calcext:conditional-format calcext:target-range-address="Summary.O92:Summary.O103">
            <calcext:condition calcext:apply-style-name="MAX" calcext:value="top-elements(0.7)" calcext:base-cell-address="Summary.O92"/>
          </calcext:conditional-format>
          <calcext:conditional-format calcext:target-range-address="Summary.P92:Summary.P103">
            <calcext:condition calcext:apply-style-name="MAX" calcext:value="top-elements(0.7)" calcext:base-cell-address="Summary.P92"/>
          </calcext:conditional-format>
          <calcext:conditional-format calcext:target-range-address="Summary.Q92:Summary.Q103">
            <calcext:condition calcext:apply-style-name="MAX" calcext:value="top-elements(0.7)" calcext:base-cell-address="Summary.Q92"/>
          </calcext:conditional-format>
          <calcext:conditional-format calcext:target-range-address="Summary.R92:Summary.R103">
            <calcext:condition calcext:apply-style-name="MAX" calcext:value="top-elements(0.7)" calcext:base-cell-address="Summary.R92"/>
          </calcext:conditional-format>
          <calcext:conditional-format calcext:target-range-address="Summary.S92:Summary.S103">
            <calcext:condition calcext:apply-style-name="MAX" calcext:value="top-elements(0.7)" calcext:base-cell-address="Summary.S92"/>
          </calcext:conditional-format>
          <calcext:conditional-format calcext:target-range-address="Summary.O108:Summary.O119">
            <calcext:condition calcext:apply-style-name="MAX" calcext:value="top-elements(0.7)" calcext:base-cell-address="Summary.O108"/>
          </calcext:conditional-format>
          <calcext:conditional-format calcext:target-range-address="Summary.P108:Summary.P119">
            <calcext:condition calcext:apply-style-name="MAX" calcext:value="top-elements(0.7)" calcext:base-cell-address="Summary.P108"/>
          </calcext:conditional-format>
          <calcext:conditional-format calcext:target-range-address="Summary.Q108:Summary.Q119">
            <calcext:condition calcext:apply-style-name="MAX" calcext:value="top-elements(0.7)" calcext:base-cell-address="Summary.Q108"/>
          </calcext:conditional-format>
          <calcext:conditional-format calcext:target-range-address="Summary.R108:Summary.R119">
            <calcext:condition calcext:apply-style-name="MAX" calcext:value="top-elements(0.7)" calcext:base-cell-address="Summary.R108"/>
          </calcext:conditional-format>
          <calcext:conditional-format calcext:target-range-address="Summary.S108:Summary.S119">
            <calcext:condition calcext:apply-style-name="MAX" calcext:value="top-elements(0.7)" calcext:base-cell-address="Summary.S108"/>
          </calcext:conditional-format>
          <calcext:conditional-format calcext:target-range-address="Summary.O120:Summary.O131">
            <calcext:condition calcext:apply-style-name="MAX" calcext:value="top-elements(0.7)" calcext:base-cell-address="Summary.O120"/>
          </calcext:conditional-format>
          <calcext:conditional-format calcext:target-range-address="Summary.P120:Summary.P131">
            <calcext:condition calcext:apply-style-name="MAX" calcext:value="top-elements(0.7)" calcext:base-cell-address="Summary.P120"/>
          </calcext:conditional-format>
          <calcext:conditional-format calcext:target-range-address="Summary.Q120:Summary.Q131">
            <calcext:condition calcext:apply-style-name="MAX" calcext:value="top-elements(0.7)" calcext:base-cell-address="Summary.Q120"/>
          </calcext:conditional-format>
          <calcext:conditional-format calcext:target-range-address="Summary.R120:Summary.R131">
            <calcext:condition calcext:apply-style-name="MAX" calcext:value="top-elements(0.7)" calcext:base-cell-address="Summary.R120"/>
          </calcext:conditional-format>
          <calcext:conditional-format calcext:target-range-address="Summary.S120:Summary.S131">
            <calcext:condition calcext:apply-style-name="MAX" calcext:value="top-elements(0.7)" calcext:base-cell-address="Summary.S120"/>
          </calcext:conditional-format>
          <calcext:conditional-format calcext:target-range-address="Summary.O132:Summary.O143">
            <calcext:condition calcext:apply-style-name="MAX" calcext:value="top-elements(0.7)" calcext:base-cell-address="Summary.O132"/>
          </calcext:conditional-format>
          <calcext:conditional-format calcext:target-range-address="Summary.P132:Summary.P143">
            <calcext:condition calcext:apply-style-name="MAX" calcext:value="top-elements(0.7)" calcext:base-cell-address="Summary.P132"/>
          </calcext:conditional-format>
          <calcext:conditional-format calcext:target-range-address="Summary.Q132:Summary.Q143">
            <calcext:condition calcext:apply-style-name="MAX" calcext:value="top-elements(0.7)" calcext:base-cell-address="Summary.Q132"/>
          </calcext:conditional-format>
          <calcext:conditional-format calcext:target-range-address="Summary.R132:Summary.R143">
            <calcext:condition calcext:apply-style-name="MAX" calcext:value="top-elements(0.7)" calcext:base-cell-address="Summary.R132"/>
          </calcext:conditional-format>
          <calcext:conditional-format calcext:target-range-address="Summary.S132:Summary.S143">
            <calcext:condition calcext:apply-style-name="MAX" calcext:value="top-elements(0.7)" calcext:base-cell-address="Summary.S132"/>
          </calcext:conditional-format>
          <calcext:conditional-format calcext:target-range-address="Summary.O144:Summary.O155">
            <calcext:condition calcext:apply-style-name="MAX" calcext:value="top-elements(0.7)" calcext:base-cell-address="Summary.O144"/>
          </calcext:conditional-format>
          <calcext:conditional-format calcext:target-range-address="Summary.P144:Summary.P155">
            <calcext:condition calcext:apply-style-name="MAX" calcext:value="top-elements(0.7)" calcext:base-cell-address="Summary.P144"/>
          </calcext:conditional-format>
          <calcext:conditional-format calcext:target-range-address="Summary.Q144:Summary.Q155">
            <calcext:condition calcext:apply-style-name="MAX" calcext:value="top-elements(0.7)" calcext:base-cell-address="Summary.Q144"/>
          </calcext:conditional-format>
          <calcext:conditional-format calcext:target-range-address="Summary.R144:Summary.R155">
            <calcext:condition calcext:apply-style-name="MAX" calcext:value="top-elements(0.7)" calcext:base-cell-address="Summary.R144"/>
          </calcext:conditional-format>
          <calcext:conditional-format calcext:target-range-address="Summary.S144:Summary.S155">
            <calcext:condition calcext:apply-style-name="MAX" calcext:value="top-elements(0.7)" calcext:base-cell-address="Summary.S144"/>
          </calcext:conditional-format>
          <calcext:conditional-format calcext:target-range-address="Summary.O160:Summary.O171">
            <calcext:condition calcext:apply-style-name="MAX" calcext:value="top-elements(0.7)" calcext:base-cell-address="Summary.O160"/>
          </calcext:conditional-format>
          <calcext:conditional-format calcext:target-range-address="Summary.P160:Summary.P171">
            <calcext:condition calcext:apply-style-name="MAX" calcext:value="top-elements(0.7)" calcext:base-cell-address="Summary.P160"/>
          </calcext:conditional-format>
          <calcext:conditional-format calcext:target-range-address="Summary.Q160:Summary.Q171">
            <calcext:condition calcext:apply-style-name="MAX" calcext:value="top-elements(0.7)" calcext:base-cell-address="Summary.Q160"/>
          </calcext:conditional-format>
          <calcext:conditional-format calcext:target-range-address="Summary.R160:Summary.R171">
            <calcext:condition calcext:apply-style-name="MAX" calcext:value="top-elements(0.7)" calcext:base-cell-address="Summary.R160"/>
          </calcext:conditional-format>
          <calcext:conditional-format calcext:target-range-address="Summary.S160:Summary.S171">
            <calcext:condition calcext:apply-style-name="MAX" calcext:value="top-elements(0.7)" calcext:base-cell-address="Summary.S160"/>
          </calcext:conditional-format>
          <calcext:conditional-format calcext:target-range-address="Summary.O172:Summary.O183">
            <calcext:condition calcext:apply-style-name="MAX" calcext:value="top-elements(0.7)" calcext:base-cell-address="Summary.O172"/>
          </calcext:conditional-format>
          <calcext:conditional-format calcext:target-range-address="Summary.P172:Summary.P183">
            <calcext:condition calcext:apply-style-name="MAX" calcext:value="top-elements(0.7)" calcext:base-cell-address="Summary.P172"/>
          </calcext:conditional-format>
          <calcext:conditional-format calcext:target-range-address="Summary.Q172:Summary.Q183">
            <calcext:condition calcext:apply-style-name="MAX" calcext:value="top-elements(0.7)" calcext:base-cell-address="Summary.Q172"/>
          </calcext:conditional-format>
          <calcext:conditional-format calcext:target-range-address="Summary.R172:Summary.R183">
            <calcext:condition calcext:apply-style-name="MAX" calcext:value="top-elements(0.7)" calcext:base-cell-address="Summary.R172"/>
          </calcext:conditional-format>
          <calcext:conditional-format calcext:target-range-address="Summary.S172:Summary.S183">
            <calcext:condition calcext:apply-style-name="MAX" calcext:value="top-elements(0.7)" calcext:base-cell-address="Summary.S172"/>
          </calcext:conditional-format>
          <calcext:conditional-format calcext:target-range-address="Summary.O184:Summary.O195">
            <calcext:condition calcext:apply-style-name="MAX" calcext:value="top-elements(0.7)" calcext:base-cell-address="Summary.O184"/>
          </calcext:conditional-format>
          <calcext:conditional-format calcext:target-range-address="Summary.P184:Summary.P195">
            <calcext:condition calcext:apply-style-name="MAX" calcext:value="top-elements(0.7)" calcext:base-cell-address="Summary.P184"/>
          </calcext:conditional-format>
          <calcext:conditional-format calcext:target-range-address="Summary.Q184:Summary.Q195">
            <calcext:condition calcext:apply-style-name="MAX" calcext:value="top-elements(0.7)" calcext:base-cell-address="Summary.Q184"/>
          </calcext:conditional-format>
          <calcext:conditional-format calcext:target-range-address="Summary.R184:Summary.R195">
            <calcext:condition calcext:apply-style-name="MAX" calcext:value="top-elements(0.7)" calcext:base-cell-address="Summary.R184"/>
          </calcext:conditional-format>
          <calcext:conditional-format calcext:target-range-address="Summary.S184:Summary.S195">
            <calcext:condition calcext:apply-style-name="MAX" calcext:value="top-elements(0.7)" calcext:base-cell-address="Summary.S184"/>
          </calcext:conditional-format>
          <calcext:conditional-format calcext:target-range-address="Summary.O196:Summary.O207">
            <calcext:condition calcext:apply-style-name="MAX" calcext:value="top-elements(0.7)" calcext:base-cell-address="Summary.O196"/>
          </calcext:conditional-format>
          <calcext:conditional-format calcext:target-range-address="Summary.P196:Summary.P207">
            <calcext:condition calcext:apply-style-name="MAX" calcext:value="top-elements(0.7)" calcext:base-cell-address="Summary.P196"/>
          </calcext:conditional-format>
          <calcext:conditional-format calcext:target-range-address="Summary.Q196:Summary.Q207">
            <calcext:condition calcext:apply-style-name="MAX" calcext:value="top-elements(0.7)" calcext:base-cell-address="Summary.Q196"/>
          </calcext:conditional-format>
          <calcext:conditional-format calcext:target-range-address="Summary.R196:Summary.R207">
            <calcext:condition calcext:apply-style-name="MAX" calcext:value="top-elements(0.7)" calcext:base-cell-address="Summary.R196"/>
          </calcext:conditional-format>
          <calcext:conditional-format calcext:target-range-address="Summary.S196:Summary.S207">
            <calcext:condition calcext:apply-style-name="MAX" calcext:value="top-elements(0.7)" calcext:base-cell-address="Summary.S196"/>
          </calcext:conditional-format>
        </calcext:conditional-formats>
      </table:table>
      <table:table table:name="Summary1" table:style-name="ta1">
        <table:table-column table:style-name="co1" table:number-columns-repeated="16" table:default-cell-style-name="Default"/>
        <table:table-column table:style-name="co9" table:default-cell-style-name="ce3"/>
        <table:table-column table:style-name="co4" table:default-cell-style-name="ce10"/>
        <table:table-column table:style-name="co4" table:default-cell-style-name="ce13"/>
        <table:table-column table:style-name="co49" table:default-cell-style-name="ce48"/>
        <table:table-column table:style-name="co45" table:default-cell-style-name="ce50"/>
        <table:table-column table:style-name="co45" table:default-cell-style-name="ce52"/>
        <table:table-column table:style-name="co26" table:default-cell-style-name="ce48"/>
        <table:table-column table:style-name="co69" table:default-cell-style-name="ce534"/>
        <table:table-column table:style-name="co45" table:default-cell-style-name="ce536"/>
        <table:table-column table:style-name="co42" table:default-cell-style-name="ce534"/>
        <table:table-column table:style-name="co52" table:default-cell-style-name="ce536"/>
        <table:table-column table:style-name="co9" table:default-cell-style-name="ce3"/>
        <table:table-column table:style-name="co1" table:number-columns-repeated="9" table:default-cell-style-name="Default"/>
        <table:table-row table:style-name="ro1">
          <table:table-cell table:number-columns-repeated="16"/>
          <table:table-cell table:style-name="Default" table:number-columns-repeated="12"/>
          <table:table-cell table:number-columns-repeated="9"/>
        </table:table-row>
        <table:table-row table:style-name="ro1">
          <table:table-cell table:number-columns-repeated="16"/>
          <table:table-cell table:style-name="ce1"/>
          <table:table-cell table:style-name="ce5" office:value-type="string" calcext:value-type="string" table:number-columns-spanned="10" table:number-rows-spanned="1">
            <text:p>Method's performance on each dataset</text:p>
          </table:table-cell>
          <table:covered-table-cell table:style-name="ce5" office:value-type="string" calcext:value-type="string">
            <text:p>Method's performance using custom tokenizer</text:p>
          </table:covered-table-cell>
          <table:covered-table-cell table:number-columns-repeated="3" table:style-name="ce16"/>
          <table:covered-table-cell table:number-columns-repeated="5" table:style-name="ce61"/>
          <table:table-cell table:style-name="ce36"/>
          <table:table-cell table:number-columns-repeated="9"/>
        </table:table-row>
        <table:table-row table:style-name="ro2">
          <table:table-cell table:number-columns-repeated="16"/>
          <table:table-cell table:style-name="ce2"/>
          <table:table-cell table:style-name="ce6" office:value-type="string" calcext:value-type="string" table:number-columns-spanned="1" table:number-rows-spanned="2">
            <text:p>Method</text:p>
          </table:table-cell>
          <table:table-cell table:style-name="ce6" office:value-type="string" calcext:value-type="string" table:number-columns-spanned="1" table:number-rows-spanned="2">
            <text:p>Classifier</text:p>
          </table:table-cell>
          <table:table-cell table:style-name="ce17" office:value-type="string" calcext:value-type="string" table:number-columns-spanned="2" table:number-rows-spanned="1">
            <text:p>MOVIE</text:p>
          </table:table-cell>
          <table:covered-table-cell table:style-name="ce17" office:value-type="string" calcext:value-type="string">
            <text:p>M2</text:p>
          </table:covered-table-cell>
          <table:table-cell table:style-name="ce17" office:value-type="string" calcext:value-type="string" table:number-columns-spanned="2" table:number-rows-spanned="1">
            <text:p>MPQA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DSRC</text:p>
          </table:table-cell>
          <table:covered-table-cell table:style-name="ce32" office:value-type="string" calcext:value-type="string">
            <text:p>W</text:p>
          </table:covered-table-cell>
          <table:table-cell table:style-name="ce32" office:value-type="string" calcext:value-type="string" table:number-columns-spanned="2" table:number-rows-spanned="1">
            <text:p>ALL</text:p>
          </table:table-cell>
          <table:covered-table-cell table:style-name="ce32" office:value-type="string" calcext:value-type="string">
            <text:p>W</text:p>
          </table:covered-table-cell>
          <table:table-cell table:style-name="ce2"/>
          <table:table-cell table:number-columns-repeated="9"/>
        </table:table-row>
        <table:table-row table:style-name="ro2">
          <table:table-cell table:number-columns-repeated="16"/>
          <table:table-cell table:style-name="ce2"/>
          <table:covered-table-cell table:style-name="ce7"/>
          <table:covered-table-cell table:style-name="ce12" office:value-type="string" calcext:value-type="string">
            <text:p>LogisticRegression</text:p>
          </table:covered-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K</text:p>
          </table:table-cell>
          <table:table-cell table:style-name="ce2"/>
          <table:table-cell/>
          <table:table-cell table:style-name="ce538" office:value-type="float" office:value="0.673" calcext:value-type="float">
            <text:p>0,67</text:p>
          </table:table-cell>
          <table:table-cell table:style-name="ce550" office:value-type="float" office:value="0.346" calcext:value-type="float">
            <text:p>0,35</text:p>
          </table:table-cell>
          <table:table-cell table:style-name="ce562" office:value-type="float" office:value="0.627724795640327" calcext:value-type="float">
            <text:p>0,63</text:p>
          </table:table-cell>
          <table:table-cell table:style-name="ce574" office:value-type="float" office:value="0.255560050430192" calcext:value-type="float">
            <text:p>0,26</text:p>
          </table:table-cell>
          <table:table-cell table:style-name="ce586" office:value-type="float" office:value="0.591050066459902" calcext:value-type="float">
            <text:p>0,59</text:p>
          </table:table-cell>
          <table:table-cell table:style-name="ce598" office:value-type="float" office:value="0.182100132919805" calcext:value-type="float">
            <text:p>0,18</text:p>
          </table:table-cell>
          <table:table-cell table:style-name="ce610" office:value-type="float" office:value="0.610789168686124" calcext:value-type="float">
            <text:p>0,61</text:p>
          </table:table-cell>
          <table:table-cell table:style-name="ce622" office:value-type="float" office:value="0.221997666597964" calcext:value-type="float">
            <text:p>0,22</text:p>
          </table:table-cell>
        </table:table-row>
        <table:table-row table:style-name="ro3">
          <table:table-cell table:number-columns-repeated="16"/>
          <table:table-cell table:style-name="ce2"/>
          <table:table-cell table:style-name="ce8" office:value-type="string" calcext:value-type="string" table:number-columns-spanned="1" table:number-rows-spanned="6">
            <text:p>M1</text:p>
          </table:table-cell>
          <table:table-cell office:value-type="string" calcext:value-type="string">
            <text:p>MLP</text:p>
          </table:table-cell>
          <table:table-cell office:value-type="float" office:value="0.673" calcext:value-type="float">
            <text:p>0,6730</text:p>
          </table:table-cell>
          <table:table-cell office:value-type="float" office:value="0.346" calcext:value-type="float">
            <text:p>0,3460</text:p>
          </table:table-cell>
          <table:table-cell office:value-type="float" office:value="0.627724795640327" calcext:value-type="float">
            <text:p>0,6277</text:p>
          </table:table-cell>
          <table:table-cell office:value-type="float" office:value="0.255560050430192" calcext:value-type="float">
            <text:p>0,2556</text:p>
          </table:table-cell>
          <table:table-cell office:value-type="float" office:value="0.591050066459902" calcext:value-type="float">
            <text:p>0,5911</text:p>
          </table:table-cell>
          <table:table-cell office:value-type="float" office:value="0.182100132919805" calcext:value-type="float">
            <text:p>0,1821</text:p>
          </table:table-cell>
          <table:table-cell office:value-type="float" office:value="0.610789168686124" calcext:value-type="float">
            <text:p>0,6108</text:p>
          </table:table-cell>
          <table:table-cell office:value-type="float" office:value="0.221997666597964" calcext:value-type="float">
            <text:p>0,2220</text:p>
          </table:table-cell>
          <table:table-cell table:style-name="ce2"/>
          <table:table-cell/>
          <table:table-cell table:style-name="ce539" office:value-type="float" office:value="0.6667" calcext:value-type="float">
            <text:p>0,67</text:p>
          </table:table-cell>
          <table:table-cell table:style-name="ce551" office:value-type="float" office:value="0.3334" calcext:value-type="float">
            <text:p>0,33</text:p>
          </table:table-cell>
          <table:table-cell table:style-name="ce563" office:value-type="float" office:value="0.623637602179836" calcext:value-type="float">
            <text:p>0,62</text:p>
          </table:table-cell>
          <table:table-cell table:style-name="ce575" office:value-type="float" office:value="0.247278138370449" calcext:value-type="float">
            <text:p>0,25</text:p>
          </table:table-cell>
          <table:table-cell table:style-name="ce587" office:value-type="float" office:value="0.595923792645104" calcext:value-type="float">
            <text:p>0,60</text:p>
          </table:table-cell>
          <table:table-cell table:style-name="ce599" office:value-type="float" office:value="0.191847585290208" calcext:value-type="float">
            <text:p>0,19</text:p>
          </table:table-cell>
          <table:table-cell table:style-name="ce611" office:value-type="float" office:value="0.611948161416078" calcext:value-type="float">
            <text:p>0,61</text:p>
          </table:table-cell>
          <table:table-cell table:style-name="ce623" office:value-type="float" office:value="0.224023858844317" calcext:value-type="float">
            <text:p>0,22</text:p>
          </table:table-cell>
        </table:table-row>
        <table:table-row table:style-name="ro3">
          <table:table-cell table:number-columns-repeated="16"/>
          <table:table-cell table:style-name="ce2"/>
          <table:covered-table-cell table:style-name="ce9"/>
          <table:table-cell office:value-type="string" calcext:value-type="string">
            <text:p>BN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3334" calcext:value-type="float">
            <text:p>0,3334</text:p>
          </table:table-cell>
          <table:table-cell office:value-type="float" office:value="0.623637602179836" calcext:value-type="float">
            <text:p>0,6236</text:p>
          </table:table-cell>
          <table:table-cell office:value-type="float" office:value="0.247278138370449" calcext:value-type="float">
            <text:p>0,2473</text:p>
          </table:table-cell>
          <table:table-cell office:value-type="float" office:value="0.595923792645104" calcext:value-type="float">
            <text:p>0,5959</text:p>
          </table:table-cell>
          <table:table-cell office:value-type="float" office:value="0.191847585290208" calcext:value-type="float">
            <text:p>0,1918</text:p>
          </table:table-cell>
          <table:table-cell office:value-type="float" office:value="0.611948161416078" calcext:value-type="float">
            <text:p>0,6119</text:p>
          </table:table-cell>
          <table:table-cell office:value-type="float" office:value="0.224023858844317" calcext:value-type="float">
            <text:p>0,2240</text:p>
          </table:table-cell>
          <table:table-cell table:style-name="ce2"/>
          <table:table-cell/>
          <table:table-cell table:style-name="ce539" office:value-type="float" office:value="0.6668" calcext:value-type="float">
            <text:p>0,67</text:p>
          </table:table-cell>
          <table:table-cell table:style-name="ce551" office:value-type="float" office:value="0.3336" calcext:value-type="float">
            <text:p>0,33</text:p>
          </table:table-cell>
          <table:table-cell table:style-name="ce563" office:value-type="float" office:value="0.604223433242507" calcext:value-type="float">
            <text:p>0,60</text:p>
          </table:table-cell>
          <table:table-cell table:style-name="ce575" office:value-type="float" office:value="0.208224657485414" calcext:value-type="float">
            <text:p>0,21</text:p>
          </table:table-cell>
          <table:table-cell table:style-name="ce587" office:value-type="float" office:value="0.576650420912716" calcext:value-type="float">
            <text:p>0,58</text:p>
          </table:table-cell>
          <table:table-cell table:style-name="ce599" office:value-type="float" office:value="0.153300841825432" calcext:value-type="float">
            <text:p>0,15</text:p>
          </table:table-cell>
          <table:table-cell table:style-name="ce611" office:value-type="float" office:value="0.604045938257296" calcext:value-type="float">
            <text:p>0,60</text:p>
          </table:table-cell>
          <table:table-cell table:style-name="ce623" office:value-type="float" office:value="0.206917092864793" calcext:value-type="float">
            <text:p>0,21</text:p>
          </table:table-cell>
        </table:table-row>
        <table:table-row table:style-name="ro3">
          <table:table-cell table:number-columns-repeated="16"/>
          <table:table-cell table:style-name="ce2"/>
          <table:covered-table-cell table:style-name="ce9"/>
          <table:table-cell office:value-type="string" calcext:value-type="string">
            <text:p>RF</text:p>
          </table:table-cell>
          <table:table-cell office:value-type="float" office:value="0.6668" calcext:value-type="float">
            <text:p>0,6668</text:p>
          </table:table-cell>
          <table:table-cell office:value-type="float" office:value="0.3336" calcext:value-type="float">
            <text:p>0,3336</text:p>
          </table:table-cell>
          <table:table-cell office:value-type="float" office:value="0.604223433242507" calcext:value-type="float">
            <text:p>0,6042</text:p>
          </table:table-cell>
          <table:table-cell office:value-type="float" office:value="0.208224657485414" calcext:value-type="float">
            <text:p>0,2082</text:p>
          </table:table-cell>
          <table:table-cell office:value-type="float" office:value="0.576650420912716" calcext:value-type="float">
            <text:p>0,5767</text:p>
          </table:table-cell>
          <table:table-cell office:value-type="float" office:value="0.153300841825432" calcext:value-type="float">
            <text:p>0,1533</text:p>
          </table:table-cell>
          <table:table-cell office:value-type="float" office:value="0.604045938257296" calcext:value-type="float">
            <text:p>0,6040</text:p>
          </table:table-cell>
          <table:table-cell office:value-type="float" office:value="0.206917092864793" calcext:value-type="float">
            <text:p>0,2069</text:p>
          </table:table-cell>
          <table:table-cell table:style-name="ce2"/>
          <table:table-cell/>
          <table:table-cell table:style-name="ce539" office:value-type="float" office:value="0.6879" calcext:value-type="float">
            <text:p>0,69</text:p>
          </table:table-cell>
          <table:table-cell table:style-name="ce551" office:value-type="float" office:value="0.3758" calcext:value-type="float">
            <text:p>0,38</text:p>
          </table:table-cell>
          <table:table-cell table:style-name="ce563" office:value-type="float" office:value="0.633923705722071" calcext:value-type="float">
            <text:p>0,63</text:p>
          </table:table-cell>
          <table:table-cell table:style-name="ce575" office:value-type="float" office:value="0.267969535185088" calcext:value-type="float">
            <text:p>0,27</text:p>
          </table:table-cell>
          <table:table-cell table:style-name="ce587" office:value-type="float" office:value="0.614311032343819" calcext:value-type="float">
            <text:p>0,61</text:p>
          </table:table-cell>
          <table:table-cell table:style-name="ce599" office:value-type="float" office:value="0.228622064687638" calcext:value-type="float">
            <text:p>0,23</text:p>
          </table:table-cell>
          <table:table-cell table:style-name="ce611" office:value-type="float" office:value="0.616373406384996" calcext:value-type="float">
            <text:p>0,62</text:p>
          </table:table-cell>
          <table:table-cell table:style-name="ce623" office:value-type="float" office:value="0.233015336771966" calcext:value-type="float">
            <text:p>0,23</text:p>
          </table:table-cell>
        </table:table-row>
        <table:table-row table:style-name="ro3">
          <table:table-cell table:number-columns-repeated="16"/>
          <table:table-cell table:style-name="ce2"/>
          <table:covered-table-cell table:style-name="ce9"/>
          <table:table-cell office:value-type="string" calcext:value-type="string">
            <text:p>DT</text:p>
          </table:table-cell>
          <table:table-cell office:value-type="float" office:value="0.6879" calcext:value-type="float">
            <text:p>0,6879</text:p>
          </table:table-cell>
          <table:table-cell office:value-type="float" office:value="0.3758" calcext:value-type="float">
            <text:p>0,3758</text:p>
          </table:table-cell>
          <table:table-cell office:value-type="float" office:value="0.633923705722071" calcext:value-type="float">
            <text:p>0,6339</text:p>
          </table:table-cell>
          <table:table-cell office:value-type="float" office:value="0.267969535185088" calcext:value-type="float">
            <text:p>0,2680</text:p>
          </table:table-cell>
          <table:table-cell office:value-type="float" office:value="0.614311032343819" calcext:value-type="float">
            <text:p>0,6143</text:p>
          </table:table-cell>
          <table:table-cell office:value-type="float" office:value="0.228622064687638" calcext:value-type="float">
            <text:p>0,2286</text:p>
          </table:table-cell>
          <table:table-cell office:value-type="float" office:value="0.616373406384996" calcext:value-type="float">
            <text:p>0,6164</text:p>
          </table:table-cell>
          <table:table-cell office:value-type="float" office:value="0.233015336771966" calcext:value-type="float">
            <text:p>0,2330</text:p>
          </table:table-cell>
          <table:table-cell table:style-name="ce2"/>
          <table:table-cell/>
          <table:table-cell table:style-name="ce539" office:value-type="float" office:value="0.6921" calcext:value-type="float">
            <text:p>0,69</text:p>
          </table:table-cell>
          <table:table-cell table:style-name="ce551" office:value-type="float" office:value="0.3842" calcext:value-type="float">
            <text:p>0,38</text:p>
          </table:table-cell>
          <table:table-cell table:style-name="ce563" office:value-type="float" office:value="0.635694822888283" calcext:value-type="float">
            <text:p>0,64</text:p>
          </table:table-cell>
          <table:table-cell table:style-name="ce575" office:value-type="float" office:value="0.271460450242457" calcext:value-type="float">
            <text:p>0,27</text:p>
          </table:table-cell>
          <table:table-cell table:style-name="ce587" office:value-type="float" office:value="0.622507753655295" calcext:value-type="float">
            <text:p>0,62</text:p>
          </table:table-cell>
          <table:table-cell table:style-name="ce599" office:value-type="float" office:value="0.245015507310589" calcext:value-type="float">
            <text:p>0,25</text:p>
          </table:table-cell>
          <table:table-cell table:style-name="ce611" office:value-type="float" office:value="0.623011273838373" calcext:value-type="float">
            <text:p>0,62</text:p>
          </table:table-cell>
          <table:table-cell table:style-name="ce623" office:value-type="float" office:value="0.246342244727016" calcext:value-type="float">
            <text:p>0,25</text:p>
          </table:table-cell>
        </table:table-row>
        <table:table-row table:style-name="ro3">
          <table:table-cell table:number-columns-repeated="16"/>
          <table:table-cell table:style-name="ce2"/>
          <table:covered-table-cell table:style-name="ce9"/>
          <table:table-cell table:style-name="ce14" office:value-type="string" calcext:value-type="string">
            <text:p>LR</text:p>
          </table:table-cell>
          <table:table-cell office:value-type="float" office:value="0.6921" calcext:value-type="float">
            <text:p>0,6921</text:p>
          </table:table-cell>
          <table:table-cell office:value-type="float" office:value="0.3842" calcext:value-type="float">
            <text:p>0,3842</text:p>
          </table:table-cell>
          <table:table-cell office:value-type="float" office:value="0.635694822888283" calcext:value-type="float">
            <text:p>0,6357</text:p>
          </table:table-cell>
          <table:table-cell office:value-type="float" office:value="0.271460450242457" calcext:value-type="float">
            <text:p>0,2715</text:p>
          </table:table-cell>
          <table:table-cell office:value-type="float" office:value="0.622507753655295" calcext:value-type="float">
            <text:p>0,6225</text:p>
          </table:table-cell>
          <table:table-cell office:value-type="float" office:value="0.245015507310589" calcext:value-type="float">
            <text:p>0,2450</text:p>
          </table:table-cell>
          <table:table-cell office:value-type="float" office:value="0.623011273838373" calcext:value-type="float">
            <text:p>0,6230</text:p>
          </table:table-cell>
          <table:table-cell office:value-type="float" office:value="0.246342244727016" calcext:value-type="float">
            <text:p>0,2463</text:p>
          </table:table-cell>
          <table:table-cell table:style-name="ce2"/>
          <table:table-cell/>
          <table:table-cell table:style-name="ce540" office:value-type="float" office:value="0.6592" calcext:value-type="float">
            <text:p>0,66</text:p>
          </table:table-cell>
          <table:table-cell table:style-name="ce552" office:value-type="float" office:value="0.3184" calcext:value-type="float">
            <text:p>0,32</text:p>
          </table:table-cell>
          <table:table-cell table:style-name="ce564" office:value-type="float" office:value="0.607697547683924" calcext:value-type="float">
            <text:p>0,61</text:p>
          </table:table-cell>
          <table:table-cell table:style-name="ce576" office:value-type="float" office:value="0.215355743438936" calcext:value-type="float">
            <text:p>0,22</text:p>
          </table:table-cell>
          <table:table-cell table:style-name="ce588" office:value-type="float" office:value="0.57111209570226" calcext:value-type="float">
            <text:p>0,57</text:p>
          </table:table-cell>
          <table:table-cell table:style-name="ce600" office:value-type="float" office:value="0.142224191404519" calcext:value-type="float">
            <text:p>0,14</text:p>
          </table:table-cell>
          <table:table-cell table:style-name="ce612" office:value-type="float" office:value="0.591297018227795" calcext:value-type="float">
            <text:p>0,59</text:p>
          </table:table-cell>
          <table:table-cell table:style-name="ce624" office:value-type="float" office:value="0.182083205523151" calcext:value-type="float">
            <text:p>0,18</text:p>
          </table:table-cell>
        </table:table-row>
        <table:table-row table:style-name="ro3">
          <table:table-cell table:number-columns-repeated="17"/>
          <table:covered-table-cell table:style-name="ce9"/>
          <table:table-cell table:style-name="ce15" office:value-type="string" calcext:value-type="string">
            <text:p>LBR</text:p>
          </table:table-cell>
          <table:table-cell table:style-name="ce49" office:value-type="float" office:value="0.6592" calcext:value-type="float">
            <text:p>0,6592</text:p>
          </table:table-cell>
          <table:table-cell table:style-name="ce51" office:value-type="float" office:value="0.3184" calcext:value-type="float">
            <text:p>0,3184</text:p>
          </table:table-cell>
          <table:table-cell table:style-name="ce53" office:value-type="float" office:value="0.607697547683924" calcext:value-type="float">
            <text:p>0,6077</text:p>
          </table:table-cell>
          <table:table-cell table:style-name="ce49" office:value-type="float" office:value="0.215355743438936" calcext:value-type="float">
            <text:p>0,2154</text:p>
          </table:table-cell>
          <table:table-cell table:style-name="ce535" office:value-type="float" office:value="0.57111209570226" calcext:value-type="float">
            <text:p>0,5711</text:p>
          </table:table-cell>
          <table:table-cell table:style-name="ce537" office:value-type="float" office:value="0.142224191404519" calcext:value-type="float">
            <text:p>0,1422</text:p>
          </table:table-cell>
          <table:table-cell table:style-name="ce535" office:value-type="float" office:value="0.591297018227795" calcext:value-type="float">
            <text:p>0,5913</text:p>
          </table:table-cell>
          <table:table-cell table:style-name="ce537" office:value-type="float" office:value="0.182083205523151" calcext:value-type="float">
            <text:p>0,1821</text:p>
          </table:table-cell>
          <table:table-cell table:number-columns-repeated="2"/>
          <table:table-cell table:style-name="ce541" office:value-type="float" office:value="0.6149" calcext:value-type="float">
            <text:p>0,61</text:p>
          </table:table-cell>
          <table:table-cell table:style-name="ce553" office:value-type="float" office:value="0.2298" calcext:value-type="float">
            <text:p>0,23</text:p>
          </table:table-cell>
          <table:table-cell table:style-name="ce565" office:value-type="float" office:value="0.603491782036418" calcext:value-type="float">
            <text:p>0,60</text:p>
          </table:table-cell>
          <table:table-cell table:style-name="ce577" office:value-type="float" office:value="0.207070626272839" calcext:value-type="float">
            <text:p>0,21</text:p>
          </table:table-cell>
          <table:table-cell table:style-name="ce589" office:value-type="float" office:value="0.542091271599468" calcext:value-type="float">
            <text:p>0,54</text:p>
          </table:table-cell>
          <table:table-cell table:style-name="ce601" office:value-type="float" office:value="0.0841825431989367" calcext:value-type="float">
            <text:p>0,08</text:p>
          </table:table-cell>
          <table:table-cell table:style-name="ce613" office:value-type="float" office:value="0.574965757032979" calcext:value-type="float">
            <text:p>0,57</text:p>
          </table:table-cell>
          <table:table-cell table:style-name="ce625" office:value-type="float" office:value="0.15002775024953" calcext:value-type="float">
            <text:p>0,15</text:p>
          </table:table-cell>
        </table:table-row>
        <table:table-row table:style-name="ro3">
          <table:table-cell table:number-columns-repeated="17"/>
          <table:table-cell office:value-type="string" calcext:value-type="string" table:number-columns-spanned="1" table:number-rows-spanned="6">
            <text:p>M2</text:p>
          </table:table-cell>
          <table:table-cell office:value-type="string" calcext:value-type="string">
            <text:p>MLP</text:p>
          </table:table-cell>
          <table:table-cell office:value-type="float" office:value="0.6149" calcext:value-type="float">
            <text:p>0,6149</text:p>
          </table:table-cell>
          <table:table-cell office:value-type="float" office:value="0.2298" calcext:value-type="float">
            <text:p>0,2298</text:p>
          </table:table-cell>
          <table:table-cell office:value-type="float" office:value="0.603491782036418" calcext:value-type="float">
            <text:p>0,6035</text:p>
          </table:table-cell>
          <table:table-cell office:value-type="float" office:value="0.207070626272839" calcext:value-type="float">
            <text:p>0,2071</text:p>
          </table:table-cell>
          <table:table-cell office:value-type="float" office:value="0.542091271599468" calcext:value-type="float">
            <text:p>0,5421</text:p>
          </table:table-cell>
          <table:table-cell office:value-type="float" office:value="0.0841825431989367" calcext:value-type="float">
            <text:p>0,0842</text:p>
          </table:table-cell>
          <table:table-cell office:value-type="float" office:value="0.574965757032979" calcext:value-type="float">
            <text:p>0,5750</text:p>
          </table:table-cell>
          <table:table-cell office:value-type="float" office:value="0.15002775024953" calcext:value-type="float">
            <text:p>0,1500</text:p>
          </table:table-cell>
          <table:table-cell table:number-columns-repeated="2"/>
          <table:table-cell table:style-name="ce542" office:value-type="float" office:value="0.6224" calcext:value-type="float">
            <text:p>0,62</text:p>
          </table:table-cell>
          <table:table-cell table:style-name="ce554" office:value-type="float" office:value="0.2448" calcext:value-type="float">
            <text:p>0,24</text:p>
          </table:table-cell>
          <table:table-cell table:style-name="ce566" office:value-type="float" office:value="0.604105571847507" calcext:value-type="float">
            <text:p>0,60</text:p>
          </table:table-cell>
          <table:table-cell table:style-name="ce578" office:value-type="float" office:value="0.208236321362046" calcext:value-type="float">
            <text:p>0,21</text:p>
          </table:table-cell>
          <table:table-cell table:style-name="ce590" office:value-type="float" office:value="0.537882144439522" calcext:value-type="float">
            <text:p>0,54</text:p>
          </table:table-cell>
          <table:table-cell table:style-name="ce602" office:value-type="float" office:value="0.0757642888790431" calcext:value-type="float">
            <text:p>0,08</text:p>
          </table:table-cell>
          <table:table-cell table:style-name="ce614" office:value-type="float" office:value="0.580444631756401" calcext:value-type="float">
            <text:p>0,58</text:p>
          </table:table-cell>
          <table:table-cell table:style-name="ce626" office:value-type="float" office:value="0.160817893178547" calcext:value-type="float">
            <text:p>0,16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LR</text:p>
          </table:table-cell>
          <table:table-cell office:value-type="float" office:value="0.6224" calcext:value-type="float">
            <text:p>0,6224</text:p>
          </table:table-cell>
          <table:table-cell office:value-type="float" office:value="0.2448" calcext:value-type="float">
            <text:p>0,2448</text:p>
          </table:table-cell>
          <table:table-cell office:value-type="float" office:value="0.604105571847507" calcext:value-type="float">
            <text:p>0,6041</text:p>
          </table:table-cell>
          <table:table-cell office:value-type="float" office:value="0.208236321362046" calcext:value-type="float">
            <text:p>0,2082</text:p>
          </table:table-cell>
          <table:table-cell office:value-type="float" office:value="0.537882144439522" calcext:value-type="float">
            <text:p>0,5379</text:p>
          </table:table-cell>
          <table:table-cell office:value-type="float" office:value="0.0757642888790431" calcext:value-type="float">
            <text:p>0,0758</text:p>
          </table:table-cell>
          <table:table-cell office:value-type="float" office:value="0.580444631756401" calcext:value-type="float">
            <text:p>0,5804</text:p>
          </table:table-cell>
          <table:table-cell office:value-type="float" office:value="0.160817893178547" calcext:value-type="float">
            <text:p>0,1608</text:p>
          </table:table-cell>
          <table:table-cell table:number-columns-repeated="2"/>
          <table:table-cell table:style-name="ce542" office:value-type="float" office:value="0.5989" calcext:value-type="float">
            <text:p>0,60</text:p>
          </table:table-cell>
          <table:table-cell table:style-name="ce554" office:value-type="float" office:value="0.1978" calcext:value-type="float">
            <text:p>0,20</text:p>
          </table:table-cell>
          <table:table-cell table:style-name="ce566" office:value-type="float" office:value="0.592784559776308" calcext:value-type="float">
            <text:p>0,59</text:p>
          </table:table-cell>
          <table:table-cell table:style-name="ce578" office:value-type="float" office:value="0.185977263777363" calcext:value-type="float">
            <text:p>0,19</text:p>
          </table:table-cell>
          <table:table-cell table:style-name="ce590" office:value-type="float" office:value="0.531236154186974" calcext:value-type="float">
            <text:p>0,53</text:p>
          </table:table-cell>
          <table:table-cell table:style-name="ce602" office:value-type="float" office:value="0.0624723083739478" calcext:value-type="float">
            <text:p>0,06</text:p>
          </table:table-cell>
          <table:table-cell table:style-name="ce614" office:value-type="float" office:value="0.579145155059179" calcext:value-type="float">
            <text:p>0,58</text:p>
          </table:table-cell>
          <table:table-cell table:style-name="ce626" office:value-type="float" office:value="0.159454703046393" calcext:value-type="float">
            <text:p>0,16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BN</text:p>
          </table:table-cell>
          <table:table-cell office:value-type="float" office:value="0.5989" calcext:value-type="float">
            <text:p>0,5989</text:p>
          </table:table-cell>
          <table:table-cell office:value-type="float" office:value="0.1978" calcext:value-type="float">
            <text:p>0,1978</text:p>
          </table:table-cell>
          <table:table-cell office:value-type="float" office:value="0.592784559776308" calcext:value-type="float">
            <text:p>0,5928</text:p>
          </table:table-cell>
          <table:table-cell office:value-type="float" office:value="0.185977263777363" calcext:value-type="float">
            <text:p>0,1860</text:p>
          </table:table-cell>
          <table:table-cell office:value-type="float" office:value="0.531236154186974" calcext:value-type="float">
            <text:p>0,5312</text:p>
          </table:table-cell>
          <table:table-cell office:value-type="float" office:value="0.0624723083739478" calcext:value-type="float">
            <text:p>0,0625</text:p>
          </table:table-cell>
          <table:table-cell office:value-type="float" office:value="0.579145155059179" calcext:value-type="float">
            <text:p>0,5791</text:p>
          </table:table-cell>
          <table:table-cell office:value-type="float" office:value="0.159454703046393" calcext:value-type="float">
            <text:p>0,1595</text:p>
          </table:table-cell>
          <table:table-cell table:number-columns-repeated="2"/>
          <table:table-cell table:style-name="ce542" office:value-type="float" office:value="0.6441" calcext:value-type="float">
            <text:p>0,64</text:p>
          </table:table-cell>
          <table:table-cell table:style-name="ce554" office:value-type="float" office:value="0.2882" calcext:value-type="float">
            <text:p>0,29</text:p>
          </table:table-cell>
          <table:table-cell table:style-name="ce566" office:value-type="float" office:value="0.610652663165791" calcext:value-type="float">
            <text:p>0,61</text:p>
          </table:table-cell>
          <table:table-cell table:style-name="ce578" office:value-type="float" office:value="0.22165573110472" calcext:value-type="float">
            <text:p>0,22</text:p>
          </table:table-cell>
          <table:table-cell table:style-name="ce590" office:value-type="float" office:value="0.549180327868853" calcext:value-type="float">
            <text:p>0,55</text:p>
          </table:table-cell>
          <table:table-cell table:style-name="ce602" office:value-type="float" office:value="0.098360655737705" calcext:value-type="float">
            <text:p>0,10</text:p>
          </table:table-cell>
          <table:table-cell table:style-name="ce614" office:value-type="float" office:value="0.590770203350542" calcext:value-type="float">
            <text:p>0,59</text:p>
          </table:table-cell>
          <table:table-cell table:style-name="ce626" office:value-type="float" office:value="0.181667218688591" calcext:value-type="float">
            <text:p>0,18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DT</text:p>
          </table:table-cell>
          <table:table-cell office:value-type="float" office:value="0.6441" calcext:value-type="float">
            <text:p>0,6441</text:p>
          </table:table-cell>
          <table:table-cell office:value-type="float" office:value="0.2882" calcext:value-type="float">
            <text:p>0,2882</text:p>
          </table:table-cell>
          <table:table-cell office:value-type="float" office:value="0.610652663165791" calcext:value-type="float">
            <text:p>0,6107</text:p>
          </table:table-cell>
          <table:table-cell office:value-type="float" office:value="0.22165573110472" calcext:value-type="float">
            <text:p>0,2217</text:p>
          </table:table-cell>
          <table:table-cell office:value-type="float" office:value="0.549180327868853" calcext:value-type="float">
            <text:p>0,5492</text:p>
          </table:table-cell>
          <table:table-cell office:value-type="float" office:value="0.098360655737705" calcext:value-type="float">
            <text:p>0,0984</text:p>
          </table:table-cell>
          <table:table-cell office:value-type="float" office:value="0.590770203350542" calcext:value-type="float">
            <text:p>0,5908</text:p>
          </table:table-cell>
          <table:table-cell office:value-type="float" office:value="0.181667218688591" calcext:value-type="float">
            <text:p>0,1817</text:p>
          </table:table-cell>
          <table:table-cell table:number-columns-repeated="2"/>
          <table:table-cell table:style-name="ce542" office:value-type="float" office:value="0.6388" calcext:value-type="float">
            <text:p>0,64</text:p>
          </table:table-cell>
          <table:table-cell table:style-name="ce554" office:value-type="float" office:value="0.2776" calcext:value-type="float">
            <text:p>0,28</text:p>
          </table:table-cell>
          <table:table-cell table:style-name="ce566" office:value-type="float" office:value="0.615631180522403" calcext:value-type="float">
            <text:p>0,62</text:p>
          </table:table-cell>
          <table:table-cell table:style-name="ce578" office:value-type="float" office:value="0.231440202829698" calcext:value-type="float">
            <text:p>0,23</text:p>
          </table:table-cell>
          <table:table-cell table:style-name="ce590" office:value-type="float" office:value="0.541648205582632" calcext:value-type="float">
            <text:p>0,54</text:p>
          </table:table-cell>
          <table:table-cell table:style-name="ce602" office:value-type="float" office:value="0.0832964111652636" calcext:value-type="float">
            <text:p>0,08</text:p>
          </table:table-cell>
          <table:table-cell table:style-name="ce614" office:value-type="float" office:value="0.585080602676219" calcext:value-type="float">
            <text:p>0,59</text:p>
          </table:table-cell>
          <table:table-cell table:style-name="ce626" office:value-type="float" office:value="0.169742302520907" calcext:value-type="float">
            <text:p>0,17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RF</text:p>
          </table:table-cell>
          <table:table-cell office:value-type="float" office:value="0.6388" calcext:value-type="float">
            <text:p>0,6388</text:p>
          </table:table-cell>
          <table:table-cell office:value-type="float" office:value="0.2776" calcext:value-type="float">
            <text:p>0,2776</text:p>
          </table:table-cell>
          <table:table-cell office:value-type="float" office:value="0.615631180522403" calcext:value-type="float">
            <text:p>0,6156</text:p>
          </table:table-cell>
          <table:table-cell office:value-type="float" office:value="0.231440202829698" calcext:value-type="float">
            <text:p>0,2314</text:p>
          </table:table-cell>
          <table:table-cell office:value-type="float" office:value="0.541648205582632" calcext:value-type="float">
            <text:p>0,5416</text:p>
          </table:table-cell>
          <table:table-cell office:value-type="float" office:value="0.0832964111652636" calcext:value-type="float">
            <text:p>0,0833</text:p>
          </table:table-cell>
          <table:table-cell office:value-type="float" office:value="0.585080602676219" calcext:value-type="float">
            <text:p>0,5851</text:p>
          </table:table-cell>
          <table:table-cell office:value-type="float" office:value="0.169742302520907" calcext:value-type="float">
            <text:p>0,1697</text:p>
          </table:table-cell>
          <table:table-cell table:number-columns-repeated="2"/>
          <table:table-cell table:style-name="ce543" office:value-type="float" office:value="0.6005" calcext:value-type="float">
            <text:p>0,60</text:p>
          </table:table-cell>
          <table:table-cell table:style-name="ce555" office:value-type="float" office:value="0.201" calcext:value-type="float">
            <text:p>0,20</text:p>
          </table:table-cell>
          <table:table-cell table:style-name="ce567" office:value-type="float" office:value="0.586510263929619" calcext:value-type="float">
            <text:p>0,59</text:p>
          </table:table-cell>
          <table:table-cell table:style-name="ce579" office:value-type="float" office:value="0.172923099817702" calcext:value-type="float">
            <text:p>0,17</text:p>
          </table:table-cell>
          <table:table-cell table:style-name="ce591" office:value-type="float" office:value="0.530793088170137" calcext:value-type="float">
            <text:p>0,53</text:p>
          </table:table-cell>
          <table:table-cell table:style-name="ce603" office:value-type="float" office:value="0.0615861763402747" calcext:value-type="float">
            <text:p>0,06</text:p>
          </table:table-cell>
          <table:table-cell table:style-name="ce615" office:value-type="float" office:value="0.561830506093492" calcext:value-type="float">
            <text:p>0,56</text:p>
          </table:table-cell>
          <table:table-cell table:style-name="ce627" office:value-type="float" office:value="0.122947591708008" calcext:value-type="float">
            <text:p>0,12</text:p>
          </table:table-cell>
        </table:table-row>
        <table:table-row table:style-name="ro3">
          <table:table-cell table:number-columns-repeated="17"/>
          <table:covered-table-cell/>
          <table:table-cell table:style-name="ce15" office:value-type="string" calcext:value-type="string">
            <text:p>LBR</text:p>
          </table:table-cell>
          <table:table-cell table:style-name="ce49" office:value-type="float" office:value="0.6005" calcext:value-type="float">
            <text:p>0,6005</text:p>
          </table:table-cell>
          <table:table-cell table:style-name="ce51" office:value-type="float" office:value="0.201" calcext:value-type="float">
            <text:p>0,2010</text:p>
          </table:table-cell>
          <table:table-cell table:style-name="ce53" office:value-type="float" office:value="0.586510263929619" calcext:value-type="float">
            <text:p>0,5865</text:p>
          </table:table-cell>
          <table:table-cell table:style-name="ce49" office:value-type="float" office:value="0.172923099817702" calcext:value-type="float">
            <text:p>0,1729</text:p>
          </table:table-cell>
          <table:table-cell table:style-name="ce535" office:value-type="float" office:value="0.530793088170137" calcext:value-type="float">
            <text:p>0,5308</text:p>
          </table:table-cell>
          <table:table-cell table:style-name="ce537" office:value-type="float" office:value="0.0615861763402747" calcext:value-type="float">
            <text:p>0,0616</text:p>
          </table:table-cell>
          <table:table-cell table:style-name="ce535" office:value-type="float" office:value="0.561830506093492" calcext:value-type="float">
            <text:p>0,5618</text:p>
          </table:table-cell>
          <table:table-cell table:style-name="ce537" office:value-type="float" office:value="0.122947591708008" calcext:value-type="float">
            <text:p>0,1229</text:p>
          </table:table-cell>
          <table:table-cell table:number-columns-repeated="2"/>
          <table:table-cell table:style-name="ce544" office:value-type="float" office:value="0.8541" calcext:value-type="float">
            <text:p>0,85</text:p>
          </table:table-cell>
          <table:table-cell table:style-name="ce556" office:value-type="float" office:value="0.7082" calcext:value-type="float">
            <text:p>0,71</text:p>
          </table:table-cell>
          <table:table-cell table:style-name="ce568" office:value-type="float" office:value="0.658923705722071" calcext:value-type="float">
            <text:p>0,66</text:p>
          </table:table-cell>
          <table:table-cell table:style-name="ce580" office:value-type="float" office:value="0.318022679245951" calcext:value-type="float">
            <text:p>0,32</text:p>
          </table:table-cell>
          <table:table-cell table:style-name="ce592" office:value-type="float" office:value="0.613424900310146" calcext:value-type="float">
            <text:p>0,61</text:p>
          </table:table-cell>
          <table:table-cell table:style-name="ce604" office:value-type="float" office:value="0.226849800620292" calcext:value-type="float">
            <text:p>0,23</text:p>
          </table:table-cell>
          <table:table-cell table:style-name="ce616" office:value-type="float" office:value="0.694798581111931" calcext:value-type="float">
            <text:p>0,69</text:p>
          </table:table-cell>
          <table:table-cell table:style-name="ce628" office:value-type="float" office:value="0.390383763330552" calcext:value-type="float">
            <text:p>0,39</text:p>
          </table:table-cell>
        </table:table-row>
        <table:table-row table:style-name="ro3">
          <table:table-cell table:number-columns-repeated="17"/>
          <table:table-cell office:value-type="string" calcext:value-type="string" table:number-columns-spanned="1" table:number-rows-spanned="6">
            <text:p>M3</text:p>
          </table:table-cell>
          <table:table-cell office:value-type="string" calcext:value-type="string">
            <text:p>RF</text:p>
          </table:table-cell>
          <table:table-cell office:value-type="float" office:value="0.8541" calcext:value-type="float">
            <text:p>0,8541</text:p>
          </table:table-cell>
          <table:table-cell office:value-type="float" office:value="0.7082" calcext:value-type="float">
            <text:p>0,7082</text:p>
          </table:table-cell>
          <table:table-cell office:value-type="float" office:value="0.658923705722071" calcext:value-type="float">
            <text:p>0,6589</text:p>
          </table:table-cell>
          <table:table-cell office:value-type="float" office:value="0.318022679245951" calcext:value-type="float">
            <text:p>0,3180</text:p>
          </table:table-cell>
          <table:table-cell office:value-type="float" office:value="0.613424900310146" calcext:value-type="float">
            <text:p>0,6134</text:p>
          </table:table-cell>
          <table:table-cell office:value-type="float" office:value="0.226849800620292" calcext:value-type="float">
            <text:p>0,2268</text:p>
          </table:table-cell>
          <table:table-cell office:value-type="float" office:value="0.694798581111931" calcext:value-type="float">
            <text:p>0,6948</text:p>
          </table:table-cell>
          <table:table-cell office:value-type="float" office:value="0.390383763330552" calcext:value-type="float">
            <text:p>0,3904</text:p>
          </table:table-cell>
          <table:table-cell table:number-columns-repeated="2"/>
          <table:table-cell table:style-name="ce545" office:value-type="float" office:value="0.7779" calcext:value-type="float">
            <text:p>0,78</text:p>
          </table:table-cell>
          <table:table-cell table:style-name="ce557" office:value-type="float" office:value="0.5558" calcext:value-type="float">
            <text:p>0,56</text:p>
          </table:table-cell>
          <table:table-cell table:style-name="ce569" office:value-type="float" office:value="0.630790190735695" calcext:value-type="float">
            <text:p>0,63</text:p>
          </table:table-cell>
          <table:table-cell table:style-name="ce581" office:value-type="float" office:value="0.261639477065219" calcext:value-type="float">
            <text:p>0,26</text:p>
          </table:table-cell>
          <table:table-cell table:style-name="ce593" office:value-type="float" office:value="0.623615418697386" calcext:value-type="float">
            <text:p>0,62</text:p>
          </table:table-cell>
          <table:table-cell table:style-name="ce605" office:value-type="float" office:value="0.247230837394772" calcext:value-type="float">
            <text:p>0,25</text:p>
          </table:table-cell>
          <table:table-cell table:style-name="ce617" office:value-type="float" office:value="0.655498191268921" calcext:value-type="float">
            <text:p>0,66</text:p>
          </table:table-cell>
          <table:table-cell table:style-name="ce629" office:value-type="float" office:value="0.311180036599112" calcext:value-type="float">
            <text:p>0,31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LBR</text:p>
          </table:table-cell>
          <table:table-cell office:value-type="float" office:value="0.7779" calcext:value-type="float">
            <text:p>0,7779</text:p>
          </table:table-cell>
          <table:table-cell office:value-type="float" office:value="0.5558" calcext:value-type="float">
            <text:p>0,5558</text:p>
          </table:table-cell>
          <table:table-cell office:value-type="float" office:value="0.630790190735695" calcext:value-type="float">
            <text:p>0,6308</text:p>
          </table:table-cell>
          <table:table-cell office:value-type="float" office:value="0.261639477065219" calcext:value-type="float">
            <text:p>0,2616</text:p>
          </table:table-cell>
          <table:table-cell office:value-type="float" office:value="0.623615418697386" calcext:value-type="float">
            <text:p>0,6236</text:p>
          </table:table-cell>
          <table:table-cell office:value-type="float" office:value="0.247230837394772" calcext:value-type="float">
            <text:p>0,2472</text:p>
          </table:table-cell>
          <table:table-cell office:value-type="float" office:value="0.655498191268921" calcext:value-type="float">
            <text:p>0,6555</text:p>
          </table:table-cell>
          <table:table-cell office:value-type="float" office:value="0.311180036599112" calcext:value-type="float">
            <text:p>0,3112</text:p>
          </table:table-cell>
          <table:table-cell table:number-columns-repeated="2"/>
          <table:table-cell table:style-name="ce545" office:value-type="float" office:value="0.8271" calcext:value-type="float">
            <text:p>0,83</text:p>
          </table:table-cell>
          <table:table-cell table:style-name="ce557" office:value-type="float" office:value="0.6542" calcext:value-type="float">
            <text:p>0,65</text:p>
          </table:table-cell>
          <table:table-cell table:style-name="ce569" office:value-type="float" office:value="0.658991825613079" calcext:value-type="float">
            <text:p>0,66</text:p>
          </table:table-cell>
          <table:table-cell table:style-name="ce581" office:value-type="float" office:value="0.318133552595295" calcext:value-type="float">
            <text:p>0,32</text:p>
          </table:table-cell>
          <table:table-cell table:style-name="ce593" office:value-type="float" office:value="0.646211785556048" calcext:value-type="float">
            <text:p>0,65</text:p>
          </table:table-cell>
          <table:table-cell table:style-name="ce605" office:value-type="float" office:value="0.292423571112096" calcext:value-type="float">
            <text:p>0,29</text:p>
          </table:table-cell>
          <table:table-cell table:style-name="ce617" office:value-type="float" office:value="0.679872159589787" calcext:value-type="float">
            <text:p>0,68</text:p>
          </table:table-cell>
          <table:table-cell table:style-name="ce629" office:value-type="float" office:value="0.359483310231988" calcext:value-type="float">
            <text:p>0,36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MLP</text:p>
          </table:table-cell>
          <table:table-cell office:value-type="float" office:value="0.8271" calcext:value-type="float">
            <text:p>0,8271</text:p>
          </table:table-cell>
          <table:table-cell office:value-type="float" office:value="0.6542" calcext:value-type="float">
            <text:p>0,6542</text:p>
          </table:table-cell>
          <table:table-cell office:value-type="float" office:value="0.658991825613079" calcext:value-type="float">
            <text:p>0,6590</text:p>
          </table:table-cell>
          <table:table-cell office:value-type="float" office:value="0.318133552595295" calcext:value-type="float">
            <text:p>0,3181</text:p>
          </table:table-cell>
          <table:table-cell office:value-type="float" office:value="0.646211785556048" calcext:value-type="float">
            <text:p>0,6462</text:p>
          </table:table-cell>
          <table:table-cell office:value-type="float" office:value="0.292423571112096" calcext:value-type="float">
            <text:p>0,2924</text:p>
          </table:table-cell>
          <table:table-cell office:value-type="float" office:value="0.679872159589787" calcext:value-type="float">
            <text:p>0,6799</text:p>
          </table:table-cell>
          <table:table-cell office:value-type="float" office:value="0.359483310231988" calcext:value-type="float">
            <text:p>0,3595</text:p>
          </table:table-cell>
          <table:table-cell table:number-columns-repeated="2"/>
          <table:table-cell table:style-name="ce545" office:value-type="float" office:value="0.8612" calcext:value-type="float">
            <text:p>0,86</text:p>
          </table:table-cell>
          <table:table-cell table:style-name="ce557" office:value-type="float" office:value="0.7224" calcext:value-type="float">
            <text:p>0,72</text:p>
          </table:table-cell>
          <table:table-cell table:style-name="ce569" office:value-type="float" office:value="0.676226158038147" calcext:value-type="float">
            <text:p>0,68</text:p>
          </table:table-cell>
          <table:table-cell table:style-name="ce581" office:value-type="float" office:value="0.352615329025504" calcext:value-type="float">
            <text:p>0,35</text:p>
          </table:table-cell>
          <table:table-cell table:style-name="ce593" office:value-type="float" office:value="0.5" calcext:value-type="float">
            <text:p>0,50</text:p>
          </table:table-cell>
          <table:table-cell table:style-name="ce605" office:value-type="float" office:value="0" calcext:value-type="float">
            <text:p>0,00</text:p>
          </table:table-cell>
          <table:table-cell table:style-name="ce617" office:value-type="float" office:value="0.707863590067783" calcext:value-type="float">
            <text:p>0,71</text:p>
          </table:table-cell>
          <table:table-cell table:style-name="ce629" office:value-type="float" office:value="0.41619536278929" calcext:value-type="float">
            <text:p>0,42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LR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676226158038147" calcext:value-type="float">
            <text:p>0,6762</text:p>
          </table:table-cell>
          <table:table-cell office:value-type="float" office:value="0.352615329025504" calcext:value-type="float">
            <text:p>0,3526</text:p>
          </table:table-cell>
          <table:table-cell office:value-type="float" office:value="0.5" calcext:value-type="float">
            <text:p>0,5000</text:p>
          </table:table-cell>
          <table:table-cell office:value-type="float" office:value="0" calcext:value-type="float">
            <text:p>0,0000</text:p>
          </table:table-cell>
          <table:table-cell office:value-type="float" office:value="0.707863590067783" calcext:value-type="float">
            <text:p>0,7079</text:p>
          </table:table-cell>
          <table:table-cell office:value-type="float" office:value="0.41619536278929" calcext:value-type="float">
            <text:p>0,4162</text:p>
          </table:table-cell>
          <table:table-cell table:number-columns-repeated="2"/>
          <table:table-cell table:style-name="ce545" office:value-type="float" office:value="0.8175" calcext:value-type="float">
            <text:p>0,82</text:p>
          </table:table-cell>
          <table:table-cell table:style-name="ce557" office:value-type="float" office:value="0.635" calcext:value-type="float">
            <text:p>0,64</text:p>
          </table:table-cell>
          <table:table-cell table:style-name="ce569" office:value-type="float" office:value="0.638692098092643" calcext:value-type="float">
            <text:p>0,64</text:p>
          </table:table-cell>
          <table:table-cell table:style-name="ce581" office:value-type="float" office:value="0.277442027002568" calcext:value-type="float">
            <text:p>0,28</text:p>
          </table:table-cell>
          <table:table-cell table:style-name="ce593" office:value-type="float" office:value="0.611874169251218" calcext:value-type="float">
            <text:p>0,61</text:p>
          </table:table-cell>
          <table:table-cell table:style-name="ce605" office:value-type="float" office:value="0.223748338502437" calcext:value-type="float">
            <text:p>0,22</text:p>
          </table:table-cell>
          <table:table-cell table:style-name="ce617" office:value-type="float" office:value="0.661925332771397" calcext:value-type="float">
            <text:p>0,66</text:p>
          </table:table-cell>
          <table:table-cell table:style-name="ce629" office:value-type="float" office:value="0.323880651381546" calcext:value-type="float">
            <text:p>0,32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DT</text:p>
          </table:table-cell>
          <table:table-cell office:value-type="float" office:value="0.8175" calcext:value-type="float">
            <text:p>0,8175</text:p>
          </table:table-cell>
          <table:table-cell office:value-type="float" office:value="0.635" calcext:value-type="float">
            <text:p>0,6350</text:p>
          </table:table-cell>
          <table:table-cell office:value-type="float" office:value="0.638692098092643" calcext:value-type="float">
            <text:p>0,6387</text:p>
          </table:table-cell>
          <table:table-cell office:value-type="float" office:value="0.277442027002568" calcext:value-type="float">
            <text:p>0,2774</text:p>
          </table:table-cell>
          <table:table-cell office:value-type="float" office:value="0.611874169251218" calcext:value-type="float">
            <text:p>0,6119</text:p>
          </table:table-cell>
          <table:table-cell office:value-type="float" office:value="0.223748338502437" calcext:value-type="float">
            <text:p>0,2237</text:p>
          </table:table-cell>
          <table:table-cell office:value-type="float" office:value="0.661925332771397" calcext:value-type="float">
            <text:p>0,6619</text:p>
          </table:table-cell>
          <table:table-cell office:value-type="float" office:value="0.323880651381546" calcext:value-type="float">
            <text:p>0,3239</text:p>
          </table:table-cell>
          <table:table-cell table:number-columns-repeated="2"/>
          <table:table-cell table:style-name="ce546" office:value-type="float" office:value="0.8425" calcext:value-type="float">
            <text:p>0,84</text:p>
          </table:table-cell>
          <table:table-cell table:style-name="ce558" office:value-type="float" office:value="0.685" calcext:value-type="float">
            <text:p>0,69</text:p>
          </table:table-cell>
          <table:table-cell table:style-name="ce570" office:value-type="float" office:value="0.658174386920981" calcext:value-type="float">
            <text:p>0,66</text:p>
          </table:table-cell>
          <table:table-cell table:style-name="ce582" office:value-type="float" office:value="0.316536323066468" calcext:value-type="float">
            <text:p>0,32</text:p>
          </table:table-cell>
          <table:table-cell table:style-name="ce594" office:value-type="float" office:value="0.645325653522375" calcext:value-type="float">
            <text:p>0,65</text:p>
          </table:table-cell>
          <table:table-cell table:style-name="ce606" office:value-type="float" office:value="0.29065130704475" calcext:value-type="float">
            <text:p>0,29</text:p>
          </table:table-cell>
          <table:table-cell table:style-name="ce618" office:value-type="float" office:value="0.689003617462157" calcext:value-type="float">
            <text:p>0,69</text:p>
          </table:table-cell>
          <table:table-cell table:style-name="ce630" office:value-type="float" office:value="0.378594409871347" calcext:value-type="float">
            <text:p>0,38</text:p>
          </table:table-cell>
        </table:table-row>
        <table:table-row table:style-name="ro3">
          <table:table-cell table:number-columns-repeated="17"/>
          <table:covered-table-cell/>
          <table:table-cell table:style-name="ce15" office:value-type="string" calcext:value-type="string">
            <text:p>BN</text:p>
          </table:table-cell>
          <table:table-cell table:style-name="ce49" office:value-type="float" office:value="0.8425" calcext:value-type="float">
            <text:p>0,8425</text:p>
          </table:table-cell>
          <table:table-cell table:style-name="ce51" office:value-type="float" office:value="0.685" calcext:value-type="float">
            <text:p>0,6850</text:p>
          </table:table-cell>
          <table:table-cell table:style-name="ce53" office:value-type="float" office:value="0.658174386920981" calcext:value-type="float">
            <text:p>0,6582</text:p>
          </table:table-cell>
          <table:table-cell table:style-name="ce49" office:value-type="float" office:value="0.316536323066468" calcext:value-type="float">
            <text:p>0,3165</text:p>
          </table:table-cell>
          <table:table-cell table:style-name="ce535" office:value-type="float" office:value="0.645325653522375" calcext:value-type="float">
            <text:p>0,6453</text:p>
          </table:table-cell>
          <table:table-cell table:style-name="ce537" office:value-type="float" office:value="0.29065130704475" calcext:value-type="float">
            <text:p>0,2907</text:p>
          </table:table-cell>
          <table:table-cell table:style-name="ce535" office:value-type="float" office:value="0.689003617462157" calcext:value-type="float">
            <text:p>0,6890</text:p>
          </table:table-cell>
          <table:table-cell table:style-name="ce537" office:value-type="float" office:value="0.378594409871347" calcext:value-type="float">
            <text:p>0,3786</text:p>
          </table:table-cell>
          <table:table-cell table:number-columns-repeated="2"/>
          <table:table-cell table:style-name="ce547" office:value-type="float" office:value="0.7031" calcext:value-type="float">
            <text:p>0,70</text:p>
          </table:table-cell>
          <table:table-cell table:style-name="ce559" office:value-type="float" office:value="0.4062" calcext:value-type="float">
            <text:p>0,41</text:p>
          </table:table-cell>
          <table:table-cell table:style-name="ce571" office:value-type="float" office:value="0.600204359673024" calcext:value-type="float">
            <text:p>0,60</text:p>
          </table:table-cell>
          <table:table-cell table:style-name="ce583" office:value-type="float" office:value="0.200492445961064" calcext:value-type="float">
            <text:p>0,20</text:p>
          </table:table-cell>
          <table:table-cell table:style-name="ce595" office:value-type="float" office:value="0.548737261852016" calcext:value-type="float">
            <text:p>0,55</text:p>
          </table:table-cell>
          <table:table-cell table:style-name="ce607" office:value-type="float" office:value="0.097474523704032" calcext:value-type="float">
            <text:p>0,10</text:p>
          </table:table-cell>
          <table:table-cell table:style-name="ce619" office:value-type="float" office:value="0.592280405998665" calcext:value-type="float">
            <text:p>0,59</text:p>
          </table:table-cell>
          <table:table-cell table:style-name="ce631" office:value-type="float" office:value="0.184608036056776" calcext:value-type="float">
            <text:p>0,18</text:p>
          </table:table-cell>
        </table:table-row>
        <table:table-row table:style-name="ro3">
          <table:table-cell table:number-columns-repeated="17"/>
          <table:table-cell office:value-type="string" calcext:value-type="string" table:number-columns-spanned="1" table:number-rows-spanned="6">
            <text:p>M4</text:p>
          </table:table-cell>
          <table:table-cell office:value-type="string" calcext:value-type="string">
            <text:p>RF</text:p>
          </table:table-cell>
          <table:table-cell office:value-type="float" office:value="0.7031" calcext:value-type="float">
            <text:p>0,7031</text:p>
          </table:table-cell>
          <table:table-cell office:value-type="float" office:value="0.4062" calcext:value-type="float">
            <text:p>0,4062</text:p>
          </table:table-cell>
          <table:table-cell office:value-type="float" office:value="0.600204359673024" calcext:value-type="float">
            <text:p>0,6002</text:p>
          </table:table-cell>
          <table:table-cell office:value-type="float" office:value="0.200492445961064" calcext:value-type="float">
            <text:p>0,2005</text:p>
          </table:table-cell>
          <table:table-cell office:value-type="float" office:value="0.548737261852016" calcext:value-type="float">
            <text:p>0,5487</text:p>
          </table:table-cell>
          <table:table-cell office:value-type="float" office:value="0.097474523704032" calcext:value-type="float">
            <text:p>0,0975</text:p>
          </table:table-cell>
          <table:table-cell office:value-type="float" office:value="0.592280405998665" calcext:value-type="float">
            <text:p>0,5923</text:p>
          </table:table-cell>
          <table:table-cell office:value-type="float" office:value="0.184608036056776" calcext:value-type="float">
            <text:p>0,1846</text:p>
          </table:table-cell>
          <table:table-cell table:number-columns-repeated="2"/>
          <table:table-cell table:style-name="ce548" office:value-type="float" office:value="0.671" calcext:value-type="float">
            <text:p>0,67</text:p>
          </table:table-cell>
          <table:table-cell table:style-name="ce560" office:value-type="float" office:value="0.342" calcext:value-type="float">
            <text:p>0,34</text:p>
          </table:table-cell>
          <table:table-cell table:style-name="ce572" office:value-type="float" office:value="0.595980926430518" calcext:value-type="float">
            <text:p>0,60</text:p>
          </table:table-cell>
          <table:table-cell table:style-name="ce584" office:value-type="float" office:value="0.19203092876074" calcext:value-type="float">
            <text:p>0,19</text:p>
          </table:table-cell>
          <table:table-cell table:style-name="ce596" office:value-type="float" office:value="0.543420469649978" calcext:value-type="float">
            <text:p>0,54</text:p>
          </table:table-cell>
          <table:table-cell table:style-name="ce608" office:value-type="float" office:value="0.0868409392999556" calcext:value-type="float">
            <text:p>0,09</text:p>
          </table:table-cell>
          <table:table-cell table:style-name="ce620" office:value-type="float" office:value="0.571839988761283" calcext:value-type="float">
            <text:p>0,57</text:p>
          </table:table-cell>
          <table:table-cell table:style-name="ce632" office:value-type="float" office:value="0.143313000185598" calcext:value-type="float">
            <text:p>0,14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LBR</text:p>
          </table:table-cell>
          <table:table-cell office:value-type="float" office:value="0.671" calcext:value-type="float">
            <text:p>0,6710</text:p>
          </table:table-cell>
          <table:table-cell office:value-type="float" office:value="0.342" calcext:value-type="float">
            <text:p>0,3420</text:p>
          </table:table-cell>
          <table:table-cell office:value-type="float" office:value="0.595980926430518" calcext:value-type="float">
            <text:p>0,5960</text:p>
          </table:table-cell>
          <table:table-cell office:value-type="float" office:value="0.19203092876074" calcext:value-type="float">
            <text:p>0,1920</text:p>
          </table:table-cell>
          <table:table-cell office:value-type="float" office:value="0.543420469649978" calcext:value-type="float">
            <text:p>0,5434</text:p>
          </table:table-cell>
          <table:table-cell office:value-type="float" office:value="0.0868409392999556" calcext:value-type="float">
            <text:p>0,0868</text:p>
          </table:table-cell>
          <table:table-cell office:value-type="float" office:value="0.571839988761283" calcext:value-type="float">
            <text:p>0,5718</text:p>
          </table:table-cell>
          <table:table-cell office:value-type="float" office:value="0.143313000185598" calcext:value-type="float">
            <text:p>0,1433</text:p>
          </table:table-cell>
          <table:table-cell table:number-columns-repeated="2"/>
          <table:table-cell table:style-name="ce548" office:value-type="float" office:value="0.722" calcext:value-type="float">
            <text:p>0,72</text:p>
          </table:table-cell>
          <table:table-cell table:style-name="ce560" office:value-type="float" office:value="0.444" calcext:value-type="float">
            <text:p>0,44</text:p>
          </table:table-cell>
          <table:table-cell table:style-name="ce572" office:value-type="float" office:value="0.619891008174387" calcext:value-type="float">
            <text:p>0,62</text:p>
          </table:table-cell>
          <table:table-cell table:style-name="ce584" office:value-type="float" office:value="0.240084540437168" calcext:value-type="float">
            <text:p>0,24</text:p>
          </table:table-cell>
          <table:table-cell table:style-name="ce596" office:value-type="float" office:value="0.58750553832521" calcext:value-type="float">
            <text:p>0,59</text:p>
          </table:table-cell>
          <table:table-cell table:style-name="ce608" office:value-type="float" office:value="0.175011076650421" calcext:value-type="float">
            <text:p>0,18</text:p>
          </table:table-cell>
          <table:table-cell table:style-name="ce620" office:value-type="float" office:value="0.604467390159098" calcext:value-type="float">
            <text:p>0,60</text:p>
          </table:table-cell>
          <table:table-cell table:style-name="ce632" office:value-type="float" office:value="0.2087733624645" calcext:value-type="float">
            <text:p>0,21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MLP</text:p>
          </table:table-cell>
          <table:table-cell office:value-type="float" office:value="0.722" calcext:value-type="float">
            <text:p>0,7220</text:p>
          </table:table-cell>
          <table:table-cell office:value-type="float" office:value="0.444" calcext:value-type="float">
            <text:p>0,4440</text:p>
          </table:table-cell>
          <table:table-cell office:value-type="float" office:value="0.619891008174387" calcext:value-type="float">
            <text:p>0,6199</text:p>
          </table:table-cell>
          <table:table-cell office:value-type="float" office:value="0.240084540437168" calcext:value-type="float">
            <text:p>0,2401</text:p>
          </table:table-cell>
          <table:table-cell office:value-type="float" office:value="0.58750553832521" calcext:value-type="float">
            <text:p>0,5875</text:p>
          </table:table-cell>
          <table:table-cell office:value-type="float" office:value="0.175011076650421" calcext:value-type="float">
            <text:p>0,1750</text:p>
          </table:table-cell>
          <table:table-cell office:value-type="float" office:value="0.604467390159098" calcext:value-type="float">
            <text:p>0,6045</text:p>
          </table:table-cell>
          <table:table-cell office:value-type="float" office:value="0.2087733624645" calcext:value-type="float">
            <text:p>0,2088</text:p>
          </table:table-cell>
          <table:table-cell table:number-columns-repeated="2"/>
          <table:table-cell table:style-name="ce548" office:value-type="float" office:value="0.7351" calcext:value-type="float">
            <text:p>0,74</text:p>
          </table:table-cell>
          <table:table-cell table:style-name="ce560" office:value-type="float" office:value="0.4702" calcext:value-type="float">
            <text:p>0,47</text:p>
          </table:table-cell>
          <table:table-cell table:style-name="ce572" office:value-type="float" office:value="0.636512261580381" calcext:value-type="float">
            <text:p>0,64</text:p>
          </table:table-cell>
          <table:table-cell table:style-name="ce584" office:value-type="float" office:value="0.273250389702849" calcext:value-type="float">
            <text:p>0,27</text:p>
          </table:table-cell>
          <table:table-cell table:style-name="ce596" office:value-type="float" office:value="0.625830748781568" calcext:value-type="float">
            <text:p>0,63</text:p>
          </table:table-cell>
          <table:table-cell table:style-name="ce608" office:value-type="float" office:value="0.251661497563137" calcext:value-type="float">
            <text:p>0,25</text:p>
          </table:table-cell>
          <table:table-cell table:style-name="ce620" office:value-type="float" office:value="0.631229585923507" calcext:value-type="float">
            <text:p>0,63</text:p>
          </table:table-cell>
          <table:table-cell table:style-name="ce632" office:value-type="float" office:value="0.262765747553113" calcext:value-type="float">
            <text:p>0,26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LR</text:p>
          </table:table-cell>
          <table:table-cell office:value-type="float" office:value="0.7351" calcext:value-type="float">
            <text:p>0,7351</text:p>
          </table:table-cell>
          <table:table-cell office:value-type="float" office:value="0.4702" calcext:value-type="float">
            <text:p>0,4702</text:p>
          </table:table-cell>
          <table:table-cell office:value-type="float" office:value="0.636512261580381" calcext:value-type="float">
            <text:p>0,6365</text:p>
          </table:table-cell>
          <table:table-cell office:value-type="float" office:value="0.273250389702849" calcext:value-type="float">
            <text:p>0,2733</text:p>
          </table:table-cell>
          <table:table-cell office:value-type="float" office:value="0.625830748781568" calcext:value-type="float">
            <text:p>0,6258</text:p>
          </table:table-cell>
          <table:table-cell office:value-type="float" office:value="0.251661497563137" calcext:value-type="float">
            <text:p>0,2517</text:p>
          </table:table-cell>
          <table:table-cell office:value-type="float" office:value="0.631229585923507" calcext:value-type="float">
            <text:p>0,6312</text:p>
          </table:table-cell>
          <table:table-cell office:value-type="float" office:value="0.262765747553113" calcext:value-type="float">
            <text:p>0,2628</text:p>
          </table:table-cell>
          <table:table-cell table:number-columns-repeated="2"/>
          <table:table-cell table:style-name="ce548" office:value-type="float" office:value="0.7395" calcext:value-type="float">
            <text:p>0,74</text:p>
          </table:table-cell>
          <table:table-cell table:style-name="ce560" office:value-type="float" office:value="0.479" calcext:value-type="float">
            <text:p>0,48</text:p>
          </table:table-cell>
          <table:table-cell table:style-name="ce572" office:value-type="float" office:value="0.634400544959128" calcext:value-type="float">
            <text:p>0,63</text:p>
          </table:table-cell>
          <table:table-cell table:style-name="ce584" office:value-type="float" office:value="0.268924384193312" calcext:value-type="float">
            <text:p>0,27</text:p>
          </table:table-cell>
          <table:table-cell table:style-name="ce596" office:value-type="float" office:value="0.617412494461675" calcext:value-type="float">
            <text:p>0,62</text:p>
          </table:table-cell>
          <table:table-cell table:style-name="ce608" office:value-type="float" office:value="0.23482498892335" calcext:value-type="float">
            <text:p>0,23</text:p>
          </table:table-cell>
          <table:table-cell table:style-name="ce620" office:value-type="float" office:value="0.631651037825308" calcext:value-type="float">
            <text:p>0,63</text:p>
          </table:table-cell>
          <table:table-cell table:style-name="ce632" office:value-type="float" office:value="0.263264019839238" calcext:value-type="float">
            <text:p>0,26</text:p>
          </table:table-cell>
        </table:table-row>
        <table:table-row table:style-name="ro3">
          <table:table-cell table:number-columns-repeated="17"/>
          <table:covered-table-cell/>
          <table:table-cell office:value-type="string" calcext:value-type="string">
            <text:p>DT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479" calcext:value-type="float">
            <text:p>0,4790</text:p>
          </table:table-cell>
          <table:table-cell office:value-type="float" office:value="0.634400544959128" calcext:value-type="float">
            <text:p>0,6344</text:p>
          </table:table-cell>
          <table:table-cell office:value-type="float" office:value="0.268924384193312" calcext:value-type="float">
            <text:p>0,2689</text:p>
          </table:table-cell>
          <table:table-cell office:value-type="float" office:value="0.617412494461675" calcext:value-type="float">
            <text:p>0,6174</text:p>
          </table:table-cell>
          <table:table-cell office:value-type="float" office:value="0.23482498892335" calcext:value-type="float">
            <text:p>0,2348</text:p>
          </table:table-cell>
          <table:table-cell office:value-type="float" office:value="0.631651037825308" calcext:value-type="float">
            <text:p>0,6317</text:p>
          </table:table-cell>
          <table:table-cell office:value-type="float" office:value="0.263264019839238" calcext:value-type="float">
            <text:p>0,2633</text:p>
          </table:table-cell>
          <table:table-cell table:number-columns-repeated="2"/>
          <table:table-cell table:style-name="ce549" office:value-type="float" office:value="0.6979" calcext:value-type="float">
            <text:p>0,70</text:p>
          </table:table-cell>
          <table:table-cell table:style-name="ce561" office:value-type="float" office:value="0.3958" calcext:value-type="float">
            <text:p>0,40</text:p>
          </table:table-cell>
          <table:table-cell table:style-name="ce573" office:value-type="float" office:value="0.606471389645777" calcext:value-type="float">
            <text:p>0,61</text:p>
          </table:table-cell>
          <table:table-cell table:style-name="ce585" office:value-type="float" office:value="0.21289798619831" calcext:value-type="float">
            <text:p>0,21</text:p>
          </table:table-cell>
          <table:table-cell table:style-name="ce597" office:value-type="float" office:value="0.566681435533894" calcext:value-type="float">
            <text:p>0,57</text:p>
          </table:table-cell>
          <table:table-cell table:style-name="ce609" office:value-type="float" office:value="0.133362871067789" calcext:value-type="float">
            <text:p>0,13</text:p>
          </table:table-cell>
          <table:table-cell table:style-name="ce621" office:value-type="float" office:value="0.587047378217961" calcext:value-type="float">
            <text:p>0,59</text:p>
          </table:table-cell>
          <table:table-cell table:style-name="ce633" office:value-type="float" office:value="0.173701994861389" calcext:value-type="float">
            <text:p>0,17</text:p>
          </table:table-cell>
        </table:table-row>
        <table:table-row table:style-name="ro3">
          <table:table-cell table:number-columns-repeated="17"/>
          <table:covered-table-cell/>
          <table:table-cell table:style-name="ce15" office:value-type="string" calcext:value-type="string">
            <text:p>BN</text:p>
          </table:table-cell>
          <table:table-cell table:style-name="ce49" office:value-type="float" office:value="0.6979" calcext:value-type="float">
            <text:p>0,6979</text:p>
          </table:table-cell>
          <table:table-cell table:style-name="ce51" office:value-type="float" office:value="0.3958" calcext:value-type="float">
            <text:p>0,3958</text:p>
          </table:table-cell>
          <table:table-cell table:style-name="ce53" office:value-type="float" office:value="0.606471389645777" calcext:value-type="float">
            <text:p>0,6065</text:p>
          </table:table-cell>
          <table:table-cell table:style-name="ce49" office:value-type="float" office:value="0.21289798619831" calcext:value-type="float">
            <text:p>0,2129</text:p>
          </table:table-cell>
          <table:table-cell table:style-name="ce535" office:value-type="float" office:value="0.566681435533894" calcext:value-type="float">
            <text:p>0,5667</text:p>
          </table:table-cell>
          <table:table-cell table:style-name="ce537" office:value-type="float" office:value="0.133362871067789" calcext:value-type="float">
            <text:p>0,1334</text:p>
          </table:table-cell>
          <table:table-cell table:style-name="ce535" office:value-type="float" office:value="0.587047378217961" calcext:value-type="float">
            <text:p>0,5870</text:p>
          </table:table-cell>
          <table:table-cell table:style-name="ce537" office:value-type="float" office:value="0.173701994861389" calcext:value-type="float">
            <text:p>0,173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4"/>
          <table:table-cell table:style-name="ce11" office:value-type="string" calcext:value-type="string" table:number-columns-spanned="10" table:number-rows-spanned="1">
            <text:p>tbl/res-zeus-summary.tex</text:p>
          </table:table-cell>
          <table:covered-table-cell table:style-name="ce11" office:value-type="string" calcext:value-type="string">
            <text:p>tbl/dev-tok-summary.tex</text:p>
          </table:covered-table-cell>
          <table:covered-table-cell table:number-columns-repeated="3" table:style-name="ce22"/>
          <table:covered-table-cell table:number-columns-repeated="2" table:style-name="ce31"/>
          <table:covered-table-cell table:number-columns-repeated="3" table:style-name="Default"/>
          <table:table-cell table:style-name="ce37"/>
          <table:table-cell table:number-columns-repeated="9"/>
        </table:table-row>
        <calcext:conditional-formats>
          <calcext:conditional-format calcext:target-range-address="Summary1.AD4:Summary1.AD9">
            <calcext:condition calcext:apply-style-name="MAX" calcext:value="top-elements(0.7)" calcext:base-cell-address="Summary1.AD4"/>
          </calcext:conditional-format>
          <calcext:conditional-format calcext:target-range-address="Summary1.AE4:Summary1.AE9">
            <calcext:condition calcext:apply-style-name="MAX" calcext:value="top-elements(0.7)" calcext:base-cell-address="Summary1.AE4"/>
          </calcext:conditional-format>
          <calcext:conditional-format calcext:target-range-address="Summary1.AF4:Summary1.AF9">
            <calcext:condition calcext:apply-style-name="MAX" calcext:value="top-elements(0.7)" calcext:base-cell-address="Summary1.AF4"/>
          </calcext:conditional-format>
          <calcext:conditional-format calcext:target-range-address="Summary1.AG4:Summary1.AG9">
            <calcext:condition calcext:apply-style-name="MAX" calcext:value="top-elements(0.7)" calcext:base-cell-address="Summary1.AG4"/>
          </calcext:conditional-format>
          <calcext:conditional-format calcext:target-range-address="Summary1.AH4:Summary1.AH9">
            <calcext:condition calcext:apply-style-name="MAX" calcext:value="top-elements(0.7)" calcext:base-cell-address="Summary1.AH4"/>
          </calcext:conditional-format>
          <calcext:conditional-format calcext:target-range-address="Summary1.AI4:Summary1.AI9">
            <calcext:condition calcext:apply-style-name="MAX" calcext:value="top-elements(0.7)" calcext:base-cell-address="Summary1.AI4"/>
          </calcext:conditional-format>
          <calcext:conditional-format calcext:target-range-address="Summary1.AJ4:Summary1.AJ9">
            <calcext:condition calcext:apply-style-name="MAX" calcext:value="top-elements(0.7)" calcext:base-cell-address="Summary1.AJ4"/>
          </calcext:conditional-format>
          <calcext:conditional-format calcext:target-range-address="Summary1.AK4:Summary1.AK9">
            <calcext:condition calcext:apply-style-name="MAX" calcext:value="top-elements(0.7)" calcext:base-cell-address="Summary1.AK4"/>
          </calcext:conditional-format>
          <calcext:conditional-format calcext:target-range-address="Summary1.AK10:Summary1.AK15">
            <calcext:condition calcext:apply-style-name="MAX" calcext:value="top-elements(0.7)" calcext:base-cell-address="Summary1.AK10"/>
          </calcext:conditional-format>
          <calcext:conditional-format calcext:target-range-address="Summary1.AJ10:Summary1.AJ15">
            <calcext:condition calcext:apply-style-name="MAX" calcext:value="top-elements(0.7)" calcext:base-cell-address="Summary1.AJ10"/>
          </calcext:conditional-format>
          <calcext:conditional-format calcext:target-range-address="Summary1.AI10:Summary1.AI15">
            <calcext:condition calcext:apply-style-name="MAX" calcext:value="top-elements(0.7)" calcext:base-cell-address="Summary1.AI10"/>
          </calcext:conditional-format>
          <calcext:conditional-format calcext:target-range-address="Summary1.AH10:Summary1.AH15">
            <calcext:condition calcext:apply-style-name="MAX" calcext:value="top-elements(0.7)" calcext:base-cell-address="Summary1.AH10"/>
          </calcext:conditional-format>
          <calcext:conditional-format calcext:target-range-address="Summary1.AG10:Summary1.AG15">
            <calcext:condition calcext:apply-style-name="MAX" calcext:value="top-elements(0.7)" calcext:base-cell-address="Summary1.AG10"/>
          </calcext:conditional-format>
          <calcext:conditional-format calcext:target-range-address="Summary1.AF10:Summary1.AF15">
            <calcext:condition calcext:apply-style-name="MAX" calcext:value="top-elements(0.7)" calcext:base-cell-address="Summary1.AF10"/>
          </calcext:conditional-format>
          <calcext:conditional-format calcext:target-range-address="Summary1.AE10:Summary1.AE15">
            <calcext:condition calcext:apply-style-name="MAX" calcext:value="top-elements(0.7)" calcext:base-cell-address="Summary1.AE10"/>
          </calcext:conditional-format>
          <calcext:conditional-format calcext:target-range-address="Summary1.AD10:Summary1.AD15">
            <calcext:condition calcext:apply-style-name="MAX" calcext:value="top-elements(0.7)" calcext:base-cell-address="Summary1.AD10"/>
          </calcext:conditional-format>
          <calcext:conditional-format calcext:target-range-address="Summary1.AD16:Summary1.AD21">
            <calcext:condition calcext:apply-style-name="MAX" calcext:value="top-elements(0.7)" calcext:base-cell-address="Summary1.AD16"/>
          </calcext:conditional-format>
          <calcext:conditional-format calcext:target-range-address="Summary1.AE16:Summary1.AE21">
            <calcext:condition calcext:apply-style-name="MAX" calcext:value="top-elements(0.7)" calcext:base-cell-address="Summary1.AE16"/>
          </calcext:conditional-format>
          <calcext:conditional-format calcext:target-range-address="Summary1.AF16:Summary1.AF21">
            <calcext:condition calcext:apply-style-name="MAX" calcext:value="top-elements(0.7)" calcext:base-cell-address="Summary1.AF16"/>
          </calcext:conditional-format>
          <calcext:conditional-format calcext:target-range-address="Summary1.AG16:Summary1.AG21">
            <calcext:condition calcext:apply-style-name="MAX" calcext:value="top-elements(0.7)" calcext:base-cell-address="Summary1.AG16"/>
          </calcext:conditional-format>
          <calcext:conditional-format calcext:target-range-address="Summary1.AH16:Summary1.AH21">
            <calcext:condition calcext:apply-style-name="MAX" calcext:value="top-elements(0.7)" calcext:base-cell-address="Summary1.AH16"/>
          </calcext:conditional-format>
          <calcext:conditional-format calcext:target-range-address="Summary1.AI16:Summary1.AI21">
            <calcext:condition calcext:apply-style-name="MAX" calcext:value="top-elements(0.7)" calcext:base-cell-address="Summary1.AI16"/>
          </calcext:conditional-format>
          <calcext:conditional-format calcext:target-range-address="Summary1.AJ16:Summary1.AJ21">
            <calcext:condition calcext:apply-style-name="MAX" calcext:value="top-elements(0.7)" calcext:base-cell-address="Summary1.AJ16"/>
          </calcext:conditional-format>
          <calcext:conditional-format calcext:target-range-address="Summary1.AK16:Summary1.AK21">
            <calcext:condition calcext:apply-style-name="MAX" calcext:value="top-elements(0.7)" calcext:base-cell-address="Summary1.AK16"/>
          </calcext:conditional-format>
          <calcext:conditional-format calcext:target-range-address="Summary1.AK22:Summary1.AK27">
            <calcext:condition calcext:apply-style-name="MAX" calcext:value="top-elements(0.7)" calcext:base-cell-address="Summary1.AK22"/>
          </calcext:conditional-format>
          <calcext:conditional-format calcext:target-range-address="Summary1.AJ22:Summary1.AJ27">
            <calcext:condition calcext:apply-style-name="MAX" calcext:value="top-elements(0.7)" calcext:base-cell-address="Summary1.AJ22"/>
          </calcext:conditional-format>
          <calcext:conditional-format calcext:target-range-address="Summary1.AI22:Summary1.AI27">
            <calcext:condition calcext:apply-style-name="MAX" calcext:value="top-elements(0.7)" calcext:base-cell-address="Summary1.AI22"/>
          </calcext:conditional-format>
          <calcext:conditional-format calcext:target-range-address="Summary1.AH22:Summary1.AH27">
            <calcext:condition calcext:apply-style-name="MAX" calcext:value="top-elements(0.7)" calcext:base-cell-address="Summary1.AH22"/>
          </calcext:conditional-format>
          <calcext:conditional-format calcext:target-range-address="Summary1.AG22:Summary1.AG27">
            <calcext:condition calcext:apply-style-name="MAX" calcext:value="top-elements(0.7)" calcext:base-cell-address="Summary1.AG22"/>
          </calcext:conditional-format>
          <calcext:conditional-format calcext:target-range-address="Summary1.AF22:Summary1.AF27">
            <calcext:condition calcext:apply-style-name="MAX" calcext:value="top-elements(0.7)" calcext:base-cell-address="Summary1.AF22"/>
          </calcext:conditional-format>
          <calcext:conditional-format calcext:target-range-address="Summary1.AE22:Summary1.AE27">
            <calcext:condition calcext:apply-style-name="MAX" calcext:value="top-elements(0.7)" calcext:base-cell-address="Summary1.AE22"/>
          </calcext:conditional-format>
          <calcext:conditional-format calcext:target-range-address="Summary1.AD22:Summary1.AD27">
            <calcext:condition calcext:apply-style-name="MAX" calcext:value="top-elements(0.7)" calcext:base-cell-address="Summary1.AD22"/>
          </calcext:conditional-format>
        </calcext:conditional-formats>
      </table:table>
      <table:table table:name="CrossClass" table:style-name="ta1">
        <table:table-column table:style-name="co1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2"/>
          <table:table-cell table:style-name="ce82" office:value-type="string" calcext:value-type="string" table:number-columns-spanned="5" table:number-rows-spanned="1">
            <text:p>M1</text:p>
          </table:table-cell>
          <table:covered-table-cell table:style-name="ce97"/>
          <table:covered-table-cell table:style-name="ce637"/>
          <table:covered-table-cell table:number-columns-repeated="2" table:style-name="ce97"/>
          <table:table-cell/>
          <table:table-cell office:value-type="string" calcext:value-type="string">
            <text:p>M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2" table:number-rows-spanned="1">
            <text:p>Test</text:p>
          </table:table-cell>
          <table:covered-table-cell table:style-name="ce87"/>
          <table:table-cell table:style-name="ce82" office:value-type="string" calcext:value-type="string" table:number-columns-spanned="3" table:number-rows-spanned="1">
            <text:p>Target DataSet</text:p>
          </table:table-cell>
          <table:covered-table-cell table:number-columns-repeated="2" table:style-name="ce87"/>
          <table:table-cell table:number-columns-repeated="4"/>
          <table:table-cell table:style-name="ce758" office:value-type="string" calcext:value-type="string" table:number-columns-spanned="5" table:number-rows-spanned="1">
            <text:p>DSRC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OVIE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PQA</text:p>
          </table:table-cell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82" office:value-type="string" calcext:value-type="string">
            <text:p>SD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DSRC</text:p>
          </table:table-cell>
          <table:table-cell table:style-name="ce82" office:value-type="string" calcext:value-type="string">
            <text:p>MOVIE</text:p>
          </table:table-cell>
          <table:table-cell table:style-name="ce82" office:value-type="string" calcext:value-type="string">
            <text:p>MPQA</text:p>
          </table:table-cell>
          <table:table-cell table:number-columns-repeated="4"/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/>
        </table:table-row>
        <table:table-row table:style-name="ro8">
          <table:table-cell table:number-columns-repeated="2"/>
          <table:table-cell table:style-name="ce634" office:value-type="string" calcext:value-type="string" table:number-columns-spanned="1" table:number-rows-spanned="6">
            <text:p>DSRC</text:p>
          </table:table-cell>
          <table:table-cell table:style-name="ce83" office:value-type="string" calcext:value-type="string">
            <text:p>DecisionTree</text:p>
          </table:table-cell>
          <table:table-cell table:style-name="ce638" office:value-type="float" office:value="0.64089499335401" calcext:value-type="float">
            <text:p>0,64</text:p>
          </table:table-cell>
          <table:table-cell table:style-name="ce683" office:value-type="float" office:value="0.591714665485157" calcext:value-type="float">
            <text:p>0,59</text:p>
          </table:table-cell>
          <table:table-cell table:style-name="ce720" office:value-type="float" office:value="0.556490917146655" calcext:value-type="float">
            <text:p>0,56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595923792645104" calcext:value-type="float">
            <text:p>0,5959237926</text:p>
          </table:table-cell>
          <table:table-cell office:value-type="float" office:value="0.654819863680623" calcext:value-type="float">
            <text:p>0,6548198637</text:p>
          </table:table-cell>
          <table:table-cell office:value-type="float" office:value="0.595923792645104" calcext:value-type="float">
            <text:p>0,5959237926</text:p>
          </table:table-cell>
          <table:table-cell office:value-type="float" office:value="0.685866194062915" calcext:value-type="float">
            <text:p>0,6858661941</text:p>
          </table:table-cell>
          <table:table-cell office:value-type="float" office:value="0.623985154256553" calcext:value-type="float">
            <text:p>0,6239851543</text:p>
          </table:table-cell>
          <table:table-cell office:value-type="float" office:value="0.471865307930882" calcext:value-type="float">
            <text:p>0,4718653079</text:p>
          </table:table-cell>
          <table:table-cell office:value-type="float" office:value="0.620629370629371" calcext:value-type="float">
            <text:p>0,6206293706</text:p>
          </table:table-cell>
          <table:table-cell office:value-type="float" office:value="0.471865307930882" calcext:value-type="float">
            <text:p>0,4718653079</text:p>
          </table:table-cell>
          <table:table-cell office:value-type="float" office:value="0.711564023039433" calcext:value-type="float">
            <text:p>0,711564023</text:p>
          </table:table-cell>
          <table:table-cell office:value-type="float" office:value="0.536118801912912" calcext:value-type="float">
            <text:p>0,5361188019</text:p>
          </table:table-cell>
          <table:table-cell office:value-type="float" office:value="0.552946389011963" calcext:value-type="float">
            <text:p>0,552946389</text:p>
          </table:table-cell>
          <table:table-cell office:value-type="float" office:value="0.556894243641232" calcext:value-type="float">
            <text:p>0,5568942436</text:p>
          </table:table-cell>
          <table:table-cell office:value-type="float" office:value="0.552946389011963" calcext:value-type="float">
            <text:p>0,552946389</text:p>
          </table:table-cell>
          <table:table-cell office:value-type="float" office:value="0.560035445281347" calcext:value-type="float">
            <text:p>0,5600354453</text:p>
          </table:table-cell>
          <table:table-cell office:value-type="float" office:value="0.554913294797688" calcext:value-type="float">
            <text:p>0,5549132948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dsrc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39" office:value-type="float" office:value="0.61674789543642" calcext:value-type="float">
            <text:p>0,62</text:p>
          </table:table-cell>
          <table:table-cell table:style-name="ce684" office:value-type="float" office:value="0.531457687195392" calcext:value-type="float">
            <text:p>0,53</text:p>
          </table:table-cell>
          <table:table-cell table:style-name="ce721" office:value-type="float" office:value="0.5" calcext:value-type="float">
            <text:p>0,50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85866194062915" calcext:value-type="float">
            <text:p>0,6858661941</text:p>
          </table:table-cell>
          <table:table-cell office:value-type="float" office:value="0.629268292682927" calcext:value-type="float">
            <text:p>0,6292682927</text:p>
          </table:table-cell>
          <table:table-cell office:value-type="float" office:value="0.685866194062915" calcext:value-type="float">
            <text:p>0,6858661941</text:p>
          </table:table-cell>
          <table:table-cell office:value-type="float" office:value="0.595923792645104" calcext:value-type="float">
            <text:p>0,5959237926</text:p>
          </table:table-cell>
          <table:table-cell office:value-type="float" office:value="0.656349374602502" calcext:value-type="float">
            <text:p>0,6563493746</text:p>
          </table:table-cell>
          <table:table-cell office:value-type="float" office:value="0.711564023039433" calcext:value-type="float">
            <text:p>0,711564023</text:p>
          </table:table-cell>
          <table:table-cell office:value-type="float" office:value="0.573981415296641" calcext:value-type="float">
            <text:p>0,5739814153</text:p>
          </table:table-cell>
          <table:table-cell office:value-type="float" office:value="0.711564023039433" calcext:value-type="float">
            <text:p>0,711564023</text:p>
          </table:table-cell>
          <table:table-cell office:value-type="float" office:value="0.471865307930882" calcext:value-type="float">
            <text:p>0,4718653079</text:p>
          </table:table-cell>
          <table:table-cell office:value-type="float" office:value="0.635410484668645" calcext:value-type="float">
            <text:p>0,6354104847</text:p>
          </table:table-cell>
          <table:table-cell office:value-type="float" office:value="0.560035445281347" calcext:value-type="float">
            <text:p>0,5600354453</text:p>
          </table:table-cell>
          <table:table-cell office:value-type="float" office:value="0.556093268807743" calcext:value-type="float">
            <text:p>0,5560932688</text:p>
          </table:table-cell>
          <table:table-cell office:value-type="float" office:value="0.560035445281347" calcext:value-type="float">
            <text:p>0,5600354453</text:p>
          </table:table-cell>
          <table:table-cell office:value-type="float" office:value="0.552946389011963" calcext:value-type="float">
            <text:p>0,552946389</text:p>
          </table:table-cell>
          <table:table-cell office:value-type="float" office:value="0.558057395143488" calcext:value-type="float">
            <text:p>0,5580573951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dsrc"</text:p>
          </table:covered-table-cell>
          <table:table-cell table:style-name="ce84" office:value-type="string" calcext:value-type="string">
            <text:p>MLP</text:p>
          </table:table-cell>
          <table:table-cell table:style-name="ce639" office:value-type="float" office:value="0.634249003101462" calcext:value-type="float">
            <text:p>0,63</text:p>
          </table:table-cell>
          <table:table-cell table:style-name="ce684" office:value-type="float" office:value="0.555383252104564" calcext:value-type="float">
            <text:p>0,56</text:p>
          </table:table-cell>
          <table:table-cell table:style-name="ce721" office:value-type="float" office:value="0.56601683650864" calcext:value-type="float">
            <text:p>0,57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60788657509969" calcext:value-type="float">
            <text:p>0,6078865751</text:p>
          </table:table-cell>
          <table:table-cell office:value-type="float" office:value="0.618854307622914" calcext:value-type="float">
            <text:p>0,6188543076</text:p>
          </table:table-cell>
          <table:table-cell office:value-type="float" office:value="0.60788657509969" calcext:value-type="float">
            <text:p>0,6078865751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613321412606169" calcext:value-type="float">
            <text:p>0,6133214126</text:p>
          </table:table-cell>
          <table:table-cell office:value-type="float" office:value="0.133362871067789" calcext:value-type="float">
            <text:p>0,1333628711</text:p>
          </table:table-cell>
          <table:table-cell office:value-type="float" office:value="0.654347826086956" calcext:value-type="float">
            <text:p>0,6543478261</text:p>
          </table:table-cell>
          <table:table-cell office:value-type="float" office:value="0.133362871067789" calcext:value-type="float">
            <text:p>0,1333628711</text:p>
          </table:table-cell>
          <table:table-cell office:value-type="float" office:value="0.929552503322995" calcext:value-type="float">
            <text:p>0,9295525033</text:p>
          </table:table-cell>
          <table:table-cell office:value-type="float" office:value="0.221567905778432" calcext:value-type="float">
            <text:p>0,2215679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dsrc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39" office:value-type="float" office:value="0.586619406291537" calcext:value-type="float">
            <text:p>0,59</text:p>
          </table:table-cell>
          <table:table-cell table:style-name="ce684" office:value-type="float" office:value="0.574435090828534" calcext:value-type="float">
            <text:p>0,57</text:p>
          </table:table-cell>
          <table:table-cell table:style-name="ce721" office:value-type="float" office:value="0.543863535666814" calcext:value-type="float">
            <text:p>0,54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614714845450588" calcext:value-type="float">
            <text:p>0,6147148455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60788657509969" calcext:value-type="float">
            <text:p>0,6078865751</text:p>
          </table:table-cell>
          <table:table-cell office:value-type="float" office:value="0.620114185331577" calcext:value-type="float">
            <text:p>0,6201141853</text:p>
          </table:table-cell>
          <table:table-cell office:value-type="float" office:value="0.929552503322995" calcext:value-type="float">
            <text:p>0,9295525033</text:p>
          </table:table-cell>
          <table:table-cell office:value-type="float" office:value="0.517513566847558" calcext:value-type="float">
            <text:p>0,5175135668</text:p>
          </table:table-cell>
          <table:table-cell office:value-type="float" office:value="0.929552503322995" calcext:value-type="float">
            <text:p>0,9295525033</text:p>
          </table:table-cell>
          <table:table-cell office:value-type="float" office:value="0.133362871067789" calcext:value-type="float">
            <text:p>0,1333628711</text:p>
          </table:table-cell>
          <table:table-cell office:value-type="float" office:value="0.664870860402472" calcext:value-type="float">
            <text:p>0,66487086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,6666666667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dsrc"</text:p>
          </table:covered-table-cell>
          <table:table-cell table:style-name="ce84" office:value-type="string" calcext:value-type="string">
            <text:p>BayesNet</text:p>
          </table:table-cell>
          <table:table-cell table:style-name="ce639" office:value-type="float" office:value="0.611874169251218" calcext:value-type="float">
            <text:p>0,61</text:p>
          </table:table-cell>
          <table:table-cell table:style-name="ce684" office:value-type="float" office:value="0.576428887904298" calcext:value-type="float">
            <text:p>0,58</text:p>
          </table:table-cell>
          <table:table-cell table:style-name="ce721" office:value-type="float" office:value="0.544306601683651" calcext:value-type="float">
            <text:p>0,54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604342046964998" calcext:value-type="float">
            <text:p>0,604342047</text:p>
          </table:table-cell>
          <table:table-cell office:value-type="float" office:value="0.642789820923657" calcext:value-type="float">
            <text:p>0,6427898209</text:p>
          </table:table-cell>
          <table:table-cell office:value-type="float" office:value="0.604342046964998" calcext:value-type="float">
            <text:p>0,604342047</text:p>
          </table:table-cell>
          <table:table-cell office:value-type="float" office:value="0.664155959237927" calcext:value-type="float">
            <text:p>0,6641559592</text:p>
          </table:table-cell>
          <table:table-cell office:value-type="float" office:value="0.622973281571135" calcext:value-type="float">
            <text:p>0,6229732816</text:p>
          </table:table-cell>
          <table:table-cell office:value-type="float" office:value="0.350022153300842" calcext:value-type="float">
            <text:p>0,3500221533</text:p>
          </table:table-cell>
          <table:table-cell office:value-type="float" office:value="0.593984962406015" calcext:value-type="float">
            <text:p>0,5939849624</text:p>
          </table:table-cell>
          <table:table-cell office:value-type="float" office:value="0.350022153300842" calcext:value-type="float">
            <text:p>0,3500221533</text:p>
          </table:table-cell>
          <table:table-cell office:value-type="float" office:value="0.760744350908285" calcext:value-type="float">
            <text:p>0,7607443509</text:p>
          </table:table-cell>
          <table:table-cell office:value-type="float" office:value="0.440479509339281" calcext:value-type="float">
            <text:p>0,4404795093</text:p>
          </table:table-cell>
          <table:table-cell office:value-type="float" office:value="0.565352237483385" calcext:value-type="float">
            <text:p>0,5653522375</text:p>
          </table:table-cell>
          <table:table-cell office:value-type="float" office:value="0.566104702750666" calcext:value-type="float">
            <text:p>0,5661047028</text:p>
          </table:table-cell>
          <table:table-cell office:value-type="float" office:value="0.565352237483385" calcext:value-type="float">
            <text:p>0,5653522375</text:p>
          </table:table-cell>
          <table:table-cell office:value-type="float" office:value="0.566681435533894" calcext:value-type="float">
            <text:p>0,5666814355</text:p>
          </table:table-cell>
          <table:table-cell office:value-type="float" office:value="0.565728219906894" calcext:value-type="float">
            <text:p>0,5657282199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dsrc"</text:p>
          </table:covered-table-cell>
          <table:table-cell table:style-name="ce85" office:value-type="string" calcext:value-type="string">
            <text:p>RandomForset</text:p>
          </table:table-cell>
          <table:table-cell table:style-name="ce640" office:value-type="float" office:value="0.990252547629597" calcext:value-type="float">
            <text:p>0,99</text:p>
          </table:table-cell>
          <table:table-cell table:style-name="ce685" office:value-type="float" office:value="0.563358440407621" calcext:value-type="float">
            <text:p>0,56</text:p>
          </table:table-cell>
          <table:table-cell table:style-name="ce722" office:value-type="float" office:value="0.544971200708906" calcext:value-type="float">
            <text:p>0,54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664155959237927" calcext:value-type="float">
            <text:p>0,6641559592</text:p>
          </table:table-cell>
          <table:table-cell office:value-type="float" office:value="0.626672240802676" calcext:value-type="float">
            <text:p>0,6266722408</text:p>
          </table:table-cell>
          <table:table-cell office:value-type="float" office:value="0.664155959237927" calcext:value-type="float">
            <text:p>0,6641559592</text:p>
          </table:table-cell>
          <table:table-cell office:value-type="float" office:value="0.604342046964998" calcext:value-type="float">
            <text:p>0,604342047</text:p>
          </table:table-cell>
          <table:table-cell office:value-type="float" office:value="0.644869864486986" calcext:value-type="float">
            <text:p>0,6448698645</text:p>
          </table:table-cell>
          <table:table-cell office:value-type="float" office:value="0.760744350908285" calcext:value-type="float">
            <text:p>0,7607443509</text:p>
          </table:table-cell>
          <table:table-cell office:value-type="float" office:value="0.539258793969849" calcext:value-type="float">
            <text:p>0,539258794</text:p>
          </table:table-cell>
          <table:table-cell office:value-type="float" office:value="0.760744350908285" calcext:value-type="float">
            <text:p>0,7607443509</text:p>
          </table:table-cell>
          <table:table-cell office:value-type="float" office:value="0.350022153300842" calcext:value-type="float">
            <text:p>0,3500221533</text:p>
          </table:table-cell>
          <table:table-cell office:value-type="float" office:value="0.631133982723764" calcext:value-type="float">
            <text:p>0,6311339827</text:p>
          </table:table-cell>
          <table:table-cell office:value-type="float" office:value="0.566681435533894" calcext:value-type="float">
            <text:p>0,5666814355</text:p>
          </table:table-cell>
          <table:table-cell office:value-type="float" office:value="0.565929203539823" calcext:value-type="float">
            <text:p>0,5659292035</text:p>
          </table:table-cell>
          <table:table-cell office:value-type="float" office:value="0.566681435533894" calcext:value-type="float">
            <text:p>0,5666814355</text:p>
          </table:table-cell>
          <table:table-cell office:value-type="float" office:value="0.565352237483385" calcext:value-type="float">
            <text:p>0,5653522375</text:p>
          </table:table-cell>
          <table:table-cell office:value-type="float" office:value="0.566305069736551" calcext:value-type="float">
            <text:p>0,5663050697</text:p>
          </table:table-cell>
          <table:table-cell/>
        </table:table-row>
        <table:table-row table:style-name="ro8">
          <table:table-cell table:number-columns-repeated="2"/>
          <table:table-cell table:style-name="ce634" office:value-type="string" calcext:value-type="string" table:number-columns-spanned="1" table:number-rows-spanned="6">
            <text:p>MOVIE</text:p>
          </table:table-cell>
          <table:table-cell table:style-name="ce83" office:value-type="string" calcext:value-type="string">
            <text:p>DecisionTree</text:p>
          </table:table-cell>
          <table:table-cell table:style-name="ce641" office:value-type="float" office:value="0.5463" calcext:value-type="float">
            <text:p>0,55</text:p>
          </table:table-cell>
          <table:table-cell table:style-name="ce686" office:value-type="float" office:value="0.6847" calcext:value-type="float">
            <text:p>0,68</text:p>
          </table:table-cell>
          <table:table-cell table:style-name="ce723" office:value-type="float" office:value="0.5723" calcext:value-type="float">
            <text:p>0,57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442179884802836" calcext:value-type="float">
            <text:p>0,4421798848</text:p>
          </table:table-cell>
          <table:table-cell office:value-type="float" office:value="0.621806853582554" calcext:value-type="float">
            <text:p>0,6218068536</text:p>
          </table:table-cell>
          <table:table-cell office:value-type="float" office:value="0.442179884802836" calcext:value-type="float">
            <text:p>0,4421798848</text:p>
          </table:table-cell>
          <table:table-cell office:value-type="float" office:value="0.731058927780239" calcext:value-type="float">
            <text:p>0,7310589278</text:p>
          </table:table-cell>
          <table:table-cell office:value-type="float" office:value="0.516830657690316" calcext:value-type="float">
            <text:p>0,5168306577</text:p>
          </table:table-cell>
          <table:table-cell office:value-type="float" office:value="0.570225963668587" calcext:value-type="float">
            <text:p>0,5702259637</text:p>
          </table:table-cell>
          <table:table-cell office:value-type="float" office:value="0.575067024128686" calcext:value-type="float">
            <text:p>0,5750670241</text:p>
          </table:table-cell>
          <table:table-cell office:value-type="float" office:value="0.570225963668587" calcext:value-type="float">
            <text:p>0,5702259637</text:p>
          </table:table-cell>
          <table:table-cell office:value-type="float" office:value="0.57864421798848" calcext:value-type="float">
            <text:p>0,578644218</text:p>
          </table:table-cell>
          <table:table-cell office:value-type="float" office:value="0.572636262513904" calcext:value-type="float">
            <text:p>0,5726362625</text:p>
          </table:table-cell>
          <table:table-cell office:value-type="float" office:value="0.52414709791759" calcext:value-type="float">
            <text:p>0,5241470979</text:p>
          </table:table-cell>
          <table:table-cell office:value-type="float" office:value="0.545664206642066" calcext:value-type="float">
            <text:p>0,5456642066</text:p>
          </table:table-cell>
          <table:table-cell office:value-type="float" office:value="0.52414709791759" calcext:value-type="float">
            <text:p>0,5241470979</text:p>
          </table:table-cell>
          <table:table-cell office:value-type="float" office:value="0.563579973416039" calcext:value-type="float">
            <text:p>0,5635799734</text:p>
          </table:table-cell>
          <table:table-cell office:value-type="float" office:value="0.534689265536723" calcext:value-type="float">
            <text:p>0,5346892655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ovie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42" office:value-type="float" office:value="0.5002" calcext:value-type="float">
            <text:p>0,50</text:p>
          </table:table-cell>
          <table:table-cell table:style-name="ce687" office:value-type="float" office:value="0.6916" calcext:value-type="float">
            <text:p>0,69</text:p>
          </table:table-cell>
          <table:table-cell table:style-name="ce724" office:value-type="float" office:value="0.5" calcext:value-type="float">
            <text:p>0,50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731058927780239" calcext:value-type="float">
            <text:p>0,7310589278</text:p>
          </table:table-cell>
          <table:table-cell office:value-type="float" office:value="0.567205225163286" calcext:value-type="float">
            <text:p>0,5672052252</text:p>
          </table:table-cell>
          <table:table-cell office:value-type="float" office:value="0.731058927780239" calcext:value-type="float">
            <text:p>0,7310589278</text:p>
          </table:table-cell>
          <table:table-cell office:value-type="float" office:value="0.442179884802836" calcext:value-type="float">
            <text:p>0,4421798848</text:p>
          </table:table-cell>
          <table:table-cell office:value-type="float" office:value="0.638792102206736" calcext:value-type="float">
            <text:p>0,6387921022</text:p>
          </table:table-cell>
          <table:table-cell office:value-type="float" office:value="0.57864421798848" calcext:value-type="float">
            <text:p>0,578644218</text:p>
          </table:table-cell>
          <table:table-cell office:value-type="float" office:value="0.573813708260105" calcext:value-type="float">
            <text:p>0,5738137083</text:p>
          </table:table-cell>
          <table:table-cell office:value-type="float" office:value="0.57864421798848" calcext:value-type="float">
            <text:p>0,578644218</text:p>
          </table:table-cell>
          <table:table-cell office:value-type="float" office:value="0.570225963668587" calcext:value-type="float">
            <text:p>0,5702259637</text:p>
          </table:table-cell>
          <table:table-cell office:value-type="float" office:value="0.57621883962056" calcext:value-type="float">
            <text:p>0,5762188396</text:p>
          </table:table-cell>
          <table:table-cell office:value-type="float" office:value="0.563579973416039" calcext:value-type="float">
            <text:p>0,5635799734</text:p>
          </table:table-cell>
          <table:table-cell office:value-type="float" office:value="0.542199488491049" calcext:value-type="float">
            <text:p>0,5421994885</text:p>
          </table:table-cell>
          <table:table-cell office:value-type="float" office:value="0.563579973416039" calcext:value-type="float">
            <text:p>0,5635799734</text:p>
          </table:table-cell>
          <table:table-cell office:value-type="float" office:value="0.52414709791759" calcext:value-type="float">
            <text:p>0,5241470979</text:p>
          </table:table-cell>
          <table:table-cell office:value-type="float" office:value="0.552683032804693" calcext:value-type="float">
            <text:p>0,5526830328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ovie"</text:p>
          </table:covered-table-cell>
          <table:table-cell table:style-name="ce84" office:value-type="string" calcext:value-type="string">
            <text:p>MLP</text:p>
          </table:table-cell>
          <table:table-cell table:style-name="ce642" office:value-type="float" office:value="0.6026" calcext:value-type="float">
            <text:p>0,60</text:p>
          </table:table-cell>
          <table:table-cell table:style-name="ce687" office:value-type="float" office:value="0.6949" calcext:value-type="float">
            <text:p>0,69</text:p>
          </table:table-cell>
          <table:table-cell table:style-name="ce724" office:value-type="float" office:value="0.5675" calcext:value-type="float">
            <text:p>0,57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600354452813469" calcext:value-type="float">
            <text:p>0,6003544528</text:p>
          </table:table-cell>
          <table:table-cell office:value-type="float" office:value="0.614512471655329" calcext:value-type="float">
            <text:p>0,6145124717</text:p>
          </table:table-cell>
          <table:table-cell office:value-type="float" office:value="0.600354452813469" calcext:value-type="float">
            <text:p>0,6003544528</text:p>
          </table:table-cell>
          <table:table-cell office:value-type="float" office:value="0.623393885688968" calcext:value-type="float">
            <text:p>0,6233938857</text:p>
          </table:table-cell>
          <table:table-cell office:value-type="float" office:value="0.607350963693411" calcext:value-type="float">
            <text:p>0,6073509637</text:p>
          </table:table-cell>
          <table:table-cell office:value-type="float" office:value="0.462560921577315" calcext:value-type="float">
            <text:p>0,4625609216</text:p>
          </table:table-cell>
          <table:table-cell office:value-type="float" office:value="0.598967297762478" calcext:value-type="float">
            <text:p>0,5989672978</text:p>
          </table:table-cell>
          <table:table-cell office:value-type="float" office:value="0.462560921577315" calcext:value-type="float">
            <text:p>0,4625609216</text:p>
          </table:table-cell>
          <table:table-cell office:value-type="float" office:value="0.690296854231281" calcext:value-type="float">
            <text:p>0,6902968542</text:p>
          </table:table-cell>
          <table:table-cell office:value-type="float" office:value="0.522" calcext:value-type="float">
            <text:p>0,522</text:p>
          </table:table-cell>
          <table:table-cell office:value-type="float" office:value="0.510855117412494" calcext:value-type="float">
            <text:p>0,5108551174</text:p>
          </table:table-cell>
          <table:table-cell office:value-type="float" office:value="0.547483380816714" calcext:value-type="float">
            <text:p>0,5474833808</text:p>
          </table:table-cell>
          <table:table-cell office:value-type="float" office:value="0.510855117412494" calcext:value-type="float">
            <text:p>0,5108551174</text:p>
          </table:table-cell>
          <table:table-cell office:value-type="float" office:value="0.577758085954807" calcext:value-type="float">
            <text:p>0,577758086</text:p>
          </table:table-cell>
          <table:table-cell office:value-type="float" office:value="0.528535411414164" calcext:value-type="float">
            <text:p>0,5285354114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ovie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42" office:value-type="float" office:value="0.5591" calcext:value-type="float">
            <text:p>0,56</text:p>
          </table:table-cell>
          <table:table-cell table:style-name="ce687" office:value-type="float" office:value="0.6725" calcext:value-type="float">
            <text:p>0,67</text:p>
          </table:table-cell>
          <table:table-cell table:style-name="ce724" office:value-type="float" office:value="0.5342" calcext:value-type="float">
            <text:p>0,53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623393885688968" calcext:value-type="float">
            <text:p>0,6233938857</text:p>
          </table:table-cell>
          <table:table-cell office:value-type="float" office:value="0.609354699003898" calcext:value-type="float">
            <text:p>0,609354699</text:p>
          </table:table-cell>
          <table:table-cell office:value-type="float" office:value="0.623393885688968" calcext:value-type="float">
            <text:p>0,6233938857</text:p>
          </table:table-cell>
          <table:table-cell office:value-type="float" office:value="0.600354452813469" calcext:value-type="float">
            <text:p>0,6003544528</text:p>
          </table:table-cell>
          <table:table-cell office:value-type="float" office:value="0.616294349540079" calcext:value-type="float">
            <text:p>0,6162943495</text:p>
          </table:table-cell>
          <table:table-cell office:value-type="float" office:value="0.690296854231281" calcext:value-type="float">
            <text:p>0,6902968542</text:p>
          </table:table-cell>
          <table:table-cell office:value-type="float" office:value="0.56225189462288" calcext:value-type="float">
            <text:p>0,5622518946</text:p>
          </table:table-cell>
          <table:table-cell office:value-type="float" office:value="0.690296854231281" calcext:value-type="float">
            <text:p>0,6902968542</text:p>
          </table:table-cell>
          <table:table-cell office:value-type="float" office:value="0.462560921577315" calcext:value-type="float">
            <text:p>0,4625609216</text:p>
          </table:table-cell>
          <table:table-cell office:value-type="float" office:value="0.619729514717582" calcext:value-type="float">
            <text:p>0,6197295147</text:p>
          </table:table-cell>
          <table:table-cell office:value-type="float" office:value="0.577758085954807" calcext:value-type="float">
            <text:p>0,577758086</text:p>
          </table:table-cell>
          <table:table-cell office:value-type="float" office:value="0.541528239202658" calcext:value-type="float">
            <text:p>0,5415282392</text:p>
          </table:table-cell>
          <table:table-cell office:value-type="float" office:value="0.577758085954807" calcext:value-type="float">
            <text:p>0,577758086</text:p>
          </table:table-cell>
          <table:table-cell office:value-type="float" office:value="0.510855117412494" calcext:value-type="float">
            <text:p>0,5108551174</text:p>
          </table:table-cell>
          <table:table-cell office:value-type="float" office:value="0.559056806002144" calcext:value-type="float">
            <text:p>0,559056806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ovie"</text:p>
          </table:covered-table-cell>
          <table:table-cell table:style-name="ce84" office:value-type="string" calcext:value-type="string">
            <text:p>BayesNet</text:p>
          </table:table-cell>
          <table:table-cell table:style-name="ce642" office:value-type="float" office:value="0.5422" calcext:value-type="float">
            <text:p>0,54</text:p>
          </table:table-cell>
          <table:table-cell table:style-name="ce687" office:value-type="float" office:value="0.6907" calcext:value-type="float">
            <text:p>0,69</text:p>
          </table:table-cell>
          <table:table-cell table:style-name="ce724" office:value-type="float" office:value="0.5612" calcext:value-type="float">
            <text:p>0,56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98980948161276" calcext:value-type="float">
            <text:p>0,9898094816</text:p>
          </table:table-cell>
          <table:table-cell office:value-type="float" office:value="0.990687361419069" calcext:value-type="float">
            <text:p>0,9906873614</text:p>
          </table:table-cell>
          <table:table-cell office:value-type="float" office:value="0.98980948161276" calcext:value-type="float">
            <text:p>0,9898094816</text:p>
          </table:table-cell>
          <table:table-cell office:value-type="float" office:value="0.990695613646433" calcext:value-type="float">
            <text:p>0,9906956136</text:p>
          </table:table-cell>
          <table:table-cell office:value-type="float" office:value="0.990248226950354" calcext:value-type="float">
            <text:p>0,990248227</text:p>
          </table:table-cell>
          <table:table-cell office:value-type="float" office:value="0.519273371732388" calcext:value-type="float">
            <text:p>0,5192733717</text:p>
          </table:table-cell>
          <table:table-cell office:value-type="float" office:value="0.569484936831876" calcext:value-type="float">
            <text:p>0,5694849368</text:p>
          </table:table-cell>
          <table:table-cell office:value-type="float" office:value="0.519273371732388" calcext:value-type="float">
            <text:p>0,5192733717</text:p>
          </table:table-cell>
          <table:table-cell office:value-type="float" office:value="0.607443509082853" calcext:value-type="float">
            <text:p>0,6074435091</text:p>
          </table:table-cell>
          <table:table-cell office:value-type="float" office:value="0.543221320973349" calcext:value-type="float">
            <text:p>0,543221321</text:p>
          </table:table-cell>
          <table:table-cell office:value-type="float" office:value="0.54319893664156" calcext:value-type="float">
            <text:p>0,5431989366</text:p>
          </table:table-cell>
          <table:table-cell office:value-type="float" office:value="0.545131169408626" calcext:value-type="float">
            <text:p>0,5451311694</text:p>
          </table:table-cell>
          <table:table-cell office:value-type="float" office:value="0.54319893664156" calcext:value-type="float">
            <text:p>0,5431989366</text:p>
          </table:table-cell>
          <table:table-cell office:value-type="float" office:value="0.546743464776252" calcext:value-type="float">
            <text:p>0,5467434648</text:p>
          </table:table-cell>
          <table:table-cell office:value-type="float" office:value="0.54416333777186" calcext:value-type="float">
            <text:p>0,5441633378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ovie"</text:p>
          </table:covered-table-cell>
          <table:table-cell table:style-name="ce85" office:value-type="string" calcext:value-type="string">
            <text:p>RandomForset</text:p>
          </table:table-cell>
          <table:table-cell table:style-name="ce643" office:value-type="float" office:value="0.5456" calcext:value-type="float">
            <text:p>0,55</text:p>
          </table:table-cell>
          <table:table-cell table:style-name="ce688" office:value-type="float" office:value="0.9922" calcext:value-type="float">
            <text:p>0,99</text:p>
          </table:table-cell>
          <table:table-cell table:style-name="ce725" office:value-type="float" office:value="0.5682" calcext:value-type="float">
            <text:p>0,57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990695613646433" calcext:value-type="float">
            <text:p>0,9906956136</text:p>
          </table:table-cell>
          <table:table-cell office:value-type="float" office:value="0.989818503762727" calcext:value-type="float">
            <text:p>0,9898185038</text:p>
          </table:table-cell>
          <table:table-cell office:value-type="float" office:value="0.990695613646433" calcext:value-type="float">
            <text:p>0,9906956136</text:p>
          </table:table-cell>
          <table:table-cell office:value-type="float" office:value="0.98980948161276" calcext:value-type="float">
            <text:p>0,9898094816</text:p>
          </table:table-cell>
          <table:table-cell office:value-type="float" office:value="0.990256864481842" calcext:value-type="float">
            <text:p>0,9902568645</text:p>
          </table:table-cell>
          <table:table-cell office:value-type="float" office:value="0.607443509082853" calcext:value-type="float">
            <text:p>0,6074435091</text:p>
          </table:table-cell>
          <table:table-cell office:value-type="float" office:value="0.558224755700326" calcext:value-type="float">
            <text:p>0,5582247557</text:p>
          </table:table-cell>
          <table:table-cell office:value-type="float" office:value="0.607443509082853" calcext:value-type="float">
            <text:p>0,6074435091</text:p>
          </table:table-cell>
          <table:table-cell office:value-type="float" office:value="0.519273371732388" calcext:value-type="float">
            <text:p>0,5192733717</text:p>
          </table:table-cell>
          <table:table-cell office:value-type="float" office:value="0.581795035009548" calcext:value-type="float">
            <text:p>0,581795035</text:p>
          </table:table-cell>
          <table:table-cell office:value-type="float" office:value="0.546743464776252" calcext:value-type="float">
            <text:p>0,5467434648</text:p>
          </table:table-cell>
          <table:table-cell office:value-type="float" office:value="0.544812362030905" calcext:value-type="float">
            <text:p>0,544812362</text:p>
          </table:table-cell>
          <table:table-cell office:value-type="float" office:value="0.546743464776252" calcext:value-type="float">
            <text:p>0,5467434648</text:p>
          </table:table-cell>
          <table:table-cell office:value-type="float" office:value="0.54319893664156" calcext:value-type="float">
            <text:p>0,5431989366</text:p>
          </table:table-cell>
          <table:table-cell office:value-type="float" office:value="0.54577620521893" calcext:value-type="float">
            <text:p>0,5457762052</text:p>
          </table:table-cell>
          <table:table-cell/>
        </table:table-row>
        <table:table-row table:style-name="ro8">
          <table:table-cell table:number-columns-repeated="2"/>
          <table:table-cell table:style-name="ce634" office:value-type="string" calcext:value-type="string" table:number-columns-spanned="1" table:number-rows-spanned="6">
            <text:p>MPQA</text:p>
          </table:table-cell>
          <table:table-cell table:style-name="ce83" office:value-type="string" calcext:value-type="string">
            <text:p>DecisionTree</text:p>
          </table:table-cell>
          <table:table-cell table:style-name="ce644" office:value-type="float" office:value="0.555653950953678" calcext:value-type="float">
            <text:p>0,56</text:p>
          </table:table-cell>
          <table:table-cell table:style-name="ce689" office:value-type="float" office:value="0.578337874659401" calcext:value-type="float">
            <text:p>0,58</text:p>
          </table:table-cell>
          <table:table-cell table:style-name="ce726" office:value-type="float" office:value="0.651362397820163" calcext:value-type="float">
            <text:p>0,65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594297352342159" calcext:value-type="float">
            <text:p>0,5942973523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391415157612341" calcext:value-type="float">
            <text:p>0,3914151576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68766510871774" calcext:value-type="float">
            <text:p>0,6876651087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682189295433928" calcext:value-type="float">
            <text:p>0,6821892954</text:p>
          </table:table-cell>
          <table:table-cell office:value-type="float" office:value="0.3788" calcext:value-type="float">
            <text:p>0,3788</text:p>
          </table:table-cell>
          <table:table-cell office:value-type="float" office:value="0.617944535073409" calcext:value-type="float">
            <text:p>0,6179445351</text:p>
          </table:table-cell>
          <table:table-cell office:value-type="float" office:value="0.3788" calcext:value-type="float">
            <text:p>0,3788</text:p>
          </table:table-cell>
          <table:table-cell office:value-type="float" office:value="0.7658" calcext:value-type="float">
            <text:p>0,7658</text:p>
          </table:table-cell>
          <table:table-cell office:value-type="float" office:value="0.469683818970862" calcext:value-type="float">
            <text:p>0,469683819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pqa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45" office:value-type="float" office:value="0.500068119891008" calcext:value-type="float">
            <text:p>0,50</text:p>
          </table:table-cell>
          <table:table-cell table:style-name="ce690" office:value-type="float" office:value="0.553133514986376" calcext:value-type="float">
            <text:p>0,55</text:p>
          </table:table-cell>
          <table:table-cell table:style-name="ce727" office:value-type="float" office:value="0.635013623978202" calcext:value-type="float">
            <text:p>0,64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530682571239231" calcext:value-type="float">
            <text:p>0,5306825712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638341968911917" calcext:value-type="float">
            <text:p>0,6383419689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681827131325064" calcext:value-type="float">
            <text:p>0,6818271313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687171346363727" calcext:value-type="float">
            <text:p>0,6871713464</text:p>
          </table:table-cell>
          <table:table-cell office:value-type="float" office:value="0.7658" calcext:value-type="float">
            <text:p>0,7658</text:p>
          </table:table-cell>
          <table:table-cell office:value-type="float" office:value="0.5521268925739" calcext:value-type="float">
            <text:p>0,5521268926</text:p>
          </table:table-cell>
          <table:table-cell office:value-type="float" office:value="0.7658" calcext:value-type="float">
            <text:p>0,7658</text:p>
          </table:table-cell>
          <table:table-cell office:value-type="float" office:value="0.3788" calcext:value-type="float">
            <text:p>0,3788</text:p>
          </table:table-cell>
          <table:table-cell office:value-type="float" office:value="0.641642228739003" calcext:value-type="float">
            <text:p>0,6416422287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pqa"</text:p>
          </table:covered-table-cell>
          <table:table-cell table:style-name="ce84" office:value-type="string" calcext:value-type="string">
            <text:p>MLP</text:p>
          </table:table-cell>
          <table:table-cell table:style-name="ce645" office:value-type="float" office:value="0.568256130790191" calcext:value-type="float">
            <text:p>0,57</text:p>
          </table:table-cell>
          <table:table-cell table:style-name="ce690" office:value-type="float" office:value="0.563487738419618" calcext:value-type="float">
            <text:p>0,56</text:p>
          </table:table-cell>
          <table:table-cell table:style-name="ce727" office:value-type="float" office:value="0.639509536784741" calcext:value-type="float">
            <text:p>0,64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00159808230123851" calcext:value-type="float">
            <text:p>0,0015980823</text:p>
          </table:table-cell>
          <table:table-cell office:value-type="float" office:value="0.6842" calcext:value-type="float">
            <text:p>0,6842</text:p>
          </table:table-cell>
          <table:table-cell office:value-type="float" office:value="0.694478278522128" calcext:value-type="float">
            <text:p>0,6944782785</text:p>
          </table:table-cell>
          <table:table-cell office:value-type="float" office:value="0.6842" calcext:value-type="float">
            <text:p>0,6842</text:p>
          </table:table-cell>
          <table:table-cell office:value-type="float" office:value="0.699" calcext:value-type="float">
            <text:p>0,699</text:p>
          </table:table-cell>
          <table:table-cell office:value-type="float" office:value="0.689300826113238" calcext:value-type="float">
            <text:p>0,6893008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pqa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45" office:value-type="float" office:value="0.592438692098093" calcext:value-type="float">
            <text:p>0,59</text:p>
          </table:table-cell>
          <table:table-cell table:style-name="ce690" office:value-type="float" office:value="0.548841961852861" calcext:value-type="float">
            <text:p>0,55</text:p>
          </table:table-cell>
          <table:table-cell table:style-name="ce727" office:value-type="float" office:value="0.605858310626703" calcext:value-type="float">
            <text:p>0,61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500100060036022" calcext:value-type="float">
            <text:p>0,50010006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0.699" calcext:value-type="float">
            <text:p>0,699</text:p>
          </table:table-cell>
          <table:table-cell office:value-type="float" office:value="0.68880567599527" calcext:value-type="float">
            <text:p>0,688805676</text:p>
          </table:table-cell>
          <table:table-cell office:value-type="float" office:value="0.699" calcext:value-type="float">
            <text:p>0,699</text:p>
          </table:table-cell>
          <table:table-cell office:value-type="float" office:value="0.6842" calcext:value-type="float">
            <text:p>0,6842</text:p>
          </table:table-cell>
          <table:table-cell office:value-type="float" office:value="0.693865396069089" calcext:value-type="float">
            <text:p>0,693865396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,6666666667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pqa"</text:p>
          </table:covered-table-cell>
          <table:table-cell table:style-name="ce84" office:value-type="string" calcext:value-type="string">
            <text:p>BayesNet</text:p>
          </table:table-cell>
          <table:table-cell table:style-name="ce645" office:value-type="float" office:value="0.573433242506812" calcext:value-type="float">
            <text:p>0,57</text:p>
          </table:table-cell>
          <table:table-cell table:style-name="ce690" office:value-type="float" office:value="0.553474114441417" calcext:value-type="float">
            <text:p>0,55</text:p>
          </table:table-cell>
          <table:table-cell table:style-name="ce727" office:value-type="float" office:value="0.650136239782016" calcext:value-type="float">
            <text:p>0,65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4314" calcext:value-type="float">
            <text:p>0,4314</text:p>
          </table:table-cell>
          <table:table-cell office:value-type="float" office:value="0.656021897810219" calcext:value-type="float">
            <text:p>0,6560218978</text:p>
          </table:table-cell>
          <table:table-cell office:value-type="float" office:value="0.4314" calcext:value-type="float">
            <text:p>0,4314</text:p>
          </table:table-cell>
          <table:table-cell office:value-type="float" office:value="0.7738" calcext:value-type="float">
            <text:p>0,7738</text:p>
          </table:table-cell>
          <table:table-cell office:value-type="float" office:value="0.520511583011583" calcext:value-type="float">
            <text:p>0,520511583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698593845526798" calcext:value-type="float">
            <text:p>0,6985938455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692035934187948" calcext:value-type="float">
            <text:p>0,6920359342</text:p>
          </table:table-cell>
          <table:table-cell office:value-type="float" office:value="0.3136" calcext:value-type="float">
            <text:p>0,3136</text:p>
          </table:table-cell>
          <table:table-cell office:value-type="float" office:value="0.637139374238115" calcext:value-type="float">
            <text:p>0,6371393742</text:p>
          </table:table-cell>
          <table:table-cell office:value-type="float" office:value="0.3136" calcext:value-type="float">
            <text:p>0,3136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420318992092213" calcext:value-type="float">
            <text:p>0,4203189921</text:p>
          </table:table-cell>
          <table:table-cell/>
        </table:table-row>
        <table:table-row table:style-name="ro8">
          <table:table-cell table:number-columns-repeated="2"/>
          <table:covered-table-cell table:style-name="ce634" office:value-type="string" calcext:value-type="string">
            <text:p>"mpqa"</text:p>
          </table:covered-table-cell>
          <table:table-cell table:style-name="ce85" office:value-type="string" calcext:value-type="string">
            <text:p>RandomForset</text:p>
          </table:table-cell>
          <table:table-cell table:style-name="ce646" office:value-type="float" office:value="0.568051771117166" calcext:value-type="float">
            <text:p>0,57</text:p>
          </table:table-cell>
          <table:table-cell table:style-name="ce691" office:value-type="float" office:value="0.543324250681199" calcext:value-type="float">
            <text:p>0,54</text:p>
          </table:table-cell>
          <table:table-cell table:style-name="ce728" office:value-type="float" office:value="0.937261580381471" calcext:value-type="float">
            <text:p>0,94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7738" calcext:value-type="float">
            <text:p>0,7738</text:p>
          </table:table-cell>
          <table:table-cell office:value-type="float" office:value="0.576430274135876" calcext:value-type="float">
            <text:p>0,5764302741</text:p>
          </table:table-cell>
          <table:table-cell office:value-type="float" office:value="0.7738" calcext:value-type="float">
            <text:p>0,7738</text:p>
          </table:table-cell>
          <table:table-cell office:value-type="float" office:value="0.4314" calcext:value-type="float">
            <text:p>0,4314</text:p>
          </table:table-cell>
          <table:table-cell office:value-type="float" office:value="0.660689890710383" calcext:value-type="float">
            <text:p>0,6606898907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691341056351855" calcext:value-type="float">
            <text:p>0,6913410564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697711285049044" calcext:value-type="float">
            <text:p>0,697711285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544767210505372" calcext:value-type="float">
            <text:p>0,5447672105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3136" calcext:value-type="float">
            <text:p>0,3136</text:p>
          </table:table-cell>
          <table:table-cell office:value-type="float" office:value="0.655076162373395" calcext:value-type="float">
            <text:p>0,655076162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2582" calcext:value-type="float">
            <text:p>0,2582</text:p>
          </table:table-cell>
          <table:table-cell office:value-type="float" office:value="0.648417880462079" calcext:value-type="float">
            <text:p>0,6484178805</text:p>
          </table:table-cell>
          <table:table-cell office:value-type="float" office:value="0.2582" calcext:value-type="float">
            <text:p>0,2582</text:p>
          </table:table-cell>
          <table:table-cell office:value-type="float" office:value="0.86" calcext:value-type="float">
            <text:p>0,86</text:p>
          </table:table-cell>
          <table:table-cell office:value-type="float" office:value="0.369331998283507" calcext:value-type="float">
            <text:p>0,3693319983</text:p>
          </table:table-cell>
          <table:table-cell office:value-type="float" office:value="0.576" calcext:value-type="float">
            <text:p>0,576</text:p>
          </table:table-cell>
          <table:table-cell office:value-type="float" office:value="0.713754646840149" calcext:value-type="float">
            <text:p>0,7137546468</text:p>
          </table:table-cell>
          <table:table-cell office:value-type="float" office:value="0.576" calcext:value-type="float">
            <text:p>0,576</text:p>
          </table:table-cell>
          <table:table-cell office:value-type="float" office:value="0.769" calcext:value-type="float">
            <text:p>0,769</text:p>
          </table:table-cell>
          <table:table-cell office:value-type="float" office:value="0.637520752628666" calcext:value-type="float">
            <text:p>0,6375207526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661931818181818" calcext:value-type="float">
            <text:p>0,6619318182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230845442536328" calcext:value-type="float">
            <text:p>0,23084544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86" calcext:value-type="float">
            <text:p>0,86</text:p>
          </table:table-cell>
          <table:table-cell office:value-type="float" office:value="0.53689599200899" calcext:value-type="float">
            <text:p>0,536895992</text:p>
          </table:table-cell>
          <table:table-cell office:value-type="float" office:value="0.86" calcext:value-type="float">
            <text:p>0,86</text:p>
          </table:table-cell>
          <table:table-cell office:value-type="float" office:value="0.2582" calcext:value-type="float">
            <text:p>0,2582</text:p>
          </table:table-cell>
          <table:table-cell office:value-type="float" office:value="0.661080790222154" calcext:value-type="float">
            <text:p>0,6610807902</text:p>
          </table:table-cell>
          <table:table-cell office:value-type="float" office:value="0.769" calcext:value-type="float">
            <text:p>0,769</text:p>
          </table:table-cell>
          <table:table-cell office:value-type="float" office:value="0.644593461860855" calcext:value-type="float">
            <text:p>0,6445934619</text:p>
          </table:table-cell>
          <table:table-cell office:value-type="float" office:value="0.769" calcext:value-type="float">
            <text:p>0,769</text:p>
          </table:table-cell>
          <table:table-cell office:value-type="float" office:value="0.576" calcext:value-type="float">
            <text:p>0,576</text:p>
          </table:table-cell>
          <table:table-cell office:value-type="float" office:value="0.701322389420885" calcext:value-type="float">
            <text:p>0,7013223894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519118962432916" calcext:value-type="float">
            <text:p>0,5191189624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665949512335054" calcext:value-type="float">
            <text:p>0,6659495123</text:p>
          </table:table-cell>
          <table:table-cell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5" table:number-rows-spanned="1">
            <text:p>M2</text:p>
          </table:table-cell>
          <table:covered-table-cell table:style-name="ce9"/>
          <table:covered-table-cell table:style-name="ce82"/>
          <table:covered-table-cell table:number-columns-repeated="2" table:style-name="ce9"/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640106241699867" calcext:value-type="float">
            <text:p>0,6401062417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296341838303105" calcext:value-type="float">
            <text:p>0,2963418383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692044310171198" calcext:value-type="float">
            <text:p>0,6920443102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689613647767185" calcext:value-type="float">
            <text:p>0,6896136478</text:p>
          </table:table-cell>
          <table:table-cell office:value-type="float" office:value="0.4112" calcext:value-type="float">
            <text:p>0,4112</text:p>
          </table:table-cell>
          <table:table-cell office:value-type="float" office:value="0.587428571428571" calcext:value-type="float">
            <text:p>0,5874285714</text:p>
          </table:table-cell>
          <table:table-cell office:value-type="float" office:value="0.4112" calcext:value-type="float">
            <text:p>0,4112</text:p>
          </table:table-cell>
          <table:table-cell office:value-type="float" office:value="0.7112" calcext:value-type="float">
            <text:p>0,7112</text:p>
          </table:table-cell>
          <table:table-cell office:value-type="float" office:value="0.483764705882353" calcext:value-type="float">
            <text:p>0,4837647059</text:p>
          </table:table-cell>
          <table:table-cell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2" table:number-rows-spanned="1">
            <text:p>Test</text:p>
          </table:table-cell>
          <table:covered-table-cell table:style-name="ce9"/>
          <table:table-cell table:style-name="ce82" office:value-type="string" calcext:value-type="string" table:number-columns-spanned="3" table:number-rows-spanned="1">
            <text:p>Target DataSet</text:p>
          </table:table-cell>
          <table:covered-table-cell table:number-columns-repeated="2" table:style-name="ce9"/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524841064280669" calcext:value-type="float">
            <text:p>0,5248410643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660738105824811" calcext:value-type="float">
            <text:p>0,6607381058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689374379344588" calcext:value-type="float">
            <text:p>0,6893743793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691778774289985" calcext:value-type="float">
            <text:p>0,6917787743</text:p>
          </table:table-cell>
          <table:table-cell office:value-type="float" office:value="0.7112" calcext:value-type="float">
            <text:p>0,7112</text:p>
          </table:table-cell>
          <table:table-cell office:value-type="float" office:value="0.547076923076923" calcext:value-type="float">
            <text:p>0,5470769231</text:p>
          </table:table-cell>
          <table:table-cell office:value-type="float" office:value="0.7112" calcext:value-type="float">
            <text:p>0,7112</text:p>
          </table:table-cell>
          <table:table-cell office:value-type="float" office:value="0.4112" calcext:value-type="float">
            <text:p>0,4112</text:p>
          </table:table-cell>
          <table:table-cell office:value-type="float" office:value="0.618434782608696" calcext:value-type="float">
            <text:p>0,6184347826</text:p>
          </table:table-cell>
          <table:table-cell/>
        </table:table-row>
        <table:table-row table:style-name="ro1">
          <table:table-cell table:number-columns-repeated="2"/>
          <table:table-cell table:style-name="ce635" office:value-type="string" calcext:value-type="string">
            <text:p>SD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DSRC</text:p>
          </table:table-cell>
          <table:table-cell table:style-name="ce82" office:value-type="string" calcext:value-type="string">
            <text:p>MOVIE</text:p>
          </table:table-cell>
          <table:table-cell table:style-name="ce82" office:value-type="string" calcext:value-type="string">
            <text:p>MPQA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3398" calcext:value-type="float">
            <text:p>0,3398</text:p>
          </table:table-cell>
          <table:table-cell office:value-type="float" office:value="0.577498300475867" calcext:value-type="float">
            <text:p>0,5774983005</text:p>
          </table:table-cell>
          <table:table-cell office:value-type="float" office:value="0.3398" calcext:value-type="float">
            <text:p>0,3398</text:p>
          </table:table-cell>
          <table:table-cell office:value-type="float" office:value="0.7514" calcext:value-type="float">
            <text:p>0,7514</text:p>
          </table:table-cell>
          <table:table-cell office:value-type="float" office:value="0.427851926466885" calcext:value-type="float">
            <text:p>0,4278519265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3384121892542" calcext:value-type="float">
            <text:p>0,9933841219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34" calcext:value-type="float">
            <text:p>0,9934</text:p>
          </table:table-cell>
          <table:table-cell office:value-type="float" office:value="0.992190628754505" calcext:value-type="float">
            <text:p>0,9921906288</text:p>
          </table:table-cell>
          <table:table-cell office:value-type="float" office:value="0.3892" calcext:value-type="float">
            <text:p>0,3892</text:p>
          </table:table-cell>
          <table:table-cell office:value-type="float" office:value="0.606230529595016" calcext:value-type="float">
            <text:p>0,6062305296</text:p>
          </table:table-cell>
          <table:table-cell office:value-type="float" office:value="0.3892" calcext:value-type="float">
            <text:p>0,3892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474056029232643" calcext:value-type="float">
            <text:p>0,4740560292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DSRC</text:p>
          </table:table-cell>
          <table:table-cell table:style-name="ce83" office:value-type="string" calcext:value-type="string">
            <text:p>DecisionTree</text:p>
          </table:table-cell>
          <table:table-cell table:style-name="ce647" office:value-type="float" office:value="0.601683650863979" calcext:value-type="float">
            <text:p>0,60</text:p>
          </table:table-cell>
          <table:table-cell table:style-name="ce692" office:value-type="float" office:value="0.504209127159947" calcext:value-type="float">
            <text:p>0,50</text:p>
          </table:table-cell>
          <table:table-cell table:style-name="ce729" office:value-type="float" office:value="0.527691626052282" calcext:value-type="float">
            <text:p>0,53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7514" calcext:value-type="float">
            <text:p>0,7514</text:p>
          </table:table-cell>
          <table:table-cell office:value-type="float" office:value="0.532303768773023" calcext:value-type="float">
            <text:p>0,5323037688</text:p>
          </table:table-cell>
          <table:table-cell office:value-type="float" office:value="0.7514" calcext:value-type="float">
            <text:p>0,7514</text:p>
          </table:table-cell>
          <table:table-cell office:value-type="float" office:value="0.3398" calcext:value-type="float">
            <text:p>0,3398</text:p>
          </table:table-cell>
          <table:table-cell office:value-type="float" office:value="0.623154752031846" calcext:value-type="float">
            <text:p>0,623154752</text:p>
          </table:table-cell>
          <table:table-cell office:value-type="float" office:value="0.9934" calcext:value-type="float">
            <text:p>0,9934</text:p>
          </table:table-cell>
          <table:table-cell office:value-type="float" office:value="0.991021548284118" calcext:value-type="float">
            <text:p>0,9910215483</text:p>
          </table:table-cell>
          <table:table-cell office:value-type="float" office:value="0.9934" calcext:value-type="float">
            <text:p>0,9934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2209348781462" calcext:value-type="float">
            <text:p>0,9922093488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550220913107511" calcext:value-type="float">
            <text:p>0,5502209131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3892" calcext:value-type="float">
            <text:p>0,3892</text:p>
          </table:table-cell>
          <table:table-cell office:value-type="float" office:value="0.633757421543681" calcext:value-type="float">
            <text:p>0,6337574215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48" office:value-type="float" office:value="0.55715551617191" calcext:value-type="float">
            <text:p>0,56</text:p>
          </table:table-cell>
          <table:table-cell table:style-name="ce693" office:value-type="float" office:value="0.506645990252548" calcext:value-type="float">
            <text:p>0,51</text:p>
          </table:table-cell>
          <table:table-cell table:style-name="ce730" office:value-type="float" office:value="0.497563136907399" calcext:value-type="float">
            <text:p>0,50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423696423696424" calcext:value-type="float">
            <text:p>0,4236964237</text:p>
          </table:table-cell>
          <table:table-cell office:value-type="float" office:value="0.574283071230342" calcext:value-type="float">
            <text:p>0,5742830712</text:p>
          </table:table-cell>
          <table:table-cell office:value-type="float" office:value="0.423696423696424" calcext:value-type="float">
            <text:p>0,4236964237</text:p>
          </table:table-cell>
          <table:table-cell office:value-type="float" office:value="0.687109056295893" calcext:value-type="float">
            <text:p>0,6871090563</text:p>
          </table:table-cell>
          <table:table-cell office:value-type="float" office:value="0.487628623046108" calcext:value-type="float">
            <text:p>0,487628623</text:p>
          </table:table-cell>
          <table:table-cell office:value-type="float" office:value="0.39896654881697" calcext:value-type="float">
            <text:p>0,3989665488</text:p>
          </table:table-cell>
          <table:table-cell office:value-type="float" office:value="0.623724489795918" calcext:value-type="float">
            <text:p>0,6237244898</text:p>
          </table:table-cell>
          <table:table-cell office:value-type="float" office:value="0.39896654881697" calcext:value-type="float">
            <text:p>0,3989665488</text:p>
          </table:table-cell>
          <table:table-cell office:value-type="float" office:value="0.758394758394758" calcext:value-type="float">
            <text:p>0,7583947584</text:p>
          </table:table-cell>
          <table:table-cell office:value-type="float" office:value="0.486647868634931" calcext:value-type="float">
            <text:p>0,4866478686</text:p>
          </table:table-cell>
          <table:table-cell office:value-type="float" office:value="0.631357084579821" calcext:value-type="float">
            <text:p>0,6313570846</text:p>
          </table:table-cell>
          <table:table-cell office:value-type="float" office:value="0.658581560283688" calcext:value-type="float">
            <text:p>0,6585815603</text:p>
          </table:table-cell>
          <table:table-cell office:value-type="float" office:value="0.631357084579821" calcext:value-type="float">
            <text:p>0,6313570846</text:p>
          </table:table-cell>
          <table:table-cell office:value-type="float" office:value="0.671444171444171" calcext:value-type="float">
            <text:p>0,6714441714</text:p>
          </table:table-cell>
          <table:table-cell office:value-type="float" office:value="0.644682032768675" calcext:value-type="float">
            <text:p>0,6446820328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MLP</text:p>
          </table:table-cell>
          <table:table-cell table:style-name="ce648" office:value-type="float" office:value="0.543420469649978" calcext:value-type="float">
            <text:p>0,54</text:p>
          </table:table-cell>
          <table:table-cell table:style-name="ce693" office:value-type="float" office:value="0.506645990252548" calcext:value-type="float">
            <text:p>0,51</text:p>
          </table:table-cell>
          <table:table-cell table:style-name="ce730" office:value-type="float" office:value="0.540983606557377" calcext:value-type="float">
            <text:p>0,5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87109056295893" calcext:value-type="float">
            <text:p>0,6871090563</text:p>
          </table:table-cell>
          <table:table-cell office:value-type="float" office:value="0.544797843665768" calcext:value-type="float">
            <text:p>0,5447978437</text:p>
          </table:table-cell>
          <table:table-cell office:value-type="float" office:value="0.687109056295893" calcext:value-type="float">
            <text:p>0,6871090563</text:p>
          </table:table-cell>
          <table:table-cell office:value-type="float" office:value="0.423696423696424" calcext:value-type="float">
            <text:p>0,4236964237</text:p>
          </table:table-cell>
          <table:table-cell office:value-type="float" office:value="0.60773347765951" calcext:value-type="float">
            <text:p>0,6077334777</text:p>
          </table:table-cell>
          <table:table-cell office:value-type="float" office:value="0.758394758394758" calcext:value-type="float">
            <text:p>0,7583947584</text:p>
          </table:table-cell>
          <table:table-cell office:value-type="float" office:value="0.556936647955092" calcext:value-type="float">
            <text:p>0,556936648</text:p>
          </table:table-cell>
          <table:table-cell office:value-type="float" office:value="0.758394758394758" calcext:value-type="float">
            <text:p>0,7583947584</text:p>
          </table:table-cell>
          <table:table-cell office:value-type="float" office:value="0.39896654881697" calcext:value-type="float">
            <text:p>0,3989665488</text:p>
          </table:table-cell>
          <table:table-cell office:value-type="float" office:value="0.642237891573229" calcext:value-type="float">
            <text:p>0,6422378916</text:p>
          </table:table-cell>
          <table:table-cell office:value-type="float" office:value="0.671444171444171" calcext:value-type="float">
            <text:p>0,6714441714</text:p>
          </table:table-cell>
          <table:table-cell office:value-type="float" office:value="0.644692005242464" calcext:value-type="float">
            <text:p>0,6446920052</text:p>
          </table:table-cell>
          <table:table-cell office:value-type="float" office:value="0.671444171444171" calcext:value-type="float">
            <text:p>0,6714441714</text:p>
          </table:table-cell>
          <table:table-cell office:value-type="float" office:value="0.631357084579821" calcext:value-type="float">
            <text:p>0,6313570846</text:p>
          </table:table-cell>
          <table:table-cell office:value-type="float" office:value="0.6577962021931" calcext:value-type="float">
            <text:p>0,6577962022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48" office:value-type="float" office:value="0.538546743464776" calcext:value-type="float">
            <text:p>0,54</text:p>
          </table:table-cell>
          <table:table-cell table:style-name="ce693" office:value-type="float" office:value="0.503101462117856" calcext:value-type="float">
            <text:p>0,50</text:p>
          </table:table-cell>
          <table:table-cell table:style-name="ce730" office:value-type="float" office:value="0.510633584404076" calcext:value-type="float">
            <text:p>0,51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0111503943432146" calcext:value-type="float">
            <text:p>0,0111503943</text:p>
          </table:table-cell>
          <table:table-cell office:value-type="float" office:value="0.550335570469799" calcext:value-type="float">
            <text:p>0,5503355705</text:p>
          </table:table-cell>
          <table:table-cell office:value-type="float" office:value="0.0111503943432146" calcext:value-type="float">
            <text:p>0,0111503943</text:p>
          </table:table-cell>
          <table:table-cell office:value-type="float" office:value="0.990854490854491" calcext:value-type="float">
            <text:p>0,9908544909</text:p>
          </table:table-cell>
          <table:table-cell office:value-type="float" office:value="0.0218579234972678" calcext:value-type="float">
            <text:p>0,0218579235</text:p>
          </table:table-cell>
          <table:table-cell office:value-type="float" office:value="0.253480753480753" calcext:value-type="float">
            <text:p>0,2534807535</text:p>
          </table:table-cell>
          <table:table-cell office:value-type="float" office:value="0.629918588873813" calcext:value-type="float">
            <text:p>0,6299185889</text:p>
          </table:table-cell>
          <table:table-cell office:value-type="float" office:value="0.253480753480753" calcext:value-type="float">
            <text:p>0,2534807535</text:p>
          </table:table-cell>
          <table:table-cell office:value-type="float" office:value="0.851645363067718" calcext:value-type="float">
            <text:p>0,8516453631</text:p>
          </table:table-cell>
          <table:table-cell office:value-type="float" office:value="0.361495036013237" calcext:value-type="float">
            <text:p>0,361495036</text:p>
          </table:table-cell>
          <table:table-cell office:value-type="float" office:value="0.593962469404406" calcext:value-type="float">
            <text:p>0,5939624694</text:p>
          </table:table-cell>
          <table:table-cell office:value-type="float" office:value="0.648071216617211" calcext:value-type="float">
            <text:p>0,6480712166</text:p>
          </table:table-cell>
          <table:table-cell office:value-type="float" office:value="0.593962469404406" calcext:value-type="float">
            <text:p>0,5939624694</text:p>
          </table:table-cell>
          <table:table-cell office:value-type="float" office:value="0.676221676221676" calcext:value-type="float">
            <text:p>0,6762216762</text:p>
          </table:table-cell>
          <table:table-cell office:value-type="float" office:value="0.619838229033631" calcext:value-type="float">
            <text:p>0,61983822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BayesNet</text:p>
          </table:table-cell>
          <table:table-cell table:style-name="ce648" office:value-type="float" office:value="0.554054054054054" calcext:value-type="float">
            <text:p>0,55</text:p>
          </table:table-cell>
          <table:table-cell table:style-name="ce693" office:value-type="float" office:value="0.504873726185202" calcext:value-type="float">
            <text:p>0,50</text:p>
          </table:table-cell>
          <table:table-cell table:style-name="ce730" office:value-type="float" office:value="0.509968985378821" calcext:value-type="float">
            <text:p>0,51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990854490854491" calcext:value-type="float">
            <text:p>0,9908544909</text:p>
          </table:table-cell>
          <table:table-cell office:value-type="float" office:value="0.499552680476223" calcext:value-type="float">
            <text:p>0,4995526805</text:p>
          </table:table-cell>
          <table:table-cell office:value-type="float" office:value="0.990854490854491" calcext:value-type="float">
            <text:p>0,9908544909</text:p>
          </table:table-cell>
          <table:table-cell office:value-type="float" office:value="0.0111503943432146" calcext:value-type="float">
            <text:p>0,0111503943</text:p>
          </table:table-cell>
          <table:table-cell office:value-type="float" office:value="0.664226563572311" calcext:value-type="float">
            <text:p>0,6642265636</text:p>
          </table:table-cell>
          <table:table-cell office:value-type="float" office:value="0.851645363067718" calcext:value-type="float">
            <text:p>0,8516453631</text:p>
          </table:table-cell>
          <table:table-cell office:value-type="float" office:value="0.533839072621889" calcext:value-type="float">
            <text:p>0,5338390726</text:p>
          </table:table-cell>
          <table:table-cell office:value-type="float" office:value="0.851645363067718" calcext:value-type="float">
            <text:p>0,8516453631</text:p>
          </table:table-cell>
          <table:table-cell office:value-type="float" office:value="0.253480753480753" calcext:value-type="float">
            <text:p>0,2534807535</text:p>
          </table:table-cell>
          <table:table-cell office:value-type="float" office:value="0.656292570470502" calcext:value-type="float">
            <text:p>0,6562925705</text:p>
          </table:table-cell>
          <table:table-cell office:value-type="float" office:value="0.676221676221676" calcext:value-type="float">
            <text:p>0,6762216762</text:p>
          </table:table-cell>
          <table:table-cell office:value-type="float" office:value="0.623929471032746" calcext:value-type="float">
            <text:p>0,623929471</text:p>
          </table:table-cell>
          <table:table-cell office:value-type="float" office:value="0.676221676221676" calcext:value-type="float">
            <text:p>0,6762216762</text:p>
          </table:table-cell>
          <table:table-cell office:value-type="float" office:value="0.593962469404406" calcext:value-type="float">
            <text:p>0,5939624694</text:p>
          </table:table-cell>
          <table:table-cell office:value-type="float" office:value="0.649023974846063" calcext:value-type="float">
            <text:p>0,6490239748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5" office:value-type="string" calcext:value-type="string">
            <text:p>RandomForset</text:p>
          </table:table-cell>
          <table:table-cell table:style-name="ce649" office:value-type="float" office:value="0.943287549844927" calcext:value-type="float">
            <text:p>0,94</text:p>
          </table:table-cell>
          <table:table-cell table:style-name="ce694" office:value-type="float" office:value="0.500221533008418" calcext:value-type="float">
            <text:p>0,50</text:p>
          </table:table-cell>
          <table:table-cell table:style-name="ce731" office:value-type="float" office:value="0.519937970757643" calcext:value-type="float">
            <text:p>0,52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562926562926563" calcext:value-type="float">
            <text:p>0,5629265629</text:p>
          </table:table-cell>
          <table:table-cell office:value-type="float" office:value="0.568044077134986" calcext:value-type="float">
            <text:p>0,5680440771</text:p>
          </table:table-cell>
          <table:table-cell office:value-type="float" office:value="0.562926562926563" calcext:value-type="float">
            <text:p>0,5629265629</text:p>
          </table:table-cell>
          <table:table-cell office:value-type="float" office:value="0.573565406581452" calcext:value-type="float">
            <text:p>0,5735654066</text:p>
          </table:table-cell>
          <table:table-cell office:value-type="float" office:value="0.56547374194433" calcext:value-type="float">
            <text:p>0,5654737419</text:p>
          </table:table-cell>
          <table:table-cell office:value-type="float" office:value="0.463829208593962" calcext:value-type="float">
            <text:p>0,4638292086</text:p>
          </table:table-cell>
          <table:table-cell office:value-type="float" office:value="0.580496936691627" calcext:value-type="float">
            <text:p>0,5804969367</text:p>
          </table:table-cell>
          <table:table-cell office:value-type="float" office:value="0.463829208593962" calcext:value-type="float">
            <text:p>0,4638292086</text:p>
          </table:table-cell>
          <table:table-cell office:value-type="float" office:value="0.663527163527164" calcext:value-type="float">
            <text:p>0,6635271635</text:p>
          </table:table-cell>
          <table:table-cell office:value-type="float" office:value="0.515646258503401" calcext:value-type="float">
            <text:p>0,5156462585</text:p>
          </table:table-cell>
          <table:table-cell office:value-type="float" office:value="0.619662768561327" calcext:value-type="float">
            <text:p>0,6196627686</text:p>
          </table:table-cell>
          <table:table-cell office:value-type="float" office:value="0.646199659671015" calcext:value-type="float">
            <text:p>0,6461996597</text:p>
          </table:table-cell>
          <table:table-cell office:value-type="float" office:value="0.619662768561327" calcext:value-type="float">
            <text:p>0,6196627686</text:p>
          </table:table-cell>
          <table:table-cell office:value-type="float" office:value="0.659432159432159" calcext:value-type="float">
            <text:p>0,6594321594</text:p>
          </table:table-cell>
          <table:table-cell office:value-type="float" office:value="0.63265306122449" calcext:value-type="float">
            <text:p>0,6326530612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MOVIE</text:p>
          </table:table-cell>
          <table:table-cell table:style-name="ce83" office:value-type="string" calcext:value-type="string">
            <text:p>DecisionTree</text:p>
          </table:table-cell>
          <table:table-cell table:style-name="ce650" office:value-type="float" office:value="0.5615" calcext:value-type="float">
            <text:p>0,56</text:p>
          </table:table-cell>
          <table:table-cell table:style-name="ce695" office:value-type="float" office:value="0.6549" calcext:value-type="float">
            <text:p>0,65</text:p>
          </table:table-cell>
          <table:table-cell table:style-name="ce732" office:value-type="float" office:value="0.5444" calcext:value-type="float">
            <text:p>0,5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573565406581452" calcext:value-type="float">
            <text:p>0,5735654066</text:p>
          </table:table-cell>
          <table:table-cell office:value-type="float" office:value="0.568463611859838" calcext:value-type="float">
            <text:p>0,5684636119</text:p>
          </table:table-cell>
          <table:table-cell office:value-type="float" office:value="0.573565406581452" calcext:value-type="float">
            <text:p>0,5735654066</text:p>
          </table:table-cell>
          <table:table-cell office:value-type="float" office:value="0.562926562926563" calcext:value-type="float">
            <text:p>0,5629265629</text:p>
          </table:table-cell>
          <table:table-cell office:value-type="float" office:value="0.571003113577907" calcext:value-type="float">
            <text:p>0,5710031136</text:p>
          </table:table-cell>
          <table:table-cell office:value-type="float" office:value="0.663527163527164" calcext:value-type="float">
            <text:p>0,6635271635</text:p>
          </table:table-cell>
          <table:table-cell office:value-type="float" office:value="0.55213539300318" calcext:value-type="float">
            <text:p>0,552135393</text:p>
          </table:table-cell>
          <table:table-cell office:value-type="float" office:value="0.663527163527164" calcext:value-type="float">
            <text:p>0,6635271635</text:p>
          </table:table-cell>
          <table:table-cell office:value-type="float" office:value="0.463829208593962" calcext:value-type="float">
            <text:p>0,4638292086</text:p>
          </table:table-cell>
          <table:table-cell office:value-type="float" office:value="0.60272783632982" calcext:value-type="float">
            <text:p>0,6027278363</text:p>
          </table:table-cell>
          <table:table-cell office:value-type="float" office:value="0.659432159432159" calcext:value-type="float">
            <text:p>0,6594321594</text:p>
          </table:table-cell>
          <table:table-cell office:value-type="float" office:value="0.633324593602517" calcext:value-type="float">
            <text:p>0,6333245936</text:p>
          </table:table-cell>
          <table:table-cell office:value-type="float" office:value="0.659432159432159" calcext:value-type="float">
            <text:p>0,6594321594</text:p>
          </table:table-cell>
          <table:table-cell office:value-type="float" office:value="0.619662768561327" calcext:value-type="float">
            <text:p>0,6196627686</text:p>
          </table:table-cell>
          <table:table-cell office:value-type="float" office:value="0.646114751905845" calcext:value-type="float">
            <text:p>0,646114751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51" office:value-type="float" office:value="0.4938" calcext:value-type="float">
            <text:p>0,49</text:p>
          </table:table-cell>
          <table:table-cell table:style-name="ce696" office:value-type="float" office:value="0.6448" calcext:value-type="float">
            <text:p>0,64</text:p>
          </table:table-cell>
          <table:table-cell table:style-name="ce733" office:value-type="float" office:value="0.5" calcext:value-type="float">
            <text:p>0,50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571389719880337" calcext:value-type="float">
            <text:p>0,5713897199</text:p>
          </table:table-cell>
          <table:table-cell office:value-type="float" office:value="0.597469074363714" calcext:value-type="float">
            <text:p>0,5974690744</text:p>
          </table:table-cell>
          <table:table-cell office:value-type="float" office:value="0.571389719880337" calcext:value-type="float">
            <text:p>0,5713897199</text:p>
          </table:table-cell>
          <table:table-cell office:value-type="float" office:value="0.613568113568114" calcext:value-type="float">
            <text:p>0,6135681136</text:p>
          </table:table-cell>
          <table:table-cell office:value-type="float" office:value="0.584138458330437" calcext:value-type="float">
            <text:p>0,5841384583</text:p>
          </table:table-cell>
          <table:table-cell office:value-type="float" office:value="0.314794669567582" calcext:value-type="float">
            <text:p>0,3147946696</text:p>
          </table:table-cell>
          <table:table-cell office:value-type="float" office:value="0.593741985124391" calcext:value-type="float">
            <text:p>0,5937419851</text:p>
          </table:table-cell>
          <table:table-cell office:value-type="float" office:value="0.314794669567582" calcext:value-type="float">
            <text:p>0,3147946696</text:p>
          </table:table-cell>
          <table:table-cell office:value-type="float" office:value="0.783783783783784" calcext:value-type="float">
            <text:p>0,7837837838</text:p>
          </table:table-cell>
          <table:table-cell office:value-type="float" office:value="0.411445836665778" calcext:value-type="float">
            <text:p>0,4114458367</text:p>
          </table:table-cell>
          <table:table-cell office:value-type="float" office:value="0.537264537264537" calcext:value-type="float">
            <text:p>0,5372645373</text:p>
          </table:table-cell>
          <table:table-cell office:value-type="float" office:value="0.621604548325963" calcext:value-type="float">
            <text:p>0,6216045483</text:p>
          </table:table-cell>
          <table:table-cell office:value-type="float" office:value="0.537264537264537" calcext:value-type="float">
            <text:p>0,5372645373</text:p>
          </table:table-cell>
          <table:table-cell office:value-type="float" office:value="0.674190916508023" calcext:value-type="float">
            <text:p>0,6741909165</text:p>
          </table:table-cell>
          <table:table-cell office:value-type="float" office:value="0.576365500073217" calcext:value-type="float">
            <text:p>0,5763655001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MLP</text:p>
          </table:table-cell>
          <table:table-cell table:style-name="ce651" office:value-type="float" office:value="0.5456" calcext:value-type="float">
            <text:p>0,55</text:p>
          </table:table-cell>
          <table:table-cell table:style-name="ce696" office:value-type="float" office:value="0.6415" calcext:value-type="float">
            <text:p>0,64</text:p>
          </table:table-cell>
          <table:table-cell table:style-name="ce733" office:value-type="float" office:value="0.5373" calcext:value-type="float">
            <text:p>0,5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613568113568114" calcext:value-type="float">
            <text:p>0,6135681136</text:p>
          </table:table-cell>
          <table:table-cell office:value-type="float" office:value="0.587812213940107" calcext:value-type="float">
            <text:p>0,5878122139</text:p>
          </table:table-cell>
          <table:table-cell office:value-type="float" office:value="0.613568113568114" calcext:value-type="float">
            <text:p>0,6135681136</text:p>
          </table:table-cell>
          <table:table-cell office:value-type="float" office:value="0.571389719880337" calcext:value-type="float">
            <text:p>0,5713897199</text:p>
          </table:table-cell>
          <table:table-cell office:value-type="float" office:value="0.600414078674948" calcext:value-type="float">
            <text:p>0,6004140787</text:p>
          </table:table-cell>
          <table:table-cell office:value-type="float" office:value="0.783783783783784" calcext:value-type="float">
            <text:p>0,7837837838</text:p>
          </table:table-cell>
          <table:table-cell office:value-type="float" office:value="0.532603654577498" calcext:value-type="float">
            <text:p>0,5326036546</text:p>
          </table:table-cell>
          <table:table-cell office:value-type="float" office:value="0.783783783783784" calcext:value-type="float">
            <text:p>0,7837837838</text:p>
          </table:table-cell>
          <table:table-cell office:value-type="float" office:value="0.314794669567582" calcext:value-type="float">
            <text:p>0,3147946696</text:p>
          </table:table-cell>
          <table:table-cell office:value-type="float" office:value="0.634229855856851" calcext:value-type="float">
            <text:p>0,6342298559</text:p>
          </table:table-cell>
          <table:table-cell office:value-type="float" office:value="0.674190916508023" calcext:value-type="float">
            <text:p>0,6741909165</text:p>
          </table:table-cell>
          <table:table-cell office:value-type="float" office:value="0.593914710110206" calcext:value-type="float">
            <text:p>0,5939147101</text:p>
          </table:table-cell>
          <table:table-cell office:value-type="float" office:value="0.674190916508023" calcext:value-type="float">
            <text:p>0,6741909165</text:p>
          </table:table-cell>
          <table:table-cell office:value-type="float" office:value="0.537264537264537" calcext:value-type="float">
            <text:p>0,5372645373</text:p>
          </table:table-cell>
          <table:table-cell office:value-type="float" office:value="0.631511909310916" calcext:value-type="float">
            <text:p>0,6315119093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51" office:value-type="float" office:value="0.5227" calcext:value-type="float">
            <text:p>0,52</text:p>
          </table:table-cell>
          <table:table-cell table:style-name="ce696" office:value-type="float" office:value="0.6065" calcext:value-type="float">
            <text:p>0,61</text:p>
          </table:table-cell>
          <table:table-cell table:style-name="ce733" office:value-type="float" office:value="0.5019" calcext:value-type="float">
            <text:p>0,50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474474474474475" calcext:value-type="float">
            <text:p>0,4744744745</text:p>
          </table:table-cell>
          <table:table-cell office:value-type="float" office:value="0.590353260869565" calcext:value-type="float">
            <text:p>0,5903532609</text:p>
          </table:table-cell>
          <table:table-cell office:value-type="float" office:value="0.474474474474475" calcext:value-type="float">
            <text:p>0,4744744745</text:p>
          </table:table-cell>
          <table:table-cell office:value-type="float" office:value="0.672015229806908" calcext:value-type="float">
            <text:p>0,6720152298</text:p>
          </table:table-cell>
          <table:table-cell office:value-type="float" office:value="0.526108672619949" calcext:value-type="float">
            <text:p>0,5261086726</text:p>
          </table:table-cell>
          <table:table-cell office:value-type="float" office:value="0.401958118031004" calcext:value-type="float">
            <text:p>0,401958118</text:p>
          </table:table-cell>
          <table:table-cell office:value-type="float" office:value="0.578134167807549" calcext:value-type="float">
            <text:p>0,5781341678</text:p>
          </table:table-cell>
          <table:table-cell office:value-type="float" office:value="0.401958118031004" calcext:value-type="float">
            <text:p>0,401958118</text:p>
          </table:table-cell>
          <table:table-cell office:value-type="float" office:value="0.705569205569205" calcext:value-type="float">
            <text:p>0,7055692056</text:p>
          </table:table-cell>
          <table:table-cell office:value-type="float" office:value="0.474211919467394" calcext:value-type="float">
            <text:p>0,4742119195</text:p>
          </table:table-cell>
          <table:table-cell office:value-type="float" office:value="0.625781887408213" calcext:value-type="float">
            <text:p>0,6257818874</text:p>
          </table:table-cell>
          <table:table-cell office:value-type="float" office:value="0.658746063555683" calcext:value-type="float">
            <text:p>0,6587460636</text:p>
          </table:table-cell>
          <table:table-cell office:value-type="float" office:value="0.625781887408213" calcext:value-type="float">
            <text:p>0,6257818874</text:p>
          </table:table-cell>
          <table:table-cell office:value-type="float" office:value="0.674583674583675" calcext:value-type="float">
            <text:p>0,6745836746</text:p>
          </table:table-cell>
          <table:table-cell office:value-type="float" office:value="0.6418410041841" calcext:value-type="float">
            <text:p>0,6418410042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BayesNet</text:p>
          </table:table-cell>
          <table:table-cell table:style-name="ce651" office:value-type="float" office:value="0.501" calcext:value-type="float">
            <text:p>0,50</text:p>
          </table:table-cell>
          <table:table-cell table:style-name="ce696" office:value-type="float" office:value="0.6303" calcext:value-type="float">
            <text:p>0,63</text:p>
          </table:table-cell>
          <table:table-cell table:style-name="ce733" office:value-type="float" office:value="0.5427" calcext:value-type="float">
            <text:p>0,5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672015229806908" calcext:value-type="float">
            <text:p>0,6720152298</text:p>
          </table:table-cell>
          <table:table-cell office:value-type="float" office:value="0.562101910828025" calcext:value-type="float">
            <text:p>0,5621019108</text:p>
          </table:table-cell>
          <table:table-cell office:value-type="float" office:value="0.672015229806908" calcext:value-type="float">
            <text:p>0,6720152298</text:p>
          </table:table-cell>
          <table:table-cell office:value-type="float" office:value="0.474474474474475" calcext:value-type="float">
            <text:p>0,4744744745</text:p>
          </table:table-cell>
          <table:table-cell office:value-type="float" office:value="0.612164003468351" calcext:value-type="float">
            <text:p>0,6121640035</text:p>
          </table:table-cell>
          <table:table-cell office:value-type="float" office:value="0.705569205569205" calcext:value-type="float">
            <text:p>0,7055692056</text:p>
          </table:table-cell>
          <table:table-cell office:value-type="float" office:value="0.540294763248667" calcext:value-type="float">
            <text:p>0,5402947632</text:p>
          </table:table-cell>
          <table:table-cell office:value-type="float" office:value="0.705569205569205" calcext:value-type="float">
            <text:p>0,7055692056</text:p>
          </table:table-cell>
          <table:table-cell office:value-type="float" office:value="0.401958118031004" calcext:value-type="float">
            <text:p>0,401958118</text:p>
          </table:table-cell>
          <table:table-cell office:value-type="float" office:value="0.611969454803765" calcext:value-type="float">
            <text:p>0,6119694548</text:p>
          </table:table-cell>
          <table:table-cell office:value-type="float" office:value="0.674583674583675" calcext:value-type="float">
            <text:p>0,6745836746</text:p>
          </table:table-cell>
          <table:table-cell office:value-type="float" office:value="0.642318689888225" calcext:value-type="float">
            <text:p>0,6423186899</text:p>
          </table:table-cell>
          <table:table-cell office:value-type="float" office:value="0.674583674583675" calcext:value-type="float">
            <text:p>0,6745836746</text:p>
          </table:table-cell>
          <table:table-cell office:value-type="float" office:value="0.625781887408213" calcext:value-type="float">
            <text:p>0,6257818874</text:p>
          </table:table-cell>
          <table:table-cell office:value-type="float" office:value="0.658055925432756" calcext:value-type="float">
            <text:p>0,6580559254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5" office:value-type="string" calcext:value-type="string">
            <text:p>RandomForset</text:p>
          </table:table-cell>
          <table:table-cell table:style-name="ce652" office:value-type="float" office:value="0.5056" calcext:value-type="float">
            <text:p>0,51</text:p>
          </table:table-cell>
          <table:table-cell table:style-name="ce697" office:value-type="float" office:value="0.9567" calcext:value-type="float">
            <text:p>0,96</text:p>
          </table:table-cell>
          <table:table-cell table:style-name="ce734" office:value-type="float" office:value="0.5168" calcext:value-type="float">
            <text:p>0,52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563745563745564" calcext:value-type="float">
            <text:p>0,5637455637</text:p>
          </table:table-cell>
          <table:table-cell office:value-type="float" office:value="0.567697594501718" calcext:value-type="float">
            <text:p>0,5676975945</text:p>
          </table:table-cell>
          <table:table-cell office:value-type="float" office:value="0.563745563745564" calcext:value-type="float">
            <text:p>0,5637455637</text:p>
          </table:table-cell>
          <table:table-cell office:value-type="float" office:value="0.572341582812075" calcext:value-type="float">
            <text:p>0,5723415828</text:p>
          </table:table-cell>
          <table:table-cell office:value-type="float" office:value="0.565714677076912" calcext:value-type="float">
            <text:p>0,5657146771</text:p>
          </table:table-cell>
          <table:table-cell office:value-type="float" office:value="0.37299428882241" calcext:value-type="float">
            <text:p>0,3729942888</text:p>
          </table:table-cell>
          <table:table-cell office:value-type="float" office:value="0.567204301075269" calcext:value-type="float">
            <text:p>0,5672043011</text:p>
          </table:table-cell>
          <table:table-cell office:value-type="float" office:value="0.37299428882241" calcext:value-type="float">
            <text:p>0,3729942888</text:p>
          </table:table-cell>
          <table:table-cell office:value-type="float" office:value="0.714305214305214" calcext:value-type="float">
            <text:p>0,7143052143</text:p>
          </table:table-cell>
          <table:table-cell office:value-type="float" office:value="0.450041017227235" calcext:value-type="float">
            <text:p>0,4500410172</text:p>
          </table:table-cell>
          <table:table-cell office:value-type="float" office:value="0.918683709545826" calcext:value-type="float">
            <text:p>0,9186837095</text:p>
          </table:table-cell>
          <table:table-cell office:value-type="float" office:value="0.954372086452889" calcext:value-type="float">
            <text:p>0,9543720865</text:p>
          </table:table-cell>
          <table:table-cell office:value-type="float" office:value="0.918683709545826" calcext:value-type="float">
            <text:p>0,9186837095</text:p>
          </table:table-cell>
          <table:table-cell office:value-type="float" office:value="0.955910455910456" calcext:value-type="float">
            <text:p>0,9559104559</text:p>
          </table:table-cell>
          <table:table-cell office:value-type="float" office:value="0.936187902722927" calcext:value-type="float">
            <text:p>0,9361879027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MPQA</text:p>
          </table:table-cell>
          <table:table-cell table:style-name="ce83" office:value-type="string" calcext:value-type="string">
            <text:p>DecisionTree</text:p>
          </table:table-cell>
          <table:table-cell table:style-name="ce653" office:value-type="float" office:value="0.564004637523017" calcext:value-type="float">
            <text:p>0,56</text:p>
          </table:table-cell>
          <table:table-cell table:style-name="ce698" office:value-type="float" office:value="0.495873968492123" calcext:value-type="float">
            <text:p>0,50</text:p>
          </table:table-cell>
          <table:table-cell table:style-name="ce735" office:value-type="float" office:value="0.644820295983087" calcext:value-type="float">
            <text:p>0,6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572341582812075" calcext:value-type="float">
            <text:p>0,5723415828</text:p>
          </table:table-cell>
          <table:table-cell office:value-type="float" office:value="0.568399729912221" calcext:value-type="float">
            <text:p>0,5683997299</text:p>
          </table:table-cell>
          <table:table-cell office:value-type="float" office:value="0.572341582812075" calcext:value-type="float">
            <text:p>0,5723415828</text:p>
          </table:table-cell>
          <table:table-cell office:value-type="float" office:value="0.563745563745564" calcext:value-type="float">
            <text:p>0,5637455637</text:p>
          </table:table-cell>
          <table:table-cell office:value-type="float" office:value="0.57036384578901" calcext:value-type="float">
            <text:p>0,5703638458</text:p>
          </table:table-cell>
          <table:table-cell office:value-type="float" office:value="0.714305214305214" calcext:value-type="float">
            <text:p>0,7143052143</text:p>
          </table:table-cell>
          <table:table-cell office:value-type="float" office:value="0.531592848435595" calcext:value-type="float">
            <text:p>0,5315928484</text:p>
          </table:table-cell>
          <table:table-cell office:value-type="float" office:value="0.714305214305214" calcext:value-type="float">
            <text:p>0,7143052143</text:p>
          </table:table-cell>
          <table:table-cell office:value-type="float" office:value="0.37299428882241" calcext:value-type="float">
            <text:p>0,3729942888</text:p>
          </table:table-cell>
          <table:table-cell office:value-type="float" office:value="0.609551543389633" calcext:value-type="float">
            <text:p>0,6095515434</text:p>
          </table:table-cell>
          <table:table-cell office:value-type="float" office:value="0.955910455910456" calcext:value-type="float">
            <text:p>0,9559104559</text:p>
          </table:table-cell>
          <table:table-cell office:value-type="float" office:value="0.921326141297198" calcext:value-type="float">
            <text:p>0,9213261413</text:p>
          </table:table-cell>
          <table:table-cell office:value-type="float" office:value="0.955910455910456" calcext:value-type="float">
            <text:p>0,9559104559</text:p>
          </table:table-cell>
          <table:table-cell office:value-type="float" office:value="0.918683709545826" calcext:value-type="float">
            <text:p>0,9186837095</text:p>
          </table:table-cell>
          <table:table-cell office:value-type="float" office:value="0.938299725329939" calcext:value-type="float">
            <text:p>0,9382997253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54" office:value-type="float" office:value="0.498465525472277" calcext:value-type="float">
            <text:p>0,50</text:p>
          </table:table-cell>
          <table:table-cell table:style-name="ce699" office:value-type="float" office:value="0.501466275659824" calcext:value-type="float">
            <text:p>0,50</text:p>
          </table:table-cell>
          <table:table-cell table:style-name="ce736" office:value-type="float" office:value="0.611948441655868" calcext:value-type="float">
            <text:p>0,61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MLP</text:p>
          </table:table-cell>
          <table:table-cell table:style-name="ce654" office:value-type="float" office:value="0.595853508831753" calcext:value-type="float">
            <text:p>0,60</text:p>
          </table:table-cell>
          <table:table-cell table:style-name="ce699" office:value-type="float" office:value="0.482302393780263" calcext:value-type="float">
            <text:p>0,48</text:p>
          </table:table-cell>
          <table:table-cell table:style-name="ce736" office:value-type="float" office:value="0.614880992975517" calcext:value-type="float">
            <text:p>0,61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54" office:value-type="float" office:value="0.560049103184887" calcext:value-type="float">
            <text:p>0,56</text:p>
          </table:table-cell>
          <table:table-cell table:style-name="ce699" office:value-type="float" office:value="0.475414308122485" calcext:value-type="float">
            <text:p>0,48</text:p>
          </table:table-cell>
          <table:table-cell table:style-name="ce736" office:value-type="float" office:value="0.592443565436814" calcext:value-type="float">
            <text:p>0,59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BayesNet</text:p>
          </table:table-cell>
          <table:table-cell table:style-name="ce654" office:value-type="float" office:value="0.571438314123985" calcext:value-type="float">
            <text:p>0,57</text:p>
          </table:table-cell>
          <table:table-cell table:style-name="ce699" office:value-type="float" office:value="0.44690718134079" calcext:value-type="float">
            <text:p>0,45</text:p>
          </table:table-cell>
          <table:table-cell table:style-name="ce736" office:value-type="float" office:value="0.62824797108368" calcext:value-type="float">
            <text:p>0,63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5" office:value-type="string" calcext:value-type="string">
            <text:p>RandomForset</text:p>
          </table:table-cell>
          <table:table-cell table:style-name="ce655" office:value-type="float" office:value="0.549955670735866" calcext:value-type="float">
            <text:p>0,55</text:p>
          </table:table-cell>
          <table:table-cell table:style-name="ce700" office:value-type="float" office:value="0.438041328513947" calcext:value-type="float">
            <text:p>0,44</text:p>
          </table:table-cell>
          <table:table-cell table:style-name="ce737" office:value-type="float" office:value="0.925117643047125" calcext:value-type="float">
            <text:p>0,93</text:p>
          </table:table-cell>
          <table:table-cell/>
          <table:table-cell office:value-type="string" calcext:value-type="string">
            <text:p>M2</text:p>
          </table:table-cell>
          <table:table-cell table:number-columns-repeated="2"/>
          <table:table-cell table:style-name="ce758" office:value-type="string" calcext:value-type="string" table:number-columns-spanned="5" table:number-rows-spanned="1">
            <text:p>DSRC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OVIE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PQA</text:p>
          </table:table-cell>
          <table:covered-table-cell table:number-columns-repeated="4"/>
          <table:table-cell/>
        </table:table-row>
        <table:table-row table:style-name="ro1">
          <table:table-cell table:number-columns-repeated="11"/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564466105449712" calcext:value-type="float">
            <text:p>0,5644661054</text:p>
          </table:table-cell>
          <table:table-cell office:value-type="float" office:value="0.609861177596936" calcext:value-type="float">
            <text:p>0,6098611776</text:p>
          </table:table-cell>
          <table:table-cell office:value-type="float" office:value="0.564466105449712" calcext:value-type="float">
            <text:p>0,5644661054</text:p>
          </table:table-cell>
          <table:table-cell office:value-type="float" office:value="0.638901196278245" calcext:value-type="float">
            <text:p>0,6389011963</text:p>
          </table:table-cell>
          <table:table-cell office:value-type="float" office:value="0.586286240220893" calcext:value-type="float">
            <text:p>0,5862862402</text:p>
          </table:table-cell>
          <table:table-cell office:value-type="float" office:value="0.142667257421356" calcext:value-type="float">
            <text:p>0,1426672574</text:p>
          </table:table-cell>
          <table:table-cell office:value-type="float" office:value="0.5152" calcext:value-type="float">
            <text:p>0,5152</text:p>
          </table:table-cell>
          <table:table-cell office:value-type="float" office:value="0.142667257421356" calcext:value-type="float">
            <text:p>0,1426672574</text:p>
          </table:table-cell>
          <table:table-cell office:value-type="float" office:value="0.865750996898538" calcext:value-type="float">
            <text:p>0,8657509969</text:p>
          </table:table-cell>
          <table:table-cell office:value-type="float" office:value="0.223455933379598" calcext:value-type="float">
            <text:p>0,2234559334</text:p>
          </table:table-cell>
          <table:table-cell office:value-type="float" office:value="0.429774036331413" calcext:value-type="float">
            <text:p>0,4297740363</text:p>
          </table:table-cell>
          <table:table-cell office:value-type="float" office:value="0.534435261707989" calcext:value-type="float">
            <text:p>0,5344352617</text:p>
          </table:table-cell>
          <table:table-cell office:value-type="float" office:value="0.429774036331413" calcext:value-type="float">
            <text:p>0,4297740363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476424361493124" calcext:value-type="float">
            <text:p>0,4764243615</text:p>
          </table:table-cell>
          <table:table-cell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5" table:number-rows-spanned="1">
            <text:p>M3</text:p>
          </table:table-cell>
          <table:covered-table-cell table:style-name="ce9"/>
          <table:covered-table-cell table:style-name="ce82"/>
          <table:covered-table-cell table:number-columns-repeated="2" table:style-name="ce9"/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38901196278245" calcext:value-type="float">
            <text:p>0,6389011963</text:p>
          </table:table-cell>
          <table:table-cell office:value-type="float" office:value="0.594639175257732" calcext:value-type="float">
            <text:p>0,5946391753</text:p>
          </table:table-cell>
          <table:table-cell office:value-type="float" office:value="0.638901196278245" calcext:value-type="float">
            <text:p>0,6389011963</text:p>
          </table:table-cell>
          <table:table-cell office:value-type="float" office:value="0.564466105449712" calcext:value-type="float">
            <text:p>0,5644661054</text:p>
          </table:table-cell>
          <table:table-cell office:value-type="float" office:value="0.615976078598889" calcext:value-type="float">
            <text:p>0,6159760786</text:p>
          </table:table-cell>
          <table:table-cell office:value-type="float" office:value="0.865750996898538" calcext:value-type="float">
            <text:p>0,8657509969</text:p>
          </table:table-cell>
          <table:table-cell office:value-type="float" office:value="0.502442787348933" calcext:value-type="float">
            <text:p>0,5024427873</text:p>
          </table:table-cell>
          <table:table-cell office:value-type="float" office:value="0.865750996898538" calcext:value-type="float">
            <text:p>0,8657509969</text:p>
          </table:table-cell>
          <table:table-cell office:value-type="float" office:value="0.142667257421356" calcext:value-type="float">
            <text:p>0,1426672574</text:p>
          </table:table-cell>
          <table:table-cell office:value-type="float" office:value="0.635860722421087" calcext:value-type="float">
            <text:p>0,6358607224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523156724712857" calcext:value-type="float">
            <text:p>0,5231567247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429774036331413" calcext:value-type="float">
            <text:p>0,4297740363</text:p>
          </table:table-cell>
          <table:table-cell office:value-type="float" office:value="0.569814366424536" calcext:value-type="float">
            <text:p>0,5698143664</text:p>
          </table:table-cell>
          <table:table-cell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2" table:number-rows-spanned="1">
            <text:p>Test</text:p>
          </table:table-cell>
          <table:covered-table-cell table:style-name="ce9"/>
          <table:table-cell table:style-name="ce82" office:value-type="string" calcext:value-type="string" table:number-columns-spanned="3" table:number-rows-spanned="1">
            <text:p>Target DataSet</text:p>
          </table:table-cell>
          <table:covered-table-cell table:number-columns-repeated="2" table:style-name="ce9"/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50509525919362" calcext:value-type="float">
            <text:p>0,5050952592</text:p>
          </table:table-cell>
          <table:table-cell office:value-type="float" office:value="0.56379821958457" calcext:value-type="float">
            <text:p>0,5637982196</text:p>
          </table:table-cell>
          <table:table-cell office:value-type="float" office:value="0.50509525919362" calcext:value-type="float">
            <text:p>0,5050952592</text:p>
          </table:table-cell>
          <table:table-cell office:value-type="float" office:value="0.609215773150199" calcext:value-type="float">
            <text:p>0,6092157732</text:p>
          </table:table-cell>
          <table:table-cell office:value-type="float" office:value="0.532834774480019" calcext:value-type="float">
            <text:p>0,5328347745</text:p>
          </table:table-cell>
          <table:table-cell office:value-type="float" office:value="0.416482055826318" calcext:value-type="float">
            <text:p>0,4164820558</text:p>
          </table:table-cell>
          <table:table-cell office:value-type="float" office:value="0.508108108108108" calcext:value-type="float">
            <text:p>0,5081081081</text:p>
          </table:table-cell>
          <table:table-cell office:value-type="float" office:value="0.416482055826318" calcext:value-type="float">
            <text:p>0,4164820558</text:p>
          </table:table-cell>
          <table:table-cell office:value-type="float" office:value="0.596809924678777" calcext:value-type="float">
            <text:p>0,5968099247</text:p>
          </table:table-cell>
          <table:table-cell office:value-type="float" office:value="0.457755052349647" calcext:value-type="float">
            <text:p>0,4577550523</text:p>
          </table:table-cell>
          <table:table-cell office:value-type="float" office:value="0.027027027027027" calcext:value-type="float">
            <text:p>0,027027027</text:p>
          </table:table-cell>
          <table:table-cell office:value-type="float" office:value="0.458646616541353" calcext:value-type="float">
            <text:p>0,4586466165</text:p>
          </table:table-cell>
          <table:table-cell office:value-type="float" office:value="0.027027027027027" calcext:value-type="float">
            <text:p>0,027027027</text:p>
          </table:table-cell>
          <table:table-cell office:value-type="float" office:value="0.968099246787771" calcext:value-type="float">
            <text:p>0,9680992468</text:p>
          </table:table-cell>
          <table:table-cell office:value-type="float" office:value="0.0510460251046025" calcext:value-type="float">
            <text:p>0,0510460251</text:p>
          </table:table-cell>
          <table:table-cell/>
        </table:table-row>
        <table:table-row table:style-name="ro1">
          <table:table-cell table:number-columns-repeated="2"/>
          <table:table-cell table:style-name="ce635" office:value-type="string" calcext:value-type="string">
            <text:p>SD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DSRC</text:p>
          </table:table-cell>
          <table:table-cell table:style-name="ce82" office:value-type="string" calcext:value-type="string">
            <text:p>MOVIE</text:p>
          </table:table-cell>
          <table:table-cell table:style-name="ce82" office:value-type="string" calcext:value-type="string">
            <text:p>MPQA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609215773150199" calcext:value-type="float">
            <text:p>0,6092157732</text:p>
          </table:table-cell>
          <table:table-cell office:value-type="float" office:value="0.551765650080257" calcext:value-type="float">
            <text:p>0,5517656501</text:p>
          </table:table-cell>
          <table:table-cell office:value-type="float" office:value="0.609215773150199" calcext:value-type="float">
            <text:p>0,6092157732</text:p>
          </table:table-cell>
          <table:table-cell office:value-type="float" office:value="0.50509525919362" calcext:value-type="float">
            <text:p>0,5050952592</text:p>
          </table:table-cell>
          <table:table-cell office:value-type="float" office:value="0.579069277742683" calcext:value-type="float">
            <text:p>0,5790692777</text:p>
          </table:table-cell>
          <table:table-cell office:value-type="float" office:value="0.596809924678777" calcext:value-type="float">
            <text:p>0,5968099247</text:p>
          </table:table-cell>
          <table:table-cell office:value-type="float" office:value="0.505630630630631" calcext:value-type="float">
            <text:p>0,5056306306</text:p>
          </table:table-cell>
          <table:table-cell office:value-type="float" office:value="0.596809924678777" calcext:value-type="float">
            <text:p>0,5968099247</text:p>
          </table:table-cell>
          <table:table-cell office:value-type="float" office:value="0.416482055826318" calcext:value-type="float">
            <text:p>0,4164820558</text:p>
          </table:table-cell>
          <table:table-cell office:value-type="float" office:value="0.547449705344442" calcext:value-type="float">
            <text:p>0,5474497053</text:p>
          </table:table-cell>
          <table:table-cell office:value-type="float" office:value="0.968099246787771" calcext:value-type="float">
            <text:p>0,9680992468</text:p>
          </table:table-cell>
          <table:table-cell office:value-type="float" office:value="0.498744578863273" calcext:value-type="float">
            <text:p>0,4987445789</text:p>
          </table:table-cell>
          <table:table-cell office:value-type="float" office:value="0.968099246787771" calcext:value-type="float">
            <text:p>0,9680992468</text:p>
          </table:table-cell>
          <table:table-cell office:value-type="float" office:value="0.027027027027027" calcext:value-type="float">
            <text:p>0,027027027</text:p>
          </table:table-cell>
          <table:table-cell office:value-type="float" office:value="0.658330822536909" calcext:value-type="float">
            <text:p>0,6583308225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DSRC</text:p>
          </table:table-cell>
          <table:table-cell table:style-name="ce83" office:value-type="string" calcext:value-type="string">
            <text:p>DecisionTree</text:p>
          </table:table-cell>
          <table:table-cell table:style-name="ce656" office:value-type="float" office:value="0.676783340717767" calcext:value-type="float">
            <text:p>0,68</text:p>
          </table:table-cell>
          <table:table-cell table:style-name="ce701" office:value-type="float" office:value="0.516171909614533" calcext:value-type="float">
            <text:p>0,52</text:p>
          </table:table-cell>
          <table:table-cell table:style-name="ce738" office:value-type="float" office:value="0.550287992910944" calcext:value-type="float">
            <text:p>0,55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497563136907399" calcext:value-type="float">
            <text:p>0,4975631369</text:p>
          </table:table-cell>
          <table:table-cell office:value-type="float" office:value="0.547804878048781" calcext:value-type="float">
            <text:p>0,547804878</text:p>
          </table:table-cell>
          <table:table-cell office:value-type="float" office:value="0.497563136907399" calcext:value-type="float">
            <text:p>0,4975631369</text:p>
          </table:table-cell>
          <table:table-cell office:value-type="float" office:value="0.589277802392556" calcext:value-type="float">
            <text:p>0,5892778024</text:p>
          </table:table-cell>
          <table:table-cell office:value-type="float" office:value="0.521476665892733" calcext:value-type="float">
            <text:p>0,5214766659</text:p>
          </table:table-cell>
          <table:table-cell office:value-type="float" office:value="0.07487815684537" calcext:value-type="float">
            <text:p>0,0748781568</text:p>
          </table:table-cell>
          <table:table-cell office:value-type="float" office:value="0.548701298701299" calcext:value-type="float">
            <text:p>0,5487012987</text:p>
          </table:table-cell>
          <table:table-cell office:value-type="float" office:value="0.07487815684537" calcext:value-type="float">
            <text:p>0,0748781568</text:p>
          </table:table-cell>
          <table:table-cell office:value-type="float" office:value="0.938413823659725" calcext:value-type="float">
            <text:p>0,9384138237</text:p>
          </table:table-cell>
          <table:table-cell office:value-type="float" office:value="0.1317738791423" calcext:value-type="float">
            <text:p>0,1317738791</text:p>
          </table:table-cell>
          <table:table-cell office:value-type="float" office:value="0.436863092600798" calcext:value-type="float">
            <text:p>0,4368630926</text:p>
          </table:table-cell>
          <table:table-cell office:value-type="float" office:value="0.5517627308338" calcext:value-type="float">
            <text:p>0,5517627308</text:p>
          </table:table-cell>
          <table:table-cell office:value-type="float" office:value="0.436863092600798" calcext:value-type="float">
            <text:p>0,4368630926</text:p>
          </table:table-cell>
          <table:table-cell office:value-type="float" office:value="0.645104120513957" calcext:value-type="float">
            <text:p>0,6451041205</text:p>
          </table:table-cell>
          <table:table-cell office:value-type="float" office:value="0.487636003956479" calcext:value-type="float">
            <text:p>0,487636004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57" office:value-type="float" office:value="0" calcext:value-type="float">
            <text:p>0,00</text:p>
          </table:table-cell>
          <table:table-cell table:style-name="ce702" office:value-type="float" office:value="0" calcext:value-type="float">
            <text:p>0,00</text:p>
          </table:table-cell>
          <table:table-cell table:style-name="ce739" office:value-type="float" office:value="0" calcext:value-type="float">
            <text:p>0,00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589277802392556" calcext:value-type="float">
            <text:p>0,5892778024</text:p>
          </table:table-cell>
          <table:table-cell office:value-type="float" office:value="0.539772727272727" calcext:value-type="float">
            <text:p>0,5397727273</text:p>
          </table:table-cell>
          <table:table-cell office:value-type="float" office:value="0.589277802392556" calcext:value-type="float">
            <text:p>0,5892778024</text:p>
          </table:table-cell>
          <table:table-cell office:value-type="float" office:value="0.497563136907399" calcext:value-type="float">
            <text:p>0,4975631369</text:p>
          </table:table-cell>
          <table:table-cell office:value-type="float" office:value="0.563439949163313" calcext:value-type="float">
            <text:p>0,5634399492</text:p>
          </table:table-cell>
          <table:table-cell office:value-type="float" office:value="0.938413823659725" calcext:value-type="float">
            <text:p>0,9384138237</text:p>
          </table:table-cell>
          <table:table-cell office:value-type="float" office:value="0.503566333808845" calcext:value-type="float">
            <text:p>0,5035663338</text:p>
          </table:table-cell>
          <table:table-cell office:value-type="float" office:value="0.938413823659725" calcext:value-type="float">
            <text:p>0,9384138237</text:p>
          </table:table-cell>
          <table:table-cell office:value-type="float" office:value="0.07487815684537" calcext:value-type="float">
            <text:p>0,0748781568</text:p>
          </table:table-cell>
          <table:table-cell office:value-type="float" office:value="0.65542317809067" calcext:value-type="float">
            <text:p>0,6554231781</text:p>
          </table:table-cell>
          <table:table-cell office:value-type="float" office:value="0.645104120513957" calcext:value-type="float">
            <text:p>0,6451041205</text:p>
          </table:table-cell>
          <table:table-cell office:value-type="float" office:value="0.533920058672534" calcext:value-type="float">
            <text:p>0,5339200587</text:p>
          </table:table-cell>
          <table:table-cell office:value-type="float" office:value="0.645104120513957" calcext:value-type="float">
            <text:p>0,6451041205</text:p>
          </table:table-cell>
          <table:table-cell office:value-type="float" office:value="0.436863092600798" calcext:value-type="float">
            <text:p>0,4368630926</text:p>
          </table:table-cell>
          <table:table-cell office:value-type="float" office:value="0.584269662921348" calcext:value-type="float">
            <text:p>0,584269662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MLP</text:p>
          </table:table-cell>
          <table:table-cell table:style-name="ce657" office:value-type="float" office:value="0.976739034116083" calcext:value-type="float">
            <text:p>0,98</text:p>
          </table:table-cell>
          <table:table-cell table:style-name="ce702" office:value-type="float" office:value="0.519494904740806" calcext:value-type="float">
            <text:p>0,52</text:p>
          </table:table-cell>
          <table:table-cell table:style-name="ce739" office:value-type="float" office:value="0.560478511298183" calcext:value-type="float">
            <text:p>0,56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474523704031901" calcext:value-type="float">
            <text:p>0,474523704</text:p>
          </table:table-cell>
          <table:table-cell office:value-type="float" office:value="0.544207317073171" calcext:value-type="float">
            <text:p>0,5442073171</text:p>
          </table:table-cell>
          <table:table-cell office:value-type="float" office:value="0.474523704031901" calcext:value-type="float">
            <text:p>0,474523704</text:p>
          </table:table-cell>
          <table:table-cell office:value-type="float" office:value="0.602569782897652" calcext:value-type="float">
            <text:p>0,6025697829</text:p>
          </table:table-cell>
          <table:table-cell office:value-type="float" office:value="0.50698224852071" calcext:value-type="float">
            <text:p>0,5069822485</text:p>
          </table:table-cell>
          <table:table-cell office:value-type="float" office:value="0.0336730172795747" calcext:value-type="float">
            <text:p>0,0336730173</text:p>
          </table:table-cell>
          <table:table-cell office:value-type="float" office:value="0.550724637681159" calcext:value-type="float">
            <text:p>0,5507246377</text:p>
          </table:table-cell>
          <table:table-cell office:value-type="float" office:value="0.0336730172795747" calcext:value-type="float">
            <text:p>0,0336730173</text:p>
          </table:table-cell>
          <table:table-cell office:value-type="float" office:value="0.972529906956136" calcext:value-type="float">
            <text:p>0,972529907</text:p>
          </table:table-cell>
          <table:table-cell office:value-type="float" office:value="0.0634655532359082" calcext:value-type="float">
            <text:p>0,0634655532</text:p>
          </table:table-cell>
          <table:table-cell office:value-type="float" office:value="0.0651307044749668" calcext:value-type="float">
            <text:p>0,0651307045</text:p>
          </table:table-cell>
          <table:table-cell office:value-type="float" office:value="0.597560975609756" calcext:value-type="float">
            <text:p>0,5975609756</text:p>
          </table:table-cell>
          <table:table-cell office:value-type="float" office:value="0.0651307044749668" calcext:value-type="float">
            <text:p>0,0651307045</text:p>
          </table:table-cell>
          <table:table-cell office:value-type="float" office:value="0.956136464333185" calcext:value-type="float">
            <text:p>0,9561364643</text:p>
          </table:table-cell>
          <table:table-cell office:value-type="float" office:value="0.117459049141031" calcext:value-type="float">
            <text:p>0,1174590491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57" office:value-type="float" office:value="0.654186973859105" calcext:value-type="float">
            <text:p>0,65</text:p>
          </table:table-cell>
          <table:table-cell table:style-name="ce702" office:value-type="float" office:value="0.509747452370403" calcext:value-type="float">
            <text:p>0,51</text:p>
          </table:table-cell>
          <table:table-cell table:style-name="ce739" office:value-type="float" office:value="0.564023039432875" calcext:value-type="float">
            <text:p>0,56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602569782897652" calcext:value-type="float">
            <text:p>0,6025697829</text:p>
          </table:table-cell>
          <table:table-cell office:value-type="float" office:value="0.534171249018068" calcext:value-type="float">
            <text:p>0,534171249</text:p>
          </table:table-cell>
          <table:table-cell office:value-type="float" office:value="0.602569782897652" calcext:value-type="float">
            <text:p>0,6025697829</text:p>
          </table:table-cell>
          <table:table-cell office:value-type="float" office:value="0.474523704031901" calcext:value-type="float">
            <text:p>0,474523704</text:p>
          </table:table-cell>
          <table:table-cell office:value-type="float" office:value="0.566312721215907" calcext:value-type="float">
            <text:p>0,5663127212</text:p>
          </table:table-cell>
          <table:table-cell office:value-type="float" office:value="0.972529906956136" calcext:value-type="float">
            <text:p>0,972529907</text:p>
          </table:table-cell>
          <table:table-cell office:value-type="float" office:value="0.501599634369287" calcext:value-type="float">
            <text:p>0,5015996344</text:p>
          </table:table-cell>
          <table:table-cell office:value-type="float" office:value="0.972529906956136" calcext:value-type="float">
            <text:p>0,972529907</text:p>
          </table:table-cell>
          <table:table-cell office:value-type="float" office:value="0.0336730172795747" calcext:value-type="float">
            <text:p>0,0336730173</text:p>
          </table:table-cell>
          <table:table-cell office:value-type="float" office:value="0.661842303633348" calcext:value-type="float">
            <text:p>0,6618423036</text:p>
          </table:table-cell>
          <table:table-cell office:value-type="float" office:value="0.956136464333185" calcext:value-type="float">
            <text:p>0,9561364643</text:p>
          </table:table-cell>
          <table:table-cell office:value-type="float" office:value="0.505623242736645" calcext:value-type="float">
            <text:p>0,5056232427</text:p>
          </table:table-cell>
          <table:table-cell office:value-type="float" office:value="0.956136464333185" calcext:value-type="float">
            <text:p>0,9561364643</text:p>
          </table:table-cell>
          <table:table-cell office:value-type="float" office:value="0.0651307044749668" calcext:value-type="float">
            <text:p>0,0651307045</text:p>
          </table:table-cell>
          <table:table-cell office:value-type="float" office:value="0.661455938697318" calcext:value-type="float">
            <text:p>0,6614559387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BayesNet</text:p>
          </table:table-cell>
          <table:table-cell table:style-name="ce657" office:value-type="float" office:value="0.612760301284891" calcext:value-type="float">
            <text:p>0,61</text:p>
          </table:table-cell>
          <table:table-cell table:style-name="ce702" office:value-type="float" office:value="0.508639787328312" calcext:value-type="float">
            <text:p>0,51</text:p>
          </table:table-cell>
          <table:table-cell table:style-name="ce739" office:value-type="float" office:value="0.554054054054054" calcext:value-type="float">
            <text:p>0,55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509082853345148" calcext:value-type="float">
            <text:p>0,5090828533</text:p>
          </table:table-cell>
          <table:table-cell office:value-type="float" office:value="0.559396299902629" calcext:value-type="float">
            <text:p>0,5593962999</text:p>
          </table:table-cell>
          <table:table-cell office:value-type="float" office:value="0.509082853345148" calcext:value-type="float">
            <text:p>0,5090828533</text:p>
          </table:table-cell>
          <table:table-cell office:value-type="float" office:value="0.59902525476296" calcext:value-type="float">
            <text:p>0,5990252548</text:p>
          </table:table-cell>
          <table:table-cell office:value-type="float" office:value="0.533054975643702" calcext:value-type="float">
            <text:p>0,5330549756</text:p>
          </table:table-cell>
          <table:table-cell office:value-type="float" office:value="0.20425343376163" calcext:value-type="float">
            <text:p>0,2042534338</text:p>
          </table:table-cell>
          <table:table-cell office:value-type="float" office:value="0.512222222222222" calcext:value-type="float">
            <text:p>0,5122222222</text:p>
          </table:table-cell>
          <table:table-cell office:value-type="float" office:value="0.20425343376163" calcext:value-type="float">
            <text:p>0,2042534338</text:p>
          </table:table-cell>
          <table:table-cell office:value-type="float" office:value="0.805494018608773" calcext:value-type="float">
            <text:p>0,8054940186</text:p>
          </table:table-cell>
          <table:table-cell office:value-type="float" office:value="0.292049414000633" calcext:value-type="float">
            <text:p>0,292049414</text:p>
          </table:table-cell>
          <table:table-cell office:value-type="float" office:value="0.352680549401861" calcext:value-type="float">
            <text:p>0,3526805494</text:p>
          </table:table-cell>
          <table:table-cell office:value-type="float" office:value="0.514544279250162" calcext:value-type="float">
            <text:p>0,5145442793</text:p>
          </table:table-cell>
          <table:table-cell office:value-type="float" office:value="0.352680549401861" calcext:value-type="float">
            <text:p>0,3526805494</text:p>
          </table:table-cell>
          <table:table-cell office:value-type="float" office:value="0.667257421355782" calcext:value-type="float">
            <text:p>0,6672574214</text:p>
          </table:table-cell>
          <table:table-cell office:value-type="float" office:value="0.41850683491062" calcext:value-type="float">
            <text:p>0,418506834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5" office:value-type="string" calcext:value-type="string">
            <text:p>RandomForset</text:p>
          </table:table-cell>
          <table:table-cell table:style-name="ce658" office:value-type="float" office:value="0.937527691626052" calcext:value-type="float">
            <text:p>0,94</text:p>
          </table:table-cell>
          <table:table-cell table:style-name="ce703" office:value-type="float" office:value="0.516614975631369" calcext:value-type="float">
            <text:p>0,52</text:p>
          </table:table-cell>
          <table:table-cell table:style-name="ce740" office:value-type="float" office:value="0.549844926894107" calcext:value-type="float">
            <text:p>0,55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59902525476296" calcext:value-type="float">
            <text:p>0,5990252548</text:p>
          </table:table-cell>
          <table:table-cell office:value-type="float" office:value="0.549593495934959" calcext:value-type="float">
            <text:p>0,5495934959</text:p>
          </table:table-cell>
          <table:table-cell office:value-type="float" office:value="0.59902525476296" calcext:value-type="float">
            <text:p>0,5990252548</text:p>
          </table:table-cell>
          <table:table-cell office:value-type="float" office:value="0.509082853345148" calcext:value-type="float">
            <text:p>0,5090828533</text:p>
          </table:table-cell>
          <table:table-cell office:value-type="float" office:value="0.573245707017172" calcext:value-type="float">
            <text:p>0,573245707</text:p>
          </table:table-cell>
          <table:table-cell office:value-type="float" office:value="0.805494018608773" calcext:value-type="float">
            <text:p>0,8054940186</text:p>
          </table:table-cell>
          <table:table-cell office:value-type="float" office:value="0.503043718871057" calcext:value-type="float">
            <text:p>0,5030437189</text:p>
          </table:table-cell>
          <table:table-cell office:value-type="float" office:value="0.805494018608773" calcext:value-type="float">
            <text:p>0,8054940186</text:p>
          </table:table-cell>
          <table:table-cell office:value-type="float" office:value="0.20425343376163" calcext:value-type="float">
            <text:p>0,2042534338</text:p>
          </table:table-cell>
          <table:table-cell office:value-type="float" office:value="0.619315278487481" calcext:value-type="float">
            <text:p>0,6193152785</text:p>
          </table:table-cell>
          <table:table-cell office:value-type="float" office:value="0.667257421355782" calcext:value-type="float">
            <text:p>0,6672574214</text:p>
          </table:table-cell>
          <table:table-cell office:value-type="float" office:value="0.507583417593529" calcext:value-type="float">
            <text:p>0,5075834176</text:p>
          </table:table-cell>
          <table:table-cell office:value-type="float" office:value="0.667257421355782" calcext:value-type="float">
            <text:p>0,6672574214</text:p>
          </table:table-cell>
          <table:table-cell office:value-type="float" office:value="0.352680549401861" calcext:value-type="float">
            <text:p>0,3526805494</text:p>
          </table:table-cell>
          <table:table-cell office:value-type="float" office:value="0.576569678407351" calcext:value-type="float">
            <text:p>0,5765696784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MOVIE</text:p>
          </table:table-cell>
          <table:table-cell table:style-name="ce83" office:value-type="string" calcext:value-type="string">
            <text:p>DecisionTree</text:p>
          </table:table-cell>
          <table:table-cell table:style-name="ce659" office:value-type="float" office:value="0.5487" calcext:value-type="float">
            <text:p>0,55</text:p>
          </table:table-cell>
          <table:table-cell table:style-name="ce704" office:value-type="float" office:value="0.9766" calcext:value-type="float">
            <text:p>0,98</text:p>
          </table:table-cell>
          <table:table-cell table:style-name="ce741" office:value-type="float" office:value="0.5091" calcext:value-type="float">
            <text:p>0,51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941958351794417" calcext:value-type="float">
            <text:p>0,9419583518</text:p>
          </table:table-cell>
          <table:table-cell office:value-type="float" office:value="0.944469124833407" calcext:value-type="float">
            <text:p>0,9444691248</text:p>
          </table:table-cell>
          <table:table-cell office:value-type="float" office:value="0.941958351794417" calcext:value-type="float">
            <text:p>0,9419583518</text:p>
          </table:table-cell>
          <table:table-cell office:value-type="float" office:value="0.944616747895436" calcext:value-type="float">
            <text:p>0,9446167479</text:p>
          </table:table-cell>
          <table:table-cell office:value-type="float" office:value="0.94321206743567" calcext:value-type="float">
            <text:p>0,9432120674</text:p>
          </table:table-cell>
          <table:table-cell office:value-type="float" office:value="0.166592822330527" calcext:value-type="float">
            <text:p>0,1665928223</text:p>
          </table:table-cell>
          <table:table-cell office:value-type="float" office:value="0.500665778961385" calcext:value-type="float">
            <text:p>0,500665779</text:p>
          </table:table-cell>
          <table:table-cell office:value-type="float" office:value="0.166592822330527" calcext:value-type="float">
            <text:p>0,1665928223</text:p>
          </table:table-cell>
          <table:table-cell office:value-type="float" office:value="0.833850243686309" calcext:value-type="float">
            <text:p>0,8338502437</text:p>
          </table:table-cell>
          <table:table-cell office:value-type="float" office:value="0.25" calcext:value-type="float">
            <text:p>0,25</text:p>
          </table:table-cell>
          <table:table-cell office:value-type="float" office:value="0.459902525476296" calcext:value-type="float">
            <text:p>0,4599025255</text:p>
          </table:table-cell>
          <table:table-cell office:value-type="float" office:value="0.522658610271903" calcext:value-type="float">
            <text:p>0,5226586103</text:p>
          </table:table-cell>
          <table:table-cell office:value-type="float" office:value="0.459902525476296" calcext:value-type="float">
            <text:p>0,4599025255</text:p>
          </table:table-cell>
          <table:table-cell office:value-type="float" office:value="0.57997341603899" calcext:value-type="float">
            <text:p>0,579973416</text:p>
          </table:table-cell>
          <table:table-cell office:value-type="float" office:value="0.489276455338204" calcext:value-type="float">
            <text:p>0,4892764553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60" office:value-type="float" office:value="0" calcext:value-type="float">
            <text:p>0,00</text:p>
          </table:table-cell>
          <table:table-cell table:style-name="ce705" office:value-type="float" office:value="0" calcext:value-type="float">
            <text:p>0,00</text:p>
          </table:table-cell>
          <table:table-cell table:style-name="ce742" office:value-type="float" office:value="0" calcext:value-type="float">
            <text:p>0,00</text:p>
          </table:table-cell>
          <table:table-cell/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944616747895436" calcext:value-type="float">
            <text:p>0,9446167479</text:p>
          </table:table-cell>
          <table:table-cell office:value-type="float" office:value="0.942112240388864" calcext:value-type="float">
            <text:p>0,9421122404</text:p>
          </table:table-cell>
          <table:table-cell office:value-type="float" office:value="0.944616747895436" calcext:value-type="float">
            <text:p>0,9446167479</text:p>
          </table:table-cell>
          <table:table-cell office:value-type="float" office:value="0.941958351794417" calcext:value-type="float">
            <text:p>0,9419583518</text:p>
          </table:table-cell>
          <table:table-cell office:value-type="float" office:value="0.943362831858407" calcext:value-type="float">
            <text:p>0,9433628319</text:p>
          </table:table-cell>
          <table:table-cell office:value-type="float" office:value="0.833850243686309" calcext:value-type="float">
            <text:p>0,8338502437</text:p>
          </table:table-cell>
          <table:table-cell office:value-type="float" office:value="0.500132872707946" calcext:value-type="float">
            <text:p>0,5001328727</text:p>
          </table:table-cell>
          <table:table-cell office:value-type="float" office:value="0.833850243686309" calcext:value-type="float">
            <text:p>0,8338502437</text:p>
          </table:table-cell>
          <table:table-cell office:value-type="float" office:value="0.166592822330527" calcext:value-type="float">
            <text:p>0,1665928223</text:p>
          </table:table-cell>
          <table:table-cell office:value-type="float" office:value="0.625249169435216" calcext:value-type="float">
            <text:p>0,6252491694</text:p>
          </table:table-cell>
          <table:table-cell office:value-type="float" office:value="0.57997341603899" calcext:value-type="float">
            <text:p>0,579973416</text:p>
          </table:table-cell>
          <table:table-cell office:value-type="float" office:value="0.517800632911392" calcext:value-type="float">
            <text:p>0,5178006329</text:p>
          </table:table-cell>
          <table:table-cell office:value-type="float" office:value="0.57997341603899" calcext:value-type="float">
            <text:p>0,579973416</text:p>
          </table:table-cell>
          <table:table-cell office:value-type="float" office:value="0.459902525476296" calcext:value-type="float">
            <text:p>0,4599025255</text:p>
          </table:table-cell>
          <table:table-cell office:value-type="float" office:value="0.547126436781609" calcext:value-type="float">
            <text:p>0,5471264368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MLP</text:p>
          </table:table-cell>
          <table:table-cell table:style-name="ce660" office:value-type="float" office:value="0.5204" calcext:value-type="float">
            <text:p>0,52</text:p>
          </table:table-cell>
          <table:table-cell table:style-name="ce705" office:value-type="float" office:value="0.8113" calcext:value-type="float">
            <text:p>0,81</text:p>
          </table:table-cell>
          <table:table-cell table:style-name="ce742" office:value-type="float" office:value="0.5137" calcext:value-type="float">
            <text:p>0,51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99225556631171" calcext:value-type="float">
            <text:p>0,599225556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458575132732436" calcext:value-type="float">
            <text:p>0,4585751327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8352075240237" calcext:value-type="float">
            <text:p>0,6583520752</text:p>
          </table:table-cell>
          <table:table-cell office:value-type="float" office:value="0.644" calcext:value-type="float">
            <text:p>0,644</text:p>
          </table:table-cell>
          <table:table-cell office:value-type="float" office:value="0.6658" calcext:value-type="float">
            <text:p>0,6658</text:p>
          </table:table-cell>
          <table:table-cell office:value-type="float" office:value="0.651096956829441" calcext:value-type="float">
            <text:p>0,6510969568</text:p>
          </table:table-cell>
          <table:table-cell office:value-type="float" office:value="0.501" calcext:value-type="float">
            <text:p>0,501</text:p>
          </table:table-cell>
          <table:table-cell office:value-type="float" office:value="0.54862023653088" calcext:value-type="float">
            <text:p>0,5486202365</text:p>
          </table:table-cell>
          <table:table-cell office:value-type="float" office:value="0.501" calcext:value-type="float">
            <text:p>0,501</text:p>
          </table:table-cell>
          <table:table-cell office:value-type="float" office:value="0.5878" calcext:value-type="float">
            <text:p>0,5878</text:p>
          </table:table-cell>
          <table:table-cell office:value-type="float" office:value="0.523729876646456" calcext:value-type="float">
            <text:p>0,5237298766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60" office:value-type="float" office:value="0.4793" calcext:value-type="float">
            <text:p>0,48</text:p>
          </table:table-cell>
          <table:table-cell table:style-name="ce705" office:value-type="float" office:value="0.8296" calcext:value-type="float">
            <text:p>0,83</text:p>
          </table:table-cell>
          <table:table-cell table:style-name="ce742" office:value-type="float" office:value="0.5009" calcext:value-type="float">
            <text:p>0,50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544558759600058" calcext:value-type="float">
            <text:p>0,5445587596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631543567767414" calcext:value-type="float">
            <text:p>0,6315435678</text:p>
          </table:table-cell>
          <table:table-cell office:value-type="float" office:value="0.6658" calcext:value-type="float">
            <text:p>0,6658</text:p>
          </table:table-cell>
          <table:table-cell office:value-type="float" office:value="0.651595224114308" calcext:value-type="float">
            <text:p>0,6515952241</text:p>
          </table:table-cell>
          <table:table-cell office:value-type="float" office:value="0.6658" calcext:value-type="float">
            <text:p>0,665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8621030764665" calcext:value-type="float">
            <text:p>0,6586210308</text:p>
          </table:table-cell>
          <table:table-cell office:value-type="float" office:value="0.5878" calcext:value-type="float">
            <text:p>0,5878</text:p>
          </table:table-cell>
          <table:table-cell office:value-type="float" office:value="0.540853882959146" calcext:value-type="float">
            <text:p>0,540853883</text:p>
          </table:table-cell>
          <table:table-cell office:value-type="float" office:value="0.5878" calcext:value-type="float">
            <text:p>0,5878</text:p>
          </table:table-cell>
          <table:table-cell office:value-type="float" office:value="0.501" calcext:value-type="float">
            <text:p>0,501</text:p>
          </table:table-cell>
          <table:table-cell office:value-type="float" office:value="0.56335058462718" calcext:value-type="float">
            <text:p>0,5633505846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BayesNet</text:p>
          </table:table-cell>
          <table:table-cell table:style-name="ce660" office:value-type="float" office:value="0.5675" calcext:value-type="float">
            <text:p>0,57</text:p>
          </table:table-cell>
          <table:table-cell table:style-name="ce705" office:value-type="float" office:value="0.9379" calcext:value-type="float">
            <text:p>0,94</text:p>
          </table:table-cell>
          <table:table-cell table:style-name="ce742" office:value-type="float" office:value="0.5286" calcext:value-type="float">
            <text:p>0,53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018" calcext:value-type="float">
            <text:p>0,018</text:p>
          </table:table-cell>
          <table:table-cell office:value-type="float" office:value="0.371900826446281" calcext:value-type="float">
            <text:p>0,3719008264</text:p>
          </table:table-cell>
          <table:table-cell office:value-type="float" office:value="0.018" calcext:value-type="float">
            <text:p>0,018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0343380389164441" calcext:value-type="float">
            <text:p>0,0343380389</text:p>
          </table:table-cell>
          <table:table-cell office:value-type="float" office:value="0.6318" calcext:value-type="float">
            <text:p>0,6318</text:p>
          </table:table-cell>
          <table:table-cell office:value-type="float" office:value="0.648665297741273" calcext:value-type="float">
            <text:p>0,6486652977</text:p>
          </table:table-cell>
          <table:table-cell office:value-type="float" office:value="0.6318" calcext:value-type="float">
            <text:p>0,6318</text:p>
          </table:table-cell>
          <table:table-cell office:value-type="float" office:value="0.6578" calcext:value-type="float">
            <text:p>0,6578</text:p>
          </table:table-cell>
          <table:table-cell office:value-type="float" office:value="0.640121580547112" calcext:value-type="float">
            <text:p>0,6401215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5" office:value-type="string" calcext:value-type="string">
            <text:p>RandomForset</text:p>
          </table:table-cell>
          <table:table-cell table:style-name="ce661" office:value-type="float" office:value="0.574931880108992" calcext:value-type="float">
            <text:p>0,57</text:p>
          </table:table-cell>
          <table:table-cell table:style-name="ce706" office:value-type="float" office:value="0.47874659400545" calcext:value-type="float">
            <text:p>0,48</text:p>
          </table:table-cell>
          <table:table-cell table:style-name="ce743" office:value-type="float" office:value="0.66941416893733" calcext:value-type="float">
            <text:p>0,67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496823119491699" calcext:value-type="float">
            <text:p>0,4968231195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018" calcext:value-type="float">
            <text:p>0,018</text:p>
          </table:table-cell>
          <table:table-cell office:value-type="float" office:value="0.656999593440846" calcext:value-type="float">
            <text:p>0,6569995934</text:p>
          </table:table-cell>
          <table:table-cell office:value-type="float" office:value="0.6578" calcext:value-type="float">
            <text:p>0,6578</text:p>
          </table:table-cell>
          <table:table-cell office:value-type="float" office:value="0.641130604288499" calcext:value-type="float">
            <text:p>0,6411306043</text:p>
          </table:table-cell>
          <table:table-cell office:value-type="float" office:value="0.6578" calcext:value-type="float">
            <text:p>0,6578</text:p>
          </table:table-cell>
          <table:table-cell office:value-type="float" office:value="0.6318" calcext:value-type="float">
            <text:p>0,6318</text:p>
          </table:table-cell>
          <table:table-cell office:value-type="float" office:value="0.649358341559724" calcext:value-type="float">
            <text:p>0,64935834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,6666666667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MPQA</text:p>
          </table:table-cell>
          <table:table-cell table:style-name="ce83" office:value-type="string" calcext:value-type="string">
            <text:p>DecisionTree</text:p>
          </table:table-cell>
          <table:table-cell table:style-name="ce662" office:value-type="float" office:value="0.574931880108992" calcext:value-type="float">
            <text:p>0,57</text:p>
          </table:table-cell>
          <table:table-cell table:style-name="ce707" office:value-type="float" office:value="0.47874659400545" calcext:value-type="float">
            <text:p>0,48</text:p>
          </table:table-cell>
          <table:table-cell table:style-name="ce744" office:value-type="float" office:value="0.66941416893733" calcext:value-type="float">
            <text:p>0,67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2334" calcext:value-type="float">
            <text:p>0,2334</text:p>
          </table:table-cell>
          <table:table-cell office:value-type="float" office:value="0.621405750798722" calcext:value-type="float">
            <text:p>0,6214057508</text:p>
          </table:table-cell>
          <table:table-cell office:value-type="float" office:value="0.2334" calcext:value-type="float">
            <text:p>0,2334</text:p>
          </table:table-cell>
          <table:table-cell office:value-type="float" office:value="0.8578" calcext:value-type="float">
            <text:p>0,8578</text:p>
          </table:table-cell>
          <table:table-cell office:value-type="float" office:value="0.339342832218668" calcext:value-type="float">
            <text:p>0,3393428322</text:p>
          </table:table-cell>
          <table:table-cell office:value-type="float" office:value="0.599" calcext:value-type="float">
            <text:p>0,599</text:p>
          </table:table-cell>
          <table:table-cell office:value-type="float" office:value="0.654644808743169" calcext:value-type="float">
            <text:p>0,6546448087</text:p>
          </table:table-cell>
          <table:table-cell office:value-type="float" office:value="0.599" calcext:value-type="float">
            <text:p>0,599</text:p>
          </table:table-cell>
          <table:table-cell office:value-type="float" office:value="0.684" calcext:value-type="float">
            <text:p>0,684</text:p>
          </table:table-cell>
          <table:table-cell office:value-type="float" office:value="0.625587467362924" calcext:value-type="float">
            <text:p>0,6255874674</text:p>
          </table:table-cell>
          <table:table-cell office:value-type="float" office:value="0.2872" calcext:value-type="float">
            <text:p>0,2872</text:p>
          </table:table-cell>
          <table:table-cell office:value-type="float" office:value="0.574629851940776" calcext:value-type="float">
            <text:p>0,5746298519</text:p>
          </table:table-cell>
          <table:table-cell office:value-type="float" office:value="0.2872" calcext:value-type="float">
            <text:p>0,2872</text:p>
          </table:table-cell>
          <table:table-cell office:value-type="float" office:value="0.7874" calcext:value-type="float">
            <text:p>0,7874</text:p>
          </table:table-cell>
          <table:table-cell office:value-type="float" office:value="0.382984397919723" calcext:value-type="float">
            <text:p>0,382984397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63" office:value-type="float" office:value="0" calcext:value-type="float">
            <text:p>0,00</text:p>
          </table:table-cell>
          <table:table-cell table:style-name="ce708" office:value-type="float" office:value="0" calcext:value-type="float">
            <text:p>0,00</text:p>
          </table:table-cell>
          <table:table-cell table:style-name="ce745" office:value-type="float" office:value="0" calcext:value-type="float">
            <text:p>0,00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8578" calcext:value-type="float">
            <text:p>0,8578</text:p>
          </table:table-cell>
          <table:table-cell office:value-type="float" office:value="0.528071903472051" calcext:value-type="float">
            <text:p>0,5280719035</text:p>
          </table:table-cell>
          <table:table-cell office:value-type="float" office:value="0.8578" calcext:value-type="float">
            <text:p>0,8578</text:p>
          </table:table-cell>
          <table:table-cell office:value-type="float" office:value="0.2334" calcext:value-type="float">
            <text:p>0,2334</text:p>
          </table:table-cell>
          <table:table-cell office:value-type="float" office:value="0.653711324493218" calcext:value-type="float">
            <text:p>0,6537113245</text:p>
          </table:table-cell>
          <table:table-cell office:value-type="float" office:value="0.684" calcext:value-type="float">
            <text:p>0,684</text:p>
          </table:table-cell>
          <table:table-cell office:value-type="float" office:value="0.630414746543779" calcext:value-type="float">
            <text:p>0,6304147465</text:p>
          </table:table-cell>
          <table:table-cell office:value-type="float" office:value="0.684" calcext:value-type="float">
            <text:p>0,684</text:p>
          </table:table-cell>
          <table:table-cell office:value-type="float" office:value="0.599" calcext:value-type="float">
            <text:p>0,599</text:p>
          </table:table-cell>
          <table:table-cell office:value-type="float" office:value="0.656115107913669" calcext:value-type="float">
            <text:p>0,6561151079</text:p>
          </table:table-cell>
          <table:table-cell office:value-type="float" office:value="0.7874" calcext:value-type="float">
            <text:p>0,7874</text:p>
          </table:table-cell>
          <table:table-cell office:value-type="float" office:value="0.524863351553126" calcext:value-type="float">
            <text:p>0,5248633516</text:p>
          </table:table-cell>
          <table:table-cell office:value-type="float" office:value="0.7874" calcext:value-type="float">
            <text:p>0,7874</text:p>
          </table:table-cell>
          <table:table-cell office:value-type="float" office:value="0.2872" calcext:value-type="float">
            <text:p>0,2872</text:p>
          </table:table-cell>
          <table:table-cell office:value-type="float" office:value="0.629869610431165" calcext:value-type="float">
            <text:p>0,6298696104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MLP</text:p>
          </table:table-cell>
          <table:table-cell table:style-name="ce663" office:value-type="float" office:value="0.53692098092643" calcext:value-type="float">
            <text:p>0,54</text:p>
          </table:table-cell>
          <table:table-cell table:style-name="ce708" office:value-type="float" office:value="0.490463215258856" calcext:value-type="float">
            <text:p>0,49</text:p>
          </table:table-cell>
          <table:table-cell table:style-name="ce745" office:value-type="float" office:value="0.864373297002725" calcext:value-type="float">
            <text:p>0,86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159" calcext:value-type="float">
            <text:p>0,159</text:p>
          </table:table-cell>
          <table:table-cell office:value-type="float" office:value="0.583272193690389" calcext:value-type="float">
            <text:p>0,5832721937</text:p>
          </table:table-cell>
          <table:table-cell office:value-type="float" office:value="0.159" calcext:value-type="float">
            <text:p>0,159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24988213107025" calcext:value-type="float">
            <text:p>0,2498821311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612412919569348" calcext:value-type="float">
            <text:p>0,6124129196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6328" calcext:value-type="float">
            <text:p>0,6328</text:p>
          </table:table-cell>
          <table:table-cell office:value-type="float" office:value="0.595871418301325" calcext:value-type="float">
            <text:p>0,5958714183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501984541466472" calcext:value-type="float">
            <text:p>0,5019845415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5232" calcext:value-type="float">
            <text:p>0,5232</text:p>
          </table:table-cell>
          <table:table-cell office:value-type="float" office:value="0.491059568815776" calcext:value-type="float">
            <text:p>0,4910595688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63" office:value-type="float" office:value="0.591076294277929" calcext:value-type="float">
            <text:p>0,59</text:p>
          </table:table-cell>
          <table:table-cell table:style-name="ce708" office:value-type="float" office:value="0.495299727520436" calcext:value-type="float">
            <text:p>0,50</text:p>
          </table:table-cell>
          <table:table-cell table:style-name="ce745" office:value-type="float" office:value="0.663351498637602" calcext:value-type="float">
            <text:p>0,66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513141136968855" calcext:value-type="float">
            <text:p>0,513141137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159" calcext:value-type="float">
            <text:p>0,159</text:p>
          </table:table-cell>
          <table:table-cell office:value-type="float" office:value="0.649996333504436" calcext:value-type="float">
            <text:p>0,6499963335</text:p>
          </table:table-cell>
          <table:table-cell office:value-type="float" office:value="0.6328" calcext:value-type="float">
            <text:p>0,6328</text:p>
          </table:table-cell>
          <table:table-cell office:value-type="float" office:value="0.60117803534106" calcext:value-type="float">
            <text:p>0,6011780353</text:p>
          </table:table-cell>
          <table:table-cell office:value-type="float" office:value="0.6328" calcext:value-type="float">
            <text:p>0,6328</text:p>
          </table:table-cell>
          <table:table-cell office:value-type="float" office:value="0.5802" calcext:value-type="float">
            <text:p>0,5802</text:p>
          </table:table-cell>
          <table:table-cell office:value-type="float" office:value="0.616583844879665" calcext:value-type="float">
            <text:p>0,6165838449</text:p>
          </table:table-cell>
          <table:table-cell office:value-type="float" office:value="0.5232" calcext:value-type="float">
            <text:p>0,5232</text:p>
          </table:table-cell>
          <table:table-cell office:value-type="float" office:value="0.501822367159025" calcext:value-type="float">
            <text:p>0,5018223672</text:p>
          </table:table-cell>
          <table:table-cell office:value-type="float" office:value="0.5232" calcext:value-type="float">
            <text:p>0,5232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512288260060707" calcext:value-type="float">
            <text:p>0,5122882601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BayesNet</text:p>
          </table:table-cell>
          <table:table-cell table:style-name="ce663" office:value-type="float" office:value="0.571730245231608" calcext:value-type="float">
            <text:p>0,57</text:p>
          </table:table-cell>
          <table:table-cell table:style-name="ce708" office:value-type="float" office:value="0.481607629427793" calcext:value-type="float">
            <text:p>0,48</text:p>
          </table:table-cell>
          <table:table-cell table:style-name="ce745" office:value-type="float" office:value="0.677724795640327" calcext:value-type="float">
            <text:p>0,68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152" calcext:value-type="float">
            <text:p>0,152</text:p>
          </table:table-cell>
          <table:table-cell office:value-type="float" office:value="0.503311258278146" calcext:value-type="float">
            <text:p>0,5033112583</text:p>
          </table:table-cell>
          <table:table-cell office:value-type="float" office:value="0.152" calcext:value-type="float">
            <text:p>0,152</text:p>
          </table:table-cell>
          <table:table-cell office:value-type="float" office:value="0.85" calcext:value-type="float">
            <text:p>0,85</text:p>
          </table:table-cell>
          <table:table-cell office:value-type="float" office:value="0.233486943164363" calcext:value-type="float">
            <text:p>0,2334869432</text:p>
          </table:table-cell>
          <table:table-cell office:value-type="float" office:value="0.613" calcext:value-type="float">
            <text:p>0,613</text:p>
          </table:table-cell>
          <table:table-cell office:value-type="float" office:value="0.634969960638078" calcext:value-type="float">
            <text:p>0,6349699606</text:p>
          </table:table-cell>
          <table:table-cell office:value-type="float" office:value="0.613" calcext:value-type="float">
            <text:p>0,613</text:p>
          </table:table-cell>
          <table:table-cell office:value-type="float" office:value="0.6476" calcext:value-type="float">
            <text:p>0,6476</text:p>
          </table:table-cell>
          <table:table-cell office:value-type="float" office:value="0.623791594586344" calcext:value-type="float">
            <text:p>0,6237915946</text:p>
          </table:table-cell>
          <table:table-cell office:value-type="float" office:value="0.4292" calcext:value-type="float">
            <text:p>0,4292</text:p>
          </table:table-cell>
          <table:table-cell office:value-type="float" office:value="0.555239327296248" calcext:value-type="float">
            <text:p>0,5552393273</text:p>
          </table:table-cell>
          <table:table-cell office:value-type="float" office:value="0.4292" calcext:value-type="float">
            <text:p>0,4292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484151156232374" calcext:value-type="float">
            <text:p>0,4841511562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5" office:value-type="string" calcext:value-type="string">
            <text:p>RandomForset</text:p>
          </table:table-cell>
          <table:table-cell table:style-name="ce664" office:value-type="float" office:value="0.57200272479564" calcext:value-type="float">
            <text:p>0,57</text:p>
          </table:table-cell>
          <table:table-cell table:style-name="ce709" office:value-type="float" office:value="0.495980926430518" calcext:value-type="float">
            <text:p>0,50</text:p>
          </table:table-cell>
          <table:table-cell table:style-name="ce746" office:value-type="float" office:value="0.861239782016349" calcext:value-type="float">
            <text:p>0,86</text:p>
          </table:table-cell>
          <table:table-cell/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85" calcext:value-type="float">
            <text:p>0,85</text:p>
          </table:table-cell>
          <table:table-cell office:value-type="float" office:value="0.500588928150766" calcext:value-type="float">
            <text:p>0,5005889282</text:p>
          </table:table-cell>
          <table:table-cell office:value-type="float" office:value="0.85" calcext:value-type="float">
            <text:p>0,85</text:p>
          </table:table-cell>
          <table:table-cell office:value-type="float" office:value="0.152" calcext:value-type="float">
            <text:p>0,152</text:p>
          </table:table-cell>
          <table:table-cell office:value-type="float" office:value="0.630096367679763" calcext:value-type="float">
            <text:p>0,6300963677</text:p>
          </table:table-cell>
          <table:table-cell office:value-type="float" office:value="0.6476" calcext:value-type="float">
            <text:p>0,6476</text:p>
          </table:table-cell>
          <table:table-cell office:value-type="float" office:value="0.625942393195438" calcext:value-type="float">
            <text:p>0,6259423932</text:p>
          </table:table-cell>
          <table:table-cell office:value-type="float" office:value="0.6476" calcext:value-type="float">
            <text:p>0,6476</text:p>
          </table:table-cell>
          <table:table-cell office:value-type="float" office:value="0.613" calcext:value-type="float">
            <text:p>0,613</text:p>
          </table:table-cell>
          <table:table-cell office:value-type="float" office:value="0.63658704413644" calcext:value-type="float">
            <text:p>0,6365870441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53480032599837" calcext:value-type="float">
            <text:p>0,534800326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4292" calcext:value-type="float">
            <text:p>0,4292</text:p>
          </table:table-cell>
          <table:table-cell office:value-type="float" office:value="0.589312977099237" calcext:value-type="float">
            <text:p>0,589312977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2216" calcext:value-type="float">
            <text:p>0,2216</text:p>
          </table:table-cell>
          <table:table-cell office:value-type="float" office:value="0.512962962962963" calcext:value-type="float">
            <text:p>0,512962963</text:p>
          </table:table-cell>
          <table:table-cell office:value-type="float" office:value="0.2216" calcext:value-type="float">
            <text:p>0,2216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309497206703911" calcext:value-type="float">
            <text:p>0,3094972067</text:p>
          </table:table-cell>
          <table:table-cell office:value-type="float" office:value="0.9504" calcext:value-type="float">
            <text:p>0,9504</text:p>
          </table:table-cell>
          <table:table-cell office:value-type="float" office:value="0.962527850921612" calcext:value-type="float">
            <text:p>0,9625278509</text:p>
          </table:table-cell>
          <table:table-cell office:value-type="float" office:value="0.9504" calcext:value-type="float">
            <text:p>0,9504</text:p>
          </table:table-cell>
          <table:table-cell office:value-type="float" office:value="0.963" calcext:value-type="float">
            <text:p>0,963</text:p>
          </table:table-cell>
          <table:table-cell office:value-type="float" office:value="0.956425480527322" calcext:value-type="float">
            <text:p>0,9564254805</text:p>
          </table:table-cell>
          <table:table-cell office:value-type="float" office:value="0.4114" calcext:value-type="float">
            <text:p>0,4114</text:p>
          </table:table-cell>
          <table:table-cell office:value-type="float" office:value="0.521287379624937" calcext:value-type="float">
            <text:p>0,5212873796</text:p>
          </table:table-cell>
          <table:table-cell office:value-type="float" office:value="0.4114" calcext:value-type="float">
            <text:p>0,4114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45987033310977" calcext:value-type="float">
            <text:p>0,459870333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503571428571429" calcext:value-type="float">
            <text:p>0,5035714286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2216" calcext:value-type="float">
            <text:p>0,2216</text:p>
          </table:table-cell>
          <table:table-cell office:value-type="float" office:value="0.614953271028037" calcext:value-type="float">
            <text:p>0,614953271</text:p>
          </table:table-cell>
          <table:table-cell office:value-type="float" office:value="0.963" calcext:value-type="float">
            <text:p>0,963</text:p>
          </table:table-cell>
          <table:table-cell office:value-type="float" office:value="0.95101718348805" calcext:value-type="float">
            <text:p>0,9510171835</text:p>
          </table:table-cell>
          <table:table-cell office:value-type="float" office:value="0.963" calcext:value-type="float">
            <text:p>0,963</text:p>
          </table:table-cell>
          <table:table-cell office:value-type="float" office:value="0.9504" calcext:value-type="float">
            <text:p>0,9504</text:p>
          </table:table-cell>
          <table:table-cell office:value-type="float" office:value="0.956971082182252" calcext:value-type="float">
            <text:p>0,9569710822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513875123885035" calcext:value-type="float">
            <text:p>0,5138751239</text:p>
          </table:table-cell>
          <table:table-cell office:value-type="float" office:value="0.6222" calcext:value-type="float">
            <text:p>0,6222</text:p>
          </table:table-cell>
          <table:table-cell office:value-type="float" office:value="0.4114" calcext:value-type="float">
            <text:p>0,4114</text:p>
          </table:table-cell>
          <table:table-cell office:value-type="float" office:value="0.562873168083952" calcext:value-type="float">
            <text:p>0,5628731681</text:p>
          </table:table-cell>
          <table:table-cell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5" table:number-rows-spanned="1">
            <text:p>M4</text:p>
          </table:table-cell>
          <table:covered-table-cell table:style-name="ce9"/>
          <table:covered-table-cell table:style-name="ce82"/>
          <table:covered-table-cell table:number-columns-repeated="2" table:style-name="ce9"/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27469220246238" calcext:value-type="float">
            <text:p>0,2746922025</text:p>
          </table:table-cell>
          <table:table-cell office:value-type="float" office:value="0.647950951919974" calcext:value-type="float">
            <text:p>0,6479509519</text:p>
          </table:table-cell>
          <table:table-cell office:value-type="float" office:value="0.27469220246238" calcext:value-type="float">
            <text:p>0,2746922025</text:p>
          </table:table-cell>
          <table:table-cell office:value-type="float" office:value="0.851625186998504" calcext:value-type="float">
            <text:p>0,851625187</text:p>
          </table:table-cell>
          <table:table-cell office:value-type="float" office:value="0.385819963493131" calcext:value-type="float">
            <text:p>0,3858199635</text:p>
          </table:table-cell>
          <table:table-cell office:value-type="float" office:value="0.260875512995896" calcext:value-type="float">
            <text:p>0,260875513</text:p>
          </table:table-cell>
          <table:table-cell office:value-type="float" office:value="0.489476386036961" calcext:value-type="float">
            <text:p>0,489476386</text:p>
          </table:table-cell>
          <table:table-cell office:value-type="float" office:value="0.260875512995896" calcext:value-type="float">
            <text:p>0,260875513</text:p>
          </table:table-cell>
          <table:table-cell office:value-type="float" office:value="0.729498164014688" calcext:value-type="float">
            <text:p>0,729498164</text:p>
          </table:table-cell>
          <table:table-cell office:value-type="float" office:value="0.340353382116723" calcext:value-type="float">
            <text:p>0,3403533821</text:p>
          </table:table-cell>
          <table:table-cell office:value-type="float" office:value="0.626954984360125" calcext:value-type="float">
            <text:p>0,6269549844</text:p>
          </table:table-cell>
          <table:table-cell office:value-type="float" office:value="0.651590106007067" calcext:value-type="float">
            <text:p>0,651590106</text:p>
          </table:table-cell>
          <table:table-cell office:value-type="float" office:value="0.626954984360125" calcext:value-type="float">
            <text:p>0,6269549844</text:p>
          </table:table-cell>
          <table:table-cell office:value-type="float" office:value="0.662790697674419" calcext:value-type="float">
            <text:p>0,6627906977</text:p>
          </table:table-cell>
          <table:table-cell office:value-type="float" office:value="0.63903520931522" calcext:value-type="float">
            <text:p>0,6390352093</text:p>
          </table:table-cell>
          <table:table-cell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2" table:number-rows-spanned="1">
            <text:p>Test</text:p>
          </table:table-cell>
          <table:covered-table-cell table:style-name="ce9"/>
          <table:table-cell table:style-name="ce82" office:value-type="string" calcext:value-type="string" table:number-columns-spanned="3" table:number-rows-spanned="1">
            <text:p>Target DataSet</text:p>
          </table:table-cell>
          <table:covered-table-cell table:number-columns-repeated="2" table:style-name="ce9"/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851625186998504" calcext:value-type="float">
            <text:p>0,851625187</text:p>
          </table:table-cell>
          <table:table-cell office:value-type="float" office:value="0.541508128675199" calcext:value-type="float">
            <text:p>0,5415081287</text:p>
          </table:table-cell>
          <table:table-cell office:value-type="float" office:value="0.851625186998504" calcext:value-type="float">
            <text:p>0,851625187</text:p>
          </table:table-cell>
          <table:table-cell office:value-type="float" office:value="0.27469220246238" calcext:value-type="float">
            <text:p>0,2746922025</text:p>
          </table:table-cell>
          <table:table-cell office:value-type="float" office:value="0.662050007929376" calcext:value-type="float">
            <text:p>0,6620500079</text:p>
          </table:table-cell>
          <table:table-cell office:value-type="float" office:value="0.729498164014688" calcext:value-type="float">
            <text:p>0,729498164</text:p>
          </table:table-cell>
          <table:table-cell office:value-type="float" office:value="0.498188910560045" calcext:value-type="float">
            <text:p>0,4981889106</text:p>
          </table:table-cell>
          <table:table-cell office:value-type="float" office:value="0.729498164014688" calcext:value-type="float">
            <text:p>0,729498164</text:p>
          </table:table-cell>
          <table:table-cell office:value-type="float" office:value="0.260875512995896" calcext:value-type="float">
            <text:p>0,260875513</text:p>
          </table:table-cell>
          <table:table-cell office:value-type="float" office:value="0.59205298013245" calcext:value-type="float">
            <text:p>0,5920529801</text:p>
          </table:table-cell>
          <table:table-cell office:value-type="float" office:value="0.662790697674419" calcext:value-type="float">
            <text:p>0,6627906977</text:p>
          </table:table-cell>
          <table:table-cell office:value-type="float" office:value="0.638508170795994" calcext:value-type="float">
            <text:p>0,6385081708</text:p>
          </table:table-cell>
          <table:table-cell office:value-type="float" office:value="0.662790697674419" calcext:value-type="float">
            <text:p>0,6627906977</text:p>
          </table:table-cell>
          <table:table-cell office:value-type="float" office:value="0.626954984360125" calcext:value-type="float">
            <text:p>0,6269549844</text:p>
          </table:table-cell>
          <table:table-cell office:value-type="float" office:value="0.650422875553765" calcext:value-type="float">
            <text:p>0,6504228756</text:p>
          </table:table-cell>
          <table:table-cell/>
        </table:table-row>
        <table:table-row table:style-name="ro1">
          <table:table-cell table:number-columns-repeated="2"/>
          <table:table-cell table:style-name="ce635" office:value-type="string" calcext:value-type="string">
            <text:p>SD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DSRC</text:p>
          </table:table-cell>
          <table:table-cell table:style-name="ce82" office:value-type="string" calcext:value-type="string">
            <text:p>MOVIE</text:p>
          </table:table-cell>
          <table:table-cell table:style-name="ce82" office:value-type="string" calcext:value-type="string">
            <text:p>MPQA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00163198694410445" calcext:value-type="float">
            <text:p>0,0016319869</text:p>
          </table:table-cell>
          <table:table-cell office:value-type="float" office:value="0.48" calcext:value-type="float">
            <text:p>0,48</text:p>
          </table:table-cell>
          <table:table-cell office:value-type="float" office:value="0.00163198694410445" calcext:value-type="float">
            <text:p>0,0016319869</text:p>
          </table:table-cell>
          <table:table-cell office:value-type="float" office:value="0.998221614227086" calcext:value-type="float">
            <text:p>0,9982216142</text:p>
          </table:table-cell>
          <table:table-cell office:value-type="float" office:value="0.00325291406885335" calcext:value-type="float">
            <text:p>0,0032529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06772745818" calcext:value-type="float">
            <text:p>0,5340677275</text:p>
          </table:table-cell>
          <table:table-cell office:value-type="float" office:value="0.63430786625747" calcext:value-type="float">
            <text:p>0,6343078663</text:p>
          </table:table-cell>
          <table:table-cell office:value-type="float" office:value="0.53406772745818" calcext:value-type="float">
            <text:p>0,5340677275</text:p>
          </table:table-cell>
          <table:table-cell office:value-type="float" office:value="0.690287277701778" calcext:value-type="float">
            <text:p>0,6902872777</text:p>
          </table:table-cell>
          <table:table-cell office:value-type="float" office:value="0.579887773183698" calcext:value-type="float">
            <text:p>0,5798877732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DSRC</text:p>
          </table:table-cell>
          <table:table-cell table:style-name="ce83" office:value-type="string" calcext:value-type="string">
            <text:p>DecisionTree</text:p>
          </table:table-cell>
          <table:table-cell table:style-name="ce665" office:value-type="float" office:value="0.691404519273372" calcext:value-type="float">
            <text:p>0,69</text:p>
          </table:table-cell>
          <table:table-cell table:style-name="ce710" office:value-type="float" office:value="0.511741249446168" calcext:value-type="float">
            <text:p>0,51</text:p>
          </table:table-cell>
          <table:table-cell table:style-name="ce747" office:value-type="float" office:value="0.504873726185202" calcext:value-type="float">
            <text:p>0,50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998221614227086" calcext:value-type="float">
            <text:p>0,9982216142</text:p>
          </table:table-cell>
          <table:table-cell office:value-type="float" office:value="0.498497062440224" calcext:value-type="float">
            <text:p>0,4984970624</text:p>
          </table:table-cell>
          <table:table-cell office:value-type="float" office:value="0.998221614227086" calcext:value-type="float">
            <text:p>0,9982216142</text:p>
          </table:table-cell>
          <table:table-cell office:value-type="float" office:value="0.00163198694410445" calcext:value-type="float">
            <text:p>0,0016319869</text:p>
          </table:table-cell>
          <table:table-cell office:value-type="float" office:value="0.664935301622016" calcext:value-type="float">
            <text:p>0,6649353016</text:p>
          </table:table-cell>
          <table:table-cell office:value-type="float" office:value="1" calcext:value-type="float">
            <text:p>1</text:p>
          </table:table-cell>
          <table:table-cell office:value-type="float" office:value="0.501466275659824" calcext:value-type="float">
            <text:p>0,5014662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96875" calcext:value-type="float">
            <text:p>0,66796875</text:p>
          </table:table-cell>
          <table:table-cell office:value-type="float" office:value="0.690287277701778" calcext:value-type="float">
            <text:p>0,6902872777</text:p>
          </table:table-cell>
          <table:table-cell office:value-type="float" office:value="0.595609065155807" calcext:value-type="float">
            <text:p>0,5956090652</text:p>
          </table:table-cell>
          <table:table-cell office:value-type="float" office:value="0.690287277701778" calcext:value-type="float">
            <text:p>0,6902872777</text:p>
          </table:table-cell>
          <table:table-cell office:value-type="float" office:value="0.53406772745818" calcext:value-type="float">
            <text:p>0,5340677275</text:p>
          </table:table-cell>
          <table:table-cell office:value-type="float" office:value="0.639462679001394" calcext:value-type="float">
            <text:p>0,63946267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66" office:value-type="float" office:value="0.635578201151972" calcext:value-type="float">
            <text:p>0,64</text:p>
          </table:table-cell>
          <table:table-cell table:style-name="ce711" office:value-type="float" office:value="0.546521931767833" calcext:value-type="float">
            <text:p>0,55</text:p>
          </table:table-cell>
          <table:table-cell table:style-name="ce748" office:value-type="float" office:value="0.551395657953035" calcext:value-type="float">
            <text:p>0,55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464979480164159" calcext:value-type="float">
            <text:p>0,4649794802</text:p>
          </table:table-cell>
          <table:table-cell office:value-type="float" office:value="0.62781677133358" calcext:value-type="float">
            <text:p>0,6278167713</text:p>
          </table:table-cell>
          <table:table-cell office:value-type="float" office:value="0.464979480164159" calcext:value-type="float">
            <text:p>0,4649794802</text:p>
          </table:table-cell>
          <table:table-cell office:value-type="float" office:value="0.725962192302462" calcext:value-type="float">
            <text:p>0,7259621923</text:p>
          </table:table-cell>
          <table:table-cell office:value-type="float" office:value="0.534265954102483" calcext:value-type="float">
            <text:p>0,5342659541</text:p>
          </table:table-cell>
          <table:table-cell office:value-type="float" office:value="0.138850889192886" calcext:value-type="float">
            <text:p>0,1388508892</text:p>
          </table:table-cell>
          <table:table-cell office:value-type="float" office:value="0.439203807875379" calcext:value-type="float">
            <text:p>0,4392038079</text:p>
          </table:table-cell>
          <table:table-cell office:value-type="float" office:value="0.138850889192886" calcext:value-type="float">
            <text:p>0,1388508892</text:p>
          </table:table-cell>
          <table:table-cell office:value-type="float" office:value="0.82374541003672" calcext:value-type="float">
            <text:p>0,82374541</text:p>
          </table:table-cell>
          <table:table-cell office:value-type="float" office:value="0.210996777881717" calcext:value-type="float">
            <text:p>0,2109967779</text:p>
          </table:table-cell>
          <table:table-cell office:value-type="float" office:value="0.604107167142663" calcext:value-type="float">
            <text:p>0,6041071671</text:p>
          </table:table-cell>
          <table:table-cell office:value-type="float" office:value="0.618835330175536" calcext:value-type="float">
            <text:p>0,6188353302</text:p>
          </table:table-cell>
          <table:table-cell office:value-type="float" office:value="0.604107167142663" calcext:value-type="float">
            <text:p>0,6041071671</text:p>
          </table:table-cell>
          <table:table-cell office:value-type="float" office:value="0.625718194254446" calcext:value-type="float">
            <text:p>0,6257181943</text:p>
          </table:table-cell>
          <table:table-cell office:value-type="float" office:value="0.611382561420412" calcext:value-type="float">
            <text:p>0,6113825614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MLP</text:p>
          </table:table-cell>
          <table:table-cell table:style-name="ce666" office:value-type="float" office:value="0.650863978732831" calcext:value-type="float">
            <text:p>0,65</text:p>
          </table:table-cell>
          <table:table-cell table:style-name="ce711" office:value-type="float" office:value="0.543642002658396" calcext:value-type="float">
            <text:p>0,54</text:p>
          </table:table-cell>
          <table:table-cell table:style-name="ce748" office:value-type="float" office:value="0.553167922020381" calcext:value-type="float">
            <text:p>0,55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725962192302462" calcext:value-type="float">
            <text:p>0,7259621923</text:p>
          </table:table-cell>
          <table:table-cell office:value-type="float" office:value="0.577143474970267" calcext:value-type="float">
            <text:p>0,577143475</text:p>
          </table:table-cell>
          <table:table-cell office:value-type="float" office:value="0.725962192302462" calcext:value-type="float">
            <text:p>0,7259621923</text:p>
          </table:table-cell>
          <table:table-cell office:value-type="float" office:value="0.464979480164159" calcext:value-type="float">
            <text:p>0,4649794802</text:p>
          </table:table-cell>
          <table:table-cell office:value-type="float" office:value="0.643055053607999" calcext:value-type="float">
            <text:p>0,6430550536</text:p>
          </table:table-cell>
          <table:table-cell office:value-type="float" office:value="0.82374541003672" calcext:value-type="float">
            <text:p>0,82374541</text:p>
          </table:table-cell>
          <table:table-cell office:value-type="float" office:value="0.490365932642487" calcext:value-type="float">
            <text:p>0,4903659326</text:p>
          </table:table-cell>
          <table:table-cell office:value-type="float" office:value="0.82374541003672" calcext:value-type="float">
            <text:p>0,82374541</text:p>
          </table:table-cell>
          <table:table-cell office:value-type="float" office:value="0.138850889192886" calcext:value-type="float">
            <text:p>0,1388508892</text:p>
          </table:table-cell>
          <table:table-cell office:value-type="float" office:value="0.614767825425019" calcext:value-type="float">
            <text:p>0,6147678254</text:p>
          </table:table-cell>
          <table:table-cell office:value-type="float" office:value="0.625718194254446" calcext:value-type="float">
            <text:p>0,6257181943</text:p>
          </table:table-cell>
          <table:table-cell office:value-type="float" office:value="0.611088844355377" calcext:value-type="float">
            <text:p>0,6110888444</text:p>
          </table:table-cell>
          <table:table-cell office:value-type="float" office:value="0.625718194254446" calcext:value-type="float">
            <text:p>0,6257181943</text:p>
          </table:table-cell>
          <table:table-cell office:value-type="float" office:value="0.604107167142663" calcext:value-type="float">
            <text:p>0,6041071671</text:p>
          </table:table-cell>
          <table:table-cell office:value-type="float" office:value="0.618316998986144" calcext:value-type="float">
            <text:p>0,618316999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66" office:value-type="float" office:value="0.567567567567568" calcext:value-type="float">
            <text:p>0,57</text:p>
          </table:table-cell>
          <table:table-cell table:style-name="ce711" office:value-type="float" office:value="0.542755870624723" calcext:value-type="float">
            <text:p>0,54</text:p>
          </table:table-cell>
          <table:table-cell table:style-name="ce748" office:value-type="float" office:value="0.535445281346921" calcext:value-type="float">
            <text:p>0,5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245964432284542" calcext:value-type="float">
            <text:p>0,2459644323</text:p>
          </table:table-cell>
          <table:table-cell office:value-type="float" office:value="0.656923639020826" calcext:value-type="float">
            <text:p>0,656923639</text:p>
          </table:table-cell>
          <table:table-cell office:value-type="float" office:value="0.245964432284542" calcext:value-type="float">
            <text:p>0,2459644323</text:p>
          </table:table-cell>
          <table:table-cell office:value-type="float" office:value="0.872297021623827" calcext:value-type="float">
            <text:p>0,8722970216</text:p>
          </table:table-cell>
          <table:table-cell office:value-type="float" office:value="0.357917786403902" calcext:value-type="float">
            <text:p>0,3579177864</text:p>
          </table:table-cell>
          <table:table-cell office:value-type="float" office:value="0.100547195622435" calcext:value-type="float">
            <text:p>0,1005471956</text:p>
          </table:table-cell>
          <table:table-cell office:value-type="float" office:value="0.396868250539957" calcext:value-type="float">
            <text:p>0,3968682505</text:p>
          </table:table-cell>
          <table:table-cell office:value-type="float" office:value="0.100547195622435" calcext:value-type="float">
            <text:p>0,1005471956</text:p>
          </table:table-cell>
          <table:table-cell office:value-type="float" office:value="0.848089215286278" calcext:value-type="float">
            <text:p>0,8480892153</text:p>
          </table:table-cell>
          <table:table-cell office:value-type="float" office:value="0.160445317616241" calcext:value-type="float">
            <text:p>0,1604453176</text:p>
          </table:table-cell>
          <table:table-cell office:value-type="float" office:value="0.516387868897049" calcext:value-type="float">
            <text:p>0,5163878689</text:p>
          </table:table-cell>
          <table:table-cell office:value-type="float" office:value="0.610744732185942" calcext:value-type="float">
            <text:p>0,6107447322</text:p>
          </table:table-cell>
          <table:table-cell office:value-type="float" office:value="0.516387868897049" calcext:value-type="float">
            <text:p>0,5163878689</text:p>
          </table:table-cell>
          <table:table-cell office:value-type="float" office:value="0.668946648426813" calcext:value-type="float">
            <text:p>0,6689466484</text:p>
          </table:table-cell>
          <table:table-cell office:value-type="float" office:value="0.559616801768607" calcext:value-type="float">
            <text:p>0,5596168018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4" office:value-type="string" calcext:value-type="string">
            <text:p>BayesNet</text:p>
          </table:table-cell>
          <table:table-cell table:style-name="ce666" office:value-type="float" office:value="0.587284005316792" calcext:value-type="float">
            <text:p>0,59</text:p>
          </table:table-cell>
          <table:table-cell table:style-name="ce711" office:value-type="float" office:value="0.513513513513513" calcext:value-type="float">
            <text:p>0,51</text:p>
          </table:table-cell>
          <table:table-cell table:style-name="ce748" office:value-type="float" office:value="0.522374833850244" calcext:value-type="float">
            <text:p>0,52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872297021623827" calcext:value-type="float">
            <text:p>0,8722970216</text:p>
          </table:table-cell>
          <table:table-cell office:value-type="float" office:value="0.537816535301023" calcext:value-type="float">
            <text:p>0,5378165353</text:p>
          </table:table-cell>
          <table:table-cell office:value-type="float" office:value="0.872297021623827" calcext:value-type="float">
            <text:p>0,8722970216</text:p>
          </table:table-cell>
          <table:table-cell office:value-type="float" office:value="0.245964432284542" calcext:value-type="float">
            <text:p>0,2459644323</text:p>
          </table:table-cell>
          <table:table-cell office:value-type="float" office:value="0.665387208880129" calcext:value-type="float">
            <text:p>0,6653872089</text:p>
          </table:table-cell>
          <table:table-cell office:value-type="float" office:value="0.848089215286278" calcext:value-type="float">
            <text:p>0,8480892153</text:p>
          </table:table-cell>
          <table:table-cell office:value-type="float" office:value="0.486769182733588" calcext:value-type="float">
            <text:p>0,4867691827</text:p>
          </table:table-cell>
          <table:table-cell office:value-type="float" office:value="0.848089215286278" calcext:value-type="float">
            <text:p>0,8480892153</text:p>
          </table:table-cell>
          <table:table-cell office:value-type="float" office:value="0.100547195622435" calcext:value-type="float">
            <text:p>0,1005471956</text:p>
          </table:table-cell>
          <table:table-cell office:value-type="float" office:value="0.618528069827415" calcext:value-type="float">
            <text:p>0,6185280698</text:p>
          </table:table-cell>
          <table:table-cell office:value-type="float" office:value="0.668946648426813" calcext:value-type="float">
            <text:p>0,6689466484</text:p>
          </table:table-cell>
          <table:table-cell office:value-type="float" office:value="0.578972294577315" calcext:value-type="float">
            <text:p>0,5789722946</text:p>
          </table:table-cell>
          <table:table-cell office:value-type="float" office:value="0.668946648426813" calcext:value-type="float">
            <text:p>0,6689466484</text:p>
          </table:table-cell>
          <table:table-cell office:value-type="float" office:value="0.516387868897049" calcext:value-type="float">
            <text:p>0,5163878689</text:p>
          </table:table-cell>
          <table:table-cell office:value-type="float" office:value="0.620715917745621" calcext:value-type="float">
            <text:p>0,6207159177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dsrc"</text:p>
          </table:covered-table-cell>
          <table:table-cell table:style-name="ce85" office:value-type="string" calcext:value-type="string">
            <text:p>RandomForset</text:p>
          </table:table-cell>
          <table:table-cell table:style-name="ce667" office:value-type="float" office:value="0.998227735932654" calcext:value-type="float">
            <text:p>1,00</text:p>
          </table:table-cell>
          <table:table-cell table:style-name="ce712" office:value-type="float" office:value="0.520159503766061" calcext:value-type="float">
            <text:p>0,52</text:p>
          </table:table-cell>
          <table:table-cell table:style-name="ce749" office:value-type="float" office:value="0.536552946389012" calcext:value-type="float">
            <text:p>0,54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299042407660739" calcext:value-type="float">
            <text:p>0,2990424077</text:p>
          </table:table-cell>
          <table:table-cell office:value-type="float" office:value="0.653317393903168" calcext:value-type="float">
            <text:p>0,6533173939</text:p>
          </table:table-cell>
          <table:table-cell office:value-type="float" office:value="0.299042407660739" calcext:value-type="float">
            <text:p>0,2990424077</text:p>
          </table:table-cell>
          <table:table-cell office:value-type="float" office:value="0.842241262069904" calcext:value-type="float">
            <text:p>0,8422412621</text:p>
          </table:table-cell>
          <table:table-cell office:value-type="float" office:value="0.410285285285285" calcext:value-type="float">
            <text:p>0,4102852853</text:p>
          </table:table-cell>
          <table:table-cell office:value-type="float" office:value="0.220383036935704" calcext:value-type="float">
            <text:p>0,2203830369</text:p>
          </table:table-cell>
          <table:table-cell office:value-type="float" office:value="0.400546991546494" calcext:value-type="float">
            <text:p>0,4005469915</text:p>
          </table:table-cell>
          <table:table-cell office:value-type="float" office:value="0.220383036935704" calcext:value-type="float">
            <text:p>0,2203830369</text:p>
          </table:table-cell>
          <table:table-cell office:value-type="float" office:value="0.672106623147015" calcext:value-type="float">
            <text:p>0,6721066231</text:p>
          </table:table-cell>
          <table:table-cell office:value-type="float" office:value="0.28432756794917" calcext:value-type="float">
            <text:p>0,2843275679</text:p>
          </table:table-cell>
          <table:table-cell office:value-type="float" office:value="0.611179110567116" calcext:value-type="float">
            <text:p>0,6111791106</text:p>
          </table:table-cell>
          <table:table-cell office:value-type="float" office:value="0.634208298052498" calcext:value-type="float">
            <text:p>0,6342082981</text:p>
          </table:table-cell>
          <table:table-cell office:value-type="float" office:value="0.611179110567116" calcext:value-type="float">
            <text:p>0,6111791106</text:p>
          </table:table-cell>
          <table:table-cell office:value-type="float" office:value="0.645417236662107" calcext:value-type="float">
            <text:p>0,6454172367</text:p>
          </table:table-cell>
          <table:table-cell office:value-type="float" office:value="0.622480781217536" calcext:value-type="float">
            <text:p>0,6224807812</text:p>
          </table:table-cell>
          <table:table-cell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MOVIE</text:p>
          </table:table-cell>
          <table:table-cell table:style-name="ce83" office:value-type="string" calcext:value-type="string">
            <text:p>DecisionTree</text:p>
          </table:table-cell>
          <table:table-cell table:style-name="ce668" office:value-type="float" office:value="0.5155" calcext:value-type="float">
            <text:p>0,52</text:p>
          </table:table-cell>
          <table:table-cell table:style-name="ce713" office:value-type="float" office:value="0.7492" calcext:value-type="float">
            <text:p>0,75</text:p>
          </table:table-cell>
          <table:table-cell table:style-name="ce750" office:value-type="float" office:value="0.5057" calcext:value-type="float">
            <text:p>0,51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842241262069904" calcext:value-type="float">
            <text:p>0,8422412621</text:p>
          </table:table-cell>
          <table:table-cell office:value-type="float" office:value="0.547229831227357" calcext:value-type="float">
            <text:p>0,5472298312</text:p>
          </table:table-cell>
          <table:table-cell office:value-type="float" office:value="0.842241262069904" calcext:value-type="float">
            <text:p>0,8422412621</text:p>
          </table:table-cell>
          <table:table-cell office:value-type="float" office:value="0.299042407660739" calcext:value-type="float">
            <text:p>0,2990424077</text:p>
          </table:table-cell>
          <table:table-cell office:value-type="float" office:value="0.663417246920193" calcext:value-type="float">
            <text:p>0,6634172469</text:p>
          </table:table-cell>
          <table:table-cell office:value-type="float" office:value="0.672106623147015" calcext:value-type="float">
            <text:p>0,6721066231</text:p>
          </table:table-cell>
          <table:table-cell office:value-type="float" office:value="0.464430034771168" calcext:value-type="float">
            <text:p>0,4644300348</text:p>
          </table:table-cell>
          <table:table-cell office:value-type="float" office:value="0.672106623147015" calcext:value-type="float">
            <text:p>0,6721066231</text:p>
          </table:table-cell>
          <table:table-cell office:value-type="float" office:value="0.220383036935704" calcext:value-type="float">
            <text:p>0,2203830369</text:p>
          </table:table-cell>
          <table:table-cell office:value-type="float" office:value="0.549294209180838" calcext:value-type="float">
            <text:p>0,5492942092</text:p>
          </table:table-cell>
          <table:table-cell office:value-type="float" office:value="0.645417236662107" calcext:value-type="float">
            <text:p>0,6454172367</text:p>
          </table:table-cell>
          <table:table-cell office:value-type="float" office:value="0.622673881483437" calcext:value-type="float">
            <text:p>0,6226738815</text:p>
          </table:table-cell>
          <table:table-cell office:value-type="float" office:value="0.645417236662107" calcext:value-type="float">
            <text:p>0,6454172367</text:p>
          </table:table-cell>
          <table:table-cell office:value-type="float" office:value="0.611179110567116" calcext:value-type="float">
            <text:p>0,6111791106</text:p>
          </table:table-cell>
          <table:table-cell office:value-type="float" office:value="0.633841606771008" calcext:value-type="float">
            <text:p>0,6338416068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69" office:value-type="float" office:value="0.5391" calcext:value-type="float">
            <text:p>0,54</text:p>
          </table:table-cell>
          <table:table-cell table:style-name="ce714" office:value-type="float" office:value="0.7376" calcext:value-type="float">
            <text:p>0,74</text:p>
          </table:table-cell>
          <table:table-cell table:style-name="ce751" office:value-type="float" office:value="0.512" calcext:value-type="float">
            <text:p>0,51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237072503419973" calcext:value-type="float">
            <text:p>0,2370725034</text:p>
          </table:table-cell>
          <table:table-cell office:value-type="float" office:value="0.629038112522686" calcext:value-type="float">
            <text:p>0,6290381125</text:p>
          </table:table-cell>
          <table:table-cell office:value-type="float" office:value="0.237072503419973" calcext:value-type="float">
            <text:p>0,2370725034</text:p>
          </table:table-cell>
          <table:table-cell office:value-type="float" office:value="0.861009111927105" calcext:value-type="float">
            <text:p>0,8610091119</text:p>
          </table:table-cell>
          <table:table-cell office:value-type="float" office:value="0.344361649279682" calcext:value-type="float">
            <text:p>0,3443616493</text:p>
          </table:table-cell>
          <table:table-cell office:value-type="float" office:value="0.234199726402189" calcext:value-type="float">
            <text:p>0,2341997264</text:p>
          </table:table-cell>
          <table:table-cell office:value-type="float" office:value="0.393201653651814" calcext:value-type="float">
            <text:p>0,3932016537</text:p>
          </table:table-cell>
          <table:table-cell office:value-type="float" office:value="0.234199726402189" calcext:value-type="float">
            <text:p>0,2341997264</text:p>
          </table:table-cell>
          <table:table-cell office:value-type="float" office:value="0.640690874473004" calcext:value-type="float">
            <text:p>0,6406908745</text:p>
          </table:table-cell>
          <table:table-cell office:value-type="float" office:value="0.293552812071331" calcext:value-type="float">
            <text:p>0,2935528121</text:p>
          </table:table-cell>
          <table:table-cell office:value-type="float" office:value="0.914456684346525" calcext:value-type="float">
            <text:p>0,9144566843</text:p>
          </table:table-cell>
          <table:table-cell office:value-type="float" office:value="0.934797720005561" calcext:value-type="float">
            <text:p>0,93479772</text:p>
          </table:table-cell>
          <table:table-cell office:value-type="float" office:value="0.914456684346525" calcext:value-type="float">
            <text:p>0,9144566843</text:p>
          </table:table-cell>
          <table:table-cell office:value-type="float" office:value="0.935841313269494" calcext:value-type="float">
            <text:p>0,9358413133</text:p>
          </table:table-cell>
          <table:table-cell office:value-type="float" office:value="0.9245153306751" calcext:value-type="float">
            <text:p>0,9245153307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MLP</text:p>
          </table:table-cell>
          <table:table-cell table:style-name="ce669" office:value-type="float" office:value="0.5339" calcext:value-type="float">
            <text:p>0,53</text:p>
          </table:table-cell>
          <table:table-cell table:style-name="ce714" office:value-type="float" office:value="0.7396" calcext:value-type="float">
            <text:p>0,74</text:p>
          </table:table-cell>
          <table:table-cell table:style-name="ce751" office:value-type="float" office:value="0.5084" calcext:value-type="float">
            <text:p>0,51</text:p>
          </table:table-cell>
          <table:table-cell/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861009111927105" calcext:value-type="float">
            <text:p>0,8610091119</text:p>
          </table:table-cell>
          <table:table-cell office:value-type="float" office:value="0.531659388646288" calcext:value-type="float">
            <text:p>0,5316593886</text:p>
          </table:table-cell>
          <table:table-cell office:value-type="float" office:value="0.861009111927105" calcext:value-type="float">
            <text:p>0,8610091119</text:p>
          </table:table-cell>
          <table:table-cell office:value-type="float" office:value="0.237072503419973" calcext:value-type="float">
            <text:p>0,2370725034</text:p>
          </table:table-cell>
          <table:table-cell office:value-type="float" office:value="0.657390582005088" calcext:value-type="float">
            <text:p>0,657390582</text:p>
          </table:table-cell>
          <table:table-cell office:value-type="float" office:value="0.640690874473004" calcext:value-type="float">
            <text:p>0,6406908745</text:p>
          </table:table-cell>
          <table:table-cell office:value-type="float" office:value="0.456979338442138" calcext:value-type="float">
            <text:p>0,4569793384</text:p>
          </table:table-cell>
          <table:table-cell office:value-type="float" office:value="0.640690874473004" calcext:value-type="float">
            <text:p>0,6406908745</text:p>
          </table:table-cell>
          <table:table-cell office:value-type="float" office:value="0.234199726402189" calcext:value-type="float">
            <text:p>0,2341997264</text:p>
          </table:table-cell>
          <table:table-cell office:value-type="float" office:value="0.533461669120145" calcext:value-type="float">
            <text:p>0,5334616691</text:p>
          </table:table-cell>
          <table:table-cell office:value-type="float" office:value="0.935841313269494" calcext:value-type="float">
            <text:p>0,9358413133</text:p>
          </table:table-cell>
          <table:table-cell office:value-type="float" office:value="0.915796519410977" calcext:value-type="float">
            <text:p>0,9157965194</text:p>
          </table:table-cell>
          <table:table-cell office:value-type="float" office:value="0.935841313269494" calcext:value-type="float">
            <text:p>0,9358413133</text:p>
          </table:table-cell>
          <table:table-cell office:value-type="float" office:value="0.914456684346525" calcext:value-type="float">
            <text:p>0,9144566843</text:p>
          </table:table-cell>
          <table:table-cell office:value-type="float" office:value="0.925710419485792" calcext:value-type="float">
            <text:p>0,9257104195</text:p>
          </table:table-cell>
          <table:table-cell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69" office:value-type="float" office:value="0.5072" calcext:value-type="float">
            <text:p>0,51</text:p>
          </table:table-cell>
          <table:table-cell table:style-name="ce714" office:value-type="float" office:value="0.7219" calcext:value-type="float">
            <text:p>0,72</text:p>
          </table:table-cell>
          <table:table-cell table:style-name="ce751" office:value-type="float" office:value="0.5042" calcext:value-type="float">
            <text:p>0,50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4" office:value-type="string" calcext:value-type="string">
            <text:p>BayesNet</text:p>
          </table:table-cell>
          <table:table-cell table:style-name="ce669" office:value-type="float" office:value="0.5002" calcext:value-type="float">
            <text:p>0,50</text:p>
          </table:table-cell>
          <table:table-cell table:style-name="ce714" office:value-type="float" office:value="0.7387" calcext:value-type="float">
            <text:p>0,74</text:p>
          </table:table-cell>
          <table:table-cell table:style-name="ce751" office:value-type="float" office:value="0.5344" calcext:value-type="float">
            <text:p>0,53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ovie"</text:p>
          </table:covered-table-cell>
          <table:table-cell table:style-name="ce85" office:value-type="string" calcext:value-type="string">
            <text:p>RandomForset</text:p>
          </table:table-cell>
          <table:table-cell table:style-name="ce670" office:value-type="float" office:value="0.5043" calcext:value-type="float">
            <text:p>0,50</text:p>
          </table:table-cell>
          <table:table-cell table:style-name="ce715" office:value-type="float" office:value="0.9978" calcext:value-type="float">
            <text:p>1,00</text:p>
          </table:table-cell>
          <table:table-cell table:style-name="ce752" office:value-type="float" office:value="0.5087" calcext:value-type="float">
            <text:p>0,51</text:p>
          </table:table-cell>
          <table:table-cell table:number-columns-repeated="20"/>
        </table:table-row>
        <table:table-row table:style-name="ro8">
          <table:table-cell table:number-columns-repeated="2"/>
          <table:table-cell table:style-name="ce636" office:value-type="string" calcext:value-type="string" table:number-columns-spanned="1" table:number-rows-spanned="6">
            <text:p>MPQA</text:p>
          </table:table-cell>
          <table:table-cell table:style-name="ce83" office:value-type="string" calcext:value-type="string">
            <text:p>DecisionTree</text:p>
          </table:table-cell>
          <table:table-cell table:style-name="ce671" office:value-type="float" office:value="0.556607629427793" calcext:value-type="float">
            <text:p>0,56</text:p>
          </table:table-cell>
          <table:table-cell table:style-name="ce716" office:value-type="float" office:value="0.477111716621253" calcext:value-type="float">
            <text:p>0,48</text:p>
          </table:table-cell>
          <table:table-cell table:style-name="ce753" office:value-type="float" office:value="0.707356948228883" calcext:value-type="float">
            <text:p>0,71</text:p>
          </table:table-cell>
          <table:table-cell/>
          <table:table-cell office:value-type="string" calcext:value-type="string">
            <text:p>M3</text:p>
          </table:table-cell>
          <table:table-cell table:number-columns-repeated="3"/>
          <table:table-cell table:style-name="ce758" office:value-type="string" calcext:value-type="string" table:number-columns-spanned="5" table:number-rows-spanned="1">
            <text:p>DSRC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OVIE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PQA</text:p>
          </table:table-cell>
          <table:covered-table-cell table:number-columns-repeated="4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672" office:value-type="float" office:value="0.569482288828338" calcext:value-type="float">
            <text:p>0,57</text:p>
          </table:table-cell>
          <table:table-cell table:style-name="ce717" office:value-type="float" office:value="0.532016348773842" calcext:value-type="float">
            <text:p>0,53</text:p>
          </table:table-cell>
          <table:table-cell table:style-name="ce754" office:value-type="float" office:value="0.639441416893733" calcext:value-type="float">
            <text:p>0,64</text:p>
          </table:table-cell>
          <table:table-cell table:number-columns-repeated="5"/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MLP</text:p>
          </table:table-cell>
          <table:table-cell table:style-name="ce672" office:value-type="float" office:value="0.585558583106267" calcext:value-type="float">
            <text:p>0,59</text:p>
          </table:table-cell>
          <table:table-cell table:style-name="ce717" office:value-type="float" office:value="0.52874659400545" calcext:value-type="float">
            <text:p>0,53</text:p>
          </table:table-cell>
          <table:table-cell table:style-name="ce754" office:value-type="float" office:value="0.642574931880109" calcext:value-type="float">
            <text:p>0,64</text:p>
          </table:table-cell>
          <table:table-cell table:number-columns-repeated="20"/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LogisticBayesRegression</text:p>
          </table:table-cell>
          <table:table-cell table:style-name="ce672" office:value-type="float" office:value="0.587397820163488" calcext:value-type="float">
            <text:p>0,59</text:p>
          </table:table-cell>
          <table:table-cell table:style-name="ce717" office:value-type="float" office:value="0.492779291553133" calcext:value-type="float">
            <text:p>0,49</text:p>
          </table:table-cell>
          <table:table-cell table:style-name="ce754" office:value-type="float" office:value="0.610286103542234" calcext:value-type="float">
            <text:p>0,61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669029685423128" calcext:value-type="float">
            <text:p>0,6690296854</text:p>
          </table:table-cell>
          <table:table-cell office:value-type="float" office:value="0.67956795679568" calcext:value-type="float">
            <text:p>0,6795679568</text:p>
          </table:table-cell>
          <table:table-cell office:value-type="float" office:value="0.669029685423128" calcext:value-type="float">
            <text:p>0,6690296854</text:p>
          </table:table-cell>
          <table:table-cell office:value-type="float" office:value="0.684536996012406" calcext:value-type="float">
            <text:p>0,684536996</text:p>
          </table:table-cell>
          <table:table-cell office:value-type="float" office:value="0.67425764679616" calcext:value-type="float">
            <text:p>0,6742576468</text:p>
          </table:table-cell>
          <table:table-cell office:value-type="float" office:value="0.320779796189632" calcext:value-type="float">
            <text:p>0,3207797962</text:p>
          </table:table-cell>
          <table:table-cell office:value-type="float" office:value="0.526545454545455" calcext:value-type="float">
            <text:p>0,5265454545</text:p>
          </table:table-cell>
          <table:table-cell office:value-type="float" office:value="0.320779796189632" calcext:value-type="float">
            <text:p>0,3207797962</text:p>
          </table:table-cell>
          <table:table-cell office:value-type="float" office:value="0.711564023039433" calcext:value-type="float">
            <text:p>0,711564023</text:p>
          </table:table-cell>
          <table:table-cell office:value-type="float" office:value="0.398678414096916" calcext:value-type="float">
            <text:p>0,3986784141</text:p>
          </table:table-cell>
          <table:table-cell office:value-type="float" office:value="0.538325210456358" calcext:value-type="float">
            <text:p>0,5383252105</text:p>
          </table:table-cell>
          <table:table-cell office:value-type="float" office:value="0.551520653654108" calcext:value-type="float">
            <text:p>0,5515206537</text:p>
          </table:table-cell>
          <table:table-cell office:value-type="float" office:value="0.538325210456358" calcext:value-type="float">
            <text:p>0,5383252105</text:p>
          </table:table-cell>
          <table:table-cell office:value-type="float" office:value="0.562250775365529" calcext:value-type="float">
            <text:p>0,5622507754</text:p>
          </table:table-cell>
          <table:table-cell office:value-type="float" office:value="0.544843049327354" calcext:value-type="float">
            <text:p>0,5448430493</text:p>
          </table:table-cell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4" office:value-type="string" calcext:value-type="string">
            <text:p>BayesNet</text:p>
          </table:table-cell>
          <table:table-cell table:style-name="ce672" office:value-type="float" office:value="0.580040871934605" calcext:value-type="float">
            <text:p>0,58</text:p>
          </table:table-cell>
          <table:table-cell table:style-name="ce717" office:value-type="float" office:value="0.45933242506812" calcext:value-type="float">
            <text:p>0,46</text:p>
          </table:table-cell>
          <table:table-cell table:style-name="ce754" office:value-type="float" office:value="0.700136239782016" calcext:value-type="float">
            <text:p>0,70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84536996012406" calcext:value-type="float">
            <text:p>0,684536996</text:p>
          </table:table-cell>
          <table:table-cell office:value-type="float" office:value="0.674083769633508" calcext:value-type="float">
            <text:p>0,6740837696</text:p>
          </table:table-cell>
          <table:table-cell office:value-type="float" office:value="0.684536996012406" calcext:value-type="float">
            <text:p>0,684536996</text:p>
          </table:table-cell>
          <table:table-cell office:value-type="float" office:value="0.669029685423128" calcext:value-type="float">
            <text:p>0,6690296854</text:p>
          </table:table-cell>
          <table:table-cell office:value-type="float" office:value="0.679270169267971" calcext:value-type="float">
            <text:p>0,6792701693</text:p>
          </table:table-cell>
          <table:table-cell office:value-type="float" office:value="0.711564023039433" calcext:value-type="float">
            <text:p>0,711564023</text:p>
          </table:table-cell>
          <table:table-cell office:value-type="float" office:value="0.511627906976744" calcext:value-type="float">
            <text:p>0,511627907</text:p>
          </table:table-cell>
          <table:table-cell office:value-type="float" office:value="0.711564023039433" calcext:value-type="float">
            <text:p>0,711564023</text:p>
          </table:table-cell>
          <table:table-cell office:value-type="float" office:value="0.320779796189632" calcext:value-type="float">
            <text:p>0,3207797962</text:p>
          </table:table-cell>
          <table:table-cell office:value-type="float" office:value="0.595255744996294" calcext:value-type="float">
            <text:p>0,595255745</text:p>
          </table:table-cell>
          <table:table-cell office:value-type="float" office:value="0.562250775365529" calcext:value-type="float">
            <text:p>0,5622507754</text:p>
          </table:table-cell>
          <table:table-cell office:value-type="float" office:value="0.549112938122025" calcext:value-type="float">
            <text:p>0,5491129381</text:p>
          </table:table-cell>
          <table:table-cell office:value-type="float" office:value="0.562250775365529" calcext:value-type="float">
            <text:p>0,5622507754</text:p>
          </table:table-cell>
          <table:table-cell office:value-type="float" office:value="0.538325210456358" calcext:value-type="float">
            <text:p>0,5383252105</text:p>
          </table:table-cell>
          <table:table-cell office:value-type="float" office:value="0.555604203152364" calcext:value-type="float">
            <text:p>0,5556042032</text:p>
          </table:table-cell>
        </table:table-row>
        <table:table-row table:style-name="ro8">
          <table:table-cell table:number-columns-repeated="2"/>
          <table:covered-table-cell table:style-name="ce636" office:value-type="string" calcext:value-type="string">
            <text:p>"mpqa"</text:p>
          </table:covered-table-cell>
          <table:table-cell table:style-name="ce85" office:value-type="string" calcext:value-type="string">
            <text:p>RandomForset</text:p>
          </table:table-cell>
          <table:table-cell table:style-name="ce673" office:value-type="float" office:value="0.56267029972752" calcext:value-type="float">
            <text:p>0,56</text:p>
          </table:table-cell>
          <table:table-cell table:style-name="ce718" office:value-type="float" office:value="0.466893732970027" calcext:value-type="float">
            <text:p>0,47</text:p>
          </table:table-cell>
          <table:table-cell table:style-name="ce755" office:value-type="float" office:value="0.990190735694823" calcext:value-type="float">
            <text:p>0,99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974745237040319" calcext:value-type="float">
            <text:p>0,974745237</text:p>
          </table:table-cell>
          <table:table-cell office:value-type="float" office:value="0.97864768683274" calcext:value-type="float">
            <text:p>0,9786476868</text:p>
          </table:table-cell>
          <table:table-cell office:value-type="float" office:value="0.974745237040319" calcext:value-type="float">
            <text:p>0,974745237</text:p>
          </table:table-cell>
          <table:table-cell office:value-type="float" office:value="0.978732831191848" calcext:value-type="float">
            <text:p>0,9787328312</text:p>
          </table:table-cell>
          <table:table-cell office:value-type="float" office:value="0.97669256381798" calcext:value-type="float">
            <text:p>0,9766925638</text:p>
          </table:table-cell>
          <table:table-cell office:value-type="float" office:value="0.298626495347807" calcext:value-type="float">
            <text:p>0,2986264953</text:p>
          </table:table-cell>
          <table:table-cell office:value-type="float" office:value="0.534920634920635" calcext:value-type="float">
            <text:p>0,5349206349</text:p>
          </table:table-cell>
          <table:table-cell office:value-type="float" office:value="0.298626495347807" calcext:value-type="float">
            <text:p>0,2986264953</text:p>
          </table:table-cell>
          <table:table-cell office:value-type="float" office:value="0.740363314133806" calcext:value-type="float">
            <text:p>0,7403633141</text:p>
          </table:table-cell>
          <table:table-cell office:value-type="float" office:value="0.383281205572931" calcext:value-type="float">
            <text:p>0,3832812056</text:p>
          </table:table-cell>
          <table:table-cell office:value-type="float" office:value="0.495347806823217" calcext:value-type="float">
            <text:p>0,4953478068</text:p>
          </table:table-cell>
          <table:table-cell office:value-type="float" office:value="0.56953642384106" calcext:value-type="float">
            <text:p>0,5695364238</text:p>
          </table:table-cell>
          <table:table-cell office:value-type="float" office:value="0.495347806823217" calcext:value-type="float">
            <text:p>0,4953478068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529857819905213" calcext:value-type="float">
            <text:p>0,52985781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978732831191848" calcext:value-type="float">
            <text:p>0,9787328312</text:p>
          </table:table-cell>
          <table:table-cell office:value-type="float" office:value="0.974845542806708" calcext:value-type="float">
            <text:p>0,9748455428</text:p>
          </table:table-cell>
          <table:table-cell office:value-type="float" office:value="0.978732831191848" calcext:value-type="float">
            <text:p>0,9787328312</text:p>
          </table:table-cell>
          <table:table-cell office:value-type="float" office:value="0.974745237040319" calcext:value-type="float">
            <text:p>0,974745237</text:p>
          </table:table-cell>
          <table:table-cell office:value-type="float" office:value="0.976785319478222" calcext:value-type="float">
            <text:p>0,9767853195</text:p>
          </table:table-cell>
          <table:table-cell office:value-type="float" office:value="0.740363314133806" calcext:value-type="float">
            <text:p>0,7403633141</text:p>
          </table:table-cell>
          <table:table-cell office:value-type="float" office:value="0.513521819299324" calcext:value-type="float">
            <text:p>0,5135218193</text:p>
          </table:table-cell>
          <table:table-cell office:value-type="float" office:value="0.740363314133806" calcext:value-type="float">
            <text:p>0,7403633141</text:p>
          </table:table-cell>
          <table:table-cell office:value-type="float" office:value="0.298626495347807" calcext:value-type="float">
            <text:p>0,2986264953</text:p>
          </table:table-cell>
          <table:table-cell office:value-type="float" office:value="0.606423516603157" calcext:value-type="float">
            <text:p>0,6064235166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553508428067425" calcext:value-type="float">
            <text:p>0,5535084281</text:p>
          </table:table-cell>
          <table:table-cell office:value-type="float" office:value="0.62560921577315" calcext:value-type="float">
            <text:p>0,6256092158</text:p>
          </table:table-cell>
          <table:table-cell office:value-type="float" office:value="0.495347806823217" calcext:value-type="float">
            <text:p>0,4953478068</text:p>
          </table:table-cell>
          <table:table-cell office:value-type="float" office:value="0.587354409317804" calcext:value-type="float">
            <text:p>0,587354409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624723083739477" calcext:value-type="float">
            <text:p>0,6247230837</text:p>
          </table:table-cell>
          <table:table-cell office:value-type="float" office:value="0.663841807909605" calcext:value-type="float">
            <text:p>0,6638418079</text:p>
          </table:table-cell>
          <table:table-cell office:value-type="float" office:value="0.624723083739477" calcext:value-type="float">
            <text:p>0,6247230837</text:p>
          </table:table-cell>
          <table:table-cell office:value-type="float" office:value="0.683650863978733" calcext:value-type="float">
            <text:p>0,683650864</text:p>
          </table:table-cell>
          <table:table-cell office:value-type="float" office:value="0.643688655558092" calcext:value-type="float">
            <text:p>0,6436886556</text:p>
          </table:table-cell>
          <table:table-cell office:value-type="float" office:value="0.285334514842712" calcext:value-type="float">
            <text:p>0,2853345148</text:p>
          </table:table-cell>
          <table:table-cell office:value-type="float" office:value="0.517684887459807" calcext:value-type="float">
            <text:p>0,5176848875</text:p>
          </table:table-cell>
          <table:table-cell office:value-type="float" office:value="0.285334514842712" calcext:value-type="float">
            <text:p>0,2853345148</text:p>
          </table:table-cell>
          <table:table-cell office:value-type="float" office:value="0.734160389898095" calcext:value-type="float">
            <text:p>0,7341603899</text:p>
          </table:table-cell>
          <table:table-cell office:value-type="float" office:value="0.367894887175093" calcext:value-type="float">
            <text:p>0,3678948872</text:p>
          </table:table-cell>
          <table:table-cell office:value-type="float" office:value="0.556490917146655" calcext:value-type="float">
            <text:p>0,5564909171</text:p>
          </table:table-cell>
          <table:table-cell office:value-type="float" office:value="0.565002249212776" calcext:value-type="float">
            <text:p>0,5650022492</text:p>
          </table:table-cell>
          <table:table-cell office:value-type="float" office:value="0.556490917146655" calcext:value-type="float">
            <text:p>0,5564909171</text:p>
          </table:table-cell>
          <table:table-cell office:value-type="float" office:value="0.571555161719096" calcext:value-type="float">
            <text:p>0,5715551617</text:p>
          </table:table-cell>
          <table:table-cell office:value-type="float" office:value="0.560714285714286" calcext:value-type="float">
            <text:p>0,560714285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683650863978733" calcext:value-type="float">
            <text:p>0,683650864</text:p>
          </table:table-cell>
          <table:table-cell office:value-type="float" office:value="0.645606694560669" calcext:value-type="float">
            <text:p>0,6456066946</text:p>
          </table:table-cell>
          <table:table-cell office:value-type="float" office:value="0.683650863978733" calcext:value-type="float">
            <text:p>0,683650864</text:p>
          </table:table-cell>
          <table:table-cell office:value-type="float" office:value="0.624723083739477" calcext:value-type="float">
            <text:p>0,6247230837</text:p>
          </table:table-cell>
          <table:table-cell office:value-type="float" office:value="0.664084355498171" calcext:value-type="float">
            <text:p>0,6640843555</text:p>
          </table:table-cell>
          <table:table-cell office:value-type="float" office:value="0.734160389898095" calcext:value-type="float">
            <text:p>0,7341603899</text:p>
          </table:table-cell>
          <table:table-cell office:value-type="float" office:value="0.506727828746177" calcext:value-type="float">
            <text:p>0,5067278287</text:p>
          </table:table-cell>
          <table:table-cell office:value-type="float" office:value="0.734160389898095" calcext:value-type="float">
            <text:p>0,7341603899</text:p>
          </table:table-cell>
          <table:table-cell office:value-type="float" office:value="0.285334514842712" calcext:value-type="float">
            <text:p>0,2853345148</text:p>
          </table:table-cell>
          <table:table-cell office:value-type="float" office:value="0.599601954043785" calcext:value-type="float">
            <text:p>0,599601954</text:p>
          </table:table-cell>
          <table:table-cell office:value-type="float" office:value="0.571555161719096" calcext:value-type="float">
            <text:p>0,5715551617</text:p>
          </table:table-cell>
          <table:table-cell office:value-type="float" office:value="0.56307289393278" calcext:value-type="float">
            <text:p>0,5630728939</text:p>
          </table:table-cell>
          <table:table-cell office:value-type="float" office:value="0.571555161719096" calcext:value-type="float">
            <text:p>0,5715551617</text:p>
          </table:table-cell>
          <table:table-cell office:value-type="float" office:value="0.556490917146655" calcext:value-type="float">
            <text:p>0,5564909171</text:p>
          </table:table-cell>
          <table:table-cell office:value-type="float" office:value="0.567282321899736" calcext:value-type="float">
            <text:p>0,56728232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575985821887461" calcext:value-type="float">
            <text:p>0,5759858219</text:p>
          </table:table-cell>
          <table:table-cell office:value-type="float" office:value="0.621712099473936" calcext:value-type="float">
            <text:p>0,6217120995</text:p>
          </table:table-cell>
          <table:table-cell office:value-type="float" office:value="0.575985821887461" calcext:value-type="float">
            <text:p>0,5759858219</text:p>
          </table:table-cell>
          <table:table-cell office:value-type="float" office:value="0.649534780682322" calcext:value-type="float">
            <text:p>0,6495347807</text:p>
          </table:table-cell>
          <table:table-cell office:value-type="float" office:value="0.597976080956762" calcext:value-type="float">
            <text:p>0,597976081</text:p>
          </table:table-cell>
          <table:table-cell office:value-type="float" office:value="0.187416925121843" calcext:value-type="float">
            <text:p>0,1874169251</text:p>
          </table:table-cell>
          <table:table-cell office:value-type="float" office:value="0.524163568773234" calcext:value-type="float">
            <text:p>0,5241635688</text:p>
          </table:table-cell>
          <table:table-cell office:value-type="float" office:value="0.187416925121843" calcext:value-type="float">
            <text:p>0,1874169251</text:p>
          </table:table-cell>
          <table:table-cell office:value-type="float" office:value="0.829862649534781" calcext:value-type="float">
            <text:p>0,8298626495</text:p>
          </table:table-cell>
          <table:table-cell office:value-type="float" office:value="0.276109660574413" calcext:value-type="float">
            <text:p>0,2761096606</text:p>
          </table:table-cell>
          <table:table-cell office:value-type="float" office:value="0.531236154186974" calcext:value-type="float">
            <text:p>0,5312361542</text:p>
          </table:table-cell>
          <table:table-cell office:value-type="float" office:value="0.556638811513463" calcext:value-type="float">
            <text:p>0,5566388115</text:p>
          </table:table-cell>
          <table:table-cell office:value-type="float" office:value="0.531236154186974" calcext:value-type="float">
            <text:p>0,5312361542</text:p>
          </table:table-cell>
          <table:table-cell office:value-type="float" office:value="0.576871953921134" calcext:value-type="float">
            <text:p>0,5768719539</text:p>
          </table:table-cell>
          <table:table-cell office:value-type="float" office:value="0.543640897755611" calcext:value-type="float">
            <text:p>0,54364089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649534780682322" calcext:value-type="float">
            <text:p>0,6495347807</text:p>
          </table:table-cell>
          <table:table-cell office:value-type="float" office:value="0.605035080478745" calcext:value-type="float">
            <text:p>0,6050350805</text:p>
          </table:table-cell>
          <table:table-cell office:value-type="float" office:value="0.649534780682322" calcext:value-type="float">
            <text:p>0,6495347807</text:p>
          </table:table-cell>
          <table:table-cell office:value-type="float" office:value="0.575985821887461" calcext:value-type="float">
            <text:p>0,5759858219</text:p>
          </table:table-cell>
          <table:table-cell office:value-type="float" office:value="0.626495726495727" calcext:value-type="float">
            <text:p>0,6264957265</text:p>
          </table:table-cell>
          <table:table-cell office:value-type="float" office:value="0.829862649534781" calcext:value-type="float">
            <text:p>0,8298626495</text:p>
          </table:table-cell>
          <table:table-cell office:value-type="float" office:value="0.505260318316698" calcext:value-type="float">
            <text:p>0,5052603183</text:p>
          </table:table-cell>
          <table:table-cell office:value-type="float" office:value="0.829862649534781" calcext:value-type="float">
            <text:p>0,8298626495</text:p>
          </table:table-cell>
          <table:table-cell office:value-type="float" office:value="0.187416925121843" calcext:value-type="float">
            <text:p>0,1874169251</text:p>
          </table:table-cell>
          <table:table-cell office:value-type="float" office:value="0.628101945003353" calcext:value-type="float">
            <text:p>0,628101945</text:p>
          </table:table-cell>
          <table:table-cell office:value-type="float" office:value="0.576871953921134" calcext:value-type="float">
            <text:p>0,5768719539</text:p>
          </table:table-cell>
          <table:table-cell office:value-type="float" office:value="0.551694915254237" calcext:value-type="float">
            <text:p>0,5516949153</text:p>
          </table:table-cell>
          <table:table-cell office:value-type="float" office:value="0.576871953921134" calcext:value-type="float">
            <text:p>0,5768719539</text:p>
          </table:table-cell>
          <table:table-cell office:value-type="float" office:value="0.531236154186974" calcext:value-type="float">
            <text:p>0,5312361542</text:p>
          </table:table-cell>
          <table:table-cell office:value-type="float" office:value="0.564002599090318" calcext:value-type="float">
            <text:p>0,5640025991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M</text:p>
          </table:table-cell>
          <table:table-cell table:style-name="ce87" office:value-type="string" calcext:value-type="string">
            <text:p>SD</text:p>
          </table:table-cell>
          <table:table-cell table:style-name="ce9" office:value-type="string" calcext:value-type="string">
            <text:p>movie</text:p>
          </table:table-cell>
          <table:table-cell table:style-name="ce9" office:value-type="string" calcext:value-type="string">
            <text:p>mpqa</text:p>
          </table:table-cell>
          <table:table-cell table:style-name="ce680" office:value-type="string" calcext:value-type="string">
            <text:p>dsrc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902968542312805" calcext:value-type="float">
            <text:p>0,9029685423</text:p>
          </table:table-cell>
          <table:table-cell office:value-type="float" office:value="0.970014278914802" calcext:value-type="float">
            <text:p>0,9700142789</text:p>
          </table:table-cell>
          <table:table-cell office:value-type="float" office:value="0.902968542312805" calcext:value-type="float">
            <text:p>0,9029685423</text:p>
          </table:table-cell>
          <table:table-cell office:value-type="float" office:value="0.9720868409393" calcext:value-type="float">
            <text:p>0,9720868409</text:p>
          </table:table-cell>
          <table:table-cell office:value-type="float" office:value="0.935291418081689" calcext:value-type="float">
            <text:p>0,9352914181</text:p>
          </table:table-cell>
          <table:table-cell office:value-type="float" office:value="0.219760744350908" calcext:value-type="float">
            <text:p>0,2197607444</text:p>
          </table:table-cell>
          <table:table-cell office:value-type="float" office:value="0.540894220283533" calcext:value-type="float">
            <text:p>0,5408942203</text:p>
          </table:table-cell>
          <table:table-cell office:value-type="float" office:value="0.219760744350908" calcext:value-type="float">
            <text:p>0,2197607444</text:p>
          </table:table-cell>
          <table:table-cell office:value-type="float" office:value="0.81346920691183" calcext:value-type="float">
            <text:p>0,8134692069</text:p>
          </table:table-cell>
          <table:table-cell office:value-type="float" office:value="0.312539382482672" calcext:value-type="float">
            <text:p>0,3125393825</text:p>
          </table:table-cell>
          <table:table-cell office:value-type="float" office:value="0.536109880372175" calcext:value-type="float">
            <text:p>0,5361098804</text:p>
          </table:table-cell>
          <table:table-cell office:value-type="float" office:value="0.55125284738041" calcext:value-type="float">
            <text:p>0,5512528474</text:p>
          </table:table-cell>
          <table:table-cell office:value-type="float" office:value="0.536109880372175" calcext:value-type="float">
            <text:p>0,5361098804</text:p>
          </table:table-cell>
          <table:table-cell office:value-type="float" office:value="0.563579973416039" calcext:value-type="float">
            <text:p>0,5635799734</text:p>
          </table:table-cell>
          <table:table-cell office:value-type="float" office:value="0.543575920934412" calcext:value-type="float">
            <text:p>0,5435759209</text:p>
          </table:table-cell>
        </table:table-row>
        <table:table-row table:style-name="ro1">
          <table:table-cell table:number-columns-repeated="2"/>
          <table:table-cell table:style-name="ce71" office:value-type="string" calcext:value-type="string" table:number-columns-spanned="1" table:number-rows-spanned="3">
            <text:p>M1</text:p>
          </table:table-cell>
          <table:table-cell table:style-name="ce96" office:value-type="string" calcext:value-type="string">
            <text:p>movie</text:p>
          </table:table-cell>
          <table:table-cell table:style-name="ce674" office:value-type="float" office:value="0.9978" calcext:value-type="float">
            <text:p>1,00</text:p>
          </table:table-cell>
          <table:table-cell table:style-name="ce674" office:value-type="float" office:value="0.5344" calcext:value-type="float">
            <text:p>0,53</text:p>
          </table:table-cell>
          <table:table-cell table:style-name="ce674" office:value-type="float" office:value="0.5391" calcext:value-type="float">
            <text:p>0,54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9720868409393" calcext:value-type="float">
            <text:p>0,9720868409</text:p>
          </table:table-cell>
          <table:table-cell office:value-type="float" office:value="0.9092416079569" calcext:value-type="float">
            <text:p>0,909241608</text:p>
          </table:table-cell>
          <table:table-cell office:value-type="float" office:value="0.9720868409393" calcext:value-type="float">
            <text:p>0,9720868409</text:p>
          </table:table-cell>
          <table:table-cell office:value-type="float" office:value="0.902968542312805" calcext:value-type="float">
            <text:p>0,9029685423</text:p>
          </table:table-cell>
          <table:table-cell office:value-type="float" office:value="0.939614561027837" calcext:value-type="float">
            <text:p>0,939614561</text:p>
          </table:table-cell>
          <table:table-cell office:value-type="float" office:value="0.81346920691183" calcext:value-type="float">
            <text:p>0,8134692069</text:p>
          </table:table-cell>
          <table:table-cell office:value-type="float" office:value="0.510425354462052" calcext:value-type="float">
            <text:p>0,5104253545</text:p>
          </table:table-cell>
          <table:table-cell office:value-type="float" office:value="0.81346920691183" calcext:value-type="float">
            <text:p>0,8134692069</text:p>
          </table:table-cell>
          <table:table-cell office:value-type="float" office:value="0.219760744350908" calcext:value-type="float">
            <text:p>0,2197607444</text:p>
          </table:table-cell>
          <table:table-cell office:value-type="float" office:value="0.627263409634438" calcext:value-type="float">
            <text:p>0,6272634096</text:p>
          </table:table-cell>
          <table:table-cell office:value-type="float" office:value="0.563579973416039" calcext:value-type="float">
            <text:p>0,5635799734</text:p>
          </table:table-cell>
          <table:table-cell office:value-type="float" office:value="0.548512289780078" calcext:value-type="float">
            <text:p>0,5485122898</text:p>
          </table:table-cell>
          <table:table-cell office:value-type="float" office:value="0.563579973416039" calcext:value-type="float">
            <text:p>0,5635799734</text:p>
          </table:table-cell>
          <table:table-cell office:value-type="float" office:value="0.536109880372175" calcext:value-type="float">
            <text:p>0,5361098804</text:p>
          </table:table-cell>
          <table:table-cell office:value-type="float" office:value="0.555944055944056" calcext:value-type="float">
            <text:p>0,5559440559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3" office:value-type="string" calcext:value-type="string">
            <text:p>mpqa</text:p>
          </table:table-cell>
          <table:table-cell table:style-name="ce675" office:value-type="float" office:value="0.532016348773842" calcext:value-type="float">
            <text:p>0,53</text:p>
          </table:table-cell>
          <table:table-cell table:style-name="ce675" office:value-type="float" office:value="0.990190735694823" calcext:value-type="float">
            <text:p>0,99</text:p>
          </table:table-cell>
          <table:table-cell table:style-name="ce756" office:value-type="float" office:value="0.587397820163488" calcext:value-type="float">
            <text:p>0,59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4054" calcext:value-type="float">
            <text:p>0,4054</text:p>
          </table:table-cell>
          <table:table-cell office:value-type="float" office:value="0.51921106557377" calcext:value-type="float">
            <text:p>0,5192110656</text:p>
          </table:table-cell>
          <table:table-cell office:value-type="float" office:value="0.4054" calcext:value-type="float">
            <text:p>0,4054</text:p>
          </table:table-cell>
          <table:table-cell office:value-type="float" office:value="0.6246" calcext:value-type="float">
            <text:p>0,6246</text:p>
          </table:table-cell>
          <table:table-cell office:value-type="float" office:value="0.455300988319856" calcext:value-type="float">
            <text:p>0,4553009883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791182364729459" calcext:value-type="float">
            <text:p>0,7911823647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7916" calcext:value-type="float">
            <text:p>0,7916</text:p>
          </table:table-cell>
          <table:table-cell office:value-type="float" office:value="0.79039039039039" calcext:value-type="float">
            <text:p>0,7903903904</text:p>
          </table:table-cell>
          <table:table-cell office:value-type="float" office:value="0.4646" calcext:value-type="float">
            <text:p>0,4646</text:p>
          </table:table-cell>
          <table:table-cell office:value-type="float" office:value="0.548006605331446" calcext:value-type="float">
            <text:p>0,5480066053</text:p>
          </table:table-cell>
          <table:table-cell office:value-type="float" office:value="0.4646" calcext:value-type="float">
            <text:p>0,4646</text:p>
          </table:table-cell>
          <table:table-cell office:value-type="float" office:value="0.6168" calcext:value-type="float">
            <text:p>0,6168</text:p>
          </table:table-cell>
          <table:table-cell office:value-type="float" office:value="0.502868275787423" calcext:value-type="float">
            <text:p>0,5028682758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86" office:value-type="string" calcext:value-type="string">
            <text:p>dsrc</text:p>
          </table:table-cell>
          <table:table-cell table:style-name="ce676" office:value-type="float" office:value="0.546521931767833" calcext:value-type="float">
            <text:p>0,55</text:p>
          </table:table-cell>
          <table:table-cell table:style-name="ce676" office:value-type="float" office:value="0.553167922020381" calcext:value-type="float">
            <text:p>0,55</text:p>
          </table:table-cell>
          <table:table-cell table:style-name="ce676" office:value-type="float" office:value="0.998227735932654" calcext:value-type="float">
            <text:p>1,00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246" calcext:value-type="float">
            <text:p>0,6246</text:p>
          </table:table-cell>
          <table:table-cell office:value-type="float" office:value="0.512303149606299" calcext:value-type="float">
            <text:p>0,5123031496</text:p>
          </table:table-cell>
          <table:table-cell office:value-type="float" office:value="0.6246" calcext:value-type="float">
            <text:p>0,6246</text:p>
          </table:table-cell>
          <table:table-cell office:value-type="float" office:value="0.4054" calcext:value-type="float">
            <text:p>0,4054</text:p>
          </table:table-cell>
          <table:table-cell office:value-type="float" office:value="0.562905551550108" calcext:value-type="float">
            <text:p>0,5629055516</text:p>
          </table:table-cell>
          <table:table-cell office:value-type="float" office:value="0.7916" calcext:value-type="float">
            <text:p>0,7916</text:p>
          </table:table-cell>
          <table:table-cell office:value-type="float" office:value="0.79001996007984" calcext:value-type="float">
            <text:p>0,7900199601</text:p>
          </table:table-cell>
          <table:table-cell office:value-type="float" office:value="0.7916" calcext:value-type="float">
            <text:p>0,7916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790809190809191" calcext:value-type="float">
            <text:p>0,7908091908</text:p>
          </table:table-cell>
          <table:table-cell office:value-type="float" office:value="0.6168" calcext:value-type="float">
            <text:p>0,6168</text:p>
          </table:table-cell>
          <table:table-cell office:value-type="float" office:value="0.535323728519354" calcext:value-type="float">
            <text:p>0,5353237285</text:p>
          </table:table-cell>
          <table:table-cell office:value-type="float" office:value="0.6168" calcext:value-type="float">
            <text:p>0,6168</text:p>
          </table:table-cell>
          <table:table-cell office:value-type="float" office:value="0.4646" calcext:value-type="float">
            <text:p>0,4646</text:p>
          </table:table-cell>
          <table:table-cell office:value-type="float" office:value="0.573180931140229" calcext:value-type="float">
            <text:p>0,5731809311</text:p>
          </table:table-cell>
        </table:table-row>
        <table:table-row table:style-name="ro1">
          <table:table-cell table:number-columns-repeated="2"/>
          <table:table-cell table:style-name="ce71" office:value-type="string" calcext:value-type="string" table:number-columns-spanned="1" table:number-rows-spanned="3">
            <text:p>M2</text:p>
          </table:table-cell>
          <table:table-cell table:style-name="ce96" office:value-type="string" calcext:value-type="string">
            <text:p>movie</text:p>
          </table:table-cell>
          <table:table-cell table:style-name="ce677" office:value-type="float" office:value="0.943287549844927" calcext:value-type="float">
            <text:p>0,94</text:p>
          </table:table-cell>
          <table:table-cell table:style-name="ce677" office:value-type="float" office:value="0.5444" calcext:value-type="float">
            <text:p>0,54</text:p>
          </table:table-cell>
          <table:table-cell table:style-name="ce677" office:value-type="float" office:value="0.5615" calcext:value-type="float">
            <text:p>0,56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555759102358599" calcext:value-type="float">
            <text:p>0,5557591024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612" calcext:value-type="float">
            <text:p>0,612</text:p>
          </table:table-cell>
          <table:table-cell office:value-type="float" office:value="0.518202199209992" calcext:value-type="float">
            <text:p>0,5182021992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976790716286514" calcext:value-type="float">
            <text:p>0,9767907163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976595319063813" calcext:value-type="float">
            <text:p>0,9765953191</text:p>
          </table:table-cell>
          <table:table-cell office:value-type="float" office:value="0.4084" calcext:value-type="float">
            <text:p>0,4084</text:p>
          </table:table-cell>
          <table:table-cell office:value-type="float" office:value="0.511394941147007" calcext:value-type="float">
            <text:p>0,5113949411</text:p>
          </table:table-cell>
          <table:table-cell office:value-type="float" office:value="0.4084" calcext:value-type="float">
            <text:p>0,4084</text:p>
          </table:table-cell>
          <table:table-cell office:value-type="float" office:value="0.6098" calcext:value-type="float">
            <text:p>0,6098</text:p>
          </table:table-cell>
          <table:table-cell office:value-type="float" office:value="0.454130990770599" calcext:value-type="float">
            <text:p>0,4541309908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3" office:value-type="string" calcext:value-type="string">
            <text:p>mpqa</text:p>
          </table:table-cell>
          <table:table-cell table:style-name="ce678" office:value-type="float" office:value="0.501466275659824" calcext:value-type="float">
            <text:p>0,50</text:p>
          </table:table-cell>
          <table:table-cell table:style-name="ce678" office:value-type="float" office:value="0.9567" calcext:value-type="float">
            <text:p>0,96</text:p>
          </table:table-cell>
          <table:table-cell table:style-name="ce757" office:value-type="float" office:value="0.587397820163488" calcext:value-type="float">
            <text:p>0,59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612" calcext:value-type="float">
            <text:p>0,612</text:p>
          </table:table-cell>
          <table:table-cell office:value-type="float" office:value="0.543227409905912" calcext:value-type="float">
            <text:p>0,5432274099</text:p>
          </table:table-cell>
          <table:table-cell office:value-type="float" office:value="0.612" calcext:value-type="float">
            <text:p>0,612</text:p>
          </table:table-cell>
          <table:table-cell office:value-type="float" office:value="0.4854" calcext:value-type="float">
            <text:p>0,4854</text:p>
          </table:table-cell>
          <table:table-cell office:value-type="float" office:value="0.575566632182827" calcext:value-type="float">
            <text:p>0,5755666322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97640943622551" calcext:value-type="float">
            <text:p>0,9764094362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976604679064187" calcext:value-type="float">
            <text:p>0,9766046791</text:p>
          </table:table-cell>
          <table:table-cell office:value-type="float" office:value="0.6098" calcext:value-type="float">
            <text:p>0,6098</text:p>
          </table:table-cell>
          <table:table-cell office:value-type="float" office:value="0.507574496420842" calcext:value-type="float">
            <text:p>0,5075744964</text:p>
          </table:table-cell>
          <table:table-cell office:value-type="float" office:value="0.6098" calcext:value-type="float">
            <text:p>0,6098</text:p>
          </table:table-cell>
          <table:table-cell office:value-type="float" office:value="0.4084" calcext:value-type="float">
            <text:p>0,4084</text:p>
          </table:table-cell>
          <table:table-cell office:value-type="float" office:value="0.554011083855728" calcext:value-type="float">
            <text:p>0,5540110839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86" office:value-type="string" calcext:value-type="string">
            <text:p>dsrc</text:p>
          </table:table-cell>
          <table:table-cell table:style-name="ce679" office:value-type="float" office:value="0.506645990252548" calcext:value-type="float">
            <text:p>0,51</text:p>
          </table:table-cell>
          <table:table-cell table:style-name="ce679" office:value-type="float" office:value="0.564023039432875" calcext:value-type="float">
            <text:p>0,56</text:p>
          </table:table-cell>
          <table:table-cell table:style-name="ce679" office:value-type="float" office:value="0.925117643047125" calcext:value-type="float">
            <text:p>0,93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2974" calcext:value-type="float">
            <text:p>0,2974</text:p>
          </table:table-cell>
          <table:table-cell office:value-type="float" office:value="0.536823104693141" calcext:value-type="float">
            <text:p>0,5368231047</text:p>
          </table:table-cell>
          <table:table-cell office:value-type="float" office:value="0.2974" calcext:value-type="float">
            <text:p>0,2974</text:p>
          </table:table-cell>
          <table:table-cell office:value-type="float" office:value="0.7434" calcext:value-type="float">
            <text:p>0,7434</text:p>
          </table:table-cell>
          <table:table-cell office:value-type="float" office:value="0.382754182754183" calcext:value-type="float">
            <text:p>0,3827541828</text:p>
          </table:table-cell>
          <table:table-cell office:value-type="float" office:value="0.8078" calcext:value-type="float">
            <text:p>0,8078</text:p>
          </table:table-cell>
          <table:table-cell office:value-type="float" office:value="0.8134944612286" calcext:value-type="float">
            <text:p>0,8134944612</text:p>
          </table:table-cell>
          <table:table-cell office:value-type="float" office:value="0.8078" calcext:value-type="float">
            <text:p>0,8078</text:p>
          </table:table-cell>
          <table:table-cell office:value-type="float" office:value="0.8148" calcext:value-type="float">
            <text:p>0,8148</text:p>
          </table:table-cell>
          <table:table-cell office:value-type="float" office:value="0.810637230306071" calcext:value-type="float">
            <text:p>0,8106372303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19543509272468" calcext:value-type="float">
            <text:p>0,5195435093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6632" calcext:value-type="float">
            <text:p>0,6632</text:p>
          </table:table-cell>
          <table:table-cell office:value-type="float" office:value="0.428218694885362" calcext:value-type="float">
            <text:p>0,4282186949</text:p>
          </table:table-cell>
        </table:table-row>
        <table:table-row table:style-name="ro1">
          <table:table-cell table:number-columns-repeated="3"/>
          <table:table-cell table:style-name="ce9"/>
          <table:table-cell table:style-name="ce680" table:number-columns-repeated="3"/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7434" calcext:value-type="float">
            <text:p>0,7434</text:p>
          </table:table-cell>
          <table:table-cell office:value-type="float" office:value="0.514107883817427" calcext:value-type="float">
            <text:p>0,5141078838</text:p>
          </table:table-cell>
          <table:table-cell office:value-type="float" office:value="0.7434" calcext:value-type="float">
            <text:p>0,7434</text:p>
          </table:table-cell>
          <table:table-cell office:value-type="float" office:value="0.2974" calcext:value-type="float">
            <text:p>0,2974</text:p>
          </table:table-cell>
          <table:table-cell office:value-type="float" office:value="0.607849550286182" calcext:value-type="float">
            <text:p>0,6078495503</text:p>
          </table:table-cell>
          <table:table-cell office:value-type="float" office:value="0.8148" calcext:value-type="float">
            <text:p>0,8148</text:p>
          </table:table-cell>
          <table:table-cell office:value-type="float" office:value="0.809136047666336" calcext:value-type="float">
            <text:p>0,8091360477</text:p>
          </table:table-cell>
          <table:table-cell office:value-type="float" office:value="0.8148" calcext:value-type="float">
            <text:p>0,8148</text:p>
          </table:table-cell>
          <table:table-cell office:value-type="float" office:value="0.8078" calcext:value-type="float">
            <text:p>0,8078</text:p>
          </table:table-cell>
          <table:table-cell office:value-type="float" office:value="0.811958146487294" calcext:value-type="float">
            <text:p>0,8119581465</text:p>
          </table:table-cell>
          <table:table-cell office:value-type="float" office:value="0.6632" calcext:value-type="float">
            <text:p>0,6632</text:p>
          </table:table-cell>
          <table:table-cell office:value-type="float" office:value="0.510546574287914" calcext:value-type="float">
            <text:p>0,5105465743</text:p>
          </table:table-cell>
          <table:table-cell office:value-type="float" office:value="0.6632" calcext:value-type="float">
            <text:p>0,6632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76946498477599" calcext:value-type="float">
            <text:p>0,5769464985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M</text:p>
          </table:table-cell>
          <table:table-cell table:style-name="ce87" office:value-type="string" calcext:value-type="string">
            <text:p>SD</text:p>
          </table:table-cell>
          <table:table-cell table:style-name="ce9" office:value-type="string" calcext:value-type="string">
            <text:p>movie</text:p>
          </table:table-cell>
          <table:table-cell table:style-name="ce9" office:value-type="string" calcext:value-type="string">
            <text:p>mpqa</text:p>
          </table:table-cell>
          <table:table-cell table:style-name="ce680" office:value-type="string" calcext:value-type="string">
            <text:p>dsrc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3204" calcext:value-type="float">
            <text:p>0,3204</text:p>
          </table:table-cell>
          <table:table-cell office:value-type="float" office:value="0.469656992084433" calcext:value-type="float">
            <text:p>0,4696569921</text:p>
          </table:table-cell>
          <table:table-cell office:value-type="float" office:value="0.3204" calcext:value-type="float">
            <text:p>0,3204</text:p>
          </table:table-cell>
          <table:table-cell office:value-type="float" office:value="0.6382" calcext:value-type="float">
            <text:p>0,6382</text:p>
          </table:table-cell>
          <table:table-cell office:value-type="float" office:value="0.380929734871002" calcext:value-type="float">
            <text:p>0,3809297349</text:p>
          </table:table-cell>
          <table:table-cell office:value-type="float" office:value="0.8266" calcext:value-type="float">
            <text:p>0,8266</text:p>
          </table:table-cell>
          <table:table-cell office:value-type="float" office:value="0.83158953722334" calcext:value-type="float">
            <text:p>0,8315895372</text:p>
          </table:table-cell>
          <table:table-cell office:value-type="float" office:value="0.8266" calcext:value-type="float">
            <text:p>0,8266</text:p>
          </table:table-cell>
          <table:table-cell office:value-type="float" office:value="0.8326" calcext:value-type="float">
            <text:p>0,8326</text:p>
          </table:table-cell>
          <table:table-cell office:value-type="float" office:value="0.829087261785356" calcext:value-type="float">
            <text:p>0,8290872618</text:p>
          </table:table-cell>
          <table:table-cell office:value-type="float" office:value="0.421" calcext:value-type="float">
            <text:p>0,421</text:p>
          </table:table-cell>
          <table:table-cell office:value-type="float" office:value="0.501071173530112" calcext:value-type="float">
            <text:p>0,5010711735</text:p>
          </table:table-cell>
          <table:table-cell office:value-type="float" office:value="0.421" calcext:value-type="float">
            <text:p>0,421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457558960982502" calcext:value-type="float">
            <text:p>0,457558961</text:p>
          </table:table-cell>
        </table:table-row>
        <table:table-row table:style-name="ro1">
          <table:table-cell table:number-columns-repeated="2"/>
          <table:table-cell table:style-name="ce71" office:value-type="string" calcext:value-type="string" table:number-columns-spanned="1" table:number-rows-spanned="3">
            <text:p>M3</text:p>
          </table:table-cell>
          <table:table-cell table:style-name="ce96" office:value-type="string" calcext:value-type="string">
            <text:p>movie</text:p>
          </table:table-cell>
          <table:table-cell table:style-name="ce674" office:value-type="float" office:value="0.976739034116083" calcext:value-type="float">
            <text:p>0,98</text:p>
          </table:table-cell>
          <table:table-cell table:style-name="ce719" office:value-type="float" office:value="0.66941416893733" calcext:value-type="float">
            <text:p>0,67</text:p>
          </table:table-cell>
          <table:table-cell table:style-name="ce674" office:value-type="float" office:value="0.574931880108992" calcext:value-type="float">
            <text:p>0,57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6382" calcext:value-type="float">
            <text:p>0,6382</text:p>
          </table:table-cell>
          <table:table-cell office:value-type="float" office:value="0.484292001821217" calcext:value-type="float">
            <text:p>0,4842920018</text:p>
          </table:table-cell>
          <table:table-cell office:value-type="float" office:value="0.6382" calcext:value-type="float">
            <text:p>0,6382</text:p>
          </table:table-cell>
          <table:table-cell office:value-type="float" office:value="0.3204" calcext:value-type="float">
            <text:p>0,3204</text:p>
          </table:table-cell>
          <table:table-cell office:value-type="float" office:value="0.550694624212615" calcext:value-type="float">
            <text:p>0,5506946242</text:p>
          </table:table-cell>
          <table:table-cell office:value-type="float" office:value="0.8326" calcext:value-type="float">
            <text:p>0,8326</text:p>
          </table:table-cell>
          <table:table-cell office:value-type="float" office:value="0.827634194831014" calcext:value-type="float">
            <text:p>0,8276341948</text:p>
          </table:table-cell>
          <table:table-cell office:value-type="float" office:value="0.8326" calcext:value-type="float">
            <text:p>0,8326</text:p>
          </table:table-cell>
          <table:table-cell office:value-type="float" office:value="0.8266" calcext:value-type="float">
            <text:p>0,8266</text:p>
          </table:table-cell>
          <table:table-cell office:value-type="float" office:value="0.830109670987039" calcext:value-type="float">
            <text:p>0,830109671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500775995861355" calcext:value-type="float">
            <text:p>0,5007759959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421" calcext:value-type="float">
            <text:p>0,421</text:p>
          </table:table-cell>
          <table:table-cell office:value-type="float" office:value="0.537827576627466" calcext:value-type="float">
            <text:p>0,5378275766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3" office:value-type="string" calcext:value-type="string">
            <text:p>mpqa</text:p>
          </table:table-cell>
          <table:table-cell table:style-name="ce675" office:value-type="float" office:value="0.495980926430518" calcext:value-type="float">
            <text:p>0,50</text:p>
          </table:table-cell>
          <table:table-cell table:style-name="ce675" office:value-type="float" office:value="0.9766" calcext:value-type="float">
            <text:p>0,98</text:p>
          </table:table-cell>
          <table:table-cell table:style-name="ce756" office:value-type="float" office:value="0.591076294277929" calcext:value-type="float">
            <text:p>0,59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5154" calcext:value-type="float">
            <text:p>0,5154</text:p>
          </table:table-cell>
          <table:table-cell office:value-type="float" office:value="0.575351640991293" calcext:value-type="float">
            <text:p>0,575351641</text:p>
          </table:table-cell>
          <table:table-cell office:value-type="float" office:value="0.5154" calcext:value-type="float">
            <text:p>0,5154</text:p>
          </table:table-cell>
          <table:table-cell office:value-type="float" office:value="0.6196" calcext:value-type="float">
            <text:p>0,6196</text:p>
          </table:table-cell>
          <table:table-cell office:value-type="float" office:value="0.543728241375672" calcext:value-type="float">
            <text:p>0,5437282414</text:p>
          </table:table-cell>
          <table:table-cell office:value-type="float" office:value="0.9298" calcext:value-type="float">
            <text:p>0,9298</text:p>
          </table:table-cell>
          <table:table-cell office:value-type="float" office:value="0.945110794877007" calcext:value-type="float">
            <text:p>0,9451107949</text:p>
          </table:table-cell>
          <table:table-cell office:value-type="float" office:value="0.9298" calcext:value-type="float">
            <text:p>0,9298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7392882347011" calcext:value-type="float">
            <text:p>0,9373928823</text:p>
          </table:table-cell>
          <table:table-cell office:value-type="float" office:value="0.4334" calcext:value-type="float">
            <text:p>0,4334</text:p>
          </table:table-cell>
          <table:table-cell office:value-type="float" office:value="0.535326086956522" calcext:value-type="float">
            <text:p>0,535326087</text:p>
          </table:table-cell>
          <table:table-cell office:value-type="float" office:value="0.4334" calcext:value-type="float">
            <text:p>0,4334</text:p>
          </table:table-cell>
          <table:table-cell office:value-type="float" office:value="0.6238" calcext:value-type="float">
            <text:p>0,6238</text:p>
          </table:table-cell>
          <table:table-cell office:value-type="float" office:value="0.479000884173298" calcext:value-type="float">
            <text:p>0,4790008842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86" office:value-type="string" calcext:value-type="string">
            <text:p>dsrc</text:p>
          </table:table-cell>
          <table:table-cell table:style-name="ce676" office:value-type="float" office:value="0.519494904740806" calcext:value-type="float">
            <text:p>0,52</text:p>
          </table:table-cell>
          <table:table-cell table:style-name="ce676" office:value-type="float" office:value="0.564023039432875" calcext:value-type="float">
            <text:p>0,56</text:p>
          </table:table-cell>
          <table:table-cell table:style-name="ce676" office:value-type="float" office:value="0.864373297002725" calcext:value-type="float">
            <text:p>0,86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6196" calcext:value-type="float">
            <text:p>0,6196</text:p>
          </table:table-cell>
          <table:table-cell office:value-type="float" office:value="0.561130230030792" calcext:value-type="float">
            <text:p>0,56113023</text:p>
          </table:table-cell>
          <table:table-cell office:value-type="float" office:value="0.6196" calcext:value-type="float">
            <text:p>0,6196</text:p>
          </table:table-cell>
          <table:table-cell office:value-type="float" office:value="0.5154" calcext:value-type="float">
            <text:p>0,5154</text:p>
          </table:table-cell>
          <table:table-cell office:value-type="float" office:value="0.588917403288661" calcext:value-type="float">
            <text:p>0,5889174033</text:p>
          </table:table-cell>
          <table:table-cell office:value-type="float" office:value="0.946" calcext:value-type="float">
            <text:p>0,946</text:p>
          </table:table-cell>
          <table:table-cell office:value-type="float" office:value="0.930919110411336" calcext:value-type="float">
            <text:p>0,930919110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298" calcext:value-type="float">
            <text:p>0,9298</text:p>
          </table:table-cell>
          <table:table-cell office:value-type="float" office:value="0.938398968356314" calcext:value-type="float">
            <text:p>0,9383989684</text:p>
          </table:table-cell>
          <table:table-cell office:value-type="float" office:value="0.6238" calcext:value-type="float">
            <text:p>0,6238</text:p>
          </table:table-cell>
          <table:table-cell office:value-type="float" office:value="0.524025537634409" calcext:value-type="float">
            <text:p>0,5240255376</text:p>
          </table:table-cell>
          <table:table-cell office:value-type="float" office:value="0.6238" calcext:value-type="float">
            <text:p>0,6238</text:p>
          </table:table-cell>
          <table:table-cell office:value-type="float" office:value="0.4334" calcext:value-type="float">
            <text:p>0,4334</text:p>
          </table:table-cell>
          <table:table-cell office:value-type="float" office:value="0.569576333089847" calcext:value-type="float">
            <text:p>0,5695763331</text:p>
          </table:table-cell>
        </table:table-row>
        <table:table-row table:style-name="ro1">
          <table:table-cell table:number-columns-repeated="2"/>
          <table:table-cell table:style-name="ce71" office:value-type="string" calcext:value-type="string" table:number-columns-spanned="1" table:number-rows-spanned="3">
            <text:p>M4</text:p>
          </table:table-cell>
          <table:table-cell table:style-name="ce96" office:value-type="string" calcext:value-type="string">
            <text:p>movie</text:p>
          </table:table-cell>
          <table:table-cell table:style-name="ce674" office:value-type="float" office:value="0.998227735932654" calcext:value-type="float">
            <text:p>1,00</text:p>
          </table:table-cell>
          <table:table-cell table:style-name="ce674" office:value-type="float" office:value="0.5344" calcext:value-type="float">
            <text:p>0,53</text:p>
          </table:table-cell>
          <table:table-cell table:style-name="ce674" office:value-type="float" office:value="0.5391" calcext:value-type="float">
            <text:p>0,54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461381561055208" calcext:value-type="float">
            <text:p>0,4613815611</text:p>
          </table:table-cell>
          <table:table-cell office:value-type="float" office:value="0.598201692524683" calcext:value-type="float">
            <text:p>0,5982016925</text:p>
          </table:table-cell>
          <table:table-cell office:value-type="float" office:value="0.461381561055208" calcext:value-type="float">
            <text:p>0,4613815611</text:p>
          </table:table-cell>
          <table:table-cell office:value-type="float" office:value="0.688916188916189" calcext:value-type="float">
            <text:p>0,6889161889</text:p>
          </table:table-cell>
          <table:table-cell office:value-type="float" office:value="0.520958083832335" calcext:value-type="float">
            <text:p>0,5209580838</text:p>
          </table:table-cell>
          <table:table-cell office:value-type="float" office:value="0.353671853671854" calcext:value-type="float">
            <text:p>0,3536718537</text:p>
          </table:table-cell>
          <table:table-cell office:value-type="float" office:value="0.470406681190995" calcext:value-type="float">
            <text:p>0,4704066812</text:p>
          </table:table-cell>
          <table:table-cell office:value-type="float" office:value="0.353671853671854" calcext:value-type="float">
            <text:p>0,3536718537</text:p>
          </table:table-cell>
          <table:table-cell office:value-type="float" office:value="0.603345118302964" calcext:value-type="float">
            <text:p>0,6033451183</text:p>
          </table:table-cell>
          <table:table-cell office:value-type="float" office:value="0.403771232663238" calcext:value-type="float">
            <text:p>0,4037712327</text:p>
          </table:table-cell>
          <table:table-cell office:value-type="float" office:value="0.645499048137068" calcext:value-type="float">
            <text:p>0,6454990481</text:p>
          </table:table-cell>
          <table:table-cell office:value-type="float" office:value="0.678821678821679" calcext:value-type="float">
            <text:p>0,6788216788</text:p>
          </table:table-cell>
          <table:table-cell office:value-type="float" office:value="0.645499048137068" calcext:value-type="float">
            <text:p>0,6454990481</text:p>
          </table:table-cell>
          <table:table-cell office:value-type="float" office:value="0.693420693420693" calcext:value-type="float">
            <text:p>0,6934206934</text:p>
          </table:table-cell>
          <table:table-cell office:value-type="float" office:value="0.661741130549941" calcext:value-type="float">
            <text:p>0,6617411305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3" office:value-type="string" calcext:value-type="string">
            <text:p>mpqa</text:p>
          </table:table-cell>
          <table:table-cell table:style-name="ce675" office:value-type="float" office:value="0.532016348773842" calcext:value-type="float">
            <text:p>0,53</text:p>
          </table:table-cell>
          <table:table-cell table:style-name="ce675" office:value-type="float" office:value="0.9978" calcext:value-type="float">
            <text:p>1,00</text:p>
          </table:table-cell>
          <table:table-cell table:style-name="ce756" office:value-type="float" office:value="0.587397820163488" calcext:value-type="float">
            <text:p>0,59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88916188916189" calcext:value-type="float">
            <text:p>0,6889161889</text:p>
          </table:table-cell>
          <table:table-cell office:value-type="float" office:value="0.560279751332149" calcext:value-type="float">
            <text:p>0,5602797513</text:p>
          </table:table-cell>
          <table:table-cell office:value-type="float" office:value="0.688916188916189" calcext:value-type="float">
            <text:p>0,6889161889</text:p>
          </table:table-cell>
          <table:table-cell office:value-type="float" office:value="0.461381561055208" calcext:value-type="float">
            <text:p>0,4613815611</text:p>
          </table:table-cell>
          <table:table-cell office:value-type="float" office:value="0.617974776539733" calcext:value-type="float">
            <text:p>0,6179747765</text:p>
          </table:table-cell>
          <table:table-cell office:value-type="float" office:value="0.603345118302964" calcext:value-type="float">
            <text:p>0,6033451183</text:p>
          </table:table-cell>
          <table:table-cell office:value-type="float" office:value="0.483754906236372" calcext:value-type="float">
            <text:p>0,4837549062</text:p>
          </table:table-cell>
          <table:table-cell office:value-type="float" office:value="0.603345118302964" calcext:value-type="float">
            <text:p>0,6033451183</text:p>
          </table:table-cell>
          <table:table-cell office:value-type="float" office:value="0.353671853671854" calcext:value-type="float">
            <text:p>0,3536718537</text:p>
          </table:table-cell>
          <table:table-cell office:value-type="float" office:value="0.536972044051797" calcext:value-type="float">
            <text:p>0,5369720441</text:p>
          </table:table-cell>
          <table:table-cell office:value-type="float" office:value="0.693420693420693" calcext:value-type="float">
            <text:p>0,6934206934</text:p>
          </table:table-cell>
          <table:table-cell office:value-type="float" office:value="0.660855990633537" calcext:value-type="float">
            <text:p>0,6608559906</text:p>
          </table:table-cell>
          <table:table-cell office:value-type="float" office:value="0.693420693420693" calcext:value-type="float">
            <text:p>0,6934206934</text:p>
          </table:table-cell>
          <table:table-cell office:value-type="float" office:value="0.645499048137068" calcext:value-type="float">
            <text:p>0,6454990481</text:p>
          </table:table-cell>
          <table:table-cell office:value-type="float" office:value="0.676746819423167" calcext:value-type="float">
            <text:p>0,6767468194</text:p>
          </table:table-cell>
        </table:table-row>
        <table:table-row table:style-name="ro1">
          <table:table-cell table:number-columns-repeated="2"/>
          <table:covered-table-cell table:style-name="ce71"/>
          <table:table-cell table:style-name="ce86" office:value-type="string" calcext:value-type="string">
            <text:p>dsrc</text:p>
          </table:table-cell>
          <table:table-cell table:style-name="ce676" office:value-type="float" office:value="0.546521931767833" calcext:value-type="float">
            <text:p>0,55</text:p>
          </table:table-cell>
          <table:table-cell table:style-name="ce676" office:value-type="float" office:value="0.553167922020381" calcext:value-type="float">
            <text:p>0,55</text:p>
          </table:table-cell>
          <table:table-cell table:style-name="ce676" office:value-type="float" office:value="0.990190735694823" calcext:value-type="float">
            <text:p>0,99</text:p>
          </table:table-cell>
          <table:table-cell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467092738645635" calcext:value-type="float">
            <text:p>0,4670927386</text:p>
          </table:table-cell>
          <table:table-cell office:value-type="float" office:value="0.544029141590117" calcext:value-type="float">
            <text:p>0,5440291416</text:p>
          </table:table-cell>
          <table:table-cell office:value-type="float" office:value="0.467092738645635" calcext:value-type="float">
            <text:p>0,4670927386</text:p>
          </table:table-cell>
          <table:table-cell office:value-type="float" office:value="0.607016107016107" calcext:value-type="float">
            <text:p>0,607016107</text:p>
          </table:table-cell>
          <table:table-cell office:value-type="float" office:value="0.502633889376646" calcext:value-type="float">
            <text:p>0,5026338894</text:p>
          </table:table-cell>
          <table:table-cell office:value-type="float" office:value="0.435681261898287" calcext:value-type="float">
            <text:p>0,4356812619</text:p>
          </table:table-cell>
          <table:table-cell office:value-type="float" office:value="0.490358126721763" calcext:value-type="float">
            <text:p>0,4903581267</text:p>
          </table:table-cell>
          <table:table-cell office:value-type="float" office:value="0.435681261898287" calcext:value-type="float">
            <text:p>0,4356812619</text:p>
          </table:table-cell>
          <table:table-cell office:value-type="float" office:value="0.545454545454545" calcext:value-type="float">
            <text:p>0,5454545455</text:p>
          </table:table-cell>
          <table:table-cell office:value-type="float" office:value="0.461405529953917" calcext:value-type="float">
            <text:p>0,46140553</text:p>
          </table:table-cell>
          <table:table-cell office:value-type="float" office:value="0.843214577100897" calcext:value-type="float">
            <text:p>0,8432145771</text:p>
          </table:table-cell>
          <table:table-cell office:value-type="float" office:value="0.880948998437278" calcext:value-type="float">
            <text:p>0,8809489984</text:p>
          </table:table-cell>
          <table:table-cell office:value-type="float" office:value="0.843214577100897" calcext:value-type="float">
            <text:p>0,8432145771</text:p>
          </table:table-cell>
          <table:table-cell office:value-type="float" office:value="0.885612885612886" calcext:value-type="float">
            <text:p>0,8856128856</text:p>
          </table:table-cell>
          <table:table-cell office:value-type="float" office:value="0.861668866810255" calcext:value-type="float">
            <text:p>0,86166886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607016107016107" calcext:value-type="float">
            <text:p>0,607016107</text:p>
          </table:table-cell>
          <table:table-cell office:value-type="float" office:value="0.531556299306718" calcext:value-type="float">
            <text:p>0,5315562993</text:p>
          </table:table-cell>
          <table:table-cell office:value-type="float" office:value="0.607016107016107" calcext:value-type="float">
            <text:p>0,607016107</text:p>
          </table:table-cell>
          <table:table-cell office:value-type="float" office:value="0.467092738645635" calcext:value-type="float">
            <text:p>0,4670927386</text:p>
          </table:table-cell>
          <table:table-cell office:value-type="float" office:value="0.566785623247515" calcext:value-type="float">
            <text:p>0,5667856232</text:p>
          </table:table-cell>
          <table:table-cell office:value-type="float" office:value="0.545454545454545" calcext:value-type="float">
            <text:p>0,5454545455</text:p>
          </table:table-cell>
          <table:table-cell office:value-type="float" office:value="0.490547507979376" calcext:value-type="float">
            <text:p>0,490547508</text:p>
          </table:table-cell>
          <table:table-cell office:value-type="float" office:value="0.545454545454545" calcext:value-type="float">
            <text:p>0,5454545455</text:p>
          </table:table-cell>
          <table:table-cell office:value-type="float" office:value="0.435681261898287" calcext:value-type="float">
            <text:p>0,4356812619</text:p>
          </table:table-cell>
          <table:table-cell office:value-type="float" office:value="0.516546018614271" calcext:value-type="float">
            <text:p>0,5165460186</text:p>
          </table:table-cell>
          <table:table-cell office:value-type="float" office:value="0.885612885612886" calcext:value-type="float">
            <text:p>0,8856128856</text:p>
          </table:table-cell>
          <table:table-cell office:value-type="float" office:value="0.849103520481612" calcext:value-type="float">
            <text:p>0,8491035205</text:p>
          </table:table-cell>
          <table:table-cell office:value-type="float" office:value="0.885612885612886" calcext:value-type="float">
            <text:p>0,8856128856</text:p>
          </table:table-cell>
          <table:table-cell office:value-type="float" office:value="0.843214577100897" calcext:value-type="float">
            <text:p>0,8432145771</text:p>
          </table:table-cell>
          <table:table-cell office:value-type="float" office:value="0.866974009487539" calcext:value-type="float">
            <text:p>0,86697400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563910796845254" calcext:value-type="float">
            <text:p>0,5639107968</text:p>
          </table:table-cell>
          <table:table-cell office:value-type="float" office:value="0.597292236785251" calcext:value-type="float">
            <text:p>0,5972922368</text:p>
          </table:table-cell>
          <table:table-cell office:value-type="float" office:value="0.563910796845254" calcext:value-type="float">
            <text:p>0,5639107968</text:p>
          </table:table-cell>
          <table:table-cell office:value-type="float" office:value="0.618345618345618" calcext:value-type="float">
            <text:p>0,6183456183</text:p>
          </table:table-cell>
          <table:table-cell office:value-type="float" office:value="0.580121703853955" calcext:value-type="float">
            <text:p>0,5801217039</text:p>
          </table:table-cell>
          <table:table-cell office:value-type="float" office:value="0.458503958503959" calcext:value-type="float">
            <text:p>0,4585039585</text:p>
          </table:table-cell>
          <table:table-cell office:value-type="float" office:value="0.493897956182914" calcext:value-type="float">
            <text:p>0,4938979562</text:p>
          </table:table-cell>
          <table:table-cell office:value-type="float" office:value="0.458503958503959" calcext:value-type="float">
            <text:p>0,4585039585</text:p>
          </table:table-cell>
          <table:table-cell office:value-type="float" office:value="0.531955398422627" calcext:value-type="float">
            <text:p>0,5319553984</text:p>
          </table:table-cell>
          <table:table-cell office:value-type="float" office:value="0.47554328590642" calcext:value-type="float">
            <text:p>0,4755432859</text:p>
          </table:table-cell>
          <table:table-cell office:value-type="float" office:value="0.617215121022573" calcext:value-type="float">
            <text:p>0,617215121</text:p>
          </table:table-cell>
          <table:table-cell office:value-type="float" office:value="0.680918091809181" calcext:value-type="float">
            <text:p>0,6809180918</text:p>
          </table:table-cell>
          <table:table-cell office:value-type="float" office:value="0.617215121022573" calcext:value-type="float">
            <text:p>0,617215121</text:p>
          </table:table-cell>
          <table:table-cell office:value-type="float" office:value="0.70966420966421" calcext:value-type="float">
            <text:p>0,7096642097</text:p>
          </table:table-cell>
          <table:table-cell office:value-type="float" office:value="0.647503566333809" calcext:value-type="float">
            <text:p>0,64750356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618345618345618" calcext:value-type="float">
            <text:p>0,6183456183</text:p>
          </table:table-cell>
          <table:table-cell office:value-type="float" office:value="0.58549825513765" calcext:value-type="float">
            <text:p>0,5854982551</text:p>
          </table:table-cell>
          <table:table-cell office:value-type="float" office:value="0.618345618345618" calcext:value-type="float">
            <text:p>0,6183456183</text:p>
          </table:table-cell>
          <table:table-cell office:value-type="float" office:value="0.563910796845254" calcext:value-type="float">
            <text:p>0,5639107968</text:p>
          </table:table-cell>
          <table:table-cell office:value-type="float" office:value="0.601473809998008" calcext:value-type="float">
            <text:p>0,60147381</text:p>
          </table:table-cell>
          <table:table-cell office:value-type="float" office:value="0.531955398422627" calcext:value-type="float">
            <text:p>0,5319553984</text:p>
          </table:table-cell>
          <table:table-cell office:value-type="float" office:value="0.496509709353979" calcext:value-type="float">
            <text:p>0,4965097094</text:p>
          </table:table-cell>
          <table:table-cell office:value-type="float" office:value="0.531955398422627" calcext:value-type="float">
            <text:p>0,5319553984</text:p>
          </table:table-cell>
          <table:table-cell office:value-type="float" office:value="0.458503958503959" calcext:value-type="float">
            <text:p>0,4585039585</text:p>
          </table:table-cell>
          <table:table-cell office:value-type="float" office:value="0.513621742270072" calcext:value-type="float">
            <text:p>0,5136217423</text:p>
          </table:table-cell>
          <table:table-cell office:value-type="float" office:value="0.70966420966421" calcext:value-type="float">
            <text:p>0,7096642097</text:p>
          </table:table-cell>
          <table:table-cell office:value-type="float" office:value="0.648739705515348" calcext:value-type="float">
            <text:p>0,6487397055</text:p>
          </table:table-cell>
          <table:table-cell office:value-type="float" office:value="0.70966420966421" calcext:value-type="float">
            <text:p>0,7096642097</text:p>
          </table:table-cell>
          <table:table-cell office:value-type="float" office:value="0.617215121022573" calcext:value-type="float">
            <text:p>0,617215121</text:p>
          </table:table-cell>
          <table:table-cell office:value-type="float" office:value="0.677835723598435" calcext:value-type="float">
            <text:p>0,67783572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469540386184389" calcext:value-type="float">
            <text:p>0,4695403862</text:p>
          </table:table-cell>
          <table:table-cell office:value-type="float" office:value="0.591368384997431" calcext:value-type="float">
            <text:p>0,591368385</text:p>
          </table:table-cell>
          <table:table-cell office:value-type="float" office:value="0.469540386184389" calcext:value-type="float">
            <text:p>0,4695403862</text:p>
          </table:table-cell>
          <table:table-cell office:value-type="float" office:value="0.674310674310674" calcext:value-type="float">
            <text:p>0,6743106743</text:p>
          </table:table-cell>
          <table:table-cell office:value-type="float" office:value="0.523459410293337" calcext:value-type="float">
            <text:p>0,5234594103</text:p>
          </table:table-cell>
          <table:table-cell office:value-type="float" office:value="0.402948402948403" calcext:value-type="float">
            <text:p>0,4029484029</text:p>
          </table:table-cell>
          <table:table-cell office:value-type="float" office:value="0.477052359405301" calcext:value-type="float">
            <text:p>0,4770523594</text:p>
          </table:table-cell>
          <table:table-cell office:value-type="float" office:value="0.402948402948403" calcext:value-type="float">
            <text:p>0,4029484029</text:p>
          </table:table-cell>
          <table:table-cell office:value-type="float" office:value="0.559967364699483" calcext:value-type="float">
            <text:p>0,5599673647</text:p>
          </table:table-cell>
          <table:table-cell office:value-type="float" office:value="0.436880272310197" calcext:value-type="float">
            <text:p>0,4368802723</text:p>
          </table:table-cell>
          <table:table-cell office:value-type="float" office:value="0.611503943432146" calcext:value-type="float">
            <text:p>0,6115039434</text:p>
          </table:table-cell>
          <table:table-cell office:value-type="float" office:value="0.705854653900487" calcext:value-type="float">
            <text:p>0,7058546539</text:p>
          </table:table-cell>
          <table:table-cell office:value-type="float" office:value="0.611503943432146" calcext:value-type="float">
            <text:p>0,6115039434</text:p>
          </table:table-cell>
          <table:table-cell office:value-type="float" office:value="0.744198744198744" calcext:value-type="float">
            <text:p>0,7441987442</text:p>
          </table:table-cell>
          <table:table-cell office:value-type="float" office:value="0.655300546448088" calcext:value-type="float">
            <text:p>0,65530054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674310674310674" calcext:value-type="float">
            <text:p>0,6743106743</text:p>
          </table:table-cell>
          <table:table-cell office:value-type="float" office:value="0.55876032123063" calcext:value-type="float">
            <text:p>0,5587603212</text:p>
          </table:table-cell>
          <table:table-cell office:value-type="float" office:value="0.674310674310674" calcext:value-type="float">
            <text:p>0,6743106743</text:p>
          </table:table-cell>
          <table:table-cell office:value-type="float" office:value="0.469540386184389" calcext:value-type="float">
            <text:p>0,4695403862</text:p>
          </table:table-cell>
          <table:table-cell office:value-type="float" office:value="0.611121420176904" calcext:value-type="float">
            <text:p>0,6111214202</text:p>
          </table:table-cell>
          <table:table-cell office:value-type="float" office:value="0.559967364699483" calcext:value-type="float">
            <text:p>0,5599673647</text:p>
          </table:table-cell>
          <table:table-cell office:value-type="float" office:value="0.484926990108337" calcext:value-type="float">
            <text:p>0,4849269901</text:p>
          </table:table-cell>
          <table:table-cell office:value-type="float" office:value="0.559967364699483" calcext:value-type="float">
            <text:p>0,5599673647</text:p>
          </table:table-cell>
          <table:table-cell office:value-type="float" office:value="0.402948402948403" calcext:value-type="float">
            <text:p>0,4029484029</text:p>
          </table:table-cell>
          <table:table-cell office:value-type="float" office:value="0.519752618957466" calcext:value-type="float">
            <text:p>0,519752619</text:p>
          </table:table-cell>
          <table:table-cell office:value-type="float" office:value="0.744198744198744" calcext:value-type="float">
            <text:p>0,7441987442</text:p>
          </table:table-cell>
          <table:table-cell office:value-type="float" office:value="0.656155975448309" calcext:value-type="float">
            <text:p>0,6561559754</text:p>
          </table:table-cell>
          <table:table-cell office:value-type="float" office:value="0.744198744198744" calcext:value-type="float">
            <text:p>0,7441987442</text:p>
          </table:table-cell>
          <table:table-cell office:value-type="float" office:value="0.611503943432146" calcext:value-type="float">
            <text:p>0,6115039434</text:p>
          </table:table-cell>
          <table:table-cell office:value-type="float" office:value="0.697409657818996" calcext:value-type="float">
            <text:p>0,69740965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420315474571662" calcext:value-type="float">
            <text:p>0,4203154746</text:p>
          </table:table-cell>
          <table:table-cell office:value-type="float" office:value="0.604774016826453" calcext:value-type="float">
            <text:p>0,6047740168</text:p>
          </table:table-cell>
          <table:table-cell office:value-type="float" office:value="0.420315474571662" calcext:value-type="float">
            <text:p>0,4203154746</text:p>
          </table:table-cell>
          <table:table-cell office:value-type="float" office:value="0.724269724269724" calcext:value-type="float">
            <text:p>0,7242697243</text:p>
          </table:table-cell>
          <table:table-cell office:value-type="float" office:value="0.495948656237465" calcext:value-type="float">
            <text:p>0,4959486562</text:p>
          </table:table-cell>
          <table:table-cell office:value-type="float" office:value="0.428473928473928" calcext:value-type="float">
            <text:p>0,4284739285</text:p>
          </table:table-cell>
          <table:table-cell office:value-type="float" office:value="0.494252873563218" calcext:value-type="float">
            <text:p>0,4942528736</text:p>
          </table:table-cell>
          <table:table-cell office:value-type="float" office:value="0.428473928473928" calcext:value-type="float">
            <text:p>0,4284739285</text:p>
          </table:table-cell>
          <table:table-cell office:value-type="float" office:value="0.563230894751156" calcext:value-type="float">
            <text:p>0,5632308948</text:p>
          </table:table-cell>
          <table:table-cell office:value-type="float" office:value="0.459018790670469" calcext:value-type="float">
            <text:p>0,4590187907</text:p>
          </table:table-cell>
          <table:table-cell office:value-type="float" office:value="0.762170247484362" calcext:value-type="float">
            <text:p>0,7621702475</text:p>
          </table:table-cell>
          <table:table-cell office:value-type="float" office:value="0.95112845749194" calcext:value-type="float">
            <text:p>0,9511284575</text:p>
          </table:table-cell>
          <table:table-cell office:value-type="float" office:value="0.762170247484362" calcext:value-type="float">
            <text:p>0,7621702475</text:p>
          </table:table-cell>
          <table:table-cell office:value-type="float" office:value="0.960687960687961" calcext:value-type="float">
            <text:p>0,9606879607</text:p>
          </table:table-cell>
          <table:table-cell office:value-type="float" office:value="0.846229334943761" calcext:value-type="float">
            <text:p>0,84622933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724269724269724" calcext:value-type="float">
            <text:p>0,7242697243</text:p>
          </table:table-cell>
          <table:table-cell office:value-type="float" office:value="0.554498902706657" calcext:value-type="float">
            <text:p>0,5544989027</text:p>
          </table:table-cell>
          <table:table-cell office:value-type="float" office:value="0.724269724269724" calcext:value-type="float">
            <text:p>0,7242697243</text:p>
          </table:table-cell>
          <table:table-cell office:value-type="float" office:value="0.420315474571662" calcext:value-type="float">
            <text:p>0,4203154746</text:p>
          </table:table-cell>
          <table:table-cell office:value-type="float" office:value="0.628114826871856" calcext:value-type="float">
            <text:p>0,6281148269</text:p>
          </table:table-cell>
          <table:table-cell office:value-type="float" office:value="0.563230894751156" calcext:value-type="float">
            <text:p>0,5632308948</text:p>
          </table:table-cell>
          <table:table-cell office:value-type="float" office:value="0.49729859526954" calcext:value-type="float">
            <text:p>0,4972985953</text:p>
          </table:table-cell>
          <table:table-cell office:value-type="float" office:value="0.563230894751156" calcext:value-type="float">
            <text:p>0,5632308948</text:p>
          </table:table-cell>
          <table:table-cell office:value-type="float" office:value="0.428473928473928" calcext:value-type="float">
            <text:p>0,4284739285</text:p>
          </table:table-cell>
          <table:table-cell office:value-type="float" office:value="0.528215264936556" calcext:value-type="float">
            <text:p>0,5282152649</text:p>
          </table:table-cell>
          <table:table-cell office:value-type="float" office:value="0.960687960687961" calcext:value-type="float">
            <text:p>0,9606879607</text:p>
          </table:table-cell>
          <table:table-cell office:value-type="float" office:value="0.800955957664732" calcext:value-type="float">
            <text:p>0,8009559577</text:p>
          </table:table-cell>
          <table:table-cell office:value-type="float" office:value="0.960687960687961" calcext:value-type="float">
            <text:p>0,9606879607</text:p>
          </table:table-cell>
          <table:table-cell office:value-type="float" office:value="0.762170247484362" calcext:value-type="float">
            <text:p>0,7621702475</text:p>
          </table:table-cell>
          <table:table-cell office:value-type="float" office:value="0.873580338856824" calcext:value-type="float">
            <text:p>0,8735803389</text:p>
          </table:table-cell>
        </table:table-row>
        <table:table-row table:style-name="ro1">
          <table:table-cell table:number-columns-repeated="9"/>
          <table:table-cell office:value-type="float" office:value="0.288879042977404" calcext:value-type="float">
            <text:p>0,288879043</text:p>
          </table:table-cell>
          <table:table-cell office:value-type="float" office:value="0.560619088564058" calcext:value-type="float">
            <text:p>0,5606190886</text:p>
          </table:table-cell>
          <table:table-cell office:value-type="float" office:value="0.288879042977404" calcext:value-type="float">
            <text:p>0,288879043</text:p>
          </table:table-cell>
          <table:table-cell office:value-type="float" office:value="0.773593265396544" calcext:value-type="float">
            <text:p>0,7735932654</text:p>
          </table:table-cell>
          <table:table-cell office:value-type="float" office:value="0.381286549707602" calcext:value-type="float">
            <text:p>0,3812865497</text:p>
          </table:table-cell>
          <table:table-cell office:value-type="float" office:value="0.561364643331856" calcext:value-type="float">
            <text:p>0,5613646433</text:p>
          </table:table-cell>
          <table:table-cell office:value-type="float" office:value="0.593999062353493" calcext:value-type="float">
            <text:p>0,5939990624</text:p>
          </table:table-cell>
          <table:table-cell office:value-type="float" office:value="0.561364643331856" calcext:value-type="float">
            <text:p>0,5613646433</text:p>
          </table:table-cell>
          <table:table-cell office:value-type="float" office:value="0.616304829419583" calcext:value-type="float">
            <text:p>0,6163048294</text:p>
          </table:table-cell>
          <table:table-cell office:value-type="float" office:value="0.577220956719818" calcext:value-type="float">
            <text:p>0,577220956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773593265396544" calcext:value-type="float">
            <text:p>0,7735932654</text:p>
          </table:table-cell>
          <table:table-cell office:value-type="float" office:value="0.521038495971352" calcext:value-type="float">
            <text:p>0,521038496</text:p>
          </table:table-cell>
          <table:table-cell office:value-type="float" office:value="0.773593265396544" calcext:value-type="float">
            <text:p>0,7735932654</text:p>
          </table:table-cell>
          <table:table-cell office:value-type="float" office:value="0.288879042977404" calcext:value-type="float">
            <text:p>0,288879043</text:p>
          </table:table-cell>
          <table:table-cell office:value-type="float" office:value="0.622681883024251" calcext:value-type="float">
            <text:p>0,622681883</text:p>
          </table:table-cell>
          <table:table-cell office:value-type="float" office:value="0.616304829419583" calcext:value-type="float">
            <text:p>0,6163048294</text:p>
          </table:table-cell>
          <table:table-cell office:value-type="float" office:value="0.584208315833683" calcext:value-type="float">
            <text:p>0,5842083158</text:p>
          </table:table-cell>
          <table:table-cell office:value-type="float" office:value="0.616304829419583" calcext:value-type="float">
            <text:p>0,6163048294</text:p>
          </table:table-cell>
          <table:table-cell office:value-type="float" office:value="0.561364643331856" calcext:value-type="float">
            <text:p>0,5613646433</text:p>
          </table:table-cell>
          <table:table-cell office:value-type="float" office:value="0.59982751185856" calcext:value-type="float">
            <text:p>0,599827511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376" calcext:value-type="float">
            <text:p>0,8376</text:p>
          </table:table-cell>
          <table:table-cell office:value-type="float" office:value="0.862615859938208" calcext:value-type="float">
            <text:p>0,8626158599</text:p>
          </table:table-cell>
          <table:table-cell office:value-type="float" office:value="0.8376" calcext:value-type="float">
            <text:p>0,8376</text:p>
          </table:table-cell>
          <table:table-cell office:value-type="float" office:value="0.8666" calcext:value-type="float">
            <text:p>0,8666</text:p>
          </table:table-cell>
          <table:table-cell office:value-type="float" office:value="0.849923896499239" calcext:value-type="float">
            <text:p>0,8499238965</text:p>
          </table:table-cell>
          <table:table-cell office:value-type="float" office:value="0.4" calcext:value-type="float">
            <text:p>0,4</text:p>
          </table:table-cell>
          <table:table-cell office:value-type="float" office:value="0.524383848977451" calcext:value-type="float">
            <text:p>0,524383849</text:p>
          </table:table-cell>
          <table:table-cell office:value-type="float" office:value="0.4" calcext:value-type="float">
            <text:p>0,4</text:p>
          </table:table-cell>
          <table:table-cell office:value-type="float" office:value="0.6372" calcext:value-type="float">
            <text:p>0,6372</text:p>
          </table:table-cell>
          <table:table-cell office:value-type="float" office:value="0.45382346267302" calcext:value-type="float">
            <text:p>0,453823462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8666" calcext:value-type="float">
            <text:p>0,8666</text:p>
          </table:table-cell>
          <table:table-cell office:value-type="float" office:value="0.842176870748299" calcext:value-type="float">
            <text:p>0,8421768707</text:p>
          </table:table-cell>
          <table:table-cell office:value-type="float" office:value="0.8666" calcext:value-type="float">
            <text:p>0,8666</text:p>
          </table:table-cell>
          <table:table-cell office:value-type="float" office:value="0.8376" calcext:value-type="float">
            <text:p>0,8376</text:p>
          </table:table-cell>
          <table:table-cell office:value-type="float" office:value="0.854213898472154" calcext:value-type="float">
            <text:p>0,8542138985</text:p>
          </table:table-cell>
          <table:table-cell office:value-type="float" office:value="0.6372" calcext:value-type="float">
            <text:p>0,6372</text:p>
          </table:table-cell>
          <table:table-cell office:value-type="float" office:value="0.515033947623666" calcext:value-type="float">
            <text:p>0,5150339476</text:p>
          </table:table-cell>
          <table:table-cell office:value-type="float" office:value="0.6372" calcext:value-type="float">
            <text:p>0,6372</text:p>
          </table:table-cell>
          <table:table-cell office:value-type="float" office:value="0.4" calcext:value-type="float">
            <text:p>0,4</text:p>
          </table:table-cell>
          <table:table-cell office:value-type="float" office:value="0.569640622206329" calcext:value-type="float">
            <text:p>0,569640622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435545281479467" calcext:value-type="float">
            <text:p>0,4355452815</text:p>
          </table:table-cell>
          <table:table-cell office:value-type="float" office:value="0.489381207028266" calcext:value-type="float">
            <text:p>0,489381207</text:p>
          </table:table-cell>
          <table:table-cell office:value-type="float" office:value="0.435545281479467" calcext:value-type="float">
            <text:p>0,4355452815</text:p>
          </table:table-cell>
          <table:table-cell office:value-type="float" office:value="0.543816543816544" calcext:value-type="float">
            <text:p>0,5438165438</text:p>
          </table:table-cell>
          <table:table-cell office:value-type="float" office:value="0.460896467371753" calcext:value-type="float">
            <text:p>0,4608964674</text:p>
          </table:table-cell>
          <table:table-cell office:value-type="float" office:value="0.641419635572478" calcext:value-type="float">
            <text:p>0,6414196356</text:p>
          </table:table-cell>
          <table:table-cell office:value-type="float" office:value="0.72457757296467" calcext:value-type="float">
            <text:p>0,724577573</text:p>
          </table:table-cell>
          <table:table-cell office:value-type="float" office:value="0.641419635572478" calcext:value-type="float">
            <text:p>0,6414196356</text:p>
          </table:table-cell>
          <table:table-cell office:value-type="float" office:value="0.755255255255255" calcext:value-type="float">
            <text:p>0,7552552553</text:p>
          </table:table-cell>
          <table:table-cell office:value-type="float" office:value="0.680467397576457" calcext:value-type="float">
            <text:p>0,680467397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0.543816543816544" calcext:value-type="float">
            <text:p>0,5438165438</text:p>
          </table:table-cell>
          <table:table-cell office:value-type="float" office:value="0.489735709895513" calcext:value-type="float">
            <text:p>0,4897357099</text:p>
          </table:table-cell>
          <table:table-cell office:value-type="float" office:value="0.543816543816544" calcext:value-type="float">
            <text:p>0,5438165438</text:p>
          </table:table-cell>
          <table:table-cell office:value-type="float" office:value="0.435545281479467" calcext:value-type="float">
            <text:p>0,4355452815</text:p>
          </table:table-cell>
          <table:table-cell office:value-type="float" office:value="0.515361231485674" calcext:value-type="float">
            <text:p>0,5153612315</text:p>
          </table:table-cell>
          <table:table-cell office:value-type="float" office:value="0.755255255255255" calcext:value-type="float">
            <text:p>0,7552552553</text:p>
          </table:table-cell>
          <table:table-cell office:value-type="float" office:value="0.677233782129743" calcext:value-type="float">
            <text:p>0,6772337821</text:p>
          </table:table-cell>
          <table:table-cell office:value-type="float" office:value="0.755255255255255" calcext:value-type="float">
            <text:p>0,7552552553</text:p>
          </table:table-cell>
          <table:table-cell office:value-type="float" office:value="0.641419635572478" calcext:value-type="float">
            <text:p>0,6414196356</text:p>
          </table:table-cell>
          <table:table-cell office:value-type="float" office:value="0.714119772844605" calcext:value-type="float">
            <text:p>0,714119772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lreg.pmml"</text:p>
          </table:table-cell>
          <table:table-cell office:value-type="string" calcext:value-type="string">
            <text:p>"0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dsrc"</text:p>
          </table:table-cell>
          <table:table-cell office:value-type="string" calcext:value-type="string">
            <text:p>"lreg.pmml"</text:p>
          </table:table-cell>
          <table:table-cell office:value-type="string" calcext:value-type="string">
            <text:p>"1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lreg.pmml"</text:p>
          </table:table-cell>
          <table:table-cell office:value-type="string" calcext:value-type="string">
            <text:p>"0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ovie"</text:p>
          </table:table-cell>
          <table:table-cell office:value-type="string" calcext:value-type="string">
            <text:p>"lreg.pmml"</text:p>
          </table:table-cell>
          <table:table-cell office:value-type="string" calcext:value-type="string">
            <text:p>"1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lreg.pmml"</text:p>
          </table:table-cell>
          <table:table-cell office:value-type="string" calcext:value-type="string">
            <text:p>"0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"M3"</text:p>
          </table:table-cell>
          <table:table-cell office:value-type="string" calcext:value-type="string">
            <text:p>"mpqa"</text:p>
          </table:table-cell>
          <table:table-cell office:value-type="string" calcext:value-type="string">
            <text:p>"lreg.pmml"</text:p>
          </table:table-cell>
          <table:table-cell office:value-type="string" calcext:value-type="string">
            <text:p>"1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M4</text:p>
          </table:table-cell>
          <table:table-cell table:number-columns-repeated="2"/>
          <table:table-cell table:style-name="ce758" office:value-type="string" calcext:value-type="string" table:number-columns-spanned="5" table:number-rows-spanned="1">
            <text:p>DSRC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OVIE</text:p>
          </table:table-cell>
          <table:covered-table-cell table:number-columns-repeated="4"/>
          <table:table-cell table:style-name="ce758" office:value-type="string" calcext:value-type="string" table:number-columns-spanned="5" table:number-rows-spanned="1">
            <text:p>MPQA</text:p>
          </table:table-cell>
          <table:covered-table-cell table:number-columns-repeated="4"/>
          <table:table-cell/>
        </table:table-row>
        <table:table-row table:style-name="ro1">
          <table:table-cell table:number-columns-repeated="11"/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691182986264953" calcext:value-type="float">
            <text:p>0,6911829863</text:p>
          </table:table-cell>
          <table:table-cell office:value-type="float" office:value="0.691489361702128" calcext:value-type="float">
            <text:p>0,6914893617</text:p>
          </table:table-cell>
          <table:table-cell office:value-type="float" office:value="0.691182986264953" calcext:value-type="float">
            <text:p>0,6911829863</text:p>
          </table:table-cell>
          <table:table-cell office:value-type="float" office:value="0.69162605228179" calcext:value-type="float">
            <text:p>0,6916260523</text:p>
          </table:table-cell>
          <table:table-cell office:value-type="float" office:value="0.691336140039885" calcext:value-type="float">
            <text:p>0,69133614</text:p>
          </table:table-cell>
          <table:table-cell office:value-type="float" office:value="0.465662383695171" calcext:value-type="float">
            <text:p>0,4656623837</text:p>
          </table:table-cell>
          <table:table-cell office:value-type="float" office:value="0.512933138116154" calcext:value-type="float">
            <text:p>0,5129331381</text:p>
          </table:table-cell>
          <table:table-cell office:value-type="float" office:value="0.465662383695171" calcext:value-type="float">
            <text:p>0,4656623837</text:p>
          </table:table-cell>
          <table:table-cell office:value-type="float" office:value="0.557820115197164" calcext:value-type="float">
            <text:p>0,5578201152</text:p>
          </table:table-cell>
          <table:table-cell office:value-type="float" office:value="0.4881560613098" calcext:value-type="float">
            <text:p>0,4881560613</text:p>
          </table:table-cell>
          <table:table-cell office:value-type="float" office:value="0.40983606557377" calcext:value-type="float">
            <text:p>0,4098360656</text:p>
          </table:table-cell>
          <table:table-cell office:value-type="float" office:value="0.50601750547046" calcext:value-type="float">
            <text:p>0,5060175055</text:p>
          </table:table-cell>
          <table:table-cell office:value-type="float" office:value="0.40983606557377" calcext:value-type="float">
            <text:p>0,4098360656</text:p>
          </table:table-cell>
          <table:table-cell office:value-type="float" office:value="0.599911386796633" calcext:value-type="float">
            <text:p>0,5999113868</text:p>
          </table:table-cell>
          <table:table-cell office:value-type="float" office:value="0.452876376988984" calcext:value-type="float">
            <text:p>0,45287637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9162605228179" calcext:value-type="float">
            <text:p>0,6916260523</text:p>
          </table:table-cell>
          <table:table-cell office:value-type="float" office:value="0.691319751992914" calcext:value-type="float">
            <text:p>0,691319752</text:p>
          </table:table-cell>
          <table:table-cell office:value-type="float" office:value="0.69162605228179" calcext:value-type="float">
            <text:p>0,6916260523</text:p>
          </table:table-cell>
          <table:table-cell office:value-type="float" office:value="0.691182986264953" calcext:value-type="float">
            <text:p>0,6911829863</text:p>
          </table:table-cell>
          <table:table-cell office:value-type="float" office:value="0.691472868217054" calcext:value-type="float">
            <text:p>0,6914728682</text:p>
          </table:table-cell>
          <table:table-cell office:value-type="float" office:value="0.557820115197164" calcext:value-type="float">
            <text:p>0,5578201152</text:p>
          </table:table-cell>
          <table:table-cell office:value-type="float" office:value="0.510750507099391" calcext:value-type="float">
            <text:p>0,5107505071</text:p>
          </table:table-cell>
          <table:table-cell office:value-type="float" office:value="0.557820115197164" calcext:value-type="float">
            <text:p>0,5578201152</text:p>
          </table:table-cell>
          <table:table-cell office:value-type="float" office:value="0.465662383695171" calcext:value-type="float">
            <text:p>0,4656623837</text:p>
          </table:table-cell>
          <table:table-cell office:value-type="float" office:value="0.533248623464634" calcext:value-type="float">
            <text:p>0,5332486235</text:p>
          </table:table-cell>
          <table:table-cell office:value-type="float" office:value="0.599911386796633" calcext:value-type="float">
            <text:p>0,5999113868</text:p>
          </table:table-cell>
          <table:table-cell office:value-type="float" office:value="0.50409530900968" calcext:value-type="float">
            <text:p>0,504095309</text:p>
          </table:table-cell>
          <table:table-cell office:value-type="float" office:value="0.599911386796633" calcext:value-type="float">
            <text:p>0,5999113868</text:p>
          </table:table-cell>
          <table:table-cell office:value-type="float" office:value="0.40983606557377" calcext:value-type="float">
            <text:p>0,4098360656</text:p>
          </table:table-cell>
          <table:table-cell office:value-type="float" office:value="0.547845437993121" calcext:value-type="float">
            <text:p>0,547845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612760301284891" calcext:value-type="float">
            <text:p>0,6127603013</text:p>
          </table:table-cell>
          <table:table-cell office:value-type="float" office:value="0.642061281337047" calcext:value-type="float">
            <text:p>0,6420612813</text:p>
          </table:table-cell>
          <table:table-cell office:value-type="float" office:value="0.612760301284891" calcext:value-type="float">
            <text:p>0,6127603013</text:p>
          </table:table-cell>
          <table:table-cell office:value-type="float" office:value="0.658396101019052" calcext:value-type="float">
            <text:p>0,658396101</text:p>
          </table:table-cell>
          <table:table-cell office:value-type="float" office:value="0.627068691906597" calcext:value-type="float">
            <text:p>0,6270686919</text:p>
          </table:table-cell>
          <table:table-cell office:value-type="float" office:value="0.538325210456358" calcext:value-type="float">
            <text:p>0,5383252105</text:p>
          </table:table-cell>
          <table:table-cell office:value-type="float" office:value="0.547297297297297" calcext:value-type="float">
            <text:p>0,5472972973</text:p>
          </table:table-cell>
          <table:table-cell office:value-type="float" office:value="0.538325210456358" calcext:value-type="float">
            <text:p>0,5383252105</text:p>
          </table:table-cell>
          <table:table-cell office:value-type="float" office:value="0.554718653079309" calcext:value-type="float">
            <text:p>0,5547186531</text:p>
          </table:table-cell>
          <table:table-cell office:value-type="float" office:value="0.542774179137815" calcext:value-type="float">
            <text:p>0,5427741791</text:p>
          </table:table-cell>
          <table:table-cell office:value-type="float" office:value="0.492246344705361" calcext:value-type="float">
            <text:p>0,4922463447</text:p>
          </table:table-cell>
          <table:table-cell office:value-type="float" office:value="0.558291457286432" calcext:value-type="float">
            <text:p>0,5582914573</text:p>
          </table:table-cell>
          <table:table-cell office:value-type="float" office:value="0.492246344705361" calcext:value-type="float">
            <text:p>0,4922463447</text:p>
          </table:table-cell>
          <table:table-cell office:value-type="float" office:value="0.610544971200709" calcext:value-type="float">
            <text:p>0,6105449712</text:p>
          </table:table-cell>
          <table:table-cell office:value-type="float" office:value="0.523192842006122" calcext:value-type="float">
            <text:p>0,52319284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658396101019052" calcext:value-type="float">
            <text:p>0,658396101</text:p>
          </table:table-cell>
          <table:table-cell office:value-type="float" office:value="0.629661016949153" calcext:value-type="float">
            <text:p>0,6296610169</text:p>
          </table:table-cell>
          <table:table-cell office:value-type="float" office:value="0.658396101019052" calcext:value-type="float">
            <text:p>0,658396101</text:p>
          </table:table-cell>
          <table:table-cell office:value-type="float" office:value="0.612760301284891" calcext:value-type="float">
            <text:p>0,6127603013</text:p>
          </table:table-cell>
          <table:table-cell office:value-type="float" office:value="0.643708035520901" calcext:value-type="float">
            <text:p>0,6437080355</text:p>
          </table:table-cell>
          <table:table-cell office:value-type="float" office:value="0.554718653079309" calcext:value-type="float">
            <text:p>0,5547186531</text:p>
          </table:table-cell>
          <table:table-cell office:value-type="float" office:value="0.545771578029643" calcext:value-type="float">
            <text:p>0,545771578</text:p>
          </table:table-cell>
          <table:table-cell office:value-type="float" office:value="0.554718653079309" calcext:value-type="float">
            <text:p>0,5547186531</text:p>
          </table:table-cell>
          <table:table-cell office:value-type="float" office:value="0.538325210456358" calcext:value-type="float">
            <text:p>0,5383252105</text:p>
          </table:table-cell>
          <table:table-cell office:value-type="float" office:value="0.550208745330697" calcext:value-type="float">
            <text:p>0,5502087453</text:p>
          </table:table-cell>
          <table:table-cell office:value-type="float" office:value="0.610544971200709" calcext:value-type="float">
            <text:p>0,6105449712</text:p>
          </table:table-cell>
          <table:table-cell office:value-type="float" office:value="0.545958795562599" calcext:value-type="float">
            <text:p>0,5459587956</text:p>
          </table:table-cell>
          <table:table-cell office:value-type="float" office:value="0.610544971200709" calcext:value-type="float">
            <text:p>0,6105449712</text:p>
          </table:table-cell>
          <table:table-cell office:value-type="float" office:value="0.492246344705361" calcext:value-type="float">
            <text:p>0,4922463447</text:p>
          </table:table-cell>
          <table:table-cell office:value-type="float" office:value="0.576448441748588" calcext:value-type="float">
            <text:p>0,576448441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645104120513957" calcext:value-type="float">
            <text:p>0,6451041205</text:p>
          </table:table-cell>
          <table:table-cell office:value-type="float" office:value="0.652622142536979" calcext:value-type="float">
            <text:p>0,6526221425</text:p>
          </table:table-cell>
          <table:table-cell office:value-type="float" office:value="0.645104120513957" calcext:value-type="float">
            <text:p>0,6451041205</text:p>
          </table:table-cell>
          <table:table-cell office:value-type="float" office:value="0.656623836951706" calcext:value-type="float">
            <text:p>0,656623837</text:p>
          </table:table-cell>
          <table:table-cell office:value-type="float" office:value="0.648841354723708" calcext:value-type="float">
            <text:p>0,6488413547</text:p>
          </table:table-cell>
          <table:table-cell office:value-type="float" office:value="0.481612760301285" calcext:value-type="float">
            <text:p>0,4816127603</text:p>
          </table:table-cell>
          <table:table-cell office:value-type="float" office:value="0.549822964087" calcext:value-type="float">
            <text:p>0,5498229641</text:p>
          </table:table-cell>
          <table:table-cell office:value-type="float" office:value="0.481612760301285" calcext:value-type="float">
            <text:p>0,4816127603</text:p>
          </table:table-cell>
          <table:table-cell office:value-type="float" office:value="0.605671245015507" calcext:value-type="float">
            <text:p>0,605671245</text:p>
          </table:table-cell>
          <table:table-cell office:value-type="float" office:value="0.513462446858762" calcext:value-type="float">
            <text:p>0,5134624469</text:p>
          </table:table-cell>
          <table:table-cell office:value-type="float" office:value="0.499778466991582" calcext:value-type="float">
            <text:p>0,499778467</text:p>
          </table:table-cell>
          <table:table-cell office:value-type="float" office:value="0.55952380952381" calcext:value-type="float">
            <text:p>0,5595238095</text:p>
          </table:table-cell>
          <table:table-cell office:value-type="float" office:value="0.499778466991582" calcext:value-type="float">
            <text:p>0,499778467</text:p>
          </table:table-cell>
          <table:table-cell office:value-type="float" office:value="0.60655737704918" calcext:value-type="float">
            <text:p>0,606557377</text:p>
          </table:table-cell>
          <table:table-cell office:value-type="float" office:value="0.527966300023403" calcext:value-type="float">
            <text:p>0,527966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656623836951706" calcext:value-type="float">
            <text:p>0,656623837</text:p>
          </table:table-cell>
          <table:table-cell office:value-type="float" office:value="0.649145860709593" calcext:value-type="float">
            <text:p>0,6491458607</text:p>
          </table:table-cell>
          <table:table-cell office:value-type="float" office:value="0.656623836951706" calcext:value-type="float">
            <text:p>0,656623837</text:p>
          </table:table-cell>
          <table:table-cell office:value-type="float" office:value="0.645104120513957" calcext:value-type="float">
            <text:p>0,6451041205</text:p>
          </table:table-cell>
          <table:table-cell office:value-type="float" office:value="0.652863436123348" calcext:value-type="float">
            <text:p>0,6528634361</text:p>
          </table:table-cell>
          <table:table-cell office:value-type="float" office:value="0.605671245015507" calcext:value-type="float">
            <text:p>0,605671245</text:p>
          </table:table-cell>
          <table:table-cell office:value-type="float" office:value="0.53882538431218" calcext:value-type="float">
            <text:p>0,5388253843</text:p>
          </table:table-cell>
          <table:table-cell office:value-type="float" office:value="0.605671245015507" calcext:value-type="float">
            <text:p>0,605671245</text:p>
          </table:table-cell>
          <table:table-cell office:value-type="float" office:value="0.481612760301285" calcext:value-type="float">
            <text:p>0,4816127603</text:p>
          </table:table-cell>
          <table:table-cell office:value-type="float" office:value="0.570296203587818" calcext:value-type="float">
            <text:p>0,5702962036</text:p>
          </table:table-cell>
          <table:table-cell office:value-type="float" office:value="0.60655737704918" calcext:value-type="float">
            <text:p>0,606557377</text:p>
          </table:table-cell>
          <table:table-cell office:value-type="float" office:value="0.548038430744596" calcext:value-type="float">
            <text:p>0,5480384307</text:p>
          </table:table-cell>
          <table:table-cell office:value-type="float" office:value="0.60655737704918" calcext:value-type="float">
            <text:p>0,606557377</text:p>
          </table:table-cell>
          <table:table-cell office:value-type="float" office:value="0.499778466991582" calcext:value-type="float">
            <text:p>0,499778467</text:p>
          </table:table-cell>
          <table:table-cell office:value-type="float" office:value="0.575814931650894" calcext:value-type="float">
            <text:p>0,575814931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542312804607887" calcext:value-type="float">
            <text:p>0,5423128046</text:p>
          </table:table-cell>
          <table:table-cell office:value-type="float" office:value="0.571161922538497" calcext:value-type="float">
            <text:p>0,5711619225</text:p>
          </table:table-cell>
          <table:table-cell office:value-type="float" office:value="0.542312804607887" calcext:value-type="float">
            <text:p>0,5423128046</text:p>
          </table:table-cell>
          <table:table-cell office:value-type="float" office:value="0.592822330527248" calcext:value-type="float">
            <text:p>0,5928223305</text:p>
          </table:table-cell>
          <table:table-cell office:value-type="float" office:value="0.556363636363636" calcext:value-type="float">
            <text:p>0,5563636364</text:p>
          </table:table-cell>
          <table:table-cell office:value-type="float" office:value="0.535223748338502" calcext:value-type="float">
            <text:p>0,5352237483</text:p>
          </table:table-cell>
          <table:table-cell office:value-type="float" office:value="0.543409806567701" calcext:value-type="float">
            <text:p>0,5434098066</text:p>
          </table:table-cell>
          <table:table-cell office:value-type="float" office:value="0.535223748338502" calcext:value-type="float">
            <text:p>0,5352237483</text:p>
          </table:table-cell>
          <table:table-cell office:value-type="float" office:value="0.550287992910944" calcext:value-type="float">
            <text:p>0,5502879929</text:p>
          </table:table-cell>
          <table:table-cell office:value-type="float" office:value="0.539285714285714" calcext:value-type="float">
            <text:p>0,5392857143</text:p>
          </table:table-cell>
          <table:table-cell office:value-type="float" office:value="0.23482498892335" calcext:value-type="float">
            <text:p>0,2348249889</text:p>
          </table:table-cell>
          <table:table-cell office:value-type="float" office:value="0.588888888888889" calcext:value-type="float">
            <text:p>0,5888888889</text:p>
          </table:table-cell>
          <table:table-cell office:value-type="float" office:value="0.23482498892335" calcext:value-type="float">
            <text:p>0,2348249889</text:p>
          </table:table-cell>
          <table:table-cell office:value-type="float" office:value="0.836065573770492" calcext:value-type="float">
            <text:p>0,8360655738</text:p>
          </table:table-cell>
          <table:table-cell office:value-type="float" office:value="0.335761799176433" calcext:value-type="float">
            <text:p>0,335761799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592822330527248" calcext:value-type="float">
            <text:p>0,5928223305</text:p>
          </table:table-cell>
          <table:table-cell office:value-type="float" office:value="0.564318852804724" calcext:value-type="float">
            <text:p>0,5643188528</text:p>
          </table:table-cell>
          <table:table-cell office:value-type="float" office:value="0.592822330527248" calcext:value-type="float">
            <text:p>0,5928223305</text:p>
          </table:table-cell>
          <table:table-cell office:value-type="float" office:value="0.542312804607887" calcext:value-type="float">
            <text:p>0,5423128046</text:p>
          </table:table-cell>
          <table:table-cell office:value-type="float" office:value="0.578219533275713" calcext:value-type="float">
            <text:p>0,5782195333</text:p>
          </table:table-cell>
          <table:table-cell office:value-type="float" office:value="0.550287992910944" calcext:value-type="float">
            <text:p>0,5502879929</text:p>
          </table:table-cell>
          <table:table-cell office:value-type="float" office:value="0.542121344391096" calcext:value-type="float">
            <text:p>0,5421213444</text:p>
          </table:table-cell>
          <table:table-cell office:value-type="float" office:value="0.550287992910944" calcext:value-type="float">
            <text:p>0,5502879929</text:p>
          </table:table-cell>
          <table:table-cell office:value-type="float" office:value="0.535223748338502" calcext:value-type="float">
            <text:p>0,5352237483</text:p>
          </table:table-cell>
          <table:table-cell office:value-type="float" office:value="0.546174142480211" calcext:value-type="float">
            <text:p>0,5461741425</text:p>
          </table:table-cell>
          <table:table-cell office:value-type="float" office:value="0.836065573770492" calcext:value-type="float">
            <text:p>0,8360655738</text:p>
          </table:table-cell>
          <table:table-cell office:value-type="float" office:value="0.522136137244051" calcext:value-type="float">
            <text:p>0,5221361372</text:p>
          </table:table-cell>
          <table:table-cell office:value-type="float" office:value="0.836065573770492" calcext:value-type="float">
            <text:p>0,8360655738</text:p>
          </table:table-cell>
          <table:table-cell office:value-type="float" office:value="0.23482498892335" calcext:value-type="float">
            <text:p>0,2348249889</text:p>
          </table:table-cell>
          <table:table-cell office:value-type="float" office:value="0.642820643842616" calcext:value-type="float">
            <text:p>0,642820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579530350022153" calcext:value-type="float">
            <text:p>0,57953035</text:p>
          </table:table-cell>
          <table:table-cell office:value-type="float" office:value="0.588658865886589" calcext:value-type="float">
            <text:p>0,5886588659</text:p>
          </table:table-cell>
          <table:table-cell office:value-type="float" office:value="0.579530350022153" calcext:value-type="float">
            <text:p>0,57953035</text:p>
          </table:table-cell>
          <table:table-cell office:value-type="float" office:value="0.595037660611431" calcext:value-type="float">
            <text:p>0,5950376606</text:p>
          </table:table-cell>
          <table:table-cell office:value-type="float" office:value="0.584058941728064" calcext:value-type="float">
            <text:p>0,5840589417</text:p>
          </table:table-cell>
          <table:table-cell office:value-type="float" office:value="0.394771821001329" calcext:value-type="float">
            <text:p>0,394771821</text:p>
          </table:table-cell>
          <table:table-cell office:value-type="float" office:value="0.517722254503196" calcext:value-type="float">
            <text:p>0,5177222545</text:p>
          </table:table-cell>
          <table:table-cell office:value-type="float" office:value="0.394771821001329" calcext:value-type="float">
            <text:p>0,394771821</text:p>
          </table:table-cell>
          <table:table-cell office:value-type="float" office:value="0.632255206025698" calcext:value-type="float">
            <text:p>0,632255206</text:p>
          </table:table-cell>
          <table:table-cell office:value-type="float" office:value="0.447963800904977" calcext:value-type="float">
            <text:p>0,4479638009</text:p>
          </table:table-cell>
          <table:table-cell office:value-type="float" office:value="0.507310589277802" calcext:value-type="float">
            <text:p>0,5073105893</text:p>
          </table:table-cell>
          <table:table-cell office:value-type="float" office:value="0.523069894929191" calcext:value-type="float">
            <text:p>0,5230698949</text:p>
          </table:table-cell>
          <table:table-cell office:value-type="float" office:value="0.507310589277802" calcext:value-type="float">
            <text:p>0,5073105893</text:p>
          </table:table-cell>
          <table:table-cell office:value-type="float" office:value="0.537439078422685" calcext:value-type="float">
            <text:p>0,5374390784</text:p>
          </table:table-cell>
          <table:table-cell office:value-type="float" office:value="0.515069725596042" calcext:value-type="float">
            <text:p>0,515069725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595037660611431" calcext:value-type="float">
            <text:p>0,5950376606</text:p>
          </table:table-cell>
          <table:table-cell office:value-type="float" office:value="0.585951134380454" calcext:value-type="float">
            <text:p>0,5859511344</text:p>
          </table:table-cell>
          <table:table-cell office:value-type="float" office:value="0.595037660611431" calcext:value-type="float">
            <text:p>0,5950376606</text:p>
          </table:table-cell>
          <table:table-cell office:value-type="float" office:value="0.579530350022153" calcext:value-type="float">
            <text:p>0,57953035</text:p>
          </table:table-cell>
          <table:table-cell office:value-type="float" office:value="0.590459441635524" calcext:value-type="float">
            <text:p>0,5904594416</text:p>
          </table:table-cell>
          <table:table-cell office:value-type="float" office:value="0.632255206025698" calcext:value-type="float">
            <text:p>0,632255206</text:p>
          </table:table-cell>
          <table:table-cell office:value-type="float" office:value="0.510920157536699" calcext:value-type="float">
            <text:p>0,5109201575</text:p>
          </table:table-cell>
          <table:table-cell office:value-type="float" office:value="0.632255206025698" calcext:value-type="float">
            <text:p>0,632255206</text:p>
          </table:table-cell>
          <table:table-cell office:value-type="float" office:value="0.394771821001329" calcext:value-type="float">
            <text:p>0,394771821</text:p>
          </table:table-cell>
          <table:table-cell office:value-type="float" office:value="0.565148514851485" calcext:value-type="float">
            <text:p>0,5651485149</text:p>
          </table:table-cell>
          <table:table-cell office:value-type="float" office:value="0.537439078422685" calcext:value-type="float">
            <text:p>0,5374390784</text:p>
          </table:table-cell>
          <table:table-cell office:value-type="float" office:value="0.521720430107527" calcext:value-type="float">
            <text:p>0,5217204301</text:p>
          </table:table-cell>
          <table:table-cell office:value-type="float" office:value="0.537439078422685" calcext:value-type="float">
            <text:p>0,5374390784</text:p>
          </table:table-cell>
          <table:table-cell office:value-type="float" office:value="0.507310589277802" calcext:value-type="float">
            <text:p>0,5073105893</text:p>
          </table:table-cell>
          <table:table-cell office:value-type="float" office:value="0.529463116542994" calcext:value-type="float">
            <text:p>0,529463116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997341603898981" calcext:value-type="float">
            <text:p>0,9973416039</text:p>
          </table:table-cell>
          <table:table-cell office:value-type="float" office:value="0.999112294718154" calcext:value-type="float">
            <text:p>0,9991122947</text:p>
          </table:table-cell>
          <table:table-cell office:value-type="float" office:value="0.997341603898981" calcext:value-type="float">
            <text:p>0,9973416039</text:p>
          </table:table-cell>
          <table:table-cell office:value-type="float" office:value="0.999113867966327" calcext:value-type="float">
            <text:p>0,999113868</text:p>
          </table:table-cell>
          <table:table-cell office:value-type="float" office:value="0.998226164079823" calcext:value-type="float">
            <text:p>0,9982261641</text:p>
          </table:table-cell>
          <table:table-cell office:value-type="float" office:value="0.499778466991582" calcext:value-type="float">
            <text:p>0,499778467</text:p>
          </table:table-cell>
          <table:table-cell office:value-type="float" office:value="0.521016166281755" calcext:value-type="float">
            <text:p>0,5210161663</text:p>
          </table:table-cell>
          <table:table-cell office:value-type="float" office:value="0.499778466991582" calcext:value-type="float">
            <text:p>0,499778467</text:p>
          </table:table-cell>
          <table:table-cell office:value-type="float" office:value="0.540540540540541" calcext:value-type="float">
            <text:p>0,5405405405</text:p>
          </table:table-cell>
          <table:table-cell office:value-type="float" office:value="0.510176390773406" calcext:value-type="float">
            <text:p>0,5101763908</text:p>
          </table:table-cell>
          <table:table-cell office:value-type="float" office:value="0.50376606114311" calcext:value-type="float">
            <text:p>0,5037660611</text:p>
          </table:table-cell>
          <table:table-cell office:value-type="float" office:value="0.539118065433855" calcext:value-type="float">
            <text:p>0,5391180654</text:p>
          </table:table-cell>
          <table:table-cell office:value-type="float" office:value="0.50376606114311" calcext:value-type="float">
            <text:p>0,5037660611</text:p>
          </table:table-cell>
          <table:table-cell office:value-type="float" office:value="0.569339831634914" calcext:value-type="float">
            <text:p>0,5693398316</text:p>
          </table:table-cell>
          <table:table-cell office:value-type="float" office:value="0.52084287677508" calcext:value-type="float">
            <text:p>0,520842876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dsrc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999113867966327" calcext:value-type="float">
            <text:p>0,999113868</text:p>
          </table:table-cell>
          <table:table-cell office:value-type="float" office:value="0.99734630694383" calcext:value-type="float">
            <text:p>0,9973463069</text:p>
          </table:table-cell>
          <table:table-cell office:value-type="float" office:value="0.999113867966327" calcext:value-type="float">
            <text:p>0,999113868</text:p>
          </table:table-cell>
          <table:table-cell office:value-type="float" office:value="0.997341603898981" calcext:value-type="float">
            <text:p>0,9973416039</text:p>
          </table:table-cell>
          <table:table-cell office:value-type="float" office:value="0.998229305002213" calcext:value-type="float">
            <text:p>0,998229305</text:p>
          </table:table-cell>
          <table:table-cell office:value-type="float" office:value="0.540540540540541" calcext:value-type="float">
            <text:p>0,5405405405</text:p>
          </table:table-cell>
          <table:table-cell office:value-type="float" office:value="0.519369944657301" calcext:value-type="float">
            <text:p>0,5193699447</text:p>
          </table:table-cell>
          <table:table-cell office:value-type="float" office:value="0.540540540540541" calcext:value-type="float">
            <text:p>0,5405405405</text:p>
          </table:table-cell>
          <table:table-cell office:value-type="float" office:value="0.499778466991582" calcext:value-type="float">
            <text:p>0,499778467</text:p>
          </table:table-cell>
          <table:table-cell office:value-type="float" office:value="0.529743812418584" calcext:value-type="float">
            <text:p>0,5297438124</text:p>
          </table:table-cell>
          <table:table-cell office:value-type="float" office:value="0.569339831634914" calcext:value-type="float">
            <text:p>0,5693398316</text:p>
          </table:table-cell>
          <table:table-cell office:value-type="float" office:value="0.534303534303534" calcext:value-type="float">
            <text:p>0,5343035343</text:p>
          </table:table-cell>
          <table:table-cell office:value-type="float" office:value="0.569339831634914" calcext:value-type="float">
            <text:p>0,5693398316</text:p>
          </table:table-cell>
          <table:table-cell office:value-type="float" office:value="0.50376606114311" calcext:value-type="float">
            <text:p>0,5037660611</text:p>
          </table:table-cell>
          <table:table-cell office:value-type="float" office:value="0.551265551265551" calcext:value-type="float">
            <text:p>0,551265551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2678" calcext:value-type="float">
            <text:p>0,2678</text:p>
          </table:table-cell>
          <table:table-cell office:value-type="float" office:value="0.530717399920729" calcext:value-type="float">
            <text:p>0,5307173999</text:p>
          </table:table-cell>
          <table:table-cell office:value-type="float" office:value="0.2678" calcext:value-type="float">
            <text:p>0,2678</text:p>
          </table:table-cell>
          <table:table-cell office:value-type="float" office:value="0.7632" calcext:value-type="float">
            <text:p>0,7632</text:p>
          </table:table-cell>
          <table:table-cell office:value-type="float" office:value="0.355975009969427" calcext:value-type="float">
            <text:p>0,35597501</text:p>
          </table:table-cell>
          <table:table-cell office:value-type="float" office:value="0.7452" calcext:value-type="float">
            <text:p>0,7452</text:p>
          </table:table-cell>
          <table:table-cell office:value-type="float" office:value="0.751209677419355" calcext:value-type="float">
            <text:p>0,7512096774</text:p>
          </table:table-cell>
          <table:table-cell office:value-type="float" office:value="0.7452" calcext:value-type="float">
            <text:p>0,7452</text:p>
          </table:table-cell>
          <table:table-cell office:value-type="float" office:value="0.7532" calcext:value-type="float">
            <text:p>0,7532</text:p>
          </table:table-cell>
          <table:table-cell office:value-type="float" office:value="0.748192771084337" calcext:value-type="float">
            <text:p>0,7481927711</text:p>
          </table:table-cell>
          <table:table-cell office:value-type="float" office:value="0.3868" calcext:value-type="float">
            <text:p>0,3868</text:p>
          </table:table-cell>
          <table:table-cell office:value-type="float" office:value="0.507478352138546" calcext:value-type="float">
            <text:p>0,5074783521</text:p>
          </table:table-cell>
          <table:table-cell office:value-type="float" office:value="0.3868" calcext:value-type="float">
            <text:p>0,3868</text:p>
          </table:table-cell>
          <table:table-cell office:value-type="float" office:value="0.6246" calcext:value-type="float">
            <text:p>0,6246</text:p>
          </table:table-cell>
          <table:table-cell office:value-type="float" office:value="0.43899670865963" calcext:value-type="float">
            <text:p>0,438996708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7632" calcext:value-type="float">
            <text:p>0,7632</text:p>
          </table:table-cell>
          <table:table-cell office:value-type="float" office:value="0.510365119700415" calcext:value-type="float">
            <text:p>0,5103651197</text:p>
          </table:table-cell>
          <table:table-cell office:value-type="float" office:value="0.7632" calcext:value-type="float">
            <text:p>0,7632</text:p>
          </table:table-cell>
          <table:table-cell office:value-type="float" office:value="0.2678" calcext:value-type="float">
            <text:p>0,2678</text:p>
          </table:table-cell>
          <table:table-cell office:value-type="float" office:value="0.611685501322433" calcext:value-type="float">
            <text:p>0,6116855013</text:p>
          </table:table-cell>
          <table:table-cell office:value-type="float" office:value="0.7532" calcext:value-type="float">
            <text:p>0,7532</text:p>
          </table:table-cell>
          <table:table-cell office:value-type="float" office:value="0.747222222222222" calcext:value-type="float">
            <text:p>0,7472222222</text:p>
          </table:table-cell>
          <table:table-cell office:value-type="float" office:value="0.7532" calcext:value-type="float">
            <text:p>0,7532</text:p>
          </table:table-cell>
          <table:table-cell office:value-type="float" office:value="0.7452" calcext:value-type="float">
            <text:p>0,7452</text:p>
          </table:table-cell>
          <table:table-cell office:value-type="float" office:value="0.750199203187251" calcext:value-type="float">
            <text:p>0,7501992032</text:p>
          </table:table-cell>
          <table:table-cell office:value-type="float" office:value="0.6246" calcext:value-type="float">
            <text:p>0,6246</text:p>
          </table:table-cell>
          <table:table-cell office:value-type="float" office:value="0.504604944255938" calcext:value-type="float">
            <text:p>0,5046049443</text:p>
          </table:table-cell>
          <table:table-cell office:value-type="float" office:value="0.6246" calcext:value-type="float">
            <text:p>0,6246</text:p>
          </table:table-cell>
          <table:table-cell office:value-type="float" office:value="0.3868" calcext:value-type="float">
            <text:p>0,3868</text:p>
          </table:table-cell>
          <table:table-cell office:value-type="float" office:value="0.558226829922245" calcext:value-type="float">
            <text:p>0,558226829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2028" calcext:value-type="float">
            <text:p>0,2028</text:p>
          </table:table-cell>
          <table:table-cell office:value-type="float" office:value="0.619425778863775" calcext:value-type="float">
            <text:p>0,6194257789</text:p>
          </table:table-cell>
          <table:table-cell office:value-type="float" office:value="0.2028" calcext:value-type="float">
            <text:p>0,2028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305559740846768" calcext:value-type="float">
            <text:p>0,3055597408</text:p>
          </table:table-cell>
          <table:table-cell office:value-type="float" office:value="0.72" calcext:value-type="float">
            <text:p>0,72</text:p>
          </table:table-cell>
          <table:table-cell office:value-type="float" office:value="0.746268656716418" calcext:value-type="float">
            <text:p>0,7462686567</text:p>
          </table:table-cell>
          <table:table-cell office:value-type="float" office:value="0.72" calcext:value-type="float">
            <text:p>0,72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732899022801303" calcext:value-type="float">
            <text:p>0,7328990228</text:p>
          </table:table-cell>
          <table:table-cell office:value-type="float" office:value="0.0554" calcext:value-type="float">
            <text:p>0,0554</text:p>
          </table:table-cell>
          <table:table-cell office:value-type="float" office:value="0.638248847926267" calcext:value-type="float">
            <text:p>0,6382488479</text:p>
          </table:table-cell>
          <table:table-cell office:value-type="float" office:value="0.0554" calcext:value-type="float">
            <text:p>0,0554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101950680898049" calcext:value-type="float">
            <text:p>0,101950680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23376778667942" calcext:value-type="float">
            <text:p>0,5233767787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2028" calcext:value-type="float">
            <text:p>0,2028</text:p>
          </table:table-cell>
          <table:table-cell office:value-type="float" office:value="0.655092419366909" calcext:value-type="float">
            <text:p>0,6550924194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72952086553323" calcext:value-type="float">
            <text:p>0,7295208655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72" calcext:value-type="float">
            <text:p>0,72</text:p>
          </table:table-cell>
          <table:table-cell office:value-type="float" office:value="0.742138364779874" calcext:value-type="float">
            <text:p>0,7421383648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506272214091574" calcext:value-type="float">
            <text:p>0,5062722141</text:p>
          </table:table-cell>
          <table:table-cell office:value-type="float" office:value="0.9686" calcext:value-type="float">
            <text:p>0,9686</text:p>
          </table:table-cell>
          <table:table-cell office:value-type="float" office:value="0.0554" calcext:value-type="float">
            <text:p>0,0554</text:p>
          </table:table-cell>
          <table:table-cell office:value-type="float" office:value="0.664973225319237" calcext:value-type="float">
            <text:p>0,664973225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1954" calcext:value-type="float">
            <text:p>0,1954</text:p>
          </table:table-cell>
          <table:table-cell office:value-type="float" office:value="0.604953560371517" calcext:value-type="float">
            <text:p>0,6049535604</text:p>
          </table:table-cell>
          <table:table-cell office:value-type="float" office:value="0.1954" calcext:value-type="float">
            <text:p>0,1954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295389266817838" calcext:value-type="float">
            <text:p>0,2953892668</text:p>
          </table:table-cell>
          <table:table-cell office:value-type="float" office:value="0.73" calcext:value-type="float">
            <text:p>0,73</text:p>
          </table:table-cell>
          <table:table-cell office:value-type="float" office:value="0.744290375203915" calcext:value-type="float">
            <text:p>0,7442903752</text:p>
          </table:table-cell>
          <table:table-cell office:value-type="float" office:value="0.73" calcext:value-type="float">
            <text:p>0,73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37075928917609" calcext:value-type="float">
            <text:p>0,7370759289</text:p>
          </table:table-cell>
          <table:table-cell office:value-type="float" office:value="0.052" calcext:value-type="float">
            <text:p>0,052</text:p>
          </table:table-cell>
          <table:table-cell office:value-type="float" office:value="0.596330275229358" calcext:value-type="float">
            <text:p>0,5963302752</text:p>
          </table:table-cell>
          <table:table-cell office:value-type="float" office:value="0.052" calcext:value-type="float">
            <text:p>0,052</text:p>
          </table:table-cell>
          <table:table-cell office:value-type="float" office:value="0.9648" calcext:value-type="float">
            <text:p>0,9648</text:p>
          </table:table-cell>
          <table:table-cell office:value-type="float" office:value="0.0956585724797645" calcext:value-type="float">
            <text:p>0,09565857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20214669051878" calcext:value-type="float">
            <text:p>0,520214669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1954" calcext:value-type="float">
            <text:p>0,1954</text:p>
          </table:table-cell>
          <table:table-cell office:value-type="float" office:value="0.651774374299589" calcext:value-type="float">
            <text:p>0,6517743743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35086342229199" calcext:value-type="float">
            <text:p>0,7350863422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3" calcext:value-type="float">
            <text:p>0,73</text:p>
          </table:table-cell>
          <table:table-cell office:value-type="float" office:value="0.742076069730586" calcext:value-type="float">
            <text:p>0,7420760697</text:p>
          </table:table-cell>
          <table:table-cell office:value-type="float" office:value="0.9648" calcext:value-type="float">
            <text:p>0,9648</text:p>
          </table:table-cell>
          <table:table-cell office:value-type="float" office:value="0.504391468005019" calcext:value-type="float">
            <text:p>0,504391468</text:p>
          </table:table-cell>
          <table:table-cell office:value-type="float" office:value="0.9648" calcext:value-type="float">
            <text:p>0,9648</text:p>
          </table:table-cell>
          <table:table-cell office:value-type="float" office:value="0.052" calcext:value-type="float">
            <text:p>0,052</text:p>
          </table:table-cell>
          <table:table-cell office:value-type="float" office:value="0.66245536940401" calcext:value-type="float">
            <text:p>0,662455369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556603773584906" calcext:value-type="float">
            <text:p>0,5566037736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9436" calcext:value-type="float">
            <text:p>0,9436</text:p>
          </table:table-cell>
          <table:table-cell office:value-type="float" office:value="0.125621007806955" calcext:value-type="float">
            <text:p>0,1256210078</text:p>
          </table:table-cell>
          <table:table-cell office:value-type="float" office:value="0.7108" calcext:value-type="float">
            <text:p>0,7108</text:p>
          </table:table-cell>
          <table:table-cell office:value-type="float" office:value="0.726938024135815" calcext:value-type="float">
            <text:p>0,7269380241</text:p>
          </table:table-cell>
          <table:table-cell office:value-type="float" office:value="0.7108" calcext:value-type="float">
            <text:p>0,7108</text:p>
          </table:table-cell>
          <table:table-cell office:value-type="float" office:value="0.733" calcext:value-type="float">
            <text:p>0,733</text:p>
          </table:table-cell>
          <table:table-cell office:value-type="float" office:value="0.718778440691678" calcext:value-type="float">
            <text:p>0,7187784407</text:p>
          </table:table-cell>
          <table:table-cell office:value-type="float" office:value="0.2372" calcext:value-type="float">
            <text:p>0,2372</text:p>
          </table:table-cell>
          <table:table-cell office:value-type="float" office:value="0.509012875536481" calcext:value-type="float">
            <text:p>0,5090128755</text:p>
          </table:table-cell>
          <table:table-cell office:value-type="float" office:value="0.2372" calcext:value-type="float">
            <text:p>0,2372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323601637107776" calcext:value-type="float">
            <text:p>0,323601637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9436" calcext:value-type="float">
            <text:p>0,9436</text:p>
          </table:table-cell>
          <table:table-cell office:value-type="float" office:value="0.503844510892781" calcext:value-type="float">
            <text:p>0,5038445109</text:p>
          </table:table-cell>
          <table:table-cell office:value-type="float" office:value="0.9436" calcext:value-type="float">
            <text:p>0,9436</text:p>
          </table:table-cell>
          <table:table-cell office:value-type="float" office:value="0.0708" calcext:value-type="float">
            <text:p>0,0708</text:p>
          </table:table-cell>
          <table:table-cell office:value-type="float" office:value="0.656920077972709" calcext:value-type="float">
            <text:p>0,656920078</text:p>
          </table:table-cell>
          <table:table-cell office:value-type="float" office:value="0.733" calcext:value-type="float">
            <text:p>0,733</text:p>
          </table:table-cell>
          <table:table-cell office:value-type="float" office:value="0.717080806104481" calcext:value-type="float">
            <text:p>0,7170808061</text:p>
          </table:table-cell>
          <table:table-cell office:value-type="float" office:value="0.733" calcext:value-type="float">
            <text:p>0,733</text:p>
          </table:table-cell>
          <table:table-cell office:value-type="float" office:value="0.7108" calcext:value-type="float">
            <text:p>0,7108</text:p>
          </table:table-cell>
          <table:table-cell office:value-type="float" office:value="0.724953021461774" calcext:value-type="float">
            <text:p>0,7249530215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502737940026076" calcext:value-type="float">
            <text:p>0,50273794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2372" calcext:value-type="float">
            <text:p>0,2372</text:p>
          </table:table-cell>
          <table:table-cell office:value-type="float" office:value="0.608681925808998" calcext:value-type="float">
            <text:p>0,608681925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181" calcext:value-type="float">
            <text:p>0,181</text:p>
          </table:table-cell>
          <table:table-cell office:value-type="float" office:value="0.500553097345133" calcext:value-type="float">
            <text:p>0,5005530973</text:p>
          </table:table-cell>
          <table:table-cell office:value-type="float" office:value="0.181" calcext:value-type="float">
            <text:p>0,181</text:p>
          </table:table-cell>
          <table:table-cell office:value-type="float" office:value="0.8194" calcext:value-type="float">
            <text:p>0,8194</text:p>
          </table:table-cell>
          <table:table-cell office:value-type="float" office:value="0.265863689776733" calcext:value-type="float">
            <text:p>0,2658636898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756170852114188" calcext:value-type="float">
            <text:p>0,7561708521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7728" calcext:value-type="float">
            <text:p>0,7728</text:p>
          </table:table-cell>
          <table:table-cell office:value-type="float" office:value="0.729475100942127" calcext:value-type="float">
            <text:p>0,7294751009</text:p>
          </table:table-cell>
          <table:table-cell office:value-type="float" office:value="0.4384" calcext:value-type="float">
            <text:p>0,4384</text:p>
          </table:table-cell>
          <table:table-cell office:value-type="float" office:value="0.542574257425743" calcext:value-type="float">
            <text:p>0,5425742574</text:p>
          </table:table-cell>
          <table:table-cell office:value-type="float" office:value="0.4384" calcext:value-type="float">
            <text:p>0,438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484955752212389" calcext:value-type="float">
            <text:p>0,48495575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8194" calcext:value-type="float">
            <text:p>0,8194</text:p>
          </table:table-cell>
          <table:table-cell office:value-type="float" office:value="0.5001220703125" calcext:value-type="float">
            <text:p>0,5001220703</text:p>
          </table:table-cell>
          <table:table-cell office:value-type="float" office:value="0.8194" calcext:value-type="float">
            <text:p>0,8194</text:p>
          </table:table-cell>
          <table:table-cell office:value-type="float" office:value="0.181" calcext:value-type="float">
            <text:p>0,181</text:p>
          </table:table-cell>
          <table:table-cell office:value-type="float" office:value="0.621134020618557" calcext:value-type="float">
            <text:p>0,6211340206</text:p>
          </table:table-cell>
          <table:table-cell office:value-type="float" office:value="0.7728" calcext:value-type="float">
            <text:p>0,7728</text:p>
          </table:table-cell>
          <table:table-cell office:value-type="float" office:value="0.72346002621232" calcext:value-type="float">
            <text:p>0,7234600262</text:p>
          </table:table-cell>
          <table:table-cell office:value-type="float" office:value="0.7728" calcext:value-type="float">
            <text:p>0,7728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74731650710763" calcext:value-type="float">
            <text:p>0,7473165071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528859060402685" calcext:value-type="float">
            <text:p>0,5288590604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4384" calcext:value-type="float">
            <text:p>0,4384</text:p>
          </table:table-cell>
          <table:table-cell office:value-type="float" office:value="0.575182481751825" calcext:value-type="float">
            <text:p>0,57518248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2496" calcext:value-type="float">
            <text:p>0,2496</text:p>
          </table:table-cell>
          <table:table-cell office:value-type="float" office:value="0.508764777823074" calcext:value-type="float">
            <text:p>0,5087647778</text:p>
          </table:table-cell>
          <table:table-cell office:value-type="float" office:value="0.2496" calcext:value-type="float">
            <text:p>0,2496</text:p>
          </table:table-cell>
          <table:table-cell office:value-type="float" office:value="0.759" calcext:value-type="float">
            <text:p>0,759</text:p>
          </table:table-cell>
          <table:table-cell office:value-type="float" office:value="0.334898698510667" calcext:value-type="float">
            <text:p>0,3348986985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997999199679872" calcext:value-type="float">
            <text:p>0,9979991997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7799559911982" calcext:value-type="float">
            <text:p>0,9977995599</text:p>
          </table:table-cell>
          <table:table-cell office:value-type="float" office:value="0.2882" calcext:value-type="float">
            <text:p>0,2882</text:p>
          </table:table-cell>
          <table:table-cell office:value-type="float" office:value="0.515563506261181" calcext:value-type="float">
            <text:p>0,5155635063</text:p>
          </table:table-cell>
          <table:table-cell office:value-type="float" office:value="0.2882" calcext:value-type="float">
            <text:p>0,2882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369724182168056" calcext:value-type="float">
            <text:p>0,36972418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ovie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759" calcext:value-type="float">
            <text:p>0,759</text:p>
          </table:table-cell>
          <table:table-cell office:value-type="float" office:value="0.502848814098317" calcext:value-type="float">
            <text:p>0,5028488141</text:p>
          </table:table-cell>
          <table:table-cell office:value-type="float" office:value="0.759" calcext:value-type="float">
            <text:p>0,759</text:p>
          </table:table-cell>
          <table:table-cell office:value-type="float" office:value="0.2496" calcext:value-type="float">
            <text:p>0,2496</text:p>
          </table:table-cell>
          <table:table-cell office:value-type="float" office:value="0.604925480194469" calcext:value-type="float">
            <text:p>0,6049254802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7600959616154" calcext:value-type="float">
            <text:p>0,997600959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997800439912018" calcext:value-type="float">
            <text:p>0,9978004399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506037473976405" calcext:value-type="float">
            <text:p>0,506037474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2882" calcext:value-type="float">
            <text:p>0,2882</text:p>
          </table:table-cell>
          <table:table-cell office:value-type="float" office:value="0.597460057353544" calcext:value-type="float">
            <text:p>0,597460057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0"</text:p>
          </table:table-cell>
          <table:table-cell office:value-type="float" office:value="0.448539448539449" calcext:value-type="float">
            <text:p>0,4485394485</text:p>
          </table:table-cell>
          <table:table-cell office:value-type="float" office:value="0.570981754995656" calcext:value-type="float">
            <text:p>0,570981755</text:p>
          </table:table-cell>
          <table:table-cell office:value-type="float" office:value="0.448539448539449" calcext:value-type="float">
            <text:p>0,4485394485</text:p>
          </table:table-cell>
          <table:table-cell office:value-type="float" office:value="0.664264345934186" calcext:value-type="float">
            <text:p>0,6642643459</text:p>
          </table:table-cell>
          <table:table-cell office:value-type="float" office:value="0.502408072777311" calcext:value-type="float">
            <text:p>0,5024080728</text:p>
          </table:table-cell>
          <table:table-cell office:value-type="float" office:value="0.460960960960961" calcext:value-type="float">
            <text:p>0,460960961</text:p>
          </table:table-cell>
          <table:table-cell office:value-type="float" office:value="0.475365990990991" calcext:value-type="float">
            <text:p>0,475365991</text:p>
          </table:table-cell>
          <table:table-cell office:value-type="float" office:value="0.460960960960961" calcext:value-type="float">
            <text:p>0,460960961</text:p>
          </table:table-cell>
          <table:table-cell office:value-type="float" office:value="0.493200979059016" calcext:value-type="float">
            <text:p>0,4932009791</text:p>
          </table:table-cell>
          <table:table-cell office:value-type="float" office:value="0.468052668052668" calcext:value-type="float">
            <text:p>0,4680526681</text:p>
          </table:table-cell>
          <table:table-cell office:value-type="float" office:value="0.675822681533859" calcext:value-type="float">
            <text:p>0,6758226815</text:p>
          </table:table-cell>
          <table:table-cell office:value-type="float" office:value="0.722173786689916" calcext:value-type="float">
            <text:p>0,7221737867</text:p>
          </table:table-cell>
          <table:table-cell office:value-type="float" office:value="0.675822681533859" calcext:value-type="float">
            <text:p>0,6758226815</text:p>
          </table:table-cell>
          <table:table-cell office:value-type="float" office:value="0.739011739011739" calcext:value-type="float">
            <text:p>0,739011739</text:p>
          </table:table-cell>
          <table:table-cell office:value-type="float" office:value="0.698229839842652" calcext:value-type="float">
            <text:p>0,698229839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DT"</text:p>
          </table:table-cell>
          <table:table-cell office:value-type="string" calcext:value-type="string">
            <text:p>"1"</text:p>
          </table:table-cell>
          <table:table-cell office:value-type="float" office:value="0.664264345934186" calcext:value-type="float">
            <text:p>0,6642643459</text:p>
          </table:table-cell>
          <table:table-cell office:value-type="float" office:value="0.54733893557423" calcext:value-type="float">
            <text:p>0,5473389356</text:p>
          </table:table-cell>
          <table:table-cell office:value-type="float" office:value="0.664264345934186" calcext:value-type="float">
            <text:p>0,6642643459</text:p>
          </table:table-cell>
          <table:table-cell office:value-type="float" office:value="0.448539448539449" calcext:value-type="float">
            <text:p>0,4485394485</text:p>
          </table:table-cell>
          <table:table-cell office:value-type="float" office:value="0.600159714970207" calcext:value-type="float">
            <text:p>0,600159715</text:p>
          </table:table-cell>
          <table:table-cell office:value-type="float" office:value="0.493200979059016" calcext:value-type="float">
            <text:p>0,4932009791</text:p>
          </table:table-cell>
          <table:table-cell office:value-type="float" office:value="0.478748680042239" calcext:value-type="float">
            <text:p>0,47874868</text:p>
          </table:table-cell>
          <table:table-cell office:value-type="float" office:value="0.493200979059016" calcext:value-type="float">
            <text:p>0,4932009791</text:p>
          </table:table-cell>
          <table:table-cell office:value-type="float" office:value="0.460960960960961" calcext:value-type="float">
            <text:p>0,460960961</text:p>
          </table:table-cell>
          <table:table-cell office:value-type="float" office:value="0.485867381111855" calcext:value-type="float">
            <text:p>0,4858673811</text:p>
          </table:table-cell>
          <table:table-cell office:value-type="float" office:value="0.739011739011739" calcext:value-type="float">
            <text:p>0,739011739</text:p>
          </table:table-cell>
          <table:table-cell office:value-type="float" office:value="0.694280584765324" calcext:value-type="float">
            <text:p>0,6942805848</text:p>
          </table:table-cell>
          <table:table-cell office:value-type="float" office:value="0.739011739011739" calcext:value-type="float">
            <text:p>0,739011739</text:p>
          </table:table-cell>
          <table:table-cell office:value-type="float" office:value="0.675822681533859" calcext:value-type="float">
            <text:p>0,6758226815</text:p>
          </table:table-cell>
          <table:table-cell office:value-type="float" office:value="0.715948161861941" calcext:value-type="float">
            <text:p>0,715948161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0"</text:p>
          </table:table-cell>
          <table:table-cell office:value-type="float" office:value="0.353944853944854" calcext:value-type="float">
            <text:p>0,3539448539</text:p>
          </table:table-cell>
          <table:table-cell office:value-type="float" office:value="0.620334928229665" calcext:value-type="float">
            <text:p>0,6203349282</text:p>
          </table:table-cell>
          <table:table-cell office:value-type="float" office:value="0.353944853944854" calcext:value-type="float">
            <text:p>0,3539448539</text:p>
          </table:table-cell>
          <table:table-cell office:value-type="float" office:value="0.784199075333152" calcext:value-type="float">
            <text:p>0,7841990753</text:p>
          </table:table-cell>
          <table:table-cell office:value-type="float" office:value="0.450721362767252" calcext:value-type="float">
            <text:p>0,4507213628</text:p>
          </table:table-cell>
          <table:table-cell office:value-type="float" office:value="0.319825945063911" calcext:value-type="float">
            <text:p>0,3198259451</text:p>
          </table:table-cell>
          <table:table-cell office:value-type="float" office:value="0.557345971563981" calcext:value-type="float">
            <text:p>0,5573459716</text:p>
          </table:table-cell>
          <table:table-cell office:value-type="float" office:value="0.319825945063911" calcext:value-type="float">
            <text:p>0,3198259451</text:p>
          </table:table-cell>
          <table:table-cell office:value-type="float" office:value="0.745017745017745" calcext:value-type="float">
            <text:p>0,745017745</text:p>
          </table:table-cell>
          <table:table-cell office:value-type="float" office:value="0.406428201140487" calcext:value-type="float">
            <text:p>0,4064282011</text:p>
          </table:table-cell>
          <table:table-cell office:value-type="float" office:value="0.561055208050041" calcext:value-type="float">
            <text:p>0,5610552081</text:p>
          </table:table-cell>
          <table:table-cell office:value-type="float" office:value="0.666451300274592" calcext:value-type="float">
            <text:p>0,6664513003</text:p>
          </table:table-cell>
          <table:table-cell office:value-type="float" office:value="0.561055208050041" calcext:value-type="float">
            <text:p>0,5610552081</text:p>
          </table:table-cell>
          <table:table-cell office:value-type="float" office:value="0.718127218127218" calcext:value-type="float">
            <text:p>0,7181272181</text:p>
          </table:table-cell>
          <table:table-cell office:value-type="float" office:value="0.609228497600591" calcext:value-type="float">
            <text:p>0,609228497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LREG"</text:p>
          </table:table-cell>
          <table:table-cell office:value-type="string" calcext:value-type="string">
            <text:p>"1"</text:p>
          </table:table-cell>
          <table:table-cell office:value-type="float" office:value="0.784199075333152" calcext:value-type="float">
            <text:p>0,7841990753</text:p>
          </table:table-cell>
          <table:table-cell office:value-type="float" office:value="0.549238095238095" calcext:value-type="float">
            <text:p>0,5492380952</text:p>
          </table:table-cell>
          <table:table-cell office:value-type="float" office:value="0.784199075333152" calcext:value-type="float">
            <text:p>0,7841990753</text:p>
          </table:table-cell>
          <table:table-cell office:value-type="float" office:value="0.353944853944854" calcext:value-type="float">
            <text:p>0,3539448539</text:p>
          </table:table-cell>
          <table:table-cell office:value-type="float" office:value="0.646017699115044" calcext:value-type="float">
            <text:p>0,6460176991</text:p>
          </table:table-cell>
          <table:table-cell office:value-type="float" office:value="0.745017745017745" calcext:value-type="float">
            <text:p>0,745017745</text:p>
          </table:table-cell>
          <table:table-cell office:value-type="float" office:value="0.521797323135755" calcext:value-type="float">
            <text:p>0,5217973231</text:p>
          </table:table-cell>
          <table:table-cell office:value-type="float" office:value="0.745017745017745" calcext:value-type="float">
            <text:p>0,745017745</text:p>
          </table:table-cell>
          <table:table-cell office:value-type="float" office:value="0.319825945063911" calcext:value-type="float">
            <text:p>0,3198259451</text:p>
          </table:table-cell>
          <table:table-cell office:value-type="float" office:value="0.613741144720567" calcext:value-type="float">
            <text:p>0,6137411447</text:p>
          </table:table-cell>
          <table:table-cell office:value-type="float" office:value="0.718127218127218" calcext:value-type="float">
            <text:p>0,7181272181</text:p>
          </table:table-cell>
          <table:table-cell office:value-type="float" office:value="0.619743197078572" calcext:value-type="float">
            <text:p>0,6197431971</text:p>
          </table:table-cell>
          <table:table-cell office:value-type="float" office:value="0.718127218127218" calcext:value-type="float">
            <text:p>0,7181272181</text:p>
          </table:table-cell>
          <table:table-cell office:value-type="float" office:value="0.561055208050041" calcext:value-type="float">
            <text:p>0,5610552081</text:p>
          </table:table-cell>
          <table:table-cell office:value-type="float" office:value="0.665317736326273" calcext:value-type="float">
            <text:p>0,665317736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0"</text:p>
          </table:table-cell>
          <table:table-cell office:value-type="float" office:value="0.512558012558013" calcext:value-type="float">
            <text:p>0,5125580126</text:p>
          </table:table-cell>
          <table:table-cell office:value-type="float" office:value="0.599074664964901" calcext:value-type="float">
            <text:p>0,599074665</text:p>
          </table:table-cell>
          <table:table-cell office:value-type="float" office:value="0.512558012558013" calcext:value-type="float">
            <text:p>0,5125580126</text:p>
          </table:table-cell>
          <table:table-cell office:value-type="float" office:value="0.658281207506119" calcext:value-type="float">
            <text:p>0,6582812075</text:p>
          </table:table-cell>
          <table:table-cell office:value-type="float" office:value="0.552449610122113" calcext:value-type="float">
            <text:p>0,5524496101</text:p>
          </table:table-cell>
          <table:table-cell office:value-type="float" office:value="0.347429970084308" calcext:value-type="float">
            <text:p>0,3474299701</text:p>
          </table:table-cell>
          <table:table-cell office:value-type="float" office:value="0.546640992725717" calcext:value-type="float">
            <text:p>0,5466409927</text:p>
          </table:table-cell>
          <table:table-cell office:value-type="float" office:value="0.347429970084308" calcext:value-type="float">
            <text:p>0,3474299701</text:p>
          </table:table-cell>
          <table:table-cell office:value-type="float" office:value="0.710756210756211" calcext:value-type="float">
            <text:p>0,7107562108</text:p>
          </table:table-cell>
          <table:table-cell office:value-type="float" office:value="0.424842035251081" calcext:value-type="float">
            <text:p>0,4248420353</text:p>
          </table:table-cell>
          <table:table-cell office:value-type="float" office:value="0.601169431601849" calcext:value-type="float">
            <text:p>0,6011694316</text:p>
          </table:table-cell>
          <table:table-cell office:value-type="float" office:value="0.656421677802524" calcext:value-type="float">
            <text:p>0,6564216778</text:p>
          </table:table-cell>
          <table:table-cell office:value-type="float" office:value="0.601169431601849" calcext:value-type="float">
            <text:p>0,6011694316</text:p>
          </table:table-cell>
          <table:table-cell office:value-type="float" office:value="0.684138684138684" calcext:value-type="float">
            <text:p>0,6841386841</text:p>
          </table:table-cell>
          <table:table-cell office:value-type="float" office:value="0.627581801405352" calcext:value-type="float">
            <text:p>0,627581801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MLP"</text:p>
          </table:table-cell>
          <table:table-cell office:value-type="string" calcext:value-type="string">
            <text:p>"1"</text:p>
          </table:table-cell>
          <table:table-cell office:value-type="float" office:value="0.658281207506119" calcext:value-type="float">
            <text:p>0,6582812075</text:p>
          </table:table-cell>
          <table:table-cell office:value-type="float" office:value="0.575487398953875" calcext:value-type="float">
            <text:p>0,575487399</text:p>
          </table:table-cell>
          <table:table-cell office:value-type="float" office:value="0.658281207506119" calcext:value-type="float">
            <text:p>0,6582812075</text:p>
          </table:table-cell>
          <table:table-cell office:value-type="float" office:value="0.512558012558013" calcext:value-type="float">
            <text:p>0,5125580126</text:p>
          </table:table-cell>
          <table:table-cell office:value-type="float" office:value="0.61410630470633" calcext:value-type="float">
            <text:p>0,6141063047</text:p>
          </table:table-cell>
          <table:table-cell office:value-type="float" office:value="0.710756210756211" calcext:value-type="float">
            <text:p>0,7107562108</text:p>
          </table:table-cell>
          <table:table-cell office:value-type="float" office:value="0.520387767339596" calcext:value-type="float">
            <text:p>0,5203877673</text:p>
          </table:table-cell>
          <table:table-cell office:value-type="float" office:value="0.710756210756211" calcext:value-type="float">
            <text:p>0,7107562108</text:p>
          </table:table-cell>
          <table:table-cell office:value-type="float" office:value="0.347429970084308" calcext:value-type="float">
            <text:p>0,3474299701</text:p>
          </table:table-cell>
          <table:table-cell office:value-type="float" office:value="0.600853911839372" calcext:value-type="float">
            <text:p>0,6008539118</text:p>
          </table:table-cell>
          <table:table-cell office:value-type="float" office:value="0.684138684138684" calcext:value-type="float">
            <text:p>0,6841386841</text:p>
          </table:table-cell>
          <table:table-cell office:value-type="float" office:value="0.630837004405286" calcext:value-type="float">
            <text:p>0,6308370044</text:p>
          </table:table-cell>
          <table:table-cell office:value-type="float" office:value="0.684138684138684" calcext:value-type="float">
            <text:p>0,6841386841</text:p>
          </table:table-cell>
          <table:table-cell office:value-type="float" office:value="0.601169431601849" calcext:value-type="float">
            <text:p>0,6011694316</text:p>
          </table:table-cell>
          <table:table-cell office:value-type="float" office:value="0.656407569903739" calcext:value-type="float">
            <text:p>0,656407569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0"</text:p>
          </table:table-cell>
          <table:table-cell office:value-type="float" office:value="0.541632541632542" calcext:value-type="float">
            <text:p>0,5416325416</text:p>
          </table:table-cell>
          <table:table-cell office:value-type="float" office:value="0.595170241487926" calcext:value-type="float">
            <text:p>0,5951702415</text:p>
          </table:table-cell>
          <table:table-cell office:value-type="float" office:value="0.541632541632542" calcext:value-type="float">
            <text:p>0,5416325416</text:p>
          </table:table-cell>
          <table:table-cell office:value-type="float" office:value="0.632988849605657" calcext:value-type="float">
            <text:p>0,6329888496</text:p>
          </table:table-cell>
          <table:table-cell office:value-type="float" office:value="0.56714071321375" calcext:value-type="float">
            <text:p>0,5671407132</text:p>
          </table:table-cell>
          <table:table-cell office:value-type="float" office:value="0.484362251835736" calcext:value-type="float">
            <text:p>0,4843622518</text:p>
          </table:table-cell>
          <table:table-cell office:value-type="float" office:value="0.493625277161863" calcext:value-type="float">
            <text:p>0,4936252772</text:p>
          </table:table-cell>
          <table:table-cell office:value-type="float" office:value="0.484362251835736" calcext:value-type="float">
            <text:p>0,4843622518</text:p>
          </table:table-cell>
          <table:table-cell office:value-type="float" office:value="0.501228501228501" calcext:value-type="float">
            <text:p>0,5012285012</text:p>
          </table:table-cell>
          <table:table-cell office:value-type="float" office:value="0.48894989704873" calcext:value-type="float">
            <text:p>0,488949897</text:p>
          </table:table-cell>
          <table:table-cell office:value-type="float" office:value="0.520261082404134" calcext:value-type="float">
            <text:p>0,5202610824</text:p>
          </table:table-cell>
          <table:table-cell office:value-type="float" office:value="0.635653763083569" calcext:value-type="float">
            <text:p>0,6356537631</text:p>
          </table:table-cell>
          <table:table-cell office:value-type="float" office:value="0.520261082404134" calcext:value-type="float">
            <text:p>0,5202610824</text:p>
          </table:table-cell>
          <table:table-cell office:value-type="float" office:value="0.700655200655201" calcext:value-type="float">
            <text:p>0,7006552007</text:p>
          </table:table-cell>
          <table:table-cell office:value-type="float" office:value="0.572197711807373" calcext:value-type="float">
            <text:p>0,57219771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blreg.zip"</text:p>
          </table:table-cell>
          <table:table-cell office:value-type="string" calcext:value-type="string">
            <text:p>"1"</text:p>
          </table:table-cell>
          <table:table-cell office:value-type="float" office:value="0.632988849605657" calcext:value-type="float">
            <text:p>0,6329888496</text:p>
          </table:table-cell>
          <table:table-cell office:value-type="float" office:value="0.580930987145888" calcext:value-type="float">
            <text:p>0,5809309871</text:p>
          </table:table-cell>
          <table:table-cell office:value-type="float" office:value="0.632988849605657" calcext:value-type="float">
            <text:p>0,6329888496</text:p>
          </table:table-cell>
          <table:table-cell office:value-type="float" office:value="0.541632541632542" calcext:value-type="float">
            <text:p>0,5416325416</text:p>
          </table:table-cell>
          <table:table-cell office:value-type="float" office:value="0.605843691026225" calcext:value-type="float">
            <text:p>0,605843691</text:p>
          </table:table-cell>
          <table:table-cell office:value-type="float" office:value="0.501228501228501" calcext:value-type="float">
            <text:p>0,5012285012</text:p>
          </table:table-cell>
          <table:table-cell office:value-type="float" office:value="0.491961414790997" calcext:value-type="float">
            <text:p>0,4919614148</text:p>
          </table:table-cell>
          <table:table-cell office:value-type="float" office:value="0.501228501228501" calcext:value-type="float">
            <text:p>0,5012285012</text:p>
          </table:table-cell>
          <table:table-cell office:value-type="float" office:value="0.484362251835736" calcext:value-type="float">
            <text:p>0,4843622518</text:p>
          </table:table-cell>
          <table:table-cell office:value-type="float" office:value="0.496551724137931" calcext:value-type="float">
            <text:p>0,4965517241</text:p>
          </table:table-cell>
          <table:table-cell office:value-type="float" office:value="0.700655200655201" calcext:value-type="float">
            <text:p>0,7006552007</text:p>
          </table:table-cell>
          <table:table-cell office:value-type="float" office:value="0.592656737097333" calcext:value-type="float">
            <text:p>0,5926567371</text:p>
          </table:table-cell>
          <table:table-cell office:value-type="float" office:value="0.700655200655201" calcext:value-type="float">
            <text:p>0,7006552007</text:p>
          </table:table-cell>
          <table:table-cell office:value-type="float" office:value="0.520261082404134" calcext:value-type="float">
            <text:p>0,5202610824</text:p>
          </table:table-cell>
          <table:table-cell office:value-type="float" office:value="0.642146744229687" calcext:value-type="float">
            <text:p>0,642146744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0"</text:p>
          </table:table-cell>
          <table:table-cell office:value-type="float" office:value="0.536036036036036" calcext:value-type="float">
            <text:p>0,536036036</text:p>
          </table:table-cell>
          <table:table-cell office:value-type="float" office:value="0.58673240699238" calcext:value-type="float">
            <text:p>0,586732407</text:p>
          </table:table-cell>
          <table:table-cell office:value-type="float" office:value="0.536036036036036" calcext:value-type="float">
            <text:p>0,536036036</text:p>
          </table:table-cell>
          <table:table-cell office:value-type="float" office:value="0.623878161544738" calcext:value-type="float">
            <text:p>0,6238781615</text:p>
          </table:table-cell>
          <table:table-cell office:value-type="float" office:value="0.560239674727156" calcext:value-type="float">
            <text:p>0,5602396747</text:p>
          </table:table-cell>
          <table:table-cell office:value-type="float" office:value="0.333469833469833" calcext:value-type="float">
            <text:p>0,3334698335</text:p>
          </table:table-cell>
          <table:table-cell office:value-type="float" office:value="0.444424231398945" calcext:value-type="float">
            <text:p>0,4444242314</text:p>
          </table:table-cell>
          <table:table-cell office:value-type="float" office:value="0.333469833469833" calcext:value-type="float">
            <text:p>0,3334698335</text:p>
          </table:table-cell>
          <table:table-cell office:value-type="float" office:value="0.584715800924667" calcext:value-type="float">
            <text:p>0,5847158009</text:p>
          </table:table-cell>
          <table:table-cell office:value-type="float" office:value="0.381034079388599" calcext:value-type="float">
            <text:p>0,3810340794</text:p>
          </table:table-cell>
          <table:table-cell office:value-type="float" office:value="0.670383464781072" calcext:value-type="float">
            <text:p>0,6703834648</text:p>
          </table:table-cell>
          <table:table-cell office:value-type="float" office:value="0.713665315576144" calcext:value-type="float">
            <text:p>0,7136653156</text:p>
          </table:table-cell>
          <table:table-cell office:value-type="float" office:value="0.670383464781072" calcext:value-type="float">
            <text:p>0,6703834648</text:p>
          </table:table-cell>
          <table:table-cell office:value-type="float" office:value="0.73000273000273" calcext:value-type="float">
            <text:p>0,73000273</text:p>
          </table:table-cell>
          <table:table-cell office:value-type="float" office:value="0.691347637077549" calcext:value-type="float">
            <text:p>0,691347637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bn.zip"</text:p>
          </table:table-cell>
          <table:table-cell office:value-type="string" calcext:value-type="string">
            <text:p>"1"</text:p>
          </table:table-cell>
          <table:table-cell office:value-type="float" office:value="0.623878161544738" calcext:value-type="float">
            <text:p>0,6238781615</text:p>
          </table:table-cell>
          <table:table-cell office:value-type="float" office:value="0.57443345436334" calcext:value-type="float">
            <text:p>0,5744334544</text:p>
          </table:table-cell>
          <table:table-cell office:value-type="float" office:value="0.623878161544738" calcext:value-type="float">
            <text:p>0,6238781615</text:p>
          </table:table-cell>
          <table:table-cell office:value-type="float" office:value="0.536036036036036" calcext:value-type="float">
            <text:p>0,536036036</text:p>
          </table:table-cell>
          <table:table-cell office:value-type="float" office:value="0.59813571475132" calcext:value-type="float">
            <text:p>0,5981357148</text:p>
          </table:table-cell>
          <table:table-cell office:value-type="float" office:value="0.584715800924667" calcext:value-type="float">
            <text:p>0,5847158009</text:p>
          </table:table-cell>
          <table:table-cell office:value-type="float" office:value="0.468256561036698" calcext:value-type="float">
            <text:p>0,468256561</text:p>
          </table:table-cell>
          <table:table-cell office:value-type="float" office:value="0.584715800924667" calcext:value-type="float">
            <text:p>0,5847158009</text:p>
          </table:table-cell>
          <table:table-cell office:value-type="float" office:value="0.333469833469833" calcext:value-type="float">
            <text:p>0,3334698335</text:p>
          </table:table-cell>
          <table:table-cell office:value-type="float" office:value="0.520045957549737" calcext:value-type="float">
            <text:p>0,5200459575</text:p>
          </table:table-cell>
          <table:table-cell office:value-type="float" office:value="0.73000273000273" calcext:value-type="float">
            <text:p>0,73000273</text:p>
          </table:table-cell>
          <table:table-cell office:value-type="float" office:value="0.688111168296449" calcext:value-type="float">
            <text:p>0,6881111683</text:p>
          </table:table-cell>
          <table:table-cell office:value-type="float" office:value="0.73000273000273" calcext:value-type="float">
            <text:p>0,73000273</text:p>
          </table:table-cell>
          <table:table-cell office:value-type="float" office:value="0.670383464781072" calcext:value-type="float">
            <text:p>0,6703834648</text:p>
          </table:table-cell>
          <table:table-cell office:value-type="float" office:value="0.708438203735594" calcext:value-type="float">
            <text:p>0,708438203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0"</text:p>
          </table:table-cell>
          <table:table-cell office:value-type="float" office:value="0.466830466830467" calcext:value-type="float">
            <text:p>0,4668304668</text:p>
          </table:table-cell>
          <table:table-cell office:value-type="float" office:value="0.57633973710819" calcext:value-type="float">
            <text:p>0,5763397371</text:p>
          </table:table-cell>
          <table:table-cell office:value-type="float" office:value="0.466830466830467" calcext:value-type="float">
            <text:p>0,4668304668</text:p>
          </table:table-cell>
          <table:table-cell office:value-type="float" office:value="0.658145227087299" calcext:value-type="float">
            <text:p>0,6581452271</text:p>
          </table:table-cell>
          <table:table-cell office:value-type="float" office:value="0.515837104072398" calcext:value-type="float">
            <text:p>0,5158371041</text:p>
          </table:table-cell>
          <table:table-cell office:value-type="float" office:value="0.455364455364455" calcext:value-type="float">
            <text:p>0,4553644554</text:p>
          </table:table-cell>
          <table:table-cell office:value-type="float" office:value="0.465142219743447" calcext:value-type="float">
            <text:p>0,4651422197</text:p>
          </table:table-cell>
          <table:table-cell office:value-type="float" office:value="0.455364455364455" calcext:value-type="float">
            <text:p>0,4553644554</text:p>
          </table:table-cell>
          <table:table-cell office:value-type="float" office:value="0.478379113407669" calcext:value-type="float">
            <text:p>0,4783791134</text:p>
          </table:table-cell>
          <table:table-cell office:value-type="float" office:value="0.460201407090633" calcext:value-type="float">
            <text:p>0,4602014071</text:p>
          </table:table-cell>
          <table:table-cell office:value-type="float" office:value="0.987489801468588" calcext:value-type="float">
            <text:p>0,9874898015</text:p>
          </table:table-cell>
          <table:table-cell office:value-type="float" office:value="0.992890347279191" calcext:value-type="float">
            <text:p>0,9928903473</text:p>
          </table:table-cell>
          <table:table-cell office:value-type="float" office:value="0.987489801468588" calcext:value-type="float">
            <text:p>0,9874898015</text:p>
          </table:table-cell>
          <table:table-cell office:value-type="float" office:value="0.992901992901993" calcext:value-type="float">
            <text:p>0,9929019929</text:p>
          </table:table-cell>
          <table:table-cell office:value-type="float" office:value="0.990182710662667" calcext:value-type="float">
            <text:p>0,990182710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"mpqa"</text:p>
          </table:table-cell>
          <table:table-cell office:value-type="string" calcext:value-type="string">
            <text:p>"rf.zip"</text:p>
          </table:table-cell>
          <table:table-cell office:value-type="string" calcext:value-type="string">
            <text:p>"1"</text:p>
          </table:table-cell>
          <table:table-cell office:value-type="float" office:value="0.658145227087299" calcext:value-type="float">
            <text:p>0,6581452271</text:p>
          </table:table-cell>
          <table:table-cell office:value-type="float" office:value="0.553395838097416" calcext:value-type="float">
            <text:p>0,5533958381</text:p>
          </table:table-cell>
          <table:table-cell office:value-type="float" office:value="0.658145227087299" calcext:value-type="float">
            <text:p>0,6581452271</text:p>
          </table:table-cell>
          <table:table-cell office:value-type="float" office:value="0.466830466830467" calcext:value-type="float">
            <text:p>0,4668304668</text:p>
          </table:table-cell>
          <table:table-cell office:value-type="float" office:value="0.601242236024845" calcext:value-type="float">
            <text:p>0,601242236</text:p>
          </table:table-cell>
          <table:table-cell office:value-type="float" office:value="0.478379113407669" calcext:value-type="float">
            <text:p>0,4783791134</text:p>
          </table:table-cell>
          <table:table-cell office:value-type="float" office:value="0.468566862013852" calcext:value-type="float">
            <text:p>0,468566862</text:p>
          </table:table-cell>
          <table:table-cell office:value-type="float" office:value="0.478379113407669" calcext:value-type="float">
            <text:p>0,4783791134</text:p>
          </table:table-cell>
          <table:table-cell office:value-type="float" office:value="0.455364455364455" calcext:value-type="float">
            <text:p>0,4553644554</text:p>
          </table:table-cell>
          <table:table-cell office:value-type="float" office:value="0.473422150450814" calcext:value-type="float">
            <text:p>0,4734221505</text:p>
          </table:table-cell>
          <table:table-cell office:value-type="float" office:value="0.992901992901993" calcext:value-type="float">
            <text:p>0,9929019929</text:p>
          </table:table-cell>
          <table:table-cell office:value-type="float" office:value="0.987510181916915" calcext:value-type="float">
            <text:p>0,9875101819</text:p>
          </table:table-cell>
          <table:table-cell office:value-type="float" office:value="0.992901992901993" calcext:value-type="float">
            <text:p>0,9929019929</text:p>
          </table:table-cell>
          <table:table-cell office:value-type="float" office:value="0.987489801468588" calcext:value-type="float">
            <text:p>0,9874898015</text:p>
          </table:table-cell>
          <table:table-cell office:value-type="float" office:value="0.990198747617751" calcext:value-type="float">
            <text:p>0,9901987476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5" calcext:value-type="float" table:number-columns-spanned="1" table:number-rows-spanned="2">
            <text:p>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5" calcext:value-type="float">
            <text:p>5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0" calcext:value-type="float" table:number-columns-spanned="1" table:number-rows-spanned="2">
            <text:p>1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0" calcext:value-type="float">
            <text:p>10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2" office:value-type="float" office:value="20" calcext:value-type="float">
            <text:p>20</text:p>
          </table: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1" calcext:value-type="float" table:number-columns-spanned="1" table:number-rows-spanned="2">
            <text:p>2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1" calcext:value-type="float">
            <text:p>21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8" calcext:value-type="float" table:number-columns-spanned="1" table:number-rows-spanned="2">
            <text:p>2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8" calcext:value-type="float">
            <text:p>28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31" calcext:value-type="float" table:number-columns-spanned="1" table:number-rows-spanned="2">
            <text:p>3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31" calcext:value-type="float">
            <text:p>31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40" calcext:value-type="float" table:number-columns-spanned="1" table:number-rows-spanned="2">
            <text:p>4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40" calcext:value-type="float">
            <text:p>40</text:p>
          </table:covered-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44" calcext:value-type="float" table:number-columns-spanned="1" table:number-rows-spanned="2">
            <text:p>4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44" calcext:value-type="float">
            <text:p>44</text:p>
          </table:covered-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52" calcext:value-type="float" table:number-columns-spanned="1" table:number-rows-spanned="2">
            <text:p>5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52" calcext:value-type="float">
            <text:p>52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57" calcext:value-type="float" table:number-columns-spanned="1" table:number-rows-spanned="2">
            <text:p>5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57" calcext:value-type="float">
            <text:p>57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76" calcext:value-type="float" table:number-columns-spanned="1" table:number-rows-spanned="2">
            <text:p>76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76" calcext:value-type="float">
            <text:p>76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2" office:value-type="float" office:value="81" calcext:value-type="float">
            <text:p>81</text:p>
          </table: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88" calcext:value-type="float" table:number-columns-spanned="1" table:number-rows-spanned="2">
            <text:p>8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88" calcext:value-type="float">
            <text:p>88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90" calcext:value-type="float" table:number-columns-spanned="1" table:number-rows-spanned="2">
            <text:p>9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90" calcext:value-type="float">
            <text:p>90</text:p>
          </table:covered-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91" calcext:value-type="float" table:number-columns-spanned="1" table:number-rows-spanned="2">
            <text:p>9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91" calcext:value-type="float">
            <text:p>91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96" calcext:value-type="float" table:number-columns-spanned="1" table:number-rows-spanned="2">
            <text:p>96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96" calcext:value-type="float">
            <text:p>96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99" calcext:value-type="float" table:number-columns-spanned="1" table:number-rows-spanned="2">
            <text:p>99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99" calcext:value-type="float">
            <text:p>99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02" calcext:value-type="float" table:number-columns-spanned="1" table:number-rows-spanned="2">
            <text:p>10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02" calcext:value-type="float">
            <text:p>102</text:p>
          </table:covered-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13" calcext:value-type="float" table:number-columns-spanned="1" table:number-rows-spanned="2">
            <text:p>11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13" calcext:value-type="float">
            <text:p>113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21" calcext:value-type="float" table:number-columns-spanned="1" table:number-rows-spanned="2">
            <text:p>12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21" calcext:value-type="float">
            <text:p>121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24" calcext:value-type="float" table:number-columns-spanned="1" table:number-rows-spanned="2">
            <text:p>12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24" calcext:value-type="float">
            <text:p>124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25" calcext:value-type="float" table:number-columns-spanned="1" table:number-rows-spanned="2">
            <text:p>12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25" calcext:value-type="float">
            <text:p>125</text:p>
          </table:covered-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2" office:value-type="float" office:value="151" calcext:value-type="float">
            <text:p>151</text:p>
          </table: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2" office:value-type="float" office:value="152" calcext:value-type="float">
            <text:p>152</text:p>
          </table: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53" calcext:value-type="float" table:number-columns-spanned="1" table:number-rows-spanned="2">
            <text:p>15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53" calcext:value-type="float">
            <text:p>153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54" calcext:value-type="float" table:number-columns-spanned="1" table:number-rows-spanned="2">
            <text:p>15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54" calcext:value-type="float">
            <text:p>154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57" calcext:value-type="float" table:number-columns-spanned="1" table:number-rows-spanned="2">
            <text:p>15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57" calcext:value-type="float">
            <text:p>157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60" calcext:value-type="float" table:number-columns-spanned="1" table:number-rows-spanned="2">
            <text:p>16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60" calcext:value-type="float">
            <text:p>160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62" calcext:value-type="float" table:number-columns-spanned="1" table:number-rows-spanned="2">
            <text:p>16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62" calcext:value-type="float">
            <text:p>162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73" calcext:value-type="float" table:number-columns-spanned="1" table:number-rows-spanned="2">
            <text:p>17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73" calcext:value-type="float">
            <text:p>173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175" calcext:value-type="float" table:number-columns-spanned="1" table:number-rows-spanned="2">
            <text:p>17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175" calcext:value-type="float">
            <text:p>175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05" calcext:value-type="float" table:number-columns-spanned="1" table:number-rows-spanned="2">
            <text:p>20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05" calcext:value-type="float">
            <text:p>205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07" calcext:value-type="float" table:number-columns-spanned="1" table:number-rows-spanned="2">
            <text:p>20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07" calcext:value-type="float">
            <text:p>207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12" calcext:value-type="float" table:number-columns-spanned="1" table:number-rows-spanned="2">
            <text:p>21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12" calcext:value-type="float">
            <text:p>212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13" calcext:value-type="float" table:number-columns-spanned="1" table:number-rows-spanned="2">
            <text:p>21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13" calcext:value-type="float">
            <text:p>213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14" calcext:value-type="float" table:number-columns-spanned="1" table:number-rows-spanned="2">
            <text:p>21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14" calcext:value-type="float">
            <text:p>214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28" calcext:value-type="float" table:number-columns-spanned="1" table:number-rows-spanned="2">
            <text:p>22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28" calcext:value-type="float">
            <text:p>228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32" calcext:value-type="float" table:number-columns-spanned="1" table:number-rows-spanned="2">
            <text:p>23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32" calcext:value-type="float">
            <text:p>232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33" calcext:value-type="float" table:number-columns-spanned="1" table:number-rows-spanned="2">
            <text:p>23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33" calcext:value-type="float">
            <text:p>233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39" calcext:value-type="float" table:number-columns-spanned="1" table:number-rows-spanned="2">
            <text:p>239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39" calcext:value-type="float">
            <text:p>239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44" calcext:value-type="float" table:number-columns-spanned="1" table:number-rows-spanned="2">
            <text:p>24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44" calcext:value-type="float">
            <text:p>244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55" calcext:value-type="float" table:number-columns-spanned="1" table:number-rows-spanned="2">
            <text:p>25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55" calcext:value-type="float">
            <text:p>255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58" calcext:value-type="float" table:number-columns-spanned="1" table:number-rows-spanned="2">
            <text:p>25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58" calcext:value-type="float">
            <text:p>258</text:p>
          </table:covered-table-cell>
          <table:table-cell table:number-columns-repeated="2" table:style-name="ce68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2" office:value-type="float" office:value="266" calcext:value-type="float">
            <text:p>266</text:p>
          </table:table-cell>
          <table:table-cell table:style-name="ce682" office:value-type="float" office:value="0" calcext:value-type="float">
            <text:p>0</text:p>
          </table:table-cell>
          <table:table-cell table:style-name="ce68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90" calcext:value-type="float" table:number-columns-spanned="1" table:number-rows-spanned="2">
            <text:p>29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90" calcext:value-type="float">
            <text:p>290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299" calcext:value-type="float" table:number-columns-spanned="1" table:number-rows-spanned="2">
            <text:p>299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299" calcext:value-type="float">
            <text:p>299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305" calcext:value-type="float" table:number-columns-spanned="1" table:number-rows-spanned="2">
            <text:p>30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305" calcext:value-type="float">
            <text:p>305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307" calcext:value-type="float" table:number-columns-spanned="1" table:number-rows-spanned="2">
            <text:p>30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307" calcext:value-type="float">
            <text:p>307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322" calcext:value-type="float" table:number-columns-spanned="1" table:number-rows-spanned="2">
            <text:p>32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322" calcext:value-type="float">
            <text:p>322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328" calcext:value-type="float" table:number-columns-spanned="1" table:number-rows-spanned="2">
            <text:p>32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328" calcext:value-type="float">
            <text:p>328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681" office:value-type="float" office:value="341" calcext:value-type="float" table:number-columns-spanned="1" table:number-rows-spanned="2">
            <text:p>34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 table:style-name="ce682" office:value-type="float" office:value="341" calcext:value-type="float">
            <text:p>341</text:p>
          </table:covered-table-cell>
          <table:table-cell table:style-name="ce682" office:value-type="float" office:value="1" calcext:value-type="float">
            <text:p>1</text:p>
          </table:table-cell>
          <table:table-cell table:style-name="ce682" office:value-type="float" office:value="14" calcext:value-type="float">
            <text:p>14</text:p>
          </table:table-cell>
          <table:table-cell table:number-columns-repeated="20"/>
        </table:table-row>
        <calcext:conditional-formats>
          <calcext:conditional-format calcext:target-range-address="CrossClass.E4:CrossClass.E9">
            <calcext:condition calcext:apply-style-name="MAX" calcext:value="top-elements(0.7)" calcext:base-cell-address="CrossClass.E4"/>
          </calcext:conditional-format>
          <calcext:conditional-format calcext:target-range-address="CrossClass.F4:CrossClass.F9">
            <calcext:condition calcext:apply-style-name="MAX" calcext:value="top-elements(0.7)" calcext:base-cell-address="CrossClass.F4"/>
          </calcext:conditional-format>
          <calcext:conditional-format calcext:target-range-address="CrossClass.G4:CrossClass.G9">
            <calcext:condition calcext:apply-style-name="MAX" calcext:value="top-elements(0.7)" calcext:base-cell-address="CrossClass.G4"/>
          </calcext:conditional-format>
          <calcext:conditional-format calcext:target-range-address="CrossClass.G10:CrossClass.G15">
            <calcext:condition calcext:apply-style-name="MAX" calcext:value="top-elements(0.7)" calcext:base-cell-address="CrossClass.G10"/>
          </calcext:conditional-format>
          <calcext:conditional-format calcext:target-range-address="CrossClass.F10:CrossClass.F15">
            <calcext:condition calcext:apply-style-name="MAX" calcext:value="top-elements(0.7)" calcext:base-cell-address="CrossClass.F10"/>
          </calcext:conditional-format>
          <calcext:conditional-format calcext:target-range-address="CrossClass.E10:CrossClass.E15">
            <calcext:condition calcext:apply-style-name="MAX" calcext:value="top-elements(0.7)" calcext:base-cell-address="CrossClass.E10"/>
          </calcext:conditional-format>
          <calcext:conditional-format calcext:target-range-address="CrossClass.E16:CrossClass.E21">
            <calcext:condition calcext:apply-style-name="MAX" calcext:value="top-elements(0.7)" calcext:base-cell-address="CrossClass.E16"/>
          </calcext:conditional-format>
          <calcext:conditional-format calcext:target-range-address="CrossClass.F16:CrossClass.F21">
            <calcext:condition calcext:apply-style-name="MAX" calcext:value="top-elements(0.7)" calcext:base-cell-address="CrossClass.F16"/>
          </calcext:conditional-format>
          <calcext:conditional-format calcext:target-range-address="CrossClass.G16:CrossClass.G21">
            <calcext:condition calcext:apply-style-name="MAX" calcext:value="top-elements(0.7)" calcext:base-cell-address="CrossClass.G16"/>
          </calcext:conditional-format>
          <calcext:conditional-format calcext:target-range-address="CrossClass.E27:CrossClass.E32">
            <calcext:condition calcext:apply-style-name="MAX" calcext:value="top-elements(0.7)" calcext:base-cell-address="CrossClass.E27"/>
          </calcext:conditional-format>
          <calcext:conditional-format calcext:target-range-address="CrossClass.F27:CrossClass.F32">
            <calcext:condition calcext:apply-style-name="MAX" calcext:value="top-elements(0.7)" calcext:base-cell-address="CrossClass.F27"/>
          </calcext:conditional-format>
          <calcext:conditional-format calcext:target-range-address="CrossClass.G27:CrossClass.G32">
            <calcext:condition calcext:apply-style-name="MAX" calcext:value="top-elements(0.7)" calcext:base-cell-address="CrossClass.G27"/>
          </calcext:conditional-format>
          <calcext:conditional-format calcext:target-range-address="CrossClass.G33:CrossClass.G38">
            <calcext:condition calcext:apply-style-name="MAX" calcext:value="top-elements(0.7)" calcext:base-cell-address="CrossClass.G33"/>
          </calcext:conditional-format>
          <calcext:conditional-format calcext:target-range-address="CrossClass.F33:CrossClass.F38">
            <calcext:condition calcext:apply-style-name="MAX" calcext:value="top-elements(0.7)" calcext:base-cell-address="CrossClass.F33"/>
          </calcext:conditional-format>
          <calcext:conditional-format calcext:target-range-address="CrossClass.E33:CrossClass.E38">
            <calcext:condition calcext:apply-style-name="MAX" calcext:value="top-elements(0.7)" calcext:base-cell-address="CrossClass.E33"/>
          </calcext:conditional-format>
          <calcext:conditional-format calcext:target-range-address="CrossClass.E39:CrossClass.E44">
            <calcext:condition calcext:apply-style-name="MAX" calcext:value="top-elements(0.7)" calcext:base-cell-address="CrossClass.E39"/>
          </calcext:conditional-format>
          <calcext:conditional-format calcext:target-range-address="CrossClass.F39:CrossClass.F44">
            <calcext:condition calcext:apply-style-name="MAX" calcext:value="top-elements(0.7)" calcext:base-cell-address="CrossClass.F39"/>
          </calcext:conditional-format>
          <calcext:conditional-format calcext:target-range-address="CrossClass.G39:CrossClass.G44">
            <calcext:condition calcext:apply-style-name="MAX" calcext:value="top-elements(0.7)" calcext:base-cell-address="CrossClass.G39"/>
          </calcext:conditional-format>
          <calcext:conditional-format calcext:target-range-address="CrossClass.E50:CrossClass.E55">
            <calcext:condition calcext:apply-style-name="MAX" calcext:value="top-elements(0.7)" calcext:base-cell-address="CrossClass.E50"/>
          </calcext:conditional-format>
          <calcext:conditional-format calcext:target-range-address="CrossClass.F50:CrossClass.F55">
            <calcext:condition calcext:apply-style-name="MAX" calcext:value="top-elements(0.7)" calcext:base-cell-address="CrossClass.F50"/>
          </calcext:conditional-format>
          <calcext:conditional-format calcext:target-range-address="CrossClass.G50:CrossClass.G55">
            <calcext:condition calcext:apply-style-name="MAX" calcext:value="top-elements(0.7)" calcext:base-cell-address="CrossClass.G50"/>
          </calcext:conditional-format>
          <calcext:conditional-format calcext:target-range-address="CrossClass.G56:CrossClass.G61">
            <calcext:condition calcext:apply-style-name="MAX" calcext:value="top-elements(0.7)" calcext:base-cell-address="CrossClass.G56"/>
          </calcext:conditional-format>
          <calcext:conditional-format calcext:target-range-address="CrossClass.F56:CrossClass.F61">
            <calcext:condition calcext:apply-style-name="MAX" calcext:value="top-elements(0.7)" calcext:base-cell-address="CrossClass.F56"/>
          </calcext:conditional-format>
          <calcext:conditional-format calcext:target-range-address="CrossClass.E56:CrossClass.E61">
            <calcext:condition calcext:apply-style-name="MAX" calcext:value="top-elements(0.7)" calcext:base-cell-address="CrossClass.E56"/>
          </calcext:conditional-format>
          <calcext:conditional-format calcext:target-range-address="CrossClass.E62:CrossClass.E67">
            <calcext:condition calcext:apply-style-name="MAX" calcext:value="top-elements(0.7)" calcext:base-cell-address="CrossClass.E62"/>
          </calcext:conditional-format>
          <calcext:conditional-format calcext:target-range-address="CrossClass.F62:CrossClass.F67">
            <calcext:condition calcext:apply-style-name="MAX" calcext:value="top-elements(0.7)" calcext:base-cell-address="CrossClass.F62"/>
          </calcext:conditional-format>
          <calcext:conditional-format calcext:target-range-address="CrossClass.G62:CrossClass.G67">
            <calcext:condition calcext:apply-style-name="MAX" calcext:value="top-elements(0.7)" calcext:base-cell-address="CrossClass.G62"/>
          </calcext:conditional-format>
          <calcext:conditional-format calcext:target-range-address="CrossClass.E73:CrossClass.E78">
            <calcext:condition calcext:apply-style-name="MAX" calcext:value="top-elements(0.7)" calcext:base-cell-address="CrossClass.E73"/>
          </calcext:conditional-format>
          <calcext:conditional-format calcext:target-range-address="CrossClass.F73:CrossClass.F78">
            <calcext:condition calcext:apply-style-name="MAX" calcext:value="top-elements(0.7)" calcext:base-cell-address="CrossClass.F73"/>
          </calcext:conditional-format>
          <calcext:conditional-format calcext:target-range-address="CrossClass.G73:CrossClass.G78">
            <calcext:condition calcext:apply-style-name="MAX" calcext:value="top-elements(0.7)" calcext:base-cell-address="CrossClass.G73"/>
          </calcext:conditional-format>
          <calcext:conditional-format calcext:target-range-address="CrossClass.G79:CrossClass.G84">
            <calcext:condition calcext:apply-style-name="MAX" calcext:value="top-elements(0.7)" calcext:base-cell-address="CrossClass.G79"/>
          </calcext:conditional-format>
          <calcext:conditional-format calcext:target-range-address="CrossClass.F79:CrossClass.F84">
            <calcext:condition calcext:apply-style-name="MAX" calcext:value="top-elements(0.7)" calcext:base-cell-address="CrossClass.F79"/>
          </calcext:conditional-format>
          <calcext:conditional-format calcext:target-range-address="CrossClass.E79:CrossClass.E84">
            <calcext:condition calcext:apply-style-name="MAX" calcext:value="top-elements(0.7)" calcext:base-cell-address="CrossClass.E79"/>
          </calcext:conditional-format>
          <calcext:conditional-format calcext:target-range-address="CrossClass.E85:CrossClass.E90">
            <calcext:condition calcext:apply-style-name="MAX" calcext:value="top-elements(0.7)" calcext:base-cell-address="CrossClass.E85"/>
          </calcext:conditional-format>
          <calcext:conditional-format calcext:target-range-address="CrossClass.F85:CrossClass.F90">
            <calcext:condition calcext:apply-style-name="MAX" calcext:value="top-elements(0.7)" calcext:base-cell-address="CrossClass.F85"/>
          </calcext:conditional-format>
          <calcext:conditional-format calcext:target-range-address="CrossClass.G85:CrossClass.G90">
            <calcext:condition calcext:apply-style-name="MAX" calcext:value="top-elements(0.7)" calcext:base-cell-address="CrossClass.G85"/>
          </calcext:conditional-format>
        </calcext:conditional-formats>
      </table:table>
      <table:table table:name="Huffington" table:style-name="ta1">
        <table:table-column table:style-name="co1" table:default-cell-style-name="Default"/>
        <table:table-column table:style-name="co3" table:default-cell-style-name="ce759"/>
        <table:table-column table:style-name="co74" table:default-cell-style-name="ce758"/>
        <table:table-column table:style-name="co75" table:default-cell-style-name="ce758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81" table:default-cell-style-name="Default"/>
        <table:table-column table:style-name="co69" table:default-cell-style-name="Default"/>
        <table:table-column table:style-name="co82" table:default-cell-style-name="Default"/>
        <table:table-column table:style-name="co8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83" table:default-cell-style-name="Default"/>
        <table:table-column table:style-name="co8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" table:number-columns-repeated="2" table:default-cell-style-name="Default"/>
        <table:table-column table:style-name="co66" table:default-cell-style-name="Default"/>
        <table:table-column table:style-name="co79" table:number-columns-repeated="2" table:default-cell-style-name="Default"/>
        <table:table-column table:style-name="co88" table:number-columns-repeated="6" table:default-cell-style-name="Default"/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82" office:value-type="string" calcext:value-type="string" table:number-columns-spanned="9" table:number-rows-spanned="1">
            <text:p>HUFFINGTON – Pseudo Crossvalidation 5-fold</text:p>
          </table:table-cell>
          <table:covered-table-cell table:number-columns-repeated="8" table:style-name="ce9"/>
          <table:table-cell/>
          <table:table-cell table:style-name="ce82" office:value-type="string" calcext:value-type="string" table:number-columns-spanned="8" table:number-rows-spanned="1">
            <text:p>HUFFINGTON</text:p>
          </table:table-cell>
          <table:covered-table-cell table:number-columns-repeated="7" table:style-name="ce9"/>
          <table:table-cell/>
          <table:table-cell table:style-name="ce82" office:value-type="string" calcext:value-type="string">
            <text:p>Test</text:p>
          </table:table-cell>
          <table:table-cell table:style-name="ce82"/>
          <table:table-cell table:style-name="ce82" office:value-type="string" calcext:value-type="string" table:number-columns-spanned="2" table:number-rows-spanned="1">
            <text:p>M1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2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3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4</text:p>
          </table:table-cell>
          <table:covered-table-cell table:style-name="ce8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82" office:value-type="string" calcext:value-type="string" table:number-columns-spanned="4" table:number-rows-spanned="1">
            <text:p>HUFFINGTON</text:p>
          </table:table-cell>
          <table:covered-table-cell table:number-columns-repeated="2" table:style-name="ce9"/>
          <table:covered-table-cell/>
          <table:table-cell/>
          <table:table-cell table:style-name="ce82" office:value-type="string" calcext:value-type="string" table:number-columns-spanned="2" table:number-rows-spanned="1">
            <text:p>Test</text:p>
          </table:table-cell>
          <table:covered-table-cell table:style-name="ce9"/>
          <table:table-cell table:style-name="ce82" office:value-type="string" calcext:value-type="string" table:number-columns-spanned="7" table:number-rows-spanned="1">
            <text:p>Measures</text:p>
          </table:table-cell>
          <table:covered-table-cell table:number-columns-repeated="6" table:style-name="ce9"/>
          <table:table-cell/>
          <table:table-cell table:style-name="ce82" office:value-type="string" calcext:value-type="string" table:number-columns-spanned="3" table:number-rows-spanned="1">
            <text:p>Test</text:p>
          </table:table-cell>
          <table:covered-table-cell table:number-columns-repeated="2" table:style-name="ce9"/>
          <table:table-cell table:style-name="ce82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9"/>
          <table:table-cell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ACC</text:p>
          </table:table-cell>
          <table:table-cell table:style-name="ce210" office:value-type="string" calcext:value-type="string">
            <text:p>KPP</text:p>
          </table:table-cell>
          <table:table-cell table:style-name="ce82" office:value-type="string" calcext:value-type="string">
            <text:p>ACC</text:p>
          </table:table-cell>
          <table:table-cell table:style-name="ce210" office:value-type="string" calcext:value-type="string">
            <text:p>KPP</text:p>
          </table:table-cell>
          <table:table-cell table:style-name="ce82" office:value-type="string" calcext:value-type="string">
            <text:p>ACC</text:p>
          </table:table-cell>
          <table:table-cell table:style-name="ce210" office:value-type="string" calcext:value-type="string">
            <text:p>KPP</text:p>
          </table:table-cell>
          <table:table-cell table:style-name="ce82" office:value-type="string" calcext:value-type="string">
            <text:p>ACC</text:p>
          </table:table-cell>
          <table:table-cell table:style-name="ce210" office:value-type="string" calcext:value-type="string">
            <text:p>KPP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4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2" office:value-type="string" calcext:value-type="string">
            <text:p>Accuracy</text:p>
          </table:table-cell>
          <table:table-cell table:style-name="ce210" office:value-type="string" calcext:value-type="string">
            <text:p>KPP</text:p>
          </table:table-cell>
          <table:table-cell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7" office:value-type="string" calcext:value-type="string">
            <text:p>Min</text:p>
          </table:table-cell>
          <table:table-cell table:style-name="ce87" office:value-type="string" calcext:value-type="string">
            <text:p>Max</text:p>
          </table:table-cell>
          <table:table-cell table:style-name="ce87" office:value-type="string" calcext:value-type="string">
            <text:p>Mean</text:p>
          </table:table-cell>
          <table:table-cell table:style-name="ce87" office:value-type="string" calcext:value-type="string">
            <text:p>StdDev</text:p>
          </table:table-cell>
          <table:table-cell table:style-name="ce87" office:value-type="string" calcext:value-type="string">
            <text:p>Skew</text:p>
          </table:table-cell>
          <table:table-cell table:style-name="ce87" office:value-type="string" calcext:value-type="string">
            <text:p>Kurtosis</text:p>
          </table:table-cell>
          <table:table-cell table:style-name="ce87" office:value-type="string" calcext:value-type="string">
            <text:p>SM</text:p>
          </table:table-cell>
          <table:table-cell/>
          <table:table-cell table:style-name="ce87" office:value-type="string" calcext:value-type="string">
            <text:p>M</text:p>
          </table:table-cell>
          <table:table-cell table:style-name="ce87" office:value-type="string" calcext:value-type="string">
            <text:p>Model</text:p>
          </table:table-cell>
          <table:table-cell table:style-name="ce87" office:value-type="string" calcext:value-type="string">
            <text:p>C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/>
          <table:table-cell table:style-name="ce784" office:value-type="string" calcext:value-type="string" table:number-columns-spanned="1" table:number-rows-spanned="6">
            <text:p>M1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1306" office:value-type="float" office:value="0.506796116504854" calcext:value-type="float">
            <text:p>0,51</text:p>
          </table:table-cell>
          <table:table-cell table:style-name="ce1306" office:value-type="float" office:value="0.0298872738059922" calcext:value-type="float">
            <text:p>0,03</text:p>
          </table:table-cell>
          <table:table-cell table:style-name="ce1306" office:value-type="float" office:value="0.510679611650486" calcext:value-type="float">
            <text:p>0,51</text:p>
          </table:table-cell>
          <table:table-cell table:style-name="ce1306" office:value-type="float" office:value="0.0371403558233052" calcext:value-type="float">
            <text:p>0,04</text:p>
          </table:table-cell>
          <table:table-cell table:style-name="ce1306" office:value-type="float" office:value="0.605825242718447" calcext:value-type="float">
            <text:p>0,61</text:p>
          </table:table-cell>
          <table:table-cell table:style-name="ce1306" office:value-type="float" office:value="0.214555644876524" calcext:value-type="float">
            <text:p>0,21</text:p>
          </table:table-cell>
          <table:table-cell table:style-name="ce1306" office:value-type="float" office:value="0.495145631067961" calcext:value-type="float">
            <text:p>0,50</text:p>
          </table:table-cell>
          <table:table-cell table:style-name="ce1306" office:value-type="float" office:value="0.00750118595825419" calcext:value-type="float">
            <text:p>0,01</text:p>
          </table:table-cell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table-cell table:style-name="ce784" office:value-type="string" calcext:value-type="string" table:number-columns-spanned="1" table:number-rows-spanned="6">
            <text:p>M1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795" office:value-type="float" office:value="0.504854368932039" calcext:value-type="float">
            <text:p>0,5049</text:p>
          </table:table-cell>
          <table:table-cell table:style-name="ce795" office:value-type="float" office:value="0.0261329338741852" calcext:value-type="float">
            <text:p>0,0261</text:p>
          </table:table-cell>
          <table:table-cell/>
          <table:table-cell table:style-name="ce784" office:value-type="string" calcext:value-type="string" table:number-columns-spanned="1" table:number-rows-spanned="6">
            <text:p>M1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12" office:value-type="float" office:value="0.514563106796116" calcext:value-type="float">
            <text:p>0,5146</text:p>
          </table:table-cell>
          <table:table-cell table:style-name="ce812" office:value-type="float" office:value="0.601941747572815" calcext:value-type="float">
            <text:p>0,6019</text:p>
          </table:table-cell>
          <table:table-cell table:style-name="ce812" office:value-type="float" office:value="0.549514563106796" calcext:value-type="float">
            <text:p>0,5495</text:p>
          </table:table-cell>
          <table:table-cell table:style-name="ce812" office:value-type="float" office:value="0.0367139231091046" calcext:value-type="float">
            <text:p>0,0367</text:p>
          </table:table-cell>
          <table:table-cell table:style-name="ce812" office:value-type="float" office:value="0.793328828021918" calcext:value-type="float">
            <text:p>0,7933</text:p>
          </table:table-cell>
          <table:table-cell table:style-name="ce812" office:value-type="float" office:value="-1.25336202259279" calcext:value-type="float">
            <text:p>-1,2534</text:p>
          </table:table-cell>
          <table:table-cell table:style-name="ce812" office:value-type="float" office:value="0.00539164860024507" calcext:value-type="float">
            <text:p>0,0054</text:p>
          </table:table-cell>
          <table:table-cell/>
          <table:table-cell table:style-name="ce71" office:value-type="string" calcext:value-type="string" table:number-columns-spanned="1" table:number-rows-spanned="12">
            <text:p>M1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985" office:value-type="float" office:value="0.996047430830039" calcext:value-type="float">
            <text:p>0,9960</text:p>
          </table:table-cell>
          <table:table-cell table:style-name="ce1050" office:value-type="float" office:value="0.49802371541502" calcext:value-type="float">
            <text:p>0,4980</text:p>
          </table:table-cell>
          <table:table-cell table:style-name="ce1114" office:value-type="float" office:value="0.996047430830039" calcext:value-type="float">
            <text:p>0,9960</text:p>
          </table:table-cell>
          <table:table-cell table:style-name="ce1178" office:value-type="float" office:value="0.0305343511450382" calcext:value-type="float">
            <text:p>0,0305</text:p>
          </table:table-cell>
          <table:table-cell table:style-name="ce1242" office:value-type="float" office:value="0.66403162055336" calcext:value-type="float">
            <text:p>0,6640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87" office:value-type="string" calcext:value-type="string">
            <text:p>BayesNet</text:p>
          </table:table-cell>
          <table:table-cell table:style-name="ce1307" office:value-type="float" office:value="0.627184466019417" calcext:value-type="float">
            <text:p>0,63</text:p>
          </table:table-cell>
          <table:table-cell table:style-name="ce1316" office:value-type="float" office:value="0.253735849056604" calcext:value-type="float">
            <text:p>0,25</text:p>
          </table:table-cell>
          <table:table-cell table:style-name="ce1324" office:value-type="float" office:value="0.537864077669903" calcext:value-type="float">
            <text:p>0,54</text:p>
          </table:table-cell>
          <table:table-cell table:style-name="ce1326" office:value-type="float" office:value="0.0731806908233017" calcext:value-type="float">
            <text:p>0,07</text:p>
          </table:table-cell>
          <table:table-cell table:style-name="ce1328" office:value-type="float" office:value="0.609708737864078" calcext:value-type="float">
            <text:p>0,61</text:p>
          </table:table-cell>
          <table:table-cell table:style-name="ce1330" office:value-type="float" office:value="0.220607612092008" calcext:value-type="float">
            <text:p>0,22</text:p>
          </table:table-cell>
          <table:table-cell table:style-name="ce1332" office:value-type="float" office:value="0.522330097087379" calcext:value-type="float">
            <text:p>0,52</text:p>
          </table:table-cell>
          <table:table-cell table:style-name="ce1334" office:value-type="float" office:value="0.0431991541424364" calcext:value-type="float">
            <text:p>0,04</text:p>
          </table:table-cell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7" office:value-type="string" calcext:value-type="string">
            <text:p>BayesNet</text:p>
          </table:table-cell>
          <table:table-cell table:style-name="ce796" office:value-type="float" office:value="0.561165048543689" calcext:value-type="float">
            <text:p>0,5612</text:p>
          </table:table-cell>
          <table:table-cell table:style-name="ce804" office:value-type="float" office:value="0.126922211386993" calcext:value-type="float">
            <text:p>0,1269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87" office:value-type="string" calcext:value-type="string">
            <text:p>BayesNet</text:p>
          </table:table-cell>
          <table:table-cell table:style-name="ce813" office:value-type="float" office:value="0.563106796116505" calcext:value-type="float">
            <text:p>0,5631</text:p>
          </table:table-cell>
          <table:table-cell table:style-name="ce839" office:value-type="float" office:value="0.650485436893204" calcext:value-type="float">
            <text:p>0,6505</text:p>
          </table:table-cell>
          <table:table-cell table:style-name="ce863" office:value-type="float" office:value="0.603883495145631" calcext:value-type="float">
            <text:p>0,6039</text:p>
          </table:table-cell>
          <table:table-cell table:style-name="ce887" office:value-type="float" office:value="0.0396753723139858" calcext:value-type="float">
            <text:p>0,0397</text:p>
          </table:table-cell>
          <table:table-cell table:style-name="ce911" office:value-type="float" office:value="-0.092313632954013" calcext:value-type="float">
            <text:p>-0,0923</text:p>
          </table:table-cell>
          <table:table-cell table:style-name="ce935" office:value-type="float" office:value="-2.55405356950769" calcext:value-type="float">
            <text:p>-2,5541</text:p>
          </table:table-cell>
          <table:table-cell table:style-name="ce959" office:value-type="float" office:value="0.00629654067301349" calcext:value-type="float">
            <text:p>0,0063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86" office:value-type="float" office:value="0.0305343511450382" calcext:value-type="float">
            <text:p>0,0305</text:p>
          </table:table-cell>
          <table:table-cell table:style-name="ce1051" office:value-type="float" office:value="0.888888888888889" calcext:value-type="float">
            <text:p>0,8889</text:p>
          </table:table-cell>
          <table:table-cell table:style-name="ce1115" office:value-type="float" office:value="0.0305343511450382" calcext:value-type="float">
            <text:p>0,0305</text:p>
          </table:table-cell>
          <table:table-cell table:style-name="ce1179" office:value-type="float" office:value="0.996047430830039" calcext:value-type="float">
            <text:p>0,9960</text:p>
          </table:table-cell>
          <table:table-cell table:style-name="ce1243" office:value-type="float" office:value="0.0590405904059041" calcext:value-type="float">
            <text:p>0,0590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DecisionTree</text:p>
          </table:table-cell>
          <table:table-cell table:style-name="ce1307" office:value-type="float" office:value="0.605825242718447" calcext:value-type="float">
            <text:p>0,61</text:p>
          </table:table-cell>
          <table:table-cell table:style-name="ce1316" office:value-type="float" office:value="0.211784219851472" calcext:value-type="float">
            <text:p>0,21</text:p>
          </table:table-cell>
          <table:table-cell table:style-name="ce1324" office:value-type="float" office:value="0.551456310679612" calcext:value-type="float">
            <text:p>0,55</text:p>
          </table:table-cell>
          <table:table-cell table:style-name="ce1326" office:value-type="float" office:value="0.102333864042799" calcext:value-type="float">
            <text:p>0,10</text:p>
          </table:table-cell>
          <table:table-cell table:style-name="ce1328" office:value-type="float" office:value="0.549514563106796" calcext:value-type="float">
            <text:p>0,55</text:p>
          </table:table-cell>
          <table:table-cell table:style-name="ce1330" office:value-type="float" office:value="0.101316284317412" calcext:value-type="float">
            <text:p>0,10</text:p>
          </table:table-cell>
          <table:table-cell table:style-name="ce1332" office:value-type="float" office:value="0.506796116504854" calcext:value-type="float">
            <text:p>0,51</text:p>
          </table:table-cell>
          <table:table-cell table:style-name="ce1334" office:value-type="float" office:value="0.0120836794804017" calcext:value-type="float">
            <text:p>0,01</text:p>
          </table:table-cell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DecisionTree</text:p>
          </table:table-cell>
          <table:table-cell table:style-name="ce796" office:value-type="float" office:value="0.594174757281553" calcext:value-type="float">
            <text:p>0,5942</text:p>
          </table:table-cell>
          <table:table-cell table:style-name="ce804" office:value-type="float" office:value="0.193304203796833" calcext:value-type="float">
            <text:p>0,1933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DecisionTree</text:p>
          </table:table-cell>
          <table:table-cell table:style-name="ce813" office:value-type="float" office:value="0.543689320388349" calcext:value-type="float">
            <text:p>0,5437</text:p>
          </table:table-cell>
          <table:table-cell table:style-name="ce839" office:value-type="float" office:value="0.660194174757282" calcext:value-type="float">
            <text:p>0,6602</text:p>
          </table:table-cell>
          <table:table-cell table:style-name="ce863" office:value-type="float" office:value="0.611650485436893" calcext:value-type="float">
            <text:p>0,6117</text:p>
          </table:table-cell>
          <table:table-cell table:style-name="ce887" office:value-type="float" office:value="0.0423194072188418" calcext:value-type="float">
            <text:p>0,0423</text:p>
          </table:table-cell>
          <table:table-cell table:style-name="ce911" office:value-type="float" office:value="-1.08670610780792" calcext:value-type="float">
            <text:p>-1,0867</text:p>
          </table:table-cell>
          <table:table-cell table:style-name="ce935" office:value-type="float" office:value="2.48476454293628" calcext:value-type="float">
            <text:p>2,4848</text:p>
          </table:table-cell>
          <table:table-cell table:style-name="ce959" office:value-type="float" office:value="0.00716372890941654" calcext:value-type="float">
            <text:p>0,0072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987" office:value-type="float" office:value="0" calcext:value-type="float">
            <text:p>0,0000</text:p>
          </table:table-cell>
          <table:table-cell table:style-name="ce1052" office:value-type="float" office:value="0" calcext:value-type="float">
            <text:p>0,0000</text:p>
          </table:table-cell>
          <table:table-cell table:style-name="ce1116" office:value-type="float" office:value="1" calcext:value-type="float">
            <text:p>1,0000</text:p>
          </table:table-cell>
          <table:table-cell table:style-name="ce1180"/>
          <table:table-cell table:style-name="ce1244"/>
          <table:table-cell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1307" office:value-type="float" office:value="0.611650485436893" calcext:value-type="float">
            <text:p>0,61</text:p>
          </table:table-cell>
          <table:table-cell table:style-name="ce1316" office:value-type="float" office:value="0.223801413736454" calcext:value-type="float">
            <text:p>0,22</text:p>
          </table:table-cell>
          <table:table-cell table:style-name="ce1324" office:value-type="float" office:value="0.551456310679612" calcext:value-type="float">
            <text:p>0,55</text:p>
          </table:table-cell>
          <table:table-cell table:style-name="ce1326" office:value-type="float" office:value="0.100256388924604" calcext:value-type="float">
            <text:p>0,10</text:p>
          </table:table-cell>
          <table:table-cell table:style-name="ce1328" office:value-type="float" office:value="0.586407766990291" calcext:value-type="float">
            <text:p>0,59</text:p>
          </table:table-cell>
          <table:table-cell table:style-name="ce1330" office:value-type="float" office:value="0.172731317732411" calcext:value-type="float">
            <text:p>0,17</text:p>
          </table:table-cell>
          <table:table-cell table:style-name="ce1332" office:value-type="float" office:value="0.570873786407767" calcext:value-type="float">
            <text:p>0,57</text:p>
          </table:table-cell>
          <table:table-cell table:style-name="ce1334" office:value-type="float" office:value="0.140025841159981" calcext:value-type="float">
            <text:p>0,14</text:p>
          </table:table-cell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796" office:value-type="float" office:value="0.50873786407767" calcext:value-type="float">
            <text:p>0,5087</text:p>
          </table:table-cell>
          <table:table-cell table:style-name="ce804" office:value-type="float" office:value="0" calcext:value-type="float">
            <text:p>0,0000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13" office:value-type="float" office:value="0.601941747572815" calcext:value-type="float">
            <text:p>0,6019</text:p>
          </table:table-cell>
          <table:table-cell table:style-name="ce839" office:value-type="float" office:value="0.679611650485437" calcext:value-type="float">
            <text:p>0,6796</text:p>
          </table:table-cell>
          <table:table-cell table:style-name="ce863" office:value-type="float" office:value="0.63495145631068" calcext:value-type="float">
            <text:p>0,6350</text:p>
          </table:table-cell>
          <table:table-cell table:style-name="ce887" office:value-type="float" office:value="0.0303931569757252" calcext:value-type="float">
            <text:p>0,0304</text:p>
          </table:table-cell>
          <table:table-cell table:style-name="ce911" office:value-type="float" office:value="0.606280821887693" calcext:value-type="float">
            <text:p>0,6063</text:p>
          </table:table-cell>
          <table:table-cell table:style-name="ce935" office:value-type="float" office:value="0.00208246563930395" calcext:value-type="float">
            <text:p>0,0021</text:p>
          </table:table-cell>
          <table:table-cell table:style-name="ce959" office:value-type="float" office:value="0.00369497596380432" calcext:value-type="float">
            <text:p>0,0037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986" office:value-type="float" office:value="1" calcext:value-type="float">
            <text:p>1,0000</text:p>
          </table:table-cell>
          <table:table-cell table:style-name="ce1051" office:value-type="float" office:value="0.50873786407767" calcext:value-type="float">
            <text:p>0,5087</text:p>
          </table:table-cell>
          <table:table-cell table:style-name="ce1115" office:value-type="float" office:value="1" calcext:value-type="float">
            <text:p>1,0000</text:p>
          </table:table-cell>
          <table:table-cell table:style-name="ce1179" office:value-type="float" office:value="0" calcext:value-type="float">
            <text:p>0,0000</text:p>
          </table:table-cell>
          <table:table-cell table:style-name="ce1243" office:value-type="float" office:value="0.674388674388674" calcext:value-type="float">
            <text:p>0,6744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88" office:value-type="string" calcext:value-type="string">
            <text:p>MLP</text:p>
          </table:table-cell>
          <table:table-cell table:style-name="ce1307" office:value-type="float" office:value="0.609708737864078" calcext:value-type="float">
            <text:p>0,61</text:p>
          </table:table-cell>
          <table:table-cell table:style-name="ce1316" office:value-type="float" office:value="0.219655793687289" calcext:value-type="float">
            <text:p>0,22</text:p>
          </table:table-cell>
          <table:table-cell table:style-name="ce1324" office:value-type="float" office:value="0.570873786407767" calcext:value-type="float">
            <text:p>0,57</text:p>
          </table:table-cell>
          <table:table-cell table:style-name="ce1326" office:value-type="float" office:value="0.141427095041603" calcext:value-type="float">
            <text:p>0,14</text:p>
          </table:table-cell>
          <table:table-cell table:style-name="ce1328" office:value-type="float" office:value="0.561165048543689" calcext:value-type="float">
            <text:p>0,56</text:p>
          </table:table-cell>
          <table:table-cell table:style-name="ce1330" office:value-type="float" office:value="0.122657580919932" calcext:value-type="float">
            <text:p>0,12</text:p>
          </table:table-cell>
          <table:table-cell table:style-name="ce1332" office:value-type="float" office:value="0.524271844660194" calcext:value-type="float">
            <text:p>0,52</text:p>
          </table:table-cell>
          <table:table-cell table:style-name="ce1334" office:value-type="float" office:value="0.048446820865919" calcext:value-type="float">
            <text:p>0,05</text:p>
          </table:table-cell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8" office:value-type="string" calcext:value-type="string">
            <text:p>MLP</text:p>
          </table:table-cell>
          <table:table-cell table:style-name="ce796" office:value-type="float" office:value="0.611650485436893" calcext:value-type="float">
            <text:p>0,6117</text:p>
          </table:table-cell>
          <table:table-cell table:style-name="ce804" office:value-type="float" office:value="0.225901486569766" calcext:value-type="float">
            <text:p>0,2259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88" office:value-type="string" calcext:value-type="string">
            <text:p>MLP</text:p>
          </table:table-cell>
          <table:table-cell table:style-name="ce813" office:value-type="float" office:value="0.572815533980582" calcext:value-type="float">
            <text:p>0,5728</text:p>
          </table:table-cell>
          <table:table-cell table:style-name="ce839" office:value-type="float" office:value="0.669902912621359" calcext:value-type="float">
            <text:p>0,6699</text:p>
          </table:table-cell>
          <table:table-cell table:style-name="ce863" office:value-type="float" office:value="0.631067961165048" calcext:value-type="float">
            <text:p>0,6311</text:p>
          </table:table-cell>
          <table:table-cell table:style-name="ce887" office:value-type="float" office:value="0.040614564394858" calcext:value-type="float">
            <text:p>0,0406</text:p>
          </table:table-cell>
          <table:table-cell table:style-name="ce911" office:value-type="float" office:value="-0.512240832571879" calcext:value-type="float">
            <text:p>-0,5122</text:p>
          </table:table-cell>
          <table:table-cell table:style-name="ce935" office:value-type="float" office:value="-0.612244897959194" calcext:value-type="float">
            <text:p>-0,6122</text:p>
          </table:table-cell>
          <table:table-cell table:style-name="ce959" office:value-type="float" office:value="0.0065981713639363" calcext:value-type="float">
            <text:p>0,0066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987" office:value-type="float" office:value="0.675889328063241" calcext:value-type="float">
            <text:p>0,6759</text:p>
          </table:table-cell>
          <table:table-cell table:style-name="ce1052" office:value-type="float" office:value="0.513513513513513" calcext:value-type="float">
            <text:p>0,5135</text:p>
          </table:table-cell>
          <table:table-cell table:style-name="ce1116" office:value-type="float" office:value="0.675889328063241" calcext:value-type="float">
            <text:p>0,6759</text:p>
          </table:table-cell>
          <table:table-cell table:style-name="ce1180" office:value-type="float" office:value="0.381679389312977" calcext:value-type="float">
            <text:p>0,3817</text:p>
          </table:table-cell>
          <table:table-cell table:style-name="ce1244" office:value-type="float" office:value="0.583617747440273" calcext:value-type="float">
            <text:p>0,5836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89" office:value-type="string" calcext:value-type="string">
            <text:p>RandomForset</text:p>
          </table:table-cell>
          <table:table-cell table:style-name="ce1308" office:value-type="float" office:value="0.555339805825243" calcext:value-type="float">
            <text:p>0,56</text:p>
          </table:table-cell>
          <table:table-cell table:style-name="ce1317" office:value-type="float" office:value="0.110830474610774" calcext:value-type="float">
            <text:p>0,11</text:p>
          </table:table-cell>
          <table:table-cell table:style-name="ce1325" office:value-type="float" office:value="0.520388349514563" calcext:value-type="float">
            <text:p>0,52</text:p>
          </table:table-cell>
          <table:table-cell table:style-name="ce1327" office:value-type="float" office:value="0.039897049610917" calcext:value-type="float">
            <text:p>0,04</text:p>
          </table:table-cell>
          <table:table-cell table:style-name="ce1329" office:value-type="float" office:value="0.605825242718447" calcext:value-type="float">
            <text:p>0,61</text:p>
          </table:table-cell>
          <table:table-cell table:style-name="ce1331" office:value-type="float" office:value="0.212532294875754" calcext:value-type="float">
            <text:p>0,21</text:p>
          </table:table-cell>
          <table:table-cell table:style-name="ce1333" office:value-type="float" office:value="0.533980582524272" calcext:value-type="float">
            <text:p>0,53</text:p>
          </table:table-cell>
          <table:table-cell table:style-name="ce1335" office:value-type="float" office:value="0.0670430700019624" calcext:value-type="float">
            <text:p>0,07</text:p>
          </table:table-cell>
        </table:table-row>
        <table:table-row table:style-name="ro10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9" office:value-type="string" calcext:value-type="string">
            <text:p>RandomForset</text:p>
          </table:table-cell>
          <table:table-cell table:style-name="ce797" office:value-type="float" office:value="0.52621359223301" calcext:value-type="float">
            <text:p>0,5262</text:p>
          </table:table-cell>
          <table:table-cell table:style-name="ce805" office:value-type="float" office:value="0.0572577499024697" calcext:value-type="float">
            <text:p>0,0573</text:p>
          </table:table-cell>
          <table:table-cell/>
          <table:covered-table-cell table:style-name="ce784" office:value-type="string" calcext:value-type="string">
            <text:p>M1</text:p>
          </table:covered-table-cell>
          <table:table-cell table:style-name="ce789" office:value-type="string" calcext:value-type="string">
            <text:p>RandomForset</text:p>
          </table:table-cell>
          <table:table-cell table:style-name="ce814" office:value-type="float" office:value="0.514563106796116" calcext:value-type="float">
            <text:p>0,5146</text:p>
          </table:table-cell>
          <table:table-cell table:style-name="ce840" office:value-type="float" office:value="0.592233009708738" calcext:value-type="float">
            <text:p>0,5922</text:p>
          </table:table-cell>
          <table:table-cell table:style-name="ce864" office:value-type="float" office:value="0.553398058252427" calcext:value-type="float">
            <text:p>0,5534</text:p>
          </table:table-cell>
          <table:table-cell table:style-name="ce888" office:value-type="float" office:value="0.0307017248560029" calcext:value-type="float">
            <text:p>0,0307</text:p>
          </table:table-cell>
          <table:table-cell table:style-name="ce912" office:value-type="float" office:value="-1.09759784420512E-016" calcext:value-type="float">
            <text:p>0,0000</text:p>
          </table:table-cell>
          <table:table-cell table:style-name="ce936" office:value-type="float" office:value="-1.2" calcext:value-type="float">
            <text:p>-1,2000</text:p>
          </table:table-cell>
          <table:table-cell table:style-name="ce960" office:value-type="float" office:value="0.00377038363653501" calcext:value-type="float">
            <text:p>0,0038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986" office:value-type="float" office:value="0.381679389312977" calcext:value-type="float">
            <text:p>0,3817</text:p>
          </table:table-cell>
          <table:table-cell table:style-name="ce1051" office:value-type="float" office:value="0.549450549450549" calcext:value-type="float">
            <text:p>0,5495</text:p>
          </table:table-cell>
          <table:table-cell table:style-name="ce1115" office:value-type="float" office:value="0.381679389312977" calcext:value-type="float">
            <text:p>0,3817</text:p>
          </table:table-cell>
          <table:table-cell table:style-name="ce1179" office:value-type="float" office:value="0.675889328063241" calcext:value-type="float">
            <text:p>0,6759</text:p>
          </table:table-cell>
          <table:table-cell table:style-name="ce1243" office:value-type="float" office:value="0.450450450450451" calcext:value-type="float">
            <text:p>0,4505</text:p>
          </table:table-cell>
          <table:table-cell/>
          <table:table-cell table:style-name="ce784" office:value-type="string" calcext:value-type="string" table:number-columns-spanned="1" table:number-rows-spanned="6">
            <text:p>M2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1309" office:value-type="float" office:value="0.510679611650486" calcext:value-type="float">
            <text:p>0,5107</text:p>
          </table:table-cell>
          <table:table-cell table:style-name="ce1309" office:value-type="float" office:value="0.0371403558233052" calcext:value-type="float">
            <text:p>0,0371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table-cell table:style-name="ce784" office:value-type="string" calcext:value-type="string" table:number-columns-spanned="1" table:number-rows-spanned="6">
            <text:p>M2</text:p>
          </table:table-cell>
          <table:table-cell table:style-name="ce790" office:value-type="string" calcext:value-type="string">
            <text:p>"RF"</text:p>
          </table:table-cell>
          <table:table-cell table:style-name="ce795" office:value-type="float" office:value="0.518446601941748" calcext:value-type="float">
            <text:p>0,5184</text:p>
          </table:table-cell>
          <table:table-cell table:style-name="ce795" office:value-type="float" office:value="0.0520440578333283" calcext:value-type="float">
            <text:p>0,0520</text:p>
          </table:table-cell>
          <table:table-cell/>
          <table:table-cell table:style-name="ce784" office:value-type="string" calcext:value-type="string" table:number-columns-spanned="1" table:number-rows-spanned="6">
            <text:p>M2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12" office:value-type="float" office:value="0.427184466019418" calcext:value-type="float">
            <text:p>0,4272</text:p>
          </table:table-cell>
          <table:table-cell table:style-name="ce812" office:value-type="float" office:value="0.514563106796116" calcext:value-type="float">
            <text:p>0,5146</text:p>
          </table:table-cell>
          <table:table-cell table:style-name="ce812" office:value-type="float" office:value="0.483495145631068" calcext:value-type="float">
            <text:p>0,4835</text:p>
          </table:table-cell>
          <table:table-cell table:style-name="ce812" office:value-type="float" office:value="0.0345990867596235" calcext:value-type="float">
            <text:p>0,0346</text:p>
          </table:table-cell>
          <table:table-cell table:style-name="ce812" office:value-type="float" office:value="-1.38535781637" calcext:value-type="float">
            <text:p>-1,3854</text:p>
          </table:table-cell>
          <table:table-cell table:style-name="ce812" office:value-type="float" office:value="1.78374356748714" calcext:value-type="float">
            <text:p>1,7837</text:p>
          </table:table-cell>
          <table:table-cell table:style-name="ce812" office:value-type="float" office:value="0.00478838721839948" calcext:value-type="float">
            <text:p>0,0048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987" office:value-type="float" office:value="0.711462450592885" calcext:value-type="float">
            <text:p>0,7115</text:p>
          </table:table-cell>
          <table:table-cell table:style-name="ce1052" office:value-type="float" office:value="0.586319218241042" calcext:value-type="float">
            <text:p>0,5863</text:p>
          </table:table-cell>
          <table:table-cell table:style-name="ce1116" office:value-type="float" office:value="0.711462450592885" calcext:value-type="float">
            <text:p>0,7115</text:p>
          </table:table-cell>
          <table:table-cell table:style-name="ce1180" office:value-type="float" office:value="0.515267175572519" calcext:value-type="float">
            <text:p>0,5153</text:p>
          </table:table-cell>
          <table:table-cell table:style-name="ce1244" office:value-type="float" office:value="0.642857142857143" calcext:value-type="float">
            <text:p>0,6429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87" office:value-type="string" calcext:value-type="string">
            <text:p>BayesNet</text:p>
          </table:table-cell>
          <table:table-cell table:style-name="ce1310" office:value-type="float" office:value="0.537864077669903" calcext:value-type="float">
            <text:p>0,5379</text:p>
          </table:table-cell>
          <table:table-cell table:style-name="ce1318" office:value-type="float" office:value="0.0731806908233017" calcext:value-type="float">
            <text:p>0,0732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91" office:value-type="string" calcext:value-type="string">
            <text:p>"DT"</text:p>
          </table:table-cell>
          <table:table-cell table:style-name="ce798" office:value-type="float" office:value="0.50873786407767" calcext:value-type="float">
            <text:p>0,5087</text:p>
          </table:table-cell>
          <table:table-cell table:style-name="ce806" office:value-type="float" office:value="0.000552287005146967" calcext:value-type="float">
            <text:p>0,0006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87" office:value-type="string" calcext:value-type="string">
            <text:p>BayesNet</text:p>
          </table:table-cell>
          <table:table-cell table:style-name="ce815" office:value-type="float" office:value="0.553398058252427" calcext:value-type="float">
            <text:p>0,5534</text:p>
          </table:table-cell>
          <table:table-cell table:style-name="ce841" office:value-type="float" office:value="0.611650485436893" calcext:value-type="float">
            <text:p>0,6117</text:p>
          </table:table-cell>
          <table:table-cell table:style-name="ce865" office:value-type="float" office:value="0.584466019417476" calcext:value-type="float">
            <text:p>0,5845</text:p>
          </table:table-cell>
          <table:table-cell table:style-name="ce889" office:value-type="float" office:value="0.0251304448651336" calcext:value-type="float">
            <text:p>0,0251</text:p>
          </table:table-cell>
          <table:table-cell table:style-name="ce913" office:value-type="float" office:value="-0.363269005858464" calcext:value-type="float">
            <text:p>-0,3633</text:p>
          </table:table-cell>
          <table:table-cell table:style-name="ce937" office:value-type="float" office:value="-2.41256404544442" calcext:value-type="float">
            <text:p>-2,4126</text:p>
          </table:table-cell>
          <table:table-cell table:style-name="ce961" office:value-type="float" office:value="0.00252615703647846" calcext:value-type="float">
            <text:p>0,0025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86" office:value-type="float" office:value="0.515267175572519" calcext:value-type="float">
            <text:p>0,5153</text:p>
          </table:table-cell>
          <table:table-cell table:style-name="ce1051" office:value-type="float" office:value="0.649038461538462" calcext:value-type="float">
            <text:p>0,6490</text:p>
          </table:table-cell>
          <table:table-cell table:style-name="ce1115" office:value-type="float" office:value="0.515267175572519" calcext:value-type="float">
            <text:p>0,5153</text:p>
          </table:table-cell>
          <table:table-cell table:style-name="ce1179" office:value-type="float" office:value="0.711462450592885" calcext:value-type="float">
            <text:p>0,7115</text:p>
          </table:table-cell>
          <table:table-cell table:style-name="ce1243" office:value-type="float" office:value="0.574468085106383" calcext:value-type="float">
            <text:p>0,5745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DecisionTree</text:p>
          </table:table-cell>
          <table:table-cell table:style-name="ce1310" office:value-type="float" office:value="0.551456310679612" calcext:value-type="float">
            <text:p>0,5515</text:p>
          </table:table-cell>
          <table:table-cell table:style-name="ce1318" office:value-type="float" office:value="0.102333864042799" calcext:value-type="float">
            <text:p>0,1023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92" office:value-type="string" calcext:value-type="string">
            <text:p>"LREG"</text:p>
          </table:table-cell>
          <table:table-cell table:style-name="ce798" office:value-type="float" office:value="0.49126213592233" calcext:value-type="float">
            <text:p>0,4913</text:p>
          </table:table-cell>
          <table:table-cell table:style-name="ce806" office:value-type="float" office:value="-0.0327909006016257" calcext:value-type="float">
            <text:p>-0,0328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DecisionTree</text:p>
          </table:table-cell>
          <table:table-cell table:style-name="ce815" office:value-type="float" office:value="0.563106796116505" calcext:value-type="float">
            <text:p>0,5631</text:p>
          </table:table-cell>
          <table:table-cell table:style-name="ce841" office:value-type="float" office:value="0.640776699029126" calcext:value-type="float">
            <text:p>0,6408</text:p>
          </table:table-cell>
          <table:table-cell table:style-name="ce865" office:value-type="float" office:value="0.6" calcext:value-type="float">
            <text:p>0,6000</text:p>
          </table:table-cell>
          <table:table-cell table:style-name="ce889" office:value-type="float" office:value="0.0365853275367316" calcext:value-type="float">
            <text:p>0,0366</text:p>
          </table:table-cell>
          <table:table-cell table:style-name="ce913" office:value-type="float" office:value="-0.02242584052539" calcext:value-type="float">
            <text:p>-0,0224</text:p>
          </table:table-cell>
          <table:table-cell table:style-name="ce937" office:value-type="float" office:value="-2.83574687561992" calcext:value-type="float">
            <text:p>-2,8357</text:p>
          </table:table-cell>
          <table:table-cell table:style-name="ce961" office:value-type="float" office:value="0.00535394476387974" calcext:value-type="float">
            <text:p>0,0054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987" office:value-type="float" office:value="0.774703557312253" calcext:value-type="float">
            <text:p>0,7747</text:p>
          </table:table-cell>
          <table:table-cell table:style-name="ce1052" office:value-type="float" office:value="0.563218390804598" calcext:value-type="float">
            <text:p>0,5632</text:p>
          </table:table-cell>
          <table:table-cell table:style-name="ce1116" office:value-type="float" office:value="0.774703557312253" calcext:value-type="float">
            <text:p>0,7747</text:p>
          </table:table-cell>
          <table:table-cell table:style-name="ce1180" office:value-type="float" office:value="0.419847328244275" calcext:value-type="float">
            <text:p>0,4198</text:p>
          </table:table-cell>
          <table:table-cell table:style-name="ce1244" office:value-type="float" office:value="0.652246256239601" calcext:value-type="float">
            <text:p>0,6522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1310" office:value-type="float" office:value="0.551456310679612" calcext:value-type="float">
            <text:p>0,5515</text:p>
          </table:table-cell>
          <table:table-cell table:style-name="ce1318" office:value-type="float" office:value="0.100256388924604" calcext:value-type="float">
            <text:p>0,1003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92" office:value-type="string" calcext:value-type="string">
            <text:p>"BN"</text:p>
          </table:table-cell>
          <table:table-cell table:style-name="ce798" office:value-type="float" office:value="0.495145631067961" calcext:value-type="float">
            <text:p>0,4951</text:p>
          </table:table-cell>
          <table:table-cell table:style-name="ce806" office:value-type="float" office:value="0.00351263656118834" calcext:value-type="float">
            <text:p>0,0035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15" office:value-type="float" office:value="0.543689320388349" calcext:value-type="float">
            <text:p>0,5437</text:p>
          </table:table-cell>
          <table:table-cell table:style-name="ce841" office:value-type="float" office:value="0.640776699029126" calcext:value-type="float">
            <text:p>0,6408</text:p>
          </table:table-cell>
          <table:table-cell table:style-name="ce865" office:value-type="float" office:value="0.594174757281553" calcext:value-type="float">
            <text:p>0,5942</text:p>
          </table:table-cell>
          <table:table-cell table:style-name="ce889" office:value-type="float" office:value="0.0359354476181022" calcext:value-type="float">
            <text:p>0,0359</text:p>
          </table:table-cell>
          <table:table-cell table:style-name="ce913" office:value-type="float" office:value="-0.212982001866771" calcext:value-type="float">
            <text:p>-0,2130</text:p>
          </table:table-cell>
          <table:table-cell table:style-name="ce937" office:value-type="float" office:value="0.48857158079813" calcext:value-type="float">
            <text:p>0,4886</text:p>
          </table:table-cell>
          <table:table-cell table:style-name="ce961" office:value-type="float" office:value="0.00516542558205298" calcext:value-type="float">
            <text:p>0,0052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986" office:value-type="float" office:value="0.419847328244275" calcext:value-type="float">
            <text:p>0,4198</text:p>
          </table:table-cell>
          <table:table-cell table:style-name="ce1051" office:value-type="float" office:value="0.658682634730539" calcext:value-type="float">
            <text:p>0,6587</text:p>
          </table:table-cell>
          <table:table-cell table:style-name="ce1115" office:value-type="float" office:value="0.419847328244275" calcext:value-type="float">
            <text:p>0,4198</text:p>
          </table:table-cell>
          <table:table-cell table:style-name="ce1179" office:value-type="float" office:value="0.774703557312253" calcext:value-type="float">
            <text:p>0,7747</text:p>
          </table:table-cell>
          <table:table-cell table:style-name="ce1243" office:value-type="float" office:value="0.512820512820513" calcext:value-type="float">
            <text:p>0,5128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88" office:value-type="string" calcext:value-type="string">
            <text:p>MLP</text:p>
          </table:table-cell>
          <table:table-cell table:style-name="ce1310" office:value-type="float" office:value="0.570873786407767" calcext:value-type="float">
            <text:p>0,5709</text:p>
          </table:table-cell>
          <table:table-cell table:style-name="ce1318" office:value-type="float" office:value="0.141427095041603" calcext:value-type="float">
            <text:p>0,1414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93" office:value-type="string" calcext:value-type="string">
            <text:p>"BLREG"</text:p>
          </table:table-cell>
          <table:table-cell table:style-name="ce798" office:value-type="float" office:value="0.499029126213592" calcext:value-type="float">
            <text:p>0,4990</text:p>
          </table:table-cell>
          <table:table-cell table:style-name="ce806" office:value-type="float" office:value="0.0146099080391575" calcext:value-type="float">
            <text:p>0,0146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88" office:value-type="string" calcext:value-type="string">
            <text:p>MLP</text:p>
          </table:table-cell>
          <table:table-cell table:style-name="ce815" office:value-type="float" office:value="0.524271844660194" calcext:value-type="float">
            <text:p>0,5243</text:p>
          </table:table-cell>
          <table:table-cell table:style-name="ce841" office:value-type="float" office:value="0.679611650485437" calcext:value-type="float">
            <text:p>0,6796</text:p>
          </table:table-cell>
          <table:table-cell table:style-name="ce865" office:value-type="float" office:value="0.603883495145631" calcext:value-type="float">
            <text:p>0,6039</text:p>
          </table:table-cell>
          <table:table-cell table:style-name="ce889" office:value-type="float" office:value="0.0645466801498819" calcext:value-type="float">
            <text:p>0,0645</text:p>
          </table:table-cell>
          <table:table-cell table:style-name="ce913" office:value-type="float" office:value="0.106174736046386" calcext:value-type="float">
            <text:p>0,1062</text:p>
          </table:table-cell>
          <table:table-cell table:style-name="ce937" office:value-type="float" office:value="-1.93269998566778" calcext:value-type="float">
            <text:p>-1,9327</text:p>
          </table:table-cell>
          <table:table-cell table:style-name="ce961" office:value-type="float" office:value="0.0166650956734848" calcext:value-type="float">
            <text:p>0,0167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987" office:value-type="float" office:value="0.715415019762846" calcext:value-type="float">
            <text:p>0,7154</text:p>
          </table:table-cell>
          <table:table-cell table:style-name="ce1052" office:value-type="float" office:value="0.540298507462687" calcext:value-type="float">
            <text:p>0,5403</text:p>
          </table:table-cell>
          <table:table-cell table:style-name="ce1116" office:value-type="float" office:value="0.715415019762846" calcext:value-type="float">
            <text:p>0,7154</text:p>
          </table:table-cell>
          <table:table-cell table:style-name="ce1180" office:value-type="float" office:value="0.412213740458015" calcext:value-type="float">
            <text:p>0,4122</text:p>
          </table:table-cell>
          <table:table-cell table:style-name="ce1244" office:value-type="float" office:value="0.615646258503401" calcext:value-type="float">
            <text:p>0,6156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89" office:value-type="string" calcext:value-type="string">
            <text:p>RandomForset</text:p>
          </table:table-cell>
          <table:table-cell table:style-name="ce1311" office:value-type="float" office:value="0.520388349514563" calcext:value-type="float">
            <text:p>0,5204</text:p>
          </table:table-cell>
          <table:table-cell table:style-name="ce1319" office:value-type="float" office:value="0.039897049610917" calcext:value-type="float">
            <text:p>0,0399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94" office:value-type="string" calcext:value-type="string">
            <text:p>"BLREG"</text:p>
          </table:table-cell>
          <table:table-cell table:style-name="ce799" office:value-type="float" office:value="0.497087378640777" calcext:value-type="float">
            <text:p>0,4971</text:p>
          </table:table-cell>
          <table:table-cell table:style-name="ce807" office:value-type="float" office:value="-0.0193499575859934" calcext:value-type="float">
            <text:p>-0,0193</text:p>
          </table:table-cell>
          <table:table-cell/>
          <table:covered-table-cell table:style-name="ce784" office:value-type="string" calcext:value-type="string">
            <text:p>M2</text:p>
          </table:covered-table-cell>
          <table:table-cell table:style-name="ce789" office:value-type="string" calcext:value-type="string">
            <text:p>RandomForset</text:p>
          </table:table-cell>
          <table:table-cell table:style-name="ce816" office:value-type="float" office:value="0.504854368932039" calcext:value-type="float">
            <text:p>0,5049</text:p>
          </table:table-cell>
          <table:table-cell table:style-name="ce842" office:value-type="float" office:value="0.553398058252427" calcext:value-type="float">
            <text:p>0,5534</text:p>
          </table:table-cell>
          <table:table-cell table:style-name="ce866" office:value-type="float" office:value="0.535922330097087" calcext:value-type="float">
            <text:p>0,5359</text:p>
          </table:table-cell>
          <table:table-cell table:style-name="ce890" office:value-type="float" office:value="0.021048042124932" calcext:value-type="float">
            <text:p>0,0210</text:p>
          </table:table-cell>
          <table:table-cell table:style-name="ce914" office:value-type="float" office:value="-0.912717046241344" calcext:value-type="float">
            <text:p>-0,9127</text:p>
          </table:table-cell>
          <table:table-cell table:style-name="ce938" office:value-type="float" office:value="-0.737890448166592" calcext:value-type="float">
            <text:p>-0,7379</text:p>
          </table:table-cell>
          <table:table-cell table:style-name="ce962" office:value-type="float" office:value="0.00177208030917146" calcext:value-type="float">
            <text:p>0,0018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988" office:value-type="float" office:value="0.412213740458015" calcext:value-type="float">
            <text:p>0,4122</text:p>
          </table:table-cell>
          <table:table-cell table:style-name="ce1053" office:value-type="float" office:value="0.6" calcext:value-type="float">
            <text:p>0,6000</text:p>
          </table:table-cell>
          <table:table-cell table:style-name="ce1117" office:value-type="float" office:value="0.412213740458015" calcext:value-type="float">
            <text:p>0,4122</text:p>
          </table:table-cell>
          <table:table-cell table:style-name="ce1181" office:value-type="float" office:value="0.715415019762846" calcext:value-type="float">
            <text:p>0,7154</text:p>
          </table:table-cell>
          <table:table-cell table:style-name="ce1245" office:value-type="float" office:value="0.48868778280543" calcext:value-type="float">
            <text:p>0,4887</text:p>
          </table:table-cell>
          <table:table-cell/>
          <table:table-cell table:style-name="ce784" office:value-type="string" calcext:value-type="string" table:number-columns-spanned="1" table:number-rows-spanned="6">
            <text:p>M3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1309" office:value-type="float" office:value="0.605825242718447" calcext:value-type="float">
            <text:p>0,6058</text:p>
          </table:table-cell>
          <table:table-cell table:style-name="ce1309" office:value-type="float" office:value="0.214555644876524" calcext:value-type="float">
            <text:p>0,2146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table-cell table:style-name="ce784" office:value-type="string" calcext:value-type="string" table:number-columns-spanned="1" table:number-rows-spanned="6">
            <text:p>M3</text:p>
          </table:table-cell>
          <table:table-cell table:style-name="ce790" office:value-type="string" calcext:value-type="string">
            <text:p>"RF"</text:p>
          </table:table-cell>
          <table:table-cell table:style-name="ce795" office:value-type="float" office:value="0.605825242718447" calcext:value-type="float">
            <text:p>0,6058</text:p>
          </table:table-cell>
          <table:table-cell table:style-name="ce795" office:value-type="float" office:value="0.214555644876524" calcext:value-type="float">
            <text:p>0,2146</text:p>
          </table:table-cell>
          <table:table-cell/>
          <table:table-cell table:style-name="ce784" office:value-type="string" calcext:value-type="string" table:number-columns-spanned="1" table:number-rows-spanned="6">
            <text:p>M3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12" office:value-type="float" office:value="0.572815533980582" calcext:value-type="float">
            <text:p>0,5728</text:p>
          </table:table-cell>
          <table:table-cell table:style-name="ce812" office:value-type="float" office:value="0.650485436893204" calcext:value-type="float">
            <text:p>0,6505</text:p>
          </table:table-cell>
          <table:table-cell table:style-name="ce812" office:value-type="float" office:value="0.611650485436893" calcext:value-type="float">
            <text:p>0,6117</text:p>
          </table:table-cell>
          <table:table-cell table:style-name="ce812" office:value-type="float" office:value="0.0283055917225505" calcext:value-type="float">
            <text:p>0,0283</text:p>
          </table:table-cell>
          <table:table-cell table:style-name="ce812" office:value-type="float" office:value="4.35742959453412E-015" calcext:value-type="float">
            <text:p>0,0000</text:p>
          </table:table-cell>
          <table:table-cell table:style-name="ce812" office:value-type="float" office:value="0.892733564013838" calcext:value-type="float">
            <text:p>0,8927</text:p>
          </table:table-cell>
          <table:table-cell table:style-name="ce812" office:value-type="float" office:value="0.00320482609105477" calcext:value-type="float">
            <text:p>0,0032</text:p>
          </table:table-cell>
          <table:table-cell/>
          <table:table-cell table:style-name="ce71" office:value-type="string" calcext:value-type="string" table:number-columns-spanned="1" table:number-rows-spanned="12">
            <text:p>M2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989" office:value-type="float" office:value="0.988142292490118" calcext:value-type="float">
            <text:p>0,9881</text:p>
          </table:table-cell>
          <table:table-cell table:style-name="ce1054" office:value-type="float" office:value="0.495049504950495" calcext:value-type="float">
            <text:p>0,4950</text:p>
          </table:table-cell>
          <table:table-cell table:style-name="ce1118" office:value-type="float" office:value="0.988142292490118" calcext:value-type="float">
            <text:p>0,9881</text:p>
          </table:table-cell>
          <table:table-cell table:style-name="ce1182" office:value-type="float" office:value="0.0267175572519084" calcext:value-type="float">
            <text:p>0,0267</text:p>
          </table:table-cell>
          <table:table-cell table:style-name="ce1246" office:value-type="float" office:value="0.659630606860158" calcext:value-type="float">
            <text:p>0,6596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87" office:value-type="string" calcext:value-type="string">
            <text:p>BayesNet</text:p>
          </table:table-cell>
          <table:table-cell table:style-name="ce1312" office:value-type="float" office:value="0.609708737864078" calcext:value-type="float">
            <text:p>0,6097</text:p>
          </table:table-cell>
          <table:table-cell table:style-name="ce1320" office:value-type="float" office:value="0.220607612092008" calcext:value-type="float">
            <text:p>0,2206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91" office:value-type="string" calcext:value-type="string">
            <text:p>"BN"</text:p>
          </table:table-cell>
          <table:table-cell table:style-name="ce800" office:value-type="float" office:value="0.609708737864078" calcext:value-type="float">
            <text:p>0,6097</text:p>
          </table:table-cell>
          <table:table-cell table:style-name="ce808" office:value-type="float" office:value="0.220607612092008" calcext:value-type="float">
            <text:p>0,2206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87" office:value-type="string" calcext:value-type="string">
            <text:p>BayesNet</text:p>
          </table:table-cell>
          <table:table-cell table:style-name="ce817" office:value-type="float" office:value="0.592233009708738" calcext:value-type="float">
            <text:p>0,5922</text:p>
          </table:table-cell>
          <table:table-cell table:style-name="ce843" office:value-type="float" office:value="0.631067961165049" calcext:value-type="float">
            <text:p>0,6311</text:p>
          </table:table-cell>
          <table:table-cell table:style-name="ce867" office:value-type="float" office:value="0.613592233009709" calcext:value-type="float">
            <text:p>0,6136</text:p>
          </table:table-cell>
          <table:table-cell table:style-name="ce891" office:value-type="float" office:value="0.0173675182718419" calcext:value-type="float">
            <text:p>0,0174</text:p>
          </table:table-cell>
          <table:table-cell table:style-name="ce915" office:value-type="float" office:value="-0.052407843222647" calcext:value-type="float">
            <text:p>-0,0524</text:p>
          </table:table-cell>
          <table:table-cell table:style-name="ce939" office:value-type="float" office:value="-2.32421875000001" calcext:value-type="float">
            <text:p>-2,3242</text:p>
          </table:table-cell>
          <table:table-cell table:style-name="ce963" office:value-type="float" office:value="0.00120652276369121" calcext:value-type="float">
            <text:p>0,0012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90" office:value-type="float" office:value="0.0267175572519084" calcext:value-type="float">
            <text:p>0,0267</text:p>
          </table:table-cell>
          <table:table-cell table:style-name="ce1055" office:value-type="float" office:value="0.7" calcext:value-type="float">
            <text:p>0,7000</text:p>
          </table:table-cell>
          <table:table-cell table:style-name="ce1119" office:value-type="float" office:value="0.0267175572519084" calcext:value-type="float">
            <text:p>0,0267</text:p>
          </table:table-cell>
          <table:table-cell table:style-name="ce1183" office:value-type="float" office:value="0.988142292490118" calcext:value-type="float">
            <text:p>0,9881</text:p>
          </table:table-cell>
          <table:table-cell table:style-name="ce1247" office:value-type="float" office:value="0.0514705882352941" calcext:value-type="float">
            <text:p>0,0515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DecisionTree</text:p>
          </table:table-cell>
          <table:table-cell table:style-name="ce1312" office:value-type="float" office:value="0.549514563106796" calcext:value-type="float">
            <text:p>0,5495</text:p>
          </table:table-cell>
          <table:table-cell table:style-name="ce1320" office:value-type="float" office:value="0.101316284317412" calcext:value-type="float">
            <text:p>0,1013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92" office:value-type="string" calcext:value-type="string">
            <text:p>"LREG"</text:p>
          </table:table-cell>
          <table:table-cell table:style-name="ce800" office:value-type="float" office:value="0.549514563106796" calcext:value-type="float">
            <text:p>0,5495</text:p>
          </table:table-cell>
          <table:table-cell table:style-name="ce808" office:value-type="float" office:value="0.101316284317412" calcext:value-type="float">
            <text:p>0,1013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DecisionTree</text:p>
          </table:table-cell>
          <table:table-cell table:style-name="ce817" office:value-type="float" office:value="0.543689320388349" calcext:value-type="float">
            <text:p>0,5437</text:p>
          </table:table-cell>
          <table:table-cell table:style-name="ce843" office:value-type="float" office:value="0.611650485436893" calcext:value-type="float">
            <text:p>0,6117</text:p>
          </table:table-cell>
          <table:table-cell table:style-name="ce867" office:value-type="float" office:value="0.574757281553398" calcext:value-type="float">
            <text:p>0,5748</text:p>
          </table:table-cell>
          <table:table-cell table:style-name="ce891" office:value-type="float" office:value="0.0269406542242943" calcext:value-type="float">
            <text:p>0,0269</text:p>
          </table:table-cell>
          <table:table-cell table:style-name="ce915" office:value-type="float" office:value="0.243370119793085" calcext:value-type="float">
            <text:p>0,2434</text:p>
          </table:table-cell>
          <table:table-cell table:style-name="ce939" office:value-type="float" office:value="-0.882104908078936" calcext:value-type="float">
            <text:p>-0,8821</text:p>
          </table:table-cell>
          <table:table-cell table:style-name="ce963" office:value-type="float" office:value="0.00290319540013196" calcext:value-type="float">
            <text:p>0,0029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991" office:value-type="float" office:value="0.110671936758893" calcext:value-type="float">
            <text:p>0,1107</text:p>
          </table:table-cell>
          <table:table-cell table:style-name="ce1056" office:value-type="float" office:value="0.451612903225806" calcext:value-type="float">
            <text:p>0,4516</text:p>
          </table:table-cell>
          <table:table-cell table:style-name="ce1120" office:value-type="float" office:value="0.110671936758893" calcext:value-type="float">
            <text:p>0,1107</text:p>
          </table:table-cell>
          <table:table-cell table:style-name="ce1184" office:value-type="float" office:value="0.870229007633588" calcext:value-type="float">
            <text:p>0,8702</text:p>
          </table:table-cell>
          <table:table-cell table:style-name="ce1248" office:value-type="float" office:value="0.177777777777778" calcext:value-type="float">
            <text:p>0,1778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1312" office:value-type="float" office:value="0.586407766990291" calcext:value-type="float">
            <text:p>0,5864</text:p>
          </table:table-cell>
          <table:table-cell table:style-name="ce1320" office:value-type="float" office:value="0.172731317732411" calcext:value-type="float">
            <text:p>0,1727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92" office:value-type="string" calcext:value-type="string">
            <text:p>"MLP"</text:p>
          </table:table-cell>
          <table:table-cell table:style-name="ce800" office:value-type="float" office:value="0.586407766990291" calcext:value-type="float">
            <text:p>0,5864</text:p>
          </table:table-cell>
          <table:table-cell table:style-name="ce808" office:value-type="float" office:value="0.172731317732411" calcext:value-type="float">
            <text:p>0,1727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17" office:value-type="float" office:value="0.601941747572815" calcext:value-type="float">
            <text:p>0,6019</text:p>
          </table:table-cell>
          <table:table-cell table:style-name="ce843" office:value-type="float" office:value="0.650485436893204" calcext:value-type="float">
            <text:p>0,6505</text:p>
          </table:table-cell>
          <table:table-cell table:style-name="ce867" office:value-type="float" office:value="0.613592233009709" calcext:value-type="float">
            <text:p>0,6136</text:p>
          </table:table-cell>
          <table:table-cell table:style-name="ce891" office:value-type="float" office:value="0.0210480421249333" calcext:value-type="float">
            <text:p>0,0210</text:p>
          </table:table-cell>
          <table:table-cell table:style-name="ce915" office:value-type="float" office:value="2.03153149002106" calcext:value-type="float">
            <text:p>2,0315</text:p>
          </table:table-cell>
          <table:table-cell table:style-name="ce939" office:value-type="float" office:value="4.15119963784519" calcext:value-type="float">
            <text:p>4,1512</text:p>
          </table:table-cell>
          <table:table-cell table:style-name="ce963" office:value-type="float" office:value="0.00177208030917146" calcext:value-type="float">
            <text:p>0,001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990" office:value-type="float" office:value="0.870229007633588" calcext:value-type="float">
            <text:p>0,8702</text:p>
          </table:table-cell>
          <table:table-cell table:style-name="ce1055" office:value-type="float" office:value="0.503311258278146" calcext:value-type="float">
            <text:p>0,5033</text:p>
          </table:table-cell>
          <table:table-cell table:style-name="ce1119" office:value-type="float" office:value="0.870229007633588" calcext:value-type="float">
            <text:p>0,8702</text:p>
          </table:table-cell>
          <table:table-cell table:style-name="ce1183" office:value-type="float" office:value="0.110671936758893" calcext:value-type="float">
            <text:p>0,1107</text:p>
          </table:table-cell>
          <table:table-cell table:style-name="ce1247" office:value-type="float" office:value="0.637762237762238" calcext:value-type="float">
            <text:p>0,6378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88" office:value-type="string" calcext:value-type="string">
            <text:p>MLP</text:p>
          </table:table-cell>
          <table:table-cell table:style-name="ce1312" office:value-type="float" office:value="0.561165048543689" calcext:value-type="float">
            <text:p>0,5612</text:p>
          </table:table-cell>
          <table:table-cell table:style-name="ce1320" office:value-type="float" office:value="0.122657580919932" calcext:value-type="float">
            <text:p>0,1227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93" office:value-type="string" calcext:value-type="string">
            <text:p>"DT"</text:p>
          </table:table-cell>
          <table:table-cell table:style-name="ce800" office:value-type="float" office:value="0.580582524271845" calcext:value-type="float">
            <text:p>0,5806</text:p>
          </table:table-cell>
          <table:table-cell table:style-name="ce808" office:value-type="float" office:value="0.161705526835371" calcext:value-type="float">
            <text:p>0,1617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88" office:value-type="string" calcext:value-type="string">
            <text:p>MLP</text:p>
          </table:table-cell>
          <table:table-cell table:style-name="ce817" office:value-type="float" office:value="0.514563106796116" calcext:value-type="float">
            <text:p>0,5146</text:p>
          </table:table-cell>
          <table:table-cell table:style-name="ce843" office:value-type="float" office:value="0.611650485436893" calcext:value-type="float">
            <text:p>0,6117</text:p>
          </table:table-cell>
          <table:table-cell table:style-name="ce867" office:value-type="float" office:value="0.572815533980582" calcext:value-type="float">
            <text:p>0,5728</text:p>
          </table:table-cell>
          <table:table-cell table:style-name="ce891" office:value-type="float" office:value="0.0363267707453772" calcext:value-type="float">
            <text:p>0,0363</text:p>
          </table:table-cell>
          <table:table-cell table:style-name="ce915" office:value-type="float" office:value="-1.14540532248182" calcext:value-type="float">
            <text:p>-1,1454</text:p>
          </table:table-cell>
          <table:table-cell table:style-name="ce939" office:value-type="float" office:value="2" calcext:value-type="float">
            <text:p>2,0000</text:p>
          </table:table-cell>
          <table:table-cell table:style-name="ce963" office:value-type="float" office:value="0.00527853709114902" calcext:value-type="float">
            <text:p>0,0053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991" office:value-type="float" office:value="0.0592885375494071" calcext:value-type="float">
            <text:p>0,0593</text:p>
          </table:table-cell>
          <table:table-cell table:style-name="ce1056" office:value-type="float" office:value="0.384615384615385" calcext:value-type="float">
            <text:p>0,3846</text:p>
          </table:table-cell>
          <table:table-cell table:style-name="ce1120" office:value-type="float" office:value="0.0592885375494071" calcext:value-type="float">
            <text:p>0,0593</text:p>
          </table:table-cell>
          <table:table-cell table:style-name="ce1184" office:value-type="float" office:value="0.908396946564885" calcext:value-type="float">
            <text:p>0,9084</text:p>
          </table:table-cell>
          <table:table-cell table:style-name="ce1248" office:value-type="float" office:value="0.102739726027397" calcext:value-type="float">
            <text:p>0,1027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89" office:value-type="string" calcext:value-type="string">
            <text:p>RandomForset</text:p>
          </table:table-cell>
          <table:table-cell table:style-name="ce1313" office:value-type="float" office:value="0.605825242718447" calcext:value-type="float">
            <text:p>0,6058</text:p>
          </table:table-cell>
          <table:table-cell table:style-name="ce1321" office:value-type="float" office:value="0.212532294875754" calcext:value-type="float">
            <text:p>0,2125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94" office:value-type="string" calcext:value-type="string">
            <text:p>"MLP"</text:p>
          </table:table-cell>
          <table:table-cell table:style-name="ce801" office:value-type="float" office:value="0.578640776699029" calcext:value-type="float">
            <text:p>0,5786</text:p>
          </table:table-cell>
          <table:table-cell table:style-name="ce809" office:value-type="float" office:value="0.159022327240437" calcext:value-type="float">
            <text:p>0,1590</text:p>
          </table:table-cell>
          <table:table-cell/>
          <table:covered-table-cell table:style-name="ce784" office:value-type="string" calcext:value-type="string">
            <text:p>M3</text:p>
          </table:covered-table-cell>
          <table:table-cell table:style-name="ce789" office:value-type="string" calcext:value-type="string">
            <text:p>RandomForset</text:p>
          </table:table-cell>
          <table:table-cell table:style-name="ce818" office:value-type="float" office:value="0.601941747572815" calcext:value-type="float">
            <text:p>0,6019</text:p>
          </table:table-cell>
          <table:table-cell table:style-name="ce844" office:value-type="float" office:value="0.669902912621359" calcext:value-type="float">
            <text:p>0,6699</text:p>
          </table:table-cell>
          <table:table-cell table:style-name="ce868" office:value-type="float" office:value="0.621359223300971" calcext:value-type="float">
            <text:p>0,6214</text:p>
          </table:table-cell>
          <table:table-cell table:style-name="ce892" office:value-type="float" office:value="0.0274604575218083" calcext:value-type="float">
            <text:p>0,0275</text:p>
          </table:table-cell>
          <table:table-cell table:style-name="ce916" office:value-type="float" office:value="2.09922325664756" calcext:value-type="float">
            <text:p>2,0992</text:p>
          </table:table-cell>
          <table:table-cell table:style-name="ce940" office:value-type="float" office:value="4.57812500000001" calcext:value-type="float">
            <text:p>4,5781</text:p>
          </table:table-cell>
          <table:table-cell table:style-name="ce964" office:value-type="float" office:value="0.00301630690922802" calcext:value-type="float">
            <text:p>0,0030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990" office:value-type="float" office:value="0.908396946564885" calcext:value-type="float">
            <text:p>0,9084</text:p>
          </table:table-cell>
          <table:table-cell table:style-name="ce1055" office:value-type="float" office:value="0.5" calcext:value-type="float">
            <text:p>0,5000</text:p>
          </table:table-cell>
          <table:table-cell table:style-name="ce1119" office:value-type="float" office:value="0.908396946564885" calcext:value-type="float">
            <text:p>0,9084</text:p>
          </table:table-cell>
          <table:table-cell table:style-name="ce1183" office:value-type="float" office:value="0.0592885375494071" calcext:value-type="float">
            <text:p>0,0593</text:p>
          </table:table-cell>
          <table:table-cell table:style-name="ce1247" office:value-type="float" office:value="0.644986449864499" calcext:value-type="float">
            <text:p>0,6450</text:p>
          </table:table-cell>
          <table:table-cell/>
          <table:table-cell table:style-name="ce784" office:value-type="string" calcext:value-type="string" table:number-columns-spanned="1" table:number-rows-spanned="6">
            <text:p>M4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1309" office:value-type="float" office:value="0.495145631067961" calcext:value-type="float">
            <text:p>0,4951</text:p>
          </table:table-cell>
          <table:table-cell table:style-name="ce1309" office:value-type="float" office:value="0.00750118595825419" calcext:value-type="float">
            <text:p>0,0075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table-cell table:style-name="ce784" office:value-type="string" calcext:value-type="string" table:number-columns-spanned="1" table:number-rows-spanned="6">
            <text:p>M4</text:p>
          </table:table-cell>
          <table:table-cell table:style-name="ce790" office:value-type="string" calcext:value-type="string">
            <text:p>"DT"</text:p>
          </table:table-cell>
          <table:table-cell table:style-name="ce795" office:value-type="float" office:value="0.495145631067961" calcext:value-type="float">
            <text:p>0,4951</text:p>
          </table:table-cell>
          <table:table-cell table:style-name="ce795" office:value-type="float" office:value="0.00750118595825419" calcext:value-type="float">
            <text:p>0,0075</text:p>
          </table:table-cell>
          <table:table-cell/>
          <table:table-cell table:style-name="ce784" office:value-type="string" calcext:value-type="string" table:number-columns-spanned="1" table:number-rows-spanned="6">
            <text:p>M4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12" office:value-type="float" office:value="0.475728155339806" calcext:value-type="float">
            <text:p>0,4757</text:p>
          </table:table-cell>
          <table:table-cell table:style-name="ce812" office:value-type="float" office:value="0.553398058252427" calcext:value-type="float">
            <text:p>0,5534</text:p>
          </table:table-cell>
          <table:table-cell table:style-name="ce812" office:value-type="float" office:value="0.510679611650486" calcext:value-type="float">
            <text:p>0,5107</text:p>
          </table:table-cell>
          <table:table-cell table:style-name="ce812" office:value-type="float" office:value="0.0311588476424867" calcext:value-type="float">
            <text:p>0,0312</text:p>
          </table:table-cell>
          <table:table-cell table:style-name="ce812" office:value-type="float" office:value="0.299487953068571" calcext:value-type="float">
            <text:p>0,2995</text:p>
          </table:table-cell>
          <table:table-cell table:style-name="ce812" office:value-type="float" office:value="-1.02083136959186" calcext:value-type="float">
            <text:p>-1,0208</text:p>
          </table:table-cell>
          <table:table-cell table:style-name="ce812" office:value-type="float" office:value="0.00388349514563107" calcext:value-type="float">
            <text:p>0,0039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991" office:value-type="float" office:value="0.881422924901186" calcext:value-type="float">
            <text:p>0,8814</text:p>
          </table:table-cell>
          <table:table-cell table:style-name="ce1056" office:value-type="float" office:value="0.492273730684327" calcext:value-type="float">
            <text:p>0,4923</text:p>
          </table:table-cell>
          <table:table-cell table:style-name="ce1120" office:value-type="float" office:value="0.881422924901186" calcext:value-type="float">
            <text:p>0,8814</text:p>
          </table:table-cell>
          <table:table-cell table:style-name="ce1184" office:value-type="float" office:value="0.122137404580153" calcext:value-type="float">
            <text:p>0,1221</text:p>
          </table:table-cell>
          <table:table-cell table:style-name="ce1248" office:value-type="float" office:value="0.631728045325779" calcext:value-type="float">
            <text:p>0,6317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87" office:value-type="string" calcext:value-type="string">
            <text:p>BayesNet</text:p>
          </table:table-cell>
          <table:table-cell table:style-name="ce1314" office:value-type="float" office:value="0.522330097087379" calcext:value-type="float">
            <text:p>0,5223</text:p>
          </table:table-cell>
          <table:table-cell table:style-name="ce1322" office:value-type="float" office:value="0.0431991541424364" calcext:value-type="float">
            <text:p>0,0432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91" office:value-type="string" calcext:value-type="string">
            <text:p>"RF"</text:p>
          </table:table-cell>
          <table:table-cell table:style-name="ce802" office:value-type="float" office:value="0.510679611650486" calcext:value-type="float">
            <text:p>0,5107</text:p>
          </table:table-cell>
          <table:table-cell table:style-name="ce810" office:value-type="float" office:value="0.017190458159788" calcext:value-type="float">
            <text:p>0,0172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87" office:value-type="string" calcext:value-type="string">
            <text:p>BayesNet</text:p>
          </table:table-cell>
          <table:table-cell table:style-name="ce819" office:value-type="float" office:value="0.466019417475728" calcext:value-type="float">
            <text:p>0,4660</text:p>
          </table:table-cell>
          <table:table-cell table:style-name="ce845" office:value-type="float" office:value="0.543689320388349" calcext:value-type="float">
            <text:p>0,5437</text:p>
          </table:table-cell>
          <table:table-cell table:style-name="ce869" office:value-type="float" office:value="0.499029126213592" calcext:value-type="float">
            <text:p>0,4990</text:p>
          </table:table-cell>
          <table:table-cell table:style-name="ce893" office:value-type="float" office:value="0.0303931569757234" calcext:value-type="float">
            <text:p>0,0304</text:p>
          </table:table-cell>
          <table:table-cell table:style-name="ce917" office:value-type="float" office:value="0.769259537448907" calcext:value-type="float">
            <text:p>0,7693</text:p>
          </table:table-cell>
          <table:table-cell table:style-name="ce941" office:value-type="float" office:value="-0.247813411078719" calcext:value-type="float">
            <text:p>-0,2478</text:p>
          </table:table-cell>
          <table:table-cell table:style-name="ce965" office:value-type="float" office:value="0.00369497596380431" calcext:value-type="float">
            <text:p>0,0037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90" office:value-type="float" office:value="0.122137404580153" calcext:value-type="float">
            <text:p>0,1221</text:p>
          </table:table-cell>
          <table:table-cell table:style-name="ce1055" office:value-type="float" office:value="0.516129032258065" calcext:value-type="float">
            <text:p>0,5161</text:p>
          </table:table-cell>
          <table:table-cell table:style-name="ce1119" office:value-type="float" office:value="0.122137404580153" calcext:value-type="float">
            <text:p>0,1221</text:p>
          </table:table-cell>
          <table:table-cell table:style-name="ce1183" office:value-type="float" office:value="0.881422924901186" calcext:value-type="float">
            <text:p>0,8814</text:p>
          </table:table-cell>
          <table:table-cell table:style-name="ce1247" office:value-type="float" office:value="0.197530864197531" calcext:value-type="float">
            <text:p>0,1975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DecisionTree</text:p>
          </table:table-cell>
          <table:table-cell table:style-name="ce1314" office:value-type="float" office:value="0.506796116504854" calcext:value-type="float">
            <text:p>0,5068</text:p>
          </table:table-cell>
          <table:table-cell table:style-name="ce1322" office:value-type="float" office:value="0.0120836794804017" calcext:value-type="float">
            <text:p>0,0121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92" office:value-type="string" calcext:value-type="string">
            <text:p>"BN"</text:p>
          </table:table-cell>
          <table:table-cell table:style-name="ce802" office:value-type="float" office:value="0.510679611650486" calcext:value-type="float">
            <text:p>0,5107</text:p>
          </table:table-cell>
          <table:table-cell table:style-name="ce810" office:value-type="float" office:value="0.0307981837734496" calcext:value-type="float">
            <text:p>0,0308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DecisionTree</text:p>
          </table:table-cell>
          <table:table-cell table:style-name="ce819" office:value-type="float" office:value="0.427184466019418" calcext:value-type="float">
            <text:p>0,4272</text:p>
          </table:table-cell>
          <table:table-cell table:style-name="ce845" office:value-type="float" office:value="0.495145631067961" calcext:value-type="float">
            <text:p>0,4951</text:p>
          </table:table-cell>
          <table:table-cell table:style-name="ce869" office:value-type="float" office:value="0.469902912621359" calcext:value-type="float">
            <text:p>0,4699</text:p>
          </table:table-cell>
          <table:table-cell table:style-name="ce893" office:value-type="float" office:value="0.0288007708236727" calcext:value-type="float">
            <text:p>0,0288</text:p>
          </table:table-cell>
          <table:table-cell table:style-name="ce917" office:value-type="float" office:value="-0.838919147042331" calcext:value-type="float">
            <text:p>-0,8389</text:p>
          </table:table-cell>
          <table:table-cell table:style-name="ce941" office:value-type="float" office:value="-0.410640495867763" calcext:value-type="float">
            <text:p>-0,4106</text:p>
          </table:table-cell>
          <table:table-cell table:style-name="ce965" office:value-type="float" office:value="0.00331793760015082" calcext:value-type="float">
            <text:p>0,0033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991" office:value-type="float" office:value="0.0158102766798419" calcext:value-type="float">
            <text:p>0,0158</text:p>
          </table:table-cell>
          <table:table-cell table:style-name="ce1056" office:value-type="float" office:value="0.5" calcext:value-type="float">
            <text:p>0,5000</text:p>
          </table:table-cell>
          <table:table-cell table:style-name="ce1120" office:value-type="float" office:value="0.0158102766798419" calcext:value-type="float">
            <text:p>0,0158</text:p>
          </table:table-cell>
          <table:table-cell table:style-name="ce1184" office:value-type="float" office:value="0.984732824427481" calcext:value-type="float">
            <text:p>0,9847</text:p>
          </table:table-cell>
          <table:table-cell table:style-name="ce1248" office:value-type="float" office:value="0.0306513409961686" calcext:value-type="float">
            <text:p>0,0307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1314" office:value-type="float" office:value="0.570873786407767" calcext:value-type="float">
            <text:p>0,5709</text:p>
          </table:table-cell>
          <table:table-cell table:style-name="ce1322" office:value-type="float" office:value="0.140025841159981" calcext:value-type="float">
            <text:p>0,1400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92" office:value-type="string" calcext:value-type="string">
            <text:p>"BLREG"</text:p>
          </table:table-cell>
          <table:table-cell table:style-name="ce802" office:value-type="float" office:value="0.506796116504854" calcext:value-type="float">
            <text:p>0,5068</text:p>
          </table:table-cell>
          <table:table-cell table:style-name="ce810" office:value-type="float" office:value="-0.00388322691552076" calcext:value-type="float">
            <text:p>-0,0039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19" office:value-type="float" office:value="0.524271844660194" calcext:value-type="float">
            <text:p>0,5243</text:p>
          </table:table-cell>
          <table:table-cell table:style-name="ce845" office:value-type="float" office:value="0.621359223300971" calcext:value-type="float">
            <text:p>0,6214</text:p>
          </table:table-cell>
          <table:table-cell table:style-name="ce869" office:value-type="float" office:value="0.570873786407767" calcext:value-type="float">
            <text:p>0,5709</text:p>
          </table:table-cell>
          <table:table-cell table:style-name="ce893" office:value-type="float" office:value="0.0441720899653496" calcext:value-type="float">
            <text:p>0,0442</text:p>
          </table:table-cell>
          <table:table-cell table:style-name="ce917" office:value-type="float" office:value="0.215546273911988" calcext:value-type="float">
            <text:p>0,2155</text:p>
          </table:table-cell>
          <table:table-cell table:style-name="ce941" office:value-type="float" office:value="-2.80123223412448" calcext:value-type="float">
            <text:p>-2,8012</text:p>
          </table:table-cell>
          <table:table-cell table:style-name="ce965" office:value-type="float" office:value="0.00780469412762748" calcext:value-type="float">
            <text:p>0,007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990" office:value-type="float" office:value="0.984732824427481" calcext:value-type="float">
            <text:p>0,9847</text:p>
          </table:table-cell>
          <table:table-cell table:style-name="ce1055" office:value-type="float" office:value="0.50887573964497" calcext:value-type="float">
            <text:p>0,5089</text:p>
          </table:table-cell>
          <table:table-cell table:style-name="ce1119" office:value-type="float" office:value="0.984732824427481" calcext:value-type="float">
            <text:p>0,9847</text:p>
          </table:table-cell>
          <table:table-cell table:style-name="ce1183" office:value-type="float" office:value="0.0158102766798419" calcext:value-type="float">
            <text:p>0,0158</text:p>
          </table:table-cell>
          <table:table-cell table:style-name="ce1247" office:value-type="float" office:value="0.671001300390117" calcext:value-type="float">
            <text:p>0,6710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88" office:value-type="string" calcext:value-type="string">
            <text:p>MLP</text:p>
          </table:table-cell>
          <table:table-cell table:style-name="ce1314" office:value-type="float" office:value="0.524271844660194" calcext:value-type="float">
            <text:p>0,5243</text:p>
          </table:table-cell>
          <table:table-cell table:style-name="ce1322" office:value-type="float" office:value="0.048446820865919" calcext:value-type="float">
            <text:p>0,0484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93" office:value-type="string" calcext:value-type="string">
            <text:p>"LREG"</text:p>
          </table:table-cell>
          <table:table-cell table:style-name="ce802" office:value-type="float" office:value="0.535922330097087" calcext:value-type="float">
            <text:p>0,5359</text:p>
          </table:table-cell>
          <table:table-cell table:style-name="ce810" office:value-type="float" office:value="0.0579388465806894" calcext:value-type="float">
            <text:p>0,0579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88" office:value-type="string" calcext:value-type="string">
            <text:p>MLP</text:p>
          </table:table-cell>
          <table:table-cell table:style-name="ce819" office:value-type="float" office:value="0.485436893203883" calcext:value-type="float">
            <text:p>0,4854</text:p>
          </table:table-cell>
          <table:table-cell table:style-name="ce845" office:value-type="float" office:value="0.592233009708738" calcext:value-type="float">
            <text:p>0,5922</text:p>
          </table:table-cell>
          <table:table-cell table:style-name="ce869" office:value-type="float" office:value="0.539805825242719" calcext:value-type="float">
            <text:p>0,5398</text:p>
          </table:table-cell>
          <table:table-cell table:style-name="ce893" office:value-type="float" office:value="0.0437432245672587" calcext:value-type="float">
            <text:p>0,0437</text:p>
          </table:table-cell>
          <table:table-cell table:style-name="ce917" office:value-type="float" office:value="-0.219761697254467" calcext:value-type="float">
            <text:p>-0,2198</text:p>
          </table:table-cell>
          <table:table-cell table:style-name="ce941" office:value-type="float" office:value="-1.81586546628164" calcext:value-type="float">
            <text:p>-1,8159</text:p>
          </table:table-cell>
          <table:table-cell table:style-name="ce965" office:value-type="float" office:value="0.00765387878216608" calcext:value-type="float">
            <text:p>0,0077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991" office:value-type="float" office:value="0.984189723320158" calcext:value-type="float">
            <text:p>0,9842</text:p>
          </table:table-cell>
          <table:table-cell table:style-name="ce1056" office:value-type="float" office:value="0.505070993914807" calcext:value-type="float">
            <text:p>0,5051</text:p>
          </table:table-cell>
          <table:table-cell table:style-name="ce1120" office:value-type="float" office:value="0.984189723320158" calcext:value-type="float">
            <text:p>0,9842</text:p>
          </table:table-cell>
          <table:table-cell table:style-name="ce1184" office:value-type="float" office:value="0.0687022900763359" calcext:value-type="float">
            <text:p>0,0687</text:p>
          </table:table-cell>
          <table:table-cell table:style-name="ce1248" office:value-type="float" office:value="0.667560321715818" calcext:value-type="float">
            <text:p>0,6676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89" office:value-type="string" calcext:value-type="string">
            <text:p>RandomForset</text:p>
          </table:table-cell>
          <table:table-cell table:style-name="ce1315" office:value-type="float" office:value="0.533980582524272" calcext:value-type="float">
            <text:p>0,5340</text:p>
          </table:table-cell>
          <table:table-cell table:style-name="ce1323" office:value-type="float" office:value="0.0670430700019624" calcext:value-type="float">
            <text:p>0,0670</text:p>
          </table:table-cell>
          <table:table-cell table:number-columns-repeated="6"/>
        </table:table-row>
        <table:table-row table:style-name="ro9">
          <table:table-cell/>
          <table:table-cell table:style-name="Default" table:number-columns-repeated="2"/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94" office:value-type="string" calcext:value-type="string">
            <text:p>RandomForset</text:p>
          </table:table-cell>
          <table:table-cell table:style-name="ce803" office:value-type="float" office:value="0.514563106796116" calcext:value-type="float">
            <text:p>0,5146</text:p>
          </table:table-cell>
          <table:table-cell table:style-name="ce811" office:value-type="float" office:value="0.0381023533806499" calcext:value-type="float">
            <text:p>0,0381</text:p>
          </table:table-cell>
          <table:table-cell/>
          <table:covered-table-cell table:style-name="ce784" office:value-type="string" calcext:value-type="string">
            <text:p>M4</text:p>
          </table:covered-table-cell>
          <table:table-cell table:style-name="ce789" office:value-type="string" calcext:value-type="string">
            <text:p>RandomForset</text:p>
          </table:table-cell>
          <table:table-cell table:style-name="ce820" office:value-type="float" office:value="0.475728155339806" calcext:value-type="float">
            <text:p>0,4757</text:p>
          </table:table-cell>
          <table:table-cell table:style-name="ce846" office:value-type="float" office:value="0.650485436893204" calcext:value-type="float">
            <text:p>0,6505</text:p>
          </table:table-cell>
          <table:table-cell table:style-name="ce870" office:value-type="float" office:value="0.553398058252427" calcext:value-type="float">
            <text:p>0,5534</text:p>
          </table:table-cell>
          <table:table-cell table:style-name="ce894" office:value-type="float" office:value="0.0729771668853048" calcext:value-type="float">
            <text:p>0,0730</text:p>
          </table:table-cell>
          <table:table-cell table:style-name="ce918" office:value-type="float" office:value="0.176599142983471" calcext:value-type="float">
            <text:p>0,1766</text:p>
          </table:table-cell>
          <table:table-cell table:style-name="ce942" office:value-type="float" office:value="-1.50223196804762" calcext:value-type="float">
            <text:p>-1,5022</text:p>
          </table:table-cell>
          <table:table-cell table:style-name="ce966" office:value-type="float" office:value="0.0213026675464229" calcext:value-type="float">
            <text:p>0,0213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992" office:value-type="float" office:value="0.0687022900763359" calcext:value-type="float">
            <text:p>0,0687</text:p>
          </table:table-cell>
          <table:table-cell table:style-name="ce1057" office:value-type="float" office:value="0.818181818181818" calcext:value-type="float">
            <text:p>0,8182</text:p>
          </table:table-cell>
          <table:table-cell table:style-name="ce1121" office:value-type="float" office:value="0.0687022900763359" calcext:value-type="float">
            <text:p>0,0687</text:p>
          </table:table-cell>
          <table:table-cell table:style-name="ce1185" office:value-type="float" office:value="0.984189723320158" calcext:value-type="float">
            <text:p>0,9842</text:p>
          </table:table-cell>
          <table:table-cell table:style-name="ce1249" office:value-type="float" office:value="0.126760563380282" calcext:value-type="float">
            <text:p>0,1268</text:p>
          </table:table-cell>
          <table:table-cell table:number-columns-repeated="11"/>
        </table:table-row>
        <table:table-row table:style-name="ro11">
          <table:table-cell/>
          <table:table-cell table:style-name="Default" table:number-columns-repeated="2"/>
          <table:table-cell table:number-columns-repeated="19"/>
          <table:table-cell table:style-name="ce71" office:value-type="string" calcext:value-type="string" table:number-columns-spanned="1" table:number-rows-spanned="12">
            <text:p>M3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993" office:value-type="float" office:value="0.715415019762846" calcext:value-type="float">
            <text:p>0,7154</text:p>
          </table:table-cell>
          <table:table-cell table:style-name="ce1058" office:value-type="float" office:value="0.580128205128205" calcext:value-type="float">
            <text:p>0,5801</text:p>
          </table:table-cell>
          <table:table-cell table:style-name="ce1122" office:value-type="float" office:value="0.715415019762846" calcext:value-type="float">
            <text:p>0,7154</text:p>
          </table:table-cell>
          <table:table-cell table:style-name="ce1186" office:value-type="float" office:value="0.5" calcext:value-type="float">
            <text:p>0,5000</text:p>
          </table:table-cell>
          <table:table-cell table:style-name="ce1250" office:value-type="float" office:value="0.64070796460177" calcext:value-type="float">
            <text:p>0,6407</text:p>
          </table:table-cell>
          <table:table-cell table:number-columns-repeated="11"/>
        </table:table-row>
        <table:table-row table:style-name="ro11">
          <table:table-cell/>
          <table:table-cell table:style-name="Default" table:number-columns-repeated="2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94" office:value-type="float" office:value="0.5" calcext:value-type="float">
            <text:p>0,5000</text:p>
          </table:table-cell>
          <table:table-cell table:style-name="ce1059" office:value-type="float" office:value="0.645320197044335" calcext:value-type="float">
            <text:p>0,6453</text:p>
          </table:table-cell>
          <table:table-cell table:style-name="ce1123" office:value-type="float" office:value="0.5" calcext:value-type="float">
            <text:p>0,5000</text:p>
          </table:table-cell>
          <table:table-cell table:style-name="ce1187" office:value-type="float" office:value="0.715415019762846" calcext:value-type="float">
            <text:p>0,7154</text:p>
          </table:table-cell>
          <table:table-cell table:style-name="ce1251" office:value-type="float" office:value="0.563440860215054" calcext:value-type="float">
            <text:p>0,5634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table-cell table:style-name="ce82" office:value-type="string" calcext:value-type="string" table:number-columns-spanned="9" table:number-rows-spanned="1">
            <text:p>HUFFINGTON – Pseudo Crossvalidation 10-fold</text:p>
          </table:table-cell>
          <table:covered-table-cell table:number-columns-repeated="8" table:style-name="ce9"/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995" office:value-type="float" office:value="0.640316205533597" calcext:value-type="float">
            <text:p>0,6403</text:p>
          </table:table-cell>
          <table:table-cell table:style-name="ce1060" office:value-type="float" office:value="0.5625" calcext:value-type="float">
            <text:p>0,5625</text:p>
          </table:table-cell>
          <table:table-cell table:style-name="ce1124" office:value-type="float" office:value="0.640316205533597" calcext:value-type="float">
            <text:p>0,6403</text:p>
          </table:table-cell>
          <table:table-cell table:style-name="ce1188" office:value-type="float" office:value="0.519083969465649" calcext:value-type="float">
            <text:p>0,5191</text:p>
          </table:table-cell>
          <table:table-cell table:style-name="ce1252" office:value-type="float" office:value="0.598890942698706" calcext:value-type="float">
            <text:p>0,5989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table-cell table:style-name="ce82" office:value-type="string" calcext:value-type="string" table:number-columns-spanned="2" table:number-rows-spanned="1">
            <text:p>Tests</text:p>
          </table:table-cell>
          <table:covered-table-cell table:style-name="ce9"/>
          <table:table-cell table:style-name="ce82" office:value-type="string" calcext:value-type="string" table:number-columns-spanned="7" table:number-rows-spanned="1">
            <text:p>Measures</text:p>
          </table:table-cell>
          <table:covered-table-cell table:number-columns-repeated="6" table:style-name="ce9"/>
          <table:table-cell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994" office:value-type="float" office:value="0.519083969465649" calcext:value-type="float">
            <text:p>0,5191</text:p>
          </table:table-cell>
          <table:table-cell table:style-name="ce1059" office:value-type="float" office:value="0.599118942731278" calcext:value-type="float">
            <text:p>0,5991</text:p>
          </table:table-cell>
          <table:table-cell table:style-name="ce1123" office:value-type="float" office:value="0.519083969465649" calcext:value-type="float">
            <text:p>0,5191</text:p>
          </table:table-cell>
          <table:table-cell table:style-name="ce1187" office:value-type="float" office:value="0.640316205533597" calcext:value-type="float">
            <text:p>0,6403</text:p>
          </table:table-cell>
          <table:table-cell table:style-name="ce1251" office:value-type="float" office:value="0.556237218813906" calcext:value-type="float">
            <text:p>0,5562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7" office:value-type="string" calcext:value-type="string">
            <text:p>Min</text:p>
          </table:table-cell>
          <table:table-cell table:style-name="ce87" office:value-type="string" calcext:value-type="string">
            <text:p>Max</text:p>
          </table:table-cell>
          <table:table-cell table:style-name="ce87" office:value-type="string" calcext:value-type="string">
            <text:p>Mean</text:p>
          </table:table-cell>
          <table:table-cell table:style-name="ce87" office:value-type="string" calcext:value-type="string">
            <text:p>StdDev</text:p>
          </table:table-cell>
          <table:table-cell table:style-name="ce87" office:value-type="string" calcext:value-type="string">
            <text:p>Skew</text:p>
          </table:table-cell>
          <table:table-cell table:style-name="ce87" office:value-type="string" calcext:value-type="string">
            <text:p>Kurtosis</text:p>
          </table:table-cell>
          <table:table-cell table:style-name="ce87" office:value-type="string" calcext:value-type="string">
            <text:p>SM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995" office:value-type="float" office:value="0.656126482213439" calcext:value-type="float">
            <text:p>0,6561</text:p>
          </table:table-cell>
          <table:table-cell table:style-name="ce1060" office:value-type="float" office:value="0.592857142857143" calcext:value-type="float">
            <text:p>0,5929</text:p>
          </table:table-cell>
          <table:table-cell table:style-name="ce1124" office:value-type="float" office:value="0.656126482213439" calcext:value-type="float">
            <text:p>0,6561</text:p>
          </table:table-cell>
          <table:table-cell table:style-name="ce1188" office:value-type="float" office:value="0.564885496183206" calcext:value-type="float">
            <text:p>0,5649</text:p>
          </table:table-cell>
          <table:table-cell table:style-name="ce1252" office:value-type="float" office:value="0.622889305816135" calcext:value-type="float">
            <text:p>0,6229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table-cell table:style-name="ce784" office:value-type="string" calcext:value-type="string" table:number-columns-spanned="1" table:number-rows-spanned="6">
            <text:p>M1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21" office:value-type="float" office:value="0.372549019607843" calcext:value-type="float">
            <text:p>0,3725</text:p>
          </table:table-cell>
          <table:table-cell table:style-name="ce821" office:value-type="float" office:value="0.568627450980392" calcext:value-type="float">
            <text:p>0,5686</text:p>
          </table:table-cell>
          <table:table-cell table:style-name="ce821" office:value-type="float" office:value="0.46078431372549" calcext:value-type="float">
            <text:p>0,4608</text:p>
          </table:table-cell>
          <table:table-cell table:style-name="ce821" office:value-type="float" office:value="0.0635366735138029" calcext:value-type="float">
            <text:p>0,0635</text:p>
          </table:table-cell>
          <table:table-cell table:style-name="ce821" office:value-type="float" office:value="0.587822285569873" calcext:value-type="float">
            <text:p>0,5878</text:p>
          </table:table-cell>
          <table:table-cell table:style-name="ce821" office:value-type="float" office:value="-0.651981427491631" calcext:value-type="float">
            <text:p>-0,6520</text:p>
          </table:table-cell>
          <table:table-cell table:style-name="ce821" office:value-type="float" office:value="0.0363321799307958" calcext:value-type="float">
            <text:p>0,0363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994" office:value-type="float" office:value="0.564885496183206" calcext:value-type="float">
            <text:p>0,5649</text:p>
          </table:table-cell>
          <table:table-cell table:style-name="ce1059" office:value-type="float" office:value="0.629787234042553" calcext:value-type="float">
            <text:p>0,6298</text:p>
          </table:table-cell>
          <table:table-cell table:style-name="ce1123" office:value-type="float" office:value="0.564885496183206" calcext:value-type="float">
            <text:p>0,5649</text:p>
          </table:table-cell>
          <table:table-cell table:style-name="ce1187" office:value-type="float" office:value="0.656126482213439" calcext:value-type="float">
            <text:p>0,6561</text:p>
          </table:table-cell>
          <table:table-cell table:style-name="ce1251" office:value-type="float" office:value="0.595573440643863" calcext:value-type="float">
            <text:p>0,5956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covered-table-cell table:style-name="ce784" office:value-type="string" calcext:value-type="string">
            <text:p>M1</text:p>
          </table:covered-table-cell>
          <table:table-cell table:style-name="ce787" office:value-type="string" calcext:value-type="string">
            <text:p>BayesNet</text:p>
          </table:table-cell>
          <table:table-cell table:style-name="ce822" office:value-type="float" office:value="0.509803921568627" calcext:value-type="float">
            <text:p>0,5098</text:p>
          </table:table-cell>
          <table:table-cell table:style-name="ce847" office:value-type="float" office:value="0.745098039215686" calcext:value-type="float">
            <text:p>0,7451</text:p>
          </table:table-cell>
          <table:table-cell table:style-name="ce871" office:value-type="float" office:value="0.629411764705882" calcext:value-type="float">
            <text:p>0,6294</text:p>
          </table:table-cell>
          <table:table-cell table:style-name="ce895" office:value-type="float" office:value="0.0808187840243112" calcext:value-type="float">
            <text:p>0,0808</text:p>
          </table:table-cell>
          <table:table-cell table:style-name="ce919" office:value-type="float" office:value="0.2680030127525" calcext:value-type="float">
            <text:p>0,2680</text:p>
          </table:table-cell>
          <table:table-cell table:style-name="ce943" office:value-type="float" office:value="-0.986498104142117" calcext:value-type="float">
            <text:p>-0,9865</text:p>
          </table:table-cell>
          <table:table-cell table:style-name="ce967" office:value-type="float" office:value="0.0587850826605152" calcext:value-type="float">
            <text:p>0,0588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995" office:value-type="float" office:value="0.58498023715415" calcext:value-type="float">
            <text:p>0,5850</text:p>
          </table:table-cell>
          <table:table-cell table:style-name="ce1060" office:value-type="float" office:value="0.578125" calcext:value-type="float">
            <text:p>0,5781</text:p>
          </table:table-cell>
          <table:table-cell table:style-name="ce1124" office:value-type="float" office:value="0.58498023715415" calcext:value-type="float">
            <text:p>0,5850</text:p>
          </table:table-cell>
          <table:table-cell table:style-name="ce1188" office:value-type="float" office:value="0.587786259541985" calcext:value-type="float">
            <text:p>0,5878</text:p>
          </table:table-cell>
          <table:table-cell table:style-name="ce1252" office:value-type="float" office:value="0.581532416502947" calcext:value-type="float">
            <text:p>0,5815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DecisionTree</text:p>
          </table:table-cell>
          <table:table-cell table:style-name="ce822" office:value-type="float" office:value="0.549019607843137" calcext:value-type="float">
            <text:p>0,5490</text:p>
          </table:table-cell>
          <table:table-cell table:style-name="ce847" office:value-type="float" office:value="0.686274509803922" calcext:value-type="float">
            <text:p>0,6863</text:p>
          </table:table-cell>
          <table:table-cell table:style-name="ce871" office:value-type="float" office:value="0.619607843137255" calcext:value-type="float">
            <text:p>0,6196</text:p>
          </table:table-cell>
          <table:table-cell table:style-name="ce895" office:value-type="float" office:value="0.0563761010531968" calcext:value-type="float">
            <text:p>0,0564</text:p>
          </table:table-cell>
          <table:table-cell table:style-name="ce919" office:value-type="float" office:value="-0.269267745925259" calcext:value-type="float">
            <text:p>-0,2693</text:p>
          </table:table-cell>
          <table:table-cell table:style-name="ce943" office:value-type="float" office:value="-1.72490523264457" calcext:value-type="float">
            <text:p>-1,7249</text:p>
          </table:table-cell>
          <table:table-cell table:style-name="ce967" office:value-type="float" office:value="0.0286043829296424" calcext:value-type="float">
            <text:p>0,0286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94" office:value-type="float" office:value="0.587786259541985" calcext:value-type="float">
            <text:p>0,5878</text:p>
          </table:table-cell>
          <table:table-cell table:style-name="ce1059" office:value-type="float" office:value="0.594594594594595" calcext:value-type="float">
            <text:p>0,5946</text:p>
          </table:table-cell>
          <table:table-cell table:style-name="ce1123" office:value-type="float" office:value="0.587786259541985" calcext:value-type="float">
            <text:p>0,5878</text:p>
          </table:table-cell>
          <table:table-cell table:style-name="ce1187" office:value-type="float" office:value="0.58498023715415" calcext:value-type="float">
            <text:p>0,5850</text:p>
          </table:table-cell>
          <table:table-cell table:style-name="ce1251" office:value-type="float" office:value="0.591170825335893" calcext:value-type="float">
            <text:p>0,5912</text:p>
          </table:table-cell>
          <table:table-cell table:number-columns-repeated="11"/>
        </table:table-row>
        <table:table-row table:style-name="ro9">
          <table:table-cell/>
          <table:table-cell table:style-name="Default" table:number-columns-repeated="2"/>
          <table:table-cell table:number-columns-repeated="9"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22" office:value-type="float" office:value="0.470588235294118" calcext:value-type="float">
            <text:p>0,4706</text:p>
          </table:table-cell>
          <table:table-cell table:style-name="ce847" office:value-type="float" office:value="0.686274509803922" calcext:value-type="float">
            <text:p>0,6863</text:p>
          </table:table-cell>
          <table:table-cell table:style-name="ce871" office:value-type="float" office:value="0.588235294117647" calcext:value-type="float">
            <text:p>0,5882</text:p>
          </table:table-cell>
          <table:table-cell table:style-name="ce895" office:value-type="float" office:value="0.0756590647241181" calcext:value-type="float">
            <text:p>0,0757</text:p>
          </table:table-cell>
          <table:table-cell table:style-name="ce919" office:value-type="float" office:value="-0.319115575121473" calcext:value-type="float">
            <text:p>-0,3191</text:p>
          </table:table-cell>
          <table:table-cell table:style-name="ce943" office:value-type="float" office:value="-1.32459504184833" calcext:value-type="float">
            <text:p>-1,3246</text:p>
          </table:table-cell>
          <table:table-cell table:style-name="ce967" office:value-type="float" office:value="0.0515186466743561" calcext:value-type="float">
            <text:p>0,0515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995" office:value-type="float" office:value="0.600790513833992" calcext:value-type="float">
            <text:p>0,6008</text:p>
          </table:table-cell>
          <table:table-cell table:style-name="ce1060" office:value-type="float" office:value="0.569288389513109" calcext:value-type="float">
            <text:p>0,5693</text:p>
          </table:table-cell>
          <table:table-cell table:style-name="ce1124" office:value-type="float" office:value="0.600790513833992" calcext:value-type="float">
            <text:p>0,6008</text:p>
          </table:table-cell>
          <table:table-cell table:style-name="ce1188" office:value-type="float" office:value="0.561068702290076" calcext:value-type="float">
            <text:p>0,5611</text:p>
          </table:table-cell>
          <table:table-cell table:style-name="ce1252" office:value-type="float" office:value="0.584615384615385" calcext:value-type="float">
            <text:p>0,5846</text:p>
          </table:table-cell>
          <table:table-cell table:number-columns-repeated="11"/>
        </table:table-row>
        <table:table-row table:style-name="ro9">
          <table:table-cell/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keywords</text:p>
          </table:table-cell>
          <table:table-cell table:style-name="ce87" office:value-type="string" calcext:value-type="string">
            <text:p>Class</text:p>
          </table:table-cell>
          <table:table-cell office:value-type="string" calcext:value-type="string">
            <text:p>Count</text:p>
          </table:table-cell>
          <table:table-cell table:style-name="ce779"/>
          <table:table-cell table:style-name="ce9"/>
          <table:table-cell table:number-columns-repeated="5"/>
          <table:covered-table-cell table:style-name="ce784" office:value-type="string" calcext:value-type="string">
            <text:p>M1</text:p>
          </table:covered-table-cell>
          <table:table-cell table:style-name="ce788" office:value-type="string" calcext:value-type="string">
            <text:p>MLP</text:p>
          </table:table-cell>
          <table:table-cell table:style-name="ce822" office:value-type="float" office:value="0.490196078431373" calcext:value-type="float">
            <text:p>0,4902</text:p>
          </table:table-cell>
          <table:table-cell table:style-name="ce847" office:value-type="float" office:value="0.705882352941176" calcext:value-type="float">
            <text:p>0,7059</text:p>
          </table:table-cell>
          <table:table-cell table:style-name="ce871" office:value-type="float" office:value="0.601960784313725" calcext:value-type="float">
            <text:p>0,6020</text:p>
          </table:table-cell>
          <table:table-cell table:style-name="ce895" office:value-type="float" office:value="0.0647355843890941" calcext:value-type="float">
            <text:p>0,0647</text:p>
          </table:table-cell>
          <table:table-cell table:style-name="ce919" office:value-type="float" office:value="0.0986480730043411" calcext:value-type="float">
            <text:p>0,0986</text:p>
          </table:table-cell>
          <table:table-cell table:style-name="ce943" office:value-type="float" office:value="-0.142444318860443" calcext:value-type="float">
            <text:p>-0,1424</text:p>
          </table:table-cell>
          <table:table-cell table:style-name="ce967" office:value-type="float" office:value="0.0377162629757786" calcext:value-type="float">
            <text:p>0,0377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994" office:value-type="float" office:value="0.561068702290076" calcext:value-type="float">
            <text:p>0,5611</text:p>
          </table:table-cell>
          <table:table-cell table:style-name="ce1059" office:value-type="float" office:value="0.592741935483871" calcext:value-type="float">
            <text:p>0,5927</text:p>
          </table:table-cell>
          <table:table-cell table:style-name="ce1123" office:value-type="float" office:value="0.561068702290076" calcext:value-type="float">
            <text:p>0,5611</text:p>
          </table:table-cell>
          <table:table-cell table:style-name="ce1187" office:value-type="float" office:value="0.600790513833992" calcext:value-type="float">
            <text:p>0,6008</text:p>
          </table:table-cell>
          <table:table-cell table:style-name="ce1251" office:value-type="float" office:value="0.576470588235294" calcext:value-type="float">
            <text:p>0,5765</text:p>
          </table:table-cell>
          <table:table-cell table:number-columns-repeated="11"/>
        </table:table-row>
        <table:table-row table:style-name="ro9">
          <table:table-cell/>
          <table:table-cell table:style-name="ce760" office:value-type="float" office:value="5" calcext:value-type="float" table:number-columns-spanned="1" table:number-rows-spanned="2">
            <text:p>5</text:p>
          </table:table-cell>
          <table:table-cell table:style-name="ce763" office:value-type="string" calcext:value-type="string" table:number-columns-spanned="1" table:number-rows-spanned="2">
            <text:p>photo image picture photograph photographer camera check shoot show capture reddit pose click scroll snap caption slideshow post photography vium courtesy share view feature flickr getty shot user moment instagram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6" calcext:value-type="float">
            <text:p>6</text:p>
          </table:table-cell>
          <table:table-cell table:style-name="ce779"/>
          <table:table-cell table:style-name="ce681"/>
          <table:table-cell table:style-name="ce785" office:value-type="float" office:value="6" calcext:value-type="float">
            <text:p>6</text:p>
          </table:table-cell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9" office:value-type="string" calcext:value-type="string">
            <text:p>RandomForset</text:p>
          </table:table-cell>
          <table:table-cell table:style-name="ce823" office:value-type="float" office:value="0.490196078431373" calcext:value-type="float">
            <text:p>0,4902</text:p>
          </table:table-cell>
          <table:table-cell table:style-name="ce848" office:value-type="float" office:value="0.627450980392157" calcext:value-type="float">
            <text:p>0,6275</text:p>
          </table:table-cell>
          <table:table-cell table:style-name="ce872" office:value-type="float" office:value="0.549019607843137" calcext:value-type="float">
            <text:p>0,5490</text:p>
          </table:table-cell>
          <table:table-cell table:style-name="ce896" office:value-type="float" office:value="0.0381107966983359" calcext:value-type="float">
            <text:p>0,0381</text:p>
          </table:table-cell>
          <table:table-cell table:style-name="ce920" office:value-type="float" office:value="0.7944419752925" calcext:value-type="float">
            <text:p>0,7944</text:p>
          </table:table-cell>
          <table:table-cell table:style-name="ce944" office:value-type="float" office:value="1.13556599110232" calcext:value-type="float">
            <text:p>1,1356</text:p>
          </table:table-cell>
          <table:table-cell table:style-name="ce968" office:value-type="float" office:value="0.0130718954248366" calcext:value-type="float">
            <text:p>0,0131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995" office:value-type="float" office:value="0.624505928853755" calcext:value-type="float">
            <text:p>0,6245</text:p>
          </table:table-cell>
          <table:table-cell table:style-name="ce1060" office:value-type="float" office:value="0.535593220338983" calcext:value-type="float">
            <text:p>0,5356</text:p>
          </table:table-cell>
          <table:table-cell table:style-name="ce1124" office:value-type="float" office:value="0.624505928853755" calcext:value-type="float">
            <text:p>0,6245</text:p>
          </table:table-cell>
          <table:table-cell table:style-name="ce1188" office:value-type="float" office:value="0.477099236641221" calcext:value-type="float">
            <text:p>0,4771</text:p>
          </table:table-cell>
          <table:table-cell table:style-name="ce1252" office:value-type="float" office:value="0.576642335766423" calcext:value-type="float">
            <text:p>0,5766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5" calcext:value-type="float">
            <text:p>5</text:p>
          </table:covered-table-cell>
          <table:covered-table-cell table:style-name="ce763" office:value-type="string" calcext:value-type="string">
            <text:p>photo image picture photograph photographer camera check shoot show capture reddit pose click scroll snap caption slideshow post photography vium courtesy share view feature flickr getty shot user moment instagram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9" calcext:value-type="float">
            <text:p>9</text:p>
          </table:table-cell>
          <table:table-cell table:style-name="ce779"/>
          <table:table-cell table:style-name="ce682"/>
          <table:table-cell table:style-name="ce785" office:value-type="float" office:value="9" calcext:value-type="float">
            <text:p>9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2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21" office:value-type="float" office:value="0.392156862745098" calcext:value-type="float">
            <text:p>0,3922</text:p>
          </table:table-cell>
          <table:table-cell table:style-name="ce821" office:value-type="float" office:value="0.686274509803922" calcext:value-type="float">
            <text:p>0,6863</text:p>
          </table:table-cell>
          <table:table-cell table:style-name="ce821" office:value-type="float" office:value="0.535294117647059" calcext:value-type="float">
            <text:p>0,5353</text:p>
          </table:table-cell>
          <table:table-cell table:style-name="ce821" office:value-type="float" office:value="0.0896402309855877" calcext:value-type="float">
            <text:p>0,0896</text:p>
          </table:table-cell>
          <table:table-cell table:style-name="ce821" office:value-type="float" office:value="0.246299776170194" calcext:value-type="float">
            <text:p>0,2463</text:p>
          </table:table-cell>
          <table:table-cell table:style-name="ce821" office:value-type="float" office:value="-0.475950642155628" calcext:value-type="float">
            <text:p>-0,4760</text:p>
          </table:table-cell>
          <table:table-cell table:style-name="ce821" office:value-type="float" office:value="0.072318339100346" calcext:value-type="float">
            <text:p>0,0723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996" office:value-type="float" office:value="0.477099236641221" calcext:value-type="float">
            <text:p>0,4771</text:p>
          </table:table-cell>
          <table:table-cell table:style-name="ce1061" office:value-type="float" office:value="0.568181818181818" calcext:value-type="float">
            <text:p>0,5682</text:p>
          </table:table-cell>
          <table:table-cell table:style-name="ce1125" office:value-type="float" office:value="0.477099236641221" calcext:value-type="float">
            <text:p>0,4771</text:p>
          </table:table-cell>
          <table:table-cell table:style-name="ce1189" office:value-type="float" office:value="0.624505928853755" calcext:value-type="float">
            <text:p>0,6245</text:p>
          </table:table-cell>
          <table:table-cell table:style-name="ce1253" office:value-type="float" office:value="0.518672199170125" calcext:value-type="float">
            <text:p>0,5187</text:p>
          </table:table-cell>
          <table:table-cell table:number-columns-repeated="11"/>
        </table:table-row>
        <table:table-row table:style-name="ro9">
          <table:table-cell/>
          <table:table-cell table:style-name="ce761" office:value-type="float" office:value="10" calcext:value-type="float" table:number-columns-spanned="1" table:number-rows-spanned="2">
            <text:p>10</text:p>
          </table:table-cell>
          <table:table-cell table:style-name="ce763" office:value-type="string" calcext:value-type="string" table:number-columns-spanned="1" table:number-rows-spanned="2">
            <text:p>virginium west allen va campbell richmond washington state time mcdonnell webb virginia year tech bob arlington byrd cuccinellus fairfax general george manchin alexandrium john northern moran call huguely ken kain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7" calcext:value-type="float">
            <text:p>7</text:p>
          </table:table-cell>
          <table:table-cell table:style-name="ce779"/>
          <table:table-cell table:style-name="ce681"/>
          <table:table-cell table:style-name="ce785" office:value-type="float" office:value="7" calcext:value-type="float">
            <text:p>7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87" office:value-type="string" calcext:value-type="string">
            <text:p>BayesNet</text:p>
          </table:table-cell>
          <table:table-cell table:style-name="ce824" office:value-type="float" office:value="0.411764705882353" calcext:value-type="float">
            <text:p>0,4118</text:p>
          </table:table-cell>
          <table:table-cell table:style-name="ce849" office:value-type="float" office:value="0.666666666666667" calcext:value-type="float">
            <text:p>0,6667</text:p>
          </table:table-cell>
          <table:table-cell table:style-name="ce873" office:value-type="float" office:value="0.549019607843137" calcext:value-type="float">
            <text:p>0,5490</text:p>
          </table:table-cell>
          <table:table-cell table:style-name="ce897" office:value-type="float" office:value="0.0872004187197799" calcext:value-type="float">
            <text:p>0,0872</text:p>
          </table:table-cell>
          <table:table-cell table:style-name="ce921" office:value-type="float" office:value="-0.274758105095393" calcext:value-type="float">
            <text:p>-0,2748</text:p>
          </table:table-cell>
          <table:table-cell table:style-name="ce945" office:value-type="float" office:value="-1.32738921853302" calcext:value-type="float">
            <text:p>-1,3274</text:p>
          </table:table-cell>
          <table:table-cell table:style-name="ce969" office:value-type="float" office:value="0.0684352172241446" calcext:value-type="float">
            <text:p>0,0684</text:p>
          </table:table-cell>
          <table:table-cell/>
          <table:table-cell table:style-name="ce71" office:value-type="string" calcext:value-type="string" table:number-columns-spanned="1" table:number-rows-spanned="12">
            <text:p>M4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997" office:value-type="float" office:value="0.106719367588933" calcext:value-type="float">
            <text:p>0,1067</text:p>
          </table:table-cell>
          <table:table-cell table:style-name="ce1062" office:value-type="float" office:value="0.675" calcext:value-type="float">
            <text:p>0,6750</text:p>
          </table:table-cell>
          <table:table-cell table:style-name="ce1126" office:value-type="float" office:value="0.106719367588933" calcext:value-type="float">
            <text:p>0,1067</text:p>
          </table:table-cell>
          <table:table-cell table:style-name="ce1190" office:value-type="float" office:value="0.950381679389313" calcext:value-type="float">
            <text:p>0,9504</text:p>
          </table:table-cell>
          <table:table-cell table:style-name="ce1254" office:value-type="float" office:value="0.184300341296928" calcext:value-type="float">
            <text:p>0,1843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10" calcext:value-type="float">
            <text:p>10</text:p>
          </table:covered-table-cell>
          <table:covered-table-cell table:style-name="ce763" office:value-type="string" calcext:value-type="string">
            <text:p>virginium west allen va campbell richmond washington state time mcdonnell webb virginia year tech bob arlington byrd cuccinellus fairfax general george manchin alexandrium john northern moran call huguely ken kain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7" calcext:value-type="float">
            <text:p>7</text:p>
          </table:table-cell>
          <table:table-cell table:style-name="ce779"/>
          <table:table-cell table:style-name="ce682"/>
          <table:table-cell table:style-name="ce785" office:value-type="float" office:value="7" calcext:value-type="float">
            <text:p>7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DecisionTree</text:p>
          </table:table-cell>
          <table:table-cell table:style-name="ce824" office:value-type="float" office:value="0.431372549019608" calcext:value-type="float">
            <text:p>0,4314</text:p>
          </table:table-cell>
          <table:table-cell table:style-name="ce849" office:value-type="float" office:value="0.686274509803922" calcext:value-type="float">
            <text:p>0,6863</text:p>
          </table:table-cell>
          <table:table-cell table:style-name="ce873" office:value-type="float" office:value="0.564705882352941" calcext:value-type="float">
            <text:p>0,5647</text:p>
          </table:table-cell>
          <table:table-cell table:style-name="ce897" office:value-type="float" office:value="0.0815292346641187" calcext:value-type="float">
            <text:p>0,0815</text:p>
          </table:table-cell>
          <table:table-cell table:style-name="ce921" office:value-type="float" office:value="-0.449316014021451" calcext:value-type="float">
            <text:p>-0,4493</text:p>
          </table:table-cell>
          <table:table-cell table:style-name="ce945" office:value-type="float" office:value="-0.690890557159942" calcext:value-type="float">
            <text:p>-0,6909</text:p>
          </table:table-cell>
          <table:table-cell table:style-name="ce969" office:value-type="float" office:value="0.0598231449442522" calcext:value-type="float">
            <text:p>0,0598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98" office:value-type="float" office:value="0.950381679389313" calcext:value-type="float">
            <text:p>0,9504</text:p>
          </table:table-cell>
          <table:table-cell table:style-name="ce1063" office:value-type="float" office:value="0.524210526315789" calcext:value-type="float">
            <text:p>0,5242</text:p>
          </table:table-cell>
          <table:table-cell table:style-name="ce1127" office:value-type="float" office:value="0.950381679389313" calcext:value-type="float">
            <text:p>0,9504</text:p>
          </table:table-cell>
          <table:table-cell table:style-name="ce1191" office:value-type="float" office:value="0.106719367588933" calcext:value-type="float">
            <text:p>0,1067</text:p>
          </table:table-cell>
          <table:table-cell table:style-name="ce1255" office:value-type="float" office:value="0.675712347354138" calcext:value-type="float">
            <text:p>0,6757</text:p>
          </table:table-cell>
          <table:table-cell table:number-columns-repeated="11"/>
        </table:table-row>
        <table:table-row table:style-name="ro12">
          <table:table-cell/>
          <table:table-cell table:style-name="ce761" office:value-type="float" office:value="20" calcext:value-type="float">
            <text:p>20</text:p>
          </table:table-cell>
          <table:table-cell table:style-name="ce763" office:value-type="string" calcext:value-type="string">
            <text:p>clinton bush president state george secretary mccain hillary john graham kerry washington reagan rice administration bill presidential foreign obama cheney ambassador ronald vice american unite sen senator political policy rodham</text:p>
          </table: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5" calcext:value-type="float">
            <text:p>5</text:p>
          </table:table-cell>
          <table:table-cell table:style-name="ce779"/>
          <table:table-cell table:style-name="ce682"/>
          <table:table-cell table:style-name="ce785" office:value-type="float" office:value="5" calcext:value-type="float">
            <text:p>5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24" office:value-type="float" office:value="0.470588235294118" calcext:value-type="float">
            <text:p>0,4706</text:p>
          </table:table-cell>
          <table:table-cell table:style-name="ce849" office:value-type="float" office:value="0.627450980392157" calcext:value-type="float">
            <text:p>0,6275</text:p>
          </table:table-cell>
          <table:table-cell table:style-name="ce873" office:value-type="float" office:value="0.562745098039216" calcext:value-type="float">
            <text:p>0,5627</text:p>
          </table:table-cell>
          <table:table-cell table:style-name="ce897" office:value-type="float" office:value="0.0599385961731266" calcext:value-type="float">
            <text:p>0,0599</text:p>
          </table:table-cell>
          <table:table-cell table:style-name="ce921" office:value-type="float" office:value="-0.666322723178698" calcext:value-type="float">
            <text:p>-0,6663</text:p>
          </table:table-cell>
          <table:table-cell table:style-name="ce945" office:value-type="float" office:value="-1.08227948196787" calcext:value-type="float">
            <text:p>-1,0823</text:p>
          </table:table-cell>
          <table:table-cell table:style-name="ce969" office:value-type="float" office:value="0.0323337178008458" calcext:value-type="float">
            <text:p>0,0323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999" office:value-type="float" office:value="0.794466403162055" calcext:value-type="float">
            <text:p>0,7945</text:p>
          </table:table-cell>
          <table:table-cell table:style-name="ce1064" office:value-type="float" office:value="0.501246882793017" calcext:value-type="float">
            <text:p>0,5012</text:p>
          </table:table-cell>
          <table:table-cell table:style-name="ce1128" office:value-type="float" office:value="0.794466403162055" calcext:value-type="float">
            <text:p>0,7945</text:p>
          </table:table-cell>
          <table:table-cell table:style-name="ce1192" office:value-type="float" office:value="0.236641221374046" calcext:value-type="float">
            <text:p>0,2366</text:p>
          </table:table-cell>
          <table:table-cell table:style-name="ce1256" office:value-type="float" office:value="0.614678899082569" calcext:value-type="float">
            <text:p>0,6147</text:p>
          </table:table-cell>
          <table:table-cell table:number-columns-repeated="11"/>
        </table:table-row>
        <table:table-row table:style-name="ro9">
          <table:table-cell/>
          <table:table-cell table:style-name="ce761" office:value-type="float" office:value="21" calcext:value-type="float" table:number-columns-spanned="1" table:number-rows-spanned="2">
            <text:p>21</text:p>
          </table:table-cell>
          <table:table-cell table:style-name="ce763" office:value-type="string" calcext:value-type="string" table:number-columns-spanned="1" table:number-rows-spanned="2">
            <text:p>star play role actor film cast movie comedy character hollywood set join actress deadline series tom jason upcome pilot tv project direct damon big man chri hank michael director hi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5" calcext:value-type="float">
            <text:p>15</text:p>
          </table:table-cell>
          <table:table-cell table:style-name="ce779"/>
          <table:table-cell table:style-name="ce681"/>
          <table:table-cell table:style-name="ce785" office:value-type="float" office:value="15" calcext:value-type="float">
            <text:p>15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88" office:value-type="string" calcext:value-type="string">
            <text:p>MLP</text:p>
          </table:table-cell>
          <table:table-cell table:style-name="ce824" office:value-type="float" office:value="0.509803921568627" calcext:value-type="float">
            <text:p>0,5098</text:p>
          </table:table-cell>
          <table:table-cell table:style-name="ce849" office:value-type="float" office:value="0.607843137254902" calcext:value-type="float">
            <text:p>0,6078</text:p>
          </table:table-cell>
          <table:table-cell table:style-name="ce873" office:value-type="float" office:value="0.56078431372549" calcext:value-type="float">
            <text:p>0,5608</text:p>
          </table:table-cell>
          <table:table-cell table:style-name="ce897" office:value-type="float" office:value="0.0280360922738912" calcext:value-type="float">
            <text:p>0,0280</text:p>
          </table:table-cell>
          <table:table-cell table:style-name="ce921" office:value-type="float" office:value="-0.250864065260305" calcext:value-type="float">
            <text:p>-0,2509</text:p>
          </table:table-cell>
          <table:table-cell table:style-name="ce945" office:value-type="float" office:value="0.341024169592219" calcext:value-type="float">
            <text:p>0,3410</text:p>
          </table:table-cell>
          <table:table-cell table:style-name="ce969" office:value-type="float" office:value="0.00707420222991156" calcext:value-type="float">
            <text:p>0,0071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998" office:value-type="float" office:value="0.236641221374046" calcext:value-type="float">
            <text:p>0,2366</text:p>
          </table:table-cell>
          <table:table-cell table:style-name="ce1063" office:value-type="float" office:value="0.543859649122807" calcext:value-type="float">
            <text:p>0,5439</text:p>
          </table:table-cell>
          <table:table-cell table:style-name="ce1127" office:value-type="float" office:value="0.236641221374046" calcext:value-type="float">
            <text:p>0,2366</text:p>
          </table:table-cell>
          <table:table-cell table:style-name="ce1191" office:value-type="float" office:value="0.794466403162055" calcext:value-type="float">
            <text:p>0,7945</text:p>
          </table:table-cell>
          <table:table-cell table:style-name="ce1255" office:value-type="float" office:value="0.329787234042553" calcext:value-type="float">
            <text:p>0,3298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21" calcext:value-type="float">
            <text:p>21</text:p>
          </table:covered-table-cell>
          <table:covered-table-cell table:style-name="ce763" office:value-type="string" calcext:value-type="string">
            <text:p>star play role actor film cast movie comedy character hollywood set join actress deadline series tom jason upcome pilot tv project direct damon big man chri hank michael director hi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2" calcext:value-type="float">
            <text:p>12</text:p>
          </table:table-cell>
          <table:table-cell table:style-name="ce779"/>
          <table:table-cell table:style-name="ce682"/>
          <table:table-cell table:style-name="ce785" office:value-type="float" office:value="12" calcext:value-type="float">
            <text:p>12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89" office:value-type="string" calcext:value-type="string">
            <text:p>RandomForset</text:p>
          </table:table-cell>
          <table:table-cell table:style-name="ce825" office:value-type="float" office:value="0.333333333333333" calcext:value-type="float">
            <text:p>0,3333</text:p>
          </table:table-cell>
          <table:table-cell table:style-name="ce850" office:value-type="float" office:value="0.627450980392157" calcext:value-type="float">
            <text:p>0,6275</text:p>
          </table:table-cell>
          <table:table-cell table:style-name="ce874" office:value-type="float" office:value="0.486274509803921" calcext:value-type="float">
            <text:p>0,4863</text:p>
          </table:table-cell>
          <table:table-cell table:style-name="ce898" office:value-type="float" office:value="0.0871023856154647" calcext:value-type="float">
            <text:p>0,0871</text:p>
          </table:table-cell>
          <table:table-cell table:style-name="ce922" office:value-type="float" office:value="-0.0148300520158276" calcext:value-type="float">
            <text:p>-0,0148</text:p>
          </table:table-cell>
          <table:table-cell table:style-name="ce946" office:value-type="float" office:value="-0.211972046853804" calcext:value-type="float">
            <text:p>-0,2120</text:p>
          </table:table-cell>
          <table:table-cell table:style-name="ce970" office:value-type="float" office:value="0.0682814302191465" calcext:value-type="float">
            <text:p>0,0683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999" office:value-type="float" office:value="0.786561264822134" calcext:value-type="float">
            <text:p>0,7866</text:p>
          </table:table-cell>
          <table:table-cell table:style-name="ce1064" office:value-type="float" office:value="0.50379746835443" calcext:value-type="float">
            <text:p>0,5038</text:p>
          </table:table-cell>
          <table:table-cell table:style-name="ce1128" office:value-type="float" office:value="0.786561264822134" calcext:value-type="float">
            <text:p>0,7866</text:p>
          </table:table-cell>
          <table:table-cell table:style-name="ce1192" office:value-type="float" office:value="0.251908396946565" calcext:value-type="float">
            <text:p>0,2519</text:p>
          </table:table-cell>
          <table:table-cell table:style-name="ce1256" office:value-type="float" office:value="0.614197530864198" calcext:value-type="float">
            <text:p>0,6142</text:p>
          </table:table-cell>
          <table:table-cell table:number-columns-repeated="11"/>
        </table:table-row>
        <table:table-row table:style-name="ro9">
          <table:table-cell/>
          <table:table-cell table:style-name="ce761" office:value-type="float" office:value="28" calcext:value-type="float" table:number-columns-spanned="1" table:number-rows-spanned="2">
            <text:p>28</text:p>
          </table:table-cell>
          <table:table-cell table:style-name="ce763" office:value-type="string" calcext:value-type="string" table:number-columns-spanned="1" table:number-rows-spanned="2">
            <text:p>county sheriff office deputy thoma official bell department state authority orange cook local accord call attorney jefferson report commissioner public district area register home spokesman year release service hold john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2" calcext:value-type="float">
            <text:p>2</text:p>
          </table:table-cell>
          <table:table-cell table:style-name="ce779"/>
          <table:table-cell table:style-name="ce681"/>
          <table:table-cell table:style-name="ce785" office:value-type="float" office:value="2" calcext:value-type="float">
            <text:p>2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3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21" office:value-type="float" office:value="0.549019607843137" calcext:value-type="float">
            <text:p>0,5490</text:p>
          </table:table-cell>
          <table:table-cell table:style-name="ce821" office:value-type="float" office:value="0.725490196078431" calcext:value-type="float">
            <text:p>0,7255</text:p>
          </table:table-cell>
          <table:table-cell table:style-name="ce821" office:value-type="float" office:value="0.619607843137255" calcext:value-type="float">
            <text:p>0,6196</text:p>
          </table:table-cell>
          <table:table-cell table:style-name="ce821" office:value-type="float" office:value="0.0548396783356949" calcext:value-type="float">
            <text:p>0,0548</text:p>
          </table:table-cell>
          <table:table-cell table:style-name="ce821" office:value-type="float" office:value="0.705447196268888" calcext:value-type="float">
            <text:p>0,7054</text:p>
          </table:table-cell>
          <table:table-cell table:style-name="ce821" office:value-type="float" office:value="-0.223150872564938" calcext:value-type="float">
            <text:p>-0,2232</text:p>
          </table:table-cell>
          <table:table-cell table:style-name="ce821" office:value-type="float" office:value="0.0270665128796616" calcext:value-type="float">
            <text:p>0,0271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998" office:value-type="float" office:value="0.251908396946565" calcext:value-type="float">
            <text:p>0,2519</text:p>
          </table:table-cell>
          <table:table-cell table:style-name="ce1063" office:value-type="float" office:value="0.55" calcext:value-type="float">
            <text:p>0,5500</text:p>
          </table:table-cell>
          <table:table-cell table:style-name="ce1127" office:value-type="float" office:value="0.251908396946565" calcext:value-type="float">
            <text:p>0,2519</text:p>
          </table:table-cell>
          <table:table-cell table:style-name="ce1191" office:value-type="float" office:value="0.786561264822134" calcext:value-type="float">
            <text:p>0,7866</text:p>
          </table:table-cell>
          <table:table-cell table:style-name="ce1255" office:value-type="float" office:value="0.345549738219895" calcext:value-type="float">
            <text:p>0,3455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28" calcext:value-type="float">
            <text:p>28</text:p>
          </table:covered-table-cell>
          <table:covered-table-cell table:style-name="ce763" office:value-type="string" calcext:value-type="string">
            <text:p>county sheriff office deputy thoma official bell department state authority orange cook local accord call attorney jefferson report commissioner public district area register home spokesman year release service hold john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4" calcext:value-type="float">
            <text:p>4</text:p>
          </table:table-cell>
          <table:table-cell table:style-name="ce779"/>
          <table:table-cell table:style-name="ce682"/>
          <table:table-cell table:style-name="ce785" office:value-type="float" office:value="4" calcext:value-type="float">
            <text:p>4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87" office:value-type="string" calcext:value-type="string">
            <text:p>BayesNet</text:p>
          </table:table-cell>
          <table:table-cell table:style-name="ce826" office:value-type="float" office:value="0.568627450980392" calcext:value-type="float">
            <text:p>0,5686</text:p>
          </table:table-cell>
          <table:table-cell table:style-name="ce851" office:value-type="float" office:value="0.705882352941176" calcext:value-type="float">
            <text:p>0,7059</text:p>
          </table:table-cell>
          <table:table-cell table:style-name="ce875" office:value-type="float" office:value="0.633333333333333" calcext:value-type="float">
            <text:p>0,6333</text:p>
          </table:table-cell>
          <table:table-cell table:style-name="ce899" office:value-type="float" office:value="0.0462623225338207" calcext:value-type="float">
            <text:p>0,0463</text:p>
          </table:table-cell>
          <table:table-cell table:style-name="ce923" office:value-type="float" office:value="0.44033722357257" calcext:value-type="float">
            <text:p>0,4403</text:p>
          </table:table-cell>
          <table:table-cell table:style-name="ce947" office:value-type="float" office:value="-0.466236048006639" calcext:value-type="float">
            <text:p>-0,4662</text:p>
          </table:table-cell>
          <table:table-cell table:style-name="ce971" office:value-type="float" office:value="0.0192618223760092" calcext:value-type="float">
            <text:p>0,0193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999" office:value-type="float" office:value="0.387351778656126" calcext:value-type="float">
            <text:p>0,3874</text:p>
          </table:table-cell>
          <table:table-cell table:style-name="ce1064" office:value-type="float" office:value="0.502564102564103" calcext:value-type="float">
            <text:p>0,5026</text:p>
          </table:table-cell>
          <table:table-cell table:style-name="ce1128" office:value-type="float" office:value="0.387351778656126" calcext:value-type="float">
            <text:p>0,3874</text:p>
          </table:table-cell>
          <table:table-cell table:style-name="ce1192" office:value-type="float" office:value="0.629770992366412" calcext:value-type="float">
            <text:p>0,6298</text:p>
          </table:table-cell>
          <table:table-cell table:style-name="ce1256" office:value-type="float" office:value="0.4375" calcext:value-type="float">
            <text:p>0,4375</text:p>
          </table:table-cell>
          <table:table-cell table:number-columns-repeated="11"/>
        </table:table-row>
        <table:table-row table:style-name="ro9">
          <table:table-cell/>
          <table:table-cell table:style-name="ce761" office:value-type="float" office:value="31" calcext:value-type="float" table:number-columns-spanned="1" table:number-rows-spanned="2">
            <text:p>31</text:p>
          </table:table-cell>
          <table:table-cell table:style-name="ce763" office:value-type="string" calcext:value-type="string" table:number-columns-spanned="1" table:number-rows-spanned="2">
            <text:p>death body find kill die murder dead police suicide case year victim remains family man investigator killer authority suspect discover investigation woman evidence autopsy crime home identify homicide examiner detectiv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7" calcext:value-type="float">
            <text:p>7</text:p>
          </table:table-cell>
          <table:table-cell table:style-name="ce779"/>
          <table:table-cell table:style-name="ce681"/>
          <table:table-cell table:style-name="ce785" office:value-type="float" office:value="7" calcext:value-type="float">
            <text:p>7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DecisionTree</text:p>
          </table:table-cell>
          <table:table-cell table:style-name="ce826" office:value-type="float" office:value="0.470588235294118" calcext:value-type="float">
            <text:p>0,4706</text:p>
          </table:table-cell>
          <table:table-cell table:style-name="ce851" office:value-type="float" office:value="0.647058823529412" calcext:value-type="float">
            <text:p>0,6471</text:p>
          </table:table-cell>
          <table:table-cell table:style-name="ce875" office:value-type="float" office:value="0.568627450980392" calcext:value-type="float">
            <text:p>0,5686</text:p>
          </table:table-cell>
          <table:table-cell table:style-name="ce899" office:value-type="float" office:value="0.0577239272309004" calcext:value-type="float">
            <text:p>0,0577</text:p>
          </table:table-cell>
          <table:table-cell table:style-name="ce923" office:value-type="float" office:value="-0.0326618375234011" calcext:value-type="float">
            <text:p>-0,0327</text:p>
          </table:table-cell>
          <table:table-cell table:style-name="ce947" office:value-type="float" office:value="-0.80008453085376" calcext:value-type="float">
            <text:p>-0,8001</text:p>
          </table:table-cell>
          <table:table-cell table:style-name="ce971" office:value-type="float" office:value="0.0299884659746251" calcext:value-type="float">
            <text:p>0,0300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998" office:value-type="float" office:value="0.629770992366412" calcext:value-type="float">
            <text:p>0,6298</text:p>
          </table:table-cell>
          <table:table-cell table:style-name="ce1063" office:value-type="float" office:value="0.515625" calcext:value-type="float">
            <text:p>0,5156</text:p>
          </table:table-cell>
          <table:table-cell table:style-name="ce1127" office:value-type="float" office:value="0.629770992366412" calcext:value-type="float">
            <text:p>0,6298</text:p>
          </table:table-cell>
          <table:table-cell table:style-name="ce1191" office:value-type="float" office:value="0.387351778656126" calcext:value-type="float">
            <text:p>0,3874</text:p>
          </table:table-cell>
          <table:table-cell table:style-name="ce1255" office:value-type="float" office:value="0.56701030927835" calcext:value-type="float">
            <text:p>0,5670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31" calcext:value-type="float">
            <text:p>31</text:p>
          </table:covered-table-cell>
          <table:covered-table-cell table:style-name="ce763" office:value-type="string" calcext:value-type="string">
            <text:p>death body find kill die murder dead police suicide case year victim remains family man investigator killer authority suspect discover investigation woman evidence autopsy crime home identify homicide examiner detectiv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3" calcext:value-type="float">
            <text:p>13</text:p>
          </table:table-cell>
          <table:table-cell table:style-name="ce779"/>
          <table:table-cell table:style-name="ce682"/>
          <table:table-cell table:style-name="ce785" office:value-type="float" office:value="13" calcext:value-type="float">
            <text:p>13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26" office:value-type="float" office:value="0.431372549019608" calcext:value-type="float">
            <text:p>0,4314</text:p>
          </table:table-cell>
          <table:table-cell table:style-name="ce851" office:value-type="float" office:value="0.705882352941176" calcext:value-type="float">
            <text:p>0,7059</text:p>
          </table:table-cell>
          <table:table-cell table:style-name="ce875" office:value-type="float" office:value="0.590196078431373" calcext:value-type="float">
            <text:p>0,5902</text:p>
          </table:table-cell>
          <table:table-cell table:style-name="ce899" office:value-type="float" office:value="0.071865709842632" calcext:value-type="float">
            <text:p>0,0719</text:p>
          </table:table-cell>
          <table:table-cell table:style-name="ce923" office:value-type="float" office:value="-0.793470289586256" calcext:value-type="float">
            <text:p>-0,7935</text:p>
          </table:table-cell>
          <table:table-cell table:style-name="ce947" office:value-type="float" office:value="2.50903582929516" calcext:value-type="float">
            <text:p>2,5090</text:p>
          </table:table-cell>
          <table:table-cell table:style-name="ce971" office:value-type="float" office:value="0.046482122260669" calcext:value-type="float">
            <text:p>0,0465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999" office:value-type="float" office:value="1" calcext:value-type="float">
            <text:p>1,0000</text:p>
          </table:table-cell>
          <table:table-cell table:style-name="ce1064" office:value-type="float" office:value="0.49317738791423" calcext:value-type="float">
            <text:p>0,4932</text:p>
          </table:table-cell>
          <table:table-cell table:style-name="ce1128" office:value-type="float" office:value="1" calcext:value-type="float">
            <text:p>1,0000</text:p>
          </table:table-cell>
          <table:table-cell table:style-name="ce1192" office:value-type="float" office:value="0.00763358778625954" calcext:value-type="float">
            <text:p>0,0076</text:p>
          </table:table-cell>
          <table:table-cell table:style-name="ce1256" office:value-type="float" office:value="0.660574412532637" calcext:value-type="float">
            <text:p>0,6606</text:p>
          </table:table-cell>
          <table:table-cell table:number-columns-repeated="11"/>
        </table:table-row>
        <table:table-row table:style-name="ro9">
          <table:table-cell/>
          <table:table-cell table:style-name="ce761" office:value-type="float" office:value="40" calcext:value-type="float" table:number-columns-spanned="1" table:number-rows-spanned="2">
            <text:p>40</text:p>
          </table:table-cell>
          <table:table-cell table:style-name="ce763" office:value-type="string" calcext:value-type="string" table:number-columns-spanned="1" table:number-rows-spanned="2">
            <text:p>muslim islamic islam mosque religious religion american center christian community group attack anti country muhammad ramadan world imam prayer radical quran prophet faith terrorist holy extremist leader hasan people al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88" office:value-type="string" calcext:value-type="string">
            <text:p>MLP</text:p>
          </table:table-cell>
          <table:table-cell table:style-name="ce826" office:value-type="float" office:value="0.490196078431373" calcext:value-type="float">
            <text:p>0,4902</text:p>
          </table:table-cell>
          <table:table-cell table:style-name="ce851" office:value-type="float" office:value="0.627450980392157" calcext:value-type="float">
            <text:p>0,6275</text:p>
          </table:table-cell>
          <table:table-cell table:style-name="ce875" office:value-type="float" office:value="0.57843137254902" calcext:value-type="float">
            <text:p>0,5784</text:p>
          </table:table-cell>
          <table:table-cell table:style-name="ce899" office:value-type="float" office:value="0.0473574403470258" calcext:value-type="float">
            <text:p>0,0474</text:p>
          </table:table-cell>
          <table:table-cell table:style-name="ce923" office:value-type="float" office:value="-0.502762050378003" calcext:value-type="float">
            <text:p>-0,5028</text:p>
          </table:table-cell>
          <table:table-cell table:style-name="ce947" office:value-type="float" office:value="-0.762682215743431" calcext:value-type="float">
            <text:p>-0,7627</text:p>
          </table:table-cell>
          <table:table-cell table:style-name="ce971" office:value-type="float" office:value="0.0201845444059977" calcext:value-type="float">
            <text:p>0,0202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998" office:value-type="float" office:value="0.00763358778625954" calcext:value-type="float">
            <text:p>0,0076</text:p>
          </table:table-cell>
          <table:table-cell table:style-name="ce1063" office:value-type="float" office:value="1" calcext:value-type="float">
            <text:p>1,0000</text:p>
          </table:table-cell>
          <table:table-cell table:style-name="ce1127" office:value-type="float" office:value="0.00763358778625954" calcext:value-type="float">
            <text:p>0,0076</text:p>
          </table:table-cell>
          <table:table-cell table:style-name="ce1191" office:value-type="float" office:value="1" calcext:value-type="float">
            <text:p>1,0000</text:p>
          </table:table-cell>
          <table:table-cell table:style-name="ce1255" office:value-type="float" office:value="0.0151515151515152" calcext:value-type="float">
            <text:p>0,0152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40" calcext:value-type="float">
            <text:p>40</text:p>
          </table:covered-table-cell>
          <table:covered-table-cell table:style-name="ce763" office:value-type="string" calcext:value-type="string">
            <text:p>muslim islamic islam mosque religious religion american center christian community group attack anti country muhammad ramadan world imam prayer radical quran prophet faith terrorist holy extremist leader hasan people al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89" office:value-type="string" calcext:value-type="string">
            <text:p>RandomForset</text:p>
          </table:table-cell>
          <table:table-cell table:style-name="ce827" office:value-type="float" office:value="0.529411764705882" calcext:value-type="float">
            <text:p>0,5294</text:p>
          </table:table-cell>
          <table:table-cell table:style-name="ce852" office:value-type="float" office:value="0.686274509803922" calcext:value-type="float">
            <text:p>0,6863</text:p>
          </table:table-cell>
          <table:table-cell table:style-name="ce876" office:value-type="float" office:value="0.609803921568628" calcext:value-type="float">
            <text:p>0,6098</text:p>
          </table:table-cell>
          <table:table-cell table:style-name="ce900" office:value-type="float" office:value="0.0466302195600973" calcext:value-type="float">
            <text:p>0,0466</text:p>
          </table:table-cell>
          <table:table-cell table:style-name="ce924" office:value-type="float" office:value="-0.0235444983296903" calcext:value-type="float">
            <text:p>-0,0235</text:p>
          </table:table-cell>
          <table:table-cell table:style-name="ce948" office:value-type="float" office:value="-0.403062031896261" calcext:value-type="float">
            <text:p>-0,4031</text:p>
          </table:table-cell>
          <table:table-cell table:style-name="ce972" office:value-type="float" office:value="0.0195693963860054" calcext:value-type="float">
            <text:p>0,0196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999" office:value-type="float" office:value="0" calcext:value-type="float">
            <text:p>0,0000</text:p>
          </table:table-cell>
          <table:table-cell table:style-name="ce1064" office:value-type="float" office:value="0" calcext:value-type="float">
            <text:p>0,0000</text:p>
          </table:table-cell>
          <table:table-cell table:style-name="ce1128" office:value-type="float" office:value="0" calcext:value-type="float">
            <text:p>0,0000</text:p>
          </table:table-cell>
          <table:table-cell table:style-name="ce1192" office:value-type="float" office:value="0.99618320610687" calcext:value-type="float">
            <text:p>0,9962</text:p>
          </table:table-cell>
          <table:table-cell table:style-name="ce1256" office:value-type="float" office:value="0" calcext:value-type="float">
            <text:p>0,0000</text:p>
          </table:table-cell>
          <table:table-cell table:number-columns-repeated="11"/>
        </table:table-row>
        <table:table-row table:style-name="ro9">
          <table:table-cell/>
          <table:table-cell table:style-name="ce761" office:value-type="float" office:value="44" calcext:value-type="float" table:number-columns-spanned="1" table:number-rows-spanned="2">
            <text:p>44</text:p>
          </table:table-cell>
          <table:table-cell table:style-name="ce763" office:value-type="string" calcext:value-type="string" table:number-columns-spanned="1" table:number-rows-spanned="2">
            <text:p>post huffington huffpost page facebook write comment email update story blog accord continue note follow send week explain add website read today share recently happen photo hear series spokesperson reader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4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21" office:value-type="float" office:value="0.352941176470588" calcext:value-type="float">
            <text:p>0,3529</text:p>
          </table:table-cell>
          <table:table-cell table:style-name="ce821" office:value-type="float" office:value="0.647058823529412" calcext:value-type="float">
            <text:p>0,6471</text:p>
          </table:table-cell>
          <table:table-cell table:style-name="ce821" office:value-type="float" office:value="0.501960784313726" calcext:value-type="float">
            <text:p>0,5020</text:p>
          </table:table-cell>
          <table:table-cell table:style-name="ce821" office:value-type="float" office:value="0.0832916722722821" calcext:value-type="float">
            <text:p>0,0833</text:p>
          </table:table-cell>
          <table:table-cell table:style-name="ce821" office:value-type="float" office:value="-0.109588255315779" calcext:value-type="float">
            <text:p>-0,1096</text:p>
          </table:table-cell>
          <table:table-cell table:style-name="ce821" office:value-type="float" office:value="0.266456399954239" calcext:value-type="float">
            <text:p>0,2665</text:p>
          </table:table-cell>
          <table:table-cell table:style-name="ce821" office:value-type="float" office:value="0.0624375240292195" calcext:value-type="float">
            <text:p>0,0624</text:p>
          </table:table-cell>
          <table:table-cell/>
          <table:covered-table-cell table:style-name="ce71"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00" office:value-type="float" office:value="0.99618320610687" calcext:value-type="float">
            <text:p>0,9962</text:p>
          </table:table-cell>
          <table:table-cell table:style-name="ce1065" office:value-type="float" office:value="0.507782101167315" calcext:value-type="float">
            <text:p>0,5078</text:p>
          </table:table-cell>
          <table:table-cell table:style-name="ce1129" office:value-type="float" office:value="0.99618320610687" calcext:value-type="float">
            <text:p>0,9962</text:p>
          </table:table-cell>
          <table:table-cell table:style-name="ce1193" office:value-type="float" office:value="0" calcext:value-type="float">
            <text:p>0,0000</text:p>
          </table:table-cell>
          <table:table-cell table:style-name="ce1257" office:value-type="float" office:value="0.672680412371134" calcext:value-type="float">
            <text:p>0,6727</text:p>
          </table:table-cell>
          <table:table-cell table:number-columns-repeated="11"/>
        </table:table-row>
        <table:table-row table:style-name="ro9">
          <table:table-cell/>
          <table:covered-table-cell table:style-name="ce761" office:value-type="float" office:value="44" calcext:value-type="float">
            <text:p>44</text:p>
          </table:covered-table-cell>
          <table:covered-table-cell table:style-name="ce763" office:value-type="string" calcext:value-type="string">
            <text:p>post huffington huffpost page facebook write comment email update story blog accord continue note follow send week explain add website read today share recently happen photo hear series spokesperson reader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87" office:value-type="string" calcext:value-type="string">
            <text:p>BayesNet</text:p>
          </table:table-cell>
          <table:table-cell table:style-name="ce828" office:value-type="float" office:value="0.372549019607843" calcext:value-type="float">
            <text:p>0,3725</text:p>
          </table:table-cell>
          <table:table-cell table:style-name="ce853" office:value-type="float" office:value="0.607843137254902" calcext:value-type="float">
            <text:p>0,6078</text:p>
          </table:table-cell>
          <table:table-cell table:style-name="ce877" office:value-type="float" office:value="0.515686274509804" calcext:value-type="float">
            <text:p>0,5157</text:p>
          </table:table-cell>
          <table:table-cell table:style-name="ce901" office:value-type="float" office:value="0.0821815833150323" calcext:value-type="float">
            <text:p>0,0822</text:p>
          </table:table-cell>
          <table:table-cell table:style-name="ce925" office:value-type="float" office:value="-0.897095712828932" calcext:value-type="float">
            <text:p>-0,8971</text:p>
          </table:table-cell>
          <table:table-cell table:style-name="ce949" office:value-type="float" office:value="-0.573642445899213" calcext:value-type="float">
            <text:p>-0,5736</text:p>
          </table:table-cell>
          <table:table-cell table:style-name="ce973" office:value-type="float" office:value="0.0607843137254902" calcext:value-type="float">
            <text:p>0,0608</text:p>
          </table:table-cell>
          <table:table-cell table:number-columns-repeated="3"/>
          <table:table-cell table:style-name="ce758"/>
          <table:table-cell table:style-name="ce1001" table:number-columns-repeated="5"/>
          <table:table-cell table:number-columns-repeated="11"/>
        </table:table-row>
        <table:table-row table:style-name="ro4">
          <table:table-cell/>
          <table:table-cell table:style-name="ce761" office:value-type="float" office:value="52" calcext:value-type="float" table:number-columns-spanned="1" table:number-rows-spanned="2">
            <text:p>52</text:p>
          </table:table-cell>
          <table:table-cell table:style-name="ce763" office:value-type="string" calcext:value-type="string" table:number-columns-spanned="1" table:number-rows-spanned="2">
            <text:p>record world year set break time mark show history make day previous hold madonna single accord guinness track attempt run reach largest high number jump minute long book foot longes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2" calcext:value-type="float">
            <text:p>2</text:p>
          </table:table-cell>
          <table:table-cell table:style-name="ce779"/>
          <table:table-cell table:style-name="ce681"/>
          <table:table-cell table:style-name="ce785" office:value-type="float" office:value="2" calcext:value-type="float">
            <text:p>2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DecisionTree</text:p>
          </table:table-cell>
          <table:table-cell table:style-name="ce828" office:value-type="float" office:value="0.392156862745098" calcext:value-type="float">
            <text:p>0,3922</text:p>
          </table:table-cell>
          <table:table-cell table:style-name="ce853" office:value-type="float" office:value="0.549019607843137" calcext:value-type="float">
            <text:p>0,5490</text:p>
          </table:table-cell>
          <table:table-cell table:style-name="ce877" office:value-type="float" office:value="0.509803921568628" calcext:value-type="float">
            <text:p>0,5098</text:p>
          </table:table-cell>
          <table:table-cell table:style-name="ce901" office:value-type="float" office:value="0.054683661864972" calcext:value-type="float">
            <text:p>0,0547</text:p>
          </table:table-cell>
          <table:table-cell table:style-name="ce925" office:value-type="float" office:value="-1.34463218550119" calcext:value-type="float">
            <text:p>-1,3446</text:p>
          </table:table-cell>
          <table:table-cell table:style-name="ce949" office:value-type="float" office:value="0.978717201166174" calcext:value-type="float">
            <text:p>0,9787</text:p>
          </table:table-cell>
          <table:table-cell table:style-name="ce973" office:value-type="float" office:value="0.0269127258746636" calcext:value-type="float">
            <text:p>0,0269</text:p>
          </table:table-cell>
          <table:table-cell table:number-columns-repeated="3"/>
          <table:table-cell table:style-name="ce758" table:number-columns-repeated="6"/>
          <table:table-cell table:number-columns-repeated="11"/>
        </table:table-row>
        <table:table-row table:style-name="ro4">
          <table:table-cell/>
          <table:covered-table-cell table:style-name="ce761" office:value-type="float" office:value="52" calcext:value-type="float">
            <text:p>52</text:p>
          </table:covered-table-cell>
          <table:covered-table-cell table:style-name="ce763" office:value-type="string" calcext:value-type="string">
            <text:p>record world year set break time mark show history make day previous hold madonna single accord guinness track attempt run reach largest high number jump minute long book foot longes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" calcext:value-type="float">
            <text:p>2</text:p>
          </table:table-cell>
          <table:table-cell table:style-name="ce779"/>
          <table:table-cell table:style-name="ce682"/>
          <table:table-cell table:style-name="ce785" office:value-type="float" office:value="2" calcext:value-type="float">
            <text:p>2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28" office:value-type="float" office:value="0.470588235294118" calcext:value-type="float">
            <text:p>0,4706</text:p>
          </table:table-cell>
          <table:table-cell table:style-name="ce853" office:value-type="float" office:value="0.647058823529412" calcext:value-type="float">
            <text:p>0,6471</text:p>
          </table:table-cell>
          <table:table-cell table:style-name="ce877" office:value-type="float" office:value="0.574509803921569" calcext:value-type="float">
            <text:p>0,5745</text:p>
          </table:table-cell>
          <table:table-cell table:style-name="ce901" office:value-type="float" office:value="0.0640722924609289" calcext:value-type="float">
            <text:p>0,0641</text:p>
          </table:table-cell>
          <table:table-cell table:style-name="ce925" office:value-type="float" office:value="-0.691665309444368" calcext:value-type="float">
            <text:p>-0,6917</text:p>
          </table:table-cell>
          <table:table-cell table:style-name="ce949" office:value-type="float" office:value="-0.477200069856866" calcext:value-type="float">
            <text:p>-0,4772</text:p>
          </table:table-cell>
          <table:table-cell table:style-name="ce973" office:value-type="float" office:value="0.0369473279507882" calcext:value-type="float">
            <text:p>0,0369</text:p>
          </table:table-cell>
          <table:table-cell/>
          <table:table-cell table:style-name="ce82" office:value-type="string" calcext:value-type="string" table:number-columns-spanned="8" table:number-rows-spanned="1">
            <text:p>HUFFINGTON – Pseudo Crossvalidation 5-fold</text:p>
          </table:table-cell>
          <table:covered-table-cell table:number-columns-repeated="7" table:style-name="ce9"/>
          <table:table-cell table:number-columns-repeated="11"/>
        </table:table-row>
        <table:table-row table:style-name="ro4">
          <table:table-cell/>
          <table:table-cell table:style-name="ce761" office:value-type="float" office:value="57" calcext:value-type="float" table:number-columns-spanned="1" table:number-rows-spanned="2">
            <text:p>57</text:p>
          </table:table-cell>
          <table:table-cell table:style-name="ce763" office:value-type="string" calcext:value-type="string" table:number-columns-spanned="1" table:number-rows-spanned="2">
            <text:p>brown warren ross scott lynch whitman rihanna berry jerry elizabeth chri year make massachusett carroll back jane call californium meg week show turn work give mass robbin gabriel kony leav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2" calcext:value-type="float">
            <text:p>2</text:p>
          </table:table-cell>
          <table:table-cell table:style-name="ce779"/>
          <table:table-cell table:style-name="ce681"/>
          <table:table-cell table:style-name="ce785" office:value-type="float" office:value="2" calcext:value-type="float">
            <text:p>2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88" office:value-type="string" calcext:value-type="string">
            <text:p>MLP</text:p>
          </table:table-cell>
          <table:table-cell table:style-name="ce828" office:value-type="float" office:value="0.470588235294118" calcext:value-type="float">
            <text:p>0,4706</text:p>
          </table:table-cell>
          <table:table-cell table:style-name="ce853" office:value-type="float" office:value="0.588235294117647" calcext:value-type="float">
            <text:p>0,5882</text:p>
          </table:table-cell>
          <table:table-cell table:style-name="ce877" office:value-type="float" office:value="0.525490196078431" calcext:value-type="float">
            <text:p>0,5255</text:p>
          </table:table-cell>
          <table:table-cell table:style-name="ce901" office:value-type="float" office:value="0.0450933027729692" calcext:value-type="float">
            <text:p>0,0451</text:p>
          </table:table-cell>
          <table:table-cell table:style-name="ce925" office:value-type="float" office:value="0.304197092760924" calcext:value-type="float">
            <text:p>0,3042</text:p>
          </table:table-cell>
          <table:table-cell table:style-name="ce949" office:value-type="float" office:value="-1.45336285774814" calcext:value-type="float">
            <text:p>-1,4534</text:p>
          </table:table-cell>
          <table:table-cell table:style-name="ce973" office:value-type="float" office:value="0.0183006535947713" calcext:value-type="float">
            <text:p>0,0183</text:p>
          </table:table-cell>
          <table:table-cell/>
          <table:table-cell table:style-name="ce82" office:value-type="string" calcext:value-type="string" table:number-columns-spanned="3" table:number-rows-spanned="1">
            <text:p>Test</text:p>
          </table:table-cell>
          <table:covered-table-cell table:number-columns-repeated="2" table:style-name="ce9"/>
          <table:table-cell table:style-name="ce82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9"/>
          <table:table-cell table:number-columns-repeated="11"/>
        </table:table-row>
        <table:table-row table:style-name="ro4">
          <table:table-cell/>
          <table:covered-table-cell table:style-name="ce761" office:value-type="float" office:value="57" calcext:value-type="float">
            <text:p>57</text:p>
          </table:covered-table-cell>
          <table:covered-table-cell table:style-name="ce763" office:value-type="string" calcext:value-type="string">
            <text:p>brown warren ross scott lynch whitman rihanna berry jerry elizabeth chri year make massachusett carroll back jane call californium meg week show turn work give mass robbin gabriel kony leav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" calcext:value-type="float">
            <text:p>2</text:p>
          </table:table-cell>
          <table:table-cell table:style-name="ce779"/>
          <table:table-cell table:style-name="ce682"/>
          <table:table-cell table:style-name="ce785" office:value-type="float" office:value="2" calcext:value-type="float">
            <text:p>2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89" office:value-type="string" calcext:value-type="string">
            <text:p>RandomForset</text:p>
          </table:table-cell>
          <table:table-cell table:style-name="ce829" office:value-type="float" office:value="0.470588235294118" calcext:value-type="float">
            <text:p>0,4706</text:p>
          </table:table-cell>
          <table:table-cell table:style-name="ce854" office:value-type="float" office:value="0.588235294117647" calcext:value-type="float">
            <text:p>0,5882</text:p>
          </table:table-cell>
          <table:table-cell table:style-name="ce878" office:value-type="float" office:value="0.543137254901961" calcext:value-type="float">
            <text:p>0,5431</text:p>
          </table:table-cell>
          <table:table-cell table:style-name="ce902" office:value-type="float" office:value="0.0498191869285218" calcext:value-type="float">
            <text:p>0,0498</text:p>
          </table:table-cell>
          <table:table-cell table:style-name="ce926" office:value-type="float" office:value="-0.596466993745383" calcext:value-type="float">
            <text:p>-0,5965</text:p>
          </table:table-cell>
          <table:table-cell table:style-name="ce950" office:value-type="float" office:value="-1.49542495388135" calcext:value-type="float">
            <text:p>-1,4954</text:p>
          </table:table-cell>
          <table:table-cell table:style-name="ce974" office:value-type="float" office:value="0.0223375624759708" calcext:value-type="float">
            <text:p>0,0223</text:p>
          </table:table-cell>
          <table:table-cell/>
          <table:table-cell table:style-name="ce87" office:value-type="string" calcext:value-type="string">
            <text:p>M</text:p>
          </table:table-cell>
          <table:table-cell table:style-name="ce87" office:value-type="string" calcext:value-type="string">
            <text:p>Model</text:p>
          </table:table-cell>
          <table:table-cell table:style-name="ce87" office:value-type="string" calcext:value-type="string">
            <text:p>C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76" calcext:value-type="float" table:number-columns-spanned="1" table:number-rows-spanned="2">
            <text:p>76</text:p>
          </table:table-cell>
          <table:table-cell table:style-name="ce763" office:value-type="string" calcext:value-type="string" table:number-columns-spanned="1" table:number-rows-spanned="2">
            <text:p>award oscar actress actor win academy star golden globe nomination nominate hollywood emmy film role picture nominee movie winner year drama support clooney director category comedy honor hathaway host performanc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0" calcext:value-type="float">
            <text:p>10</text:p>
          </table:table-cell>
          <table:table-cell table:style-name="ce779"/>
          <table:table-cell table:style-name="ce681"/>
          <table:table-cell table:style-name="ce785" office:value-type="float" office:value="10" calcext:value-type="float">
            <text:p>10</text:p>
          </table:table-cell>
          <table:table-cell table:number-columns-repeated="14"/>
          <table:table-cell table:style-name="ce71" office:value-type="string" calcext:value-type="string" table:number-columns-spanned="1" table:number-rows-spanned="12">
            <text:p>M1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02" office:value-type="float" office:value="0.463987402351081" calcext:value-type="float">
            <text:p>0,4640</text:p>
          </table:table-cell>
          <table:table-cell table:style-name="ce1066" office:value-type="float" office:value="0.64305910417199" calcext:value-type="float">
            <text:p>0,6431</text:p>
          </table:table-cell>
          <table:table-cell table:style-name="ce1130" office:value-type="float" office:value="0.463987402351081" calcext:value-type="float">
            <text:p>0,4640</text:p>
          </table:table-cell>
          <table:table-cell table:style-name="ce1194" office:value-type="float" office:value="0.567986014546415" calcext:value-type="float">
            <text:p>0,5680</text:p>
          </table:table-cell>
          <table:table-cell table:style-name="ce1258" office:value-type="float" office:value="0.353902382426745" calcext:value-type="float">
            <text:p>0,3539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76" calcext:value-type="float">
            <text:p>76</text:p>
          </table:covered-table-cell>
          <table:covered-table-cell table:style-name="ce763" office:value-type="string" calcext:value-type="string">
            <text:p>award oscar actress actor win academy star golden globe nomination nominate hollywood emmy film role picture nominee movie winner year drama support clooney director category comedy honor hathaway host performanc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2" calcext:value-type="float">
            <text:p>12</text:p>
          </table:table-cell>
          <table:table-cell table:style-name="ce779"/>
          <table:table-cell table:style-name="ce682"/>
          <table:table-cell table:style-name="ce785" office:value-type="float" office:value="12" calcext:value-type="float">
            <text:p>12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03" office:value-type="float" office:value="0.983606557377049" calcext:value-type="float">
            <text:p>0,9836</text:p>
          </table:table-cell>
          <table:table-cell table:style-name="ce1067" office:value-type="float" office:value="0.6" calcext:value-type="float">
            <text:p>0,6000</text:p>
          </table:table-cell>
          <table:table-cell table:style-name="ce1131" office:value-type="float" office:value="0.983606557377049" calcext:value-type="float">
            <text:p>0,9836</text:p>
          </table:table-cell>
          <table:table-cell table:style-name="ce1195" office:value-type="float" office:value="0.0476190476190476" calcext:value-type="float">
            <text:p>0,0476</text:p>
          </table:table-cell>
          <table:table-cell table:style-name="ce1259" office:value-type="float" office:value="0.745341614906832" calcext:value-type="float">
            <text:p>0,7453</text:p>
          </table:table-cell>
          <table:table-cell table:number-columns-repeated="11"/>
        </table:table-row>
        <table:table-row table:style-name="ro13">
          <table:table-cell/>
          <table:table-cell table:style-name="ce761" office:value-type="float" office:value="81" calcext:value-type="float">
            <text:p>81</text:p>
          </table:table-cell>
          <table:table-cell table:style-name="ce763" office:value-type="string" calcext:value-type="string">
            <text:p>video watch youtube show vium clip footage camera viral view post internet scroll minute check feature film release capture catch shoot latest channel upload comment moment buzzfeed web explain hit</text:p>
          </table: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" calcext:value-type="float">
            <text:p>2</text:p>
          </table:table-cell>
          <table:table-cell table:style-name="ce779"/>
          <table:table-cell table:style-name="ce682"/>
          <table:table-cell table:style-name="ce785" office:value-type="float" office:value="2" calcext:value-type="float">
            <text:p>2</text:p>
          </table:table-cell>
          <table:table-cell table:number-columns-repeated="4"/>
          <table:table-cell table:style-name="ce82" office:value-type="string" calcext:value-type="string" table:number-columns-spanned="9" table:number-rows-spanned="1">
            <text:p>HUFFINGTON – Pseudo Crossvalidation 50-fold</text:p>
          </table:table-cell>
          <table:covered-table-cell table:number-columns-repeated="8" table:style-name="ce9"/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04" office:value-type="float" office:value="0.597183112590997" calcext:value-type="float">
            <text:p>0,5972</text:p>
          </table:table-cell>
          <table:table-cell table:style-name="ce1068" office:value-type="float" office:value="0.605932862801371" calcext:value-type="float">
            <text:p>0,6059</text:p>
          </table:table-cell>
          <table:table-cell table:style-name="ce1132" office:value-type="float" office:value="0.597183112590997" calcext:value-type="float">
            <text:p>0,5972</text:p>
          </table:table-cell>
          <table:table-cell table:style-name="ce1196" office:value-type="float" office:value="0.6093751689007" calcext:value-type="float">
            <text:p>0,6094</text:p>
          </table:table-cell>
          <table:table-cell table:style-name="ce1260" office:value-type="float" office:value="0.596267408252709" calcext:value-type="float">
            <text:p>0,5963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88" calcext:value-type="float" table:number-columns-spanned="1" table:number-rows-spanned="2">
            <text:p>88</text:p>
          </table:table-cell>
          <table:table-cell table:style-name="ce763" office:value-type="string" calcext:value-type="string" table:number-columns-spanned="1" table:number-rows-spanned="2">
            <text:p>canada canadian toronto vancouver cent montreal ontario quebec centre province british cbc calgary ottawa alberta columbium rcmp minister harper international north provincial edmonton news ont country maple porter border favourit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6" calcext:value-type="float">
            <text:p>6</text:p>
          </table:table-cell>
          <table:table-cell table:style-name="ce779"/>
          <table:table-cell table:style-name="ce681"/>
          <table:table-cell table:style-name="ce785" office:value-type="float" office:value="6" calcext:value-type="float">
            <text:p>6</text:p>
          </table:table-cell>
          <table:table-cell table:number-columns-repeated="4"/>
          <table:table-cell table:style-name="ce82" office:value-type="string" calcext:value-type="string" table:number-columns-spanned="2" table:number-rows-spanned="1">
            <text:p>Tests</text:p>
          </table:table-cell>
          <table:covered-table-cell table:style-name="ce9"/>
          <table:table-cell table:style-name="ce82" office:value-type="string" calcext:value-type="string" table:number-columns-spanned="7" table:number-rows-spanned="1">
            <text:p>Measures</text:p>
          </table:table-cell>
          <table:covered-table-cell table:number-columns-repeated="6" table:style-name="ce9"/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03" office:value-type="float" office:value="0.705882352941176" calcext:value-type="float">
            <text:p>0,7059</text:p>
          </table:table-cell>
          <table:table-cell table:style-name="ce1067" office:value-type="float" office:value="0.631578947368421" calcext:value-type="float">
            <text:p>0,6316</text:p>
          </table:table-cell>
          <table:table-cell table:style-name="ce1131" office:value-type="float" office:value="0.705882352941176" calcext:value-type="float">
            <text:p>0,7059</text:p>
          </table:table-cell>
          <table:table-cell table:style-name="ce1195" office:value-type="float" office:value="0.596153846153846" calcext:value-type="float">
            <text:p>0,5962</text:p>
          </table:table-cell>
          <table:table-cell table:style-name="ce1259" office:value-type="float" office:value="0.666666666666667" calcext:value-type="float">
            <text:p>0,6667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88" calcext:value-type="float">
            <text:p>88</text:p>
          </table:covered-table-cell>
          <table:covered-table-cell table:style-name="ce763" office:value-type="string" calcext:value-type="string">
            <text:p>canada canadian toronto vancouver cent montreal ontario quebec centre province british cbc calgary ottawa alberta columbium rcmp minister harper international north provincial edmonton news ont country maple porter border favourit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0" calcext:value-type="float">
            <text:p>10</text:p>
          </table:table-cell>
          <table:table-cell table:style-name="ce779"/>
          <table:table-cell table:style-name="ce682"/>
          <table:table-cell table:style-name="ce785" office:value-type="float" office:value="10" calcext:value-type="float">
            <text:p>10</text:p>
          </table:table-cell>
          <table:table-cell table:number-columns-repeated="4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lassifier</text:p>
          </table:table-cell>
          <table:table-cell table:style-name="ce87" office:value-type="string" calcext:value-type="string">
            <text:p>Min</text:p>
          </table:table-cell>
          <table:table-cell table:style-name="ce87" office:value-type="string" calcext:value-type="string">
            <text:p>Max</text:p>
          </table:table-cell>
          <table:table-cell table:style-name="ce87" office:value-type="string" calcext:value-type="string">
            <text:p>Mean</text:p>
          </table:table-cell>
          <table:table-cell table:style-name="ce87" office:value-type="string" calcext:value-type="string">
            <text:p>StdDev</text:p>
          </table:table-cell>
          <table:table-cell table:style-name="ce87" office:value-type="string" calcext:value-type="string">
            <text:p>Skew</text:p>
          </table:table-cell>
          <table:table-cell table:style-name="ce87" office:value-type="string" calcext:value-type="string">
            <text:p>Kurtosis</text:p>
          </table:table-cell>
          <table:table-cell table:style-name="ce87" office:value-type="string" calcext:value-type="string">
            <text:p>SM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04" office:value-type="float" office:value="0.608482821473974" calcext:value-type="float">
            <text:p>0,6085</text:p>
          </table:table-cell>
          <table:table-cell table:style-name="ce1068" office:value-type="float" office:value="0.606012079599465" calcext:value-type="float">
            <text:p>0,6060</text:p>
          </table:table-cell>
          <table:table-cell table:style-name="ce1132" office:value-type="float" office:value="0.608482821473974" calcext:value-type="float">
            <text:p>0,6085</text:p>
          </table:table-cell>
          <table:table-cell table:style-name="ce1196" office:value-type="float" office:value="0.607058320049473" calcext:value-type="float">
            <text:p>0,6071</text:p>
          </table:table-cell>
          <table:table-cell table:style-name="ce1260" office:value-type="float" office:value="0.605282598644886" calcext:value-type="float">
            <text:p>0,6053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90" calcext:value-type="float" table:number-columns-spanned="1" table:number-rows-spanned="2">
            <text:p>90</text:p>
          </table:table-cell>
          <table:table-cell table:style-name="ce763" office:value-type="string" calcext:value-type="string" table:number-columns-spanned="1" table:number-rows-spanned="2">
            <text:p>mine coal miner kentucky company massey safety louisville harvey branch ky explosion big west underground upper year dust worker industry kill rescue energy virginium msha blast state health disaster gold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1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30" office:value-type="float" office:value="0.2" calcext:value-type="float">
            <text:p>0,2000</text:p>
          </table:table-cell>
          <table:table-cell table:style-name="ce830" office:value-type="float" office:value="0.9" calcext:value-type="float">
            <text:p>0,9000</text:p>
          </table:table-cell>
          <table:table-cell table:style-name="ce830" office:value-type="float" office:value="0.52" calcext:value-type="float">
            <text:p>0,5200</text:p>
          </table:table-cell>
          <table:table-cell table:style-name="ce830" office:value-type="float" office:value="0.155182578445717" calcext:value-type="float">
            <text:p>0,1552</text:p>
          </table:table-cell>
          <table:table-cell table:style-name="ce830" office:value-type="float" office:value="-0.211615139919424" calcext:value-type="float">
            <text:p>-0,2116</text:p>
          </table:table-cell>
          <table:table-cell table:style-name="ce830" office:value-type="float" office:value="-0.22799299540973" calcext:value-type="float">
            <text:p>-0,2280</text:p>
          </table:table-cell>
          <table:table-cell table:style-name="ce830" office:value-type="float" office:value="1.18" calcext:value-type="float">
            <text:p>1,1800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03" office:value-type="float" office:value="0.653846153846154" calcext:value-type="float">
            <text:p>0,6538</text:p>
          </table:table-cell>
          <table:table-cell table:style-name="ce1067" office:value-type="float" office:value="0.666666666666667" calcext:value-type="float">
            <text:p>0,6667</text:p>
          </table:table-cell>
          <table:table-cell table:style-name="ce1131" office:value-type="float" office:value="0.653846153846154" calcext:value-type="float">
            <text:p>0,6538</text:p>
          </table:table-cell>
          <table:table-cell table:style-name="ce1195" office:value-type="float" office:value="0.666666666666667" calcext:value-type="float">
            <text:p>0,6667</text:p>
          </table:table-cell>
          <table:table-cell table:style-name="ce1259" office:value-type="float" office:value="0.660194174757282" calcext:value-type="float">
            <text:p>0,660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90" calcext:value-type="float">
            <text:p>90</text:p>
          </table:covered-table-cell>
          <table:covered-table-cell table:style-name="ce763" office:value-type="string" calcext:value-type="string">
            <text:p>mine coal miner kentucky company massey safety louisville harvey branch ky explosion big west underground upper year dust worker industry kill rescue energy virginium msha blast state health disaster gold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7" office:value-type="string" calcext:value-type="string">
            <text:p>BayesNet</text:p>
          </table:table-cell>
          <table:table-cell table:style-name="ce831" office:value-type="float" office:value="0.3" calcext:value-type="float">
            <text:p>0,3000</text:p>
          </table:table-cell>
          <table:table-cell table:style-name="ce855" office:value-type="float" office:value="0.9" calcext:value-type="float">
            <text:p>0,9000</text:p>
          </table:table-cell>
          <table:table-cell table:style-name="ce879" office:value-type="float" office:value="0.636" calcext:value-type="float">
            <text:p>0,6360</text:p>
          </table:table-cell>
          <table:table-cell table:style-name="ce903" office:value-type="float" office:value="0.172330958285717" calcext:value-type="float">
            <text:p>0,1723</text:p>
          </table:table-cell>
          <table:table-cell table:style-name="ce927" office:value-type="float" office:value="-0.213896057655648" calcext:value-type="float">
            <text:p>-0,2139</text:p>
          </table:table-cell>
          <table:table-cell table:style-name="ce951" office:value-type="float" office:value="-0.922173042860481" calcext:value-type="float">
            <text:p>-0,9222</text:p>
          </table:table-cell>
          <table:table-cell table:style-name="ce975" office:value-type="float" office:value="1.4552" calcext:value-type="float">
            <text:p>1,4552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04" office:value-type="float" office:value="0.632727481988361" calcext:value-type="float">
            <text:p>0,6327</text:p>
          </table:table-cell>
          <table:table-cell table:style-name="ce1068" office:value-type="float" office:value="0.630172514668753" calcext:value-type="float">
            <text:p>0,6302</text:p>
          </table:table-cell>
          <table:table-cell table:style-name="ce1132" office:value-type="float" office:value="0.632727481988361" calcext:value-type="float">
            <text:p>0,6327</text:p>
          </table:table-cell>
          <table:table-cell table:style-name="ce1196" office:value-type="float" office:value="0.631261083463139" calcext:value-type="float">
            <text:p>0,6313</text:p>
          </table:table-cell>
          <table:table-cell table:style-name="ce1260" office:value-type="float" office:value="0.629314255902815" calcext:value-type="float">
            <text:p>0,6293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91" calcext:value-type="float" table:number-columns-spanned="1" table:number-rows-spanned="2">
            <text:p>91</text:p>
          </table:table-cell>
          <table:table-cell table:style-name="ce763" office:value-type="string" calcext:value-type="string" table:number-columns-spanned="1" table:number-rows-spanned="2">
            <text:p>hill armstrong tour dope beverly drug performance year time bond steroid enhance clemen lance eva sport de cycle longorium france race team anti ban cherry substance win stage neal tes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DecisionTree</text:p>
          </table:table-cell>
          <table:table-cell table:style-name="ce831" office:value-type="float" office:value="0.3" calcext:value-type="float">
            <text:p>0,3000</text:p>
          </table:table-cell>
          <table:table-cell table:style-name="ce855" office:value-type="float" office:value="0.9" calcext:value-type="float">
            <text:p>0,9000</text:p>
          </table:table-cell>
          <table:table-cell table:style-name="ce879" office:value-type="float" office:value="0.574" calcext:value-type="float">
            <text:p>0,5740</text:p>
          </table:table-cell>
          <table:table-cell table:style-name="ce903" office:value-type="float" office:value="0.165134453567698" calcext:value-type="float">
            <text:p>0,1651</text:p>
          </table:table-cell>
          <table:table-cell table:style-name="ce927" office:value-type="float" office:value="0.0382501625868203" calcext:value-type="float">
            <text:p>0,0383</text:p>
          </table:table-cell>
          <table:table-cell table:style-name="ce951" office:value-type="float" office:value="-0.825919984231402" calcext:value-type="float">
            <text:p>-0,8259</text:p>
          </table:table-cell>
          <table:table-cell table:style-name="ce975" office:value-type="float" office:value="1.3362" calcext:value-type="float">
            <text:p>1,3362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03" office:value-type="float" office:value="0.673076923076923" calcext:value-type="float">
            <text:p>0,6731</text:p>
          </table:table-cell>
          <table:table-cell table:style-name="ce1067" office:value-type="float" office:value="0.686274509803922" calcext:value-type="float">
            <text:p>0,6863</text:p>
          </table:table-cell>
          <table:table-cell table:style-name="ce1131" office:value-type="float" office:value="0.673076923076923" calcext:value-type="float">
            <text:p>0,6731</text:p>
          </table:table-cell>
          <table:table-cell table:style-name="ce1195" office:value-type="float" office:value="0.686274509803922" calcext:value-type="float">
            <text:p>0,6863</text:p>
          </table:table-cell>
          <table:table-cell table:style-name="ce1259" office:value-type="float" office:value="0.679611650485437" calcext:value-type="float">
            <text:p>0,6796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91" calcext:value-type="float">
            <text:p>91</text:p>
          </table:covered-table-cell>
          <table:covered-table-cell table:style-name="ce763" office:value-type="string" calcext:value-type="string">
            <text:p>hill armstrong tour dope beverly drug performance year time bond steroid enhance clemen lance eva sport de cycle longorium france race team anti ban cherry substance win stage neal tes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4" calcext:value-type="float">
            <text:p>4</text:p>
          </table:table-cell>
          <table:table-cell table:style-name="ce779"/>
          <table:table-cell table:style-name="ce682"/>
          <table:table-cell table:style-name="ce785" office:value-type="float" office:value="4" calcext:value-type="float">
            <text:p>4</text:p>
          </table:table-cell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31" office:value-type="float" office:value="0.3" calcext:value-type="float">
            <text:p>0,3000</text:p>
          </table:table-cell>
          <table:table-cell table:style-name="ce855" office:value-type="float" office:value="1" calcext:value-type="float">
            <text:p>1,0000</text:p>
          </table:table-cell>
          <table:table-cell table:style-name="ce879" office:value-type="float" office:value="0.61" calcext:value-type="float">
            <text:p>0,6100</text:p>
          </table:table-cell>
          <table:table-cell table:style-name="ce903" office:value-type="float" office:value="0.174086537242199" calcext:value-type="float">
            <text:p>0,1741</text:p>
          </table:table-cell>
          <table:table-cell table:style-name="ce927" office:value-type="float" office:value="-0.0628581687941592" calcext:value-type="float">
            <text:p>-0,0629</text:p>
          </table:table-cell>
          <table:table-cell table:style-name="ce951" office:value-type="float" office:value="-0.775878275555903" calcext:value-type="float">
            <text:p>-0,7759</text:p>
          </table:table-cell>
          <table:table-cell table:style-name="ce975" office:value-type="float" office:value="1.485" calcext:value-type="float">
            <text:p>1,4850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04" office:value-type="float" office:value="0.628224471797967" calcext:value-type="float">
            <text:p>0,6282</text:p>
          </table:table-cell>
          <table:table-cell table:style-name="ce1068" office:value-type="float" office:value="0.624362801365955" calcext:value-type="float">
            <text:p>0,6244</text:p>
          </table:table-cell>
          <table:table-cell table:style-name="ce1132" office:value-type="float" office:value="0.628224471797967" calcext:value-type="float">
            <text:p>0,6282</text:p>
          </table:table-cell>
          <table:table-cell table:style-name="ce1196" office:value-type="float" office:value="0.628897872471367" calcext:value-type="float">
            <text:p>0,6289</text:p>
          </table:table-cell>
          <table:table-cell table:style-name="ce1260" office:value-type="float" office:value="0.624228105260793" calcext:value-type="float">
            <text:p>0,6242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96" calcext:value-type="float" table:number-columns-spanned="1" table:number-rows-spanned="2">
            <text:p>96</text:p>
          </table:table-cell>
          <table:table-cell table:style-name="ce763" office:value-type="string" calcext:value-type="string" table:number-columns-spanned="1" table:number-rows-spanned="2">
            <text:p>florida miamus beach flum south tampa scott orlando palm sentinel sun rubio fort dade herald lauderdale crist county bay state broward rick miami key accord marco mack local jacksonville tallahasse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79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8" office:value-type="string" calcext:value-type="string">
            <text:p>MLP</text:p>
          </table:table-cell>
          <table:table-cell table:style-name="ce831" office:value-type="float" office:value="0.2" calcext:value-type="float">
            <text:p>0,2000</text:p>
          </table:table-cell>
          <table:table-cell table:style-name="ce855" office:value-type="float" office:value="0.9" calcext:value-type="float">
            <text:p>0,9000</text:p>
          </table:table-cell>
          <table:table-cell table:style-name="ce879" office:value-type="float" office:value="0.584" calcext:value-type="float">
            <text:p>0,5840</text:p>
          </table:table-cell>
          <table:table-cell table:style-name="ce903" office:value-type="float" office:value="0.165812778611964" calcext:value-type="float">
            <text:p>0,1658</text:p>
          </table:table-cell>
          <table:table-cell table:style-name="ce927" office:value-type="float" office:value="-0.126509193264271" calcext:value-type="float">
            <text:p>-0,1265</text:p>
          </table:table-cell>
          <table:table-cell table:style-name="ce951" office:value-type="float" office:value="-0.184174755384748" calcext:value-type="float">
            <text:p>-0,1842</text:p>
          </table:table-cell>
          <table:table-cell table:style-name="ce975" office:value-type="float" office:value="1.3472" calcext:value-type="float">
            <text:p>1,3472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03" office:value-type="float" office:value="0.672727272727273" calcext:value-type="float">
            <text:p>0,6727</text:p>
          </table:table-cell>
          <table:table-cell table:style-name="ce1067" office:value-type="float" office:value="0.69811320754717" calcext:value-type="float">
            <text:p>0,6981</text:p>
          </table:table-cell>
          <table:table-cell table:style-name="ce1131" office:value-type="float" office:value="0.672727272727273" calcext:value-type="float">
            <text:p>0,6727</text:p>
          </table:table-cell>
          <table:table-cell table:style-name="ce1195" office:value-type="float" office:value="0.666666666666667" calcext:value-type="float">
            <text:p>0,6667</text:p>
          </table:table-cell>
          <table:table-cell table:style-name="ce1259" office:value-type="float" office:value="0.685185185185185" calcext:value-type="float">
            <text:p>0,685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96" calcext:value-type="float">
            <text:p>96</text:p>
          </table:covered-table-cell>
          <table:covered-table-cell table:style-name="ce764" office:value-type="string" calcext:value-type="string">
            <text:p>florida miamus beach flum south tampa scott orlando palm sentinel sun rubio fort dade herald lauderdale crist county bay state broward rick miami key accord marco mack local jacksonville tallahasse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2" calcext:value-type="float">
            <text:p>12</text:p>
          </table:table-cell>
          <table:table-cell table:style-name="ce780"/>
          <table:table-cell table:style-name="ce682"/>
          <table:table-cell table:style-name="ce785" office:value-type="float" office:value="12" calcext:value-type="float">
            <text:p>12</text:p>
          </table:table-cell>
          <table:table-cell table:number-columns-repeated="4"/>
          <table:covered-table-cell table:style-name="ce784" office:value-type="string" calcext:value-type="string">
            <text:p>M1</text:p>
          </table:covered-table-cell>
          <table:table-cell table:style-name="ce789" office:value-type="string" calcext:value-type="string">
            <text:p>RandomForset</text:p>
          </table:table-cell>
          <table:table-cell table:style-name="ce832" office:value-type="float" office:value="0.2" calcext:value-type="float">
            <text:p>0,2000</text:p>
          </table:table-cell>
          <table:table-cell table:style-name="ce856" office:value-type="float" office:value="1" calcext:value-type="float">
            <text:p>1,0000</text:p>
          </table:table-cell>
          <table:table-cell table:style-name="ce880" office:value-type="float" office:value="0.568" calcext:value-type="float">
            <text:p>0,5680</text:p>
          </table:table-cell>
          <table:table-cell table:style-name="ce904" office:value-type="float" office:value="0.185648339939922" calcext:value-type="float">
            <text:p>0,1856</text:p>
          </table:table-cell>
          <table:table-cell table:style-name="ce928" office:value-type="float" office:value="0.112176807978441" calcext:value-type="float">
            <text:p>0,1122</text:p>
          </table:table-cell>
          <table:table-cell table:style-name="ce952" office:value-type="float" office:value="-0.433421789485187" calcext:value-type="float">
            <text:p>-0,4334</text:p>
          </table:table-cell>
          <table:table-cell table:style-name="ce976" office:value-type="float" office:value="1.6888" calcext:value-type="float">
            <text:p>1,6888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04" office:value-type="float" office:value="0.548336014305462" calcext:value-type="float">
            <text:p>0,5483</text:p>
          </table:table-cell>
          <table:table-cell table:style-name="ce1068" office:value-type="float" office:value="0.545434577298216" calcext:value-type="float">
            <text:p>0,5454</text:p>
          </table:table-cell>
          <table:table-cell table:style-name="ce1132" office:value-type="float" office:value="0.548336014305462" calcext:value-type="float">
            <text:p>0,5483</text:p>
          </table:table-cell>
          <table:table-cell table:style-name="ce1196" office:value-type="float" office:value="0.550187866157314" calcext:value-type="float">
            <text:p>0,5502</text:p>
          </table:table-cell>
          <table:table-cell table:style-name="ce1260" office:value-type="float" office:value="0.545447456480349" calcext:value-type="float">
            <text:p>0,545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99" calcext:value-type="float" table:number-columns-spanned="1" table:number-rows-spanned="2">
            <text:p>99</text:p>
          </table:table-cell>
          <table:table-cell table:style-name="ce765" office:value-type="string" calcext:value-type="string" table:number-columns-spanned="1" table:number-rows-spanned="2">
            <text:p>jewish wikileak jew assange rabbi orthodox bradley julian community ultra cable synagogue israel religious kosher founder manning embassy man state diplomatic judaism sweden leak passover classify hebrew anti ecuador torah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1" calcext:value-type="float">
            <text:p>11</text:p>
          </table:table-cell>
          <table:table-cell table:style-name="ce781"/>
          <table:table-cell table:style-name="ce681"/>
          <table:table-cell table:style-name="ce785" office:value-type="float" office:value="11" calcext:value-type="float">
            <text:p>11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2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30" office:value-type="float" office:value="0.1" calcext:value-type="float">
            <text:p>0,1000</text:p>
          </table:table-cell>
          <table:table-cell table:style-name="ce830" office:value-type="float" office:value="0.9" calcext:value-type="float">
            <text:p>0,9000</text:p>
          </table:table-cell>
          <table:table-cell table:style-name="ce830" office:value-type="float" office:value="0.516" calcext:value-type="float">
            <text:p>0,5160</text:p>
          </table:table-cell>
          <table:table-cell table:style-name="ce830" office:value-type="float" office:value="0.168256364163834" calcext:value-type="float">
            <text:p>0,1683</text:p>
          </table:table-cell>
          <table:table-cell table:style-name="ce830" office:value-type="float" office:value="-0.342708689772189" calcext:value-type="float">
            <text:p>-0,3427</text:p>
          </table:table-cell>
          <table:table-cell table:style-name="ce830" office:value-type="float" office:value="-0.0503982053691681" calcext:value-type="float">
            <text:p>-0,0504</text:p>
          </table:table-cell>
          <table:table-cell table:style-name="ce830" office:value-type="float" office:value="1.3872" calcext:value-type="float">
            <text:p>1,3872</text:p>
          </table:table-cell>
          <table:table-cell/>
          <table:covered-table-cell table:style-name="ce71"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05" office:value-type="float" office:value="0.6" calcext:value-type="float">
            <text:p>0,6000</text:p>
          </table:table-cell>
          <table:table-cell table:style-name="ce1069" office:value-type="float" office:value="0.622641509433962" calcext:value-type="float">
            <text:p>0,6226</text:p>
          </table:table-cell>
          <table:table-cell table:style-name="ce1133" office:value-type="float" office:value="0.6" calcext:value-type="float">
            <text:p>0,6000</text:p>
          </table:table-cell>
          <table:table-cell table:style-name="ce1197" office:value-type="float" office:value="0.583333333333333" calcext:value-type="float">
            <text:p>0,5833</text:p>
          </table:table-cell>
          <table:table-cell table:style-name="ce1261" office:value-type="float" office:value="0.611111111111111" calcext:value-type="float">
            <text:p>0,6111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99" calcext:value-type="float">
            <text:p>99</text:p>
          </table:covered-table-cell>
          <table:covered-table-cell table:style-name="ce765" office:value-type="string" calcext:value-type="string">
            <text:p>jewish wikileak jew assange rabbi orthodox bradley julian community ultra cable synagogue israel religious kosher founder manning embassy man state diplomatic judaism sweden leak passover classify hebrew anti ecuador torah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34" calcext:value-type="float">
            <text:p>34</text:p>
          </table:table-cell>
          <table:table-cell table:style-name="ce781"/>
          <table:table-cell table:style-name="ce682"/>
          <table:table-cell table:style-name="ce785" office:value-type="float" office:value="34" calcext:value-type="float">
            <text:p>34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87" office:value-type="string" calcext:value-type="string">
            <text:p>BayesNet</text:p>
          </table:table-cell>
          <table:table-cell table:style-name="ce833" office:value-type="float" office:value="0.2" calcext:value-type="float">
            <text:p>0,2000</text:p>
          </table:table-cell>
          <table:table-cell table:style-name="ce857" office:value-type="float" office:value="0.9" calcext:value-type="float">
            <text:p>0,9000</text:p>
          </table:table-cell>
          <table:table-cell table:style-name="ce881" office:value-type="float" office:value="0.518" calcext:value-type="float">
            <text:p>0,5180</text:p>
          </table:table-cell>
          <table:table-cell table:style-name="ce905" office:value-type="float" office:value="0.14803474495633" calcext:value-type="float">
            <text:p>0,1480</text:p>
          </table:table-cell>
          <table:table-cell table:style-name="ce929" office:value-type="float" office:value="0.0702693787051183" calcext:value-type="float">
            <text:p>0,0703</text:p>
          </table:table-cell>
          <table:table-cell table:style-name="ce953" office:value-type="float" office:value="-0.385931679331291" calcext:value-type="float">
            <text:p>-0,3859</text:p>
          </table:table-cell>
          <table:table-cell table:style-name="ce977" office:value-type="float" office:value="1.0738" calcext:value-type="float">
            <text:p>1,0738</text:p>
          </table:table-cell>
          <table:table-cell/>
          <table:table-cell table:style-name="ce71" office:value-type="string" calcext:value-type="string" table:number-columns-spanned="1" table:number-rows-spanned="12">
            <text:p>M2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06" office:value-type="float" office:value="0.467599716182328" calcext:value-type="float">
            <text:p>0,4676</text:p>
          </table:table-cell>
          <table:table-cell table:style-name="ce1070" office:value-type="float" office:value="0.669617170333813" calcext:value-type="float">
            <text:p>0,6696</text:p>
          </table:table-cell>
          <table:table-cell table:style-name="ce1134" office:value-type="float" office:value="0.467599716182328" calcext:value-type="float">
            <text:p>0,4676</text:p>
          </table:table-cell>
          <table:table-cell table:style-name="ce1198" office:value-type="float" office:value="0.570480374618542" calcext:value-type="float">
            <text:p>0,5705</text:p>
          </table:table-cell>
          <table:table-cell table:style-name="ce1262" office:value-type="float" office:value="0.336656503424923" calcext:value-type="float">
            <text:p>0,3367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02" calcext:value-type="float" table:number-columns-spanned="1" table:number-rows-spanned="2">
            <text:p>102</text:p>
          </table:table-cell>
          <table:table-cell table:style-name="ce766" office:value-type="string" calcext:value-type="string" table:number-columns-spanned="1" table:number-rows-spanned="2">
            <text:p>adam parker blagojevich rod doll governor tape seat levine year chicago fitzgerald corruption time include illinoi make call barbie brother sell robert senate play jame day tony zagel beaver goldstein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DecisionTree</text:p>
          </table:table-cell>
          <table:table-cell table:style-name="ce833" office:value-type="float" office:value="0.2" calcext:value-type="float">
            <text:p>0,2000</text:p>
          </table:table-cell>
          <table:table-cell table:style-name="ce857" office:value-type="float" office:value="1" calcext:value-type="float">
            <text:p>1,0000</text:p>
          </table:table-cell>
          <table:table-cell table:style-name="ce881" office:value-type="float" office:value="0.574" calcext:value-type="float">
            <text:p>0,5740</text:p>
          </table:table-cell>
          <table:table-cell table:style-name="ce905" office:value-type="float" office:value="0.162643970759723" calcext:value-type="float">
            <text:p>0,1626</text:p>
          </table:table-cell>
          <table:table-cell table:style-name="ce929" office:value-type="float" office:value="0.143203333409776" calcext:value-type="float">
            <text:p>0,1432</text:p>
          </table:table-cell>
          <table:table-cell table:style-name="ce953" office:value-type="float" office:value="0.652018922252742" calcext:value-type="float">
            <text:p>0,6520</text:p>
          </table:table-cell>
          <table:table-cell table:style-name="ce977" office:value-type="float" office:value="1.2962" calcext:value-type="float">
            <text:p>1,2962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07" office:value-type="float" office:value="1" calcext:value-type="float">
            <text:p>1,0000</text:p>
          </table:table-cell>
          <table:table-cell table:style-name="ce1071" office:value-type="float" office:value="0.494949494949495" calcext:value-type="float">
            <text:p>0,4949</text:p>
          </table:table-cell>
          <table:table-cell table:style-name="ce1135" office:value-type="float" office:value="1" calcext:value-type="float">
            <text:p>1,0000</text:p>
          </table:table-cell>
          <table:table-cell table:style-name="ce1199" office:value-type="float" office:value="0.0740740740740741" calcext:value-type="float">
            <text:p>0,0741</text:p>
          </table:table-cell>
          <table:table-cell table:style-name="ce1263" office:value-type="float" office:value="0.662162162162162" calcext:value-type="float">
            <text:p>0,662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02" calcext:value-type="float">
            <text:p>102</text:p>
          </table:covered-table-cell>
          <table:covered-table-cell table:style-name="ce766" office:value-type="string" calcext:value-type="string">
            <text:p>adam parker blagojevich rod doll governor tape seat levine year chicago fitzgerald corruption time include illinoi make call barbie brother sell robert senate play jame day tony zagel beaver goldstein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33" office:value-type="float" office:value="0.3" calcext:value-type="float">
            <text:p>0,3000</text:p>
          </table:table-cell>
          <table:table-cell table:style-name="ce857" office:value-type="float" office:value="0.9" calcext:value-type="float">
            <text:p>0,9000</text:p>
          </table:table-cell>
          <table:table-cell table:style-name="ce881" office:value-type="float" office:value="0.534" calcext:value-type="float">
            <text:p>0,5340</text:p>
          </table:table-cell>
          <table:table-cell table:style-name="ce905" office:value-type="float" office:value="0.154668836484898" calcext:value-type="float">
            <text:p>0,1547</text:p>
          </table:table-cell>
          <table:table-cell table:style-name="ce929" office:value-type="float" office:value="0.468084305699808" calcext:value-type="float">
            <text:p>0,4681</text:p>
          </table:table-cell>
          <table:table-cell table:style-name="ce953" office:value-type="float" office:value="-0.523494083324258" calcext:value-type="float">
            <text:p>-0,5235</text:p>
          </table:table-cell>
          <table:table-cell table:style-name="ce977" office:value-type="float" office:value="1.1722" calcext:value-type="float">
            <text:p>1,1722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08" office:value-type="float" office:value="0.56583517682015" calcext:value-type="float">
            <text:p>0,5658</text:p>
          </table:table-cell>
          <table:table-cell table:style-name="ce1072" office:value-type="float" office:value="0.57256628313937" calcext:value-type="float">
            <text:p>0,5726</text:p>
          </table:table-cell>
          <table:table-cell table:style-name="ce1136" office:value-type="float" office:value="0.56583517682015" calcext:value-type="float">
            <text:p>0,5658</text:p>
          </table:table-cell>
          <table:table-cell table:style-name="ce1200" office:value-type="float" office:value="0.582130347370639" calcext:value-type="float">
            <text:p>0,5821</text:p>
          </table:table-cell>
          <table:table-cell table:style-name="ce1264" office:value-type="float" office:value="0.567596111153477" calcext:value-type="float">
            <text:p>0,5676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13" calcext:value-type="float" table:number-columns-spanned="1" table:number-rows-spanned="2">
            <text:p>113</text:p>
          </table:table-cell>
          <table:table-cell table:style-name="ce766" office:value-type="string" calcext:value-type="string" table:number-columns-spanned="1" table:number-rows-spanned="2">
            <text:p>woman man female male women gender girl young body work lady sex find feminist change role age single equal society themselve feel face career stereotype attractive men husband hold fac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7" calcext:value-type="float">
            <text:p>17</text:p>
          </table:table-cell>
          <table:table-cell table:style-name="ce782"/>
          <table:table-cell table:style-name="ce681"/>
          <table:table-cell table:style-name="ce785" office:value-type="float" office:value="17" calcext:value-type="float">
            <text:p>17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88" office:value-type="string" calcext:value-type="string">
            <text:p>MLP</text:p>
          </table:table-cell>
          <table:table-cell table:style-name="ce833" office:value-type="float" office:value="0.3" calcext:value-type="float">
            <text:p>0,3000</text:p>
          </table:table-cell>
          <table:table-cell table:style-name="ce857" office:value-type="float" office:value="1" calcext:value-type="float">
            <text:p>1,0000</text:p>
          </table:table-cell>
          <table:table-cell table:style-name="ce881" office:value-type="float" office:value="0.572" calcext:value-type="float">
            <text:p>0,5720</text:p>
          </table:table-cell>
          <table:table-cell table:style-name="ce905" office:value-type="float" office:value="0.157842597907808" calcext:value-type="float">
            <text:p>0,1578</text:p>
          </table:table-cell>
          <table:table-cell table:style-name="ce929" office:value-type="float" office:value="0.419732310213769" calcext:value-type="float">
            <text:p>0,4197</text:p>
          </table:table-cell>
          <table:table-cell table:style-name="ce953" office:value-type="float" office:value="0.238153745834131" calcext:value-type="float">
            <text:p>0,2382</text:p>
          </table:table-cell>
          <table:table-cell table:style-name="ce977" office:value-type="float" office:value="1.2208" calcext:value-type="float">
            <text:p>1,220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07" office:value-type="float" office:value="0.678571428571429" calcext:value-type="float">
            <text:p>0,6786</text:p>
          </table:table-cell>
          <table:table-cell table:style-name="ce1071" office:value-type="float" office:value="0.633333333333333" calcext:value-type="float">
            <text:p>0,6333</text:p>
          </table:table-cell>
          <table:table-cell table:style-name="ce1135" office:value-type="float" office:value="0.678571428571429" calcext:value-type="float">
            <text:p>0,6786</text:p>
          </table:table-cell>
          <table:table-cell table:style-name="ce1199" office:value-type="float" office:value="0.531914893617021" calcext:value-type="float">
            <text:p>0,5319</text:p>
          </table:table-cell>
          <table:table-cell table:style-name="ce1263" office:value-type="float" office:value="0.655172413793104" calcext:value-type="float">
            <text:p>0,655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13" calcext:value-type="float">
            <text:p>113</text:p>
          </table:covered-table-cell>
          <table:covered-table-cell table:style-name="ce766" office:value-type="string" calcext:value-type="string">
            <text:p>woman man female male women gender girl young body work lady sex find feminist change role age single equal society themselve feel face career stereotype attractive men husband hold fac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0" calcext:value-type="float">
            <text:p>20</text:p>
          </table:table-cell>
          <table:table-cell table:style-name="ce782"/>
          <table:table-cell table:style-name="ce682"/>
          <table:table-cell table:style-name="ce785" office:value-type="float" office:value="20" calcext:value-type="float">
            <text:p>20</text:p>
          </table:table-cell>
          <table:table-cell table:number-columns-repeated="4"/>
          <table:covered-table-cell table:style-name="ce784" office:value-type="string" calcext:value-type="string">
            <text:p>M2</text:p>
          </table:covered-table-cell>
          <table:table-cell table:style-name="ce789" office:value-type="string" calcext:value-type="string">
            <text:p>RandomForset</text:p>
          </table:table-cell>
          <table:table-cell table:style-name="ce834" office:value-type="float" office:value="0.2" calcext:value-type="float">
            <text:p>0,2000</text:p>
          </table:table-cell>
          <table:table-cell table:style-name="ce858" office:value-type="float" office:value="0.9" calcext:value-type="float">
            <text:p>0,9000</text:p>
          </table:table-cell>
          <table:table-cell table:style-name="ce882" office:value-type="float" office:value="0.568" calcext:value-type="float">
            <text:p>0,5680</text:p>
          </table:table-cell>
          <table:table-cell table:style-name="ce906" office:value-type="float" office:value="0.157064915735825" calcext:value-type="float">
            <text:p>0,1571</text:p>
          </table:table-cell>
          <table:table-cell table:style-name="ce930" office:value-type="float" office:value="-0.199252006869125" calcext:value-type="float">
            <text:p>-0,1993</text:p>
          </table:table-cell>
          <table:table-cell table:style-name="ce954" office:value-type="float" office:value="-0.127418317369165" calcext:value-type="float">
            <text:p>-0,1274</text:p>
          </table:table-cell>
          <table:table-cell table:style-name="ce978" office:value-type="float" office:value="1.2088" calcext:value-type="float">
            <text:p>1,208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08" office:value-type="float" office:value="0.584736106237639" calcext:value-type="float">
            <text:p>0,5847</text:p>
          </table:table-cell>
          <table:table-cell table:style-name="ce1072" office:value-type="float" office:value="0.587750572281571" calcext:value-type="float">
            <text:p>0,5878</text:p>
          </table:table-cell>
          <table:table-cell table:style-name="ce1136" office:value-type="float" office:value="0.584736106237639" calcext:value-type="float">
            <text:p>0,5847</text:p>
          </table:table-cell>
          <table:table-cell table:style-name="ce1200" office:value-type="float" office:value="0.593939078206569" calcext:value-type="float">
            <text:p>0,5939</text:p>
          </table:table-cell>
          <table:table-cell table:style-name="ce1264" office:value-type="float" office:value="0.584088544947083" calcext:value-type="float">
            <text:p>0,5841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21" calcext:value-type="float" table:number-columns-spanned="1" table:number-rows-spanned="2">
            <text:p>121</text:p>
          </table:table-cell>
          <table:table-cell table:style-name="ce766" office:value-type="string" calcext:value-type="string" table:number-columns-spanned="1" table:number-rows-spanned="2">
            <text:p>marriage gay sex couple marry state equality rights support civil issue union legal law ban partner license lesbian legalize benefit doma recognize woman man proposition family defense change oppose ac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6" calcext:value-type="float">
            <text:p>6</text:p>
          </table:table-cell>
          <table:table-cell table:style-name="ce782"/>
          <table:table-cell table:style-name="ce681"/>
          <table:table-cell table:style-name="ce785" office:value-type="float" office:value="6" calcext:value-type="float">
            <text:p>6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3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30" office:value-type="float" office:value="0.2" calcext:value-type="float">
            <text:p>0,2000</text:p>
          </table:table-cell>
          <table:table-cell table:style-name="ce830" office:value-type="float" office:value="0.9" calcext:value-type="float">
            <text:p>0,9000</text:p>
          </table:table-cell>
          <table:table-cell table:style-name="ce830" office:value-type="float" office:value="0.582" calcext:value-type="float">
            <text:p>0,5820</text:p>
          </table:table-cell>
          <table:table-cell table:style-name="ce830" office:value-type="float" office:value="0.150766747808984" calcext:value-type="float">
            <text:p>0,1508</text:p>
          </table:table-cell>
          <table:table-cell table:style-name="ce830" office:value-type="float" office:value="0.281853689492999" calcext:value-type="float">
            <text:p>0,2819</text:p>
          </table:table-cell>
          <table:table-cell table:style-name="ce830" office:value-type="float" office:value="0.628923529866408" calcext:value-type="float">
            <text:p>0,6289</text:p>
          </table:table-cell>
          <table:table-cell table:style-name="ce830" office:value-type="float" office:value="1.1138" calcext:value-type="float">
            <text:p>1,113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07" office:value-type="float" office:value="0.678571428571429" calcext:value-type="float">
            <text:p>0,6786</text:p>
          </table:table-cell>
          <table:table-cell table:style-name="ce1071" office:value-type="float" office:value="0.666666666666667" calcext:value-type="float">
            <text:p>0,6667</text:p>
          </table:table-cell>
          <table:table-cell table:style-name="ce1135" office:value-type="float" office:value="0.678571428571429" calcext:value-type="float">
            <text:p>0,6786</text:p>
          </table:table-cell>
          <table:table-cell table:style-name="ce1199" office:value-type="float" office:value="0.595744680851064" calcext:value-type="float">
            <text:p>0,5957</text:p>
          </table:table-cell>
          <table:table-cell table:style-name="ce1263" office:value-type="float" office:value="0.672566371681416" calcext:value-type="float">
            <text:p>0,6726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21" calcext:value-type="float">
            <text:p>121</text:p>
          </table:covered-table-cell>
          <table:covered-table-cell table:style-name="ce766" office:value-type="string" calcext:value-type="string">
            <text:p>marriage gay sex couple marry state equality rights support civil issue union legal law ban partner license lesbian legalize benefit doma recognize woman man proposition family defense change oppose ac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8" calcext:value-type="float">
            <text:p>8</text:p>
          </table:table-cell>
          <table:table-cell table:style-name="ce782"/>
          <table:table-cell table:style-name="ce682"/>
          <table:table-cell table:style-name="ce785" office:value-type="float" office:value="8" calcext:value-type="float">
            <text:p>8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87" office:value-type="string" calcext:value-type="string">
            <text:p>BayesNet</text:p>
          </table:table-cell>
          <table:table-cell table:style-name="ce835" office:value-type="float" office:value="0.3" calcext:value-type="float">
            <text:p>0,3000</text:p>
          </table:table-cell>
          <table:table-cell table:style-name="ce859" office:value-type="float" office:value="0.9" calcext:value-type="float">
            <text:p>0,9000</text:p>
          </table:table-cell>
          <table:table-cell table:style-name="ce883" office:value-type="float" office:value="0.602" calcext:value-type="float">
            <text:p>0,6020</text:p>
          </table:table-cell>
          <table:table-cell table:style-name="ce907" office:value-type="float" office:value="0.149133551981204" calcext:value-type="float">
            <text:p>0,1491</text:p>
          </table:table-cell>
          <table:table-cell table:style-name="ce931" office:value-type="float" office:value="-0.112412959594309" calcext:value-type="float">
            <text:p>-0,1124</text:p>
          </table:table-cell>
          <table:table-cell table:style-name="ce955" office:value-type="float" office:value="-0.21690362730682" calcext:value-type="float">
            <text:p>-0,2169</text:p>
          </table:table-cell>
          <table:table-cell table:style-name="ce979" office:value-type="float" office:value="1.0898" calcext:value-type="float">
            <text:p>1,089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08" office:value-type="float" office:value="0.579339326431819" calcext:value-type="float">
            <text:p>0,5793</text:p>
          </table:table-cell>
          <table:table-cell table:style-name="ce1072" office:value-type="float" office:value="0.58058126853877" calcext:value-type="float">
            <text:p>0,5806</text:p>
          </table:table-cell>
          <table:table-cell table:style-name="ce1136" office:value-type="float" office:value="0.579339326431819" calcext:value-type="float">
            <text:p>0,5793</text:p>
          </table:table-cell>
          <table:table-cell table:style-name="ce1200" office:value-type="float" office:value="0.584194105222767" calcext:value-type="float">
            <text:p>0,5842</text:p>
          </table:table-cell>
          <table:table-cell table:style-name="ce1264" office:value-type="float" office:value="0.576333121840899" calcext:value-type="float">
            <text:p>0,5763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24" calcext:value-type="float" table:number-columns-spanned="1" table:number-rows-spanned="2">
            <text:p>124</text:p>
          </table:table-cell>
          <table:table-cell table:style-name="ce766" office:value-type="string" calcext:value-type="string" table:number-columns-spanned="1" table:number-rows-spanned="2">
            <text:p>ohio state indiana pennsylvanium cleveland columbus pa pittsburgh philadelphium cincinnatus indianapoli amish year county mandel ind kasich include john toledo corbett mullet buckeye akron hodge week dayton home cut dispatch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DecisionTree</text:p>
          </table:table-cell>
          <table:table-cell table:style-name="ce835" office:value-type="float" office:value="0.2" calcext:value-type="float">
            <text:p>0,2000</text:p>
          </table:table-cell>
          <table:table-cell table:style-name="ce859" office:value-type="float" office:value="1" calcext:value-type="float">
            <text:p>1,0000</text:p>
          </table:table-cell>
          <table:table-cell table:style-name="ce883" office:value-type="float" office:value="0.568" calcext:value-type="float">
            <text:p>0,5680</text:p>
          </table:table-cell>
          <table:table-cell table:style-name="ce907" office:value-type="float" office:value="0.150427960926721" calcext:value-type="float">
            <text:p>0,1504</text:p>
          </table:table-cell>
          <table:table-cell table:style-name="ce931" office:value-type="float" office:value="0.275308800032964" calcext:value-type="float">
            <text:p>0,2753</text:p>
          </table:table-cell>
          <table:table-cell table:style-name="ce955" office:value-type="float" office:value="1.05885885775876" calcext:value-type="float">
            <text:p>1,0589</text:p>
          </table:table-cell>
          <table:table-cell table:style-name="ce979" office:value-type="float" office:value="1.1088" calcext:value-type="float">
            <text:p>1,108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07" office:value-type="float" office:value="0.660714285714286" calcext:value-type="float">
            <text:p>0,6607</text:p>
          </table:table-cell>
          <table:table-cell table:style-name="ce1071" office:value-type="float" office:value="0.672727272727273" calcext:value-type="float">
            <text:p>0,6727</text:p>
          </table:table-cell>
          <table:table-cell table:style-name="ce1135" office:value-type="float" office:value="0.660714285714286" calcext:value-type="float">
            <text:p>0,6607</text:p>
          </table:table-cell>
          <table:table-cell table:style-name="ce1199" office:value-type="float" office:value="0.617021276595745" calcext:value-type="float">
            <text:p>0,6170</text:p>
          </table:table-cell>
          <table:table-cell table:style-name="ce1263" office:value-type="float" office:value="0.666666666666667" calcext:value-type="float">
            <text:p>0,6667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24" calcext:value-type="float">
            <text:p>124</text:p>
          </table:covered-table-cell>
          <table:covered-table-cell table:style-name="ce766" office:value-type="string" calcext:value-type="string">
            <text:p>ohio state indiana pennsylvanium cleveland columbus pa pittsburgh philadelphium cincinnatus indianapoli amish year county mandel ind kasich include john toledo corbett mullet buckeye akron hodge week dayton home cut dispatch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2"/>
          <table:table-cell table:style-name="ce785" office:value-type="float" office:value="3" calcext:value-type="float">
            <text:p>3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35" office:value-type="float" office:value="0.2" calcext:value-type="float">
            <text:p>0,2000</text:p>
          </table:table-cell>
          <table:table-cell table:style-name="ce859" office:value-type="float" office:value="0.9" calcext:value-type="float">
            <text:p>0,9000</text:p>
          </table:table-cell>
          <table:table-cell table:style-name="ce883" office:value-type="float" office:value="0.578" calcext:value-type="float">
            <text:p>0,5780</text:p>
          </table:table-cell>
          <table:table-cell table:style-name="ce907" office:value-type="float" office:value="0.150224322061294" calcext:value-type="float">
            <text:p>0,1502</text:p>
          </table:table-cell>
          <table:table-cell table:style-name="ce931" office:value-type="float" office:value="-0.285218845744031" calcext:value-type="float">
            <text:p>-0,2852</text:p>
          </table:table-cell>
          <table:table-cell table:style-name="ce955" office:value-type="float" office:value="0.144213787477389" calcext:value-type="float">
            <text:p>0,1442</text:p>
          </table:table-cell>
          <table:table-cell table:style-name="ce979" office:value-type="float" office:value="1.1058" calcext:value-type="float">
            <text:p>1,105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08" office:value-type="float" office:value="0.58779193773808" calcext:value-type="float">
            <text:p>0,5878</text:p>
          </table:table-cell>
          <table:table-cell table:style-name="ce1072" office:value-type="float" office:value="0.589204325561727" calcext:value-type="float">
            <text:p>0,5892</text:p>
          </table:table-cell>
          <table:table-cell table:style-name="ce1136" office:value-type="float" office:value="0.58779193773808" calcext:value-type="float">
            <text:p>0,5878</text:p>
          </table:table-cell>
          <table:table-cell table:style-name="ce1200" office:value-type="float" office:value="0.596235031287556" calcext:value-type="float">
            <text:p>0,5962</text:p>
          </table:table-cell>
          <table:table-cell table:style-name="ce1264" office:value-type="float" office:value="0.588293164952895" calcext:value-type="float">
            <text:p>0,5883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25" calcext:value-type="float" table:number-columns-spanned="1" table:number-rows-spanned="2">
            <text:p>125</text:p>
          </table:table-cell>
          <table:table-cell table:style-name="ce766" office:value-type="string" calcext:value-type="string" table:number-columns-spanned="1" table:number-rows-spanned="2">
            <text:p>johnson taylor swift nelson year reed kelley make time back tim burton include call griffith jamaica week home give elvi elizabeth john month kingston show bring chad day turn long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88" office:value-type="string" calcext:value-type="string">
            <text:p>MLP</text:p>
          </table:table-cell>
          <table:table-cell table:style-name="ce835" office:value-type="float" office:value="0.2" calcext:value-type="float">
            <text:p>0,2000</text:p>
          </table:table-cell>
          <table:table-cell table:style-name="ce859" office:value-type="float" office:value="0.8" calcext:value-type="float">
            <text:p>0,8000</text:p>
          </table:table-cell>
          <table:table-cell table:style-name="ce883" office:value-type="float" office:value="0.554" calcext:value-type="float">
            <text:p>0,5540</text:p>
          </table:table-cell>
          <table:table-cell table:style-name="ce907" office:value-type="float" office:value="0.138814220291374" calcext:value-type="float">
            <text:p>0,1388</text:p>
          </table:table-cell>
          <table:table-cell table:style-name="ce931" office:value-type="float" office:value="-0.0622575756006409" calcext:value-type="float">
            <text:p>-0,0623</text:p>
          </table:table-cell>
          <table:table-cell table:style-name="ce955" office:value-type="float" office:value="-0.406670213764977" calcext:value-type="float">
            <text:p>-0,4067</text:p>
          </table:table-cell>
          <table:table-cell table:style-name="ce979" office:value-type="float" office:value="0.944200000000001" calcext:value-type="float">
            <text:p>0,9442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07" office:value-type="float" office:value="0.714285714285714" calcext:value-type="float">
            <text:p>0,7143</text:p>
          </table:table-cell>
          <table:table-cell table:style-name="ce1071" office:value-type="float" office:value="0.701754385964912" calcext:value-type="float">
            <text:p>0,7018</text:p>
          </table:table-cell>
          <table:table-cell table:style-name="ce1135" office:value-type="float" office:value="0.714285714285714" calcext:value-type="float">
            <text:p>0,7143</text:p>
          </table:table-cell>
          <table:table-cell table:style-name="ce1199" office:value-type="float" office:value="0.638297872340426" calcext:value-type="float">
            <text:p>0,6383</text:p>
          </table:table-cell>
          <table:table-cell table:style-name="ce1263" office:value-type="float" office:value="0.707964601769911" calcext:value-type="float">
            <text:p>0,7080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25" calcext:value-type="float">
            <text:p>125</text:p>
          </table:covered-table-cell>
          <table:covered-table-cell table:style-name="ce766" office:value-type="string" calcext:value-type="string">
            <text:p>johnson taylor swift nelson year reed kelley make time back tim burton include call griffith jamaica week home give elvi elizabeth john month kingston show bring chad day turn long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4"/>
          <table:covered-table-cell table:style-name="ce784" office:value-type="string" calcext:value-type="string">
            <text:p>M3</text:p>
          </table:covered-table-cell>
          <table:table-cell table:style-name="ce789" office:value-type="string" calcext:value-type="string">
            <text:p>RandomForset</text:p>
          </table:table-cell>
          <table:table-cell table:style-name="ce836" office:value-type="float" office:value="0.3" calcext:value-type="float">
            <text:p>0,3000</text:p>
          </table:table-cell>
          <table:table-cell table:style-name="ce860" office:value-type="float" office:value="1" calcext:value-type="float">
            <text:p>1,0000</text:p>
          </table:table-cell>
          <table:table-cell table:style-name="ce884" office:value-type="float" office:value="0.588" calcext:value-type="float">
            <text:p>0,5880</text:p>
          </table:table-cell>
          <table:table-cell table:style-name="ce908" office:value-type="float" office:value="0.161169197441948" calcext:value-type="float">
            <text:p>0,1612</text:p>
          </table:table-cell>
          <table:table-cell table:style-name="ce932" office:value-type="float" office:value="0.354983743241324" calcext:value-type="float">
            <text:p>0,3550</text:p>
          </table:table-cell>
          <table:table-cell table:style-name="ce956" office:value-type="float" office:value="0.152665243534461" calcext:value-type="float">
            <text:p>0,1527</text:p>
          </table:table-cell>
          <table:table-cell table:style-name="ce980" office:value-type="float" office:value="1.2728" calcext:value-type="float">
            <text:p>1,2728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08" office:value-type="float" office:value="0.525713064848074" calcext:value-type="float">
            <text:p>0,5257</text:p>
          </table:table-cell>
          <table:table-cell table:style-name="ce1072" office:value-type="float" office:value="0.523331422930785" calcext:value-type="float">
            <text:p>0,5233</text:p>
          </table:table-cell>
          <table:table-cell table:style-name="ce1136" office:value-type="float" office:value="0.525713064848074" calcext:value-type="float">
            <text:p>0,5257</text:p>
          </table:table-cell>
          <table:table-cell table:style-name="ce1200" office:value-type="float" office:value="0.538116165623268" calcext:value-type="float">
            <text:p>0,5381</text:p>
          </table:table-cell>
          <table:table-cell table:style-name="ce1264" office:value-type="float" office:value="0.522666829017591" calcext:value-type="float">
            <text:p>0,5227</text:p>
          </table:table-cell>
          <table:table-cell table:number-columns-repeated="11"/>
        </table:table-row>
        <table:table-row table:style-name="ro13">
          <table:table-cell/>
          <table:table-cell table:style-name="ce761" office:value-type="float" office:value="151" calcext:value-type="float">
            <text:p>151</text:p>
          </table:table-cell>
          <table:table-cell table:style-name="ce766" office:value-type="string" calcext:value-type="string">
            <text:p>sex porn nake sexual wood photo woman nude star tiger playboy sexy penis picture strip pornography adult allegedly nudity video body clothe reportedly model work nsfw man allege topless bra</text:p>
          </table: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4"/>
          <table:table-cell table:style-name="ce784" office:value-type="string" calcext:value-type="string" table:number-columns-spanned="1" table:number-rows-spanned="6">
            <text:p>M4</text:p>
          </table:table-cell>
          <table:table-cell table:style-name="ce786" office:value-type="string" calcext:value-type="string">
            <text:p>LogisticBayesRegression</text:p>
          </table:table-cell>
          <table:table-cell table:style-name="ce830" office:value-type="float" office:value="0.2" calcext:value-type="float">
            <text:p>0,2000</text:p>
          </table:table-cell>
          <table:table-cell table:style-name="ce830" office:value-type="float" office:value="0.8" calcext:value-type="float">
            <text:p>0,8000</text:p>
          </table:table-cell>
          <table:table-cell table:style-name="ce830" office:value-type="float" office:value="0.48" calcext:value-type="float">
            <text:p>0,4800</text:p>
          </table:table-cell>
          <table:table-cell table:style-name="ce830" office:value-type="float" office:value="0.139970842444752" calcext:value-type="float">
            <text:p>0,1400</text:p>
          </table:table-cell>
          <table:table-cell table:style-name="ce830" office:value-type="float" office:value="-0.232563316507734" calcext:value-type="float">
            <text:p>-0,2326</text:p>
          </table:table-cell>
          <table:table-cell table:style-name="ce830" office:value-type="float" office:value="-0.362959192154253" calcext:value-type="float">
            <text:p>-0,3630</text:p>
          </table:table-cell>
          <table:table-cell table:style-name="ce830" office:value-type="float" office:value="0.96" calcext:value-type="float">
            <text:p>0,9600</text:p>
          </table:table-cell>
          <table:table-cell/>
          <table:covered-table-cell table:style-name="ce71"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09" office:value-type="float" office:value="0.6" calcext:value-type="float">
            <text:p>0,6000</text:p>
          </table:table-cell>
          <table:table-cell table:style-name="ce1073" office:value-type="float" office:value="0.620689655172414" calcext:value-type="float">
            <text:p>0,6207</text:p>
          </table:table-cell>
          <table:table-cell table:style-name="ce1137" office:value-type="float" office:value="0.6" calcext:value-type="float">
            <text:p>0,6000</text:p>
          </table:table-cell>
          <table:table-cell table:style-name="ce1201" office:value-type="float" office:value="0.488372093023256" calcext:value-type="float">
            <text:p>0,4884</text:p>
          </table:table-cell>
          <table:table-cell table:style-name="ce1265" office:value-type="float" office:value="0.610169491525424" calcext:value-type="float">
            <text:p>0,6102</text:p>
          </table:table-cell>
          <table:table-cell table:number-columns-repeated="11"/>
        </table:table-row>
        <table:table-row table:style-name="ro13">
          <table:table-cell/>
          <table:table-cell table:style-name="ce761" office:value-type="float" office:value="152" calcext:value-type="float">
            <text:p>152</text:p>
          </table:table-cell>
          <table:table-cell table:style-name="ce766" office:value-type="string" calcext:value-type="string">
            <text:p>pay money million cost year dollar spend make salary financial cash save bill expense amount payment receive fee compensation earn worth bonus total month estimate fund expensive accord benefit cover</text:p>
          </table: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4" calcext:value-type="float">
            <text:p>4</text:p>
          </table:table-cell>
          <table:table-cell table:style-name="ce782"/>
          <table:table-cell table:style-name="ce682"/>
          <table:table-cell table:style-name="ce785" office:value-type="float" office:value="4" calcext:value-type="float">
            <text:p>4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87" office:value-type="string" calcext:value-type="string">
            <text:p>BayesNet</text:p>
          </table:table-cell>
          <table:table-cell table:style-name="ce837" office:value-type="float" office:value="0.3" calcext:value-type="float">
            <text:p>0,3000</text:p>
          </table:table-cell>
          <table:table-cell table:style-name="ce861" office:value-type="float" office:value="0.9" calcext:value-type="float">
            <text:p>0,9000</text:p>
          </table:table-cell>
          <table:table-cell table:style-name="ce885" office:value-type="float" office:value="0.546" calcext:value-type="float">
            <text:p>0,5460</text:p>
          </table:table-cell>
          <table:table-cell table:style-name="ce909" office:value-type="float" office:value="0.155458505520848" calcext:value-type="float">
            <text:p>0,1555</text:p>
          </table:table-cell>
          <table:table-cell table:style-name="ce933" office:value-type="float" office:value="0.264321542154367" calcext:value-type="float">
            <text:p>0,2643</text:p>
          </table:table-cell>
          <table:table-cell table:style-name="ce957" office:value-type="float" office:value="-0.876560314761869" calcext:value-type="float">
            <text:p>-0,8766</text:p>
          </table:table-cell>
          <table:table-cell table:style-name="ce981" office:value-type="float" office:value="1.1842" calcext:value-type="float">
            <text:p>1,1842</text:p>
          </table:table-cell>
          <table:table-cell/>
          <table:table-cell table:style-name="ce71" office:value-type="string" calcext:value-type="string" table:number-columns-spanned="1" table:number-rows-spanned="12">
            <text:p>M3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10" office:value-type="float" office:value="0.593151008357516" calcext:value-type="float">
            <text:p>0,5932</text:p>
          </table:table-cell>
          <table:table-cell table:style-name="ce1074" office:value-type="float" office:value="0.62833286704999" calcext:value-type="float">
            <text:p>0,6283</text:p>
          </table:table-cell>
          <table:table-cell table:style-name="ce1138" office:value-type="float" office:value="0.593151008357516" calcext:value-type="float">
            <text:p>0,5932</text:p>
          </table:table-cell>
          <table:table-cell table:style-name="ce1202" office:value-type="float" office:value="0.629794034362245" calcext:value-type="float">
            <text:p>0,6298</text:p>
          </table:table-cell>
          <table:table-cell table:style-name="ce1266" office:value-type="float" office:value="0.599412929415446" calcext:value-type="float">
            <text:p>0,599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53" calcext:value-type="float" table:number-columns-spanned="1" table:number-rows-spanned="2">
            <text:p>153</text:p>
          </table:table-cell>
          <table:table-cell table:style-name="ce766" office:value-type="string" calcext:value-type="string" table:number-columns-spanned="1" table:number-rows-spanned="2">
            <text:p>park ride water pool hour open family free price child beach visitor offer day coaster address amusement roller attraction phone include fun slide theme adult swim check kid age safety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8" calcext:value-type="float">
            <text:p>18</text:p>
          </table:table-cell>
          <table:table-cell table:style-name="ce782"/>
          <table:table-cell table:style-name="ce681"/>
          <table:table-cell table:style-name="ce785" office:value-type="float" office:value="18" calcext:value-type="float">
            <text:p>18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DecisionTree</text:p>
          </table:table-cell>
          <table:table-cell table:style-name="ce837" office:value-type="float" office:value="0.2" calcext:value-type="float">
            <text:p>0,2000</text:p>
          </table:table-cell>
          <table:table-cell table:style-name="ce861" office:value-type="float" office:value="0.8" calcext:value-type="float">
            <text:p>0,8000</text:p>
          </table:table-cell>
          <table:table-cell table:style-name="ce885" office:value-type="float" office:value="0.496" calcext:value-type="float">
            <text:p>0,4960</text:p>
          </table:table-cell>
          <table:table-cell table:style-name="ce909" office:value-type="float" office:value="0.141363621449749" calcext:value-type="float">
            <text:p>0,1414</text:p>
          </table:table-cell>
          <table:table-cell table:style-name="ce933" office:value-type="float" office:value="0.434609044863581" calcext:value-type="float">
            <text:p>0,4346</text:p>
          </table:table-cell>
          <table:table-cell table:style-name="ce957" office:value-type="float" office:value="-0.499299435347425" calcext:value-type="float">
            <text:p>-0,4993</text:p>
          </table:table-cell>
          <table:table-cell table:style-name="ce981" office:value-type="float" office:value="0.9792" calcext:value-type="float">
            <text:p>0,9792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11" office:value-type="float" office:value="0.829787234042553" calcext:value-type="float">
            <text:p>0,8298</text:p>
          </table:table-cell>
          <table:table-cell table:style-name="ce1075" office:value-type="float" office:value="0.582089552238806" calcext:value-type="float">
            <text:p>0,5821</text:p>
          </table:table-cell>
          <table:table-cell table:style-name="ce1139" office:value-type="float" office:value="0.829787234042553" calcext:value-type="float">
            <text:p>0,8298</text:p>
          </table:table-cell>
          <table:table-cell table:style-name="ce1203" office:value-type="float" office:value="0.5" calcext:value-type="float">
            <text:p>0,5000</text:p>
          </table:table-cell>
          <table:table-cell table:style-name="ce1267" office:value-type="float" office:value="0.68421052631579" calcext:value-type="float">
            <text:p>0,684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53" calcext:value-type="float">
            <text:p>153</text:p>
          </table:covered-table-cell>
          <table:covered-table-cell table:style-name="ce766" office:value-type="string" calcext:value-type="string">
            <text:p>park ride water pool hour open family free price child beach visitor offer day coaster address amusement roller attraction phone include fun slide theme adult swim check kid age safety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1" calcext:value-type="float">
            <text:p>21</text:p>
          </table:table-cell>
          <table:table-cell table:style-name="ce782"/>
          <table:table-cell table:style-name="ce682"/>
          <table:table-cell table:style-name="ce785" office:value-type="float" office:value="21" calcext:value-type="float">
            <text:p>21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59" office:value-type="string" calcext:value-type="string">
            <text:p>LogisticRegression</text:p>
          </table:table-cell>
          <table:table-cell table:style-name="ce837" office:value-type="float" office:value="0.1" calcext:value-type="float">
            <text:p>0,1000</text:p>
          </table:table-cell>
          <table:table-cell table:style-name="ce861" office:value-type="float" office:value="0.9" calcext:value-type="float">
            <text:p>0,9000</text:p>
          </table:table-cell>
          <table:table-cell table:style-name="ce885" office:value-type="float" office:value="0.528" calcext:value-type="float">
            <text:p>0,5280</text:p>
          </table:table-cell>
          <table:table-cell table:style-name="ce909" office:value-type="float" office:value="0.159130289321649" calcext:value-type="float">
            <text:p>0,1591</text:p>
          </table:table-cell>
          <table:table-cell table:style-name="ce933" office:value-type="float" office:value="-0.260219275116937" calcext:value-type="float">
            <text:p>-0,2602</text:p>
          </table:table-cell>
          <table:table-cell table:style-name="ce957" office:value-type="float" office:value="0.32033030481603" calcext:value-type="float">
            <text:p>0,3203</text:p>
          </table:table-cell>
          <table:table-cell table:style-name="ce981" office:value-type="float" office:value="1.2408" calcext:value-type="float">
            <text:p>1,2408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12" office:value-type="float" office:value="0.608301458426615" calcext:value-type="float">
            <text:p>0,6083</text:p>
          </table:table-cell>
          <table:table-cell table:style-name="ce1076" office:value-type="float" office:value="0.6189945131098" calcext:value-type="float">
            <text:p>0,6190</text:p>
          </table:table-cell>
          <table:table-cell table:style-name="ce1140" office:value-type="float" office:value="0.608301458426615" calcext:value-type="float">
            <text:p>0,6083</text:p>
          </table:table-cell>
          <table:table-cell table:style-name="ce1204" office:value-type="float" office:value="0.622043707462982" calcext:value-type="float">
            <text:p>0,6220</text:p>
          </table:table-cell>
          <table:table-cell table:style-name="ce1268" office:value-type="float" office:value="0.607103266985971" calcext:value-type="float">
            <text:p>0,6071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54" calcext:value-type="float" table:number-columns-spanned="1" table:number-rows-spanned="2">
            <text:p>154</text:p>
          </table:table-cell>
          <table:table-cell table:style-name="ce766" office:value-type="string" calcext:value-type="string" table:number-columns-spanned="1" table:number-rows-spanned="2">
            <text:p>thing lot people kind love work feel guy great alway make talk play laugh time good fun yeah happen show stuff start pretty part bite big kid sort back interes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4" calcext:value-type="float">
            <text:p>4</text:p>
          </table:table-cell>
          <table:table-cell table:style-name="ce782"/>
          <table:table-cell table:style-name="ce681"/>
          <table:table-cell table:style-name="ce785" office:value-type="float" office:value="4" calcext:value-type="float">
            <text:p>4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88" office:value-type="string" calcext:value-type="string">
            <text:p>MLP</text:p>
          </table:table-cell>
          <table:table-cell table:style-name="ce837" office:value-type="float" office:value="0.1" calcext:value-type="float">
            <text:p>0,1000</text:p>
          </table:table-cell>
          <table:table-cell table:style-name="ce861" office:value-type="float" office:value="0.8" calcext:value-type="float">
            <text:p>0,8000</text:p>
          </table:table-cell>
          <table:table-cell table:style-name="ce885" office:value-type="float" office:value="0.546" calcext:value-type="float">
            <text:p>0,5460</text:p>
          </table:table-cell>
          <table:table-cell table:style-name="ce909" office:value-type="float" office:value="0.16062378404209" calcext:value-type="float">
            <text:p>0,1606</text:p>
          </table:table-cell>
          <table:table-cell table:style-name="ce933" office:value-type="float" office:value="-0.432580250839062" calcext:value-type="float">
            <text:p>-0,4326</text:p>
          </table:table-cell>
          <table:table-cell table:style-name="ce957" office:value-type="float" office:value="0.0835281122333464" calcext:value-type="float">
            <text:p>0,0835</text:p>
          </table:table-cell>
          <table:table-cell table:style-name="ce981" office:value-type="float" office:value="1.2642" calcext:value-type="float">
            <text:p>1,2642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11" office:value-type="float" office:value="0.692307692307692" calcext:value-type="float">
            <text:p>0,6923</text:p>
          </table:table-cell>
          <table:table-cell table:style-name="ce1075" office:value-type="float" office:value="0.620689655172414" calcext:value-type="float">
            <text:p>0,6207</text:p>
          </table:table-cell>
          <table:table-cell table:style-name="ce1139" office:value-type="float" office:value="0.692307692307692" calcext:value-type="float">
            <text:p>0,6923</text:p>
          </table:table-cell>
          <table:table-cell table:style-name="ce1203" office:value-type="float" office:value="0.568627450980392" calcext:value-type="float">
            <text:p>0,5686</text:p>
          </table:table-cell>
          <table:table-cell table:style-name="ce1267" office:value-type="float" office:value="0.654545454545455" calcext:value-type="float">
            <text:p>0,6545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54" calcext:value-type="float">
            <text:p>154</text:p>
          </table:covered-table-cell>
          <table:covered-table-cell table:style-name="ce766" office:value-type="string" calcext:value-type="string">
            <text:p>thing lot people kind love work feel guy great alway make talk play laugh time good fun yeah happen show stuff start pretty part bite big kid sort back interes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4" calcext:value-type="float">
            <text:p>4</text:p>
          </table:table-cell>
          <table:table-cell table:style-name="ce782"/>
          <table:table-cell table:style-name="ce682"/>
          <table:table-cell table:style-name="ce785" office:value-type="float" office:value="4" calcext:value-type="float">
            <text:p>4</text:p>
          </table:table-cell>
          <table:table-cell table:number-columns-repeated="4"/>
          <table:covered-table-cell table:style-name="ce784" office:value-type="string" calcext:value-type="string">
            <text:p>M4</text:p>
          </table:covered-table-cell>
          <table:table-cell table:style-name="ce789" office:value-type="string" calcext:value-type="string">
            <text:p>RandomForset</text:p>
          </table:table-cell>
          <table:table-cell table:style-name="ce838" office:value-type="float" office:value="0.2" calcext:value-type="float">
            <text:p>0,2000</text:p>
          </table:table-cell>
          <table:table-cell table:style-name="ce862" office:value-type="float" office:value="0.8" calcext:value-type="float">
            <text:p>0,8000</text:p>
          </table:table-cell>
          <table:table-cell table:style-name="ce886" office:value-type="float" office:value="0.582" calcext:value-type="float">
            <text:p>0,5820</text:p>
          </table:table-cell>
          <table:table-cell table:style-name="ce910" office:value-type="float" office:value="0.146649658877815" calcext:value-type="float">
            <text:p>0,1466</text:p>
          </table:table-cell>
          <table:table-cell table:style-name="ce934" office:value-type="float" office:value="-0.281772784378721" calcext:value-type="float">
            <text:p>-0,2818</text:p>
          </table:table-cell>
          <table:table-cell table:style-name="ce958" office:value-type="float" office:value="-0.457870436945263" calcext:value-type="float">
            <text:p>-0,4579</text:p>
          </table:table-cell>
          <table:table-cell table:style-name="ce982" office:value-type="float" office:value="1.0538" calcext:value-type="float">
            <text:p>1,0538</text:p>
          </table:table-cell>
          <table:table-cell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12" office:value-type="float" office:value="0.564573110568104" calcext:value-type="float">
            <text:p>0,5646</text:p>
          </table:table-cell>
          <table:table-cell table:style-name="ce1076" office:value-type="float" office:value="0.584199459035477" calcext:value-type="float">
            <text:p>0,5842</text:p>
          </table:table-cell>
          <table:table-cell table:style-name="ce1140" office:value-type="float" office:value="0.564573110568104" calcext:value-type="float">
            <text:p>0,5646</text:p>
          </table:table-cell>
          <table:table-cell table:style-name="ce1204" office:value-type="float" office:value="0.591722431835073" calcext:value-type="float">
            <text:p>0,5917</text:p>
          </table:table-cell>
          <table:table-cell table:style-name="ce1268" office:value-type="float" office:value="0.564893573529119" calcext:value-type="float">
            <text:p>0,5649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57" calcext:value-type="float" table:number-columns-spanned="1" table:number-rows-spanned="2">
            <text:p>157</text:p>
          </table:table-cell>
          <table:table-cell table:style-name="ce766" office:value-type="string" calcext:value-type="string" table:number-columns-spanned="1" table:number-rows-spanned="2">
            <text:p>space earth nasa moon planet launch mission mar satellite sun rocket sky orbit astronaut station shuttle science solar star scientist mile universe flight eclipse asteroid system land meteor alien fly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11" office:value-type="float" office:value="0.705882352941176" calcext:value-type="float">
            <text:p>0,7059</text:p>
          </table:table-cell>
          <table:table-cell table:style-name="ce1075" office:value-type="float" office:value="0.5625" calcext:value-type="float">
            <text:p>0,5625</text:p>
          </table:table-cell>
          <table:table-cell table:style-name="ce1139" office:value-type="float" office:value="0.705882352941176" calcext:value-type="float">
            <text:p>0,7059</text:p>
          </table:table-cell>
          <table:table-cell table:style-name="ce1203" office:value-type="float" office:value="0.461538461538462" calcext:value-type="float">
            <text:p>0,4615</text:p>
          </table:table-cell>
          <table:table-cell table:style-name="ce1267" office:value-type="float" office:value="0.626086956521739" calcext:value-type="float">
            <text:p>0,6261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57" calcext:value-type="float">
            <text:p>157</text:p>
          </table:covered-table-cell>
          <table:covered-table-cell table:style-name="ce766" office:value-type="string" calcext:value-type="string">
            <text:p>space earth nasa moon planet launch mission mar satellite sun rocket sky orbit astronaut station shuttle science solar star scientist mile universe flight eclipse asteroid system land meteor alien fly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" calcext:value-type="float">
            <text:p>2</text:p>
          </table:table-cell>
          <table:table-cell table:style-name="ce782"/>
          <table:table-cell table:style-name="ce682"/>
          <table:table-cell table:style-name="ce785" office:value-type="float" office:value="2" calcext:value-type="float">
            <text:p>2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12" office:value-type="float" office:value="0.600750174592477" calcext:value-type="float">
            <text:p>0,6008</text:p>
          </table:table-cell>
          <table:table-cell table:style-name="ce1076" office:value-type="float" office:value="0.610752148322398" calcext:value-type="float">
            <text:p>0,6108</text:p>
          </table:table-cell>
          <table:table-cell table:style-name="ce1140" office:value-type="float" office:value="0.600750174592477" calcext:value-type="float">
            <text:p>0,6008</text:p>
          </table:table-cell>
          <table:table-cell table:style-name="ce1204" office:value-type="float" office:value="0.612942230902181" calcext:value-type="float">
            <text:p>0,6129</text:p>
          </table:table-cell>
          <table:table-cell table:style-name="ce1268" office:value-type="float" office:value="0.604307547051206" calcext:value-type="float">
            <text:p>0,6043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60" calcext:value-type="float" table:number-columns-spanned="1" table:number-rows-spanned="2">
            <text:p>160</text:p>
          </table:table-cell>
          <table:table-cell table:style-name="ce766" office:value-type="string" calcext:value-type="string" table:number-columns-spanned="1" table:number-rows-spanned="2">
            <text:p>age year young older people life younger generation live retirement adult senior walsh time retire grow change group longer boomer long early make future baby start today find turn decad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2" calcext:value-type="float">
            <text:p>2</text:p>
          </table:table-cell>
          <table:table-cell table:style-name="ce782"/>
          <table:table-cell table:style-name="ce681"/>
          <table:table-cell table:style-name="ce785" office:value-type="float" office:value="2" calcext:value-type="float">
            <text:p>2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11" office:value-type="float" office:value="0.705882352941176" calcext:value-type="float">
            <text:p>0,7059</text:p>
          </table:table-cell>
          <table:table-cell table:style-name="ce1075" office:value-type="float" office:value="0.631578947368421" calcext:value-type="float">
            <text:p>0,6316</text:p>
          </table:table-cell>
          <table:table-cell table:style-name="ce1139" office:value-type="float" office:value="0.705882352941176" calcext:value-type="float">
            <text:p>0,7059</text:p>
          </table:table-cell>
          <table:table-cell table:style-name="ce1203" office:value-type="float" office:value="0.596153846153846" calcext:value-type="float">
            <text:p>0,5962</text:p>
          </table:table-cell>
          <table:table-cell table:style-name="ce1267" office:value-type="float" office:value="0.666666666666667" calcext:value-type="float">
            <text:p>0,6667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60" calcext:value-type="float">
            <text:p>160</text:p>
          </table:covered-table-cell>
          <table:covered-table-cell table:style-name="ce766" office:value-type="string" calcext:value-type="string">
            <text:p>age year young older people life younger generation live retirement adult senior walsh time retire grow change group longer boomer long early make future baby start today find turn decad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2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12" office:value-type="float" office:value="0.568455851152972" calcext:value-type="float">
            <text:p>0,5685</text:p>
          </table:table-cell>
          <table:table-cell table:style-name="ce1076" office:value-type="float" office:value="0.568478175326403" calcext:value-type="float">
            <text:p>0,5685</text:p>
          </table:table-cell>
          <table:table-cell table:style-name="ce1140" office:value-type="float" office:value="0.568455851152972" calcext:value-type="float">
            <text:p>0,5685</text:p>
          </table:table-cell>
          <table:table-cell table:style-name="ce1204" office:value-type="float" office:value="0.569293793167385" calcext:value-type="float">
            <text:p>0,5693</text:p>
          </table:table-cell>
          <table:table-cell table:style-name="ce1268" office:value-type="float" office:value="0.567403856129346" calcext:value-type="float">
            <text:p>0,567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62" calcext:value-type="float" table:number-columns-spanned="1" table:number-rows-spanned="2">
            <text:p>162</text:p>
          </table:table-cell>
          <table:table-cell table:style-name="ce766" office:value-type="string" calcext:value-type="string" table:number-columns-spanned="1" table:number-rows-spanned="2">
            <text:p>gay lgbt lesbian transgender rights community sexual anti people openly orientation bisexual homosexuality homosexual sex gender pride discrimination straight support sexuality group equality issue man identity activist hate marriage advocat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8" calcext:value-type="float">
            <text:p>8</text:p>
          </table:table-cell>
          <table:table-cell table:style-name="ce782"/>
          <table:table-cell table:style-name="ce681"/>
          <table:table-cell table:style-name="ce785" office:value-type="float" office:value="8" calcext:value-type="float">
            <text:p>8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11" office:value-type="float" office:value="0.615384615384615" calcext:value-type="float">
            <text:p>0,6154</text:p>
          </table:table-cell>
          <table:table-cell table:style-name="ce1075" office:value-type="float" office:value="0.615384615384615" calcext:value-type="float">
            <text:p>0,6154</text:p>
          </table:table-cell>
          <table:table-cell table:style-name="ce1139" office:value-type="float" office:value="0.615384615384615" calcext:value-type="float">
            <text:p>0,6154</text:p>
          </table:table-cell>
          <table:table-cell table:style-name="ce1203" office:value-type="float" office:value="0.607843137254902" calcext:value-type="float">
            <text:p>0,6078</text:p>
          </table:table-cell>
          <table:table-cell table:style-name="ce1267" office:value-type="float" office:value="0.615384615384615" calcext:value-type="float">
            <text:p>0,6154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62" calcext:value-type="float">
            <text:p>162</text:p>
          </table:covered-table-cell>
          <table:covered-table-cell table:style-name="ce766" office:value-type="string" calcext:value-type="string">
            <text:p>gay lgbt lesbian transgender rights community sexual anti people openly orientation bisexual homosexuality homosexual sex gender pride discrimination straight support sexuality group equality issue man identity activist hate marriage advocat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2" calcext:value-type="float">
            <text:p>12</text:p>
          </table:table-cell>
          <table:table-cell table:style-name="ce782"/>
          <table:table-cell table:style-name="ce682"/>
          <table:table-cell table:style-name="ce785" office:value-type="float" office:value="12" calcext:value-type="float">
            <text:p>12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12" office:value-type="float" office:value="0.609071078877086" calcext:value-type="float">
            <text:p>0,6091</text:p>
          </table:table-cell>
          <table:table-cell table:style-name="ce1076" office:value-type="float" office:value="0.621598568187908" calcext:value-type="float">
            <text:p>0,6216</text:p>
          </table:table-cell>
          <table:table-cell table:style-name="ce1140" office:value-type="float" office:value="0.609071078877086" calcext:value-type="float">
            <text:p>0,6091</text:p>
          </table:table-cell>
          <table:table-cell table:style-name="ce1204" office:value-type="float" office:value="0.627044935086236" calcext:value-type="float">
            <text:p>0,6270</text:p>
          </table:table-cell>
          <table:table-cell table:style-name="ce1268" office:value-type="float" office:value="0.612165517734777" calcext:value-type="float">
            <text:p>0,6122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73" calcext:value-type="float" table:number-columns-spanned="1" table:number-rows-spanned="2">
            <text:p>173</text:p>
          </table:table-cell>
          <table:table-cell table:style-name="ce766" office:value-type="string" calcext:value-type="string" table:number-columns-spanned="1" table:number-rows-spanned="2">
            <text:p>day night home sleep room bed friend time find sit walk feel house work live call leave back morn hour life spend stay wake start eat remember car door clean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1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13" office:value-type="float" office:value="0.75" calcext:value-type="float">
            <text:p>0,7500</text:p>
          </table:table-cell>
          <table:table-cell table:style-name="ce1077" office:value-type="float" office:value="0.65" calcext:value-type="float">
            <text:p>0,6500</text:p>
          </table:table-cell>
          <table:table-cell table:style-name="ce1141" office:value-type="float" office:value="0.75" calcext:value-type="float">
            <text:p>0,7500</text:p>
          </table:table-cell>
          <table:table-cell table:style-name="ce1205" office:value-type="float" office:value="0.588235294117647" calcext:value-type="float">
            <text:p>0,5882</text:p>
          </table:table-cell>
          <table:table-cell table:style-name="ce1269" office:value-type="float" office:value="0.696428571428571" calcext:value-type="float">
            <text:p>0,6964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73" calcext:value-type="float">
            <text:p>173</text:p>
          </table:covered-table-cell>
          <table:covered-table-cell table:style-name="ce766" office:value-type="string" calcext:value-type="string">
            <text:p>day night home sleep room bed friend time find sit walk feel house work live call leave back morn hour life spend stay wake start eat remember car door clean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0" calcext:value-type="float">
            <text:p>20</text:p>
          </table:table-cell>
          <table:table-cell table:style-name="ce782"/>
          <table:table-cell table:style-name="ce682"/>
          <table:table-cell table:style-name="ce785" office:value-type="float" office:value="20" calcext:value-type="float">
            <text:p>20</text:p>
          </table:table-cell>
          <table:table-cell table:number-columns-repeated="14"/>
          <table:table-cell table:style-name="ce71" office:value-type="string" calcext:value-type="string" table:number-columns-spanned="1" table:number-rows-spanned="12">
            <text:p>M4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14" office:value-type="float" office:value="0.450744481855593" calcext:value-type="float">
            <text:p>0,4507</text:p>
          </table:table-cell>
          <table:table-cell table:style-name="ce1078" office:value-type="float" office:value="0.712164477441462" calcext:value-type="float">
            <text:p>0,7122</text:p>
          </table:table-cell>
          <table:table-cell table:style-name="ce1142" office:value-type="float" office:value="0.450744481855593" calcext:value-type="float">
            <text:p>0,4507</text:p>
          </table:table-cell>
          <table:table-cell table:style-name="ce1206" office:value-type="float" office:value="0.561855592966704" calcext:value-type="float">
            <text:p>0,5619</text:p>
          </table:table-cell>
          <table:table-cell table:style-name="ce1270" office:value-type="float" office:value="0.3948083397283" calcext:value-type="float">
            <text:p>0,3948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175" calcext:value-type="float" table:number-columns-spanned="1" table:number-rows-spanned="2">
            <text:p>175</text:p>
          </table:table-cell>
          <table:table-cell table:style-name="ce766" office:value-type="string" calcext:value-type="string" table:number-columns-spanned="1" table:number-rows-spanned="2">
            <text:p>million disney movie film studio potter box warner weekend hollywood release harry office open bro theater sony picture universal gross walt entertainment corp star international fox franchise depp total mak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1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15" office:value-type="float" office:value="1" calcext:value-type="float">
            <text:p>1,0000</text:p>
          </table:table-cell>
          <table:table-cell table:style-name="ce1079" office:value-type="float" office:value="0.553398058252427" calcext:value-type="float">
            <text:p>0,5534</text:p>
          </table:table-cell>
          <table:table-cell table:style-name="ce1143" office:value-type="float" office:value="1" calcext:value-type="float">
            <text:p>1,0000</text:p>
          </table:table-cell>
          <table:table-cell table:style-name="ce1207" office:value-type="float" office:value="0" calcext:value-type="float">
            <text:p>0,0000</text:p>
          </table:table-cell>
          <table:table-cell table:style-name="ce1271" office:value-type="float" office:value="0.7125" calcext:value-type="float">
            <text:p>0,7125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175" calcext:value-type="float">
            <text:p>175</text:p>
          </table:covered-table-cell>
          <table:covered-table-cell table:style-name="ce766" office:value-type="string" calcext:value-type="string">
            <text:p>million disney movie film studio potter box warner weekend hollywood release harry office open bro theater sony picture universal gross walt entertainment corp star international fox franchise depp total mak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4" calcext:value-type="float">
            <text:p>4</text:p>
          </table:table-cell>
          <table:table-cell table:style-name="ce782"/>
          <table:table-cell table:style-name="ce682"/>
          <table:table-cell table:style-name="ce785" office:value-type="float" office:value="4" calcext:value-type="float">
            <text:p>4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16" office:value-type="float" office:value="0.481489291055315" calcext:value-type="float">
            <text:p>0,4815</text:p>
          </table:table-cell>
          <table:table-cell table:style-name="ce1080" office:value-type="float" office:value="0.497114836347139" calcext:value-type="float">
            <text:p>0,4971</text:p>
          </table:table-cell>
          <table:table-cell table:style-name="ce1144" office:value-type="float" office:value="0.481489291055315" calcext:value-type="float">
            <text:p>0,4815</text:p>
          </table:table-cell>
          <table:table-cell table:style-name="ce1208" office:value-type="float" office:value="0.506604595038544" calcext:value-type="float">
            <text:p>0,5066</text:p>
          </table:table-cell>
          <table:table-cell table:style-name="ce1272" office:value-type="float" office:value="0.487069719963494" calcext:value-type="float">
            <text:p>0,4871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05" calcext:value-type="float" table:number-columns-spanned="1" table:number-rows-spanned="2">
            <text:p>205</text:p>
          </table:table-cell>
          <table:table-cell table:style-name="ce766" office:value-type="string" calcext:value-type="string" table:number-columns-spanned="1" table:number-rows-spanned="2">
            <text:p>fish shark sea ocean water whale beach marine species dolphin turtle swim catch island salmon coast animal bay fisherman seal surf boat fishery reef fin coral aquarium crab seafood conservation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5" calcext:value-type="float">
            <text:p>5</text:p>
          </table:table-cell>
          <table:table-cell table:style-name="ce782"/>
          <table:table-cell table:style-name="ce681"/>
          <table:table-cell table:style-name="ce785" office:value-type="float" office:value="5" calcext:value-type="float">
            <text:p>5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15" office:value-type="float" office:value="0.66" calcext:value-type="float">
            <text:p>0,6600</text:p>
          </table:table-cell>
          <table:table-cell table:style-name="ce1079" office:value-type="float" office:value="0.523809523809524" calcext:value-type="float">
            <text:p>0,5238</text:p>
          </table:table-cell>
          <table:table-cell table:style-name="ce1143" office:value-type="float" office:value="0.66" calcext:value-type="float">
            <text:p>0,6600</text:p>
          </table:table-cell>
          <table:table-cell table:style-name="ce1207" office:value-type="float" office:value="0.433962264150943" calcext:value-type="float">
            <text:p>0,4340</text:p>
          </table:table-cell>
          <table:table-cell table:style-name="ce1271" office:value-type="float" office:value="0.584070796460177" calcext:value-type="float">
            <text:p>0,5841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05" calcext:value-type="float">
            <text:p>205</text:p>
          </table:covered-table-cell>
          <table:covered-table-cell table:style-name="ce766" office:value-type="string" calcext:value-type="string">
            <text:p>fish shark sea ocean water whale beach marine species dolphin turtle swim catch island salmon coast animal bay fisherman seal surf boat fishery reef fin coral aquarium crab seafood conservation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6" calcext:value-type="float">
            <text:p>16</text:p>
          </table:table-cell>
          <table:table-cell table:style-name="ce782"/>
          <table:table-cell table:style-name="ce682"/>
          <table:table-cell table:style-name="ce785" office:value-type="float" office:value="16" calcext:value-type="float">
            <text:p>16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16" office:value-type="float" office:value="0.458170485225061" calcext:value-type="float">
            <text:p>0,4582</text:p>
          </table:table-cell>
          <table:table-cell table:style-name="ce1080" office:value-type="float" office:value="0.464137883033064" calcext:value-type="float">
            <text:p>0,4641</text:p>
          </table:table-cell>
          <table:table-cell table:style-name="ce1144" office:value-type="float" office:value="0.458170485225061" calcext:value-type="float">
            <text:p>0,4582</text:p>
          </table:table-cell>
          <table:table-cell table:style-name="ce1208" office:value-type="float" office:value="0.479130081184657" calcext:value-type="float">
            <text:p>0,4791</text:p>
          </table:table-cell>
          <table:table-cell table:style-name="ce1272" office:value-type="float" office:value="0.460074995370157" calcext:value-type="float">
            <text:p>0,4601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07" calcext:value-type="float" table:number-columns-spanned="1" table:number-rows-spanned="2">
            <text:p>207</text:p>
          </table:table-cell>
          <table:table-cell table:style-name="ce766" office:value-type="string" calcext:value-type="string" table:number-columns-spanned="1" table:number-rows-spanned="2">
            <text:p>long year term time short make part month week continue longer run end change include number add begin give past ago major grow recent call high point start current period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6" calcext:value-type="float">
            <text:p>6</text:p>
          </table:table-cell>
          <table:table-cell table:style-name="ce782"/>
          <table:table-cell table:style-name="ce681"/>
          <table:table-cell table:style-name="ce785" office:value-type="float" office:value="6" calcext:value-type="float">
            <text:p>6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15" office:value-type="float" office:value="0.563636363636364" calcext:value-type="float">
            <text:p>0,5636</text:p>
          </table:table-cell>
          <table:table-cell table:style-name="ce1079" office:value-type="float" office:value="0.508196721311475" calcext:value-type="float">
            <text:p>0,5082</text:p>
          </table:table-cell>
          <table:table-cell table:style-name="ce1143" office:value-type="float" office:value="0.563636363636364" calcext:value-type="float">
            <text:p>0,5636</text:p>
          </table:table-cell>
          <table:table-cell table:style-name="ce1207" office:value-type="float" office:value="0.375" calcext:value-type="float">
            <text:p>0,3750</text:p>
          </table:table-cell>
          <table:table-cell table:style-name="ce1271" office:value-type="float" office:value="0.53448275862069" calcext:value-type="float">
            <text:p>0,5345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07" calcext:value-type="float">
            <text:p>207</text:p>
          </table:covered-table-cell>
          <table:covered-table-cell table:style-name="ce765" office:value-type="string" calcext:value-type="string">
            <text:p>long year term time short make part month week continue longer run end change include number add begin give past ago major grow recent call high point start current period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6" calcext:value-type="float">
            <text:p>6</text:p>
          </table:table-cell>
          <table:table-cell/>
          <table:table-cell table:style-name="ce682"/>
          <table:table-cell table:style-name="ce785" office:value-type="float" office:value="6" calcext:value-type="float">
            <text:p>6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16" office:value-type="float" office:value="0.557429759687588" calcext:value-type="float">
            <text:p>0,5574</text:p>
          </table:table-cell>
          <table:table-cell table:style-name="ce1080" office:value-type="float" office:value="0.57005423746076" calcext:value-type="float">
            <text:p>0,5701</text:p>
          </table:table-cell>
          <table:table-cell table:style-name="ce1144" office:value-type="float" office:value="0.557429759687588" calcext:value-type="float">
            <text:p>0,5574</text:p>
          </table:table-cell>
          <table:table-cell table:style-name="ce1208" office:value-type="float" office:value="0.578929717695483" calcext:value-type="float">
            <text:p>0,5789</text:p>
          </table:table-cell>
          <table:table-cell table:style-name="ce1272" office:value-type="float" office:value="0.558731422461135" calcext:value-type="float">
            <text:p>0,5587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12" calcext:value-type="float" table:number-columns-spanned="1" table:number-rows-spanned="2">
            <text:p>212</text:p>
          </table:table-cell>
          <table:table-cell table:style-name="ce767" office:value-type="string" calcext:value-type="string" table:number-columns-spanned="1" table:number-rows-spanned="2">
            <text:p>list top rank include number check year place make world spot release score country worst ten full accord america base ranking surprise highest compile click slideshow owen category forbe pick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4" calcext:value-type="float">
            <text:p>4</text:p>
          </table:table-cell>
          <table:table-cell table:style-name="ce783"/>
          <table:table-cell table:style-name="ce681"/>
          <table:table-cell table:style-name="ce785" office:value-type="float" office:value="4" calcext:value-type="float">
            <text:p>4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15" office:value-type="float" office:value="0.703703703703704" calcext:value-type="float">
            <text:p>0,7037</text:p>
          </table:table-cell>
          <table:table-cell table:style-name="ce1079" office:value-type="float" office:value="0.612903225806452" calcext:value-type="float">
            <text:p>0,6129</text:p>
          </table:table-cell>
          <table:table-cell table:style-name="ce1143" office:value-type="float" office:value="0.703703703703704" calcext:value-type="float">
            <text:p>0,7037</text:p>
          </table:table-cell>
          <table:table-cell table:style-name="ce1207" office:value-type="float" office:value="0.510204081632653" calcext:value-type="float">
            <text:p>0,5102</text:p>
          </table:table-cell>
          <table:table-cell table:style-name="ce1271" office:value-type="float" office:value="0.655172413793104" calcext:value-type="float">
            <text:p>0,655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12" calcext:value-type="float">
            <text:p>212</text:p>
          </table:covered-table-cell>
          <table:covered-table-cell table:style-name="ce766" office:value-type="string" calcext:value-type="string">
            <text:p>list top rank include number check year place make world spot release score country worst ten full accord america base ranking surprise highest compile click slideshow owen category forbe pick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1" calcext:value-type="float">
            <text:p>11</text:p>
          </table:table-cell>
          <table:table-cell table:style-name="ce782"/>
          <table:table-cell table:style-name="ce682"/>
          <table:table-cell table:style-name="ce785" office:value-type="float" office:value="11" calcext:value-type="float">
            <text:p>11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16" office:value-type="float" office:value="0.529087153172484" calcext:value-type="float">
            <text:p>0,5291</text:p>
          </table:table-cell>
          <table:table-cell table:style-name="ce1080" office:value-type="float" office:value="0.531674717295115" calcext:value-type="float">
            <text:p>0,5317</text:p>
          </table:table-cell>
          <table:table-cell table:style-name="ce1144" office:value-type="float" office:value="0.529087153172484" calcext:value-type="float">
            <text:p>0,5291</text:p>
          </table:table-cell>
          <table:table-cell table:style-name="ce1208" office:value-type="float" office:value="0.537821511113192" calcext:value-type="float">
            <text:p>0,5378</text:p>
          </table:table-cell>
          <table:table-cell table:style-name="ce1272" office:value-type="float" office:value="0.529226262786696" calcext:value-type="float">
            <text:p>0,5292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13" calcext:value-type="float" table:number-columns-spanned="1" table:number-rows-spanned="2">
            <text:p>213</text:p>
          </table:table-cell>
          <table:table-cell table:style-name="ce766" office:value-type="string" calcext:value-type="string" table:number-columns-spanned="1" table:number-rows-spanned="2">
            <text:p>gun weapon control shoot law firearm check background violence carry newtown ban connecticut rifle assault hook school nra conn sandy conceal people arm magazine kill owner ammunition elementary sale mass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9" calcext:value-type="float">
            <text:p>9</text:p>
          </table:table-cell>
          <table:table-cell table:style-name="ce782"/>
          <table:table-cell table:style-name="ce681"/>
          <table:table-cell table:style-name="ce785" office:value-type="float" office:value="9" calcext:value-type="float">
            <text:p>9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15" office:value-type="float" office:value="0.62962962962963" calcext:value-type="float">
            <text:p>0,6296</text:p>
          </table:table-cell>
          <table:table-cell table:style-name="ce1079" office:value-type="float" office:value="0.607142857142857" calcext:value-type="float">
            <text:p>0,6071</text:p>
          </table:table-cell>
          <table:table-cell table:style-name="ce1143" office:value-type="float" office:value="0.62962962962963" calcext:value-type="float">
            <text:p>0,6296</text:p>
          </table:table-cell>
          <table:table-cell table:style-name="ce1207" office:value-type="float" office:value="0.551020408163265" calcext:value-type="float">
            <text:p>0,5510</text:p>
          </table:table-cell>
          <table:table-cell table:style-name="ce1271" office:value-type="float" office:value="0.618181818181818" calcext:value-type="float">
            <text:p>0,618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13" calcext:value-type="float">
            <text:p>213</text:p>
          </table:covered-table-cell>
          <table:covered-table-cell table:style-name="ce766" office:value-type="string" calcext:value-type="string">
            <text:p>gun weapon control shoot law firearm check background violence carry newtown ban connecticut rifle assault hook school nra conn sandy conceal people arm magazine kill owner ammunition elementary sale mass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0" calcext:value-type="float">
            <text:p>20</text:p>
          </table:table-cell>
          <table:table-cell table:style-name="ce782"/>
          <table:table-cell table:style-name="ce682"/>
          <table:table-cell table:style-name="ce785" office:value-type="float" office:value="20" calcext:value-type="float">
            <text:p>20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16" office:value-type="float" office:value="0.540344497976529" calcext:value-type="float">
            <text:p>0,5403</text:p>
          </table:table-cell>
          <table:table-cell table:style-name="ce1080" office:value-type="float" office:value="0.540408740129959" calcext:value-type="float">
            <text:p>0,5404</text:p>
          </table:table-cell>
          <table:table-cell table:style-name="ce1144" office:value-type="float" office:value="0.540344497976529" calcext:value-type="float">
            <text:p>0,5403</text:p>
          </table:table-cell>
          <table:table-cell table:style-name="ce1208" office:value-type="float" office:value="0.542608648919926" calcext:value-type="float">
            <text:p>0,5426</text:p>
          </table:table-cell>
          <table:table-cell table:style-name="ce1272" office:value-type="float" office:value="0.540080598331665" calcext:value-type="float">
            <text:p>0,5401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14" calcext:value-type="float" table:number-columns-spanned="1" table:number-rows-spanned="2">
            <text:p>214</text:p>
          </table:table-cell>
          <table:table-cell table:style-name="ce766" office:value-type="string" calcext:value-type="string" table:number-columns-spanned="1" table:number-rows-spanned="2">
            <text:p>report source accord rumor reportedly confirm time news claim week month tmz update post deny close recently previously earlier speculation york weekly reveal website recent detail announce insider story commen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3" calcext:value-type="float">
            <text:p>13</text:p>
          </table:table-cell>
          <table:table-cell table:style-name="ce782"/>
          <table:table-cell table:style-name="ce681"/>
          <table:table-cell table:style-name="ce785" office:value-type="float" office:value="13" calcext:value-type="float">
            <text:p>13</text:p>
          </table:table-cell>
          <table:table-cell table:number-columns-repeated="14"/>
          <table:covered-table-cell table:style-name="ce71"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17" office:value-type="float" office:value="0.660377358490566" calcext:value-type="float">
            <text:p>0,6604</text:p>
          </table:table-cell>
          <table:table-cell table:style-name="ce1081" office:value-type="float" office:value="0.660377358490566" calcext:value-type="float">
            <text:p>0,6604</text:p>
          </table:table-cell>
          <table:table-cell table:style-name="ce1145" office:value-type="float" office:value="0.660377358490566" calcext:value-type="float">
            <text:p>0,6604</text:p>
          </table:table-cell>
          <table:table-cell table:style-name="ce1209" office:value-type="float" office:value="0.64" calcext:value-type="float">
            <text:p>0,6400</text:p>
          </table:table-cell>
          <table:table-cell table:style-name="ce1273" office:value-type="float" office:value="0.660377358490566" calcext:value-type="float">
            <text:p>0,6604</text:p>
          </table:table-cell>
          <table:table-cell table:number-columns-repeated="11"/>
        </table:table-row>
        <table:table-row table:style-name="ro1">
          <table:table-cell/>
          <table:covered-table-cell table:style-name="ce761" office:value-type="float" office:value="214" calcext:value-type="float">
            <text:p>214</text:p>
          </table:covered-table-cell>
          <table:covered-table-cell table:style-name="ce766" office:value-type="string" calcext:value-type="string">
            <text:p>report source accord rumor reportedly confirm time news claim week month tmz update post deny close recently previously earlier speculation york weekly reveal website recent detail announce insider story commen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3" calcext:value-type="float">
            <text:p>23</text:p>
          </table:table-cell>
          <table:table-cell table:style-name="ce782"/>
          <table:table-cell table:style-name="ce682"/>
          <table:table-cell table:style-name="ce785"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/>
          <table:table-cell table:style-name="ce761" office:value-type="float" office:value="228" calcext:value-type="float" table:number-columns-spanned="1" table:number-rows-spanned="2">
            <text:p>228</text:p>
          </table:table-cell>
          <table:table-cell table:style-name="ce766" office:value-type="string" calcext:value-type="string" table:number-columns-spanned="1" table:number-rows-spanned="2">
            <text:p>flight airport plane airline passenger fly air pilot international aircraft land jet travel aviation board tsa boe faa seat crew carrier security traveler attendant airplane unite transportation airway delta delay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5" calcext:value-type="float">
            <text:p>5</text:p>
          </table:table-cell>
          <table:table-cell table:style-name="ce782"/>
          <table:table-cell table:style-name="ce681"/>
          <table:table-cell table:style-name="ce785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covered-table-cell table:style-name="ce761" office:value-type="float" office:value="228" calcext:value-type="float">
            <text:p>228</text:p>
          </table:covered-table-cell>
          <table:covered-table-cell table:style-name="ce766" office:value-type="string" calcext:value-type="string">
            <text:p>flight airport plane airline passenger fly air pilot international aircraft land jet travel aviation board tsa boe faa seat crew carrier security traveler attendant airplane unite transportation airway delta delay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8" calcext:value-type="float">
            <text:p>28</text:p>
          </table:table-cell>
          <table:table-cell table:style-name="ce782"/>
          <table:table-cell table:style-name="ce682"/>
          <table:table-cell table:style-name="ce785" office:value-type="float" office:value="28" calcext:value-type="float">
            <text:p>28</text:p>
          </table:table-cell>
          <table:table-cell table:number-columns-repeated="14"/>
          <table:table-cell table:style-name="ce82" office:value-type="string" calcext:value-type="string" table:number-columns-spanned="8" table:number-rows-spanned="1">
            <text:p>HUFFINGTON – Pseudo Crossvalidation 10-fold</text:p>
          </table:table-cell>
          <table:covered-table-cell table:number-columns-repeated="7" table:style-name="ce9"/>
          <table:table-cell table:number-columns-repeated="11"/>
        </table:table-row>
        <table:table-row table:style-name="ro1">
          <table:table-cell/>
          <table:table-cell table:style-name="ce761" office:value-type="float" office:value="232" calcext:value-type="float" table:number-columns-spanned="1" table:number-rows-spanned="2">
            <text:p>232</text:p>
          </table:table-cell>
          <table:table-cell table:style-name="ce766" office:value-type="string" calcext:value-type="string" table:number-columns-spanned="1" table:number-rows-spanned="2">
            <text:p>safety system problem company official agency safe issue inspection equipment facility concern operate risk work report fail control find operation shut operator federal inspector warn spokesman monitor ensure repair tes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9" calcext:value-type="float">
            <text:p>9</text:p>
          </table:table-cell>
          <table:table-cell table:style-name="ce782"/>
          <table:table-cell table:style-name="ce681"/>
          <table:table-cell table:style-name="ce785" office:value-type="float" office:value="9" calcext:value-type="float">
            <text:p>9</text:p>
          </table:table-cell>
          <table:table-cell table:number-columns-repeated="14"/>
          <table:table-cell table:style-name="ce82" office:value-type="string" calcext:value-type="string" table:number-columns-spanned="3" table:number-rows-spanned="1">
            <text:p>Test</text:p>
          </table:table-cell>
          <table:covered-table-cell table:number-columns-repeated="2" table:style-name="ce9"/>
          <table:table-cell table:style-name="ce82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9"/>
          <table:table-cell table:number-columns-repeated="11"/>
        </table:table-row>
        <table:table-row table:style-name="ro1">
          <table:table-cell/>
          <table:covered-table-cell table:style-name="ce761" office:value-type="float" office:value="232" calcext:value-type="float">
            <text:p>232</text:p>
          </table:covered-table-cell>
          <table:covered-table-cell table:style-name="ce766" office:value-type="string" calcext:value-type="string">
            <text:p>safety system problem company official agency safe issue inspection equipment facility concern operate risk work report fail control find operation shut operator federal inspector warn spokesman monitor ensure repair tes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1" calcext:value-type="float">
            <text:p>11</text:p>
          </table:table-cell>
          <table:table-cell table:style-name="ce782"/>
          <table:table-cell table:style-name="ce682"/>
          <table:table-cell table:style-name="ce785" office:value-type="float" office:value="11" calcext:value-type="float">
            <text:p>11</text:p>
          </table:table-cell>
          <table:table-cell table:number-columns-repeated="14"/>
          <table:table-cell table:style-name="ce87" office:value-type="string" calcext:value-type="string">
            <text:p>M</text:p>
          </table:table-cell>
          <table:table-cell table:style-name="ce87" office:value-type="string" calcext:value-type="string">
            <text:p>Model</text:p>
          </table:table-cell>
          <table:table-cell table:style-name="ce87" office:value-type="string" calcext:value-type="string">
            <text:p>C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33" calcext:value-type="float" table:number-columns-spanned="1" table:number-rows-spanned="2">
            <text:p>233</text:p>
          </table:table-cell>
          <table:table-cell table:style-name="ce766" office:value-type="string" calcext:value-type="string" table:number-columns-spanned="1" table:number-rows-spanned="2">
            <text:p>black martin white african american zimmerman race racial minority community george trayvon sanford whites hispanic color asian stand shoot racist civil racism grind diversity call neighborhood naacp latino case rights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4" calcext:value-type="float">
            <text:p>4</text:p>
          </table:table-cell>
          <table:table-cell table:style-name="ce782"/>
          <table:table-cell table:style-name="ce681"/>
          <table:table-cell table:style-name="ce785" office:value-type="float" office:value="4" calcext:value-type="float">
            <text:p>4</text:p>
          </table:table-cell>
          <table:table-cell table:number-columns-repeated="14"/>
          <table:table-cell table:style-name="ce71" office:value-type="string" calcext:value-type="string" table:number-columns-spanned="1" table:number-rows-spanned="12">
            <text:p>M1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18" office:value-type="float" office:value="0.0343511450381679" calcext:value-type="float">
            <text:p>0,0344</text:p>
          </table:table-cell>
          <table:table-cell table:style-name="ce1082" office:value-type="float" office:value="0.9" calcext:value-type="float">
            <text:p>0,9000</text:p>
          </table:table-cell>
          <table:table-cell table:style-name="ce1146" office:value-type="float" office:value="0.0343511450381679" calcext:value-type="float">
            <text:p>0,0344</text:p>
          </table:table-cell>
          <table:table-cell table:style-name="ce1210" office:value-type="float" office:value="0.996047430830039" calcext:value-type="float">
            <text:p>0,9960</text:p>
          </table:table-cell>
          <table:table-cell table:style-name="ce1274" office:value-type="float" office:value="0.0661764705882353" calcext:value-type="float">
            <text:p>0,0662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33" calcext:value-type="float">
            <text:p>233</text:p>
          </table:covered-table-cell>
          <table:covered-table-cell table:style-name="ce766" office:value-type="string" calcext:value-type="string">
            <text:p>black martin white african american zimmerman race racial minority community george trayvon sanford whites hispanic color asian stand shoot racist civil racism grind diversity call neighborhood naacp latino case rights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0" calcext:value-type="float">
            <text:p>10</text:p>
          </table:table-cell>
          <table:table-cell table:style-name="ce782"/>
          <table:table-cell table:style-name="ce682"/>
          <table:table-cell table:style-name="ce785" office:value-type="float" office:value="10" calcext:value-type="float">
            <text:p>10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19" office:value-type="float" office:value="0.996047430830039" calcext:value-type="float">
            <text:p>0,9960</text:p>
          </table:table-cell>
          <table:table-cell table:style-name="ce1083" office:value-type="float" office:value="0.499009900990099" calcext:value-type="float">
            <text:p>0,4990</text:p>
          </table:table-cell>
          <table:table-cell table:style-name="ce1147" office:value-type="float" office:value="0.996047430830039" calcext:value-type="float">
            <text:p>0,9960</text:p>
          </table:table-cell>
          <table:table-cell table:style-name="ce1211" office:value-type="float" office:value="0.0343511450381679" calcext:value-type="float">
            <text:p>0,0344</text:p>
          </table:table-cell>
          <table:table-cell table:style-name="ce1275" office:value-type="float" office:value="0.66490765171504" calcext:value-type="float">
            <text:p>0,6649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39" calcext:value-type="float" table:number-columns-spanned="1" table:number-rows-spanned="2">
            <text:p>239</text:p>
          </table:table-cell>
          <table:table-cell table:style-name="ce766" office:value-type="string" calcext:value-type="string" table:number-columns-spanned="1" table:number-rows-spanned="2">
            <text:p>disease health case people virus infection vaccine outbreak flu bacterium cdc illness infect spread death antibiotic control official report symptom strain center prevention sick human kill mosquito die fever link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2" calcext:value-type="float">
            <text:p>2</text:p>
          </table:table-cell>
          <table:table-cell table:style-name="ce782"/>
          <table:table-cell table:style-name="ce681"/>
          <table:table-cell table:style-name="ce785" office:value-type="float" office:value="2" calcext:value-type="float">
            <text:p>2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20" office:value-type="float" office:value="0.604743083003952" calcext:value-type="float">
            <text:p>0,6047</text:p>
          </table:table-cell>
          <table:table-cell table:style-name="ce1084" office:value-type="float" office:value="0.624489795918367" calcext:value-type="float">
            <text:p>0,6245</text:p>
          </table:table-cell>
          <table:table-cell table:style-name="ce1148" office:value-type="float" office:value="0.604743083003952" calcext:value-type="float">
            <text:p>0,6047</text:p>
          </table:table-cell>
          <table:table-cell table:style-name="ce1212" office:value-type="float" office:value="0.648854961832061" calcext:value-type="float">
            <text:p>0,6489</text:p>
          </table:table-cell>
          <table:table-cell table:style-name="ce1276" office:value-type="float" office:value="0.614457831325301" calcext:value-type="float">
            <text:p>0,6145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39" calcext:value-type="float">
            <text:p>239</text:p>
          </table:covered-table-cell>
          <table:covered-table-cell table:style-name="ce766" office:value-type="string" calcext:value-type="string">
            <text:p>disease health case people virus infection vaccine outbreak flu bacterium cdc illness infect spread death antibiotic control official report symptom strain center prevention sick human kill mosquito die fever link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37" calcext:value-type="float">
            <text:p>37</text:p>
          </table:table-cell>
          <table:table-cell table:style-name="ce782"/>
          <table:table-cell table:style-name="ce682"/>
          <table:table-cell table:style-name="ce785" office:value-type="float" office:value="37" calcext:value-type="float">
            <text:p>37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19" office:value-type="float" office:value="0.648854961832061" calcext:value-type="float">
            <text:p>0,6489</text:p>
          </table:table-cell>
          <table:table-cell table:style-name="ce1083" office:value-type="float" office:value="0.62962962962963" calcext:value-type="float">
            <text:p>0,6296</text:p>
          </table:table-cell>
          <table:table-cell table:style-name="ce1147" office:value-type="float" office:value="0.648854961832061" calcext:value-type="float">
            <text:p>0,6489</text:p>
          </table:table-cell>
          <table:table-cell table:style-name="ce1211" office:value-type="float" office:value="0.604743083003952" calcext:value-type="float">
            <text:p>0,6047</text:p>
          </table:table-cell>
          <table:table-cell table:style-name="ce1275" office:value-type="float" office:value="0.639097744360902" calcext:value-type="float">
            <text:p>0,6391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44" calcext:value-type="float" table:number-columns-spanned="1" table:number-rows-spanned="2">
            <text:p>244</text:p>
          </table:table-cell>
          <table:table-cell table:style-name="ce766" office:value-type="string" calcext:value-type="string" table:number-columns-spanned="1" table:number-rows-spanned="2">
            <text:p>hair beauty makeup nail style eye color face lip wear salon natural polish blonde cut lipstick red woman lock skin hairstyle product wig curl black top check apply girl cosmetic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5" calcext:value-type="float">
            <text:p>15</text:p>
          </table:table-cell>
          <table:table-cell table:style-name="ce782"/>
          <table:table-cell table:style-name="ce681"/>
          <table:table-cell table:style-name="ce785" office:value-type="float" office:value="15" calcext:value-type="float">
            <text:p>15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20" office:value-type="float" office:value="0.612648221343874" calcext:value-type="float">
            <text:p>0,6126</text:p>
          </table:table-cell>
          <table:table-cell table:style-name="ce1084" office:value-type="float" office:value="0.596153846153846" calcext:value-type="float">
            <text:p>0,5962</text:p>
          </table:table-cell>
          <table:table-cell table:style-name="ce1148" office:value-type="float" office:value="0.612648221343874" calcext:value-type="float">
            <text:p>0,6126</text:p>
          </table:table-cell>
          <table:table-cell table:style-name="ce1212" office:value-type="float" office:value="0.599236641221374" calcext:value-type="float">
            <text:p>0,5992</text:p>
          </table:table-cell>
          <table:table-cell table:style-name="ce1276" office:value-type="float" office:value="0.604288499025341" calcext:value-type="float">
            <text:p>0,6043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44" calcext:value-type="float">
            <text:p>244</text:p>
          </table:covered-table-cell>
          <table:covered-table-cell table:style-name="ce766" office:value-type="string" calcext:value-type="string">
            <text:p>hair beauty makeup nail style eye color face lip wear salon natural polish blonde cut lipstick red woman lock skin hairstyle product wig curl black top check apply girl cosmetic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8" calcext:value-type="float">
            <text:p>18</text:p>
          </table:table-cell>
          <table:table-cell table:style-name="ce782"/>
          <table:table-cell table:style-name="ce682"/>
          <table:table-cell table:style-name="ce785" office:value-type="float" office:value="18" calcext:value-type="float">
            <text:p>18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19" office:value-type="float" office:value="0.599236641221374" calcext:value-type="float">
            <text:p>0,5992</text:p>
          </table:table-cell>
          <table:table-cell table:style-name="ce1083" office:value-type="float" office:value="0.615686274509804" calcext:value-type="float">
            <text:p>0,6157</text:p>
          </table:table-cell>
          <table:table-cell table:style-name="ce1147" office:value-type="float" office:value="0.599236641221374" calcext:value-type="float">
            <text:p>0,5992</text:p>
          </table:table-cell>
          <table:table-cell table:style-name="ce1211" office:value-type="float" office:value="0.612648221343874" calcext:value-type="float">
            <text:p>0,6126</text:p>
          </table:table-cell>
          <table:table-cell table:style-name="ce1275" office:value-type="float" office:value="0.607350096711799" calcext:value-type="float">
            <text:p>0,607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55" calcext:value-type="float" table:number-columns-spanned="1" table:number-rows-spanned="2">
            <text:p>255</text:p>
          </table:table-cell>
          <table:table-cell table:style-name="ce766" office:value-type="string" calcext:value-type="string" table:number-columns-spanned="1" table:number-rows-spanned="2">
            <text:p>texa dalla austin houston fisher fort baldwin year worth antonio hamilton alec cowboy state sherman texan make dixon call leave chronicle payne brent david place ut home arlington south march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4" calcext:value-type="float">
            <text:p>4</text:p>
          </table:table-cell>
          <table:table-cell table:style-name="ce782"/>
          <table:table-cell table:style-name="ce681"/>
          <table:table-cell table:style-name="ce785" office:value-type="float" office:value="4" calcext:value-type="float">
            <text:p>4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20" office:value-type="float" office:value="0.591603053435114" calcext:value-type="float">
            <text:p>0,5916</text:p>
          </table:table-cell>
          <table:table-cell table:style-name="ce1084" office:value-type="float" office:value="0.625" calcext:value-type="float">
            <text:p>0,6250</text:p>
          </table:table-cell>
          <table:table-cell table:style-name="ce1148" office:value-type="float" office:value="0.591603053435114" calcext:value-type="float">
            <text:p>0,5916</text:p>
          </table:table-cell>
          <table:table-cell table:style-name="ce1212" office:value-type="float" office:value="0.632411067193676" calcext:value-type="float">
            <text:p>0,6324</text:p>
          </table:table-cell>
          <table:table-cell table:style-name="ce1276" office:value-type="float" office:value="0.607843137254902" calcext:value-type="float">
            <text:p>0,6078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55" calcext:value-type="float">
            <text:p>255</text:p>
          </table:covered-table-cell>
          <table:covered-table-cell table:style-name="ce766" office:value-type="string" calcext:value-type="string">
            <text:p>texa dalla austin houston fisher fort baldwin year worth antonio hamilton alec cowboy state sherman texan make dixon call leave chronicle payne brent david place ut home arlington south march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7" calcext:value-type="float">
            <text:p>17</text:p>
          </table:table-cell>
          <table:table-cell table:style-name="ce782"/>
          <table:table-cell table:style-name="ce682"/>
          <table:table-cell table:style-name="ce785" office:value-type="float" office:value="17" calcext:value-type="float">
            <text:p>17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19" office:value-type="float" office:value="0.632411067193676" calcext:value-type="float">
            <text:p>0,6324</text:p>
          </table:table-cell>
          <table:table-cell table:style-name="ce1083" office:value-type="float" office:value="0.599250936329588" calcext:value-type="float">
            <text:p>0,5993</text:p>
          </table:table-cell>
          <table:table-cell table:style-name="ce1147" office:value-type="float" office:value="0.632411067193676" calcext:value-type="float">
            <text:p>0,6324</text:p>
          </table:table-cell>
          <table:table-cell table:style-name="ce1211" office:value-type="float" office:value="0.591603053435114" calcext:value-type="float">
            <text:p>0,5916</text:p>
          </table:table-cell>
          <table:table-cell table:style-name="ce1275" office:value-type="float" office:value="0.615384615384615" calcext:value-type="float">
            <text:p>0,615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58" calcext:value-type="float" table:number-columns-spanned="1" table:number-rows-spanned="2">
            <text:p>258</text:p>
          </table:table-cell>
          <table:table-cell table:style-name="ce766" office:value-type="string" calcext:value-type="string" table:number-columns-spanned="1" table:number-rows-spanned="2">
            <text:p>american war america world unite nation history ius time year end flag today make luca decade george fight bring back century force generation battle begin future star civil continue lif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20" office:value-type="float" office:value="0.599236641221374" calcext:value-type="float">
            <text:p>0,5992</text:p>
          </table:table-cell>
          <table:table-cell table:style-name="ce1084" office:value-type="float" office:value="0.620553359683794" calcext:value-type="float">
            <text:p>0,6206</text:p>
          </table:table-cell>
          <table:table-cell table:style-name="ce1148" office:value-type="float" office:value="0.599236641221374" calcext:value-type="float">
            <text:p>0,5992</text:p>
          </table:table-cell>
          <table:table-cell table:style-name="ce1212" office:value-type="float" office:value="0.620553359683794" calcext:value-type="float">
            <text:p>0,6206</text:p>
          </table:table-cell>
          <table:table-cell table:style-name="ce1276" office:value-type="float" office:value="0.609708737864078" calcext:value-type="float">
            <text:p>0,6097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58" calcext:value-type="float">
            <text:p>258</text:p>
          </table:covered-table-cell>
          <table:covered-table-cell table:style-name="ce766" office:value-type="string" calcext:value-type="string">
            <text:p>american war america world unite nation history ius time year end flag today make luca decade george fight bring back century force generation battle begin future star civil continue lif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2"/>
          <table:table-cell table:style-name="ce785" office:value-type="float" office:value="1" calcext:value-type="float">
            <text:p>1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19" office:value-type="float" office:value="0.620553359683794" calcext:value-type="float">
            <text:p>0,6206</text:p>
          </table:table-cell>
          <table:table-cell table:style-name="ce1083" office:value-type="float" office:value="0.599236641221374" calcext:value-type="float">
            <text:p>0,5992</text:p>
          </table:table-cell>
          <table:table-cell table:style-name="ce1147" office:value-type="float" office:value="0.620553359683794" calcext:value-type="float">
            <text:p>0,6206</text:p>
          </table:table-cell>
          <table:table-cell table:style-name="ce1211" office:value-type="float" office:value="0.599236641221374" calcext:value-type="float">
            <text:p>0,5992</text:p>
          </table:table-cell>
          <table:table-cell table:style-name="ce1275" office:value-type="float" office:value="0.609708737864078" calcext:value-type="float">
            <text:p>0,6097</text:p>
          </table:table-cell>
          <table:table-cell table:number-columns-repeated="11"/>
        </table:table-row>
        <table:table-row table:style-name="ro13">
          <table:table-cell/>
          <table:table-cell table:style-name="ce761" office:value-type="float" office:value="266" calcext:value-type="float">
            <text:p>266</text:p>
          </table:table-cell>
          <table:table-cell table:style-name="ce766" office:value-type="string" calcext:value-type="string">
            <text:p>mountain ski resort snow skier trail foot slope lift climb offer run peak day area mount season include aspen avalanche winter snowboard terrain summit pass park mile feature snowboarder valley</text:p>
          </table:table-cell>
          <table:table-cell table:style-name="ce760" office:value-type="float" office:value="0" calcext:value-type="float">
            <text:p>0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2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20" office:value-type="float" office:value="0.561264822134387" calcext:value-type="float">
            <text:p>0,5613</text:p>
          </table:table-cell>
          <table:table-cell table:style-name="ce1084" office:value-type="float" office:value="0.546153846153846" calcext:value-type="float">
            <text:p>0,5462</text:p>
          </table:table-cell>
          <table:table-cell table:style-name="ce1148" office:value-type="float" office:value="0.561264822134387" calcext:value-type="float">
            <text:p>0,5613</text:p>
          </table:table-cell>
          <table:table-cell table:style-name="ce1212" office:value-type="float" office:value="0.549618320610687" calcext:value-type="float">
            <text:p>0,5496</text:p>
          </table:table-cell>
          <table:table-cell table:style-name="ce1276" office:value-type="float" office:value="0.553606237816764" calcext:value-type="float">
            <text:p>0,5536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90" calcext:value-type="float" table:number-columns-spanned="1" table:number-rows-spanned="2">
            <text:p>290</text:p>
          </table:table-cell>
          <table:table-cell table:style-name="ce766" office:value-type="string" calcext:value-type="string" table:number-columns-spanned="1" table:number-rows-spanned="2">
            <text:p>euro european bank greece country debt europe crisis government eu greek billion zone market minister bailout fund financial spain italy economy bond central finance international union imf measure germany austerity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8" calcext:value-type="float">
            <text:p>8</text:p>
          </table:table-cell>
          <table:table-cell table:style-name="ce782"/>
          <table:table-cell table:style-name="ce681"/>
          <table:table-cell table:style-name="ce785" office:value-type="float" office:value="8" calcext:value-type="float">
            <text:p>8</text:p>
          </table:table-cell>
          <table:table-cell table:number-columns-repeated="14"/>
          <table:covered-table-cell table:style-name="ce71"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21" office:value-type="float" office:value="0.549618320610687" calcext:value-type="float">
            <text:p>0,5496</text:p>
          </table:table-cell>
          <table:table-cell table:style-name="ce1085" office:value-type="float" office:value="0.564705882352941" calcext:value-type="float">
            <text:p>0,5647</text:p>
          </table:table-cell>
          <table:table-cell table:style-name="ce1149" office:value-type="float" office:value="0.549618320610687" calcext:value-type="float">
            <text:p>0,5496</text:p>
          </table:table-cell>
          <table:table-cell table:style-name="ce1213" office:value-type="float" office:value="0.561264822134387" calcext:value-type="float">
            <text:p>0,5613</text:p>
          </table:table-cell>
          <table:table-cell table:style-name="ce1277" office:value-type="float" office:value="0.55705996131528" calcext:value-type="float">
            <text:p>0,5571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90" calcext:value-type="float">
            <text:p>290</text:p>
          </table:covered-table-cell>
          <table:covered-table-cell table:style-name="ce766" office:value-type="string" calcext:value-type="string">
            <text:p>euro european bank greece country debt europe crisis government eu greek billion zone market minister bailout fund financial spain italy economy bond central finance international union imf measure germany austerity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2" calcext:value-type="float">
            <text:p>22</text:p>
          </table:table-cell>
          <table:table-cell table:style-name="ce782"/>
          <table:table-cell table:style-name="ce682"/>
          <table:table-cell table:style-name="ce785" office:value-type="float" office:value="22" calcext:value-type="float">
            <text:p>22</text:p>
          </table:table-cell>
          <table:table-cell table:number-columns-repeated="14"/>
          <table:table-cell table:style-name="ce71" office:value-type="string" calcext:value-type="string" table:number-columns-spanned="1" table:number-rows-spanned="12">
            <text:p>M2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22" office:value-type="float" office:value="0.049618320610687" calcext:value-type="float">
            <text:p>0,0496</text:p>
          </table:table-cell>
          <table:table-cell table:style-name="ce1086" office:value-type="float" office:value="0.8125" calcext:value-type="float">
            <text:p>0,8125</text:p>
          </table:table-cell>
          <table:table-cell table:style-name="ce1150" office:value-type="float" office:value="0.049618320610687" calcext:value-type="float">
            <text:p>0,0496</text:p>
          </table:table-cell>
          <table:table-cell table:style-name="ce1214" office:value-type="float" office:value="0.988142292490118" calcext:value-type="float">
            <text:p>0,9881</text:p>
          </table:table-cell>
          <table:table-cell table:style-name="ce1278" office:value-type="float" office:value="0.0935251798561151" calcext:value-type="float">
            <text:p>0,0935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299" calcext:value-type="float" table:number-columns-spanned="1" table:number-rows-spanned="2">
            <text:p>299</text:p>
          </table:table-cell>
          <table:table-cell table:style-name="ce766" office:value-type="string" calcext:value-type="string" table:number-columns-spanned="1" table:number-rows-spanned="2">
            <text:p>chart margin error mode release pollster var voter docstoc approval phone automate live flash interview http job swf telephone approve disapprove param obama ppp xml flashchart national register senate favorable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" calcext:value-type="float">
            <text:p>1</text:p>
          </table:table-cell>
          <table:table-cell table:style-name="ce782"/>
          <table:table-cell table:style-name="ce681"/>
          <table:table-cell table:style-name="ce785" office:value-type="float" office:value="1" calcext:value-type="float">
            <text:p>1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23" office:value-type="float" office:value="0.988142292490118" calcext:value-type="float">
            <text:p>0,9881</text:p>
          </table:table-cell>
          <table:table-cell table:style-name="ce1087" office:value-type="float" office:value="0.501002004008016" calcext:value-type="float">
            <text:p>0,5010</text:p>
          </table:table-cell>
          <table:table-cell table:style-name="ce1151" office:value-type="float" office:value="0.988142292490118" calcext:value-type="float">
            <text:p>0,9881</text:p>
          </table:table-cell>
          <table:table-cell table:style-name="ce1215" office:value-type="float" office:value="0.049618320610687" calcext:value-type="float">
            <text:p>0,0496</text:p>
          </table:table-cell>
          <table:table-cell table:style-name="ce1279" office:value-type="float" office:value="0.664893617021277" calcext:value-type="float">
            <text:p>0,6649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299" calcext:value-type="float">
            <text:p>299</text:p>
          </table:covered-table-cell>
          <table:covered-table-cell table:style-name="ce766" office:value-type="string" calcext:value-type="string">
            <text:p>chart margin error mode release pollster var voter docstoc approval phone automate live flash interview http job swf telephone approve disapprove param obama ppp xml flashchart national register senate favorabl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2" calcext:value-type="float">
            <text:p>2</text:p>
          </table:table-cell>
          <table:table-cell table:style-name="ce782"/>
          <table:table-cell table:style-name="ce682"/>
          <table:table-cell table:style-name="ce785" office:value-type="float" office:value="2" calcext:value-type="float">
            <text:p>2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24" office:value-type="float" office:value="0.458498023715415" calcext:value-type="float">
            <text:p>0,4585</text:p>
          </table:table-cell>
          <table:table-cell table:style-name="ce1088" office:value-type="float" office:value="0.534562211981567" calcext:value-type="float">
            <text:p>0,5346</text:p>
          </table:table-cell>
          <table:table-cell table:style-name="ce1152" office:value-type="float" office:value="0.458498023715415" calcext:value-type="float">
            <text:p>0,4585</text:p>
          </table:table-cell>
          <table:table-cell table:style-name="ce1216" office:value-type="float" office:value="0.614503816793893" calcext:value-type="float">
            <text:p>0,6145</text:p>
          </table:table-cell>
          <table:table-cell table:style-name="ce1280" office:value-type="float" office:value="0.493617021276596" calcext:value-type="float">
            <text:p>0,4936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305" calcext:value-type="float" table:number-columns-spanned="1" table:number-rows-spanned="2">
            <text:p>305</text:p>
          </table:table-cell>
          <table:table-cell table:style-name="ce766" office:value-type="string" calcext:value-type="string" table:number-columns-spanned="1" table:number-rows-spanned="2">
            <text:p>agent fbus bomb security threat authority suspect terrorist official plot explosive enforcement attack terrorism federal arrest investigation law man homeland terror investigator plan find agency device case undercover make informan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1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23" office:value-type="float" office:value="0.614503816793893" calcext:value-type="float">
            <text:p>0,6145</text:p>
          </table:table-cell>
          <table:table-cell table:style-name="ce1087" office:value-type="float" office:value="0.540268456375839" calcext:value-type="float">
            <text:p>0,5403</text:p>
          </table:table-cell>
          <table:table-cell table:style-name="ce1151" office:value-type="float" office:value="0.614503816793893" calcext:value-type="float">
            <text:p>0,6145</text:p>
          </table:table-cell>
          <table:table-cell table:style-name="ce1215" office:value-type="float" office:value="0.458498023715415" calcext:value-type="float">
            <text:p>0,4585</text:p>
          </table:table-cell>
          <table:table-cell table:style-name="ce1279" office:value-type="float" office:value="0.575" calcext:value-type="float">
            <text:p>0,5750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305" calcext:value-type="float">
            <text:p>305</text:p>
          </table:covered-table-cell>
          <table:covered-table-cell table:style-name="ce766" office:value-type="string" calcext:value-type="string">
            <text:p>agent fbus bomb security threat authority suspect terrorist official plot explosive enforcement attack terrorism federal arrest investigation law man homeland terror investigator plan find agency device case undercover make informan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2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24" office:value-type="float" office:value="0.533596837944664" calcext:value-type="float">
            <text:p>0,5336</text:p>
          </table:table-cell>
          <table:table-cell table:style-name="ce1088" office:value-type="float" office:value="0.544354838709677" calcext:value-type="float">
            <text:p>0,5444</text:p>
          </table:table-cell>
          <table:table-cell table:style-name="ce1152" office:value-type="float" office:value="0.533596837944664" calcext:value-type="float">
            <text:p>0,5336</text:p>
          </table:table-cell>
          <table:table-cell table:style-name="ce1216" office:value-type="float" office:value="0.568702290076336" calcext:value-type="float">
            <text:p>0,5687</text:p>
          </table:table-cell>
          <table:table-cell table:style-name="ce1280" office:value-type="float" office:value="0.538922155688623" calcext:value-type="float">
            <text:p>0,5389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307" calcext:value-type="float" table:number-columns-spanned="1" table:number-rows-spanned="2">
            <text:p>307</text:p>
          </table:table-cell>
          <table:table-cell table:style-name="ce766" office:value-type="string" calcext:value-type="string" table:number-columns-spanned="1" table:number-rows-spanned="2">
            <text:p>aid people haitus food relief camp refugee million country cross haitian disaster earthquake international effort child government humanitarian red port supplies organization thousand water au prince provide tent agency group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1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23" office:value-type="float" office:value="0.568702290076336" calcext:value-type="float">
            <text:p>0,5687</text:p>
          </table:table-cell>
          <table:table-cell table:style-name="ce1087" office:value-type="float" office:value="0.558052434456929" calcext:value-type="float">
            <text:p>0,5581</text:p>
          </table:table-cell>
          <table:table-cell table:style-name="ce1151" office:value-type="float" office:value="0.568702290076336" calcext:value-type="float">
            <text:p>0,5687</text:p>
          </table:table-cell>
          <table:table-cell table:style-name="ce1215" office:value-type="float" office:value="0.533596837944664" calcext:value-type="float">
            <text:p>0,5336</text:p>
          </table:table-cell>
          <table:table-cell table:style-name="ce1279" office:value-type="float" office:value="0.563327032136106" calcext:value-type="float">
            <text:p>0,5633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307" calcext:value-type="float">
            <text:p>307</text:p>
          </table:covered-table-cell>
          <table:covered-table-cell table:style-name="ce766" office:value-type="string" calcext:value-type="string">
            <text:p>aid people haitus food relief camp refugee million country cross haitian disaster earthquake international effort child government humanitarian red port supplies organization thousand water au prince provide tent agency group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4" calcext:value-type="float">
            <text:p>14</text:p>
          </table:table-cell>
          <table:table-cell table:style-name="ce782"/>
          <table:table-cell table:style-name="ce682"/>
          <table:table-cell table:style-name="ce785" office:value-type="float" office:value="14" calcext:value-type="float">
            <text:p>14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24" office:value-type="float" office:value="0.466403162055336" calcext:value-type="float">
            <text:p>0,4664</text:p>
          </table:table-cell>
          <table:table-cell table:style-name="ce1088" office:value-type="float" office:value="0.551401869158878" calcext:value-type="float">
            <text:p>0,5514</text:p>
          </table:table-cell>
          <table:table-cell table:style-name="ce1152" office:value-type="float" office:value="0.466403162055336" calcext:value-type="float">
            <text:p>0,4664</text:p>
          </table:table-cell>
          <table:table-cell table:style-name="ce1216" office:value-type="float" office:value="0.633587786259542" calcext:value-type="float">
            <text:p>0,6336</text:p>
          </table:table-cell>
          <table:table-cell table:style-name="ce1280" office:value-type="float" office:value="0.505353319057816" calcext:value-type="float">
            <text:p>0,505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322" calcext:value-type="float" table:number-columns-spanned="1" table:number-rows-spanned="2">
            <text:p>322</text:p>
          </table:table-cell>
          <table:table-cell table:style-name="ce766" office:value-type="string" calcext:value-type="string" table:number-columns-spanned="1" table:number-rows-spanned="2">
            <text:p>cut republican debt house spend obama congress deficit security tax boehner social budget democrat deal government raise president ceil fiscal washington plan trillion leader gop medicare increase limit lawmaker cliff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12" calcext:value-type="float">
            <text:p>12</text:p>
          </table:table-cell>
          <table:table-cell table:style-name="ce782"/>
          <table:table-cell table:style-name="ce681"/>
          <table:table-cell table:style-name="ce785" office:value-type="float" office:value="12" calcext:value-type="float">
            <text:p>12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23" office:value-type="float" office:value="0.633587786259542" calcext:value-type="float">
            <text:p>0,6336</text:p>
          </table:table-cell>
          <table:table-cell table:style-name="ce1087" office:value-type="float" office:value="0.551495016611296" calcext:value-type="float">
            <text:p>0,5515</text:p>
          </table:table-cell>
          <table:table-cell table:style-name="ce1151" office:value-type="float" office:value="0.633587786259542" calcext:value-type="float">
            <text:p>0,6336</text:p>
          </table:table-cell>
          <table:table-cell table:style-name="ce1215" office:value-type="float" office:value="0.466403162055336" calcext:value-type="float">
            <text:p>0,4664</text:p>
          </table:table-cell>
          <table:table-cell table:style-name="ce1279" office:value-type="float" office:value="0.589698046181172" calcext:value-type="float">
            <text:p>0,5897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322" calcext:value-type="float">
            <text:p>322</text:p>
          </table:covered-table-cell>
          <table:covered-table-cell table:style-name="ce766" office:value-type="string" calcext:value-type="string">
            <text:p>cut republican debt house spend obama congress deficit security tax boehner social budget democrat deal government raise president ceil fiscal washington plan trillion leader gop medicare increase limit lawmaker cliff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7" office:value-type="float" office:value="16" calcext:value-type="float">
            <text:p>16</text:p>
          </table:table-cell>
          <table:table-cell table:style-name="ce782"/>
          <table:table-cell table:style-name="ce682"/>
          <table:table-cell table:style-name="ce785" office:value-type="float" office:value="16" calcext:value-type="float">
            <text:p>16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24" office:value-type="float" office:value="0.561264822134387" calcext:value-type="float">
            <text:p>0,5613</text:p>
          </table:table-cell>
          <table:table-cell table:style-name="ce1088" office:value-type="float" office:value="0.563492063492063" calcext:value-type="float">
            <text:p>0,5635</text:p>
          </table:table-cell>
          <table:table-cell table:style-name="ce1152" office:value-type="float" office:value="0.561264822134387" calcext:value-type="float">
            <text:p>0,5613</text:p>
          </table:table-cell>
          <table:table-cell table:style-name="ce1216" office:value-type="float" office:value="0.580152671755725" calcext:value-type="float">
            <text:p>0,5802</text:p>
          </table:table-cell>
          <table:table-cell table:style-name="ce1280" office:value-type="float" office:value="0.562376237623762" calcext:value-type="float">
            <text:p>0,5624</text:p>
          </table:table-cell>
          <table:table-cell table:number-columns-repeated="11"/>
        </table:table-row>
        <table:table-row table:style-name="ro4">
          <table:table-cell/>
          <table:table-cell table:style-name="ce761" office:value-type="float" office:value="328" calcext:value-type="float" table:number-columns-spanned="1" table:number-rows-spanned="2">
            <text:p>328</text:p>
          </table:table-cell>
          <table:table-cell table:style-name="ce766" office:value-type="string" calcext:value-type="string" table:number-columns-spanned="1" table:number-rows-spanned="2">
            <text:p>law rule require regulation requirement limit change standard federal state act permit make propose issue government apply public agency legal protection industry protect policy group include measure restriction pass set</text:p>
          </table:table-cell>
          <table:table-cell table:style-name="ce773" office:value-type="float" office:value="0" calcext:value-type="float">
            <text:p>0</text:p>
          </table:table-cell>
          <table:table-cell table:style-name="ce777" office:value-type="float" office:value="3" calcext:value-type="float">
            <text:p>3</text:p>
          </table:table-cell>
          <table:table-cell table:style-name="ce782"/>
          <table:table-cell table:style-name="ce681"/>
          <table:table-cell table:style-name="ce785" office:value-type="float" office:value="3" calcext:value-type="float">
            <text:p>3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23" office:value-type="float" office:value="0.580152671755725" calcext:value-type="float">
            <text:p>0,5802</text:p>
          </table:table-cell>
          <table:table-cell table:style-name="ce1087" office:value-type="float" office:value="0.577946768060836" calcext:value-type="float">
            <text:p>0,5779</text:p>
          </table:table-cell>
          <table:table-cell table:style-name="ce1151" office:value-type="float" office:value="0.580152671755725" calcext:value-type="float">
            <text:p>0,5802</text:p>
          </table:table-cell>
          <table:table-cell table:style-name="ce1215" office:value-type="float" office:value="0.561264822134387" calcext:value-type="float">
            <text:p>0,5613</text:p>
          </table:table-cell>
          <table:table-cell table:style-name="ce1279" office:value-type="float" office:value="0.579047619047619" calcext:value-type="float">
            <text:p>0,5790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328" calcext:value-type="float">
            <text:p>328</text:p>
          </table:covered-table-cell>
          <table:covered-table-cell table:style-name="ce766" office:value-type="string" calcext:value-type="string">
            <text:p>law rule require regulation requirement limit change standard federal state act permit make propose issue government apply public agency legal protection industry protect policy group include measure restriction pass set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8" office:value-type="float" office:value="4" calcext:value-type="float">
            <text:p>4</text:p>
          </table:table-cell>
          <table:table-cell table:style-name="ce782"/>
          <table:table-cell table:style-name="ce682"/>
          <table:table-cell office:value-type="float" office:value="4" calcext:value-type="float">
            <text:p>4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24" office:value-type="float" office:value="0.494071146245059" calcext:value-type="float">
            <text:p>0,4941</text:p>
          </table:table-cell>
          <table:table-cell table:style-name="ce1088" office:value-type="float" office:value="0.512295081967213" calcext:value-type="float">
            <text:p>0,5123</text:p>
          </table:table-cell>
          <table:table-cell table:style-name="ce1152" office:value-type="float" office:value="0.494071146245059" calcext:value-type="float">
            <text:p>0,4941</text:p>
          </table:table-cell>
          <table:table-cell table:style-name="ce1216" office:value-type="float" office:value="0.545801526717557" calcext:value-type="float">
            <text:p>0,5458</text:p>
          </table:table-cell>
          <table:table-cell table:style-name="ce1280" office:value-type="float" office:value="0.503018108651911" calcext:value-type="float">
            <text:p>0,5030</text:p>
          </table:table-cell>
          <table:table-cell table:number-columns-repeated="11"/>
        </table:table-row>
        <table:table-row table:style-name="ro4">
          <table:table-cell/>
          <table:table-cell table:style-name="ce762" office:value-type="float" office:value="341" calcext:value-type="float" table:number-columns-spanned="1" table:number-rows-spanned="2">
            <text:p>341</text:p>
          </table:table-cell>
          <table:table-cell table:style-name="ce766" office:value-type="string" calcext:value-type="string" table:number-columns-spanned="1" table:number-rows-spanned="2">
            <text:p>immigration immigrant undocument border illegal law reform country citizenship state status deportation people unite legal enforcement latino security hispanic dream citizen act visa arizona illegally rubio deport work policy issue</text:p>
          </table:table-cell>
          <table:table-cell table:style-name="ce773" office:value-type="float" office:value="0" calcext:value-type="float">
            <text:p>0</text:p>
          </table:table-cell>
          <table:table-cell table:style-name="ce778" office:value-type="float" office:value="24" calcext:value-type="float">
            <text:p>24</text:p>
          </table:table-cell>
          <table:table-cell table:style-name="ce782"/>
          <table:table-cell table:style-name="ce681"/>
          <table:table-cell office:value-type="float" office:value="24" calcext:value-type="float">
            <text:p>24</text:p>
          </table:table-cell>
          <table:table-cell table:number-columns-repeated="14"/>
          <table:covered-table-cell table:style-name="ce71"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25" office:value-type="float" office:value="0.545801526717557" calcext:value-type="float">
            <text:p>0,5458</text:p>
          </table:table-cell>
          <table:table-cell table:style-name="ce1089" office:value-type="float" office:value="0.527675276752767" calcext:value-type="float">
            <text:p>0,5277</text:p>
          </table:table-cell>
          <table:table-cell table:style-name="ce1153" office:value-type="float" office:value="0.545801526717557" calcext:value-type="float">
            <text:p>0,5458</text:p>
          </table:table-cell>
          <table:table-cell table:style-name="ce1217" office:value-type="float" office:value="0.494071146245059" calcext:value-type="float">
            <text:p>0,4941</text:p>
          </table:table-cell>
          <table:table-cell table:style-name="ce1281" office:value-type="float" office:value="0.536585365853658" calcext:value-type="float">
            <text:p>0,5366</text:p>
          </table:table-cell>
          <table:table-cell table:number-columns-repeated="11"/>
        </table:table-row>
        <table:table-row table:style-name="ro4">
          <table:table-cell/>
          <table:covered-table-cell table:style-name="ce761" office:value-type="float" office:value="341" calcext:value-type="float">
            <text:p>341</text:p>
          </table:covered-table-cell>
          <table:covered-table-cell table:style-name="ce766" office:value-type="string" calcext:value-type="string">
            <text:p>immigration immigrant undocument border illegal law reform country citizenship state status deportation people unite legal enforcement latino security hispanic dream citizen act visa arizona illegally rubio deport work policy issue</text:p>
          </table:covered-table-cell>
          <table:table-cell table:style-name="ce760" office:value-type="float" office:value="1" calcext:value-type="float">
            <text:p>1</text:p>
          </table:table-cell>
          <table:table-cell table:style-name="ce778" office:value-type="float" office:value="42" calcext:value-type="float">
            <text:p>42</text:p>
          </table:table-cell>
          <table:table-cell table:style-name="ce782"/>
          <table:table-cell table:style-name="ce682"/>
          <table:table-cell office:value-type="float" office:value="42" calcext:value-type="float">
            <text:p>42</text:p>
          </table:table-cell>
          <table:table-cell table:number-columns-repeated="14"/>
          <table:table-cell table:style-name="ce71" office:value-type="string" calcext:value-type="string" table:number-columns-spanned="1" table:number-rows-spanned="12">
            <text:p>M3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26" office:value-type="float" office:value="0.5" calcext:value-type="float">
            <text:p>0,5000</text:p>
          </table:table-cell>
          <table:table-cell table:style-name="ce1090" office:value-type="float" office:value="0.645320197044335" calcext:value-type="float">
            <text:p>0,6453</text:p>
          </table:table-cell>
          <table:table-cell table:style-name="ce1154" office:value-type="float" office:value="0.5" calcext:value-type="float">
            <text:p>0,5000</text:p>
          </table:table-cell>
          <table:table-cell table:style-name="ce1218" office:value-type="float" office:value="0.715415019762846" calcext:value-type="float">
            <text:p>0,7154</text:p>
          </table:table-cell>
          <table:table-cell table:style-name="ce1282" office:value-type="float" office:value="0.563440860215054" calcext:value-type="float">
            <text:p>0,5634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768"/>
          <table:table-cell table:number-columns-repeated="2"/>
          <table:table-cell table:style-name="ce782"/>
          <table:table-cell table:style-name="ce758"/>
          <table:table-cell table:number-columns-repeated="15"/>
          <table:covered-table-cell table:style-name="ce71" office:value-type="string" calcext:value-type="string">
            <text:p>M3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27" office:value-type="float" office:value="0.715415019762846" calcext:value-type="float">
            <text:p>0,7154</text:p>
          </table:table-cell>
          <table:table-cell table:style-name="ce1091" office:value-type="float" office:value="0.580128205128205" calcext:value-type="float">
            <text:p>0,5801</text:p>
          </table:table-cell>
          <table:table-cell table:style-name="ce1155" office:value-type="float" office:value="0.715415019762846" calcext:value-type="float">
            <text:p>0,7154</text:p>
          </table:table-cell>
          <table:table-cell table:style-name="ce1219" office:value-type="float" office:value="0.5" calcext:value-type="float">
            <text:p>0,5000</text:p>
          </table:table-cell>
          <table:table-cell table:style-name="ce1283" office:value-type="float" office:value="0.64070796460177" calcext:value-type="float">
            <text:p>0,6407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68"/>
          <table:table-cell table:number-columns-repeated="2"/>
          <table:table-cell table:style-name="ce782"/>
          <table:table-cell table:style-name="ce758"/>
          <table:table-cell table:number-columns-repeated="15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28" office:value-type="float" office:value="0.564885496183206" calcext:value-type="float">
            <text:p>0,5649</text:p>
          </table:table-cell>
          <table:table-cell table:style-name="ce1092" office:value-type="float" office:value="0.629787234042553" calcext:value-type="float">
            <text:p>0,6298</text:p>
          </table:table-cell>
          <table:table-cell table:style-name="ce1156" office:value-type="float" office:value="0.564885496183206" calcext:value-type="float">
            <text:p>0,5649</text:p>
          </table:table-cell>
          <table:table-cell table:style-name="ce1220" office:value-type="float" office:value="0.656126482213439" calcext:value-type="float">
            <text:p>0,6561</text:p>
          </table:table-cell>
          <table:table-cell table:style-name="ce1284" office:value-type="float" office:value="0.595573440643863" calcext:value-type="float">
            <text:p>0,5956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68"/>
          <table:table-cell table:number-columns-repeated="2"/>
          <table:table-cell table:style-name="ce782"/>
          <table:table-cell table:style-name="ce758"/>
          <table:table-cell table:number-columns-repeated="15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27" office:value-type="float" office:value="0.656126482213439" calcext:value-type="float">
            <text:p>0,6561</text:p>
          </table:table-cell>
          <table:table-cell table:style-name="ce1091" office:value-type="float" office:value="0.592857142857143" calcext:value-type="float">
            <text:p>0,5929</text:p>
          </table:table-cell>
          <table:table-cell table:style-name="ce1155" office:value-type="float" office:value="0.656126482213439" calcext:value-type="float">
            <text:p>0,6561</text:p>
          </table:table-cell>
          <table:table-cell table:style-name="ce1219" office:value-type="float" office:value="0.564885496183206" calcext:value-type="float">
            <text:p>0,5649</text:p>
          </table:table-cell>
          <table:table-cell table:style-name="ce1283" office:value-type="float" office:value="0.622889305816135" calcext:value-type="float">
            <text:p>0,6229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769" office:value-type="string" calcext:value-type="string">
            <text:p>Category</text:p>
          </table:table-cell>
          <table:table-cell table:style-name="ce769" office:value-type="string" calcext:value-type="string">
            <text:p>Topic Count</text:p>
          </table:table-cell>
          <table:table-cell/>
          <table:table-cell table:style-name="ce782"/>
          <table:table-cell table:number-columns-repeated="16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28" office:value-type="float" office:value="0.477099236641221" calcext:value-type="float">
            <text:p>0,4771</text:p>
          </table:table-cell>
          <table:table-cell table:style-name="ce1092" office:value-type="float" office:value="0.568181818181818" calcext:value-type="float">
            <text:p>0,5682</text:p>
          </table:table-cell>
          <table:table-cell table:style-name="ce1156" office:value-type="float" office:value="0.477099236641221" calcext:value-type="float">
            <text:p>0,4771</text:p>
          </table:table-cell>
          <table:table-cell table:style-name="ce1220" office:value-type="float" office:value="0.624505928853755" calcext:value-type="float">
            <text:p>0,6245</text:p>
          </table:table-cell>
          <table:table-cell table:style-name="ce1284" office:value-type="float" office:value="0.518672199170125" calcext:value-type="float">
            <text:p>0,5187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0" office:value-type="string" calcext:value-type="string">
            <text:p>transport</text:p>
          </table:table-cell>
          <table:table-cell table:style-name="ce774" office:value-type="float" office:value="4" calcext:value-type="float">
            <text:p>4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27" office:value-type="float" office:value="0.624505928853755" calcext:value-type="float">
            <text:p>0,6245</text:p>
          </table:table-cell>
          <table:table-cell table:style-name="ce1091" office:value-type="float" office:value="0.535593220338983" calcext:value-type="float">
            <text:p>0,5356</text:p>
          </table:table-cell>
          <table:table-cell table:style-name="ce1155" office:value-type="float" office:value="0.624505928853755" calcext:value-type="float">
            <text:p>0,6245</text:p>
          </table:table-cell>
          <table:table-cell table:style-name="ce1219" office:value-type="float" office:value="0.477099236641221" calcext:value-type="float">
            <text:p>0,4771</text:p>
          </table:table-cell>
          <table:table-cell table:style-name="ce1283" office:value-type="float" office:value="0.576642335766423" calcext:value-type="float">
            <text:p>0,5766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przestępstwo</text:p>
          </table:table-cell>
          <table:table-cell table:style-name="ce775" office:value-type="float" office:value="3" calcext:value-type="float">
            <text:p>3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28" office:value-type="float" office:value="0.58498023715415" calcext:value-type="float">
            <text:p>0,5850</text:p>
          </table:table-cell>
          <table:table-cell table:style-name="ce1092" office:value-type="float" office:value="0.578125" calcext:value-type="float">
            <text:p>0,5781</text:p>
          </table:table-cell>
          <table:table-cell table:style-name="ce1156" office:value-type="float" office:value="0.58498023715415" calcext:value-type="float">
            <text:p>0,5850</text:p>
          </table:table-cell>
          <table:table-cell table:style-name="ce1220" office:value-type="float" office:value="0.587786259541985" calcext:value-type="float">
            <text:p>0,5878</text:p>
          </table:table-cell>
          <table:table-cell table:style-name="ce1284" office:value-type="float" office:value="0.581532416502947" calcext:value-type="float">
            <text:p>0,5815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bieżące</text:p>
          </table:table-cell>
          <table:table-cell table:style-name="ce775" office:value-type="float" office:value="3" calcext:value-type="float">
            <text:p>3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27" office:value-type="float" office:value="0.587786259541985" calcext:value-type="float">
            <text:p>0,5878</text:p>
          </table:table-cell>
          <table:table-cell table:style-name="ce1091" office:value-type="float" office:value="0.594594594594595" calcext:value-type="float">
            <text:p>0,5946</text:p>
          </table:table-cell>
          <table:table-cell table:style-name="ce1155" office:value-type="float" office:value="0.587786259541985" calcext:value-type="float">
            <text:p>0,5878</text:p>
          </table:table-cell>
          <table:table-cell table:style-name="ce1219" office:value-type="float" office:value="0.58498023715415" calcext:value-type="float">
            <text:p>0,5850</text:p>
          </table:table-cell>
          <table:table-cell table:style-name="ce1283" office:value-type="float" office:value="0.591170825335893" calcext:value-type="float">
            <text:p>0,5912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kontrowersje</text:p>
          </table:table-cell>
          <table:table-cell table:style-name="ce775" office:value-type="float" office:value="3" calcext:value-type="float">
            <text:p>3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28" office:value-type="float" office:value="0.549618320610687" calcext:value-type="float">
            <text:p>0,5496</text:p>
          </table:table-cell>
          <table:table-cell table:style-name="ce1092" office:value-type="float" office:value="0.571428571428571" calcext:value-type="float">
            <text:p>0,5714</text:p>
          </table:table-cell>
          <table:table-cell table:style-name="ce1156" office:value-type="float" office:value="0.549618320610687" calcext:value-type="float">
            <text:p>0,5496</text:p>
          </table:table-cell>
          <table:table-cell table:style-name="ce1220" office:value-type="float" office:value="0.573122529644269" calcext:value-type="float">
            <text:p>0,5731</text:p>
          </table:table-cell>
          <table:table-cell table:style-name="ce1284" office:value-type="float" office:value="0.560311284046693" calcext:value-type="float">
            <text:p>0,5603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rasizm</text:p>
          </table:table-cell>
          <table:table-cell table:style-name="ce775" office:value-type="float" office:value="2" calcext:value-type="float">
            <text:p>2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27" office:value-type="float" office:value="0.573122529644269" calcext:value-type="float">
            <text:p>0,5731</text:p>
          </table:table-cell>
          <table:table-cell table:style-name="ce1091" office:value-type="float" office:value="0.551330798479088" calcext:value-type="float">
            <text:p>0,5513</text:p>
          </table:table-cell>
          <table:table-cell table:style-name="ce1155" office:value-type="float" office:value="0.573122529644269" calcext:value-type="float">
            <text:p>0,5731</text:p>
          </table:table-cell>
          <table:table-cell table:style-name="ce1219" office:value-type="float" office:value="0.549618320610687" calcext:value-type="float">
            <text:p>0,5496</text:p>
          </table:table-cell>
          <table:table-cell table:style-name="ce1283" office:value-type="float" office:value="0.562015503875969" calcext:value-type="float">
            <text:p>0,5620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multimedia</text:p>
          </table:table-cell>
          <table:table-cell table:style-name="ce775" office:value-type="float" office:value="2" calcext:value-type="float">
            <text:p>2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28" office:value-type="float" office:value="0.572519083969466" calcext:value-type="float">
            <text:p>0,5725</text:p>
          </table:table-cell>
          <table:table-cell table:style-name="ce1092" office:value-type="float" office:value="0.622406639004149" calcext:value-type="float">
            <text:p>0,6224</text:p>
          </table:table-cell>
          <table:table-cell table:style-name="ce1156" office:value-type="float" office:value="0.572519083969466" calcext:value-type="float">
            <text:p>0,5725</text:p>
          </table:table-cell>
          <table:table-cell table:style-name="ce1220" office:value-type="float" office:value="0.640316205533597" calcext:value-type="float">
            <text:p>0,6403</text:p>
          </table:table-cell>
          <table:table-cell table:style-name="ce1284" office:value-type="float" office:value="0.596421471172962" calcext:value-type="float">
            <text:p>0,5964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mniejszość seksualna</text:p>
          </table:table-cell>
          <table:table-cell table:style-name="ce775" office:value-type="float" office:value="2" calcext:value-type="float">
            <text:p>2</text:p>
          </table:table-cell>
          <table:table-cell table:number-columns-repeated="18"/>
          <table:covered-table-cell table:style-name="ce71"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29" office:value-type="float" office:value="0.640316205533597" calcext:value-type="float">
            <text:p>0,6403</text:p>
          </table:table-cell>
          <table:table-cell table:style-name="ce1093" office:value-type="float" office:value="0.591240875912409" calcext:value-type="float">
            <text:p>0,5912</text:p>
          </table:table-cell>
          <table:table-cell table:style-name="ce1157" office:value-type="float" office:value="0.640316205533597" calcext:value-type="float">
            <text:p>0,6403</text:p>
          </table:table-cell>
          <table:table-cell table:style-name="ce1221" office:value-type="float" office:value="0.572519083969466" calcext:value-type="float">
            <text:p>0,5725</text:p>
          </table:table-cell>
          <table:table-cell table:style-name="ce1285" office:value-type="float" office:value="0.614800759013283" calcext:value-type="float">
            <text:p>0,6148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bezpieczeństwo</text:p>
          </table:table-cell>
          <table:table-cell table:style-name="ce775" office:value-type="float" office:value="2" calcext:value-type="float">
            <text:p>2</text:p>
          </table:table-cell>
          <table:table-cell table:number-columns-repeated="18"/>
          <table:table-cell table:style-name="ce71" office:value-type="string" calcext:value-type="string" table:number-columns-spanned="1" table:number-rows-spanned="12">
            <text:p>M4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30" office:value-type="float" office:value="0.00763358778625954" calcext:value-type="float">
            <text:p>0,0076</text:p>
          </table:table-cell>
          <table:table-cell table:style-name="ce1094" office:value-type="float" office:value="1" calcext:value-type="float">
            <text:p>1,0000</text:p>
          </table:table-cell>
          <table:table-cell table:style-name="ce1158" office:value-type="float" office:value="0.00763358778625954" calcext:value-type="float">
            <text:p>0,0076</text:p>
          </table:table-cell>
          <table:table-cell table:style-name="ce1222" office:value-type="float" office:value="1" calcext:value-type="float">
            <text:p>1,0000</text:p>
          </table:table-cell>
          <table:table-cell table:style-name="ce1286" office:value-type="float" office:value="0.0151515151515152" calcext:value-type="float">
            <text:p>0,0152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ekonomia</text:p>
          </table:table-cell>
          <table:table-cell table:style-name="ce775" office:value-type="float" office:value="40" calcext:value-type="float">
            <text:p>40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,0000</text:p>
          </table:table-cell>
          <table:table-cell table:style-name="ce1095" office:value-type="float" office:value="0.49317738791423" calcext:value-type="float">
            <text:p>0,4932</text:p>
          </table:table-cell>
          <table:table-cell table:style-name="ce1159" office:value-type="float" office:value="1" calcext:value-type="float">
            <text:p>1,0000</text:p>
          </table:table-cell>
          <table:table-cell table:style-name="ce1223" office:value-type="float" office:value="0.00763358778625954" calcext:value-type="float">
            <text:p>0,0076</text:p>
          </table:table-cell>
          <table:table-cell table:style-name="ce1287" office:value-type="float" office:value="0.660574412532637" calcext:value-type="float">
            <text:p>0,6606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polityka</text:p>
          </table:table-cell>
          <table:table-cell table:style-name="ce775" office:value-type="float" office:value="23" calcext:value-type="float">
            <text:p>23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32" office:value-type="float" office:value="0.478260869565217" calcext:value-type="float">
            <text:p>0,4783</text:p>
          </table:table-cell>
          <table:table-cell table:style-name="ce1096" office:value-type="float" office:value="0.514893617021277" calcext:value-type="float">
            <text:p>0,5149</text:p>
          </table:table-cell>
          <table:table-cell table:style-name="ce1160" office:value-type="float" office:value="0.478260869565217" calcext:value-type="float">
            <text:p>0,4783</text:p>
          </table:table-cell>
          <table:table-cell table:style-name="ce1224" office:value-type="float" office:value="0.564885496183206" calcext:value-type="float">
            <text:p>0,5649</text:p>
          </table:table-cell>
          <table:table-cell table:style-name="ce1288" office:value-type="float" office:value="0.495901639344262" calcext:value-type="float">
            <text:p>0,4959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sport</text:p>
          </table:table-cell>
          <table:table-cell table:style-name="ce775" office:value-type="float" office:value="22" calcext:value-type="float">
            <text:p>22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31" office:value-type="float" office:value="0.564885496183206" calcext:value-type="float">
            <text:p>0,5649</text:p>
          </table:table-cell>
          <table:table-cell table:style-name="ce1095" office:value-type="float" office:value="0.528571428571429" calcext:value-type="float">
            <text:p>0,5286</text:p>
          </table:table-cell>
          <table:table-cell table:style-name="ce1159" office:value-type="float" office:value="0.564885496183206" calcext:value-type="float">
            <text:p>0,5649</text:p>
          </table:table-cell>
          <table:table-cell table:style-name="ce1223" office:value-type="float" office:value="0.478260869565217" calcext:value-type="float">
            <text:p>0,4783</text:p>
          </table:table-cell>
          <table:table-cell table:style-name="ce1287" office:value-type="float" office:value="0.546125461254613" calcext:value-type="float">
            <text:p>0,5461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zagraniczne</text:p>
          </table:table-cell>
          <table:table-cell table:style-name="ce775" office:value-type="float" office:value="21" calcext:value-type="float">
            <text:p>21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32" office:value-type="float" office:value="0.462450592885376" calcext:value-type="float">
            <text:p>0,4625</text:p>
          </table:table-cell>
          <table:table-cell table:style-name="ce1096" office:value-type="float" office:value="0.497872340425532" calcext:value-type="float">
            <text:p>0,4979</text:p>
          </table:table-cell>
          <table:table-cell table:style-name="ce1160" office:value-type="float" office:value="0.462450592885376" calcext:value-type="float">
            <text:p>0,4625</text:p>
          </table:table-cell>
          <table:table-cell table:style-name="ce1224" office:value-type="float" office:value="0.549618320610687" calcext:value-type="float">
            <text:p>0,5496</text:p>
          </table:table-cell>
          <table:table-cell table:style-name="ce1288" office:value-type="float" office:value="0.479508196721311" calcext:value-type="float">
            <text:p>0,4795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media</text:p>
          </table:table-cell>
          <table:table-cell table:style-name="ce775" office:value-type="float" office:value="20" calcext:value-type="float">
            <text:p>20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31" office:value-type="float" office:value="0.549618320610687" calcext:value-type="float">
            <text:p>0,5496</text:p>
          </table:table-cell>
          <table:table-cell table:style-name="ce1095" office:value-type="float" office:value="0.514285714285714" calcext:value-type="float">
            <text:p>0,5143</text:p>
          </table:table-cell>
          <table:table-cell table:style-name="ce1159" office:value-type="float" office:value="0.549618320610687" calcext:value-type="float">
            <text:p>0,5496</text:p>
          </table:table-cell>
          <table:table-cell table:style-name="ce1223" office:value-type="float" office:value="0.462450592885376" calcext:value-type="float">
            <text:p>0,4625</text:p>
          </table:table-cell>
          <table:table-cell table:style-name="ce1287" office:value-type="float" office:value="0.531365313653137" calcext:value-type="float">
            <text:p>0,5314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zdrowie</text:p>
          </table:table-cell>
          <table:table-cell table:style-name="ce775" office:value-type="float" office:value="20" calcext:value-type="float">
            <text:p>20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32" office:value-type="float" office:value="0.513833992094862" calcext:value-type="float">
            <text:p>0,5138</text:p>
          </table:table-cell>
          <table:table-cell table:style-name="ce1096" office:value-type="float" office:value="0.570175438596491" calcext:value-type="float">
            <text:p>0,5702</text:p>
          </table:table-cell>
          <table:table-cell table:style-name="ce1160" office:value-type="float" office:value="0.513833992094862" calcext:value-type="float">
            <text:p>0,5138</text:p>
          </table:table-cell>
          <table:table-cell table:style-name="ce1224" office:value-type="float" office:value="0.625954198473282" calcext:value-type="float">
            <text:p>0,6260</text:p>
          </table:table-cell>
          <table:table-cell table:style-name="ce1288" office:value-type="float" office:value="0.540540540540541" calcext:value-type="float">
            <text:p>0,5405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lifestyle</text:p>
          </table:table-cell>
          <table:table-cell table:style-name="ce775" office:value-type="float" office:value="19" calcext:value-type="float">
            <text:p>19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31" office:value-type="float" office:value="0.625954198473282" calcext:value-type="float">
            <text:p>0,6260</text:p>
          </table:table-cell>
          <table:table-cell table:style-name="ce1095" office:value-type="float" office:value="0.571428571428571" calcext:value-type="float">
            <text:p>0,5714</text:p>
          </table:table-cell>
          <table:table-cell table:style-name="ce1159" office:value-type="float" office:value="0.625954198473282" calcext:value-type="float">
            <text:p>0,6260</text:p>
          </table:table-cell>
          <table:table-cell table:style-name="ce1223" office:value-type="float" office:value="0.513833992094862" calcext:value-type="float">
            <text:p>0,5138</text:p>
          </table:table-cell>
          <table:table-cell table:style-name="ce1287" office:value-type="float" office:value="0.597449908925319" calcext:value-type="float">
            <text:p>0,5974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kultura</text:p>
          </table:table-cell>
          <table:table-cell table:style-name="ce775" office:value-type="float" office:value="17" calcext:value-type="float">
            <text:p>17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32" office:value-type="float" office:value="0.521739130434783" calcext:value-type="float">
            <text:p>0,5217</text:p>
          </table:table-cell>
          <table:table-cell table:style-name="ce1096" office:value-type="float" office:value="0.515625" calcext:value-type="float">
            <text:p>0,5156</text:p>
          </table:table-cell>
          <table:table-cell table:style-name="ce1160" office:value-type="float" office:value="0.521739130434783" calcext:value-type="float">
            <text:p>0,5217</text:p>
          </table:table-cell>
          <table:table-cell table:style-name="ce1224" office:value-type="float" office:value="0.526717557251908" calcext:value-type="float">
            <text:p>0,5267</text:p>
          </table:table-cell>
          <table:table-cell table:style-name="ce1288" office:value-type="float" office:value="0.518664047151277" calcext:value-type="float">
            <text:p>0,5187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ekologia</text:p>
          </table:table-cell>
          <table:table-cell table:style-name="ce775" office:value-type="float" office:value="17" calcext:value-type="float">
            <text:p>17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31" office:value-type="float" office:value="0.526717557251908" calcext:value-type="float">
            <text:p>0,5267</text:p>
          </table:table-cell>
          <table:table-cell table:style-name="ce1095" office:value-type="float" office:value="0.532818532818533" calcext:value-type="float">
            <text:p>0,5328</text:p>
          </table:table-cell>
          <table:table-cell table:style-name="ce1159" office:value-type="float" office:value="0.526717557251908" calcext:value-type="float">
            <text:p>0,5267</text:p>
          </table:table-cell>
          <table:table-cell table:style-name="ce1223" office:value-type="float" office:value="0.521739130434783" calcext:value-type="float">
            <text:p>0,5217</text:p>
          </table:table-cell>
          <table:table-cell table:style-name="ce1287" office:value-type="float" office:value="0.529750479846449" calcext:value-type="float">
            <text:p>0,5298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lokalne</text:p>
          </table:table-cell>
          <table:table-cell table:style-name="ce775" office:value-type="float" office:value="17" calcext:value-type="float">
            <text:p>17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32" office:value-type="float" office:value="0.505928853754941" calcext:value-type="float">
            <text:p>0,5059</text:p>
          </table:table-cell>
          <table:table-cell table:style-name="ce1096" office:value-type="float" office:value="0.526748971193416" calcext:value-type="float">
            <text:p>0,5267</text:p>
          </table:table-cell>
          <table:table-cell table:style-name="ce1160" office:value-type="float" office:value="0.505928853754941" calcext:value-type="float">
            <text:p>0,5059</text:p>
          </table:table-cell>
          <table:table-cell table:style-name="ce1224" office:value-type="float" office:value="0.561068702290076" calcext:value-type="float">
            <text:p>0,5611</text:p>
          </table:table-cell>
          <table:table-cell table:style-name="ce1288" office:value-type="float" office:value="0.516129032258065" calcext:value-type="float">
            <text:p>0,5161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rozrywka</text:p>
          </table:table-cell>
          <table:table-cell table:style-name="ce775" office:value-type="float" office:value="16" calcext:value-type="float">
            <text:p>16</text:p>
          </table:table-cell>
          <table:table-cell table:number-columns-repeated="18"/>
          <table:covered-table-cell table:style-name="ce71"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33" office:value-type="float" office:value="0.561068702290076" calcext:value-type="float">
            <text:p>0,5611</text:p>
          </table:table-cell>
          <table:table-cell table:style-name="ce1097" office:value-type="float" office:value="0.540441176470588" calcext:value-type="float">
            <text:p>0,5404</text:p>
          </table:table-cell>
          <table:table-cell table:style-name="ce1161" office:value-type="float" office:value="0.561068702290076" calcext:value-type="float">
            <text:p>0,5611</text:p>
          </table:table-cell>
          <table:table-cell table:style-name="ce1225" office:value-type="float" office:value="0.505928853754941" calcext:value-type="float">
            <text:p>0,5059</text:p>
          </table:table-cell>
          <table:table-cell table:style-name="ce1289" office:value-type="float" office:value="0.550561797752809" calcext:value-type="float">
            <text:p>0,5506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prawo</text:p>
          </table:table-cell>
          <table:table-cell table:style-name="ce775" office:value-type="float" office:value="13" calcext:value-type="float">
            <text:p>13</text:p>
          </table:table-cell>
          <table:table-cell table:number-columns-repeated="37"/>
        </table:table-row>
        <table:table-row table:style-name="ro14">
          <table:table-cell table:number-columns-repeated="2"/>
          <table:table-cell table:style-name="ce771" office:value-type="string" calcext:value-type="string">
            <text:p>wybory</text:p>
          </table:table-cell>
          <table:table-cell table:style-name="ce775" office:value-type="float" office:value="12" calcext:value-type="float">
            <text:p>12</text:p>
          </table:table-cell>
          <table:table-cell table:number-columns-repeated="37"/>
        </table:table-row>
        <table:table-row table:style-name="ro14">
          <table:table-cell table:number-columns-repeated="2"/>
          <table:table-cell table:style-name="ce771" office:value-type="string" calcext:value-type="string">
            <text:p>przestępstwa</text:p>
          </table:table-cell>
          <table:table-cell table:style-name="ce775" office:value-type="float" office:value="12" calcext:value-type="float">
            <text:p>12</text:p>
          </table:table-cell>
          <table:table-cell table:number-columns-repeated="18"/>
          <table:table-cell table:style-name="ce82" office:value-type="string" calcext:value-type="string" table:number-columns-spanned="8" table:number-rows-spanned="1">
            <text:p>HUFFINGTON – Pseudo Crossvalidation 50-fold</text:p>
          </table:table-cell>
          <table:covered-table-cell table:number-columns-repeated="7" table:style-name="ce9"/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katastrofy</text:p>
          </table:table-cell>
          <table:table-cell table:style-name="ce775" office:value-type="float" office:value="12" calcext:value-type="float">
            <text:p>12</text:p>
          </table:table-cell>
          <table:table-cell table:number-columns-repeated="18"/>
          <table:table-cell table:style-name="ce82" office:value-type="string" calcext:value-type="string" table:number-columns-spanned="3" table:number-rows-spanned="1">
            <text:p>Test</text:p>
          </table:table-cell>
          <table:covered-table-cell table:number-columns-repeated="2" table:style-name="ce9"/>
          <table:table-cell table:style-name="ce82" office:value-type="string" calcext:value-type="string" table:number-columns-spanned="5" table:number-rows-spanned="1">
            <text:p>Statistics</text:p>
          </table:table-cell>
          <table:covered-table-cell table:number-columns-repeated="4" table:style-name="ce9"/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społeczeństwo</text:p>
          </table:table-cell>
          <table:table-cell table:style-name="ce775" office:value-type="float" office:value="11" calcext:value-type="float">
            <text:p>11</text:p>
          </table:table-cell>
          <table:table-cell table:number-columns-repeated="18"/>
          <table:table-cell table:style-name="ce87" office:value-type="string" calcext:value-type="string">
            <text:p>M</text:p>
          </table:table-cell>
          <table:table-cell table:style-name="ce87" office:value-type="string" calcext:value-type="string">
            <text:p>Model</text:p>
          </table:table-cell>
          <table:table-cell table:style-name="ce87" office:value-type="string" calcext:value-type="string">
            <text:p>C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Precision</text:p>
          </table:table-cell>
          <table:table-cell table:style-name="ce87" office:value-type="string" calcext:value-type="string">
            <text:p>Sensitivity</text:p>
          </table:table-cell>
          <table:table-cell table:style-name="ce87" office:value-type="string" calcext:value-type="string">
            <text:p>Specifity</text:p>
          </table:table-cell>
          <table:table-cell table:style-name="ce87" office:value-type="string" calcext:value-type="string">
            <text:p>F-measure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technika</text:p>
          </table:table-cell>
          <table:table-cell table:style-name="ce775" office:value-type="float" office:value="10" calcext:value-type="float">
            <text:p>10</text:p>
          </table:table-cell>
          <table:table-cell table:number-columns-repeated="18"/>
          <table:table-cell table:style-name="ce71" office:value-type="string" calcext:value-type="string" table:number-columns-spanned="1" table:number-rows-spanned="12">
            <text:p>M1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34" office:value-type="float" office:value="0.0343511450381679" calcext:value-type="float">
            <text:p>0,0344</text:p>
          </table:table-cell>
          <table:table-cell table:style-name="ce1098" office:value-type="float" office:value="0.9" calcext:value-type="float">
            <text:p>0,9000</text:p>
          </table:table-cell>
          <table:table-cell table:style-name="ce1162" office:value-type="float" office:value="0.0343511450381679" calcext:value-type="float">
            <text:p>0,0344</text:p>
          </table:table-cell>
          <table:table-cell table:style-name="ce1226" office:value-type="float" office:value="0.996047430830039" calcext:value-type="float">
            <text:p>0,9960</text:p>
          </table:table-cell>
          <table:table-cell table:style-name="ce1290" office:value-type="float" office:value="0.0661764705882353" calcext:value-type="float">
            <text:p>0,0662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nauka &amp; edukacja</text:p>
          </table:table-cell>
          <table:table-cell table:style-name="ce775" office:value-type="float" office:value="10" calcext:value-type="float">
            <text:p>10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35" office:value-type="float" office:value="0.996047430830039" calcext:value-type="float">
            <text:p>0,9960</text:p>
          </table:table-cell>
          <table:table-cell table:style-name="ce1099" office:value-type="float" office:value="0.499009900990099" calcext:value-type="float">
            <text:p>0,4990</text:p>
          </table:table-cell>
          <table:table-cell table:style-name="ce1163" office:value-type="float" office:value="0.996047430830039" calcext:value-type="float">
            <text:p>0,9960</text:p>
          </table:table-cell>
          <table:table-cell table:style-name="ce1227" office:value-type="float" office:value="0.0343511450381679" calcext:value-type="float">
            <text:p>0,0344</text:p>
          </table:table-cell>
          <table:table-cell table:style-name="ce1291" office:value-type="float" office:value="0.66490765171504" calcext:value-type="float">
            <text:p>0,6649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wojenne</text:p>
          </table:table-cell>
          <table:table-cell table:style-name="ce775" office:value-type="float" office:value="8" calcext:value-type="float">
            <text:p>8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36" office:value-type="float" office:value="0.604743083003952" calcext:value-type="float">
            <text:p>0,6047</text:p>
          </table:table-cell>
          <table:table-cell table:style-name="ce1100" office:value-type="float" office:value="0.624489795918367" calcext:value-type="float">
            <text:p>0,6245</text:p>
          </table:table-cell>
          <table:table-cell table:style-name="ce1164" office:value-type="float" office:value="0.604743083003952" calcext:value-type="float">
            <text:p>0,6047</text:p>
          </table:table-cell>
          <table:table-cell table:style-name="ce1228" office:value-type="float" office:value="0.648854961832061" calcext:value-type="float">
            <text:p>0,6489</text:p>
          </table:table-cell>
          <table:table-cell table:style-name="ce1292" office:value-type="float" office:value="0.614457831325301" calcext:value-type="float">
            <text:p>0,6145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religia</text:p>
          </table:table-cell>
          <table:table-cell table:style-name="ce775" office:value-type="float" office:value="8" calcext:value-type="float">
            <text:p>8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35" office:value-type="float" office:value="0.648854961832061" calcext:value-type="float">
            <text:p>0,6489</text:p>
          </table:table-cell>
          <table:table-cell table:style-name="ce1099" office:value-type="float" office:value="0.62962962962963" calcext:value-type="float">
            <text:p>0,6296</text:p>
          </table:table-cell>
          <table:table-cell table:style-name="ce1163" office:value-type="float" office:value="0.648854961832061" calcext:value-type="float">
            <text:p>0,6489</text:p>
          </table:table-cell>
          <table:table-cell table:style-name="ce1227" office:value-type="float" office:value="0.604743083003952" calcext:value-type="float">
            <text:p>0,6047</text:p>
          </table:table-cell>
          <table:table-cell table:style-name="ce1291" office:value-type="float" office:value="0.639097744360902" calcext:value-type="float">
            <text:p>0,6391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gwiazdy</text:p>
          </table:table-cell>
          <table:table-cell table:style-name="ce775" office:value-type="float" office:value="8" calcext:value-type="float">
            <text:p>8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36" office:value-type="float" office:value="0.612648221343874" calcext:value-type="float">
            <text:p>0,6126</text:p>
          </table:table-cell>
          <table:table-cell table:style-name="ce1100" office:value-type="float" office:value="0.596153846153846" calcext:value-type="float">
            <text:p>0,5962</text:p>
          </table:table-cell>
          <table:table-cell table:style-name="ce1164" office:value-type="float" office:value="0.612648221343874" calcext:value-type="float">
            <text:p>0,6126</text:p>
          </table:table-cell>
          <table:table-cell table:style-name="ce1228" office:value-type="float" office:value="0.599236641221374" calcext:value-type="float">
            <text:p>0,5992</text:p>
          </table:table-cell>
          <table:table-cell table:style-name="ce1292" office:value-type="float" office:value="0.604288499025341" calcext:value-type="float">
            <text:p>0,6043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terror</text:p>
          </table:table-cell>
          <table:table-cell table:style-name="ce775" office:value-type="float" office:value="6" calcext:value-type="float">
            <text:p>6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35" office:value-type="float" office:value="0.599236641221374" calcext:value-type="float">
            <text:p>0,5992</text:p>
          </table:table-cell>
          <table:table-cell table:style-name="ce1099" office:value-type="float" office:value="0.615686274509804" calcext:value-type="float">
            <text:p>0,6157</text:p>
          </table:table-cell>
          <table:table-cell table:style-name="ce1163" office:value-type="float" office:value="0.599236641221374" calcext:value-type="float">
            <text:p>0,5992</text:p>
          </table:table-cell>
          <table:table-cell table:style-name="ce1227" office:value-type="float" office:value="0.612648221343874" calcext:value-type="float">
            <text:p>0,6126</text:p>
          </table:table-cell>
          <table:table-cell table:style-name="ce1291" office:value-type="float" office:value="0.607350096711799" calcext:value-type="float">
            <text:p>0,6074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muzyka</text:p>
          </table:table-cell>
          <table:table-cell table:style-name="ce775" office:value-type="float" office:value="6" calcext:value-type="float">
            <text:p>6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36" office:value-type="float" office:value="0.591603053435114" calcext:value-type="float">
            <text:p>0,5916</text:p>
          </table:table-cell>
          <table:table-cell table:style-name="ce1100" office:value-type="float" office:value="0.625" calcext:value-type="float">
            <text:p>0,6250</text:p>
          </table:table-cell>
          <table:table-cell table:style-name="ce1164" office:value-type="float" office:value="0.591603053435114" calcext:value-type="float">
            <text:p>0,5916</text:p>
          </table:table-cell>
          <table:table-cell table:style-name="ce1228" office:value-type="float" office:value="0.632411067193676" calcext:value-type="float">
            <text:p>0,6324</text:p>
          </table:table-cell>
          <table:table-cell table:style-name="ce1292" office:value-type="float" office:value="0.607843137254902" calcext:value-type="float">
            <text:p>0,6078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portale</text:p>
          </table:table-cell>
          <table:table-cell table:style-name="ce775" office:value-type="float" office:value="5" calcext:value-type="float">
            <text:p>5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35" office:value-type="float" office:value="0.632411067193676" calcext:value-type="float">
            <text:p>0,6324</text:p>
          </table:table-cell>
          <table:table-cell table:style-name="ce1099" office:value-type="float" office:value="0.599250936329588" calcext:value-type="float">
            <text:p>0,5993</text:p>
          </table:table-cell>
          <table:table-cell table:style-name="ce1163" office:value-type="float" office:value="0.632411067193676" calcext:value-type="float">
            <text:p>0,6324</text:p>
          </table:table-cell>
          <table:table-cell table:style-name="ce1227" office:value-type="float" office:value="0.591603053435114" calcext:value-type="float">
            <text:p>0,5916</text:p>
          </table:table-cell>
          <table:table-cell table:style-name="ce1291" office:value-type="float" office:value="0.615384615384615" calcext:value-type="float">
            <text:p>0,6154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1" office:value-type="string" calcext:value-type="string">
            <text:p>jedzenie</text:p>
          </table:table-cell>
          <table:table-cell table:style-name="ce775" office:value-type="float" office:value="5" calcext:value-type="float">
            <text:p>5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36" office:value-type="float" office:value="0.599236641221374" calcext:value-type="float">
            <text:p>0,5992</text:p>
          </table:table-cell>
          <table:table-cell table:style-name="ce1100" office:value-type="float" office:value="0.620553359683794" calcext:value-type="float">
            <text:p>0,6206</text:p>
          </table:table-cell>
          <table:table-cell table:style-name="ce1164" office:value-type="float" office:value="0.599236641221374" calcext:value-type="float">
            <text:p>0,5992</text:p>
          </table:table-cell>
          <table:table-cell table:style-name="ce1228" office:value-type="float" office:value="0.620553359683794" calcext:value-type="float">
            <text:p>0,6206</text:p>
          </table:table-cell>
          <table:table-cell table:style-name="ce1292" office:value-type="float" office:value="0.609708737864078" calcext:value-type="float">
            <text:p>0,6097</text:p>
          </table:table-cell>
          <table:table-cell table:number-columns-repeated="11"/>
        </table:table-row>
        <table:table-row table:style-name="ro14">
          <table:table-cell table:number-columns-repeated="2"/>
          <table:table-cell table:style-name="ce772" office:value-type="string" calcext:value-type="string">
            <text:p>różne</text:p>
          </table:table-cell>
          <table:table-cell table:style-name="ce776" office:value-type="float" office:value="19" calcext:value-type="float">
            <text:p>19</text:p>
          </table:table-cell>
          <table:table-cell table:number-columns-repeated="18"/>
          <table:covered-table-cell table:style-name="ce71" office:value-type="string" calcext:value-type="string">
            <text:p>M1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35" office:value-type="float" office:value="0.620553359683794" calcext:value-type="float">
            <text:p>0,6206</text:p>
          </table:table-cell>
          <table:table-cell table:style-name="ce1099" office:value-type="float" office:value="0.599236641221374" calcext:value-type="float">
            <text:p>0,5992</text:p>
          </table:table-cell>
          <table:table-cell table:style-name="ce1163" office:value-type="float" office:value="0.620553359683794" calcext:value-type="float">
            <text:p>0,6206</text:p>
          </table:table-cell>
          <table:table-cell table:style-name="ce1227" office:value-type="float" office:value="0.599236641221374" calcext:value-type="float">
            <text:p>0,5992</text:p>
          </table:table-cell>
          <table:table-cell table:style-name="ce1291" office:value-type="float" office:value="0.609708737864078" calcext:value-type="float">
            <text:p>0,6097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1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36" office:value-type="float" office:value="0.561264822134387" calcext:value-type="float">
            <text:p>0,5613</text:p>
          </table:table-cell>
          <table:table-cell table:style-name="ce1100" office:value-type="float" office:value="0.546153846153846" calcext:value-type="float">
            <text:p>0,5462</text:p>
          </table:table-cell>
          <table:table-cell table:style-name="ce1164" office:value-type="float" office:value="0.561264822134387" calcext:value-type="float">
            <text:p>0,5613</text:p>
          </table:table-cell>
          <table:table-cell table:style-name="ce1228" office:value-type="float" office:value="0.549618320610687" calcext:value-type="float">
            <text:p>0,5496</text:p>
          </table:table-cell>
          <table:table-cell table:style-name="ce1292" office:value-type="float" office:value="0.553606237816764" calcext:value-type="float">
            <text:p>0,5536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1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37" office:value-type="float" office:value="0.549618320610687" calcext:value-type="float">
            <text:p>0,5496</text:p>
          </table:table-cell>
          <table:table-cell table:style-name="ce1101" office:value-type="float" office:value="0.564705882352941" calcext:value-type="float">
            <text:p>0,5647</text:p>
          </table:table-cell>
          <table:table-cell table:style-name="ce1165" office:value-type="float" office:value="0.549618320610687" calcext:value-type="float">
            <text:p>0,5496</text:p>
          </table:table-cell>
          <table:table-cell table:style-name="ce1229" office:value-type="float" office:value="0.561264822134387" calcext:value-type="float">
            <text:p>0,5613</text:p>
          </table:table-cell>
          <table:table-cell table:style-name="ce1293" office:value-type="float" office:value="0.55705996131528" calcext:value-type="float">
            <text:p>0,557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table-cell table:style-name="ce71" office:value-type="string" calcext:value-type="string" table:number-columns-spanned="1" table:number-rows-spanned="12">
            <text:p>M2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38" office:value-type="float" office:value="0.049618320610687" calcext:value-type="float">
            <text:p>0,0496</text:p>
          </table:table-cell>
          <table:table-cell table:style-name="ce1102" office:value-type="float" office:value="0.8125" calcext:value-type="float">
            <text:p>0,8125</text:p>
          </table:table-cell>
          <table:table-cell table:style-name="ce1166" office:value-type="float" office:value="0.049618320610687" calcext:value-type="float">
            <text:p>0,0496</text:p>
          </table:table-cell>
          <table:table-cell table:style-name="ce1230" office:value-type="float" office:value="0.988142292490118" calcext:value-type="float">
            <text:p>0,9881</text:p>
          </table:table-cell>
          <table:table-cell table:style-name="ce1294" office:value-type="float" office:value="0.0935251798561151" calcext:value-type="float">
            <text:p>0,0935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39" office:value-type="float" office:value="0.988142292490118" calcext:value-type="float">
            <text:p>0,9881</text:p>
          </table:table-cell>
          <table:table-cell table:style-name="ce1103" office:value-type="float" office:value="0.501002004008016" calcext:value-type="float">
            <text:p>0,5010</text:p>
          </table:table-cell>
          <table:table-cell table:style-name="ce1167" office:value-type="float" office:value="0.988142292490118" calcext:value-type="float">
            <text:p>0,9881</text:p>
          </table:table-cell>
          <table:table-cell table:style-name="ce1231" office:value-type="float" office:value="0.049618320610687" calcext:value-type="float">
            <text:p>0,0496</text:p>
          </table:table-cell>
          <table:table-cell table:style-name="ce1295" office:value-type="float" office:value="0.664893617021277" calcext:value-type="float">
            <text:p>0,6649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40" office:value-type="float" office:value="0.458498023715415" calcext:value-type="float">
            <text:p>0,4585</text:p>
          </table:table-cell>
          <table:table-cell table:style-name="ce1104" office:value-type="float" office:value="0.534562211981567" calcext:value-type="float">
            <text:p>0,5346</text:p>
          </table:table-cell>
          <table:table-cell table:style-name="ce1168" office:value-type="float" office:value="0.458498023715415" calcext:value-type="float">
            <text:p>0,4585</text:p>
          </table:table-cell>
          <table:table-cell table:style-name="ce1232" office:value-type="float" office:value="0.614503816793893" calcext:value-type="float">
            <text:p>0,6145</text:p>
          </table:table-cell>
          <table:table-cell table:style-name="ce1296" office:value-type="float" office:value="0.493617021276596" calcext:value-type="float">
            <text:p>0,4936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39" office:value-type="float" office:value="0.614503816793893" calcext:value-type="float">
            <text:p>0,6145</text:p>
          </table:table-cell>
          <table:table-cell table:style-name="ce1103" office:value-type="float" office:value="0.540268456375839" calcext:value-type="float">
            <text:p>0,5403</text:p>
          </table:table-cell>
          <table:table-cell table:style-name="ce1167" office:value-type="float" office:value="0.614503816793893" calcext:value-type="float">
            <text:p>0,6145</text:p>
          </table:table-cell>
          <table:table-cell table:style-name="ce1231" office:value-type="float" office:value="0.458498023715415" calcext:value-type="float">
            <text:p>0,4585</text:p>
          </table:table-cell>
          <table:table-cell table:style-name="ce1295" office:value-type="float" office:value="0.575" calcext:value-type="float">
            <text:p>0,575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40" office:value-type="float" office:value="0.533596837944664" calcext:value-type="float">
            <text:p>0,5336</text:p>
          </table:table-cell>
          <table:table-cell table:style-name="ce1104" office:value-type="float" office:value="0.544354838709677" calcext:value-type="float">
            <text:p>0,5444</text:p>
          </table:table-cell>
          <table:table-cell table:style-name="ce1168" office:value-type="float" office:value="0.533596837944664" calcext:value-type="float">
            <text:p>0,5336</text:p>
          </table:table-cell>
          <table:table-cell table:style-name="ce1232" office:value-type="float" office:value="0.568702290076336" calcext:value-type="float">
            <text:p>0,5687</text:p>
          </table:table-cell>
          <table:table-cell table:style-name="ce1296" office:value-type="float" office:value="0.538922155688623" calcext:value-type="float">
            <text:p>0,5389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39" office:value-type="float" office:value="0.568702290076336" calcext:value-type="float">
            <text:p>0,5687</text:p>
          </table:table-cell>
          <table:table-cell table:style-name="ce1103" office:value-type="float" office:value="0.558052434456929" calcext:value-type="float">
            <text:p>0,5581</text:p>
          </table:table-cell>
          <table:table-cell table:style-name="ce1167" office:value-type="float" office:value="0.568702290076336" calcext:value-type="float">
            <text:p>0,5687</text:p>
          </table:table-cell>
          <table:table-cell table:style-name="ce1231" office:value-type="float" office:value="0.533596837944664" calcext:value-type="float">
            <text:p>0,5336</text:p>
          </table:table-cell>
          <table:table-cell table:style-name="ce1295" office:value-type="float" office:value="0.563327032136106" calcext:value-type="float">
            <text:p>0,5633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40" office:value-type="float" office:value="0.466403162055336" calcext:value-type="float">
            <text:p>0,4664</text:p>
          </table:table-cell>
          <table:table-cell table:style-name="ce1104" office:value-type="float" office:value="0.551401869158878" calcext:value-type="float">
            <text:p>0,5514</text:p>
          </table:table-cell>
          <table:table-cell table:style-name="ce1168" office:value-type="float" office:value="0.466403162055336" calcext:value-type="float">
            <text:p>0,4664</text:p>
          </table:table-cell>
          <table:table-cell table:style-name="ce1232" office:value-type="float" office:value="0.633587786259542" calcext:value-type="float">
            <text:p>0,6336</text:p>
          </table:table-cell>
          <table:table-cell table:style-name="ce1296" office:value-type="float" office:value="0.505353319057816" calcext:value-type="float">
            <text:p>0,5054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39" office:value-type="float" office:value="0.633587786259542" calcext:value-type="float">
            <text:p>0,6336</text:p>
          </table:table-cell>
          <table:table-cell table:style-name="ce1103" office:value-type="float" office:value="0.551495016611296" calcext:value-type="float">
            <text:p>0,5515</text:p>
          </table:table-cell>
          <table:table-cell table:style-name="ce1167" office:value-type="float" office:value="0.633587786259542" calcext:value-type="float">
            <text:p>0,6336</text:p>
          </table:table-cell>
          <table:table-cell table:style-name="ce1231" office:value-type="float" office:value="0.466403162055336" calcext:value-type="float">
            <text:p>0,4664</text:p>
          </table:table-cell>
          <table:table-cell table:style-name="ce1295" office:value-type="float" office:value="0.589698046181172" calcext:value-type="float">
            <text:p>0,5897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40" office:value-type="float" office:value="0.561264822134387" calcext:value-type="float">
            <text:p>0,5613</text:p>
          </table:table-cell>
          <table:table-cell table:style-name="ce1104" office:value-type="float" office:value="0.563492063492063" calcext:value-type="float">
            <text:p>0,5635</text:p>
          </table:table-cell>
          <table:table-cell table:style-name="ce1168" office:value-type="float" office:value="0.561264822134387" calcext:value-type="float">
            <text:p>0,5613</text:p>
          </table:table-cell>
          <table:table-cell table:style-name="ce1232" office:value-type="float" office:value="0.580152671755725" calcext:value-type="float">
            <text:p>0,5802</text:p>
          </table:table-cell>
          <table:table-cell table:style-name="ce1296" office:value-type="float" office:value="0.562376237623762" calcext:value-type="float">
            <text:p>0,5624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39" office:value-type="float" office:value="0.580152671755725" calcext:value-type="float">
            <text:p>0,5802</text:p>
          </table:table-cell>
          <table:table-cell table:style-name="ce1103" office:value-type="float" office:value="0.577946768060836" calcext:value-type="float">
            <text:p>0,5779</text:p>
          </table:table-cell>
          <table:table-cell table:style-name="ce1167" office:value-type="float" office:value="0.580152671755725" calcext:value-type="float">
            <text:p>0,5802</text:p>
          </table:table-cell>
          <table:table-cell table:style-name="ce1231" office:value-type="float" office:value="0.561264822134387" calcext:value-type="float">
            <text:p>0,5613</text:p>
          </table:table-cell>
          <table:table-cell table:style-name="ce1295" office:value-type="float" office:value="0.579047619047619" calcext:value-type="float">
            <text:p>0,579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40" office:value-type="float" office:value="0.494071146245059" calcext:value-type="float">
            <text:p>0,4941</text:p>
          </table:table-cell>
          <table:table-cell table:style-name="ce1104" office:value-type="float" office:value="0.512295081967213" calcext:value-type="float">
            <text:p>0,5123</text:p>
          </table:table-cell>
          <table:table-cell table:style-name="ce1168" office:value-type="float" office:value="0.494071146245059" calcext:value-type="float">
            <text:p>0,4941</text:p>
          </table:table-cell>
          <table:table-cell table:style-name="ce1232" office:value-type="float" office:value="0.545801526717557" calcext:value-type="float">
            <text:p>0,5458</text:p>
          </table:table-cell>
          <table:table-cell table:style-name="ce1296" office:value-type="float" office:value="0.503018108651911" calcext:value-type="float">
            <text:p>0,503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2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41" office:value-type="float" office:value="0.545801526717557" calcext:value-type="float">
            <text:p>0,5458</text:p>
          </table:table-cell>
          <table:table-cell table:style-name="ce1105" office:value-type="float" office:value="0.527675276752767" calcext:value-type="float">
            <text:p>0,5277</text:p>
          </table:table-cell>
          <table:table-cell table:style-name="ce1169" office:value-type="float" office:value="0.545801526717557" calcext:value-type="float">
            <text:p>0,5458</text:p>
          </table:table-cell>
          <table:table-cell table:style-name="ce1233" office:value-type="float" office:value="0.494071146245059" calcext:value-type="float">
            <text:p>0,4941</text:p>
          </table:table-cell>
          <table:table-cell table:style-name="ce1297" office:value-type="float" office:value="0.536585365853658" calcext:value-type="float">
            <text:p>0,5366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table-cell table:style-name="ce71" office:value-type="string" calcext:value-type="string" table:number-columns-spanned="1" table:number-rows-spanned="12">
            <text:p>M3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42" office:value-type="float" office:value="0.5" calcext:value-type="float">
            <text:p>0,5000</text:p>
          </table:table-cell>
          <table:table-cell table:style-name="ce1106" office:value-type="float" office:value="0.645320197044335" calcext:value-type="float">
            <text:p>0,6453</text:p>
          </table:table-cell>
          <table:table-cell table:style-name="ce1170" office:value-type="float" office:value="0.5" calcext:value-type="float">
            <text:p>0,5000</text:p>
          </table:table-cell>
          <table:table-cell table:style-name="ce1234" office:value-type="float" office:value="0.715415019762846" calcext:value-type="float">
            <text:p>0,7154</text:p>
          </table:table-cell>
          <table:table-cell table:style-name="ce1298" office:value-type="float" office:value="0.563440860215054" calcext:value-type="float">
            <text:p>0,5634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43" office:value-type="float" office:value="0.715415019762846" calcext:value-type="float">
            <text:p>0,7154</text:p>
          </table:table-cell>
          <table:table-cell table:style-name="ce1107" office:value-type="float" office:value="0.580128205128205" calcext:value-type="float">
            <text:p>0,5801</text:p>
          </table:table-cell>
          <table:table-cell table:style-name="ce1171" office:value-type="float" office:value="0.715415019762846" calcext:value-type="float">
            <text:p>0,7154</text:p>
          </table:table-cell>
          <table:table-cell table:style-name="ce1235" office:value-type="float" office:value="0.5" calcext:value-type="float">
            <text:p>0,5000</text:p>
          </table:table-cell>
          <table:table-cell table:style-name="ce1299" office:value-type="float" office:value="0.64070796460177" calcext:value-type="float">
            <text:p>0,6407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44" office:value-type="float" office:value="0.564885496183206" calcext:value-type="float">
            <text:p>0,5649</text:p>
          </table:table-cell>
          <table:table-cell table:style-name="ce1108" office:value-type="float" office:value="0.629787234042553" calcext:value-type="float">
            <text:p>0,6298</text:p>
          </table:table-cell>
          <table:table-cell table:style-name="ce1172" office:value-type="float" office:value="0.564885496183206" calcext:value-type="float">
            <text:p>0,5649</text:p>
          </table:table-cell>
          <table:table-cell table:style-name="ce1236" office:value-type="float" office:value="0.656126482213439" calcext:value-type="float">
            <text:p>0,6561</text:p>
          </table:table-cell>
          <table:table-cell table:style-name="ce1300" office:value-type="float" office:value="0.595573440643863" calcext:value-type="float">
            <text:p>0,5956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43" office:value-type="float" office:value="0.656126482213439" calcext:value-type="float">
            <text:p>0,6561</text:p>
          </table:table-cell>
          <table:table-cell table:style-name="ce1107" office:value-type="float" office:value="0.592857142857143" calcext:value-type="float">
            <text:p>0,5929</text:p>
          </table:table-cell>
          <table:table-cell table:style-name="ce1171" office:value-type="float" office:value="0.656126482213439" calcext:value-type="float">
            <text:p>0,6561</text:p>
          </table:table-cell>
          <table:table-cell table:style-name="ce1235" office:value-type="float" office:value="0.564885496183206" calcext:value-type="float">
            <text:p>0,5649</text:p>
          </table:table-cell>
          <table:table-cell table:style-name="ce1299" office:value-type="float" office:value="0.622889305816135" calcext:value-type="float">
            <text:p>0,6229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44" office:value-type="float" office:value="0.477099236641221" calcext:value-type="float">
            <text:p>0,4771</text:p>
          </table:table-cell>
          <table:table-cell table:style-name="ce1108" office:value-type="float" office:value="0.568181818181818" calcext:value-type="float">
            <text:p>0,5682</text:p>
          </table:table-cell>
          <table:table-cell table:style-name="ce1172" office:value-type="float" office:value="0.477099236641221" calcext:value-type="float">
            <text:p>0,4771</text:p>
          </table:table-cell>
          <table:table-cell table:style-name="ce1236" office:value-type="float" office:value="0.624505928853755" calcext:value-type="float">
            <text:p>0,6245</text:p>
          </table:table-cell>
          <table:table-cell table:style-name="ce1300" office:value-type="float" office:value="0.518672199170125" calcext:value-type="float">
            <text:p>0,5187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43" office:value-type="float" office:value="0.624505928853755" calcext:value-type="float">
            <text:p>0,6245</text:p>
          </table:table-cell>
          <table:table-cell table:style-name="ce1107" office:value-type="float" office:value="0.535593220338983" calcext:value-type="float">
            <text:p>0,5356</text:p>
          </table:table-cell>
          <table:table-cell table:style-name="ce1171" office:value-type="float" office:value="0.624505928853755" calcext:value-type="float">
            <text:p>0,6245</text:p>
          </table:table-cell>
          <table:table-cell table:style-name="ce1235" office:value-type="float" office:value="0.477099236641221" calcext:value-type="float">
            <text:p>0,4771</text:p>
          </table:table-cell>
          <table:table-cell table:style-name="ce1299" office:value-type="float" office:value="0.576642335766423" calcext:value-type="float">
            <text:p>0,5766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44" office:value-type="float" office:value="0.58498023715415" calcext:value-type="float">
            <text:p>0,5850</text:p>
          </table:table-cell>
          <table:table-cell table:style-name="ce1108" office:value-type="float" office:value="0.578125" calcext:value-type="float">
            <text:p>0,5781</text:p>
          </table:table-cell>
          <table:table-cell table:style-name="ce1172" office:value-type="float" office:value="0.58498023715415" calcext:value-type="float">
            <text:p>0,5850</text:p>
          </table:table-cell>
          <table:table-cell table:style-name="ce1236" office:value-type="float" office:value="0.587786259541985" calcext:value-type="float">
            <text:p>0,5878</text:p>
          </table:table-cell>
          <table:table-cell table:style-name="ce1300" office:value-type="float" office:value="0.581532416502947" calcext:value-type="float">
            <text:p>0,5815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43" office:value-type="float" office:value="0.587786259541985" calcext:value-type="float">
            <text:p>0,5878</text:p>
          </table:table-cell>
          <table:table-cell table:style-name="ce1107" office:value-type="float" office:value="0.594594594594595" calcext:value-type="float">
            <text:p>0,5946</text:p>
          </table:table-cell>
          <table:table-cell table:style-name="ce1171" office:value-type="float" office:value="0.587786259541985" calcext:value-type="float">
            <text:p>0,5878</text:p>
          </table:table-cell>
          <table:table-cell table:style-name="ce1235" office:value-type="float" office:value="0.58498023715415" calcext:value-type="float">
            <text:p>0,5850</text:p>
          </table:table-cell>
          <table:table-cell table:style-name="ce1299" office:value-type="float" office:value="0.591170825335893" calcext:value-type="float">
            <text:p>0,5912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44" office:value-type="float" office:value="0.549618320610687" calcext:value-type="float">
            <text:p>0,5496</text:p>
          </table:table-cell>
          <table:table-cell table:style-name="ce1108" office:value-type="float" office:value="0.571428571428571" calcext:value-type="float">
            <text:p>0,5714</text:p>
          </table:table-cell>
          <table:table-cell table:style-name="ce1172" office:value-type="float" office:value="0.549618320610687" calcext:value-type="float">
            <text:p>0,5496</text:p>
          </table:table-cell>
          <table:table-cell table:style-name="ce1236" office:value-type="float" office:value="0.573122529644269" calcext:value-type="float">
            <text:p>0,5731</text:p>
          </table:table-cell>
          <table:table-cell table:style-name="ce1300" office:value-type="float" office:value="0.560311284046693" calcext:value-type="float">
            <text:p>0,5603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43" office:value-type="float" office:value="0.573122529644269" calcext:value-type="float">
            <text:p>0,5731</text:p>
          </table:table-cell>
          <table:table-cell table:style-name="ce1107" office:value-type="float" office:value="0.551330798479088" calcext:value-type="float">
            <text:p>0,5513</text:p>
          </table:table-cell>
          <table:table-cell table:style-name="ce1171" office:value-type="float" office:value="0.573122529644269" calcext:value-type="float">
            <text:p>0,5731</text:p>
          </table:table-cell>
          <table:table-cell table:style-name="ce1235" office:value-type="float" office:value="0.549618320610687" calcext:value-type="float">
            <text:p>0,5496</text:p>
          </table:table-cell>
          <table:table-cell table:style-name="ce1299" office:value-type="float" office:value="0.562015503875969" calcext:value-type="float">
            <text:p>0,562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44" office:value-type="float" office:value="0.572519083969466" calcext:value-type="float">
            <text:p>0,5725</text:p>
          </table:table-cell>
          <table:table-cell table:style-name="ce1108" office:value-type="float" office:value="0.622406639004149" calcext:value-type="float">
            <text:p>0,6224</text:p>
          </table:table-cell>
          <table:table-cell table:style-name="ce1172" office:value-type="float" office:value="0.572519083969466" calcext:value-type="float">
            <text:p>0,5725</text:p>
          </table:table-cell>
          <table:table-cell table:style-name="ce1236" office:value-type="float" office:value="0.640316205533597" calcext:value-type="float">
            <text:p>0,6403</text:p>
          </table:table-cell>
          <table:table-cell table:style-name="ce1300" office:value-type="float" office:value="0.596421471172962" calcext:value-type="float">
            <text:p>0,5964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3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45" office:value-type="float" office:value="0.640316205533597" calcext:value-type="float">
            <text:p>0,6403</text:p>
          </table:table-cell>
          <table:table-cell table:style-name="ce1109" office:value-type="float" office:value="0.591240875912409" calcext:value-type="float">
            <text:p>0,5912</text:p>
          </table:table-cell>
          <table:table-cell table:style-name="ce1173" office:value-type="float" office:value="0.640316205533597" calcext:value-type="float">
            <text:p>0,6403</text:p>
          </table:table-cell>
          <table:table-cell table:style-name="ce1237" office:value-type="float" office:value="0.572519083969466" calcext:value-type="float">
            <text:p>0,5725</text:p>
          </table:table-cell>
          <table:table-cell table:style-name="ce1301" office:value-type="float" office:value="0.614800759013283" calcext:value-type="float">
            <text:p>0,614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table-cell table:style-name="ce71" office:value-type="string" calcext:value-type="string" table:number-columns-spanned="1" table:number-rows-spanned="12">
            <text:p>M4</text:p>
          </table:table-cell>
          <table:table-cell table:style-name="ce983" office:value-type="string" calcext:value-type="string">
            <text:p>LogisticBayesRegression</text:p>
          </table:table-cell>
          <table:table-cell table:style-name="ce88" office:value-type="float" office:value="0" calcext:value-type="float">
            <text:p>0</text:p>
          </table:table-cell>
          <table:table-cell table:style-name="ce1046" office:value-type="float" office:value="0.00763358778625954" calcext:value-type="float">
            <text:p>0,0076</text:p>
          </table:table-cell>
          <table:table-cell table:style-name="ce1110" office:value-type="float" office:value="1" calcext:value-type="float">
            <text:p>1,0000</text:p>
          </table:table-cell>
          <table:table-cell table:style-name="ce1174" office:value-type="float" office:value="0.00763358778625954" calcext:value-type="float">
            <text:p>0,0076</text:p>
          </table:table-cell>
          <table:table-cell table:style-name="ce1238" office:value-type="float" office:value="1" calcext:value-type="float">
            <text:p>1,0000</text:p>
          </table:table-cell>
          <table:table-cell table:style-name="ce1302" office:value-type="float" office:value="0.0151515151515152" calcext:value-type="float">
            <text:p>0,0152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984" office:value-type="string" calcext:value-type="string">
            <text:p>LogisticBayes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47" office:value-type="float" office:value="1" calcext:value-type="float">
            <text:p>1,0000</text:p>
          </table:table-cell>
          <table:table-cell table:style-name="ce1111" office:value-type="float" office:value="0.49317738791423" calcext:value-type="float">
            <text:p>0,4932</text:p>
          </table:table-cell>
          <table:table-cell table:style-name="ce1175" office:value-type="float" office:value="1" calcext:value-type="float">
            <text:p>1,0000</text:p>
          </table:table-cell>
          <table:table-cell table:style-name="ce1239" office:value-type="float" office:value="0.00763358778625954" calcext:value-type="float">
            <text:p>0,0076</text:p>
          </table:table-cell>
          <table:table-cell table:style-name="ce1303" office:value-type="float" office:value="0.660574412532637" calcext:value-type="float">
            <text:p>0,6606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BayesNet</text:p>
          </table:table-cell>
          <table:table-cell table:style-name="ce89" office:value-type="float" office:value="0" calcext:value-type="float">
            <text:p>0</text:p>
          </table:table-cell>
          <table:table-cell table:style-name="ce1048" office:value-type="float" office:value="0.478260869565217" calcext:value-type="float">
            <text:p>0,4783</text:p>
          </table:table-cell>
          <table:table-cell table:style-name="ce1112" office:value-type="float" office:value="0.514893617021277" calcext:value-type="float">
            <text:p>0,5149</text:p>
          </table:table-cell>
          <table:table-cell table:style-name="ce1176" office:value-type="float" office:value="0.478260869565217" calcext:value-type="float">
            <text:p>0,4783</text:p>
          </table:table-cell>
          <table:table-cell table:style-name="ce1240" office:value-type="float" office:value="0.564885496183206" calcext:value-type="float">
            <text:p>0,5649</text:p>
          </table:table-cell>
          <table:table-cell table:style-name="ce1304" office:value-type="float" office:value="0.495901639344262" calcext:value-type="float">
            <text:p>0,4959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BayesNet</text:p>
          </table:table-cell>
          <table:table-cell table:style-name="ce212" office:value-type="float" office:value="1" calcext:value-type="float">
            <text:p>1</text:p>
          </table:table-cell>
          <table:table-cell table:style-name="ce1047" office:value-type="float" office:value="0.564885496183206" calcext:value-type="float">
            <text:p>0,5649</text:p>
          </table:table-cell>
          <table:table-cell table:style-name="ce1111" office:value-type="float" office:value="0.528571428571429" calcext:value-type="float">
            <text:p>0,5286</text:p>
          </table:table-cell>
          <table:table-cell table:style-name="ce1175" office:value-type="float" office:value="0.564885496183206" calcext:value-type="float">
            <text:p>0,5649</text:p>
          </table:table-cell>
          <table:table-cell table:style-name="ce1239" office:value-type="float" office:value="0.478260869565217" calcext:value-type="float">
            <text:p>0,4783</text:p>
          </table:table-cell>
          <table:table-cell table:style-name="ce1303" office:value-type="float" office:value="0.546125461254613" calcext:value-type="float">
            <text:p>0,546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DecisionTree</text:p>
          </table:table-cell>
          <table:table-cell table:style-name="ce89" office:value-type="float" office:value="0" calcext:value-type="float">
            <text:p>0</text:p>
          </table:table-cell>
          <table:table-cell table:style-name="ce1048" office:value-type="float" office:value="0.462450592885376" calcext:value-type="float">
            <text:p>0,4625</text:p>
          </table:table-cell>
          <table:table-cell table:style-name="ce1112" office:value-type="float" office:value="0.497872340425532" calcext:value-type="float">
            <text:p>0,4979</text:p>
          </table:table-cell>
          <table:table-cell table:style-name="ce1176" office:value-type="float" office:value="0.462450592885376" calcext:value-type="float">
            <text:p>0,4625</text:p>
          </table:table-cell>
          <table:table-cell table:style-name="ce1240" office:value-type="float" office:value="0.549618320610687" calcext:value-type="float">
            <text:p>0,5496</text:p>
          </table:table-cell>
          <table:table-cell table:style-name="ce1304" office:value-type="float" office:value="0.479508196721311" calcext:value-type="float">
            <text:p>0,4795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DecisionTree</text:p>
          </table:table-cell>
          <table:table-cell table:style-name="ce212" office:value-type="float" office:value="1" calcext:value-type="float">
            <text:p>1</text:p>
          </table:table-cell>
          <table:table-cell table:style-name="ce1047" office:value-type="float" office:value="0.549618320610687" calcext:value-type="float">
            <text:p>0,5496</text:p>
          </table:table-cell>
          <table:table-cell table:style-name="ce1111" office:value-type="float" office:value="0.514285714285714" calcext:value-type="float">
            <text:p>0,5143</text:p>
          </table:table-cell>
          <table:table-cell table:style-name="ce1175" office:value-type="float" office:value="0.549618320610687" calcext:value-type="float">
            <text:p>0,5496</text:p>
          </table:table-cell>
          <table:table-cell table:style-name="ce1239" office:value-type="float" office:value="0.462450592885376" calcext:value-type="float">
            <text:p>0,4625</text:p>
          </table:table-cell>
          <table:table-cell table:style-name="ce1303" office:value-type="float" office:value="0.531365313653137" calcext:value-type="float">
            <text:p>0,5314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LogisticRegression</text:p>
          </table:table-cell>
          <table:table-cell table:style-name="ce89" office:value-type="float" office:value="0" calcext:value-type="float">
            <text:p>0</text:p>
          </table:table-cell>
          <table:table-cell table:style-name="ce1048" office:value-type="float" office:value="0.513833992094862" calcext:value-type="float">
            <text:p>0,5138</text:p>
          </table:table-cell>
          <table:table-cell table:style-name="ce1112" office:value-type="float" office:value="0.570175438596491" calcext:value-type="float">
            <text:p>0,5702</text:p>
          </table:table-cell>
          <table:table-cell table:style-name="ce1176" office:value-type="float" office:value="0.513833992094862" calcext:value-type="float">
            <text:p>0,5138</text:p>
          </table:table-cell>
          <table:table-cell table:style-name="ce1240" office:value-type="float" office:value="0.625954198473282" calcext:value-type="float">
            <text:p>0,6260</text:p>
          </table:table-cell>
          <table:table-cell table:style-name="ce1304" office:value-type="float" office:value="0.540540540540541" calcext:value-type="float">
            <text:p>0,5405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LogisticRegression</text:p>
          </table:table-cell>
          <table:table-cell table:style-name="ce212" office:value-type="float" office:value="1" calcext:value-type="float">
            <text:p>1</text:p>
          </table:table-cell>
          <table:table-cell table:style-name="ce1047" office:value-type="float" office:value="0.625954198473282" calcext:value-type="float">
            <text:p>0,6260</text:p>
          </table:table-cell>
          <table:table-cell table:style-name="ce1111" office:value-type="float" office:value="0.571428571428571" calcext:value-type="float">
            <text:p>0,5714</text:p>
          </table:table-cell>
          <table:table-cell table:style-name="ce1175" office:value-type="float" office:value="0.625954198473282" calcext:value-type="float">
            <text:p>0,6260</text:p>
          </table:table-cell>
          <table:table-cell table:style-name="ce1239" office:value-type="float" office:value="0.513833992094862" calcext:value-type="float">
            <text:p>0,5138</text:p>
          </table:table-cell>
          <table:table-cell table:style-name="ce1303" office:value-type="float" office:value="0.597449908925319" calcext:value-type="float">
            <text:p>0,5974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MLP</text:p>
          </table:table-cell>
          <table:table-cell table:style-name="ce89" office:value-type="float" office:value="0" calcext:value-type="float">
            <text:p>0</text:p>
          </table:table-cell>
          <table:table-cell table:style-name="ce1048" office:value-type="float" office:value="0.521739130434783" calcext:value-type="float">
            <text:p>0,5217</text:p>
          </table:table-cell>
          <table:table-cell table:style-name="ce1112" office:value-type="float" office:value="0.515625" calcext:value-type="float">
            <text:p>0,5156</text:p>
          </table:table-cell>
          <table:table-cell table:style-name="ce1176" office:value-type="float" office:value="0.521739130434783" calcext:value-type="float">
            <text:p>0,5217</text:p>
          </table:table-cell>
          <table:table-cell table:style-name="ce1240" office:value-type="float" office:value="0.526717557251908" calcext:value-type="float">
            <text:p>0,5267</text:p>
          </table:table-cell>
          <table:table-cell table:style-name="ce1304" office:value-type="float" office:value="0.518664047151277" calcext:value-type="float">
            <text:p>0,5187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211" office:value-type="string" calcext:value-type="string">
            <text:p>MLP</text:p>
          </table:table-cell>
          <table:table-cell table:style-name="ce212" office:value-type="float" office:value="1" calcext:value-type="float">
            <text:p>1</text:p>
          </table:table-cell>
          <table:table-cell table:style-name="ce1047" office:value-type="float" office:value="0.526717557251908" calcext:value-type="float">
            <text:p>0,5267</text:p>
          </table:table-cell>
          <table:table-cell table:style-name="ce1111" office:value-type="float" office:value="0.532818532818533" calcext:value-type="float">
            <text:p>0,5328</text:p>
          </table:table-cell>
          <table:table-cell table:style-name="ce1175" office:value-type="float" office:value="0.526717557251908" calcext:value-type="float">
            <text:p>0,5267</text:p>
          </table:table-cell>
          <table:table-cell table:style-name="ce1239" office:value-type="float" office:value="0.521739130434783" calcext:value-type="float">
            <text:p>0,5217</text:p>
          </table:table-cell>
          <table:table-cell table:style-name="ce1303" office:value-type="float" office:value="0.529750479846449" calcext:value-type="float">
            <text:p>0,529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84" office:value-type="string" calcext:value-type="string">
            <text:p>RandomForset</text:p>
          </table:table-cell>
          <table:table-cell table:style-name="ce89" office:value-type="float" office:value="0" calcext:value-type="float">
            <text:p>0</text:p>
          </table:table-cell>
          <table:table-cell table:style-name="ce1048" office:value-type="float" office:value="0.505928853754941" calcext:value-type="float">
            <text:p>0,5059</text:p>
          </table:table-cell>
          <table:table-cell table:style-name="ce1112" office:value-type="float" office:value="0.526748971193416" calcext:value-type="float">
            <text:p>0,5267</text:p>
          </table:table-cell>
          <table:table-cell table:style-name="ce1176" office:value-type="float" office:value="0.505928853754941" calcext:value-type="float">
            <text:p>0,5059</text:p>
          </table:table-cell>
          <table:table-cell table:style-name="ce1240" office:value-type="float" office:value="0.561068702290076" calcext:value-type="float">
            <text:p>0,5611</text:p>
          </table:table-cell>
          <table:table-cell table:style-name="ce1304" office:value-type="float" office:value="0.516129032258065" calcext:value-type="float">
            <text:p>0,516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768"/>
          <table:table-cell table:number-columns-repeated="19"/>
          <table:covered-table-cell table:style-name="ce71" office:value-type="string" calcext:value-type="string">
            <text:p>M4</text:p>
          </table:covered-table-cell>
          <table:table-cell table:style-name="ce85" office:value-type="string" calcext:value-type="string">
            <text:p>RandomForset</text:p>
          </table:table-cell>
          <table:table-cell table:style-name="ce90" office:value-type="float" office:value="1" calcext:value-type="float">
            <text:p>1</text:p>
          </table:table-cell>
          <table:table-cell table:style-name="ce1049" office:value-type="float" office:value="0.561068702290076" calcext:value-type="float">
            <text:p>0,5611</text:p>
          </table:table-cell>
          <table:table-cell table:style-name="ce1113" office:value-type="float" office:value="0.540441176470588" calcext:value-type="float">
            <text:p>0,5404</text:p>
          </table:table-cell>
          <table:table-cell table:style-name="ce1177" office:value-type="float" office:value="0.561068702290076" calcext:value-type="float">
            <text:p>0,5611</text:p>
          </table:table-cell>
          <table:table-cell table:style-name="ce1241" office:value-type="float" office:value="0.505928853754941" calcext:value-type="float">
            <text:p>0,5059</text:p>
          </table:table-cell>
          <table:table-cell table:style-name="ce1305" office:value-type="float" office:value="0.550561797752809" calcext:value-type="float">
            <text:p>0,5506</text:p>
          </table:table-cell>
          <table:table-cell table:number-columns-repeated="11"/>
        </table:table-row>
        <table:table-row table:style-name="ro15" table:number-rows-repeated="50">
          <table:table-cell table:number-columns-repeated="2"/>
          <table:table-cell table:style-name="ce768"/>
          <table:table-cell table:number-columns-repeated="38"/>
        </table:table-row>
        <table:table-row table:style-name="ro1" table:number-rows-repeated="104831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Huffington.J6:Huffington.J10">
            <calcext:condition calcext:apply-style-name="MAX" calcext:value="top-elements(0.7)" calcext:base-cell-address="Huffington.J6"/>
          </calcext:conditional-format>
          <calcext:conditional-format calcext:target-range-address="Huffington.J12:Huffington.J16">
            <calcext:condition calcext:apply-style-name="MAX" calcext:value="top-elements(0.7)" calcext:base-cell-address="Huffington.J12"/>
          </calcext:conditional-format>
          <calcext:conditional-format calcext:target-range-address="Huffington.J18:Huffington.J22">
            <calcext:condition calcext:apply-style-name="MAX" calcext:value="top-elements(0.7)" calcext:base-cell-address="Huffington.J18"/>
          </calcext:conditional-format>
          <calcext:conditional-format calcext:target-range-address="Huffington.R18:Huffington.R22 Huffington.R6:Huffington.R10">
            <calcext:condition calcext:apply-style-name="MAX" calcext:value="top-elements(0.7)" calcext:base-cell-address="Huffington.R6"/>
          </calcext:conditional-format>
          <calcext:conditional-format calcext:target-range-address="Huffington.S18:Huffington.S22 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T18:Huffington.T22 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U18:Huffington.U22 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S18:Huffington.S22 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T18:Huffington.T22 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U18:Huffington.U22 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R18:Huffington.R22 Huffington.R6:Huffington.R10">
            <calcext:condition calcext:apply-style-name="MAX" calcext:value="top-elements(0.7)" calcext:base-cell-address="Huffington.R6"/>
          </calcext:conditional-format>
          <calcext:conditional-format calcext:target-range-address="Huffington.S18:Huffington.S22 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T18:Huffington.T22 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U18:Huffington.U22 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S18:Huffington.S22 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T18:Huffington.T22 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U18:Huffington.U22 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R6:Huffington.R10">
            <calcext:condition calcext:apply-style-name="MAX" calcext:value="top-elements(0.7)" calcext:base-cell-address="Huffington.R6"/>
          </calcext:conditional-format>
          <calcext:conditional-format calcext:target-range-address="Huffington.R12:Huffington.R16">
            <calcext:condition calcext:apply-style-name="MAX" calcext:value="top-elements(0.7)" calcext:base-cell-address="Huffington.R12"/>
          </calcext:conditional-format>
          <calcext:conditional-format calcext:target-range-address="Huffington.R18:Huffington.R22">
            <calcext:condition calcext:apply-style-name="MAX" calcext:value="top-elements(0.7)" calcext:base-cell-address="Huffington.R18"/>
          </calcext:conditional-format>
          <calcext:conditional-format calcext:target-range-address="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S12:Huffington.S16">
            <calcext:condition calcext:apply-style-name="MAX" calcext:value="top-elements(0.7)" calcext:base-cell-address="Huffington.S12"/>
          </calcext:conditional-format>
          <calcext:conditional-format calcext:target-range-address="Huffington.S18:Huffington.S22">
            <calcext:condition calcext:apply-style-name="MAX" calcext:value="top-elements(0.7)" calcext:base-cell-address="Huffington.S18"/>
          </calcext:conditional-format>
          <calcext:conditional-format calcext:target-range-address="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T12:Huffington.T16">
            <calcext:condition calcext:apply-style-name="MAX" calcext:value="top-elements(0.7)" calcext:base-cell-address="Huffington.T12"/>
          </calcext:conditional-format>
          <calcext:conditional-format calcext:target-range-address="Huffington.T18:Huffington.T22">
            <calcext:condition calcext:apply-style-name="MAX" calcext:value="top-elements(0.7)" calcext:base-cell-address="Huffington.T18"/>
          </calcext:conditional-format>
          <calcext:conditional-format calcext:target-range-address="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U12:Huffington.U16">
            <calcext:condition calcext:apply-style-name="MAX" calcext:value="top-elements(0.7)" calcext:base-cell-address="Huffington.U12"/>
          </calcext:conditional-format>
          <calcext:conditional-format calcext:target-range-address="Huffington.U18:Huffington.U22">
            <calcext:condition calcext:apply-style-name="MAX" calcext:value="top-elements(0.7)" calcext:base-cell-address="Huffington.U18"/>
          </calcext:conditional-format>
          <calcext:conditional-format calcext:target-range-address="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S12:Huffington.S16">
            <calcext:condition calcext:apply-style-name="MAX" calcext:value="top-elements(0.7)" calcext:base-cell-address="Huffington.S12"/>
          </calcext:conditional-format>
          <calcext:conditional-format calcext:target-range-address="Huffington.S18:Huffington.S22">
            <calcext:condition calcext:apply-style-name="MAX" calcext:value="top-elements(0.7)" calcext:base-cell-address="Huffington.S18"/>
          </calcext:conditional-format>
          <calcext:conditional-format calcext:target-range-address="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T12:Huffington.T16">
            <calcext:condition calcext:apply-style-name="MAX" calcext:value="top-elements(0.7)" calcext:base-cell-address="Huffington.T12"/>
          </calcext:conditional-format>
          <calcext:conditional-format calcext:target-range-address="Huffington.T18:Huffington.T22">
            <calcext:condition calcext:apply-style-name="MAX" calcext:value="top-elements(0.7)" calcext:base-cell-address="Huffington.T18"/>
          </calcext:conditional-format>
          <calcext:conditional-format calcext:target-range-address="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U12:Huffington.U16">
            <calcext:condition calcext:apply-style-name="MAX" calcext:value="top-elements(0.7)" calcext:base-cell-address="Huffington.U12"/>
          </calcext:conditional-format>
          <calcext:conditional-format calcext:target-range-address="Huffington.U18:Huffington.U22">
            <calcext:condition calcext:apply-style-name="MAX" calcext:value="top-elements(0.7)" calcext:base-cell-address="Huffington.U18"/>
          </calcext:conditional-format>
          <calcext:conditional-format calcext:target-range-address="Huffington.J12:Huffington.J16">
            <calcext:condition calcext:apply-style-name="MAX" calcext:value="top-elements(0.7)" calcext:base-cell-address="Huffington.J12"/>
          </calcext:conditional-format>
          <calcext:conditional-format calcext:target-range-address="Huffington.J18:Huffington.J22">
            <calcext:condition calcext:apply-style-name="MAX" calcext:value="top-elements(0.7)" calcext:base-cell-address="Huffington.J18"/>
          </calcext:conditional-format>
          <calcext:conditional-format calcext:target-range-address="Huffington.J24:Huffington.J28">
            <calcext:condition calcext:apply-style-name="MAX" calcext:value="top-elements(0.7)" calcext:base-cell-address="Huffington.J24"/>
          </calcext:conditional-format>
          <calcext:conditional-format calcext:target-range-address="Huffington.O6:Huffington.O10">
            <calcext:condition calcext:apply-style-name="MAX" calcext:value="top-elements(0.7)" calcext:base-cell-address="Huffington.O6"/>
          </calcext:conditional-format>
          <calcext:conditional-format calcext:target-range-address="Huffington.O12:Huffington.O16">
            <calcext:condition calcext:apply-style-name="MAX" calcext:value="top-elements(0.7)" calcext:base-cell-address="Huffington.O12"/>
          </calcext:conditional-format>
          <calcext:conditional-format calcext:target-range-address="Huffington.O18:Huffington.O22">
            <calcext:condition calcext:apply-style-name="MAX" calcext:value="top-elements(0.7)" calcext:base-cell-address="Huffington.O18"/>
          </calcext:conditional-format>
          <calcext:conditional-format calcext:target-range-address="Huffington.O24:Huffington.O28">
            <calcext:condition calcext:apply-style-name="MAX" calcext:value="top-elements(0.7)" calcext:base-cell-address="Huffington.O24"/>
          </calcext:conditional-format>
          <calcext:conditional-format calcext:target-range-address="Huffington.P6:Huffington.P10">
            <calcext:condition calcext:apply-style-name="MAX" calcext:value="top-elements(0.7)" calcext:base-cell-address="Huffington.P6"/>
          </calcext:conditional-format>
          <calcext:conditional-format calcext:target-range-address="Huffington.Q6:Huffington.Q10">
            <calcext:condition calcext:apply-style-name="MAX" calcext:value="top-elements(0.7)" calcext:base-cell-address="Huffington.Q6"/>
          </calcext:conditional-format>
          <calcext:conditional-format calcext:target-range-address="Huffington.R6:Huffington.R10">
            <calcext:condition calcext:apply-style-name="MAX" calcext:value="top-elements(0.7)" calcext:base-cell-address="Huffington.R6"/>
          </calcext:conditional-format>
          <calcext:conditional-format calcext:target-range-address="Huffington.S6:Huffington.S10">
            <calcext:condition calcext:apply-style-name="MAX" calcext:value="top-elements(0.7)" calcext:base-cell-address="Huffington.S6"/>
          </calcext:conditional-format>
          <calcext:conditional-format calcext:target-range-address="Huffington.T6:Huffington.T10">
            <calcext:condition calcext:apply-style-name="MAX" calcext:value="top-elements(0.7)" calcext:base-cell-address="Huffington.T6"/>
          </calcext:conditional-format>
          <calcext:conditional-format calcext:target-range-address="Huffington.U6:Huffington.U10">
            <calcext:condition calcext:apply-style-name="MAX" calcext:value="top-elements(0.7)" calcext:base-cell-address="Huffington.U6"/>
          </calcext:conditional-format>
          <calcext:conditional-format calcext:target-range-address="Huffington.U12:Huffington.U16">
            <calcext:condition calcext:apply-style-name="MAX" calcext:value="top-elements(0.7)" calcext:base-cell-address="Huffington.U12"/>
          </calcext:conditional-format>
          <calcext:conditional-format calcext:target-range-address="Huffington.T12:Huffington.T16">
            <calcext:condition calcext:apply-style-name="MAX" calcext:value="top-elements(0.7)" calcext:base-cell-address="Huffington.T12"/>
          </calcext:conditional-format>
          <calcext:conditional-format calcext:target-range-address="Huffington.S12:Huffington.S16">
            <calcext:condition calcext:apply-style-name="MAX" calcext:value="top-elements(0.7)" calcext:base-cell-address="Huffington.S12"/>
          </calcext:conditional-format>
          <calcext:conditional-format calcext:target-range-address="Huffington.R12:Huffington.R16">
            <calcext:condition calcext:apply-style-name="MAX" calcext:value="top-elements(0.7)" calcext:base-cell-address="Huffington.R12"/>
          </calcext:conditional-format>
          <calcext:conditional-format calcext:target-range-address="Huffington.Q12:Huffington.Q16">
            <calcext:condition calcext:apply-style-name="MAX" calcext:value="top-elements(0.7)" calcext:base-cell-address="Huffington.Q12"/>
          </calcext:conditional-format>
          <calcext:conditional-format calcext:target-range-address="Huffington.P12:Huffington.P16">
            <calcext:condition calcext:apply-style-name="MAX" calcext:value="top-elements(0.7)" calcext:base-cell-address="Huffington.P12"/>
          </calcext:conditional-format>
          <calcext:conditional-format calcext:target-range-address="Huffington.P18:Huffington.P22">
            <calcext:condition calcext:apply-style-name="MAX" calcext:value="top-elements(0.7)" calcext:base-cell-address="Huffington.P18"/>
          </calcext:conditional-format>
          <calcext:conditional-format calcext:target-range-address="Huffington.Q18:Huffington.Q22">
            <calcext:condition calcext:apply-style-name="MAX" calcext:value="top-elements(0.7)" calcext:base-cell-address="Huffington.Q18"/>
          </calcext:conditional-format>
          <calcext:conditional-format calcext:target-range-address="Huffington.R18:Huffington.R22">
            <calcext:condition calcext:apply-style-name="MAX" calcext:value="top-elements(0.7)" calcext:base-cell-address="Huffington.R18"/>
          </calcext:conditional-format>
          <calcext:conditional-format calcext:target-range-address="Huffington.S18:Huffington.S22">
            <calcext:condition calcext:apply-style-name="MAX" calcext:value="top-elements(0.7)" calcext:base-cell-address="Huffington.S18"/>
          </calcext:conditional-format>
          <calcext:conditional-format calcext:target-range-address="Huffington.T18:Huffington.T22">
            <calcext:condition calcext:apply-style-name="MAX" calcext:value="top-elements(0.7)" calcext:base-cell-address="Huffington.T18"/>
          </calcext:conditional-format>
          <calcext:conditional-format calcext:target-range-address="Huffington.U18:Huffington.U22">
            <calcext:condition calcext:apply-style-name="MAX" calcext:value="top-elements(0.7)" calcext:base-cell-address="Huffington.U18"/>
          </calcext:conditional-format>
          <calcext:conditional-format calcext:target-range-address="Huffington.U24:Huffington.U28">
            <calcext:condition calcext:apply-style-name="MAX" calcext:value="top-elements(0.7)" calcext:base-cell-address="Huffington.U24"/>
          </calcext:conditional-format>
          <calcext:conditional-format calcext:target-range-address="Huffington.T24:Huffington.T28">
            <calcext:condition calcext:apply-style-name="MAX" calcext:value="top-elements(0.7)" calcext:base-cell-address="Huffington.T24"/>
          </calcext:conditional-format>
          <calcext:conditional-format calcext:target-range-address="Huffington.S24:Huffington.S28">
            <calcext:condition calcext:apply-style-name="MAX" calcext:value="top-elements(0.7)" calcext:base-cell-address="Huffington.S24"/>
          </calcext:conditional-format>
          <calcext:conditional-format calcext:target-range-address="Huffington.R24:Huffington.R28">
            <calcext:condition calcext:apply-style-name="MAX" calcext:value="top-elements(0.7)" calcext:base-cell-address="Huffington.R24"/>
          </calcext:conditional-format>
          <calcext:conditional-format calcext:target-range-address="Huffington.Q24:Huffington.Q28">
            <calcext:condition calcext:apply-style-name="MAX" calcext:value="top-elements(0.7)" calcext:base-cell-address="Huffington.Q24"/>
          </calcext:conditional-format>
          <calcext:conditional-format calcext:target-range-address="Huffington.P24:Huffington.P28">
            <calcext:condition calcext:apply-style-name="MAX" calcext:value="top-elements(0.7)" calcext:base-cell-address="Huffington.P24"/>
          </calcext:conditional-format>
          <calcext:conditional-format calcext:target-range-address="Huffington.R76:Huffington.R80 Huffington.R64:Huffington.R68">
            <calcext:condition calcext:apply-style-name="MAX" calcext:value="top-elements(0.7)" calcext:base-cell-address="Huffington.R64"/>
          </calcext:conditional-format>
          <calcext:conditional-format calcext:target-range-address="Huffington.S76:Huffington.S80 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T76:Huffington.T80 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U76:Huffington.U80 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S76:Huffington.S80 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T76:Huffington.T80 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U76:Huffington.U80 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R76:Huffington.R80 Huffington.R64:Huffington.R68">
            <calcext:condition calcext:apply-style-name="MAX" calcext:value="top-elements(0.7)" calcext:base-cell-address="Huffington.R64"/>
          </calcext:conditional-format>
          <calcext:conditional-format calcext:target-range-address="Huffington.S76:Huffington.S80 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T76:Huffington.T80 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U76:Huffington.U80 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S76:Huffington.S80 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T76:Huffington.T80 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U76:Huffington.U80 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R64:Huffington.R68">
            <calcext:condition calcext:apply-style-name="MAX" calcext:value="top-elements(0.7)" calcext:base-cell-address="Huffington.R64"/>
          </calcext:conditional-format>
          <calcext:conditional-format calcext:target-range-address="Huffington.R70:Huffington.R74">
            <calcext:condition calcext:apply-style-name="MAX" calcext:value="top-elements(0.7)" calcext:base-cell-address="Huffington.R70"/>
          </calcext:conditional-format>
          <calcext:conditional-format calcext:target-range-address="Huffington.R76:Huffington.R80">
            <calcext:condition calcext:apply-style-name="MAX" calcext:value="top-elements(0.7)" calcext:base-cell-address="Huffington.R76"/>
          </calcext:conditional-format>
          <calcext:conditional-format calcext:target-range-address="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S70:Huffington.S74">
            <calcext:condition calcext:apply-style-name="MAX" calcext:value="top-elements(0.7)" calcext:base-cell-address="Huffington.S70"/>
          </calcext:conditional-format>
          <calcext:conditional-format calcext:target-range-address="Huffington.S76:Huffington.S80">
            <calcext:condition calcext:apply-style-name="MAX" calcext:value="top-elements(0.7)" calcext:base-cell-address="Huffington.S76"/>
          </calcext:conditional-format>
          <calcext:conditional-format calcext:target-range-address="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T70:Huffington.T74">
            <calcext:condition calcext:apply-style-name="MAX" calcext:value="top-elements(0.7)" calcext:base-cell-address="Huffington.T70"/>
          </calcext:conditional-format>
          <calcext:conditional-format calcext:target-range-address="Huffington.T76:Huffington.T80">
            <calcext:condition calcext:apply-style-name="MAX" calcext:value="top-elements(0.7)" calcext:base-cell-address="Huffington.T76"/>
          </calcext:conditional-format>
          <calcext:conditional-format calcext:target-range-address="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U70:Huffington.U74">
            <calcext:condition calcext:apply-style-name="MAX" calcext:value="top-elements(0.7)" calcext:base-cell-address="Huffington.U70"/>
          </calcext:conditional-format>
          <calcext:conditional-format calcext:target-range-address="Huffington.U76:Huffington.U80">
            <calcext:condition calcext:apply-style-name="MAX" calcext:value="top-elements(0.7)" calcext:base-cell-address="Huffington.U76"/>
          </calcext:conditional-format>
          <calcext:conditional-format calcext:target-range-address="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S70:Huffington.S74">
            <calcext:condition calcext:apply-style-name="MAX" calcext:value="top-elements(0.7)" calcext:base-cell-address="Huffington.S70"/>
          </calcext:conditional-format>
          <calcext:conditional-format calcext:target-range-address="Huffington.S76:Huffington.S80">
            <calcext:condition calcext:apply-style-name="MAX" calcext:value="top-elements(0.7)" calcext:base-cell-address="Huffington.S76"/>
          </calcext:conditional-format>
          <calcext:conditional-format calcext:target-range-address="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T70:Huffington.T74">
            <calcext:condition calcext:apply-style-name="MAX" calcext:value="top-elements(0.7)" calcext:base-cell-address="Huffington.T70"/>
          </calcext:conditional-format>
          <calcext:conditional-format calcext:target-range-address="Huffington.T76:Huffington.T80">
            <calcext:condition calcext:apply-style-name="MAX" calcext:value="top-elements(0.7)" calcext:base-cell-address="Huffington.T76"/>
          </calcext:conditional-format>
          <calcext:conditional-format calcext:target-range-address="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U70:Huffington.U74">
            <calcext:condition calcext:apply-style-name="MAX" calcext:value="top-elements(0.7)" calcext:base-cell-address="Huffington.U70"/>
          </calcext:conditional-format>
          <calcext:conditional-format calcext:target-range-address="Huffington.U76:Huffington.U80">
            <calcext:condition calcext:apply-style-name="MAX" calcext:value="top-elements(0.7)" calcext:base-cell-address="Huffington.U76"/>
          </calcext:conditional-format>
          <calcext:conditional-format calcext:target-range-address="Huffington.O64:Huffington.O68">
            <calcext:condition calcext:apply-style-name="MAX" calcext:value="top-elements(0.7)" calcext:base-cell-address="Huffington.O64"/>
          </calcext:conditional-format>
          <calcext:conditional-format calcext:target-range-address="Huffington.O70:Huffington.O74">
            <calcext:condition calcext:apply-style-name="MAX" calcext:value="top-elements(0.7)" calcext:base-cell-address="Huffington.O70"/>
          </calcext:conditional-format>
          <calcext:conditional-format calcext:target-range-address="Huffington.O76:Huffington.O80">
            <calcext:condition calcext:apply-style-name="MAX" calcext:value="top-elements(0.7)" calcext:base-cell-address="Huffington.O76"/>
          </calcext:conditional-format>
          <calcext:conditional-format calcext:target-range-address="Huffington.O82:Huffington.O86">
            <calcext:condition calcext:apply-style-name="MAX" calcext:value="top-elements(0.7)" calcext:base-cell-address="Huffington.O82"/>
          </calcext:conditional-format>
          <calcext:conditional-format calcext:target-range-address="Huffington.P64:Huffington.P68">
            <calcext:condition calcext:apply-style-name="MAX" calcext:value="top-elements(0.7)" calcext:base-cell-address="Huffington.P64"/>
          </calcext:conditional-format>
          <calcext:conditional-format calcext:target-range-address="Huffington.Q64:Huffington.Q68">
            <calcext:condition calcext:apply-style-name="MAX" calcext:value="top-elements(0.7)" calcext:base-cell-address="Huffington.Q64"/>
          </calcext:conditional-format>
          <calcext:conditional-format calcext:target-range-address="Huffington.R64:Huffington.R68">
            <calcext:condition calcext:apply-style-name="MAX" calcext:value="top-elements(0.7)" calcext:base-cell-address="Huffington.R64"/>
          </calcext:conditional-format>
          <calcext:conditional-format calcext:target-range-address="Huffington.S64:Huffington.S68">
            <calcext:condition calcext:apply-style-name="MAX" calcext:value="top-elements(0.7)" calcext:base-cell-address="Huffington.S64"/>
          </calcext:conditional-format>
          <calcext:conditional-format calcext:target-range-address="Huffington.T64:Huffington.T68">
            <calcext:condition calcext:apply-style-name="MAX" calcext:value="top-elements(0.7)" calcext:base-cell-address="Huffington.T64"/>
          </calcext:conditional-format>
          <calcext:conditional-format calcext:target-range-address="Huffington.U64:Huffington.U68">
            <calcext:condition calcext:apply-style-name="MAX" calcext:value="top-elements(0.7)" calcext:base-cell-address="Huffington.U64"/>
          </calcext:conditional-format>
          <calcext:conditional-format calcext:target-range-address="Huffington.U70:Huffington.U74">
            <calcext:condition calcext:apply-style-name="MAX" calcext:value="top-elements(0.7)" calcext:base-cell-address="Huffington.U70"/>
          </calcext:conditional-format>
          <calcext:conditional-format calcext:target-range-address="Huffington.T70:Huffington.T74">
            <calcext:condition calcext:apply-style-name="MAX" calcext:value="top-elements(0.7)" calcext:base-cell-address="Huffington.T70"/>
          </calcext:conditional-format>
          <calcext:conditional-format calcext:target-range-address="Huffington.S70:Huffington.S74">
            <calcext:condition calcext:apply-style-name="MAX" calcext:value="top-elements(0.7)" calcext:base-cell-address="Huffington.S70"/>
          </calcext:conditional-format>
          <calcext:conditional-format calcext:target-range-address="Huffington.R70:Huffington.R74">
            <calcext:condition calcext:apply-style-name="MAX" calcext:value="top-elements(0.7)" calcext:base-cell-address="Huffington.R70"/>
          </calcext:conditional-format>
          <calcext:conditional-format calcext:target-range-address="Huffington.Q70:Huffington.Q74">
            <calcext:condition calcext:apply-style-name="MAX" calcext:value="top-elements(0.7)" calcext:base-cell-address="Huffington.Q70"/>
          </calcext:conditional-format>
          <calcext:conditional-format calcext:target-range-address="Huffington.P70:Huffington.P74">
            <calcext:condition calcext:apply-style-name="MAX" calcext:value="top-elements(0.7)" calcext:base-cell-address="Huffington.P70"/>
          </calcext:conditional-format>
          <calcext:conditional-format calcext:target-range-address="Huffington.P76:Huffington.P80">
            <calcext:condition calcext:apply-style-name="MAX" calcext:value="top-elements(0.7)" calcext:base-cell-address="Huffington.P76"/>
          </calcext:conditional-format>
          <calcext:conditional-format calcext:target-range-address="Huffington.Q76:Huffington.Q80">
            <calcext:condition calcext:apply-style-name="MAX" calcext:value="top-elements(0.7)" calcext:base-cell-address="Huffington.Q76"/>
          </calcext:conditional-format>
          <calcext:conditional-format calcext:target-range-address="Huffington.R76:Huffington.R80">
            <calcext:condition calcext:apply-style-name="MAX" calcext:value="top-elements(0.7)" calcext:base-cell-address="Huffington.R76"/>
          </calcext:conditional-format>
          <calcext:conditional-format calcext:target-range-address="Huffington.S76:Huffington.S80">
            <calcext:condition calcext:apply-style-name="MAX" calcext:value="top-elements(0.7)" calcext:base-cell-address="Huffington.S76"/>
          </calcext:conditional-format>
          <calcext:conditional-format calcext:target-range-address="Huffington.T76:Huffington.T80">
            <calcext:condition calcext:apply-style-name="MAX" calcext:value="top-elements(0.7)" calcext:base-cell-address="Huffington.T76"/>
          </calcext:conditional-format>
          <calcext:conditional-format calcext:target-range-address="Huffington.U76:Huffington.U80">
            <calcext:condition calcext:apply-style-name="MAX" calcext:value="top-elements(0.7)" calcext:base-cell-address="Huffington.U76"/>
          </calcext:conditional-format>
          <calcext:conditional-format calcext:target-range-address="Huffington.U82:Huffington.U86">
            <calcext:condition calcext:apply-style-name="MAX" calcext:value="top-elements(0.7)" calcext:base-cell-address="Huffington.U82"/>
          </calcext:conditional-format>
          <calcext:conditional-format calcext:target-range-address="Huffington.T82:Huffington.T86">
            <calcext:condition calcext:apply-style-name="MAX" calcext:value="top-elements(0.7)" calcext:base-cell-address="Huffington.T82"/>
          </calcext:conditional-format>
          <calcext:conditional-format calcext:target-range-address="Huffington.S82:Huffington.S86">
            <calcext:condition calcext:apply-style-name="MAX" calcext:value="top-elements(0.7)" calcext:base-cell-address="Huffington.S82"/>
          </calcext:conditional-format>
          <calcext:conditional-format calcext:target-range-address="Huffington.R82:Huffington.R86">
            <calcext:condition calcext:apply-style-name="MAX" calcext:value="top-elements(0.7)" calcext:base-cell-address="Huffington.R82"/>
          </calcext:conditional-format>
          <calcext:conditional-format calcext:target-range-address="Huffington.Q82:Huffington.Q86">
            <calcext:condition calcext:apply-style-name="MAX" calcext:value="top-elements(0.7)" calcext:base-cell-address="Huffington.Q82"/>
          </calcext:conditional-format>
          <calcext:conditional-format calcext:target-range-address="Huffington.P82:Huffington.P86">
            <calcext:condition calcext:apply-style-name="MAX" calcext:value="top-elements(0.7)" calcext:base-cell-address="Huffington.P82"/>
          </calcext:conditional-format>
          <calcext:conditional-format calcext:target-range-address="Huffington.AD5:Huffington.AD16">
            <calcext:condition calcext:apply-style-name="MAX" calcext:value="top-elements(0.7)" calcext:base-cell-address="Huffington.AD5"/>
          </calcext:conditional-format>
          <calcext:conditional-format calcext:target-range-address="Huffington.AC5:Huffington.AC16">
            <calcext:condition calcext:apply-style-name="MAX" calcext:value="top-elements(0.7)" calcext:base-cell-address="Huffington.AC5"/>
          </calcext:conditional-format>
          <calcext:conditional-format calcext:target-range-address="Huffington.AB5:Huffington.AB16">
            <calcext:condition calcext:apply-style-name="MAX" calcext:value="top-elements(0.7)" calcext:base-cell-address="Huffington.AB5"/>
          </calcext:conditional-format>
          <calcext:conditional-format calcext:target-range-address="Huffington.AA5:Huffington.AA16">
            <calcext:condition calcext:apply-style-name="MAX" calcext:value="top-elements(0.7)" calcext:base-cell-address="Huffington.AA5"/>
          </calcext:conditional-format>
          <calcext:conditional-format calcext:target-range-address="Huffington.AD17:Huffington.AD28">
            <calcext:condition calcext:apply-style-name="MAX" calcext:value="top-elements(0.7)" calcext:base-cell-address="Huffington.AD17"/>
          </calcext:conditional-format>
          <calcext:conditional-format calcext:target-range-address="Huffington.AC17:Huffington.AC28">
            <calcext:condition calcext:apply-style-name="MAX" calcext:value="top-elements(0.7)" calcext:base-cell-address="Huffington.AC17"/>
          </calcext:conditional-format>
          <calcext:conditional-format calcext:target-range-address="Huffington.AB17:Huffington.AB28">
            <calcext:condition calcext:apply-style-name="MAX" calcext:value="top-elements(0.7)" calcext:base-cell-address="Huffington.AB17"/>
          </calcext:conditional-format>
          <calcext:conditional-format calcext:target-range-address="Huffington.AA17:Huffington.AA28">
            <calcext:condition calcext:apply-style-name="MAX" calcext:value="top-elements(0.7)" calcext:base-cell-address="Huffington.AA17"/>
          </calcext:conditional-format>
          <calcext:conditional-format calcext:target-range-address="Huffington.Z17:Huffington.Z28">
            <calcext:condition calcext:apply-style-name="MAX" calcext:value="top-elements(0.7)" calcext:base-cell-address="Huffington.Z17"/>
          </calcext:conditional-format>
          <calcext:conditional-format calcext:target-range-address="Huffington.AD29:Huffington.AD40">
            <calcext:condition calcext:apply-style-name="MAX" calcext:value="top-elements(0.7)" calcext:base-cell-address="Huffington.AD29"/>
          </calcext:conditional-format>
          <calcext:conditional-format calcext:target-range-address="Huffington.AC29:Huffington.AC40">
            <calcext:condition calcext:apply-style-name="MAX" calcext:value="top-elements(0.7)" calcext:base-cell-address="Huffington.AC29"/>
          </calcext:conditional-format>
          <calcext:conditional-format calcext:target-range-address="Huffington.AB29:Huffington.AB40">
            <calcext:condition calcext:apply-style-name="MAX" calcext:value="top-elements(0.7)" calcext:base-cell-address="Huffington.AB29"/>
          </calcext:conditional-format>
          <calcext:conditional-format calcext:target-range-address="Huffington.AA29:Huffington.AA40">
            <calcext:condition calcext:apply-style-name="MAX" calcext:value="top-elements(0.7)" calcext:base-cell-address="Huffington.AA29"/>
          </calcext:conditional-format>
          <calcext:conditional-format calcext:target-range-address="Huffington.Z29:Huffington.Z40">
            <calcext:condition calcext:apply-style-name="MAX" calcext:value="top-elements(0.7)" calcext:base-cell-address="Huffington.Z29"/>
          </calcext:conditional-format>
          <calcext:conditional-format calcext:target-range-address="Huffington.AD41:Huffington.AD52">
            <calcext:condition calcext:apply-style-name="MAX" calcext:value="top-elements(0.7)" calcext:base-cell-address="Huffington.AD41"/>
          </calcext:conditional-format>
          <calcext:conditional-format calcext:target-range-address="Huffington.AC41:Huffington.AC52">
            <calcext:condition calcext:apply-style-name="MAX" calcext:value="top-elements(0.7)" calcext:base-cell-address="Huffington.AC41"/>
          </calcext:conditional-format>
          <calcext:conditional-format calcext:target-range-address="Huffington.AB41:Huffington.AB52">
            <calcext:condition calcext:apply-style-name="MAX" calcext:value="top-elements(0.7)" calcext:base-cell-address="Huffington.AB41"/>
          </calcext:conditional-format>
          <calcext:conditional-format calcext:target-range-address="Huffington.AA41:Huffington.AA52">
            <calcext:condition calcext:apply-style-name="MAX" calcext:value="top-elements(0.7)" calcext:base-cell-address="Huffington.AA41"/>
          </calcext:conditional-format>
          <calcext:conditional-format calcext:target-range-address="Huffington.Z41:Huffington.Z52">
            <calcext:condition calcext:apply-style-name="MAX" calcext:value="top-elements(0.7)" calcext:base-cell-address="Huffington.Z41"/>
          </calcext:conditional-format>
          <calcext:conditional-format calcext:target-range-address="Huffington.AD58:Huffington.AD69">
            <calcext:condition calcext:apply-style-name="MAX" calcext:value="top-elements(0.7)" calcext:base-cell-address="Huffington.AD58"/>
          </calcext:conditional-format>
          <calcext:conditional-format calcext:target-range-address="Huffington.AC58:Huffington.AC69">
            <calcext:condition calcext:apply-style-name="MAX" calcext:value="top-elements(0.7)" calcext:base-cell-address="Huffington.AC58"/>
          </calcext:conditional-format>
          <calcext:conditional-format calcext:target-range-address="Huffington.AB58:Huffington.AB69">
            <calcext:condition calcext:apply-style-name="MAX" calcext:value="top-elements(0.7)" calcext:base-cell-address="Huffington.AB58"/>
          </calcext:conditional-format>
          <calcext:conditional-format calcext:target-range-address="Huffington.AA58:Huffington.AA69">
            <calcext:condition calcext:apply-style-name="MAX" calcext:value="top-elements(0.7)" calcext:base-cell-address="Huffington.AA58"/>
          </calcext:conditional-format>
          <calcext:conditional-format calcext:target-range-address="Huffington.Z58:Huffington.Z69">
            <calcext:condition calcext:apply-style-name="MAX" calcext:value="top-elements(0.7)" calcext:base-cell-address="Huffington.Z58"/>
          </calcext:conditional-format>
          <calcext:conditional-format calcext:target-range-address="Huffington.AD70:Huffington.AD81">
            <calcext:condition calcext:apply-style-name="MAX" calcext:value="top-elements(0.7)" calcext:base-cell-address="Huffington.AD70"/>
          </calcext:conditional-format>
          <calcext:conditional-format calcext:target-range-address="Huffington.AC70:Huffington.AC81">
            <calcext:condition calcext:apply-style-name="MAX" calcext:value="top-elements(0.7)" calcext:base-cell-address="Huffington.AC70"/>
          </calcext:conditional-format>
          <calcext:conditional-format calcext:target-range-address="Huffington.AB70:Huffington.AB81">
            <calcext:condition calcext:apply-style-name="MAX" calcext:value="top-elements(0.7)" calcext:base-cell-address="Huffington.AB70"/>
          </calcext:conditional-format>
          <calcext:conditional-format calcext:target-range-address="Huffington.AA70:Huffington.AA81">
            <calcext:condition calcext:apply-style-name="MAX" calcext:value="top-elements(0.7)" calcext:base-cell-address="Huffington.AA70"/>
          </calcext:conditional-format>
          <calcext:conditional-format calcext:target-range-address="Huffington.Z70:Huffington.Z81">
            <calcext:condition calcext:apply-style-name="MAX" calcext:value="top-elements(0.7)" calcext:base-cell-address="Huffington.Z70"/>
          </calcext:conditional-format>
          <calcext:conditional-format calcext:target-range-address="Huffington.AD82:Huffington.AD93">
            <calcext:condition calcext:apply-style-name="MAX" calcext:value="top-elements(0.7)" calcext:base-cell-address="Huffington.AD82"/>
          </calcext:conditional-format>
          <calcext:conditional-format calcext:target-range-address="Huffington.AC82:Huffington.AC93">
            <calcext:condition calcext:apply-style-name="MAX" calcext:value="top-elements(0.7)" calcext:base-cell-address="Huffington.AC82"/>
          </calcext:conditional-format>
          <calcext:conditional-format calcext:target-range-address="Huffington.AB82:Huffington.AB93">
            <calcext:condition calcext:apply-style-name="MAX" calcext:value="top-elements(0.7)" calcext:base-cell-address="Huffington.AB82"/>
          </calcext:conditional-format>
          <calcext:conditional-format calcext:target-range-address="Huffington.AA82:Huffington.AA93">
            <calcext:condition calcext:apply-style-name="MAX" calcext:value="top-elements(0.7)" calcext:base-cell-address="Huffington.AA82"/>
          </calcext:conditional-format>
          <calcext:conditional-format calcext:target-range-address="Huffington.Z82:Huffington.Z93">
            <calcext:condition calcext:apply-style-name="MAX" calcext:value="top-elements(0.7)" calcext:base-cell-address="Huffington.Z82"/>
          </calcext:conditional-format>
          <calcext:conditional-format calcext:target-range-address="Huffington.AD94:Huffington.AD105">
            <calcext:condition calcext:apply-style-name="MAX" calcext:value="top-elements(0.7)" calcext:base-cell-address="Huffington.AD94"/>
          </calcext:conditional-format>
          <calcext:conditional-format calcext:target-range-address="Huffington.AC94:Huffington.AC105">
            <calcext:condition calcext:apply-style-name="MAX" calcext:value="top-elements(0.7)" calcext:base-cell-address="Huffington.AC94"/>
          </calcext:conditional-format>
          <calcext:conditional-format calcext:target-range-address="Huffington.AB94:Huffington.AB105">
            <calcext:condition calcext:apply-style-name="MAX" calcext:value="top-elements(0.7)" calcext:base-cell-address="Huffington.AB94"/>
          </calcext:conditional-format>
          <calcext:conditional-format calcext:target-range-address="Huffington.AA94:Huffington.AA105">
            <calcext:condition calcext:apply-style-name="MAX" calcext:value="top-elements(0.7)" calcext:base-cell-address="Huffington.AA94"/>
          </calcext:conditional-format>
          <calcext:conditional-format calcext:target-range-address="Huffington.Z94:Huffington.Z105">
            <calcext:condition calcext:apply-style-name="MAX" calcext:value="top-elements(0.7)" calcext:base-cell-address="Huffington.Z94"/>
          </calcext:conditional-format>
          <calcext:conditional-format calcext:target-range-address="Huffington.AD111:Huffington.AD122">
            <calcext:condition calcext:apply-style-name="MAX" calcext:value="top-elements(0.7)" calcext:base-cell-address="Huffington.AD111"/>
          </calcext:conditional-format>
          <calcext:conditional-format calcext:target-range-address="Huffington.AC111:Huffington.AC122">
            <calcext:condition calcext:apply-style-name="MAX" calcext:value="top-elements(0.7)" calcext:base-cell-address="Huffington.AC111"/>
          </calcext:conditional-format>
          <calcext:conditional-format calcext:target-range-address="Huffington.AB111:Huffington.AB122">
            <calcext:condition calcext:apply-style-name="MAX" calcext:value="top-elements(0.7)" calcext:base-cell-address="Huffington.AB111"/>
          </calcext:conditional-format>
          <calcext:conditional-format calcext:target-range-address="Huffington.AA111:Huffington.AA122">
            <calcext:condition calcext:apply-style-name="MAX" calcext:value="top-elements(0.7)" calcext:base-cell-address="Huffington.AA111"/>
          </calcext:conditional-format>
          <calcext:conditional-format calcext:target-range-address="Huffington.Z111:Huffington.Z122">
            <calcext:condition calcext:apply-style-name="MAX" calcext:value="top-elements(0.7)" calcext:base-cell-address="Huffington.Z111"/>
          </calcext:conditional-format>
          <calcext:conditional-format calcext:target-range-address="Huffington.AD123:Huffington.AD134">
            <calcext:condition calcext:apply-style-name="MAX" calcext:value="top-elements(0.7)" calcext:base-cell-address="Huffington.AD123"/>
          </calcext:conditional-format>
          <calcext:conditional-format calcext:target-range-address="Huffington.AC123:Huffington.AC134">
            <calcext:condition calcext:apply-style-name="MAX" calcext:value="top-elements(0.7)" calcext:base-cell-address="Huffington.AC123"/>
          </calcext:conditional-format>
          <calcext:conditional-format calcext:target-range-address="Huffington.AB123:Huffington.AB134">
            <calcext:condition calcext:apply-style-name="MAX" calcext:value="top-elements(0.7)" calcext:base-cell-address="Huffington.AB123"/>
          </calcext:conditional-format>
          <calcext:conditional-format calcext:target-range-address="Huffington.AA123:Huffington.AA134">
            <calcext:condition calcext:apply-style-name="MAX" calcext:value="top-elements(0.7)" calcext:base-cell-address="Huffington.AA123"/>
          </calcext:conditional-format>
          <calcext:conditional-format calcext:target-range-address="Huffington.Z123:Huffington.Z134">
            <calcext:condition calcext:apply-style-name="MAX" calcext:value="top-elements(0.7)" calcext:base-cell-address="Huffington.Z123"/>
          </calcext:conditional-format>
          <calcext:conditional-format calcext:target-range-address="Huffington.AD135:Huffington.AD146">
            <calcext:condition calcext:apply-style-name="MAX" calcext:value="top-elements(0.7)" calcext:base-cell-address="Huffington.AD135"/>
          </calcext:conditional-format>
          <calcext:conditional-format calcext:target-range-address="Huffington.AC135:Huffington.AC146">
            <calcext:condition calcext:apply-style-name="MAX" calcext:value="top-elements(0.7)" calcext:base-cell-address="Huffington.AC135"/>
          </calcext:conditional-format>
          <calcext:conditional-format calcext:target-range-address="Huffington.AB135:Huffington.AB146">
            <calcext:condition calcext:apply-style-name="MAX" calcext:value="top-elements(0.7)" calcext:base-cell-address="Huffington.AB135"/>
          </calcext:conditional-format>
          <calcext:conditional-format calcext:target-range-address="Huffington.AA135:Huffington.AA146">
            <calcext:condition calcext:apply-style-name="MAX" calcext:value="top-elements(0.7)" calcext:base-cell-address="Huffington.AA135"/>
          </calcext:conditional-format>
          <calcext:conditional-format calcext:target-range-address="Huffington.Z135:Huffington.Z146">
            <calcext:condition calcext:apply-style-name="MAX" calcext:value="top-elements(0.7)" calcext:base-cell-address="Huffington.Z135"/>
          </calcext:conditional-format>
          <calcext:conditional-format calcext:target-range-address="Huffington.AD147:Huffington.AD158">
            <calcext:condition calcext:apply-style-name="MAX" calcext:value="top-elements(0.7)" calcext:base-cell-address="Huffington.AD147"/>
          </calcext:conditional-format>
          <calcext:conditional-format calcext:target-range-address="Huffington.AC147:Huffington.AC158">
            <calcext:condition calcext:apply-style-name="MAX" calcext:value="top-elements(0.7)" calcext:base-cell-address="Huffington.AC147"/>
          </calcext:conditional-format>
          <calcext:conditional-format calcext:target-range-address="Huffington.AB147:Huffington.AB158">
            <calcext:condition calcext:apply-style-name="MAX" calcext:value="top-elements(0.7)" calcext:base-cell-address="Huffington.AB147"/>
          </calcext:conditional-format>
          <calcext:conditional-format calcext:target-range-address="Huffington.AA147:Huffington.AA158">
            <calcext:condition calcext:apply-style-name="MAX" calcext:value="top-elements(0.7)" calcext:base-cell-address="Huffington.AA147"/>
          </calcext:conditional-format>
          <calcext:conditional-format calcext:target-range-address="Huffington.Z147:Huffington.Z158">
            <calcext:condition calcext:apply-style-name="MAX" calcext:value="top-elements(0.7)" calcext:base-cell-address="Huffington.Z147"/>
          </calcext:conditional-format>
          <calcext:conditional-format calcext:target-range-address="Huffington.AD164:Huffington.AD175">
            <calcext:condition calcext:apply-style-name="MAX" calcext:value="top-elements(0.7)" calcext:base-cell-address="Huffington.AD164"/>
          </calcext:conditional-format>
          <calcext:conditional-format calcext:target-range-address="Huffington.AC164:Huffington.AC175">
            <calcext:condition calcext:apply-style-name="MAX" calcext:value="top-elements(0.7)" calcext:base-cell-address="Huffington.AC164"/>
          </calcext:conditional-format>
          <calcext:conditional-format calcext:target-range-address="Huffington.AB164:Huffington.AB175">
            <calcext:condition calcext:apply-style-name="MAX" calcext:value="top-elements(0.7)" calcext:base-cell-address="Huffington.AB164"/>
          </calcext:conditional-format>
          <calcext:conditional-format calcext:target-range-address="Huffington.AA164:Huffington.AA175">
            <calcext:condition calcext:apply-style-name="MAX" calcext:value="top-elements(0.7)" calcext:base-cell-address="Huffington.AA164"/>
          </calcext:conditional-format>
          <calcext:conditional-format calcext:target-range-address="Huffington.Z164:Huffington.Z175">
            <calcext:condition calcext:apply-style-name="MAX" calcext:value="top-elements(0.7)" calcext:base-cell-address="Huffington.Z164"/>
          </calcext:conditional-format>
          <calcext:conditional-format calcext:target-range-address="Huffington.AD176:Huffington.AD187">
            <calcext:condition calcext:apply-style-name="MAX" calcext:value="top-elements(0.7)" calcext:base-cell-address="Huffington.AD176"/>
          </calcext:conditional-format>
          <calcext:conditional-format calcext:target-range-address="Huffington.AC176:Huffington.AC187">
            <calcext:condition calcext:apply-style-name="MAX" calcext:value="top-elements(0.7)" calcext:base-cell-address="Huffington.AC176"/>
          </calcext:conditional-format>
          <calcext:conditional-format calcext:target-range-address="Huffington.AB176:Huffington.AB187">
            <calcext:condition calcext:apply-style-name="MAX" calcext:value="top-elements(0.7)" calcext:base-cell-address="Huffington.AB176"/>
          </calcext:conditional-format>
          <calcext:conditional-format calcext:target-range-address="Huffington.AA176:Huffington.AA187">
            <calcext:condition calcext:apply-style-name="MAX" calcext:value="top-elements(0.7)" calcext:base-cell-address="Huffington.AA176"/>
          </calcext:conditional-format>
          <calcext:conditional-format calcext:target-range-address="Huffington.Z176:Huffington.Z187">
            <calcext:condition calcext:apply-style-name="MAX" calcext:value="top-elements(0.7)" calcext:base-cell-address="Huffington.Z176"/>
          </calcext:conditional-format>
          <calcext:conditional-format calcext:target-range-address="Huffington.AD188:Huffington.AD199">
            <calcext:condition calcext:apply-style-name="MAX" calcext:value="top-elements(0.7)" calcext:base-cell-address="Huffington.AD188"/>
          </calcext:conditional-format>
          <calcext:conditional-format calcext:target-range-address="Huffington.AC188:Huffington.AC199">
            <calcext:condition calcext:apply-style-name="MAX" calcext:value="top-elements(0.7)" calcext:base-cell-address="Huffington.AC188"/>
          </calcext:conditional-format>
          <calcext:conditional-format calcext:target-range-address="Huffington.AB188:Huffington.AB199">
            <calcext:condition calcext:apply-style-name="MAX" calcext:value="top-elements(0.7)" calcext:base-cell-address="Huffington.AB188"/>
          </calcext:conditional-format>
          <calcext:conditional-format calcext:target-range-address="Huffington.AA188:Huffington.AA199">
            <calcext:condition calcext:apply-style-name="MAX" calcext:value="top-elements(0.7)" calcext:base-cell-address="Huffington.AA188"/>
          </calcext:conditional-format>
          <calcext:conditional-format calcext:target-range-address="Huffington.Z188:Huffington.Z199">
            <calcext:condition calcext:apply-style-name="MAX" calcext:value="top-elements(0.7)" calcext:base-cell-address="Huffington.Z188"/>
          </calcext:conditional-format>
          <calcext:conditional-format calcext:target-range-address="Huffington.AD200:Huffington.AD211">
            <calcext:condition calcext:apply-style-name="MAX" calcext:value="top-elements(0.7)" calcext:base-cell-address="Huffington.AD200"/>
          </calcext:conditional-format>
          <calcext:conditional-format calcext:target-range-address="Huffington.AC200:Huffington.AC211">
            <calcext:condition calcext:apply-style-name="MAX" calcext:value="top-elements(0.7)" calcext:base-cell-address="Huffington.AC200"/>
          </calcext:conditional-format>
          <calcext:conditional-format calcext:target-range-address="Huffington.AB200:Huffington.AB211">
            <calcext:condition calcext:apply-style-name="MAX" calcext:value="top-elements(0.7)" calcext:base-cell-address="Huffington.AB200"/>
          </calcext:conditional-format>
          <calcext:conditional-format calcext:target-range-address="Huffington.AA200:Huffington.AA211">
            <calcext:condition calcext:apply-style-name="MAX" calcext:value="top-elements(0.7)" calcext:base-cell-address="Huffington.AA200"/>
          </calcext:conditional-format>
          <calcext:conditional-format calcext:target-range-address="Huffington.Z200:Huffington.Z211">
            <calcext:condition calcext:apply-style-name="MAX" calcext:value="top-elements(0.7)" calcext:base-cell-address="Huffington.Z200"/>
          </calcext:conditional-format>
          <calcext:conditional-format calcext:target-range-address="Huffington.Z5:Huffington.Z16">
            <calcext:condition calcext:apply-style-name="MAX" calcext:value="top-elements(0.7)" calcext:base-cell-address="Huffington.Z5"/>
          </calcext:conditional-format>
          <calcext:conditional-format calcext:target-range-address="Huffington.R47:Huffington.R51 Huffington.R35:Huffington.R39">
            <calcext:condition calcext:apply-style-name="MAX" calcext:value="top-elements(0.7)" calcext:base-cell-address="Huffington.R35"/>
          </calcext:conditional-format>
          <calcext:conditional-format calcext:target-range-address="Huffington.S47:Huffington.S51 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T47:Huffington.T51 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U47:Huffington.U51 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S47:Huffington.S51 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T47:Huffington.T51 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U47:Huffington.U51 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R47:Huffington.R51 Huffington.R35:Huffington.R39">
            <calcext:condition calcext:apply-style-name="MAX" calcext:value="top-elements(0.7)" calcext:base-cell-address="Huffington.R35"/>
          </calcext:conditional-format>
          <calcext:conditional-format calcext:target-range-address="Huffington.S47:Huffington.S51 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T47:Huffington.T51 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U47:Huffington.U51 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S47:Huffington.S51 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T47:Huffington.T51 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U47:Huffington.U51 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R35:Huffington.R39">
            <calcext:condition calcext:apply-style-name="MAX" calcext:value="top-elements(0.7)" calcext:base-cell-address="Huffington.R35"/>
          </calcext:conditional-format>
          <calcext:conditional-format calcext:target-range-address="Huffington.R41:Huffington.R45">
            <calcext:condition calcext:apply-style-name="MAX" calcext:value="top-elements(0.7)" calcext:base-cell-address="Huffington.R41"/>
          </calcext:conditional-format>
          <calcext:conditional-format calcext:target-range-address="Huffington.R47:Huffington.R51">
            <calcext:condition calcext:apply-style-name="MAX" calcext:value="top-elements(0.7)" calcext:base-cell-address="Huffington.R47"/>
          </calcext:conditional-format>
          <calcext:conditional-format calcext:target-range-address="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S41:Huffington.S45">
            <calcext:condition calcext:apply-style-name="MAX" calcext:value="top-elements(0.7)" calcext:base-cell-address="Huffington.S41"/>
          </calcext:conditional-format>
          <calcext:conditional-format calcext:target-range-address="Huffington.S47:Huffington.S51">
            <calcext:condition calcext:apply-style-name="MAX" calcext:value="top-elements(0.7)" calcext:base-cell-address="Huffington.S47"/>
          </calcext:conditional-format>
          <calcext:conditional-format calcext:target-range-address="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T41:Huffington.T45">
            <calcext:condition calcext:apply-style-name="MAX" calcext:value="top-elements(0.7)" calcext:base-cell-address="Huffington.T41"/>
          </calcext:conditional-format>
          <calcext:conditional-format calcext:target-range-address="Huffington.T47:Huffington.T51">
            <calcext:condition calcext:apply-style-name="MAX" calcext:value="top-elements(0.7)" calcext:base-cell-address="Huffington.T47"/>
          </calcext:conditional-format>
          <calcext:conditional-format calcext:target-range-address="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U41:Huffington.U45">
            <calcext:condition calcext:apply-style-name="MAX" calcext:value="top-elements(0.7)" calcext:base-cell-address="Huffington.U41"/>
          </calcext:conditional-format>
          <calcext:conditional-format calcext:target-range-address="Huffington.U47:Huffington.U51">
            <calcext:condition calcext:apply-style-name="MAX" calcext:value="top-elements(0.7)" calcext:base-cell-address="Huffington.U47"/>
          </calcext:conditional-format>
          <calcext:conditional-format calcext:target-range-address="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S41:Huffington.S45">
            <calcext:condition calcext:apply-style-name="MAX" calcext:value="top-elements(0.7)" calcext:base-cell-address="Huffington.S41"/>
          </calcext:conditional-format>
          <calcext:conditional-format calcext:target-range-address="Huffington.S47:Huffington.S51">
            <calcext:condition calcext:apply-style-name="MAX" calcext:value="top-elements(0.7)" calcext:base-cell-address="Huffington.S47"/>
          </calcext:conditional-format>
          <calcext:conditional-format calcext:target-range-address="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T41:Huffington.T45">
            <calcext:condition calcext:apply-style-name="MAX" calcext:value="top-elements(0.7)" calcext:base-cell-address="Huffington.T41"/>
          </calcext:conditional-format>
          <calcext:conditional-format calcext:target-range-address="Huffington.T47:Huffington.T51">
            <calcext:condition calcext:apply-style-name="MAX" calcext:value="top-elements(0.7)" calcext:base-cell-address="Huffington.T47"/>
          </calcext:conditional-format>
          <calcext:conditional-format calcext:target-range-address="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U41:Huffington.U45">
            <calcext:condition calcext:apply-style-name="MAX" calcext:value="top-elements(0.7)" calcext:base-cell-address="Huffington.U41"/>
          </calcext:conditional-format>
          <calcext:conditional-format calcext:target-range-address="Huffington.U47:Huffington.U51">
            <calcext:condition calcext:apply-style-name="MAX" calcext:value="top-elements(0.7)" calcext:base-cell-address="Huffington.U47"/>
          </calcext:conditional-format>
          <calcext:conditional-format calcext:target-range-address="Huffington.O35:Huffington.O39">
            <calcext:condition calcext:apply-style-name="MAX" calcext:value="top-elements(0.7)" calcext:base-cell-address="Huffington.O35"/>
          </calcext:conditional-format>
          <calcext:conditional-format calcext:target-range-address="Huffington.O41:Huffington.O45">
            <calcext:condition calcext:apply-style-name="MAX" calcext:value="top-elements(0.7)" calcext:base-cell-address="Huffington.O41"/>
          </calcext:conditional-format>
          <calcext:conditional-format calcext:target-range-address="Huffington.O47:Huffington.O51">
            <calcext:condition calcext:apply-style-name="MAX" calcext:value="top-elements(0.7)" calcext:base-cell-address="Huffington.O47"/>
          </calcext:conditional-format>
          <calcext:conditional-format calcext:target-range-address="Huffington.O53:Huffington.O57">
            <calcext:condition calcext:apply-style-name="MAX" calcext:value="top-elements(0.7)" calcext:base-cell-address="Huffington.O53"/>
          </calcext:conditional-format>
          <calcext:conditional-format calcext:target-range-address="Huffington.P35:Huffington.P39">
            <calcext:condition calcext:apply-style-name="MAX" calcext:value="top-elements(0.7)" calcext:base-cell-address="Huffington.P35"/>
          </calcext:conditional-format>
          <calcext:conditional-format calcext:target-range-address="Huffington.Q35:Huffington.Q39">
            <calcext:condition calcext:apply-style-name="MAX" calcext:value="top-elements(0.7)" calcext:base-cell-address="Huffington.Q35"/>
          </calcext:conditional-format>
          <calcext:conditional-format calcext:target-range-address="Huffington.R35:Huffington.R39">
            <calcext:condition calcext:apply-style-name="MAX" calcext:value="top-elements(0.7)" calcext:base-cell-address="Huffington.R35"/>
          </calcext:conditional-format>
          <calcext:conditional-format calcext:target-range-address="Huffington.S35:Huffington.S39">
            <calcext:condition calcext:apply-style-name="MAX" calcext:value="top-elements(0.7)" calcext:base-cell-address="Huffington.S35"/>
          </calcext:conditional-format>
          <calcext:conditional-format calcext:target-range-address="Huffington.T35:Huffington.T39">
            <calcext:condition calcext:apply-style-name="MAX" calcext:value="top-elements(0.7)" calcext:base-cell-address="Huffington.T35"/>
          </calcext:conditional-format>
          <calcext:conditional-format calcext:target-range-address="Huffington.U35:Huffington.U39">
            <calcext:condition calcext:apply-style-name="MAX" calcext:value="top-elements(0.7)" calcext:base-cell-address="Huffington.U35"/>
          </calcext:conditional-format>
          <calcext:conditional-format calcext:target-range-address="Huffington.U41:Huffington.U45">
            <calcext:condition calcext:apply-style-name="MAX" calcext:value="top-elements(0.7)" calcext:base-cell-address="Huffington.U41"/>
          </calcext:conditional-format>
          <calcext:conditional-format calcext:target-range-address="Huffington.T41:Huffington.T45">
            <calcext:condition calcext:apply-style-name="MAX" calcext:value="top-elements(0.7)" calcext:base-cell-address="Huffington.T41"/>
          </calcext:conditional-format>
          <calcext:conditional-format calcext:target-range-address="Huffington.S41:Huffington.S45">
            <calcext:condition calcext:apply-style-name="MAX" calcext:value="top-elements(0.7)" calcext:base-cell-address="Huffington.S41"/>
          </calcext:conditional-format>
          <calcext:conditional-format calcext:target-range-address="Huffington.R41:Huffington.R45">
            <calcext:condition calcext:apply-style-name="MAX" calcext:value="top-elements(0.7)" calcext:base-cell-address="Huffington.R41"/>
          </calcext:conditional-format>
          <calcext:conditional-format calcext:target-range-address="Huffington.Q41:Huffington.Q45">
            <calcext:condition calcext:apply-style-name="MAX" calcext:value="top-elements(0.7)" calcext:base-cell-address="Huffington.Q41"/>
          </calcext:conditional-format>
          <calcext:conditional-format calcext:target-range-address="Huffington.P41:Huffington.P45">
            <calcext:condition calcext:apply-style-name="MAX" calcext:value="top-elements(0.7)" calcext:base-cell-address="Huffington.P41"/>
          </calcext:conditional-format>
          <calcext:conditional-format calcext:target-range-address="Huffington.P47:Huffington.P51">
            <calcext:condition calcext:apply-style-name="MAX" calcext:value="top-elements(0.7)" calcext:base-cell-address="Huffington.P47"/>
          </calcext:conditional-format>
          <calcext:conditional-format calcext:target-range-address="Huffington.Q47:Huffington.Q51">
            <calcext:condition calcext:apply-style-name="MAX" calcext:value="top-elements(0.7)" calcext:base-cell-address="Huffington.Q47"/>
          </calcext:conditional-format>
          <calcext:conditional-format calcext:target-range-address="Huffington.R47:Huffington.R51">
            <calcext:condition calcext:apply-style-name="MAX" calcext:value="top-elements(0.7)" calcext:base-cell-address="Huffington.R47"/>
          </calcext:conditional-format>
          <calcext:conditional-format calcext:target-range-address="Huffington.S47:Huffington.S51">
            <calcext:condition calcext:apply-style-name="MAX" calcext:value="top-elements(0.7)" calcext:base-cell-address="Huffington.S47"/>
          </calcext:conditional-format>
          <calcext:conditional-format calcext:target-range-address="Huffington.T47:Huffington.T51">
            <calcext:condition calcext:apply-style-name="MAX" calcext:value="top-elements(0.7)" calcext:base-cell-address="Huffington.T47"/>
          </calcext:conditional-format>
          <calcext:conditional-format calcext:target-range-address="Huffington.U47:Huffington.U51">
            <calcext:condition calcext:apply-style-name="MAX" calcext:value="top-elements(0.7)" calcext:base-cell-address="Huffington.U47"/>
          </calcext:conditional-format>
          <calcext:conditional-format calcext:target-range-address="Huffington.U53:Huffington.U57">
            <calcext:condition calcext:apply-style-name="MAX" calcext:value="top-elements(0.7)" calcext:base-cell-address="Huffington.U53"/>
          </calcext:conditional-format>
          <calcext:conditional-format calcext:target-range-address="Huffington.T53:Huffington.T57">
            <calcext:condition calcext:apply-style-name="MAX" calcext:value="top-elements(0.7)" calcext:base-cell-address="Huffington.T53"/>
          </calcext:conditional-format>
          <calcext:conditional-format calcext:target-range-address="Huffington.S53:Huffington.S57">
            <calcext:condition calcext:apply-style-name="MAX" calcext:value="top-elements(0.7)" calcext:base-cell-address="Huffington.S53"/>
          </calcext:conditional-format>
          <calcext:conditional-format calcext:target-range-address="Huffington.R53:Huffington.R57">
            <calcext:condition calcext:apply-style-name="MAX" calcext:value="top-elements(0.7)" calcext:base-cell-address="Huffington.R53"/>
          </calcext:conditional-format>
          <calcext:conditional-format calcext:target-range-address="Huffington.Q53:Huffington.Q57">
            <calcext:condition calcext:apply-style-name="MAX" calcext:value="top-elements(0.7)" calcext:base-cell-address="Huffington.Q53"/>
          </calcext:conditional-format>
          <calcext:conditional-format calcext:target-range-address="Huffington.P53:Huffington.P57">
            <calcext:condition calcext:apply-style-name="MAX" calcext:value="top-elements(0.7)" calcext:base-cell-address="Huffington.P53"/>
          </calcext:conditional-format>
          <calcext:conditional-format calcext:target-range-address="Huffington.K6:Huffington.K10">
            <calcext:condition calcext:apply-style-name="MAX" calcext:value="top-elements(0.7)" calcext:base-cell-address="Huffington.K6"/>
          </calcext:conditional-format>
          <calcext:conditional-format calcext:target-range-address="Huffington.K12:Huffington.K16">
            <calcext:condition calcext:apply-style-name="MAX" calcext:value="top-elements(0.7)" calcext:base-cell-address="Huffington.K12"/>
          </calcext:conditional-format>
          <calcext:conditional-format calcext:target-range-address="Huffington.K18:Huffington.K22">
            <calcext:condition calcext:apply-style-name="MAX" calcext:value="top-elements(0.7)" calcext:base-cell-address="Huffington.K18"/>
          </calcext:conditional-format>
          <calcext:conditional-format calcext:target-range-address="Huffington.K12:Huffington.K16">
            <calcext:condition calcext:apply-style-name="MAX" calcext:value="top-elements(0.7)" calcext:base-cell-address="Huffington.K12"/>
          </calcext:conditional-format>
          <calcext:conditional-format calcext:target-range-address="Huffington.K18:Huffington.K22">
            <calcext:condition calcext:apply-style-name="MAX" calcext:value="top-elements(0.7)" calcext:base-cell-address="Huffington.K18"/>
          </calcext:conditional-format>
          <calcext:conditional-format calcext:target-range-address="Huffington.K24:Huffington.K28">
            <calcext:condition calcext:apply-style-name="MAX" calcext:value="top-elements(0.7)" calcext:base-cell-address="Huffington.K24"/>
          </calcext:conditional-format>
          <calcext:conditional-format calcext:target-range-address="Huffington.AH5:Huffington.AH9">
            <calcext:condition calcext:apply-style-name="MAX" calcext:value="top-elements(0.7)" calcext:base-cell-address="Huffington.AH5"/>
          </calcext:conditional-format>
          <calcext:conditional-format calcext:target-range-address="Huffington.AH11:Huffington.AH15">
            <calcext:condition calcext:apply-style-name="MAX" calcext:value="top-elements(0.7)" calcext:base-cell-address="Huffington.AH11"/>
          </calcext:conditional-format>
          <calcext:conditional-format calcext:target-range-address="Huffington.AH17:Huffington.AH21">
            <calcext:condition calcext:apply-style-name="MAX" calcext:value="top-elements(0.7)" calcext:base-cell-address="Huffington.AH17"/>
          </calcext:conditional-format>
          <calcext:conditional-format calcext:target-range-address="Huffington.AH11:Huffington.AH15">
            <calcext:condition calcext:apply-style-name="MAX" calcext:value="top-elements(0.7)" calcext:base-cell-address="Huffington.AH11"/>
          </calcext:conditional-format>
          <calcext:conditional-format calcext:target-range-address="Huffington.AH17:Huffington.AH21">
            <calcext:condition calcext:apply-style-name="MAX" calcext:value="top-elements(0.7)" calcext:base-cell-address="Huffington.AH17"/>
          </calcext:conditional-format>
          <calcext:conditional-format calcext:target-range-address="Huffington.AH23:Huffington.AH27">
            <calcext:condition calcext:apply-style-name="MAX" calcext:value="top-elements(0.7)" calcext:base-cell-address="Huffington.AH23"/>
          </calcext:conditional-format>
          <calcext:conditional-format calcext:target-range-address="Huffington.AI5:Huffington.AI9">
            <calcext:condition calcext:apply-style-name="MAX" calcext:value="top-elements(0.7)" calcext:base-cell-address="Huffington.AI5"/>
          </calcext:conditional-format>
          <calcext:conditional-format calcext:target-range-address="Huffington.AI11:Huffington.AI15">
            <calcext:condition calcext:apply-style-name="MAX" calcext:value="top-elements(0.7)" calcext:base-cell-address="Huffington.AI11"/>
          </calcext:conditional-format>
          <calcext:conditional-format calcext:target-range-address="Huffington.AI17:Huffington.AI21">
            <calcext:condition calcext:apply-style-name="MAX" calcext:value="top-elements(0.7)" calcext:base-cell-address="Huffington.AI17"/>
          </calcext:conditional-format>
          <calcext:conditional-format calcext:target-range-address="Huffington.AI11:Huffington.AI15">
            <calcext:condition calcext:apply-style-name="MAX" calcext:value="top-elements(0.7)" calcext:base-cell-address="Huffington.AI11"/>
          </calcext:conditional-format>
          <calcext:conditional-format calcext:target-range-address="Huffington.AI17:Huffington.AI21">
            <calcext:condition calcext:apply-style-name="MAX" calcext:value="top-elements(0.7)" calcext:base-cell-address="Huffington.AI17"/>
          </calcext:conditional-format>
          <calcext:conditional-format calcext:target-range-address="Huffington.AI23:Huffington.AI27">
            <calcext:condition calcext:apply-style-name="MAX" calcext:value="top-elements(0.7)" calcext:base-cell-address="Huffington.AI23"/>
          </calcext:conditional-format>
          <calcext:conditional-format calcext:target-range-address="Huffington.AJ5:Huffington.AJ9">
            <calcext:condition calcext:apply-style-name="MAX" calcext:value="top-elements(0.7)" calcext:base-cell-address="Huffington.AJ5"/>
          </calcext:conditional-format>
          <calcext:conditional-format calcext:target-range-address="Huffington.AJ5:Huffington.AJ9">
            <calcext:condition calcext:apply-style-name="MAX" calcext:value="top-elements(0.7)" calcext:base-cell-address="Huffington.AJ5"/>
          </calcext:conditional-format>
          <calcext:conditional-format calcext:target-range-address="Huffington.AK5:Huffington.AK9">
            <calcext:condition calcext:apply-style-name="MAX" calcext:value="top-elements(0.7)" calcext:base-cell-address="Huffington.AK5"/>
          </calcext:conditional-format>
          <calcext:conditional-format calcext:target-range-address="Huffington.AK5:Huffington.AK9">
            <calcext:condition calcext:apply-style-name="MAX" calcext:value="top-elements(0.7)" calcext:base-cell-address="Huffington.AK5"/>
          </calcext:conditional-format>
          <calcext:conditional-format calcext:target-range-address="Huffington.AL5:Huffington.AL9">
            <calcext:condition calcext:apply-style-name="MAX" calcext:value="top-elements(0.7)" calcext:base-cell-address="Huffington.AL5"/>
          </calcext:conditional-format>
          <calcext:conditional-format calcext:target-range-address="Huffington.AL5:Huffington.AL9">
            <calcext:condition calcext:apply-style-name="MAX" calcext:value="top-elements(0.7)" calcext:base-cell-address="Huffington.AL5"/>
          </calcext:conditional-format>
          <calcext:conditional-format calcext:target-range-address="Huffington.AM5:Huffington.AM9">
            <calcext:condition calcext:apply-style-name="MAX" calcext:value="top-elements(0.7)" calcext:base-cell-address="Huffington.AM5"/>
          </calcext:conditional-format>
          <calcext:conditional-format calcext:target-range-address="Huffington.AM5:Huffington.AM9">
            <calcext:condition calcext:apply-style-name="MAX" calcext:value="top-elements(0.7)" calcext:base-cell-address="Huffington.AM5"/>
          </calcext:conditional-format>
          <calcext:conditional-format calcext:target-range-address="Huffington.AN5:Huffington.AN9">
            <calcext:condition calcext:apply-style-name="MAX" calcext:value="top-elements(0.7)" calcext:base-cell-address="Huffington.AN5"/>
          </calcext:conditional-format>
          <calcext:conditional-format calcext:target-range-address="Huffington.AO5:Huffington.AO9">
            <calcext:condition calcext:apply-style-name="MAX" calcext:value="top-elements(0.7)" calcext:base-cell-address="Huffington.AO5"/>
          </calcext:conditional-format>
        </calcext:conditional-formats>
      </table:table>
      <table:table table:name="Convergence" table:style-name="ta1">
        <table:table-column table:style-name="co1" table:default-cell-style-name="Default"/>
        <table:table-column table:style-name="co89" table:default-cell-style-name="ce761"/>
        <table:table-column table:style-name="co90" table:default-cell-style-name="ce682"/>
        <table:table-column table:style-name="co1" table:default-cell-style-name="ce682"/>
        <table:table-column table:style-name="co1" table:default-cell-style-name="Default"/>
        <table:table-column table:style-name="co91" table:default-cell-style-name="Default"/>
        <table:table-column table:style-name="co92" table:number-columns-repeated="2" table:default-cell-style-name="Default"/>
        <table:table-column table:style-name="co48" table:default-cell-style-name="Default"/>
        <table:table-column table:style-name="co91" table:default-cell-style-name="Default"/>
        <table:table-column table:style-name="co92" table:number-columns-repeated="3" table:default-cell-style-name="Default"/>
        <table:table-column table:style-name="co93" table:default-cell-style-name="Default"/>
        <table:table-column table:style-name="co92" table:number-columns-repeated="2" table:default-cell-style-name="Default"/>
        <table:table-column table:style-name="co94" table:default-cell-style-name="Default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3"/>
          <table:table-cell table:number-columns-repeated="25"/>
        </table:table-row>
        <table:table-row table:style-name="ro1">
          <table:table-cell/>
          <table:table-cell table:style-name="ce758" table:number-columns-repeated="5"/>
          <table:table-cell table:number-columns-repeated="23"/>
        </table:table-row>
        <table:table-row table:style-name="ro1">
          <table:table-cell/>
          <table:table-cell table:style-name="ce758" table:number-columns-repeated="3"/>
          <table:table-cell table:style-name="ce87"/>
          <table:table-cell table:style-name="ce82" office:value-type="string" calcext:value-type="string" table:number-columns-spanned="4" table:number-rows-spanned="1">
            <text:p>MOVIE</text:p>
          </table:table-cell>
          <table:covered-table-cell table:number-columns-repeated="3" table:style-name="ce82"/>
          <table:table-cell table:style-name="ce82" office:value-type="string" calcext:value-type="string" table:number-columns-spanned="4" table:number-rows-spanned="1">
            <text:p>MPQA</text:p>
          </table:table-cell>
          <table:covered-table-cell table:number-columns-repeated="3" table:style-name="ce82"/>
          <table:table-cell table:style-name="ce82" office:value-type="string" calcext:value-type="string" table:number-columns-spanned="4" table:number-rows-spanned="1">
            <text:p>DSRC</text:p>
          </table:table-cell>
          <table:covered-table-cell table:number-columns-repeated="3" table:style-name="ce82"/>
          <table:table-cell table:number-columns-repeated="12"/>
        </table:table-row>
        <table:table-row table:style-name="ro1">
          <table:table-cell/>
          <table:table-cell table:style-name="ce82" office:value-type="string" calcext:value-type="string">
            <text:p>DataSet</text:p>
          </table:table-cell>
          <table:table-cell table:style-name="ce82" office:value-type="string" calcext:value-type="string">
            <text:p>UwordCount</text:p>
          </table:table-cell>
          <table:table-cell table:style-name="ce82" office:value-type="string" calcext:value-type="string">
            <text:p>Size</text:p>
          </table:table-cell>
          <table:table-cell table:style-name="ce82" office:value-type="string" calcext:value-type="string">
            <text:p>DataSet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TP</text:p>
          </table:table-cell>
          <table:table-cell table:style-name="ce82" office:value-type="string" calcext:value-type="string">
            <text:p>UP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TP</text:p>
          </table:table-cell>
          <table:table-cell table:style-name="ce82" office:value-type="string" calcext:value-type="string">
            <text:p>UP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SP</text:p>
          </table:table-cell>
          <table:table-cell table:style-name="ce82" office:value-type="string" calcext:value-type="string">
            <text:p>TP</text:p>
          </table:table-cell>
          <table:table-cell table:style-name="ce82" office:value-type="string" calcext:value-type="string">
            <text:p>UP</text:p>
          </table:table-cell>
          <table:table-cell table:number-columns-repeated="12"/>
        </table:table-row>
        <table:table-row table:style-name="ro8">
          <table:table-cell/>
          <table:table-cell table:style-name="ce83" office:value-type="string" calcext:value-type="string">
            <text:p>MOVIE</text:p>
          </table:table-cell>
          <table:table-cell table:style-name="ce88" office:value-type="float" office:value="22154" calcext:value-type="float">
            <text:p>22154</text:p>
          </table:table-cell>
          <table:table-cell table:style-name="ce89" office:value-type="float" office:value="10000" calcext:value-type="float">
            <text:p>10000</text:p>
          </table:table-cell>
          <table:table-cell table:style-name="ce637" office:value-type="string" calcext:value-type="string">
            <text:p>MOVIE</text:p>
          </table:table-cell>
          <table:table-cell table:style-name="ce88" office:value-type="float" office:value="22154" calcext:value-type="float">
            <text:p>22154</text:p>
          </table:table-cell>
          <table:table-cell table:style-name="ce1336" office:value-type="float" office:value="1" calcext:value-type="float">
            <text:p>1,00</text:p>
          </table:table-cell>
          <table:table-cell table:style-name="ce1343" office:value-type="float" office:value="1" calcext:value-type="float">
            <text:p>1,00</text:p>
          </table:table-cell>
          <table:table-cell table:style-name="ce1350" office:value-type="float" office:value="1" calcext:value-type="float">
            <text:p>1,00</text:p>
          </table:table-cell>
          <table:table-cell table:style-name="ce88" office:value-type="float" office:value="8242" calcext:value-type="float">
            <text:p>8242</text:p>
          </table:table-cell>
          <table:table-cell table:style-name="ce1357" office:value-type="float" office:value="0.372032138665704" calcext:value-type="float">
            <text:p>0,37</text:p>
          </table:table-cell>
          <table:table-cell table:style-name="ce1364" office:value-type="float" office:value="0.504869831546707" calcext:value-type="float">
            <text:p>0,50</text:p>
          </table:table-cell>
          <table:table-cell table:style-name="ce1368" office:value-type="float" office:value="0.272579951714786" calcext:value-type="float">
            <text:p>0,27</text:p>
          </table:table-cell>
          <table:table-cell table:style-name="ce88" office:value-type="float" office:value="3759" calcext:value-type="float">
            <text:p>3759</text:p>
          </table:table-cell>
          <table:table-cell table:style-name="ce1372" office:value-type="float" office:value="0.169675905028437" calcext:value-type="float">
            <text:p>0,17</text:p>
          </table:table-cell>
          <table:table-cell table:style-name="ce1377" office:value-type="float" office:value="0.68947175348496" calcext:value-type="float">
            <text:p>0,69</text:p>
          </table:table-cell>
          <table:table-cell table:style-name="ce1381" office:value-type="float" office:value="0.157629890552271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5.04869831546707E+015" calcext:value-type="float">
            <text:p>5,04869831546707E+015</text:p>
          </table:table-cell>
          <table:table-cell office:value-type="float" office:value="0" calcext:value-type="float">
            <text:p>0</text:p>
          </table:table-cell>
          <table:table-cell office:value-type="float" office:value="2.72579951714786E+015" calcext:value-type="float">
            <text:p>2,72579951714786E+015</text:p>
          </table:table-cell>
          <table:table-cell office:value-type="float" office:value="3759" calcext:value-type="float">
            <text:p>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675905028437E+015" calcext:value-type="float">
            <text:p>1,69675905028437E+015</text:p>
          </table:table-cell>
          <table:table-cell office:value-type="float" office:value="0" calcext:value-type="float">
            <text:p>0</text:p>
          </table:table-cell>
          <table:table-cell office:value-type="float" office:value="6.8947175348496E+015" calcext:value-type="float">
            <text:p>6,8947175348496E+015</text:p>
          </table:table-cell>
          <table:table-cell office:value-type="float" office:value="0" calcext:value-type="float">
            <text:p>0</text:p>
          </table:table-cell>
          <table:table-cell office:value-type="float" office:value="1.57629890552271E+016" calcext:value-type="float">
            <text:p>1,57629890552271E+016</text:p>
          </table:table-cell>
        </table:table-row>
        <table:table-row table:style-name="ro8">
          <table:table-cell/>
          <table:table-cell table:style-name="ce84" office:value-type="string" calcext:value-type="string">
            <text:p>MPQA</text:p>
          </table:table-cell>
          <table:table-cell table:style-name="ce89" office:value-type="float" office:value="16325" calcext:value-type="float">
            <text:p>16325</text:p>
          </table:table-cell>
          <table:table-cell table:style-name="ce89" office:value-type="float" office:value="14680" calcext:value-type="float">
            <text:p>14680</text:p>
          </table:table-cell>
          <table:table-cell table:style-name="ce637" office:value-type="string" calcext:value-type="string">
            <text:p>MPQA</text:p>
          </table:table-cell>
          <table:table-cell table:style-name="ce89" office:value-type="float" office:value="8242" calcext:value-type="float">
            <text:p>8242</text:p>
          </table:table-cell>
          <table:table-cell table:style-name="ce1337" office:value-type="float" office:value="0.504869831546707" calcext:value-type="float">
            <text:p>0,50</text:p>
          </table:table-cell>
          <table:table-cell table:style-name="ce1344" office:value-type="float" office:value="0.372032138665704" calcext:value-type="float">
            <text:p>0,37</text:p>
          </table:table-cell>
          <table:table-cell table:style-name="ce1351" office:value-type="float" office:value="0.272579951714786" calcext:value-type="float">
            <text:p>0,27</text:p>
          </table:table-cell>
          <table:table-cell table:style-name="ce89" office:value-type="float" office:value="16325" calcext:value-type="float">
            <text:p>16325</text:p>
          </table:table-cell>
          <table:table-cell table:style-name="ce1358" office:value-type="float" office:value="1" calcext:value-type="float">
            <text:p>1,00</text:p>
          </table:table-cell>
          <table:table-cell table:style-name="ce1365" office:value-type="float" office:value="1" calcext:value-type="float">
            <text:p>1,00</text:p>
          </table:table-cell>
          <table:table-cell table:style-name="ce1369" office:value-type="float" office:value="1" calcext:value-type="float">
            <text:p>1,00</text:p>
          </table:table-cell>
          <table:table-cell table:style-name="ce89" office:value-type="float" office:value="3813" calcext:value-type="float">
            <text:p>3813</text:p>
          </table:table-cell>
          <table:table-cell table:style-name="ce1373" office:value-type="float" office:value="0.233568147013783" calcext:value-type="float">
            <text:p>0,23</text:p>
          </table:table-cell>
          <table:table-cell table:style-name="ce1378" office:value-type="float" office:value="0.699376375641966" calcext:value-type="float">
            <text:p>0,70</text:p>
          </table:table-cell>
          <table:table-cell table:style-name="ce1382" office:value-type="float" office:value="0.212257849031396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3" calcext:value-type="float">
            <text:p>3813</text:p>
          </table:table-cell>
          <table:table-cell office:value-type="float" office:value="0" calcext:value-type="float">
            <text:p>0</text:p>
          </table:table-cell>
          <table:table-cell office:value-type="float" office:value="2.33568147013783E+016" calcext:value-type="float">
            <text:p>2,33568147013783E+016</text:p>
          </table:table-cell>
          <table:table-cell office:value-type="float" office:value="0" calcext:value-type="float">
            <text:p>0</text:p>
          </table:table-cell>
          <table:table-cell office:value-type="float" office:value="6.99376375641966E+015" calcext:value-type="float">
            <text:p>6,99376375641966E+015</text:p>
          </table:table-cell>
          <table:table-cell office:value-type="float" office:value="0" calcext:value-type="float">
            <text:p>0</text:p>
          </table:table-cell>
          <table:table-cell office:value-type="float" office:value="2.12257849031396E+016" calcext:value-type="float">
            <text:p>2,12257849031396E+016</text:p>
          </table:table-cell>
          <table:table-cell/>
        </table:table-row>
        <table:table-row table:style-name="ro8">
          <table:table-cell/>
          <table:table-cell table:style-name="ce84" office:value-type="string" calcext:value-type="string">
            <text:p>DSRC</text:p>
          </table:table-cell>
          <table:table-cell table:style-name="ce89" office:value-type="float" office:value="5452" calcext:value-type="float">
            <text:p>5452</text:p>
          </table:table-cell>
          <table:table-cell table:style-name="ce89" office:value-type="float" office:value="4514" calcext:value-type="float">
            <text:p>4514</text:p>
          </table:table-cell>
          <table:table-cell table:style-name="ce637" office:value-type="string" calcext:value-type="string">
            <text:p>DSRC</text:p>
          </table:table-cell>
          <table:table-cell table:style-name="ce90" office:value-type="float" office:value="3759" calcext:value-type="float">
            <text:p>3759</text:p>
          </table:table-cell>
          <table:table-cell table:style-name="ce1338" office:value-type="float" office:value="0.68947175348496" calcext:value-type="float">
            <text:p>0,69</text:p>
          </table:table-cell>
          <table:table-cell table:style-name="ce1345" office:value-type="float" office:value="0.169675905028437" calcext:value-type="float">
            <text:p>0,17</text:p>
          </table:table-cell>
          <table:table-cell table:style-name="ce1352" office:value-type="float" office:value="0.157629890552271" calcext:value-type="float">
            <text:p>0,16</text:p>
          </table:table-cell>
          <table:table-cell table:style-name="ce90" office:value-type="float" office:value="3813" calcext:value-type="float">
            <text:p>3813</text:p>
          </table:table-cell>
          <table:table-cell table:style-name="ce1359" office:value-type="float" office:value="0.699376375641966" calcext:value-type="float">
            <text:p>0,70</text:p>
          </table:table-cell>
          <table:table-cell table:style-name="ce1366" office:value-type="float" office:value="0.233568147013783" calcext:value-type="float">
            <text:p>0,23</text:p>
          </table:table-cell>
          <table:table-cell table:style-name="ce1370" office:value-type="float" office:value="0.212257849031396" calcext:value-type="float">
            <text:p>0,21</text:p>
          </table:table-cell>
          <table:table-cell table:style-name="ce90" office:value-type="float" office:value="5452" calcext:value-type="float">
            <text:p>5452</text:p>
          </table:table-cell>
          <table:table-cell table:style-name="ce1374" office:value-type="float" office:value="1" calcext:value-type="float">
            <text:p>1,00</text:p>
          </table:table-cell>
          <table:table-cell table:style-name="ce1379" office:value-type="float" office:value="1" calcext:value-type="float">
            <text:p>1,00</text:p>
          </table:table-cell>
          <table:table-cell table:style-name="ce1383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.33568147013783E+016" calcext:value-type="float">
            <text:p>2,33568147013783E+016</text:p>
          </table:table-cell>
          <table:table-cell office:value-type="float" office:value="0" calcext:value-type="float">
            <text:p>0</text:p>
          </table:table-cell>
          <table:table-cell office:value-type="float" office:value="2.12257849031396E+016" calcext:value-type="float">
            <text:p>2,12257849031396E+016</text:p>
          </table:table-cell>
          <table:table-cell office:value-type="float" office:value="5452" calcext:value-type="float">
            <text:p>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4" office:value-type="string" calcext:value-type="string">
            <text:p>ALL</text:p>
          </table:table-cell>
          <table:table-cell table:style-name="ce89" office:value-type="float" office:value="31270" calcext:value-type="float">
            <text:p>31270</text:p>
          </table:table-cell>
          <table:table-cell table:style-name="ce89" office:value-type="float" office:value="28473" calcext:value-type="float">
            <text:p>28473</text:p>
          </table:table-cell>
          <table:table-cell table:style-name="ce637" office:value-type="string" calcext:value-type="string">
            <text:p>huffington</text:p>
          </table:table-cell>
          <table:table-cell table:style-name="ce90" office:value-type="float" office:value="1771" calcext:value-type="float">
            <text:p>1771</text:p>
          </table:table-cell>
          <table:table-cell table:style-name="ce1339" office:value-type="float" office:value="0.754580315296123" calcext:value-type="float">
            <text:p>0,75</text:p>
          </table:table-cell>
          <table:table-cell table:style-name="ce1346" office:value-type="float" office:value="0.0799404170804369" calcext:value-type="float">
            <text:p>0,08</text:p>
          </table:table-cell>
          <table:table-cell table:style-name="ce1353" office:value-type="float" office:value="0.077914650241971" calcext:value-type="float">
            <text:p>0,08</text:p>
          </table:table-cell>
          <table:table-cell table:style-name="ce90" office:value-type="float" office:value="1751" calcext:value-type="float">
            <text:p>1751</text:p>
          </table:table-cell>
          <table:table-cell table:style-name="ce1360" office:value-type="float" office:value="0.746058798466127" calcext:value-type="float">
            <text:p>0,75</text:p>
          </table:table-cell>
          <table:table-cell table:style-name="ce1367" office:value-type="float" office:value="0.107258805513017" calcext:value-type="float">
            <text:p>0,11</text:p>
          </table:table-cell>
          <table:table-cell table:style-name="ce1371" office:value-type="float" office:value="0.103480881744578" calcext:value-type="float">
            <text:p>0,10</text:p>
          </table:table-cell>
          <table:table-cell table:style-name="ce90" office:value-type="float" office:value="1235" calcext:value-type="float">
            <text:p>1235</text:p>
          </table:table-cell>
          <table:table-cell table:style-name="ce1375" office:value-type="float" office:value="0.526203664252237" calcext:value-type="float">
            <text:p>0,53</text:p>
          </table:table-cell>
          <table:table-cell table:style-name="ce1380" office:value-type="float" office:value="0.226522377109318" calcext:value-type="float">
            <text:p>0,23</text:p>
          </table:table-cell>
          <table:table-cell table:style-name="ce1384" office:value-type="float" office:value="0.188147471054235" calcext:value-type="float">
            <text:p>0,19</text:p>
          </table:table-cell>
          <table:table-cell table:number-columns-repeated="12"/>
        </table:table-row>
        <table:table-row table:style-name="ro1">
          <table:table-cell/>
          <table:table-cell table:style-name="ce85" office:value-type="string" calcext:value-type="string">
            <text:p>HUFFINGTON</text:p>
          </table:table-cell>
          <table:table-cell table:style-name="ce90" office:value-type="float" office:value="2347" calcext:value-type="float">
            <text:p>2347</text:p>
          </table:table-cell>
          <table:table-cell table:style-name="ce90" office:value-type="float" office:value="515" calcext:value-type="float">
            <text:p>515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8"/>
          <table:table-cell table:style-name="ce1340"/>
          <table:table-cell table:style-name="ce1347"/>
          <table:table-cell table:style-name="ce1354"/>
          <table:table-cell table:style-name="ce88"/>
          <table:table-cell table:style-name="ce1361"/>
          <table:table-cell table:style-name="ce1347"/>
          <table:table-cell table:style-name="ce1354"/>
          <table:table-cell table:style-name="ce88"/>
          <table:table-cell table:style-name="ce1361"/>
          <table:table-cell table:style-name="ce1347"/>
          <table:table-cell table:style-name="ce1354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9"/>
          <table:table-cell table:style-name="ce1341"/>
          <table:table-cell table:style-name="ce1348"/>
          <table:table-cell table:style-name="ce1355"/>
          <table:table-cell table:style-name="ce89"/>
          <table:table-cell table:style-name="ce1362"/>
          <table:table-cell table:style-name="ce1348"/>
          <table:table-cell table:style-name="ce1355"/>
          <table:table-cell table:style-name="ce89"/>
          <table:table-cell table:style-name="ce1376"/>
          <table:table-cell table:style-name="ce1348"/>
          <table:table-cell table:style-name="ce1355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90"/>
          <table:table-cell table:style-name="ce1342"/>
          <table:table-cell table:style-name="ce1349"/>
          <table:table-cell table:style-name="ce1356"/>
          <table:table-cell table:style-name="ce90"/>
          <table:table-cell table:style-name="ce1363"/>
          <table:table-cell table:style-name="ce1349"/>
          <table:table-cell table:style-name="ce1356"/>
          <table:table-cell table:style-name="ce90"/>
          <table:table-cell table:style-name="ce1363"/>
          <table:table-cell table:style-name="ce1349"/>
          <table:table-cell table:style-name="ce1356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 office:value-type="string" calcext:value-type="string" table:number-columns-spanned="1" table:number-rows-spanned="2">
            <text:p>H</text:p>
          </table:table-cell>
          <table:table-cell table:number-columns-repeated="2" table:style-name="ce87" office:value-type="string" calcext:value-type="string">
            <text:p>H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3"/>
          <table:table-cell/>
          <table:covered-table-cell table:style-name="ce9"/>
          <table:table-cell table:number-columns-repeated="2" table:style-name="ce87" office:value-type="string" calcext:value-type="string">
            <text:p>H</text:p>
          </table:table-cell>
          <table:table-cell table:number-columns-repeated="21"/>
        </table:table-row>
        <table:table-row table:style-name="ro1">
          <table:table-cell/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Count</text:p>
          </table:table-cell>
          <table:table-cell/>
          <table:table-cell table:number-columns-repeated="3" table:style-name="ce87" office:value-type="string" calcext:value-type="string">
            <text:p>H</text:p>
          </table:table-cell>
          <table:table-cell table:number-columns-repeated="21"/>
        </table:table-row>
        <table:table-row table:style-name="ro1">
          <table:table-cell/>
          <table:table-cell table:style-name="ce760" office:value-type="float" office:value="5" calcext:value-type="float" table:number-columns-spanned="1" table:number-rows-spanned="2">
            <text:p>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5" calcext:value-type="float">
            <text:p>5</text:p>
          </table:covered-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0" calcext:value-type="float">
            <text:p>10</text:p>
          </table:covered-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ovie(C)</text:p>
          </table:table-cell>
          <table:table-cell office:value-type="string" calcext:value-type="string">
            <text:p>movie(SP)</text:p>
          </table:table-cell>
          <table:table-cell office:value-type="string" calcext:value-type="string">
            <text:p>movie(TP)</text:p>
          </table:table-cell>
          <table:table-cell office:value-type="string" calcext:value-type="string">
            <text:p>movie(UP)</text:p>
          </table:table-cell>
          <table:table-cell office:value-type="string" calcext:value-type="string">
            <text:p>mpqa(C)</text:p>
          </table:table-cell>
          <table:table-cell office:value-type="string" calcext:value-type="string">
            <text:p>mpqa(SP)</text:p>
          </table:table-cell>
          <table:table-cell office:value-type="string" calcext:value-type="string">
            <text:p>mpqa(TP)</text:p>
          </table:table-cell>
          <table:table-cell office:value-type="string" calcext:value-type="string">
            <text:p>dsrc(UP)</text:p>
          </table:table-cell>
          <table:table-cell office:value-type="string" calcext:value-type="string">
            <text:p>dsrc(SP)</text:p>
          </table:table-cell>
          <table:table-cell office:value-type="string" calcext:value-type="string">
            <text:p>dsrc(TP)</text:p>
          </table:table-cell>
          <table:table-cell office:value-type="string" calcext:value-type="string">
            <text:p>dsrc(UP)</text:p>
          </table:table-cell>
          <table:table-cell office:value-type="string" calcext:value-type="string">
            <text:p>all(SP)</text:p>
          </table:table-cell>
          <table:table-cell office:value-type="string" calcext:value-type="string">
            <text:p>all(TP)</text:p>
          </table:table-cell>
          <table:table-cell office:value-type="string" calcext:value-type="string">
            <text:p>all(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 table:number-columns-spanned="1" table:number-rows-spanned="2">
            <text:p>2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1771.0</text:p>
          </table:table-cell>
          <table:table-cell office:value-type="string" calcext:value-type="string">
            <text:p>0.7545803152961227</text:p>
          </table:table-cell>
          <table:table-cell office:value-type="string" calcext:value-type="string">
            <text:p>0.07994041708043693</text:p>
          </table:table-cell>
          <table:table-cell office:value-type="string" calcext:value-type="string">
            <text:p>0.07791465024197096</text:p>
          </table:table-cell>
          <table:table-cell office:value-type="string" calcext:value-type="string">
            <text:p>1751.0</text:p>
          </table:table-cell>
          <table:table-cell office:value-type="string" calcext:value-type="string">
            <text:p>0.746058798466127</text:p>
          </table:table-cell>
          <table:table-cell office:value-type="string" calcext:value-type="string">
            <text:p>0.10725880551301685</text:p>
          </table:table-cell>
          <table:table-cell office:value-type="string" calcext:value-type="string">
            <text:p>0.10348088174457774</text:p>
          </table:table-cell>
          <table:table-cell office:value-type="string" calcext:value-type="string">
            <text:p>1235.0</text:p>
          </table:table-cell>
          <table:table-cell office:value-type="string" calcext:value-type="string">
            <text:p>0.5262036642522369</text:p>
          </table:table-cell>
          <table:table-cell office:value-type="string" calcext:value-type="string">
            <text:p>0.2265223771093177</text:p>
          </table:table-cell>
          <table:table-cell office:value-type="string" calcext:value-type="string">
            <text:p>0.1881474710542352</text:p>
          </table:table-cell>
          <table:table-cell office:value-type="string" calcext:value-type="string">
            <text:p>1987.0</text:p>
          </table:table-cell>
          <table:table-cell office:value-type="string" calcext:value-type="string">
            <text:p>0.0635433322673489</text:p>
          </table:table-cell>
          <table:table-cell office:value-type="string" calcext:value-type="string">
            <text:p>0.8466126970600767</text:p>
          </table:table-cell>
          <table:table-cell office:value-type="string" calcext:value-type="string">
            <text:p>0.0628201074928865</text:p>
          </table:table-cell>
          <table:table-cell table:number-columns-repeated="5"/>
        </table:table-row>
        <table:table-row table:style-name="ro1">
          <table:table-cell/>
          <table:covered-table-cell office:value-type="float" office:value="21" calcext:value-type="float">
            <text:p>21</text:p>
          </table:covered-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8" calcext:value-type="float" table:number-columns-spanned="1" table:number-rows-spanned="2">
            <text:p>2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ovie(C)</text:p>
          </table:table-cell>
          <table:table-cell office:value-type="string" calcext:value-type="string">
            <text:p>movie(SP)</text:p>
          </table:table-cell>
          <table:table-cell office:value-type="string" calcext:value-type="string">
            <text:p>movie(TP)</text:p>
          </table:table-cell>
          <table:table-cell office:value-type="string" calcext:value-type="string">
            <text:p>movie(UP)</text:p>
          </table:table-cell>
          <table:table-cell office:value-type="string" calcext:value-type="string">
            <text:p>mpqa(C)</text:p>
          </table:table-cell>
          <table:table-cell office:value-type="string" calcext:value-type="string">
            <text:p>mpqa(SP)</text:p>
          </table:table-cell>
          <table:table-cell office:value-type="string" calcext:value-type="string">
            <text:p>mpqa(TP)</text:p>
          </table:table-cell>
          <table:table-cell office:value-type="string" calcext:value-type="string">
            <text:p>dsrc(UP)</text:p>
          </table:table-cell>
          <table:table-cell office:value-type="string" calcext:value-type="string">
            <text:p>dsrc(SP)</text:p>
          </table:table-cell>
          <table:table-cell office:value-type="string" calcext:value-type="string">
            <text:p>dsrc(TP)</text:p>
          </table:table-cell>
          <table:table-cell office:value-type="string" calcext:value-type="string">
            <text:p>dsrc(UP)</text:p>
          </table:table-cell>
          <table:table-cell office:value-type="string" calcext:value-type="string">
            <text:p>all(SP)</text:p>
          </table:table-cell>
          <table:table-cell office:value-type="string" calcext:value-type="string">
            <text:p>all(TP)</text:p>
          </table:table-cell>
          <table:table-cell office:value-type="string" calcext:value-type="string">
            <text:p>all(UP)</text:p>
          </table:table-cell>
          <table:table-cell table:number-columns-repeated="7"/>
        </table:table-row>
        <table:table-row table:style-name="ro1">
          <table:table-cell/>
          <table:covered-table-cell office:value-type="float" office:value="28" calcext:value-type="float">
            <text:p>28</text:p>
          </table:covered-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71" calcext:value-type="float">
            <text:p>1771</text:p>
          </table:table-cell>
          <table:table-cell office:value-type="float" office:value="0.754580315296123" calcext:value-type="float">
            <text:p>0,7545803153</text:p>
          </table:table-cell>
          <table:table-cell office:value-type="string" calcext:value-type="string">
            <text:p>0.07994041708043693</text:p>
          </table:table-cell>
          <table:table-cell office:value-type="string" calcext:value-type="string">
            <text:p>0.07791465024197096</text:p>
          </table:table-cell>
          <table:table-cell office:value-type="string" calcext:value-type="string">
            <text:p>1751.0</text:p>
          </table:table-cell>
          <table:table-cell office:value-type="string" calcext:value-type="string">
            <text:p>0.746058798466127</text:p>
          </table:table-cell>
          <table:table-cell office:value-type="string" calcext:value-type="string">
            <text:p>0.10725880551301685</text:p>
          </table:table-cell>
          <table:table-cell office:value-type="string" calcext:value-type="string">
            <text:p>0.10348088174457774</text:p>
          </table:table-cell>
          <table:table-cell office:value-type="string" calcext:value-type="string">
            <text:p>1235.0</text:p>
          </table:table-cell>
          <table:table-cell office:value-type="string" calcext:value-type="string">
            <text:p>0.5262036642522369</text:p>
          </table:table-cell>
          <table:table-cell office:value-type="string" calcext:value-type="string">
            <text:p>0.2265223771093177</text:p>
          </table:table-cell>
          <table:table-cell office:value-type="string" calcext:value-type="string">
            <text:p>0.1881474710542352</text:p>
          </table:table-cell>
          <table:table-cell office:value-type="string" calcext:value-type="string">
            <text:p>1987.0</text:p>
          </table:table-cell>
          <table:table-cell office:value-type="string" calcext:value-type="string">
            <text:p>0.8466126970600767</text:p>
          </table:table-cell>
          <table:table-cell office:value-type="string" calcext:value-type="string">
            <text:p>0.0635433322673489</text:p>
          </table:table-cell>
          <table:table-cell office:value-type="string" calcext:value-type="string">
            <text:p>0.06282010749288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 table:number-columns-spanned="1" table:number-rows-spanned="2">
            <text:p>3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31" calcext:value-type="float">
            <text:p>31</text:p>
          </table:covered-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0" calcext:value-type="float" table:number-columns-spanned="1" table:number-rows-spanned="2">
            <text:p>4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40" calcext:value-type="float">
            <text:p>40</text:p>
          </table:covered-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4" calcext:value-type="float" table:number-columns-spanned="1" table:number-rows-spanned="2">
            <text:p>4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44" calcext:value-type="float">
            <text:p>44</text:p>
          </table:covered-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2" calcext:value-type="float" table:number-columns-spanned="1" table:number-rows-spanned="2">
            <text:p>5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52" calcext:value-type="float">
            <text:p>52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7" calcext:value-type="float" table:number-columns-spanned="1" table:number-rows-spanned="2">
            <text:p>5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57" calcext:value-type="float">
            <text:p>57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6" calcext:value-type="float" table:number-columns-spanned="1" table:number-rows-spanned="2">
            <text:p>76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76" calcext:value-type="float">
            <text:p>76</text:p>
          </table:covered-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8" calcext:value-type="float" table:number-columns-spanned="1" table:number-rows-spanned="2">
            <text:p>8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88" calcext:value-type="float">
            <text:p>88</text:p>
          </table:covered-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0" calcext:value-type="float" table:number-columns-spanned="1" table:number-rows-spanned="2">
            <text:p>9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90" calcext:value-type="float">
            <text:p>90</text:p>
          </table:covered-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1" calcext:value-type="float" table:number-columns-spanned="1" table:number-rows-spanned="2">
            <text:p>9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91" calcext:value-type="float">
            <text:p>91</text:p>
          </table:covered-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6" calcext:value-type="float" table:number-columns-spanned="1" table:number-rows-spanned="2">
            <text:p>96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96" calcext:value-type="float">
            <text:p>96</text:p>
          </table:covered-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9" calcext:value-type="float" table:number-columns-spanned="1" table:number-rows-spanned="2">
            <text:p>99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99" calcext:value-type="float">
            <text:p>99</text:p>
          </table:covered-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2" calcext:value-type="float" table:number-columns-spanned="1" table:number-rows-spanned="2">
            <text:p>10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02" calcext:value-type="float">
            <text:p>102</text:p>
          </table:covered-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3" calcext:value-type="float" table:number-columns-spanned="1" table:number-rows-spanned="2">
            <text:p>11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13" calcext:value-type="float">
            <text:p>113</text:p>
          </table:covered-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1" calcext:value-type="float" table:number-columns-spanned="1" table:number-rows-spanned="2">
            <text:p>12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21" calcext:value-type="float">
            <text:p>121</text:p>
          </table:covered-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4" calcext:value-type="float" table:number-columns-spanned="1" table:number-rows-spanned="2">
            <text:p>12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24" calcext:value-type="float">
            <text:p>124</text:p>
          </table:covered-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5" calcext:value-type="float" table:number-columns-spanned="1" table:number-rows-spanned="2">
            <text:p>12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25" calcext:value-type="float">
            <text:p>125</text:p>
          </table:covered-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53" calcext:value-type="float" table:number-columns-spanned="1" table:number-rows-spanned="2">
            <text:p>15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53" calcext:value-type="float">
            <text:p>153</text:p>
          </table:covered-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54" calcext:value-type="float" table:number-columns-spanned="1" table:number-rows-spanned="2">
            <text:p>15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54" calcext:value-type="float">
            <text:p>154</text:p>
          </table:covered-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57" calcext:value-type="float" table:number-columns-spanned="1" table:number-rows-spanned="2">
            <text:p>15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57" calcext:value-type="float">
            <text:p>157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60" calcext:value-type="float" table:number-columns-spanned="1" table:number-rows-spanned="2">
            <text:p>16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60" calcext:value-type="float">
            <text:p>160</text:p>
          </table:covered-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62" calcext:value-type="float" table:number-columns-spanned="1" table:number-rows-spanned="2">
            <text:p>16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62" calcext:value-type="float">
            <text:p>162</text:p>
          </table:covered-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73" calcext:value-type="float" table:number-columns-spanned="1" table:number-rows-spanned="2">
            <text:p>17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73" calcext:value-type="float">
            <text:p>173</text:p>
          </table:covered-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75" calcext:value-type="float" table:number-columns-spanned="1" table:number-rows-spanned="2">
            <text:p>17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175" calcext:value-type="float">
            <text:p>175</text:p>
          </table:covered-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05" calcext:value-type="float" table:number-columns-spanned="1" table:number-rows-spanned="2">
            <text:p>20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05" calcext:value-type="float">
            <text:p>205</text:p>
          </table:covered-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07" calcext:value-type="float" table:number-columns-spanned="1" table:number-rows-spanned="2">
            <text:p>20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07" calcext:value-type="float">
            <text:p>207</text:p>
          </table:covered-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2" calcext:value-type="float" table:number-columns-spanned="1" table:number-rows-spanned="2">
            <text:p>21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12" calcext:value-type="float">
            <text:p>212</text:p>
          </table:covered-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3" calcext:value-type="float" table:number-columns-spanned="1" table:number-rows-spanned="2">
            <text:p>21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13" calcext:value-type="float">
            <text:p>213</text:p>
          </table:covered-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4" calcext:value-type="float" table:number-columns-spanned="1" table:number-rows-spanned="2">
            <text:p>21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14" calcext:value-type="float">
            <text:p>214</text:p>
          </table:covered-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28" calcext:value-type="float" table:number-columns-spanned="1" table:number-rows-spanned="2">
            <text:p>22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28" calcext:value-type="float">
            <text:p>228</text:p>
          </table:covered-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32" calcext:value-type="float" table:number-columns-spanned="1" table:number-rows-spanned="2">
            <text:p>23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32" calcext:value-type="float">
            <text:p>232</text:p>
          </table:covered-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33" calcext:value-type="float" table:number-columns-spanned="1" table:number-rows-spanned="2">
            <text:p>233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33" calcext:value-type="float">
            <text:p>233</text:p>
          </table:covered-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39" calcext:value-type="float" table:number-columns-spanned="1" table:number-rows-spanned="2">
            <text:p>239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39" calcext:value-type="float">
            <text:p>239</text:p>
          </table:covered-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44" calcext:value-type="float" table:number-columns-spanned="1" table:number-rows-spanned="2">
            <text:p>244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44" calcext:value-type="float">
            <text:p>244</text:p>
          </table:covered-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55" calcext:value-type="float" table:number-columns-spanned="1" table:number-rows-spanned="2">
            <text:p>25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55" calcext:value-type="float">
            <text:p>255</text:p>
          </table:covered-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58" calcext:value-type="float" table:number-columns-spanned="1" table:number-rows-spanned="2">
            <text:p>25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58" calcext:value-type="float">
            <text:p>258</text:p>
          </table:covered-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90" calcext:value-type="float" table:number-columns-spanned="1" table:number-rows-spanned="2">
            <text:p>290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90" calcext:value-type="float">
            <text:p>290</text:p>
          </table:covered-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99" calcext:value-type="float" table:number-columns-spanned="1" table:number-rows-spanned="2">
            <text:p>299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299" calcext:value-type="float">
            <text:p>299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05" calcext:value-type="float" table:number-columns-spanned="1" table:number-rows-spanned="2">
            <text:p>305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305" calcext:value-type="float">
            <text:p>305</text:p>
          </table:covered-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07" calcext:value-type="float" table:number-columns-spanned="1" table:number-rows-spanned="2">
            <text:p>307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307" calcext:value-type="float">
            <text:p>307</text:p>
          </table:covered-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22" calcext:value-type="float" table:number-columns-spanned="1" table:number-rows-spanned="2">
            <text:p>322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322" calcext:value-type="float">
            <text:p>322</text:p>
          </table:covered-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28" calcext:value-type="float" table:number-columns-spanned="1" table:number-rows-spanned="2">
            <text:p>328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328" calcext:value-type="float">
            <text:p>328</text:p>
          </table:covered-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762" office:value-type="float" office:value="341" calcext:value-type="float" table:number-columns-spanned="1" table:number-rows-spanned="2">
            <text:p>341</text:p>
          </table:table-cell>
          <table:table-cell table:style-name="ce681" office:value-type="float" office:value="0" calcext:value-type="float">
            <text:p>0</text:p>
          </table:table-cell>
          <table:table-cell table:style-name="ce681"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/>
          <table:covered-table-cell office:value-type="float" office:value="341" calcext:value-type="float">
            <text:p>341</text:p>
          </table:covered-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calcext:conditional-formats>
          <calcext:conditional-format calcext:target-range-address="Convergence.G10:Convergence.G12">
            <calcext:condition calcext:apply-style-name="Low" calcext:value="between(0.33,0.66)" calcext:base-cell-address="Convergence.G10"/>
            <calcext:condition calcext:apply-style-name="High" calcext:value="between(0.66,0.99)" calcext:base-cell-address="Convergence.G10"/>
          </calcext:conditional-format>
          <calcext:conditional-format calcext:target-range-address="Convergence.G5:Convergence.G7">
            <calcext:condition calcext:apply-style-name="Low" calcext:value="between(0.33,0.66)" calcext:base-cell-address="Convergence.G5"/>
            <calcext:condition calcext:apply-style-name="High" calcext:value="between(0.66,0.99)" calcext:base-cell-address="Convergence.G5"/>
          </calcext:conditional-format>
          <calcext:conditional-format calcext:target-range-address="Convergence.H5:Convergence.H7">
            <calcext:condition calcext:apply-style-name="Low" calcext:value="between(0.33,0.66)" calcext:base-cell-address="Convergence.H5"/>
            <calcext:condition calcext:apply-style-name="High" calcext:value="between(0.66,0.99)" calcext:base-cell-address="Convergence.H5"/>
          </calcext:conditional-format>
          <calcext:conditional-format calcext:target-range-address="Convergence.I5:Convergence.I7">
            <calcext:condition calcext:apply-style-name="Low" calcext:value="between(0.33,0.66)" calcext:base-cell-address="Convergence.I5"/>
            <calcext:condition calcext:apply-style-name="High" calcext:value="between(0.66,0.99)" calcext:base-cell-address="Convergence.I5"/>
          </calcext:conditional-format>
          <calcext:conditional-format calcext:target-range-address="Convergence.K5:Convergence.K7">
            <calcext:condition calcext:apply-style-name="Low" calcext:value="between(0.33,0.66)" calcext:base-cell-address="Convergence.K5"/>
            <calcext:condition calcext:apply-style-name="High" calcext:value="between(0.66,0.99)" calcext:base-cell-address="Convergence.K5"/>
          </calcext:conditional-format>
          <calcext:conditional-format calcext:target-range-address="Convergence.L5:Convergence.L7">
            <calcext:condition calcext:apply-style-name="Low" calcext:value="between(0.33,0.66)" calcext:base-cell-address="Convergence.L5"/>
            <calcext:condition calcext:apply-style-name="High" calcext:value="between(0.66,0.99)" calcext:base-cell-address="Convergence.L5"/>
          </calcext:conditional-format>
          <calcext:conditional-format calcext:target-range-address="Convergence.M5:Convergence.M7">
            <calcext:condition calcext:apply-style-name="Low" calcext:value="between(0.33,0.66)" calcext:base-cell-address="Convergence.M5"/>
            <calcext:condition calcext:apply-style-name="High" calcext:value="between(0.66,0.99)" calcext:base-cell-address="Convergence.M5"/>
          </calcext:conditional-format>
          <calcext:conditional-format calcext:target-range-address="Convergence.O5:Convergence.O7">
            <calcext:condition calcext:apply-style-name="Low" calcext:value="between(0.33,0.66)" calcext:base-cell-address="Convergence.O5"/>
            <calcext:condition calcext:apply-style-name="High" calcext:value="between(0.66,0.99)" calcext:base-cell-address="Convergence.O5"/>
          </calcext:conditional-format>
          <calcext:conditional-format calcext:target-range-address="Convergence.P5:Convergence.P7">
            <calcext:condition calcext:apply-style-name="Low" calcext:value="between(0.33,0.66)" calcext:base-cell-address="Convergence.P5"/>
            <calcext:condition calcext:apply-style-name="High" calcext:value="between(0.66,0.99)" calcext:base-cell-address="Convergence.P5"/>
          </calcext:conditional-format>
          <calcext:conditional-format calcext:target-range-address="Convergence.Q5:Convergence.Q7">
            <calcext:condition calcext:apply-style-name="Low" calcext:value="between(0.33,0.66)" calcext:base-cell-address="Convergence.Q5"/>
            <calcext:condition calcext:apply-style-name="High" calcext:value="between(0.66,0.99)" calcext:base-cell-address="Convergence.Q5"/>
          </calcext:conditional-format>
          <calcext:conditional-format calcext:target-range-address="Convergence.G8:Convergence.G8">
            <calcext:condition calcext:apply-style-name="Low" calcext:value="between(0.33,0.66)" calcext:base-cell-address="Convergence.G8"/>
            <calcext:condition calcext:apply-style-name="High" calcext:value="between(0.66,0.99)" calcext:base-cell-address="Convergence.G8"/>
          </calcext:conditional-format>
          <calcext:conditional-format calcext:target-range-address="Convergence.H8:Convergence.H8">
            <calcext:condition calcext:apply-style-name="Low" calcext:value="between(0.33,0.66)" calcext:base-cell-address="Convergence.H8"/>
            <calcext:condition calcext:apply-style-name="High" calcext:value="between(0.66,0.99)" calcext:base-cell-address="Convergence.H8"/>
          </calcext:conditional-format>
          <calcext:conditional-format calcext:target-range-address="Convergence.I8:Convergence.I8">
            <calcext:condition calcext:apply-style-name="Low" calcext:value="between(0.33,0.66)" calcext:base-cell-address="Convergence.I8"/>
            <calcext:condition calcext:apply-style-name="High" calcext:value="between(0.66,0.99)" calcext:base-cell-address="Convergence.I8"/>
          </calcext:conditional-format>
          <calcext:conditional-format calcext:target-range-address="Convergence.K8:Convergence.K8">
            <calcext:condition calcext:apply-style-name="Low" calcext:value="between(0.33,0.66)" calcext:base-cell-address="Convergence.K8"/>
            <calcext:condition calcext:apply-style-name="High" calcext:value="between(0.66,0.99)" calcext:base-cell-address="Convergence.K8"/>
          </calcext:conditional-format>
          <calcext:conditional-format calcext:target-range-address="Convergence.L8:Convergence.L8">
            <calcext:condition calcext:apply-style-name="Low" calcext:value="between(0.33,0.66)" calcext:base-cell-address="Convergence.L8"/>
            <calcext:condition calcext:apply-style-name="High" calcext:value="between(0.66,0.99)" calcext:base-cell-address="Convergence.L8"/>
          </calcext:conditional-format>
          <calcext:conditional-format calcext:target-range-address="Convergence.M8:Convergence.M8">
            <calcext:condition calcext:apply-style-name="Low" calcext:value="between(0.33,0.66)" calcext:base-cell-address="Convergence.M8"/>
            <calcext:condition calcext:apply-style-name="High" calcext:value="between(0.66,0.99)" calcext:base-cell-address="Convergence.M8"/>
          </calcext:conditional-format>
          <calcext:conditional-format calcext:target-range-address="Convergence.O8:Convergence.O8">
            <calcext:condition calcext:apply-style-name="Low" calcext:value="between(0.33,0.66)" calcext:base-cell-address="Convergence.O8"/>
            <calcext:condition calcext:apply-style-name="High" calcext:value="between(0.66,0.99)" calcext:base-cell-address="Convergence.O8"/>
          </calcext:conditional-format>
          <calcext:conditional-format calcext:target-range-address="Convergence.P8:Convergence.P8">
            <calcext:condition calcext:apply-style-name="Low" calcext:value="between(0.33,0.66)" calcext:base-cell-address="Convergence.P8"/>
            <calcext:condition calcext:apply-style-name="High" calcext:value="between(0.66,0.99)" calcext:base-cell-address="Convergence.P8"/>
          </calcext:conditional-format>
          <calcext:conditional-format calcext:target-range-address="Convergence.Q8:Convergence.Q8">
            <calcext:condition calcext:apply-style-name="Low" calcext:value="between(0.33,0.66)" calcext:base-cell-address="Convergence.Q8"/>
            <calcext:condition calcext:apply-style-name="High" calcext:value="between(0.66,0.99)" calcext:base-cell-address="Convergence.Q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 number:grouping="true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" style:family="table-cell" style:parent-style-name="Default">
      <style:table-cell-properties fo:background-color="#66ff99"/>
    </style:style>
    <style:style style:name="Low" style:family="table-cell" style:parent-style-name="Default">
      <style:table-cell-properties fo:background-color="#66ccff"/>
    </style:style>
    <style:style style:name="High" style:family="table-cell" style:parent-style-name="Default">
      <style:table-cell-properties fo:background-color="#3399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09:50:53.76971448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20:17:45.617523515</dc:date>
    <meta:editing-duration>P4DT22H45M42S</meta:editing-duration>
    <meta:editing-cycles>48</meta:editing-cycles>
    <meta:generator>LibreOffice/5.0.3.2$Linux_X86_64 LibreOffice_project/00m0$Build-2</meta:generator>
    <meta:document-statistic meta:table-count="9" meta:cell-count="11358" meta:object-count="0"/>
  </office:meta>
</office:document-meta>
</file>